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F8CBA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ck solid #000000" fo:border-right="none" style:vertical-align="automatic" fo:wrap-option="wrap" fo:background-color="#FFFF0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D0CEC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ck solid #000000" fo:border-right="none" style:vertical-align="automatic" fo:wrap-option="wrap" fo:background-color="#FFFF0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 fo:background-color="#D9E1F2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5180555555556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1.97555555555556cm"/>
    </style:style>
    <style:style style:name="co6" style:family="table-column">
      <style:table-column-properties fo:break-before="auto" style:column-width="3.58069444444444cm"/>
    </style:style>
    <style:style style:name="co7" style:family="table-column">
      <style:table-column-properties fo:break-before="auto" style:column-width="3.72180555555556cm"/>
    </style:style>
    <style:style style:name="co8" style:family="table-column">
      <style:table-column-properties fo:break-before="auto" style:column-width="3.21027777777778cm"/>
    </style:style>
    <style:style style:name="co9" style:family="table-column">
      <style:table-column-properties fo:break-before="auto" style:column-width="2.4694444444444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13972222222222cm"/>
    </style:style>
    <style:style style:name="co12" style:family="table-column">
      <style:table-column-properties fo:break-before="auto" style:column-width="2.31069444444444cm"/>
    </style:style>
    <style:style style:name="co13" style:family="table-column">
      <style:table-column-properties fo:break-before="auto" style:column-width="2.18722222222222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2.16958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Results_22sep_2020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7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3" table:default-cell-style-name="ce12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57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1"/>
          <table:table-cell table:style-name="ce17"/>
          <table:table-cell table:number-columns-repeated="4" table:style-name="ce2"/>
          <table:table-cell table:style-name="ce15"/>
          <table:table-cell table:style-name="ce16"/>
          <table:table-cell table:style-name="ce15"/>
          <table:table-cell table:style-name="ce2"/>
          <table:table-cell table:style-name="ce15"/>
          <table:table-cell office:value-type="string" table:style-name="ce21">
            <text:p>don't forget to add back the parameter reduction!</text:p>
          </table:table-cell>
          <table:table-cell table:style-name="ce19"/>
          <table:table-cell table:number-columns-repeated="2" table:style-name="ce20"/>
          <table:table-cell table:style-name="ce12"/>
          <table:table-cell table:number-columns-repeated="16360" table:style-name="ce1"/>
        </table:table-row>
        <table:table-row table:style-name="ro1">
          <table:table-cell table:number-columns-repeated="4" table:style-name="ce2"/>
          <table:table-cell table:number-columns-repeated="5" table:style-name="ce1"/>
          <table:table-cell table:style-name="ce17"/>
          <table:table-cell table:number-columns-repeated="4" table:style-name="ce2"/>
          <table:table-cell table:style-name="ce15"/>
          <table:table-cell table:style-name="ce16"/>
          <table:table-cell office:value-type="string" table:style-name="ce15">
            <text:p>uSPR after subtree reduction</text:p>
          </table:table-cell>
          <table:table-cell table:number-columns-repeated="2" table:style-name="ce15"/>
          <table:table-cell table:style-name="ce7"/>
          <table:table-cell office:value-type="string" table:style-name="ce3">
            <text:p>uSPR after new reduction rules</text:p>
          </table:table-cell>
          <table:table-cell table:number-columns-repeated="2" table:style-name="ce3"/>
          <table:table-cell table:style-name="ce12"/>
          <table:table-cell table:number-columns-repeated="16360" table:style-name="ce1"/>
        </table:table-row>
        <table:table-row table:style-name="ro2">
          <table:table-cell office:value-type="string" table:style-name="ce4">
            <text:p>Instance number</text:p>
          </table:table-cell>
          <table:table-cell office:value-type="string" table:style-name="ce4">
            <text:p>True TBR known?</text:p>
          </table:table-cell>
          <table:table-cell office:value-type="string" table:style-name="ce4">
            <text:p>True TBR?</text:p>
          </table:table-cell>
          <table:table-cell office:value-type="string" table:style-name="ce4">
            <text:p>True TBR (if known), otherwise dMP boun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taxa</text:p>
          </table:table-cell>
          <table:table-cell office:value-type="string" table:style-name="ce4">
            <text:p>random TBR moves applied</text:p>
          </table:table-cell>
          <table:table-cell office:value-type="string" table:style-name="ce4">
            <text:p>skew (50=balanced splits, 90=highly skewed splits)</text:p>
          </table:table-cell>
          <table:table-cell office:value-type="string" table:style-name="ce4">
            <text:p>replicate</text:p>
          </table:table-cell>
          <table:table-cell office:value-type="string" table:style-name="ce18">
            <text:p>dMP sampling lower bound (10 seconds)</text:p>
          </table:table-cell>
          <table:table-cell office:value-type="string" table:style-name="ce4">
            <text:p>taxa after subtree reduction</text:p>
          </table:table-cell>
          <table:table-cell office:value-type="string" table:style-name="ce4">
            <text:p>taxa after subtree+chain reduction</text:p>
          </table:table-cell>
          <table:table-cell office:value-type="string" table:style-name="ce4">
            <text:p>taxa after subtree+chain+new reduction rules</text:p>
          </table:table-cell>
          <table:table-cell office:value-type="string" table:style-name="ce4">
            <text:p>bound on f(k)</text:p>
          </table:table-cell>
          <table:table-cell office:value-type="string" table:style-name="ce4">
            <text:p>parameter reduction</text:p>
          </table:table-cell>
          <table:table-cell office:value-type="string" table:style-name="ce8">
            <text:p>initial lb</text:p>
          </table:table-cell>
          <table:table-cell office:value-type="string" table:style-name="ce4">
            <text:p>initial ub</text:p>
          </table:table-cell>
          <table:table-cell office:value-type="string" table:style-name="ce4">
            <text:p>true tbr</text:p>
          </table:table-cell>
          <table:table-cell office:value-type="string" table:style-name="ce4">
            <text:p>best lower bound</text:p>
          </table:table-cell>
          <table:table-cell office:value-type="string" table:style-name="ce8">
            <text:p>initial lb</text:p>
          </table:table-cell>
          <table:table-cell office:value-type="string" table:style-name="ce4">
            <text:p>initial ub</text:p>
          </table:table-cell>
          <table:table-cell office:value-type="string" table:style-name="ce4">
            <text:p>true tbr (after parameter reduction)</text:p>
          </table:table-cell>
          <table:table-cell office:value-type="string" table:style-name="ce4">
            <text:p>best lower bound</text:p>
          </table:table-cell>
          <table:table-cell office:value-type="string" table:style-name="ce13">
            <text:p>uSPR failed, also after new rules?</text:p>
          </table:table-cell>
          <table:table-cell office:value-type="string" table:style-name="ce5">
            <text:p>Tubro succeeded?</text:p>
          </table:table-cell>
          <table:table-cell office:value-type="string" table:style-name="ce5">
            <text:p>TBR distance according to Tubro?</text:p>
          </table:table-cell>
          <table:table-cell office:value-type="string" table:style-name="ce5">
            <text:p>Time to generate the ILP itself (ms)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boolean" office:boolean-value="true" table:formula="of:=OR(NOT([.R5]=&quot;?&quot;); NOT([.V5]=&quot;?&quot;);NOT([.Z5]=&quot;-&quot;))" table:style-name="ce2">
            <text:p>TRUE</text:p>
          </table:table-cell>
          <table:table-cell office:value-type="float" office:value="5" table:formula="of:=IFERROR(IFERROR([.O5]+[.V5]; [.O5]+[.Z5]); &quot;?&quot;)" table:style-name="ce2">
            <text:p>5</text:p>
          </table:table-cell>
          <table:table-cell office:value-type="float" office:value="5" table:formula="of:=MAX(IF([.C5]=&quot;?&quot;;0;[.C5]);[.J5])" table:style-name="ce2">
            <text:p>5</text:p>
          </table:table-cell>
          <table:table-cell office:value-type="string" table:style-name="ce2">
            <text:p>TREEPAIR_50_5_50_01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4.5999999999999996" table:formula="of:=[.M5]/[.D5]" table:style-name="ce22">
            <text:p>4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Total tree pairs:</text:p>
          </table:table-cell>
          <table:table-cell table:number-columns-repeated="2" table:style-name="ce1"/>
          <table:table-cell office:value-type="float" office:value="735" table:style-name="ce1">
            <text:p>735</text:p>
          </table:table-cell>
          <table:table-cell table:number-columns-repeated="16352" table:style-name="ce1"/>
        </table:table-row>
        <table:table-row table:style-name="ro1">
          <table:table-cell office:value-type="float" office:value="2" table:formula="of:=[.A5]+1" table:style-name="ce2">
            <text:p>2</text:p>
          </table:table-cell>
          <table:table-cell office:value-type="boolean" office:boolean-value="true" table:formula="of:=OR(NOT([.R6]=&quot;?&quot;); NOT([.V6]=&quot;?&quot;);NOT([.Z6]=&quot;-&quot;))" table:style-name="ce2">
            <text:p>TRUE</text:p>
          </table:table-cell>
          <table:table-cell office:value-type="float" office:value="5" table:formula="of:=IFERROR(IFERROR([.O6]+[.V6]; [.O6]+[.Z6]); &quot;?&quot;)" table:style-name="ce2">
            <text:p>5</text:p>
          </table:table-cell>
          <table:table-cell office:value-type="float" office:value="5" table:formula="of:=MAX(IF([.C6]=&quot;?&quot;;0;[.C6]);[.J6])" table:style-name="ce2">
            <text:p>5</text:p>
          </table:table-cell>
          <table:table-cell office:value-type="string" table:style-name="ce2">
            <text:p>TREEPAIR_50_5_50_02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2.8" table:formula="of:=[.M6]/[.D6]" table:style-name="ce22">
            <text:p>2.8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USPR failed pre-Kernelization:</text:p>
          </table:table-cell>
          <table:table-cell table:number-columns-repeated="2" table:style-name="ce1"/>
          <table:table-cell office:value-type="float" office:value="110" table:formula="of:=COUNTIF([.R5:.R739];&quot;?&quot;)" table:style-name="ce1">
            <text:p>110</text:p>
          </table:table-cell>
          <table:table-cell table:number-columns-repeated="16352" table:style-name="ce1"/>
        </table:table-row>
        <table:table-row table:style-name="ro1">
          <table:table-cell office:value-type="float" office:value="3" table:formula="of:=[.A6]+1" table:style-name="ce2">
            <text:p>3</text:p>
          </table:table-cell>
          <table:table-cell office:value-type="boolean" office:boolean-value="true" table:formula="of:=OR(NOT([.R7]=&quot;?&quot;); NOT([.V7]=&quot;?&quot;);NOT([.Z7]=&quot;-&quot;))" table:style-name="ce2">
            <text:p>TRUE</text:p>
          </table:table-cell>
          <table:table-cell office:value-type="float" office:value="4" table:formula="of:=IFERROR(IFERROR([.O7]+[.V7]; [.O7]+[.Z7]); &quot;?&quot;)" table:style-name="ce2">
            <text:p>4</text:p>
          </table:table-cell>
          <table:table-cell office:value-type="float" office:value="4" table:formula="of:=MAX(IF([.C7]=&quot;?&quot;;0;[.C7]);[.J7])" table:style-name="ce2">
            <text:p>4</text:p>
          </table:table-cell>
          <table:table-cell office:value-type="string" table:style-name="ce2">
            <text:p>TREEPAIR_50_5_50_03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4.5" table:formula="of:=[.M7]/[.D7]" table:style-name="ce22">
            <text:p>4.5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USPR failed post-Kernelization:</text:p>
          </table:table-cell>
          <table:table-cell table:number-columns-repeated="2" table:style-name="ce1"/>
          <table:table-cell office:value-type="float" office:value="89" table:formula="of:=COUNTIF([.X6:.X740];&quot;TRUE&quot;)" table:style-name="ce1">
            <text:p>89</text:p>
          </table:table-cell>
          <table:table-cell table:style-name="ce1"/>
          <table:table-cell office:value-type="string" table:style-name="ce1">
            <text:p>&lt;-- we only run Tubro on these!</text:p>
          </table:table-cell>
          <table:table-cell table:number-columns-repeated="16350"/>
        </table:table-row>
        <table:table-row table:style-name="ro1">
          <table:table-cell office:value-type="float" office:value="4" table:formula="of:=[.A7]+1" table:style-name="ce2">
            <text:p>4</text:p>
          </table:table-cell>
          <table:table-cell office:value-type="boolean" office:boolean-value="true" table:formula="of:=OR(NOT([.R8]=&quot;?&quot;); NOT([.V8]=&quot;?&quot;);NOT([.Z8]=&quot;-&quot;))" table:style-name="ce2">
            <text:p>TRUE</text:p>
          </table:table-cell>
          <table:table-cell office:value-type="float" office:value="5" table:formula="of:=IFERROR(IFERROR([.O8]+[.V8]; [.O8]+[.Z8]); &quot;?&quot;)" table:style-name="ce2">
            <text:p>5</text:p>
          </table:table-cell>
          <table:table-cell office:value-type="float" office:value="5" table:formula="of:=MAX(IF([.C8]=&quot;?&quot;;0;[.C8]);[.J8])" table:style-name="ce2">
            <text:p>5</text:p>
          </table:table-cell>
          <table:table-cell office:value-type="string" table:style-name="ce2">
            <text:p>TREEPAIR_50_5_50_04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3.8" table:formula="of:=[.M8]/[.D8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formula="of:=[.A8]+1" table:style-name="ce2">
            <text:p>5</text:p>
          </table:table-cell>
          <table:table-cell office:value-type="boolean" office:boolean-value="true" table:formula="of:=OR(NOT([.R9]=&quot;?&quot;); NOT([.V9]=&quot;?&quot;);NOT([.Z9]=&quot;-&quot;))" table:style-name="ce2">
            <text:p>TRUE</text:p>
          </table:table-cell>
          <table:table-cell office:value-type="float" office:value="4" table:formula="of:=IFERROR(IFERROR([.O9]+[.V9]; [.O9]+[.Z9]); &quot;?&quot;)" table:style-name="ce2">
            <text:p>4</text:p>
          </table:table-cell>
          <table:table-cell office:value-type="float" office:value="4" table:formula="of:=MAX(IF([.C9]=&quot;?&quot;;0;[.C9]);[.J9])" table:style-name="ce2">
            <text:p>4</text:p>
          </table:table-cell>
          <table:table-cell office:value-type="string" table:style-name="ce2">
            <text:p>TREEPAIR_50_5_50_0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5.5" table:formula="of:=[.M9]/[.D9]" table:style-name="ce22">
            <text:p>5.5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Of these, Tubro succeeded on:</text:p>
          </table:table-cell>
          <table:table-cell table:number-columns-repeated="2" table:style-name="ce1"/>
          <table:table-cell office:value-type="float" office:value="51" table:formula="of:=COUNTIF([.Y8:.Y742];&quot;TRUE&quot;)" table:style-name="ce1">
            <text:p>51</text:p>
          </table:table-cell>
          <table:table-cell table:number-columns-repeated="16352" table:style-name="ce1"/>
        </table:table-row>
        <table:table-row table:style-name="ro1">
          <table:table-cell office:value-type="float" office:value="6" table:formula="of:=[.A9]+1" table:style-name="ce2">
            <text:p>6</text:p>
          </table:table-cell>
          <table:table-cell office:value-type="boolean" office:boolean-value="true" table:formula="of:=OR(NOT([.R10]=&quot;?&quot;); NOT([.V10]=&quot;?&quot;);NOT([.Z10]=&quot;-&quot;))" table:style-name="ce2">
            <text:p>TRUE</text:p>
          </table:table-cell>
          <table:table-cell office:value-type="float" office:value="4" table:formula="of:=IFERROR(IFERROR([.O10]+[.V10]; [.O10]+[.Z10]); &quot;?&quot;)" table:style-name="ce2">
            <text:p>4</text:p>
          </table:table-cell>
          <table:table-cell office:value-type="float" office:value="4" table:formula="of:=MAX(IF([.C10]=&quot;?&quot;;0;[.C10]);[.J10])" table:style-name="ce2">
            <text:p>4</text:p>
          </table:table-cell>
          <table:table-cell office:value-type="string" table:style-name="ce2">
            <text:p>TREEPAIR_50_5_70_01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4" table:formula="of:=[.M10]/[.D10]" table:style-name="ce22">
            <text:p>4.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(note, no cluster reduction used here; most of the 89 are cluster-reduced already anyway)</text:p>
          </table:table-cell>
          <table:table-cell table:number-columns-repeated="16355" table:style-name="ce1"/>
        </table:table-row>
        <table:table-row table:style-name="ro1">
          <table:table-cell office:value-type="float" office:value="7" table:formula="of:=[.A10]+1" table:style-name="ce2">
            <text:p>7</text:p>
          </table:table-cell>
          <table:table-cell office:value-type="boolean" office:boolean-value="true" table:formula="of:=OR(NOT([.R11]=&quot;?&quot;); NOT([.V11]=&quot;?&quot;);NOT([.Z11]=&quot;-&quot;))" table:style-name="ce2">
            <text:p>TRUE</text:p>
          </table:table-cell>
          <table:table-cell office:value-type="float" office:value="5" table:formula="of:=IFERROR(IFERROR([.O11]+[.V11]; [.O11]+[.Z11]); &quot;?&quot;)" table:style-name="ce2">
            <text:p>5</text:p>
          </table:table-cell>
          <table:table-cell office:value-type="float" office:value="5" table:formula="of:=MAX(IF([.C11]=&quot;?&quot;;0;[.C11]);[.J11])" table:style-name="ce2">
            <text:p>5</text:p>
          </table:table-cell>
          <table:table-cell office:value-type="string" table:style-name="ce2">
            <text:p>TREEPAIR_50_5_70_02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5.4" table:formula="of:=[.M11]/[.D11]" table:style-name="ce22">
            <text:p>5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8" table:formula="of:=[.A11]+1" table:style-name="ce2">
            <text:p>8</text:p>
          </table:table-cell>
          <table:table-cell office:value-type="boolean" office:boolean-value="true" table:formula="of:=OR(NOT([.R12]=&quot;?&quot;); NOT([.V12]=&quot;?&quot;);NOT([.Z12]=&quot;-&quot;))" table:style-name="ce2">
            <text:p>TRUE</text:p>
          </table:table-cell>
          <table:table-cell office:value-type="float" office:value="5" table:formula="of:=IFERROR(IFERROR([.O12]+[.V12]; [.O12]+[.Z12]); &quot;?&quot;)" table:style-name="ce2">
            <text:p>5</text:p>
          </table:table-cell>
          <table:table-cell office:value-type="float" office:value="5" table:formula="of:=MAX(IF([.C12]=&quot;?&quot;;0;[.C12]);[.J12])" table:style-name="ce2">
            <text:p>5</text:p>
          </table:table-cell>
          <table:table-cell office:value-type="string" table:style-name="ce2">
            <text:p>TREEPAIR_50_5_70_03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5.4" table:formula="of:=[.M12]/[.D12]" table:style-name="ce22">
            <text:p>5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uSPR time limit = 5 minutes</text:p>
          </table:table-cell>
          <table:table-cell table:number-columns-repeated="16355" table:style-name="ce1"/>
        </table:table-row>
        <table:table-row table:style-name="ro1">
          <table:table-cell office:value-type="float" office:value="9" table:formula="of:=[.A12]+1" table:style-name="ce2">
            <text:p>9</text:p>
          </table:table-cell>
          <table:table-cell office:value-type="boolean" office:boolean-value="true" table:formula="of:=OR(NOT([.R13]=&quot;?&quot;); NOT([.V13]=&quot;?&quot;);NOT([.Z13]=&quot;-&quot;))" table:style-name="ce2">
            <text:p>TRUE</text:p>
          </table:table-cell>
          <table:table-cell office:value-type="float" office:value="5" table:formula="of:=IFERROR(IFERROR([.O13]+[.V13]; [.O13]+[.Z13]); &quot;?&quot;)" table:style-name="ce2">
            <text:p>5</text:p>
          </table:table-cell>
          <table:table-cell office:value-type="float" office:value="5" table:formula="of:=MAX(IF([.C13]=&quot;?&quot;;0;[.C13]);[.J13])" table:style-name="ce2">
            <text:p>5</text:p>
          </table:table-cell>
          <table:table-cell office:value-type="string" table:style-name="ce2">
            <text:p>TREEPAIR_50_5_70_04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4.4000000000000004" table:formula="of:=[.M13]/[.D13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Tubro limit on Gurobi = 5 minutes (excludes time to generate the ILP)</text:p>
          </table:table-cell>
          <table:table-cell table:number-columns-repeated="16355" table:style-name="ce1"/>
        </table:table-row>
        <table:table-row table:style-name="ro1">
          <table:table-cell office:value-type="float" office:value="10" table:formula="of:=[.A13]+1" table:style-name="ce2">
            <text:p>10</text:p>
          </table:table-cell>
          <table:table-cell office:value-type="boolean" office:boolean-value="true" table:formula="of:=OR(NOT([.R14]=&quot;?&quot;); NOT([.V14]=&quot;?&quot;);NOT([.Z14]=&quot;-&quot;))" table:style-name="ce2">
            <text:p>TRUE</text:p>
          </table:table-cell>
          <table:table-cell office:value-type="float" office:value="5" table:formula="of:=IFERROR(IFERROR([.O14]+[.V14]; [.O14]+[.Z14]); &quot;?&quot;)" table:style-name="ce2">
            <text:p>5</text:p>
          </table:table-cell>
          <table:table-cell office:value-type="float" office:value="5" table:formula="of:=MAX(IF([.C14]=&quot;?&quot;;0;[.C14]);[.J14])" table:style-name="ce2">
            <text:p>5</text:p>
          </table:table-cell>
          <table:table-cell office:value-type="string" table:style-name="ce2">
            <text:p>TREEPAIR_50_5_70_0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18" table:style-name="ce2">
            <text:p>18</text:p>
          </table:table-cell>
          <table:table-cell office:value-type="float" office:value="3.6" table:formula="of:=[.M14]/[.D14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11" table:formula="of:=[.A14]+1" table:style-name="ce2">
            <text:p>11</text:p>
          </table:table-cell>
          <table:table-cell office:value-type="boolean" office:boolean-value="true" table:formula="of:=OR(NOT([.R15]=&quot;?&quot;); NOT([.V15]=&quot;?&quot;);NOT([.Z15]=&quot;-&quot;))" table:style-name="ce2">
            <text:p>TRUE</text:p>
          </table:table-cell>
          <table:table-cell office:value-type="float" office:value="5" table:formula="of:=IFERROR(IFERROR([.O15]+[.V15]; [.O15]+[.Z15]); &quot;?&quot;)" table:style-name="ce2">
            <text:p>5</text:p>
          </table:table-cell>
          <table:table-cell office:value-type="float" office:value="5" table:formula="of:=MAX(IF([.C15]=&quot;?&quot;;0;[.C15]);[.J15])" table:style-name="ce2">
            <text:p>5</text:p>
          </table:table-cell>
          <table:table-cell office:value-type="string" table:style-name="ce2">
            <text:p>TREEPAIR_50_5_90_01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.2" table:formula="of:=[.M15]/[.D15]" table:style-name="ce22">
            <text:p>3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12" table:formula="of:=[.A15]+1" table:style-name="ce2">
            <text:p>12</text:p>
          </table:table-cell>
          <table:table-cell office:value-type="boolean" office:boolean-value="true" table:formula="of:=OR(NOT([.R16]=&quot;?&quot;); NOT([.V16]=&quot;?&quot;);NOT([.Z16]=&quot;-&quot;))" table:style-name="ce2">
            <text:p>TRUE</text:p>
          </table:table-cell>
          <table:table-cell office:value-type="float" office:value="5" table:formula="of:=IFERROR(IFERROR([.O16]+[.V16]; [.O16]+[.Z16]); &quot;?&quot;)" table:style-name="ce2">
            <text:p>5</text:p>
          </table:table-cell>
          <table:table-cell office:value-type="float" office:value="5" table:formula="of:=MAX(IF([.C16]=&quot;?&quot;;0;[.C16]);[.J16])" table:style-name="ce2">
            <text:p>5</text:p>
          </table:table-cell>
          <table:table-cell office:value-type="string" table:style-name="ce2">
            <text:p>TREEPAIR_50_5_90_02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4.2" table:formula="of:=[.M16]/[.D16]" table:style-name="ce22">
            <text:p>4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string" table:style-name="ce1">
            <text:p>Instances still to be solved:</text:p>
          </table:table-cell>
          <table:table-cell table:number-columns-repeated="2" table:style-name="ce1"/>
          <table:table-cell office:value-type="float" office:value="38" table:formula="of:=[.AF7]-[.AF9]" table:style-name="ce1">
            <text:p>38</text:p>
          </table:table-cell>
          <table:table-cell table:number-columns-repeated="16352" table:style-name="ce1"/>
        </table:table-row>
        <table:table-row table:style-name="ro1">
          <table:table-cell office:value-type="float" office:value="13" table:formula="of:=[.A16]+1" table:style-name="ce2">
            <text:p>13</text:p>
          </table:table-cell>
          <table:table-cell office:value-type="boolean" office:boolean-value="true" table:formula="of:=OR(NOT([.R17]=&quot;?&quot;); NOT([.V17]=&quot;?&quot;);NOT([.Z17]=&quot;-&quot;))" table:style-name="ce2">
            <text:p>TRUE</text:p>
          </table:table-cell>
          <table:table-cell office:value-type="float" office:value="5" table:formula="of:=IFERROR(IFERROR([.O17]+[.V17]; [.O17]+[.Z17]); &quot;?&quot;)" table:style-name="ce2">
            <text:p>5</text:p>
          </table:table-cell>
          <table:table-cell office:value-type="float" office:value="5" table:formula="of:=MAX(IF([.C17]=&quot;?&quot;;0;[.C17]);[.J17])" table:style-name="ce2">
            <text:p>5</text:p>
          </table:table-cell>
          <table:table-cell office:value-type="string" table:style-name="ce2">
            <text:p>TREEPAIR_50_5_90_03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3.4" table:formula="of:=[.M17]/[.D17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formula="of:=[.A17]+1" table:style-name="ce2">
            <text:p>14</text:p>
          </table:table-cell>
          <table:table-cell office:value-type="boolean" office:boolean-value="true" table:formula="of:=OR(NOT([.R18]=&quot;?&quot;); NOT([.V18]=&quot;?&quot;);NOT([.Z18]=&quot;-&quot;))" table:style-name="ce2">
            <text:p>TRUE</text:p>
          </table:table-cell>
          <table:table-cell office:value-type="float" office:value="5" table:formula="of:=IFERROR(IFERROR([.O18]+[.V18]; [.O18]+[.Z18]); &quot;?&quot;)" table:style-name="ce2">
            <text:p>5</text:p>
          </table:table-cell>
          <table:table-cell office:value-type="float" office:value="5" table:formula="of:=MAX(IF([.C18]=&quot;?&quot;;0;[.C18]);[.J18])" table:style-name="ce2">
            <text:p>5</text:p>
          </table:table-cell>
          <table:table-cell office:value-type="string" table:style-name="ce2">
            <text:p>TREEPAIR_50_5_90_04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5.2" table:formula="of:=[.M18]/[.D18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15" table:formula="of:=[.A18]+1" table:style-name="ce2">
            <text:p>15</text:p>
          </table:table-cell>
          <table:table-cell office:value-type="boolean" office:boolean-value="true" table:formula="of:=OR(NOT([.R19]=&quot;?&quot;); NOT([.V19]=&quot;?&quot;);NOT([.Z19]=&quot;-&quot;))" table:style-name="ce2">
            <text:p>TRUE</text:p>
          </table:table-cell>
          <table:table-cell office:value-type="float" office:value="5" table:formula="of:=IFERROR(IFERROR([.O19]+[.V19]; [.O19]+[.Z19]); &quot;?&quot;)" table:style-name="ce2">
            <text:p>5</text:p>
          </table:table-cell>
          <table:table-cell office:value-type="float" office:value="5" table:formula="of:=MAX(IF([.C19]=&quot;?&quot;;0;[.C19]);[.J19])" table:style-name="ce2">
            <text:p>5</text:p>
          </table:table-cell>
          <table:table-cell office:value-type="string" table:style-name="ce2">
            <text:p>TREEPAIR_50_5_90_0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19]/[.D19]" table:style-name="ce22">
            <text:p>6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16" table:formula="of:=[.A19]+1" table:style-name="ce2">
            <text:p>16</text:p>
          </table:table-cell>
          <table:table-cell office:value-type="boolean" office:boolean-value="true" table:formula="of:=OR(NOT([.R20]=&quot;?&quot;); NOT([.V20]=&quot;?&quot;);NOT([.Z20]=&quot;-&quot;))" table:style-name="ce2">
            <text:p>TRUE</text:p>
          </table:table-cell>
          <table:table-cell office:value-type="float" office:value="10" table:formula="of:=IFERROR(IFERROR([.O20]+[.V20]; [.O20]+[.Z20]); &quot;?&quot;)" table:style-name="ce2">
            <text:p>10</text:p>
          </table:table-cell>
          <table:table-cell office:value-type="float" office:value="10" table:formula="of:=MAX(IF([.C20]=&quot;?&quot;;0;[.C20]);[.J20])" table:style-name="ce2">
            <text:p>10</text:p>
          </table:table-cell>
          <table:table-cell office:value-type="string" table:style-name="ce2">
            <text:p>TREEPAIR_50_10_50_01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2.9" table:formula="of:=[.M20]/[.D20]" table:style-name="ce22">
            <text:p>2.9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17" table:formula="of:=[.A20]+1" table:style-name="ce2">
            <text:p>17</text:p>
          </table:table-cell>
          <table:table-cell office:value-type="boolean" office:boolean-value="true" table:formula="of:=OR(NOT([.R21]=&quot;?&quot;); NOT([.V21]=&quot;?&quot;);NOT([.Z21]=&quot;-&quot;))" table:style-name="ce2">
            <text:p>TRUE</text:p>
          </table:table-cell>
          <table:table-cell office:value-type="float" office:value="9" table:formula="of:=IFERROR(IFERROR([.O21]+[.V21]; [.O21]+[.Z21]); &quot;?&quot;)" table:style-name="ce2">
            <text:p>9</text:p>
          </table:table-cell>
          <table:table-cell office:value-type="float" office:value="9" table:formula="of:=MAX(IF([.C21]=&quot;?&quot;;0;[.C21]);[.J21])" table:style-name="ce2">
            <text:p>9</text:p>
          </table:table-cell>
          <table:table-cell office:value-type="string" table:style-name="ce2">
            <text:p>TREEPAIR_50_10_50_02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17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3.1111111111111112" table:formula="of:=[.M21]/[.D21]" table:style-name="ce22">
            <text:p>3.1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4" table:style-name="ce1"/>
          <table:table-cell table:style-name="ce23"/>
          <table:table-cell table:number-columns-repeated="16352"/>
        </table:table-row>
        <table:table-row table:style-name="ro1">
          <table:table-cell office:value-type="float" office:value="18" table:formula="of:=[.A21]+1" table:style-name="ce2">
            <text:p>18</text:p>
          </table:table-cell>
          <table:table-cell office:value-type="boolean" office:boolean-value="true" table:formula="of:=OR(NOT([.R22]=&quot;?&quot;); NOT([.V22]=&quot;?&quot;);NOT([.Z22]=&quot;-&quot;))" table:style-name="ce2">
            <text:p>TRUE</text:p>
          </table:table-cell>
          <table:table-cell office:value-type="float" office:value="10" table:formula="of:=IFERROR(IFERROR([.O22]+[.V22]; [.O22]+[.Z22]); &quot;?&quot;)" table:style-name="ce2">
            <text:p>10</text:p>
          </table:table-cell>
          <table:table-cell office:value-type="float" office:value="10" table:formula="of:=MAX(IF([.C22]=&quot;?&quot;;0;[.C22]);[.J22])" table:style-name="ce2">
            <text:p>10</text:p>
          </table:table-cell>
          <table:table-cell office:value-type="string" table:style-name="ce2">
            <text:p>TREEPAIR_50_10_50_03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34" table:style-name="ce2">
            <text:p>34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.2" table:formula="of:=[.M22]/[.D22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4" table:style-name="ce1"/>
          <table:table-cell table:style-name="ce23"/>
          <table:table-cell table:number-columns-repeated="16352"/>
        </table:table-row>
        <table:table-row table:style-name="ro1">
          <table:table-cell office:value-type="float" office:value="19" table:formula="of:=[.A22]+1" table:style-name="ce2">
            <text:p>19</text:p>
          </table:table-cell>
          <table:table-cell office:value-type="boolean" office:boolean-value="true" table:formula="of:=OR(NOT([.R23]=&quot;?&quot;); NOT([.V23]=&quot;?&quot;);NOT([.Z23]=&quot;-&quot;))" table:style-name="ce2">
            <text:p>TRUE</text:p>
          </table:table-cell>
          <table:table-cell office:value-type="float" office:value="10" table:formula="of:=IFERROR(IFERROR([.O23]+[.V23]; [.O23]+[.Z23]); &quot;?&quot;)" table:style-name="ce2">
            <text:p>10</text:p>
          </table:table-cell>
          <table:table-cell office:value-type="float" office:value="10" table:formula="of:=MAX(IF([.C23]=&quot;?&quot;;0;[.C23]);[.J23])" table:style-name="ce2">
            <text:p>10</text:p>
          </table:table-cell>
          <table:table-cell office:value-type="string" table:style-name="ce2">
            <text:p>TREEPAIR_50_10_50_04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.7" table:formula="of:=[.M23]/[.D23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4" table:style-name="ce1"/>
          <table:table-cell table:style-name="ce23"/>
          <table:table-cell table:number-columns-repeated="16352"/>
        </table:table-row>
        <table:table-row table:style-name="ro1">
          <table:table-cell office:value-type="float" office:value="20" table:formula="of:=[.A23]+1" table:style-name="ce2">
            <text:p>20</text:p>
          </table:table-cell>
          <table:table-cell office:value-type="boolean" office:boolean-value="true" table:formula="of:=OR(NOT([.R24]=&quot;?&quot;); NOT([.V24]=&quot;?&quot;);NOT([.Z24]=&quot;-&quot;))" table:style-name="ce2">
            <text:p>TRUE</text:p>
          </table:table-cell>
          <table:table-cell office:value-type="float" office:value="9" table:formula="of:=IFERROR(IFERROR([.O24]+[.V24]; [.O24]+[.Z24]); &quot;?&quot;)" table:style-name="ce2">
            <text:p>9</text:p>
          </table:table-cell>
          <table:table-cell office:value-type="float" office:value="9" table:formula="of:=MAX(IF([.C24]=&quot;?&quot;;0;[.C24]);[.J24])" table:style-name="ce2">
            <text:p>9</text:p>
          </table:table-cell>
          <table:table-cell office:value-type="string" table:style-name="ce2">
            <text:p>TREEPAIR_50_10_50_05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17">
            <text:p>9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.4444444444444446" table:formula="of:=[.M24]/[.D24]" table:style-name="ce22">
            <text:p>3.4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formula="of:=[.A24]+1" table:style-name="ce2">
            <text:p>21</text:p>
          </table:table-cell>
          <table:table-cell office:value-type="boolean" office:boolean-value="true" table:formula="of:=OR(NOT([.R25]=&quot;?&quot;); NOT([.V25]=&quot;?&quot;);NOT([.Z25]=&quot;-&quot;))" table:style-name="ce2">
            <text:p>TRUE</text:p>
          </table:table-cell>
          <table:table-cell office:value-type="float" office:value="9" table:formula="of:=IFERROR(IFERROR([.O25]+[.V25]; [.O25]+[.Z25]); &quot;?&quot;)" table:style-name="ce2">
            <text:p>9</text:p>
          </table:table-cell>
          <table:table-cell office:value-type="float" office:value="9" table:formula="of:=MAX(IF([.C25]=&quot;?&quot;;0;[.C25]);[.J25])" table:style-name="ce2">
            <text:p>9</text:p>
          </table:table-cell>
          <table:table-cell office:value-type="string" table:style-name="ce2">
            <text:p>TREEPAIR_50_10_70_01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.7777777777777777" table:formula="of:=[.M25]/[.D25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2" table:formula="of:=[.A25]+1" table:style-name="ce2">
            <text:p>22</text:p>
          </table:table-cell>
          <table:table-cell office:value-type="boolean" office:boolean-value="true" table:formula="of:=OR(NOT([.R26]=&quot;?&quot;); NOT([.V26]=&quot;?&quot;);NOT([.Z26]=&quot;-&quot;))" table:style-name="ce2">
            <text:p>TRUE</text:p>
          </table:table-cell>
          <table:table-cell office:value-type="float" office:value="10" table:formula="of:=IFERROR(IFERROR([.O26]+[.V26]; [.O26]+[.Z26]); &quot;?&quot;)" table:style-name="ce2">
            <text:p>10</text:p>
          </table:table-cell>
          <table:table-cell office:value-type="float" office:value="10" table:formula="of:=MAX(IF([.C26]=&quot;?&quot;;0;[.C26]);[.J26])" table:style-name="ce2">
            <text:p>10</text:p>
          </table:table-cell>
          <table:table-cell office:value-type="string" table:style-name="ce2">
            <text:p>TREEPAIR_50_10_70_02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30" table:style-name="ce2">
            <text:p>30</text:p>
          </table:table-cell>
          <table:table-cell office:value-type="float" office:value="3" table:formula="of:=[.M26]/[.D26]" table:style-name="ce22">
            <text:p>3.0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3" table:formula="of:=[.A26]+1" table:style-name="ce2">
            <text:p>23</text:p>
          </table:table-cell>
          <table:table-cell office:value-type="boolean" office:boolean-value="true" table:formula="of:=OR(NOT([.R27]=&quot;?&quot;); NOT([.V27]=&quot;?&quot;);NOT([.Z27]=&quot;-&quot;))" table:style-name="ce2">
            <text:p>TRUE</text:p>
          </table:table-cell>
          <table:table-cell office:value-type="float" office:value="10" table:formula="of:=IFERROR(IFERROR([.O27]+[.V27]; [.O27]+[.Z27]); &quot;?&quot;)" table:style-name="ce2">
            <text:p>10</text:p>
          </table:table-cell>
          <table:table-cell office:value-type="float" office:value="10" table:formula="of:=MAX(IF([.C27]=&quot;?&quot;;0;[.C27]);[.J27])" table:style-name="ce2">
            <text:p>10</text:p>
          </table:table-cell>
          <table:table-cell office:value-type="string" table:style-name="ce2">
            <text:p>TREEPAIR_50_10_70_03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.1" table:formula="of:=[.M27]/[.D27]" table:style-name="ce22">
            <text:p>3.1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4" table:formula="of:=[.A27]+1" table:style-name="ce2">
            <text:p>24</text:p>
          </table:table-cell>
          <table:table-cell office:value-type="boolean" office:boolean-value="true" table:formula="of:=OR(NOT([.R28]=&quot;?&quot;); NOT([.V28]=&quot;?&quot;);NOT([.Z28]=&quot;-&quot;))" table:style-name="ce2">
            <text:p>TRUE</text:p>
          </table:table-cell>
          <table:table-cell office:value-type="float" office:value="9" table:formula="of:=IFERROR(IFERROR([.O28]+[.V28]; [.O28]+[.Z28]); &quot;?&quot;)" table:style-name="ce2">
            <text:p>9</text:p>
          </table:table-cell>
          <table:table-cell office:value-type="float" office:value="9" table:formula="of:=MAX(IF([.C28]=&quot;?&quot;;0;[.C28]);[.J28])" table:style-name="ce2">
            <text:p>9</text:p>
          </table:table-cell>
          <table:table-cell office:value-type="string" table:style-name="ce2">
            <text:p>TREEPAIR_50_10_70_04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17">
            <text:p>9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.7777777777777777" table:formula="of:=[.M28]/[.D28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5" table:formula="of:=[.A28]+1" table:style-name="ce2">
            <text:p>25</text:p>
          </table:table-cell>
          <table:table-cell office:value-type="boolean" office:boolean-value="true" table:formula="of:=OR(NOT([.R29]=&quot;?&quot;); NOT([.V29]=&quot;?&quot;);NOT([.Z29]=&quot;-&quot;))" table:style-name="ce2">
            <text:p>TRUE</text:p>
          </table:table-cell>
          <table:table-cell office:value-type="float" office:value="9" table:formula="of:=IFERROR(IFERROR([.O29]+[.V29]; [.O29]+[.Z29]); &quot;?&quot;)" table:style-name="ce2">
            <text:p>9</text:p>
          </table:table-cell>
          <table:table-cell office:value-type="float" office:value="9" table:formula="of:=MAX(IF([.C29]=&quot;?&quot;;0;[.C29]);[.J29])" table:style-name="ce2">
            <text:p>9</text:p>
          </table:table-cell>
          <table:table-cell office:value-type="string" table:style-name="ce2">
            <text:p>TREEPAIR_50_10_70_05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17">
            <text:p>9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.4444444444444446" table:formula="of:=[.M29]/[.D29]" table:style-name="ce22">
            <text:p>3.4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6" table:formula="of:=[.A29]+1" table:style-name="ce2">
            <text:p>26</text:p>
          </table:table-cell>
          <table:table-cell office:value-type="boolean" office:boolean-value="true" table:formula="of:=OR(NOT([.R30]=&quot;?&quot;); NOT([.V30]=&quot;?&quot;);NOT([.Z30]=&quot;-&quot;))" table:style-name="ce2">
            <text:p>TRUE</text:p>
          </table:table-cell>
          <table:table-cell office:value-type="float" office:value="9" table:formula="of:=IFERROR(IFERROR([.O30]+[.V30]; [.O30]+[.Z30]); &quot;?&quot;)" table:style-name="ce2">
            <text:p>9</text:p>
          </table:table-cell>
          <table:table-cell office:value-type="float" office:value="9" table:formula="of:=MAX(IF([.C30]=&quot;?&quot;;0;[.C30]);[.J30])" table:style-name="ce2">
            <text:p>9</text:p>
          </table:table-cell>
          <table:table-cell office:value-type="string" table:style-name="ce2">
            <text:p>TREEPAIR_50_10_90_01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38" table:style-name="ce2">
            <text:p>38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2.2222222222222223" table:formula="of:=[.M30]/[.D30]" table:style-name="ce22">
            <text:p>2.2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7" table:formula="of:=[.A30]+1" table:style-name="ce2">
            <text:p>27</text:p>
          </table:table-cell>
          <table:table-cell office:value-type="boolean" office:boolean-value="true" table:formula="of:=OR(NOT([.R31]=&quot;?&quot;); NOT([.V31]=&quot;?&quot;);NOT([.Z31]=&quot;-&quot;))" table:style-name="ce2">
            <text:p>TRUE</text:p>
          </table:table-cell>
          <table:table-cell office:value-type="float" office:value="10" table:formula="of:=IFERROR(IFERROR([.O31]+[.V31]; [.O31]+[.Z31]); &quot;?&quot;)" table:style-name="ce2">
            <text:p>10</text:p>
          </table:table-cell>
          <table:table-cell office:value-type="float" office:value="10" table:formula="of:=MAX(IF([.C31]=&quot;?&quot;;0;[.C31]);[.J31])" table:style-name="ce2">
            <text:p>10</text:p>
          </table:table-cell>
          <table:table-cell office:value-type="string" table:style-name="ce2">
            <text:p>TREEPAIR_50_10_90_02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.8" table:formula="of:=[.M31]/[.D31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8" table:formula="of:=[.A31]+1" table:style-name="ce2">
            <text:p>28</text:p>
          </table:table-cell>
          <table:table-cell office:value-type="boolean" office:boolean-value="true" table:formula="of:=OR(NOT([.R32]=&quot;?&quot;); NOT([.V32]=&quot;?&quot;);NOT([.Z32]=&quot;-&quot;))" table:style-name="ce2">
            <text:p>TRUE</text:p>
          </table:table-cell>
          <table:table-cell office:value-type="float" office:value="10" table:formula="of:=IFERROR(IFERROR([.O32]+[.V32]; [.O32]+[.Z32]); &quot;?&quot;)" table:style-name="ce2">
            <text:p>10</text:p>
          </table:table-cell>
          <table:table-cell office:value-type="float" office:value="10" table:formula="of:=MAX(IF([.C32]=&quot;?&quot;;0;[.C32]);[.J32])" table:style-name="ce2">
            <text:p>10</text:p>
          </table:table-cell>
          <table:table-cell office:value-type="string" table:style-name="ce2">
            <text:p>TREEPAIR_50_10_90_03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42" table:style-name="ce2">
            <text:p>42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" table:formula="of:=[.M32]/[.D32]" table:style-name="ce22">
            <text:p>4.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9" table:formula="of:=[.A32]+1" table:style-name="ce2">
            <text:p>29</text:p>
          </table:table-cell>
          <table:table-cell office:value-type="boolean" office:boolean-value="true" table:formula="of:=OR(NOT([.R33]=&quot;?&quot;); NOT([.V33]=&quot;?&quot;);NOT([.Z33]=&quot;-&quot;))" table:style-name="ce2">
            <text:p>TRUE</text:p>
          </table:table-cell>
          <table:table-cell office:value-type="float" office:value="8" table:formula="of:=IFERROR(IFERROR([.O33]+[.V33]; [.O33]+[.Z33]); &quot;?&quot;)" table:style-name="ce2">
            <text:p>8</text:p>
          </table:table-cell>
          <table:table-cell office:value-type="float" office:value="8" table:formula="of:=MAX(IF([.C33]=&quot;?&quot;;0;[.C33]);[.J33])" table:style-name="ce2">
            <text:p>8</text:p>
          </table:table-cell>
          <table:table-cell office:value-type="string" table:style-name="ce2">
            <text:p>TREEPAIR_50_10_90_04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17">
            <text:p>8</text:p>
          </table:table-cell>
          <table:table-cell office:value-type="float" office:value="39" table:style-name="ce2">
            <text:p>39</text:p>
          </table:table-cell>
          <table:table-cell office:value-type="float" office:value="37" table:style-name="ce2">
            <text:p>37</text:p>
          </table:table-cell>
          <table:table-cell office:value-type="float" office:value="32" table:style-name="ce2">
            <text:p>32</text:p>
          </table:table-cell>
          <table:table-cell office:value-type="float" office:value="4" table:formula="of:=[.M33]/[.D33]" table:style-name="ce22">
            <text:p>4.0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" table:formula="of:=[.A33]+1" table:style-name="ce2">
            <text:p>30</text:p>
          </table:table-cell>
          <table:table-cell office:value-type="boolean" office:boolean-value="true" table:formula="of:=OR(NOT([.R34]=&quot;?&quot;); NOT([.V34]=&quot;?&quot;);NOT([.Z34]=&quot;-&quot;))" table:style-name="ce2">
            <text:p>TRUE</text:p>
          </table:table-cell>
          <table:table-cell office:value-type="float" office:value="9" table:formula="of:=IFERROR(IFERROR([.O34]+[.V34]; [.O34]+[.Z34]); &quot;?&quot;)" table:style-name="ce2">
            <text:p>9</text:p>
          </table:table-cell>
          <table:table-cell office:value-type="float" office:value="9" table:formula="of:=MAX(IF([.C34]=&quot;?&quot;;0;[.C34]);[.J34])" table:style-name="ce2">
            <text:p>9</text:p>
          </table:table-cell>
          <table:table-cell office:value-type="string" table:style-name="ce2">
            <text:p>TREEPAIR_50_10_90_05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17">
            <text:p>9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.7777777777777777" table:formula="of:=[.M34]/[.D34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" table:formula="of:=[.A34]+1" table:style-name="ce2">
            <text:p>31</text:p>
          </table:table-cell>
          <table:table-cell office:value-type="boolean" office:boolean-value="true" table:formula="of:=OR(NOT([.R35]=&quot;?&quot;); NOT([.V35]=&quot;?&quot;);NOT([.Z35]=&quot;-&quot;))" table:style-name="ce2">
            <text:p>TRUE</text:p>
          </table:table-cell>
          <table:table-cell office:value-type="float" office:value="13" table:formula="of:=IFERROR(IFERROR([.O35]+[.V35]; [.O35]+[.Z35]); &quot;?&quot;)" table:style-name="ce2">
            <text:p>13</text:p>
          </table:table-cell>
          <table:table-cell office:value-type="float" office:value="13" table:formula="of:=MAX(IF([.C35]=&quot;?&quot;;0;[.C35]);[.J35])" table:style-name="ce2">
            <text:p>13</text:p>
          </table:table-cell>
          <table:table-cell office:value-type="string" table:style-name="ce2">
            <text:p>TREEPAIR_50_15_50_01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17">
            <text:p>13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2">
            <text:p>32</text:p>
          </table:table-cell>
          <table:table-cell office:value-type="float" office:value="2.4615384615384617" table:formula="of:=[.M35]/[.D35]" table:style-name="ce22">
            <text:p>2.5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" table:formula="of:=[.A35]+1" table:style-name="ce2">
            <text:p>32</text:p>
          </table:table-cell>
          <table:table-cell office:value-type="boolean" office:boolean-value="true" table:formula="of:=OR(NOT([.R36]=&quot;?&quot;); NOT([.V36]=&quot;?&quot;);NOT([.Z36]=&quot;-&quot;))" table:style-name="ce2">
            <text:p>TRUE</text:p>
          </table:table-cell>
          <table:table-cell office:value-type="float" office:value="14" table:formula="of:=IFERROR(IFERROR([.O36]+[.V36]; [.O36]+[.Z36]); &quot;?&quot;)" table:style-name="ce2">
            <text:p>14</text:p>
          </table:table-cell>
          <table:table-cell office:value-type="float" office:value="14" table:formula="of:=MAX(IF([.C36]=&quot;?&quot;;0;[.C36]);[.J36])" table:style-name="ce2">
            <text:p>14</text:p>
          </table:table-cell>
          <table:table-cell office:value-type="string" table:style-name="ce2">
            <text:p>TREEPAIR_50_15_50_02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36" table:style-name="ce2">
            <text:p>36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.5" table:formula="of:=[.M36]/[.D36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" table:formula="of:=[.A36]+1" table:style-name="ce2">
            <text:p>33</text:p>
          </table:table-cell>
          <table:table-cell office:value-type="boolean" office:boolean-value="true" table:formula="of:=OR(NOT([.R37]=&quot;?&quot;); NOT([.V37]=&quot;?&quot;);NOT([.Z37]=&quot;-&quot;))" table:style-name="ce2">
            <text:p>TRUE</text:p>
          </table:table-cell>
          <table:table-cell office:value-type="float" office:value="14" table:formula="of:=IFERROR(IFERROR([.O37]+[.V37]; [.O37]+[.Z37]); &quot;?&quot;)" table:style-name="ce2">
            <text:p>14</text:p>
          </table:table-cell>
          <table:table-cell office:value-type="float" office:value="14" table:formula="of:=MAX(IF([.C37]=&quot;?&quot;;0;[.C37]);[.J37])" table:style-name="ce2">
            <text:p>14</text:p>
          </table:table-cell>
          <table:table-cell office:value-type="string" table:style-name="ce2">
            <text:p>TREEPAIR_50_15_50_03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.7142857142857144" table:formula="of:=[.M37]/[.D37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" table:formula="of:=[.A37]+1" table:style-name="ce2">
            <text:p>34</text:p>
          </table:table-cell>
          <table:table-cell office:value-type="boolean" office:boolean-value="true" table:formula="of:=OR(NOT([.R38]=&quot;?&quot;); NOT([.V38]=&quot;?&quot;);NOT([.Z38]=&quot;-&quot;))" table:style-name="ce2">
            <text:p>TRUE</text:p>
          </table:table-cell>
          <table:table-cell office:value-type="float" office:value="13" table:formula="of:=IFERROR(IFERROR([.O38]+[.V38]; [.O38]+[.Z38]); &quot;?&quot;)" table:style-name="ce2">
            <text:p>13</text:p>
          </table:table-cell>
          <table:table-cell office:value-type="float" office:value="13" table:formula="of:=MAX(IF([.C38]=&quot;?&quot;;0;[.C38]);[.J38])" table:style-name="ce2">
            <text:p>13</text:p>
          </table:table-cell>
          <table:table-cell office:value-type="string" table:style-name="ce2">
            <text:p>TREEPAIR_50_15_50_04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17">
            <text:p>13</text:p>
          </table:table-cell>
          <table:table-cell office:value-type="float" office:value="42" table:style-name="ce2">
            <text:p>42</text:p>
          </table:table-cell>
          <table:table-cell office:value-type="float" office:value="41" table:style-name="ce2">
            <text:p>41</text:p>
          </table:table-cell>
          <table:table-cell office:value-type="float" office:value="37" table:style-name="ce2">
            <text:p>37</text:p>
          </table:table-cell>
          <table:table-cell office:value-type="float" office:value="2.8461538461538463" table:formula="of:=[.M38]/[.D38]" table:style-name="ce22">
            <text:p>2.8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" table:formula="of:=[.A38]+1" table:style-name="ce2">
            <text:p>35</text:p>
          </table:table-cell>
          <table:table-cell office:value-type="boolean" office:boolean-value="true" table:formula="of:=OR(NOT([.R39]=&quot;?&quot;); NOT([.V39]=&quot;?&quot;);NOT([.Z39]=&quot;-&quot;))" table:style-name="ce2">
            <text:p>TRUE</text:p>
          </table:table-cell>
          <table:table-cell office:value-type="float" office:value="14" table:formula="of:=IFERROR(IFERROR([.O39]+[.V39]; [.O39]+[.Z39]); &quot;?&quot;)" table:style-name="ce2">
            <text:p>14</text:p>
          </table:table-cell>
          <table:table-cell office:value-type="float" office:value="14" table:formula="of:=MAX(IF([.C39]=&quot;?&quot;;0;[.C39]);[.J39])" table:style-name="ce2">
            <text:p>14</text:p>
          </table:table-cell>
          <table:table-cell office:value-type="string" table:style-name="ce2">
            <text:p>TREEPAIR_50_15_50_05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.7142857142857144" table:formula="of:=[.M39]/[.D39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" table:formula="of:=[.A39]+1" table:style-name="ce2">
            <text:p>36</text:p>
          </table:table-cell>
          <table:table-cell office:value-type="boolean" office:boolean-value="true" table:formula="of:=OR(NOT([.R40]=&quot;?&quot;); NOT([.V40]=&quot;?&quot;);NOT([.Z40]=&quot;-&quot;))" table:style-name="ce2">
            <text:p>TRUE</text:p>
          </table:table-cell>
          <table:table-cell office:value-type="float" office:value="14" table:formula="of:=IFERROR(IFERROR([.O40]+[.V40]; [.O40]+[.Z40]); &quot;?&quot;)" table:style-name="ce2">
            <text:p>14</text:p>
          </table:table-cell>
          <table:table-cell office:value-type="float" office:value="14" table:formula="of:=MAX(IF([.C40]=&quot;?&quot;;0;[.C40]);[.J40])" table:style-name="ce2">
            <text:p>14</text:p>
          </table:table-cell>
          <table:table-cell office:value-type="string" table:style-name="ce2">
            <text:p>TREEPAIR_50_15_70_01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36" table:style-name="ce2">
            <text:p>36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.5" table:formula="of:=[.M40]/[.D40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" table:formula="of:=[.A40]+1" table:style-name="ce2">
            <text:p>37</text:p>
          </table:table-cell>
          <table:table-cell office:value-type="boolean" office:boolean-value="true" table:formula="of:=OR(NOT([.R41]=&quot;?&quot;); NOT([.V41]=&quot;?&quot;);NOT([.Z41]=&quot;-&quot;))" table:style-name="ce2">
            <text:p>TRUE</text:p>
          </table:table-cell>
          <table:table-cell office:value-type="float" office:value="15" table:formula="of:=IFERROR(IFERROR([.O41]+[.V41]; [.O41]+[.Z41]); &quot;?&quot;)" table:style-name="ce2">
            <text:p>15</text:p>
          </table:table-cell>
          <table:table-cell office:value-type="float" office:value="15" table:formula="of:=MAX(IF([.C41]=&quot;?&quot;;0;[.C41]);[.J41])" table:style-name="ce2">
            <text:p>15</text:p>
          </table:table-cell>
          <table:table-cell office:value-type="string" table:style-name="ce2">
            <text:p>TREEPAIR_50_15_70_02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.5333333333333332" table:formula="of:=[.M41]/[.D41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" table:formula="of:=[.A41]+1" table:style-name="ce2">
            <text:p>38</text:p>
          </table:table-cell>
          <table:table-cell office:value-type="boolean" office:boolean-value="true" table:formula="of:=OR(NOT([.R42]=&quot;?&quot;); NOT([.V42]=&quot;?&quot;);NOT([.Z42]=&quot;-&quot;))" table:style-name="ce2">
            <text:p>TRUE</text:p>
          </table:table-cell>
          <table:table-cell office:value-type="float" office:value="14" table:formula="of:=IFERROR(IFERROR([.O42]+[.V42]; [.O42]+[.Z42]); &quot;?&quot;)" table:style-name="ce2">
            <text:p>14</text:p>
          </table:table-cell>
          <table:table-cell office:value-type="float" office:value="14" table:formula="of:=MAX(IF([.C42]=&quot;?&quot;;0;[.C42]);[.J42])" table:style-name="ce2">
            <text:p>14</text:p>
          </table:table-cell>
          <table:table-cell office:value-type="string" table:style-name="ce2">
            <text:p>TREEPAIR_50_15_70_03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.7142857142857144" table:formula="of:=[.M42]/[.D42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" table:formula="of:=[.A42]+1" table:style-name="ce2">
            <text:p>39</text:p>
          </table:table-cell>
          <table:table-cell office:value-type="boolean" office:boolean-value="true" table:formula="of:=OR(NOT([.R43]=&quot;?&quot;); NOT([.V43]=&quot;?&quot;);NOT([.Z43]=&quot;-&quot;))" table:style-name="ce2">
            <text:p>TRUE</text:p>
          </table:table-cell>
          <table:table-cell office:value-type="float" office:value="15" table:formula="of:=IFERROR(IFERROR([.O43]+[.V43]; [.O43]+[.Z43]); &quot;?&quot;)" table:style-name="ce2">
            <text:p>15</text:p>
          </table:table-cell>
          <table:table-cell office:value-type="float" office:value="15" table:formula="of:=MAX(IF([.C43]=&quot;?&quot;;0;[.C43]);[.J43])" table:style-name="ce2">
            <text:p>15</text:p>
          </table:table-cell>
          <table:table-cell office:value-type="string" table:style-name="ce2">
            <text:p>TREEPAIR_50_15_70_04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37" table:style-name="ce2">
            <text:p>37</text:p>
          </table:table-cell>
          <table:table-cell office:value-type="float" office:value="2.4666666666666668" table:formula="of:=[.M43]/[.D43]" table:style-name="ce22">
            <text:p>2.5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" table:formula="of:=[.A43]+1" table:style-name="ce2">
            <text:p>40</text:p>
          </table:table-cell>
          <table:table-cell office:value-type="boolean" office:boolean-value="true" table:formula="of:=OR(NOT([.R44]=&quot;?&quot;); NOT([.V44]=&quot;?&quot;);NOT([.Z44]=&quot;-&quot;))" table:style-name="ce2">
            <text:p>TRUE</text:p>
          </table:table-cell>
          <table:table-cell office:value-type="float" office:value="14" table:formula="of:=IFERROR(IFERROR([.O44]+[.V44]; [.O44]+[.Z44]); &quot;?&quot;)" table:style-name="ce2">
            <text:p>14</text:p>
          </table:table-cell>
          <table:table-cell office:value-type="float" office:value="14" table:formula="of:=MAX(IF([.C44]=&quot;?&quot;;0;[.C44]);[.J44])" table:style-name="ce2">
            <text:p>14</text:p>
          </table:table-cell>
          <table:table-cell office:value-type="string" table:style-name="ce2">
            <text:p>TREEPAIR_50_15_70_05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2.8571428571428572" table:formula="of:=[.M44]/[.D44]" table:style-name="ce22">
            <text:p>2.9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" table:formula="of:=[.A44]+1" table:style-name="ce2">
            <text:p>41</text:p>
          </table:table-cell>
          <table:table-cell office:value-type="boolean" office:boolean-value="true" table:formula="of:=OR(NOT([.R45]=&quot;?&quot;); NOT([.V45]=&quot;?&quot;);NOT([.Z45]=&quot;-&quot;))" table:style-name="ce2">
            <text:p>TRUE</text:p>
          </table:table-cell>
          <table:table-cell office:value-type="float" office:value="13" table:formula="of:=IFERROR(IFERROR([.O45]+[.V45]; [.O45]+[.Z45]); &quot;?&quot;)" table:style-name="ce2">
            <text:p>13</text:p>
          </table:table-cell>
          <table:table-cell office:value-type="float" office:value="13" table:formula="of:=MAX(IF([.C45]=&quot;?&quot;;0;[.C45]);[.J45])" table:style-name="ce2">
            <text:p>13</text:p>
          </table:table-cell>
          <table:table-cell office:value-type="string" table:style-name="ce2">
            <text:p>TREEPAIR_50_15_90_01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17">
            <text:p>13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3.1538461538461537" table:formula="of:=[.M45]/[.D45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9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" table:formula="of:=[.A45]+1" table:style-name="ce2">
            <text:p>42</text:p>
          </table:table-cell>
          <table:table-cell office:value-type="boolean" office:boolean-value="true" table:formula="of:=OR(NOT([.R46]=&quot;?&quot;); NOT([.V46]=&quot;?&quot;);NOT([.Z46]=&quot;-&quot;))" table:style-name="ce2">
            <text:p>TRUE</text:p>
          </table:table-cell>
          <table:table-cell office:value-type="float" office:value="14" table:formula="of:=IFERROR(IFERROR([.O46]+[.V46]; [.O46]+[.Z46]); &quot;?&quot;)" table:style-name="ce2">
            <text:p>14</text:p>
          </table:table-cell>
          <table:table-cell office:value-type="float" office:value="14" table:formula="of:=MAX(IF([.C46]=&quot;?&quot;;0;[.C46]);[.J46])" table:style-name="ce2">
            <text:p>14</text:p>
          </table:table-cell>
          <table:table-cell office:value-type="string" table:style-name="ce2">
            <text:p>TREEPAIR_50_15_90_02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2.8571428571428572" table:formula="of:=[.M46]/[.D46]" table:style-name="ce22">
            <text:p>2.9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" table:formula="of:=[.A46]+1" table:style-name="ce2">
            <text:p>43</text:p>
          </table:table-cell>
          <table:table-cell office:value-type="boolean" office:boolean-value="true" table:formula="of:=OR(NOT([.R47]=&quot;?&quot;); NOT([.V47]=&quot;?&quot;);NOT([.Z47]=&quot;-&quot;))" table:style-name="ce2">
            <text:p>TRUE</text:p>
          </table:table-cell>
          <table:table-cell office:value-type="float" office:value="13" table:formula="of:=IFERROR(IFERROR([.O47]+[.V47]; [.O47]+[.Z47]); &quot;?&quot;)" table:style-name="ce2">
            <text:p>13</text:p>
          </table:table-cell>
          <table:table-cell office:value-type="float" office:value="13" table:formula="of:=MAX(IF([.C47]=&quot;?&quot;;0;[.C47]);[.J47])" table:style-name="ce2">
            <text:p>13</text:p>
          </table:table-cell>
          <table:table-cell office:value-type="string" table:style-name="ce2">
            <text:p>TREEPAIR_50_15_90_03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17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3.1538461538461537" table:formula="of:=[.M47]/[.D47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" table:formula="of:=[.A47]+1" table:style-name="ce2">
            <text:p>44</text:p>
          </table:table-cell>
          <table:table-cell office:value-type="boolean" office:boolean-value="true" table:formula="of:=OR(NOT([.R48]=&quot;?&quot;); NOT([.V48]=&quot;?&quot;);NOT([.Z48]=&quot;-&quot;))" table:style-name="ce2">
            <text:p>TRUE</text:p>
          </table:table-cell>
          <table:table-cell office:value-type="float" office:value="13" table:formula="of:=IFERROR(IFERROR([.O48]+[.V48]; [.O48]+[.Z48]); &quot;?&quot;)" table:style-name="ce2">
            <text:p>13</text:p>
          </table:table-cell>
          <table:table-cell office:value-type="float" office:value="13" table:formula="of:=MAX(IF([.C48]=&quot;?&quot;;0;[.C48]);[.J48])" table:style-name="ce2">
            <text:p>13</text:p>
          </table:table-cell>
          <table:table-cell office:value-type="string" table:style-name="ce2">
            <text:p>TREEPAIR_50_15_90_04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17">
            <text:p>13</text:p>
          </table:table-cell>
          <table:table-cell office:value-type="float" office:value="40" table:style-name="ce2">
            <text:p>40</text:p>
          </table:table-cell>
          <table:table-cell office:value-type="float" office:value="37" table:style-name="ce2">
            <text:p>37</text:p>
          </table:table-cell>
          <table:table-cell office:value-type="float" office:value="37" table:style-name="ce2">
            <text:p>37</text:p>
          </table:table-cell>
          <table:table-cell office:value-type="float" office:value="2.8461538461538463" table:formula="of:=[.M48]/[.D48]" table:style-name="ce22">
            <text:p>2.8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" table:formula="of:=[.A48]+1" table:style-name="ce2">
            <text:p>45</text:p>
          </table:table-cell>
          <table:table-cell office:value-type="boolean" office:boolean-value="true" table:formula="of:=OR(NOT([.R49]=&quot;?&quot;); NOT([.V49]=&quot;?&quot;);NOT([.Z49]=&quot;-&quot;))" table:style-name="ce2">
            <text:p>TRUE</text:p>
          </table:table-cell>
          <table:table-cell office:value-type="float" office:value="13" table:formula="of:=IFERROR(IFERROR([.O49]+[.V49]; [.O49]+[.Z49]); &quot;?&quot;)" table:style-name="ce2">
            <text:p>13</text:p>
          </table:table-cell>
          <table:table-cell office:value-type="float" office:value="13" table:formula="of:=MAX(IF([.C49]=&quot;?&quot;;0;[.C49]);[.J49])" table:style-name="ce2">
            <text:p>13</text:p>
          </table:table-cell>
          <table:table-cell office:value-type="string" table:style-name="ce2">
            <text:p>TREEPAIR_50_15_90_05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17">
            <text:p>13</text:p>
          </table:table-cell>
          <table:table-cell office:value-type="float" office:value="42" table:style-name="ce2">
            <text:p>42</text:p>
          </table:table-cell>
          <table:table-cell office:value-type="float" office:value="40" table:style-name="ce2">
            <text:p>40</text:p>
          </table:table-cell>
          <table:table-cell office:value-type="float" office:value="37" table:style-name="ce2">
            <text:p>37</text:p>
          </table:table-cell>
          <table:table-cell office:value-type="float" office:value="2.8461538461538463" table:formula="of:=[.M49]/[.D49]" table:style-name="ce22">
            <text:p>2.8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" table:formula="of:=[.A49]+1" table:style-name="ce2">
            <text:p>46</text:p>
          </table:table-cell>
          <table:table-cell office:value-type="boolean" office:boolean-value="true" table:formula="of:=OR(NOT([.R50]=&quot;?&quot;); NOT([.V50]=&quot;?&quot;);NOT([.Z50]=&quot;-&quot;))" table:style-name="ce2">
            <text:p>TRUE</text:p>
          </table:table-cell>
          <table:table-cell office:value-type="float" office:value="16" table:formula="of:=IFERROR(IFERROR([.O50]+[.V50]; [.O50]+[.Z50]); &quot;?&quot;)" table:style-name="ce2">
            <text:p>16</text:p>
          </table:table-cell>
          <table:table-cell office:value-type="float" office:value="16" table:formula="of:=MAX(IF([.C50]=&quot;?&quot;;0;[.C50]);[.J50])" table:style-name="ce2">
            <text:p>16</text:p>
          </table:table-cell>
          <table:table-cell office:value-type="string" table:style-name="ce2">
            <text:p>TREEPAIR_50_20_50_01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17">
            <text:p>16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office:value-type="float" office:value="2.1875" table:formula="of:=[.M50]/[.D50]" table:style-name="ce22">
            <text:p>2.2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9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" table:formula="of:=[.A50]+1" table:style-name="ce2">
            <text:p>47</text:p>
          </table:table-cell>
          <table:table-cell office:value-type="boolean" office:boolean-value="true" table:formula="of:=OR(NOT([.R51]=&quot;?&quot;); NOT([.V51]=&quot;?&quot;);NOT([.Z51]=&quot;-&quot;))" table:style-name="ce2">
            <text:p>TRUE</text:p>
          </table:table-cell>
          <table:table-cell office:value-type="float" office:value="17" table:formula="of:=IFERROR(IFERROR([.O51]+[.V51]; [.O51]+[.Z51]); &quot;?&quot;)" table:style-name="ce2">
            <text:p>17</text:p>
          </table:table-cell>
          <table:table-cell office:value-type="float" office:value="17" table:formula="of:=MAX(IF([.C51]=&quot;?&quot;;0;[.C51]);[.J51])" table:style-name="ce2">
            <text:p>17</text:p>
          </table:table-cell>
          <table:table-cell office:value-type="string" table:style-name="ce2">
            <text:p>TREEPAIR_50_20_50_0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17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2.4117647058823528" table:formula="of:=[.M51]/[.D51]" table:style-name="ce22">
            <text:p>2.4</text:p>
          </table:table-cell>
          <table:table-cell office:value-type="float" office:value="0" table:style-name="ce10">
            <text:p>0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" table:formula="of:=[.A51]+1" table:style-name="ce2">
            <text:p>48</text:p>
          </table:table-cell>
          <table:table-cell office:value-type="boolean" office:boolean-value="true" table:formula="of:=OR(NOT([.R52]=&quot;?&quot;); NOT([.V52]=&quot;?&quot;);NOT([.Z52]=&quot;-&quot;))" table:style-name="ce2">
            <text:p>TRUE</text:p>
          </table:table-cell>
          <table:table-cell office:value-type="float" office:value="18" table:formula="of:=IFERROR(IFERROR([.O52]+[.V52]; [.O52]+[.Z52]); &quot;?&quot;)" table:style-name="ce2">
            <text:p>18</text:p>
          </table:table-cell>
          <table:table-cell office:value-type="float" office:value="18" table:formula="of:=MAX(IF([.C52]=&quot;?&quot;;0;[.C52]);[.J52])" table:style-name="ce2">
            <text:p>18</text:p>
          </table:table-cell>
          <table:table-cell office:value-type="string" table:style-name="ce2">
            <text:p>TREEPAIR_50_20_50_03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17">
            <text:p>17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5" table:style-name="ce2">
            <text:p>35</text:p>
          </table:table-cell>
          <table:table-cell office:value-type="float" office:value="1.9444444444444444" table:formula="of:=[.M52]/[.D52]" table:style-name="ce22">
            <text:p>1.9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9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" table:formula="of:=[.A52]+1" table:style-name="ce2">
            <text:p>49</text:p>
          </table:table-cell>
          <table:table-cell office:value-type="boolean" office:boolean-value="true" table:formula="of:=OR(NOT([.R53]=&quot;?&quot;); NOT([.V53]=&quot;?&quot;);NOT([.Z53]=&quot;-&quot;))" table:style-name="ce2">
            <text:p>TRUE</text:p>
          </table:table-cell>
          <table:table-cell office:value-type="float" office:value="17" table:formula="of:=IFERROR(IFERROR([.O53]+[.V53]; [.O53]+[.Z53]); &quot;?&quot;)" table:style-name="ce2">
            <text:p>17</text:p>
          </table:table-cell>
          <table:table-cell office:value-type="float" office:value="17" table:formula="of:=MAX(IF([.C53]=&quot;?&quot;;0;[.C53]);[.J53])" table:style-name="ce2">
            <text:p>17</text:p>
          </table:table-cell>
          <table:table-cell office:value-type="string" table:style-name="ce2">
            <text:p>TREEPAIR_50_20_50_04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17">
            <text:p>17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.2352941176470589" table:formula="of:=[.M53]/[.D53]" table:style-name="ce22">
            <text:p>2.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" table:formula="of:=[.A53]+1" table:style-name="ce2">
            <text:p>50</text:p>
          </table:table-cell>
          <table:table-cell office:value-type="boolean" office:boolean-value="true" table:formula="of:=OR(NOT([.R54]=&quot;?&quot;); NOT([.V54]=&quot;?&quot;);NOT([.Z54]=&quot;-&quot;))" table:style-name="ce2">
            <text:p>TRUE</text:p>
          </table:table-cell>
          <table:table-cell office:value-type="float" office:value="18" table:formula="of:=IFERROR(IFERROR([.O54]+[.V54]; [.O54]+[.Z54]); &quot;?&quot;)" table:style-name="ce2">
            <text:p>18</text:p>
          </table:table-cell>
          <table:table-cell office:value-type="float" office:value="18" table:formula="of:=MAX(IF([.C54]=&quot;?&quot;;0;[.C54]);[.J54])" table:style-name="ce2">
            <text:p>18</text:p>
          </table:table-cell>
          <table:table-cell office:value-type="string" table:style-name="ce2">
            <text:p>TREEPAIR_50_20_50_05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17">
            <text:p>17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2.2222222222222223" table:formula="of:=[.M54]/[.D54]" table:style-name="ce22">
            <text:p>2.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" table:formula="of:=[.A54]+1" table:style-name="ce2">
            <text:p>51</text:p>
          </table:table-cell>
          <table:table-cell office:value-type="boolean" office:boolean-value="true" table:formula="of:=OR(NOT([.R55]=&quot;?&quot;); NOT([.V55]=&quot;?&quot;);NOT([.Z55]=&quot;-&quot;))" table:style-name="ce2">
            <text:p>TRUE</text:p>
          </table:table-cell>
          <table:table-cell office:value-type="float" office:value="15" table:formula="of:=IFERROR(IFERROR([.O55]+[.V55]; [.O55]+[.Z55]); &quot;?&quot;)" table:style-name="ce2">
            <text:p>15</text:p>
          </table:table-cell>
          <table:table-cell office:value-type="float" office:value="15" table:formula="of:=MAX(IF([.C55]=&quot;?&quot;;0;[.C55]);[.J55])" table:style-name="ce2">
            <text:p>15</text:p>
          </table:table-cell>
          <table:table-cell office:value-type="string" table:style-name="ce2">
            <text:p>TREEPAIR_50_20_70_01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47" table:style-name="ce2">
            <text:p>47</text:p>
          </table:table-cell>
          <table:table-cell office:value-type="float" office:value="45" table:style-name="ce2">
            <text:p>45</text:p>
          </table:table-cell>
          <table:table-cell office:value-type="float" office:value="44" table:style-name="ce2">
            <text:p>44</text:p>
          </table:table-cell>
          <table:table-cell office:value-type="float" office:value="2.9333333333333331" table:formula="of:=[.M55]/[.D55]" table:style-name="ce22">
            <text:p>2.9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" table:formula="of:=[.A55]+1" table:style-name="ce2">
            <text:p>52</text:p>
          </table:table-cell>
          <table:table-cell office:value-type="boolean" office:boolean-value="true" table:formula="of:=OR(NOT([.R56]=&quot;?&quot;); NOT([.V56]=&quot;?&quot;);NOT([.Z56]=&quot;-&quot;))" table:style-name="ce2">
            <text:p>TRUE</text:p>
          </table:table-cell>
          <table:table-cell office:value-type="float" office:value="17" table:formula="of:=IFERROR(IFERROR([.O56]+[.V56]; [.O56]+[.Z56]); &quot;?&quot;)" table:style-name="ce2">
            <text:p>17</text:p>
          </table:table-cell>
          <table:table-cell office:value-type="float" office:value="17" table:formula="of:=MAX(IF([.C56]=&quot;?&quot;;0;[.C56]);[.J56])" table:style-name="ce2">
            <text:p>17</text:p>
          </table:table-cell>
          <table:table-cell office:value-type="string" table:style-name="ce2">
            <text:p>TREEPAIR_50_20_70_0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7" table:style-name="ce17">
            <text:p>17</text:p>
          </table:table-cell>
          <table:table-cell office:value-type="float" office:value="45" table:style-name="ce2">
            <text:p>45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2.5294117647058822" table:formula="of:=[.M56]/[.D56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" table:formula="of:=[.A56]+1" table:style-name="ce2">
            <text:p>53</text:p>
          </table:table-cell>
          <table:table-cell office:value-type="boolean" office:boolean-value="true" table:formula="of:=OR(NOT([.R57]=&quot;?&quot;); NOT([.V57]=&quot;?&quot;);NOT([.Z57]=&quot;-&quot;))" table:style-name="ce2">
            <text:p>TRUE</text:p>
          </table:table-cell>
          <table:table-cell office:value-type="float" office:value="16" table:formula="of:=IFERROR(IFERROR([.O57]+[.V57]; [.O57]+[.Z57]); &quot;?&quot;)" table:style-name="ce2">
            <text:p>16</text:p>
          </table:table-cell>
          <table:table-cell office:value-type="float" office:value="16" table:formula="of:=MAX(IF([.C57]=&quot;?&quot;;0;[.C57]);[.J57])" table:style-name="ce2">
            <text:p>16</text:p>
          </table:table-cell>
          <table:table-cell office:value-type="string" table:style-name="ce2">
            <text:p>TREEPAIR_50_20_70_03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17">
            <text:p>16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2.375" table:formula="of:=[.M57]/[.D57]" table:style-name="ce22">
            <text:p>2.4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" table:formula="of:=[.A57]+1" table:style-name="ce2">
            <text:p>54</text:p>
          </table:table-cell>
          <table:table-cell office:value-type="boolean" office:boolean-value="true" table:formula="of:=OR(NOT([.R58]=&quot;?&quot;); NOT([.V58]=&quot;?&quot;);NOT([.Z58]=&quot;-&quot;))" table:style-name="ce2">
            <text:p>TRUE</text:p>
          </table:table-cell>
          <table:table-cell office:value-type="float" office:value="17" table:formula="of:=IFERROR(IFERROR([.O58]+[.V58]; [.O58]+[.Z58]); &quot;?&quot;)" table:style-name="ce2">
            <text:p>17</text:p>
          </table:table-cell>
          <table:table-cell office:value-type="float" office:value="17" table:formula="of:=MAX(IF([.C58]=&quot;?&quot;;0;[.C58]);[.J58])" table:style-name="ce2">
            <text:p>17</text:p>
          </table:table-cell>
          <table:table-cell office:value-type="string" table:style-name="ce2">
            <text:p>TREEPAIR_50_20_70_04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17">
            <text:p>17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2.3529411764705883" table:formula="of:=[.M58]/[.D58]" table:style-name="ce22">
            <text:p>2.4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9">
            <text:p>1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" table:formula="of:=[.A58]+1" table:style-name="ce2">
            <text:p>55</text:p>
          </table:table-cell>
          <table:table-cell office:value-type="boolean" office:boolean-value="true" table:formula="of:=OR(NOT([.R59]=&quot;?&quot;); NOT([.V59]=&quot;?&quot;);NOT([.Z59]=&quot;-&quot;))" table:style-name="ce2">
            <text:p>TRUE</text:p>
          </table:table-cell>
          <table:table-cell office:value-type="float" office:value="16" table:formula="of:=IFERROR(IFERROR([.O59]+[.V59]; [.O59]+[.Z59]); &quot;?&quot;)" table:style-name="ce2">
            <text:p>16</text:p>
          </table:table-cell>
          <table:table-cell office:value-type="float" office:value="16" table:formula="of:=MAX(IF([.C59]=&quot;?&quot;;0;[.C59]);[.J59])" table:style-name="ce2">
            <text:p>16</text:p>
          </table:table-cell>
          <table:table-cell office:value-type="string" table:style-name="ce2">
            <text:p>TREEPAIR_50_20_70_05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6" table:style-name="ce17">
            <text:p>16</text:p>
          </table:table-cell>
          <table:table-cell office:value-type="float" office:value="44" table:style-name="ce2">
            <text:p>44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2.625" table:formula="of:=[.M59]/[.D59]" table:style-name="ce22">
            <text:p>2.6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" table:formula="of:=[.A59]+1" table:style-name="ce14">
            <text:p>56</text:p>
          </table:table-cell>
          <table:table-cell office:value-type="boolean" office:boolean-value="true" table:formula="of:=OR(NOT([.R60]=&quot;?&quot;); NOT([.V60]=&quot;?&quot;);NOT([.Z60]=&quot;-&quot;))" table:style-name="ce2">
            <text:p>TRUE</text:p>
          </table:table-cell>
          <table:table-cell office:value-type="float" office:value="18" table:formula="of:=IFERROR(IFERROR([.O60]+[.V60]; [.O60]+[.Z60]); &quot;?&quot;)" table:style-name="ce2">
            <text:p>18</text:p>
          </table:table-cell>
          <table:table-cell office:value-type="float" office:value="18" table:formula="of:=MAX(IF([.C60]=&quot;?&quot;;0;[.C60]);[.J60])" table:style-name="ce2">
            <text:p>18</text:p>
          </table:table-cell>
          <table:table-cell office:value-type="string" table:style-name="ce2">
            <text:p>TREEPAIR_50_20_90_01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17">
            <text:p>18</text:p>
          </table:table-cell>
          <table:table-cell office:value-type="float" office:value="43" table:style-name="ce2">
            <text:p>43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2.3333333333333335" table:formula="of:=[.M60]/[.D60]" table:style-name="ce22">
            <text:p>2.3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?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?</text:p>
          </table:table-cell>
          <table:table-cell office:value-type="float" office:value="17" table:style-name="ce2">
            <text:p>17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8" table:style-name="ce2">
            <text:p>18</text:p>
          </table:table-cell>
          <table:table-cell office:value-type="float" office:value="3217" table:style-name="ce2">
            <text:p>3217</text:p>
          </table:table-cell>
          <table:table-cell table:number-columns-repeated="16357"/>
        </table:table-row>
        <table:table-row table:style-name="ro1">
          <table:table-cell office:value-type="float" office:value="57" table:formula="of:=[.A60]+1" table:style-name="ce2">
            <text:p>57</text:p>
          </table:table-cell>
          <table:table-cell office:value-type="boolean" office:boolean-value="true" table:formula="of:=OR(NOT([.R61]=&quot;?&quot;); NOT([.V61]=&quot;?&quot;);NOT([.Z61]=&quot;-&quot;))" table:style-name="ce2">
            <text:p>TRUE</text:p>
          </table:table-cell>
          <table:table-cell office:value-type="float" office:value="16" table:formula="of:=IFERROR(IFERROR([.O61]+[.V61]; [.O61]+[.Z61]); &quot;?&quot;)" table:style-name="ce2">
            <text:p>16</text:p>
          </table:table-cell>
          <table:table-cell office:value-type="float" office:value="16" table:formula="of:=MAX(IF([.C61]=&quot;?&quot;;0;[.C61]);[.J61])" table:style-name="ce2">
            <text:p>16</text:p>
          </table:table-cell>
          <table:table-cell office:value-type="string" table:style-name="ce2">
            <text:p>TREEPAIR_50_20_90_02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17">
            <text:p>16</text:p>
          </table:table-cell>
          <table:table-cell office:value-type="float" office:value="44" table:style-name="ce2">
            <text:p>44</text:p>
          </table:table-cell>
          <table:table-cell office:value-type="float" office:value="43" table:style-name="ce2">
            <text:p>43</text:p>
          </table:table-cell>
          <table:table-cell office:value-type="float" office:value="42" table:style-name="ce2">
            <text:p>42</text:p>
          </table:table-cell>
          <table:table-cell office:value-type="float" office:value="2.625" table:formula="of:=[.M61]/[.D61]" table:style-name="ce22">
            <text:p>2.6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" table:formula="of:=[.A61]+1" table:style-name="ce2">
            <text:p>58</text:p>
          </table:table-cell>
          <table:table-cell office:value-type="boolean" office:boolean-value="true" table:formula="of:=OR(NOT([.R62]=&quot;?&quot;); NOT([.V62]=&quot;?&quot;);NOT([.Z62]=&quot;-&quot;))" table:style-name="ce2">
            <text:p>TRUE</text:p>
          </table:table-cell>
          <table:table-cell office:value-type="float" office:value="15" table:formula="of:=IFERROR(IFERROR([.O62]+[.V62]; [.O62]+[.Z62]); &quot;?&quot;)" table:style-name="ce2">
            <text:p>15</text:p>
          </table:table-cell>
          <table:table-cell office:value-type="float" office:value="15" table:formula="of:=MAX(IF([.C62]=&quot;?&quot;;0;[.C62]);[.J62])" table:style-name="ce2">
            <text:p>15</text:p>
          </table:table-cell>
          <table:table-cell office:value-type="string" table:style-name="ce2">
            <text:p>TREEPAIR_50_20_90_03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2.8" table:formula="of:=[.M62]/[.D62]" table:style-name="ce22">
            <text:p>2.8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" table:formula="of:=[.A62]+1" table:style-name="ce2">
            <text:p>59</text:p>
          </table:table-cell>
          <table:table-cell office:value-type="boolean" office:boolean-value="true" table:formula="of:=OR(NOT([.R63]=&quot;?&quot;); NOT([.V63]=&quot;?&quot;);NOT([.Z63]=&quot;-&quot;))" table:style-name="ce2">
            <text:p>TRUE</text:p>
          </table:table-cell>
          <table:table-cell office:value-type="float" office:value="16" table:formula="of:=IFERROR(IFERROR([.O63]+[.V63]; [.O63]+[.Z63]); &quot;?&quot;)" table:style-name="ce2">
            <text:p>16</text:p>
          </table:table-cell>
          <table:table-cell office:value-type="float" office:value="16" table:formula="of:=MAX(IF([.C63]=&quot;?&quot;;0;[.C63]);[.J63])" table:style-name="ce2">
            <text:p>16</text:p>
          </table:table-cell>
          <table:table-cell office:value-type="string" table:style-name="ce2">
            <text:p>TREEPAIR_50_20_90_04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17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2">
            <text:p>40</text:p>
          </table:table-cell>
          <table:table-cell office:value-type="float" office:value="37" table:style-name="ce2">
            <text:p>37</text:p>
          </table:table-cell>
          <table:table-cell office:value-type="float" office:value="2.3125" table:formula="of:=[.M63]/[.D63]" table:style-name="ce22">
            <text:p>2.3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4" table:style-name="ce2">
            <text:p>34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9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" table:formula="of:=[.A63]+1" table:style-name="ce2">
            <text:p>60</text:p>
          </table:table-cell>
          <table:table-cell office:value-type="boolean" office:boolean-value="true" table:formula="of:=OR(NOT([.R64]=&quot;?&quot;); NOT([.V64]=&quot;?&quot;);NOT([.Z64]=&quot;-&quot;))" table:style-name="ce2">
            <text:p>TRUE</text:p>
          </table:table-cell>
          <table:table-cell office:value-type="float" office:value="18" table:formula="of:=IFERROR(IFERROR([.O64]+[.V64]; [.O64]+[.Z64]); &quot;?&quot;)" table:style-name="ce2">
            <text:p>18</text:p>
          </table:table-cell>
          <table:table-cell office:value-type="float" office:value="18" table:formula="of:=MAX(IF([.C64]=&quot;?&quot;;0;[.C64]);[.J64])" table:style-name="ce2">
            <text:p>18</text:p>
          </table:table-cell>
          <table:table-cell office:value-type="string" table:style-name="ce2">
            <text:p>TREEPAIR_50_20_90_05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17">
            <text:p>18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office:value-type="float" office:value="2.4444444444444446" table:formula="of:=[.M64]/[.D64]" table:style-name="ce22">
            <text:p>2.4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" table:formula="of:=[.A64]+1" table:style-name="ce2">
            <text:p>61</text:p>
          </table:table-cell>
          <table:table-cell office:value-type="boolean" office:boolean-value="false" table:formula="of:=OR(NOT([.R65]=&quot;?&quot;); NOT([.V65]=&quot;?&quot;);NOT([.Z65]=&quot;-&quot;))" table:style-name="ce2">
            <text:p>FALSE</text:p>
          </table:table-cell>
          <table:table-cell office:value-type="string" office:string-value="?" table:formula="of:=IFERROR(IFERROR([.O65]+[.V65]; [.O65]+[.Z65]); &quot;?&quot;)" table:style-name="ce2">
            <text:p>?</text:p>
          </table:table-cell>
          <table:table-cell office:value-type="float" office:value="21" table:formula="of:=MAX(IF([.C65]=&quot;?&quot;;0;[.C65]);[.J65])" table:style-name="ce2">
            <text:p>21</text:p>
          </table:table-cell>
          <table:table-cell office:value-type="string" table:style-name="ce2">
            <text:p>TREEPAIR_50_25_50_01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7">
            <text:p>21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2.1428571428571428" table:formula="of:=[.M65]/[.D65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" table:formula="of:=[.A65]+1" table:style-name="ce2">
            <text:p>62</text:p>
          </table:table-cell>
          <table:table-cell office:value-type="boolean" office:boolean-value="true" table:formula="of:=OR(NOT([.R66]=&quot;?&quot;); NOT([.V66]=&quot;?&quot;);NOT([.Z66]=&quot;-&quot;))" table:style-name="ce2">
            <text:p>TRUE</text:p>
          </table:table-cell>
          <table:table-cell office:value-type="float" office:value="19" table:formula="of:=IFERROR(IFERROR([.O66]+[.V66]; [.O66]+[.Z66]); &quot;?&quot;)" table:style-name="ce2">
            <text:p>19</text:p>
          </table:table-cell>
          <table:table-cell office:value-type="float" office:value="19" table:formula="of:=MAX(IF([.C66]=&quot;?&quot;;0;[.C66]);[.J66])" table:style-name="ce2">
            <text:p>19</text:p>
          </table:table-cell>
          <table:table-cell office:value-type="string" table:style-name="ce2">
            <text:p>TREEPAIR_50_25_50_02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17">
            <text:p>19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2.3157894736842106" table:formula="of:=[.M66]/[.D66]" table:style-name="ce22">
            <text:p>2.3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" table:formula="of:=[.A66]+1" table:style-name="ce2">
            <text:p>63</text:p>
          </table:table-cell>
          <table:table-cell office:value-type="boolean" office:boolean-value="true" table:formula="of:=OR(NOT([.R67]=&quot;?&quot;); NOT([.V67]=&quot;?&quot;);NOT([.Z67]=&quot;-&quot;))" table:style-name="ce2">
            <text:p>TRUE</text:p>
          </table:table-cell>
          <table:table-cell office:value-type="float" office:value="18" table:formula="of:=IFERROR(IFERROR([.O67]+[.V67]; [.O67]+[.Z67]); &quot;?&quot;)" table:style-name="ce2">
            <text:p>18</text:p>
          </table:table-cell>
          <table:table-cell office:value-type="float" office:value="18" table:formula="of:=MAX(IF([.C67]=&quot;?&quot;;0;[.C67]);[.J67])" table:style-name="ce2">
            <text:p>18</text:p>
          </table:table-cell>
          <table:table-cell office:value-type="string" table:style-name="ce2">
            <text:p>TREEPAIR_50_25_50_03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17">
            <text:p>17</text:p>
          </table:table-cell>
          <table:table-cell office:value-type="float" office:value="41" table:style-name="ce2">
            <text:p>41</text:p>
          </table:table-cell>
          <table:table-cell office:value-type="float" office:value="40" table:style-name="ce2">
            <text:p>40</text:p>
          </table:table-cell>
          <table:table-cell office:value-type="float" office:value="36" table:style-name="ce2">
            <text:p>36</text:p>
          </table:table-cell>
          <table:table-cell office:value-type="float" office:value="2" table:formula="of:=[.M67]/[.D67]" table:style-name="ce22">
            <text:p>2.0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9">
            <text:p>12</text:p>
          </table:table-cell>
          <table:table-cell office:value-type="float" office:value="32" table:style-name="ce2">
            <text:p>32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" table:formula="of:=[.A67]+1" table:style-name="ce2">
            <text:p>64</text:p>
          </table:table-cell>
          <table:table-cell office:value-type="boolean" office:boolean-value="false" table:formula="of:=OR(NOT([.R68]=&quot;?&quot;); NOT([.V68]=&quot;?&quot;);NOT([.Z68]=&quot;-&quot;))" table:style-name="ce2">
            <text:p>FALSE</text:p>
          </table:table-cell>
          <table:table-cell office:value-type="string" office:string-value="?" table:formula="of:=IFERROR(IFERROR([.O68]+[.V68]; [.O68]+[.Z68]); &quot;?&quot;)" table:style-name="ce2">
            <text:p>?</text:p>
          </table:table-cell>
          <table:table-cell office:value-type="float" office:value="20" table:formula="of:=MAX(IF([.C68]=&quot;?&quot;;0;[.C68]);[.J68])" table:style-name="ce2">
            <text:p>20</text:p>
          </table:table-cell>
          <table:table-cell office:value-type="string" table:style-name="ce2">
            <text:p>TREEPAIR_50_25_50_04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5" table:style-name="ce2">
            <text:p>45</text:p>
          </table:table-cell>
          <table:table-cell office:value-type="float" office:value="2.25" table:formula="of:=[.M68]/[.D68]" table:style-name="ce22">
            <text:p>2.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" table:formula="of:=[.A68]+1" table:style-name="ce2">
            <text:p>65</text:p>
          </table:table-cell>
          <table:table-cell office:value-type="boolean" office:boolean-value="true" table:formula="of:=OR(NOT([.R69]=&quot;?&quot;); NOT([.V69]=&quot;?&quot;);NOT([.Z69]=&quot;-&quot;))" table:style-name="ce2">
            <text:p>TRUE</text:p>
          </table:table-cell>
          <table:table-cell office:value-type="float" office:value="21" table:formula="of:=IFERROR(IFERROR([.O69]+[.V69]; [.O69]+[.Z69]); &quot;?&quot;)" table:style-name="ce2">
            <text:p>21</text:p>
          </table:table-cell>
          <table:table-cell office:value-type="float" office:value="21" table:formula="of:=MAX(IF([.C69]=&quot;?&quot;;0;[.C69]);[.J69])" table:style-name="ce2">
            <text:p>21</text:p>
          </table:table-cell>
          <table:table-cell office:value-type="string" table:style-name="ce2">
            <text:p>TREEPAIR_50_25_50_05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2">
            <text:p>41</text:p>
          </table:table-cell>
          <table:table-cell office:value-type="float" office:value="1.9523809523809523" table:formula="of:=[.M69]/[.D69]" table:style-name="ce22">
            <text:p>2.0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" table:formula="of:=[.A69]+1" table:style-name="ce2">
            <text:p>66</text:p>
          </table:table-cell>
          <table:table-cell office:value-type="boolean" office:boolean-value="true" table:formula="of:=OR(NOT([.R70]=&quot;?&quot;); NOT([.V70]=&quot;?&quot;);NOT([.Z70]=&quot;-&quot;))" table:style-name="ce2">
            <text:p>TRUE</text:p>
          </table:table-cell>
          <table:table-cell office:value-type="float" office:value="22" table:formula="of:=IFERROR(IFERROR([.O70]+[.V70]; [.O70]+[.Z70]); &quot;?&quot;)" table:style-name="ce2">
            <text:p>22</text:p>
          </table:table-cell>
          <table:table-cell office:value-type="float" office:value="22" table:formula="of:=MAX(IF([.C70]=&quot;?&quot;;0;[.C70]);[.J70])" table:style-name="ce2">
            <text:p>22</text:p>
          </table:table-cell>
          <table:table-cell office:value-type="string" table:style-name="ce2">
            <text:p>TREEPAIR_50_25_70_01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7">
            <text:p>21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1.9545454545454546" table:formula="of:=[.M70]/[.D70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2" table:style-name="ce2">
            <text:p>22</text:p>
          </table:table-cell>
          <table:table-cell office:value-type="float" office:value="2890" table:style-name="ce2">
            <text:p>2890</text:p>
          </table:table-cell>
          <table:table-cell table:number-columns-repeated="16357"/>
        </table:table-row>
        <table:table-row table:style-name="ro1">
          <table:table-cell office:value-type="float" office:value="67" table:formula="of:=[.A70]+1" table:style-name="ce2">
            <text:p>67</text:p>
          </table:table-cell>
          <table:table-cell office:value-type="boolean" office:boolean-value="true" table:formula="of:=OR(NOT([.R71]=&quot;?&quot;); NOT([.V71]=&quot;?&quot;);NOT([.Z71]=&quot;-&quot;))" table:style-name="ce2">
            <text:p>TRUE</text:p>
          </table:table-cell>
          <table:table-cell office:value-type="float" office:value="22" table:formula="of:=IFERROR(IFERROR([.O71]+[.V71]; [.O71]+[.Z71]); &quot;?&quot;)" table:style-name="ce2">
            <text:p>22</text:p>
          </table:table-cell>
          <table:table-cell office:value-type="float" office:value="22" table:formula="of:=MAX(IF([.C71]=&quot;?&quot;;0;[.C71]);[.J71])" table:style-name="ce2">
            <text:p>22</text:p>
          </table:table-cell>
          <table:table-cell office:value-type="string" table:style-name="ce2">
            <text:p>TREEPAIR_50_25_70_02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17">
            <text:p>21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3" table:style-name="ce2">
            <text:p>43</text:p>
          </table:table-cell>
          <table:table-cell office:value-type="float" office:value="1.9545454545454546" table:formula="of:=[.M71]/[.D71]" table:style-name="ce22">
            <text:p>2.0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" table:formula="of:=[.A71]+1" table:style-name="ce2">
            <text:p>68</text:p>
          </table:table-cell>
          <table:table-cell office:value-type="boolean" office:boolean-value="false" table:formula="of:=OR(NOT([.R72]=&quot;?&quot;); NOT([.V72]=&quot;?&quot;);NOT([.Z72]=&quot;-&quot;))" table:style-name="ce2">
            <text:p>FALSE</text:p>
          </table:table-cell>
          <table:table-cell office:value-type="string" office:string-value="?" table:formula="of:=IFERROR(IFERROR([.O72]+[.V72]; [.O72]+[.Z72]); &quot;?&quot;)" table:style-name="ce2">
            <text:p>?</text:p>
          </table:table-cell>
          <table:table-cell office:value-type="float" office:value="20" table:formula="of:=MAX(IF([.C72]=&quot;?&quot;;0;[.C72]);[.J72])" table:style-name="ce2">
            <text:p>20</text:p>
          </table:table-cell>
          <table:table-cell office:value-type="string" table:style-name="ce2">
            <text:p>TREEPAIR_50_25_70_03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42" table:style-name="ce2">
            <text:p>42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2.0499999999999998" table:formula="of:=[.M72]/[.D72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" table:formula="of:=[.A72]+1" table:style-name="ce2">
            <text:p>69</text:p>
          </table:table-cell>
          <table:table-cell office:value-type="boolean" office:boolean-value="false" table:formula="of:=OR(NOT([.R73]=&quot;?&quot;); NOT([.V73]=&quot;?&quot;);NOT([.Z73]=&quot;-&quot;))" table:style-name="ce2">
            <text:p>FALSE</text:p>
          </table:table-cell>
          <table:table-cell office:value-type="string" office:string-value="?" table:formula="of:=IFERROR(IFERROR([.O73]+[.V73]; [.O73]+[.Z73]); &quot;?&quot;)" table:style-name="ce2">
            <text:p>?</text:p>
          </table:table-cell>
          <table:table-cell office:value-type="float" office:value="19" table:formula="of:=MAX(IF([.C73]=&quot;?&quot;;0;[.C73]);[.J73])" table:style-name="ce2">
            <text:p>19</text:p>
          </table:table-cell>
          <table:table-cell office:value-type="string" table:style-name="ce2">
            <text:p>TREEPAIR_50_25_70_04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17">
            <text:p>19</text:p>
          </table:table-cell>
          <table:table-cell office:value-type="float" office:value="44" table:style-name="ce2">
            <text:p>44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2.263157894736842" table:formula="of:=[.M73]/[.D73]" table:style-name="ce22">
            <text:p>2.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" table:formula="of:=[.A73]+1" table:style-name="ce2">
            <text:p>70</text:p>
          </table:table-cell>
          <table:table-cell office:value-type="boolean" office:boolean-value="true" table:formula="of:=OR(NOT([.R74]=&quot;?&quot;); NOT([.V74]=&quot;?&quot;);NOT([.Z74]=&quot;-&quot;))" table:style-name="ce2">
            <text:p>TRUE</text:p>
          </table:table-cell>
          <table:table-cell office:value-type="float" office:value="18" table:formula="of:=IFERROR(IFERROR([.O74]+[.V74]; [.O74]+[.Z74]); &quot;?&quot;)" table:style-name="ce2">
            <text:p>18</text:p>
          </table:table-cell>
          <table:table-cell office:value-type="float" office:value="18" table:formula="of:=MAX(IF([.C74]=&quot;?&quot;;0;[.C74]);[.J74])" table:style-name="ce2">
            <text:p>18</text:p>
          </table:table-cell>
          <table:table-cell office:value-type="string" table:style-name="ce2">
            <text:p>TREEPAIR_50_25_70_05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17">
            <text:p>18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2.3888888888888888" table:formula="of:=[.M74]/[.D74]" table:style-name="ce22">
            <text:p>2.4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" table:formula="of:=[.A74]+1" table:style-name="ce2">
            <text:p>71</text:p>
          </table:table-cell>
          <table:table-cell office:value-type="boolean" office:boolean-value="true" table:formula="of:=OR(NOT([.R75]=&quot;?&quot;); NOT([.V75]=&quot;?&quot;);NOT([.Z75]=&quot;-&quot;))" table:style-name="ce2">
            <text:p>TRUE</text:p>
          </table:table-cell>
          <table:table-cell office:value-type="float" office:value="20" table:formula="of:=IFERROR(IFERROR([.O75]+[.V75]; [.O75]+[.Z75]); &quot;?&quot;)" table:style-name="ce2">
            <text:p>20</text:p>
          </table:table-cell>
          <table:table-cell office:value-type="float" office:value="20" table:formula="of:=MAX(IF([.C75]=&quot;?&quot;;0;[.C75]);[.J75])" table:style-name="ce2">
            <text:p>20</text:p>
          </table:table-cell>
          <table:table-cell office:value-type="string" table:style-name="ce2">
            <text:p>TREEPAIR_50_25_90_01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47" table:style-name="ce2">
            <text:p>47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2.2999999999999998" table:formula="of:=[.M75]/[.D75]" table:style-name="ce22">
            <text:p>2.3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0" table:style-name="ce2">
            <text:p>20</text:p>
          </table:table-cell>
          <table:table-cell office:value-type="float" office:value="5274" table:style-name="ce2">
            <text:p>5274</text:p>
          </table:table-cell>
          <table:table-cell table:number-columns-repeated="16357"/>
        </table:table-row>
        <table:table-row table:style-name="ro1">
          <table:table-cell office:value-type="float" office:value="72" table:formula="of:=[.A75]+1" table:style-name="ce2">
            <text:p>72</text:p>
          </table:table-cell>
          <table:table-cell office:value-type="boolean" office:boolean-value="true" table:formula="of:=OR(NOT([.R76]=&quot;?&quot;); NOT([.V76]=&quot;?&quot;);NOT([.Z76]=&quot;-&quot;))" table:style-name="ce2">
            <text:p>TRUE</text:p>
          </table:table-cell>
          <table:table-cell office:value-type="float" office:value="16" table:formula="of:=IFERROR(IFERROR([.O76]+[.V76]; [.O76]+[.Z76]); &quot;?&quot;)" table:style-name="ce2">
            <text:p>16</text:p>
          </table:table-cell>
          <table:table-cell office:value-type="float" office:value="16" table:formula="of:=MAX(IF([.C76]=&quot;?&quot;;0;[.C76]);[.J76])" table:style-name="ce2">
            <text:p>16</text:p>
          </table:table-cell>
          <table:table-cell office:value-type="string" table:style-name="ce2">
            <text:p>TREEPAIR_50_25_90_02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17">
            <text:p>16</text:p>
          </table:table-cell>
          <table:table-cell office:value-type="float" office:value="39" table:style-name="ce2">
            <text:p>39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2">
            <text:p>34</text:p>
          </table:table-cell>
          <table:table-cell office:value-type="float" office:value="2.125" table:formula="of:=[.M76]/[.D76]" table:style-name="ce22">
            <text:p>2.1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?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9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" table:formula="of:=[.A76]+1" table:style-name="ce2">
            <text:p>73</text:p>
          </table:table-cell>
          <table:table-cell office:value-type="boolean" office:boolean-value="true" table:formula="of:=OR(NOT([.R77]=&quot;?&quot;); NOT([.V77]=&quot;?&quot;);NOT([.Z77]=&quot;-&quot;))" table:style-name="ce2">
            <text:p>TRUE</text:p>
          </table:table-cell>
          <table:table-cell office:value-type="float" office:value="19" table:formula="of:=IFERROR(IFERROR([.O77]+[.V77]; [.O77]+[.Z77]); &quot;?&quot;)" table:style-name="ce2">
            <text:p>19</text:p>
          </table:table-cell>
          <table:table-cell office:value-type="float" office:value="19" table:formula="of:=MAX(IF([.C77]=&quot;?&quot;;0;[.C77]);[.J77])" table:style-name="ce2">
            <text:p>19</text:p>
          </table:table-cell>
          <table:table-cell office:value-type="string" table:style-name="ce2">
            <text:p>TREEPAIR_50_25_90_03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17">
            <text:p>19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2.2105263157894739" table:formula="of:=[.M77]/[.D77]" table:style-name="ce22">
            <text:p>2.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4" table:formula="of:=[.A77]+1" table:style-name="ce2">
            <text:p>74</text:p>
          </table:table-cell>
          <table:table-cell office:value-type="boolean" office:boolean-value="true" table:formula="of:=OR(NOT([.R78]=&quot;?&quot;); NOT([.V78]=&quot;?&quot;);NOT([.Z78]=&quot;-&quot;))" table:style-name="ce2">
            <text:p>TRUE</text:p>
          </table:table-cell>
          <table:table-cell office:value-type="float" office:value="21" table:formula="of:=IFERROR(IFERROR([.O78]+[.V78]; [.O78]+[.Z78]); &quot;?&quot;)" table:style-name="ce2">
            <text:p>21</text:p>
          </table:table-cell>
          <table:table-cell office:value-type="float" office:value="21" table:formula="of:=MAX(IF([.C78]=&quot;?&quot;;0;[.C78]);[.J78])" table:style-name="ce2">
            <text:p>21</text:p>
          </table:table-cell>
          <table:table-cell office:value-type="string" table:style-name="ce2">
            <text:p>TREEPAIR_50_25_90_04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17">
            <text:p>21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2.0476190476190474" table:formula="of:=[.M78]/[.D78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?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?</text:p>
          </table:table-cell>
          <table:table-cell office:value-type="float" office:value="16" table:style-name="ce2">
            <text:p>16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" table:style-name="ce2">
            <text:p>21</text:p>
          </table:table-cell>
          <table:table-cell office:value-type="float" office:value="4529" table:style-name="ce2">
            <text:p>4529</text:p>
          </table:table-cell>
          <table:table-cell table:number-columns-repeated="16357"/>
        </table:table-row>
        <table:table-row table:style-name="ro1">
          <table:table-cell office:value-type="float" office:value="75" table:formula="of:=[.A78]+1" table:style-name="ce2">
            <text:p>75</text:p>
          </table:table-cell>
          <table:table-cell office:value-type="boolean" office:boolean-value="true" table:formula="of:=OR(NOT([.R79]=&quot;?&quot;); NOT([.V79]=&quot;?&quot;);NOT([.Z79]=&quot;-&quot;))" table:style-name="ce2">
            <text:p>TRUE</text:p>
          </table:table-cell>
          <table:table-cell office:value-type="float" office:value="20" table:formula="of:=IFERROR(IFERROR([.O79]+[.V79]; [.O79]+[.Z79]); &quot;?&quot;)" table:style-name="ce2">
            <text:p>20</text:p>
          </table:table-cell>
          <table:table-cell office:value-type="float" office:value="20" table:formula="of:=MAX(IF([.C79]=&quot;?&quot;;0;[.C79]);[.J79])" table:style-name="ce2">
            <text:p>20</text:p>
          </table:table-cell>
          <table:table-cell office:value-type="string" table:style-name="ce2">
            <text:p>TREEPAIR_50_25_90_05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1" table:style-name="ce2">
            <text:p>41</text:p>
          </table:table-cell>
          <table:table-cell office:value-type="float" office:value="2.0499999999999998" table:formula="of:=[.M79]/[.D79]" table:style-name="ce22">
            <text:p>2.1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?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6" table:formula="of:=[.A79]+1" table:style-name="ce2">
            <text:p>76</text:p>
          </table:table-cell>
          <table:table-cell office:value-type="boolean" office:boolean-value="true" table:formula="of:=OR(NOT([.R80]=&quot;?&quot;); NOT([.V80]=&quot;?&quot;);NOT([.Z80]=&quot;-&quot;))" table:style-name="ce2">
            <text:p>TRUE</text:p>
          </table:table-cell>
          <table:table-cell office:value-type="float" office:value="21" table:formula="of:=IFERROR(IFERROR([.O80]+[.V80]; [.O80]+[.Z80]); &quot;?&quot;)" table:style-name="ce2">
            <text:p>21</text:p>
          </table:table-cell>
          <table:table-cell office:value-type="float" office:value="21" table:formula="of:=MAX(IF([.C80]=&quot;?&quot;;0;[.C80]);[.J80])" table:style-name="ce2">
            <text:p>21</text:p>
          </table:table-cell>
          <table:table-cell office:value-type="string" table:style-name="ce2">
            <text:p>TREEPAIR_50_30_50_01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2.1428571428571428" table:formula="of:=[.M80]/[.D80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" table:style-name="ce2">
            <text:p>21</text:p>
          </table:table-cell>
          <table:table-cell office:value-type="float" office:value="3089" table:style-name="ce2">
            <text:p>3089</text:p>
          </table:table-cell>
          <table:table-cell table:number-columns-repeated="16357"/>
        </table:table-row>
        <table:table-row table:style-name="ro1">
          <table:table-cell office:value-type="float" office:value="77" table:formula="of:=[.A80]+1" table:style-name="ce2">
            <text:p>77</text:p>
          </table:table-cell>
          <table:table-cell office:value-type="boolean" office:boolean-value="false" table:formula="of:=OR(NOT([.R81]=&quot;?&quot;); NOT([.V81]=&quot;?&quot;);NOT([.Z81]=&quot;-&quot;))" table:style-name="ce2">
            <text:p>FALSE</text:p>
          </table:table-cell>
          <table:table-cell office:value-type="string" office:string-value="?" table:formula="of:=IFERROR(IFERROR([.O81]+[.V81]; [.O81]+[.Z81]); &quot;?&quot;)" table:style-name="ce2">
            <text:p>?</text:p>
          </table:table-cell>
          <table:table-cell office:value-type="float" office:value="21" table:formula="of:=MAX(IF([.C81]=&quot;?&quot;;0;[.C81]);[.J81])" table:style-name="ce2">
            <text:p>21</text:p>
          </table:table-cell>
          <table:table-cell office:value-type="string" table:style-name="ce2">
            <text:p>TREEPAIR_50_30_50_0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17">
            <text:p>21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2.0476190476190474" table:formula="of:=[.M81]/[.D81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8" table:formula="of:=[.A81]+1" table:style-name="ce2">
            <text:p>78</text:p>
          </table:table-cell>
          <table:table-cell office:value-type="boolean" office:boolean-value="true" table:formula="of:=OR(NOT([.R82]=&quot;?&quot;); NOT([.V82]=&quot;?&quot;);NOT([.Z82]=&quot;-&quot;))" table:style-name="ce2">
            <text:p>TRUE</text:p>
          </table:table-cell>
          <table:table-cell office:value-type="float" office:value="22" table:formula="of:=IFERROR(IFERROR([.O82]+[.V82]; [.O82]+[.Z82]); &quot;?&quot;)" table:style-name="ce2">
            <text:p>22</text:p>
          </table:table-cell>
          <table:table-cell office:value-type="float" office:value="22" table:formula="of:=MAX(IF([.C82]=&quot;?&quot;;0;[.C82]);[.J82])" table:style-name="ce2">
            <text:p>22</text:p>
          </table:table-cell>
          <table:table-cell office:value-type="string" table:style-name="ce2">
            <text:p>TREEPAIR_50_30_50_03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17">
            <text:p>21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2.0454545454545454" table:formula="of:=[.M82]/[.D82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2" table:style-name="ce2">
            <text:p>22</text:p>
          </table:table-cell>
          <table:table-cell office:value-type="float" office:value="3854" table:style-name="ce2">
            <text:p>3854</text:p>
          </table:table-cell>
          <table:table-cell table:number-columns-repeated="16357"/>
        </table:table-row>
        <table:table-row table:style-name="ro1">
          <table:table-cell office:value-type="float" office:value="79" table:formula="of:=[.A82]+1" table:style-name="ce2">
            <text:p>79</text:p>
          </table:table-cell>
          <table:table-cell office:value-type="boolean" office:boolean-value="false" table:formula="of:=OR(NOT([.R83]=&quot;?&quot;); NOT([.V83]=&quot;?&quot;);NOT([.Z83]=&quot;-&quot;))" table:style-name="ce2">
            <text:p>FALSE</text:p>
          </table:table-cell>
          <table:table-cell office:value-type="string" office:string-value="?" table:formula="of:=IFERROR(IFERROR([.O83]+[.V83]; [.O83]+[.Z83]); &quot;?&quot;)" table:style-name="ce2">
            <text:p>?</text:p>
          </table:table-cell>
          <table:table-cell office:value-type="float" office:value="23" table:formula="of:=MAX(IF([.C83]=&quot;?&quot;;0;[.C83]);[.J83])" table:style-name="ce2">
            <text:p>23</text:p>
          </table:table-cell>
          <table:table-cell office:value-type="string" table:style-name="ce2">
            <text:p>TREEPAIR_50_30_50_04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1.9565217391304348" table:formula="of:=[.M83]/[.D83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80" table:formula="of:=[.A83]+1" table:style-name="ce2">
            <text:p>80</text:p>
          </table:table-cell>
          <table:table-cell office:value-type="boolean" office:boolean-value="true" table:formula="of:=OR(NOT([.R84]=&quot;?&quot;); NOT([.V84]=&quot;?&quot;);NOT([.Z84]=&quot;-&quot;))" table:style-name="ce2">
            <text:p>TRUE</text:p>
          </table:table-cell>
          <table:table-cell office:value-type="float" office:value="21" table:formula="of:=IFERROR(IFERROR([.O84]+[.V84]; [.O84]+[.Z84]); &quot;?&quot;)" table:style-name="ce2">
            <text:p>21</text:p>
          </table:table-cell>
          <table:table-cell office:value-type="float" office:value="21" table:formula="of:=MAX(IF([.C84]=&quot;?&quot;;0;[.C84]);[.J84])" table:style-name="ce2">
            <text:p>21</text:p>
          </table:table-cell>
          <table:table-cell office:value-type="string" table:style-name="ce2">
            <text:p>TREEPAIR_50_30_50_05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17">
            <text:p>21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2.0952380952380953" table:formula="of:=[.M84]/[.D84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" table:style-name="ce2">
            <text:p>21</text:p>
          </table:table-cell>
          <table:table-cell office:value-type="float" office:value="3602" table:style-name="ce2">
            <text:p>3602</text:p>
          </table:table-cell>
          <table:table-cell table:number-columns-repeated="16357"/>
        </table:table-row>
        <table:table-row table:style-name="ro1">
          <table:table-cell office:value-type="float" office:value="81" table:formula="of:=[.A84]+1" table:style-name="ce2">
            <text:p>81</text:p>
          </table:table-cell>
          <table:table-cell office:value-type="boolean" office:boolean-value="false" table:formula="of:=OR(NOT([.R85]=&quot;?&quot;); NOT([.V85]=&quot;?&quot;);NOT([.Z85]=&quot;-&quot;))" table:style-name="ce2">
            <text:p>FALSE</text:p>
          </table:table-cell>
          <table:table-cell office:value-type="string" office:string-value="?" table:formula="of:=IFERROR(IFERROR([.O85]+[.V85]; [.O85]+[.Z85]); &quot;?&quot;)" table:style-name="ce2">
            <text:p>?</text:p>
          </table:table-cell>
          <table:table-cell office:value-type="float" office:value="20" table:formula="of:=MAX(IF([.C85]=&quot;?&quot;;0;[.C85]);[.J85])" table:style-name="ce2">
            <text:p>20</text:p>
          </table:table-cell>
          <table:table-cell office:value-type="string" table:style-name="ce2">
            <text:p>TREEPAIR_50_30_70_01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41" table:style-name="ce2">
            <text:p>41</text:p>
          </table:table-cell>
          <table:table-cell office:value-type="float" office:value="2.0499999999999998" table:formula="of:=[.M85]/[.D85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?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?</text:p>
          </table:table-cell>
          <table:table-cell office:value-type="float" office:value="19" table:style-name="ce2">
            <text:p>1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82" table:formula="of:=[.A85]+1" table:style-name="ce2">
            <text:p>82</text:p>
          </table:table-cell>
          <table:table-cell office:value-type="boolean" office:boolean-value="true" table:formula="of:=OR(NOT([.R86]=&quot;?&quot;); NOT([.V86]=&quot;?&quot;);NOT([.Z86]=&quot;-&quot;))" table:style-name="ce2">
            <text:p>TRUE</text:p>
          </table:table-cell>
          <table:table-cell office:value-type="float" office:value="23" table:formula="of:=IFERROR(IFERROR([.O86]+[.V86]; [.O86]+[.Z86]); &quot;?&quot;)" table:style-name="ce2">
            <text:p>23</text:p>
          </table:table-cell>
          <table:table-cell office:value-type="float" office:value="23" table:formula="of:=MAX(IF([.C86]=&quot;?&quot;;0;[.C86]);[.J86])" table:style-name="ce2">
            <text:p>23</text:p>
          </table:table-cell>
          <table:table-cell office:value-type="string" table:style-name="ce2">
            <text:p>TREEPAIR_50_30_70_0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17">
            <text:p>22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2.0434782608695654" table:formula="of:=[.M86]/[.D86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9">
            <text:p>1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3" table:style-name="ce2">
            <text:p>23</text:p>
          </table:table-cell>
          <table:table-cell office:value-type="float" office:value="4422" table:style-name="ce2">
            <text:p>4422</text:p>
          </table:table-cell>
          <table:table-cell table:number-columns-repeated="16357"/>
        </table:table-row>
        <table:table-row table:style-name="ro1">
          <table:table-cell office:value-type="float" office:value="83" table:formula="of:=[.A86]+1" table:style-name="ce2">
            <text:p>83</text:p>
          </table:table-cell>
          <table:table-cell office:value-type="boolean" office:boolean-value="false" table:formula="of:=OR(NOT([.R87]=&quot;?&quot;); NOT([.V87]=&quot;?&quot;);NOT([.Z87]=&quot;-&quot;))" table:style-name="ce2">
            <text:p>FALSE</text:p>
          </table:table-cell>
          <table:table-cell office:value-type="string" office:string-value="?" table:formula="of:=IFERROR(IFERROR([.O87]+[.V87]; [.O87]+[.Z87]); &quot;?&quot;)" table:style-name="ce2">
            <text:p>?</text:p>
          </table:table-cell>
          <table:table-cell office:value-type="float" office:value="25" table:formula="of:=MAX(IF([.C87]=&quot;?&quot;;0;[.C87]);[.J87])" table:style-name="ce2">
            <text:p>25</text:p>
          </table:table-cell>
          <table:table-cell office:value-type="string" table:style-name="ce2">
            <text:p>TREEPAIR_50_30_70_03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49" table:style-name="ce2">
            <text:p>49</text:p>
          </table:table-cell>
          <table:table-cell office:value-type="float" office:value="1.96" table:formula="of:=[.M87]/[.D87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84" table:formula="of:=[.A87]+1" table:style-name="ce2">
            <text:p>84</text:p>
          </table:table-cell>
          <table:table-cell office:value-type="boolean" office:boolean-value="false" table:formula="of:=OR(NOT([.R88]=&quot;?&quot;); NOT([.V88]=&quot;?&quot;);NOT([.Z88]=&quot;-&quot;))" table:style-name="ce2">
            <text:p>FALSE</text:p>
          </table:table-cell>
          <table:table-cell office:value-type="string" office:string-value="?" table:formula="of:=IFERROR(IFERROR([.O88]+[.V88]; [.O88]+[.Z88]); &quot;?&quot;)" table:style-name="ce2">
            <text:p>?</text:p>
          </table:table-cell>
          <table:table-cell office:value-type="float" office:value="21" table:formula="of:=MAX(IF([.C88]=&quot;?&quot;;0;[.C88]);[.J88])" table:style-name="ce2">
            <text:p>21</text:p>
          </table:table-cell>
          <table:table-cell office:value-type="string" table:style-name="ce2">
            <text:p>TREEPAIR_50_30_70_04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17">
            <text:p>21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2.0476190476190474" table:formula="of:=[.M88]/[.D88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85" table:formula="of:=[.A88]+1" table:style-name="ce2">
            <text:p>85</text:p>
          </table:table-cell>
          <table:table-cell office:value-type="boolean" office:boolean-value="false" table:formula="of:=OR(NOT([.R89]=&quot;?&quot;); NOT([.V89]=&quot;?&quot;);NOT([.Z89]=&quot;-&quot;))" table:style-name="ce2">
            <text:p>FALSE</text:p>
          </table:table-cell>
          <table:table-cell office:value-type="string" office:string-value="?" table:formula="of:=IFERROR(IFERROR([.O89]+[.V89]; [.O89]+[.Z89]); &quot;?&quot;)" table:style-name="ce2">
            <text:p>?</text:p>
          </table:table-cell>
          <table:table-cell office:value-type="float" office:value="23" table:formula="of:=MAX(IF([.C89]=&quot;?&quot;;0;[.C89]);[.J89])" table:style-name="ce2">
            <text:p>23</text:p>
          </table:table-cell>
          <table:table-cell office:value-type="string" table:style-name="ce2">
            <text:p>TREEPAIR_50_30_70_05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17">
            <text:p>23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1.9130434782608696" table:formula="of:=[.M89]/[.D89]" table:style-name="ce22">
            <text:p>1.9</text:p>
          </table:table-cell>
          <table:table-cell office:value-type="float" office:value="0" table:style-name="ce10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9">
            <text:p>1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86" table:formula="of:=[.A89]+1" table:style-name="ce2">
            <text:p>86</text:p>
          </table:table-cell>
          <table:table-cell office:value-type="boolean" office:boolean-value="true" table:formula="of:=OR(NOT([.R90]=&quot;?&quot;); NOT([.V90]=&quot;?&quot;);NOT([.Z90]=&quot;-&quot;))" table:style-name="ce2">
            <text:p>TRUE</text:p>
          </table:table-cell>
          <table:table-cell office:value-type="float" office:value="21" table:formula="of:=IFERROR(IFERROR([.O90]+[.V90]; [.O90]+[.Z90]); &quot;?&quot;)" table:style-name="ce2">
            <text:p>21</text:p>
          </table:table-cell>
          <table:table-cell office:value-type="float" office:value="21" table:formula="of:=MAX(IF([.C90]=&quot;?&quot;;0;[.C90]);[.J90])" table:style-name="ce2">
            <text:p>21</text:p>
          </table:table-cell>
          <table:table-cell office:value-type="string" table:style-name="ce2">
            <text:p>TREEPAIR_50_30_90_01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7">
            <text:p>21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2.1904761904761907" table:formula="of:=[.M90]/[.D90]" table:style-name="ce22">
            <text:p>2.2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?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?</text:p>
          </table:table-cell>
          <table:table-cell office:value-type="float" office:value="19" table:style-name="ce2">
            <text:p>1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1" table:style-name="ce2">
            <text:p>21</text:p>
          </table:table-cell>
          <table:table-cell office:value-type="float" office:value="6858" table:style-name="ce2">
            <text:p>6858</text:p>
          </table:table-cell>
          <table:table-cell table:number-columns-repeated="16357"/>
        </table:table-row>
        <table:table-row table:style-name="ro1">
          <table:table-cell office:value-type="float" office:value="87" table:formula="of:=[.A90]+1" table:style-name="ce2">
            <text:p>87</text:p>
          </table:table-cell>
          <table:table-cell office:value-type="boolean" office:boolean-value="false" table:formula="of:=OR(NOT([.R91]=&quot;?&quot;); NOT([.V91]=&quot;?&quot;);NOT([.Z91]=&quot;-&quot;))" table:style-name="ce2">
            <text:p>FALSE</text:p>
          </table:table-cell>
          <table:table-cell office:value-type="string" office:string-value="?" table:formula="of:=IFERROR(IFERROR([.O91]+[.V91]; [.O91]+[.Z91]); &quot;?&quot;)" table:style-name="ce2">
            <text:p>?</text:p>
          </table:table-cell>
          <table:table-cell office:value-type="float" office:value="22" table:formula="of:=MAX(IF([.C91]=&quot;?&quot;;0;[.C91]);[.J91])" table:style-name="ce2">
            <text:p>22</text:p>
          </table:table-cell>
          <table:table-cell office:value-type="string" table:style-name="ce2">
            <text:p>TREEPAIR_50_30_90_02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17">
            <text:p>22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2.0909090909090908" table:formula="of:=[.M91]/[.D91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19" table:style-name="ce2">
            <text:p>1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88" table:formula="of:=[.A91]+1" table:style-name="ce2">
            <text:p>88</text:p>
          </table:table-cell>
          <table:table-cell office:value-type="boolean" office:boolean-value="true" table:formula="of:=OR(NOT([.R92]=&quot;?&quot;); NOT([.V92]=&quot;?&quot;);NOT([.Z92]=&quot;-&quot;))" table:style-name="ce2">
            <text:p>TRUE</text:p>
          </table:table-cell>
          <table:table-cell office:value-type="float" office:value="24" table:formula="of:=IFERROR(IFERROR([.O92]+[.V92]; [.O92]+[.Z92]); &quot;?&quot;)" table:style-name="ce2">
            <text:p>24</text:p>
          </table:table-cell>
          <table:table-cell office:value-type="float" office:value="24" table:formula="of:=MAX(IF([.C92]=&quot;?&quot;;0;[.C92]);[.J92])" table:style-name="ce2">
            <text:p>24</text:p>
          </table:table-cell>
          <table:table-cell office:value-type="string" table:style-name="ce2">
            <text:p>TREEPAIR_50_30_90_03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17">
            <text:p>23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2" table:formula="of:=[.M92]/[.D92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9">
            <text:p>1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4" table:style-name="ce2">
            <text:p>24</text:p>
          </table:table-cell>
          <table:table-cell office:value-type="float" office:value="7205" table:style-name="ce2">
            <text:p>7205</text:p>
          </table:table-cell>
          <table:table-cell table:number-columns-repeated="16357"/>
        </table:table-row>
        <table:table-row table:style-name="ro1">
          <table:table-cell office:value-type="float" office:value="89" table:formula="of:=[.A92]+1" table:style-name="ce2">
            <text:p>89</text:p>
          </table:table-cell>
          <table:table-cell office:value-type="boolean" office:boolean-value="false" table:formula="of:=OR(NOT([.R93]=&quot;?&quot;); NOT([.V93]=&quot;?&quot;);NOT([.Z93]=&quot;-&quot;))" table:style-name="ce2">
            <text:p>FALSE</text:p>
          </table:table-cell>
          <table:table-cell office:value-type="string" office:string-value="?" table:formula="of:=IFERROR(IFERROR([.O93]+[.V93]; [.O93]+[.Z93]); &quot;?&quot;)" table:style-name="ce2">
            <text:p>?</text:p>
          </table:table-cell>
          <table:table-cell office:value-type="float" office:value="22" table:formula="of:=MAX(IF([.C93]=&quot;?&quot;;0;[.C93]);[.J93])" table:style-name="ce2">
            <text:p>22</text:p>
          </table:table-cell>
          <table:table-cell office:value-type="string" table:style-name="ce2">
            <text:p>TREEPAIR_50_30_90_04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2" table:style-name="ce17">
            <text:p>22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2.0909090909090908" table:formula="of:=[.M93]/[.D93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0" table:formula="of:=[.A93]+1" table:style-name="ce2">
            <text:p>90</text:p>
          </table:table-cell>
          <table:table-cell office:value-type="boolean" office:boolean-value="true" table:formula="of:=OR(NOT([.R94]=&quot;?&quot;); NOT([.V94]=&quot;?&quot;);NOT([.Z94]=&quot;-&quot;))" table:style-name="ce2">
            <text:p>TRUE</text:p>
          </table:table-cell>
          <table:table-cell office:value-type="float" office:value="19" table:formula="of:=IFERROR(IFERROR([.O94]+[.V94]; [.O94]+[.Z94]); &quot;?&quot;)" table:style-name="ce2">
            <text:p>19</text:p>
          </table:table-cell>
          <table:table-cell office:value-type="float" office:value="19" table:formula="of:=MAX(IF([.C94]=&quot;?&quot;;0;[.C94]);[.J94])" table:style-name="ce2">
            <text:p>19</text:p>
          </table:table-cell>
          <table:table-cell office:value-type="string" table:style-name="ce2">
            <text:p>TREEPAIR_50_30_90_05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7">
            <text:p>19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2.2105263157894739" table:formula="of:=[.M94]/[.D94]" table:style-name="ce22">
            <text:p>2.2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?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9">
            <text:p>1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?</text:p>
          </table:table-cell>
          <table:table-cell office:value-type="float" office:value="18" table:style-name="ce2">
            <text:p>1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9" table:style-name="ce2">
            <text:p>19</text:p>
          </table:table-cell>
          <table:table-cell office:value-type="float" office:value="3374" table:style-name="ce2">
            <text:p>3374</text:p>
          </table:table-cell>
          <table:table-cell table:number-columns-repeated="16357"/>
        </table:table-row>
        <table:table-row table:style-name="ro1">
          <table:table-cell office:value-type="float" office:value="91" table:formula="of:=[.A94]+1" table:style-name="ce2">
            <text:p>91</text:p>
          </table:table-cell>
          <table:table-cell office:value-type="boolean" office:boolean-value="false" table:formula="of:=OR(NOT([.R95]=&quot;?&quot;); NOT([.V95]=&quot;?&quot;);NOT([.Z95]=&quot;-&quot;))" table:style-name="ce2">
            <text:p>FALSE</text:p>
          </table:table-cell>
          <table:table-cell office:value-type="string" office:string-value="?" table:formula="of:=IFERROR(IFERROR([.O95]+[.V95]; [.O95]+[.Z95]); &quot;?&quot;)" table:style-name="ce2">
            <text:p>?</text:p>
          </table:table-cell>
          <table:table-cell office:value-type="float" office:value="21" table:formula="of:=MAX(IF([.C95]=&quot;?&quot;;0;[.C95]);[.J95])" table:style-name="ce2">
            <text:p>21</text:p>
          </table:table-cell>
          <table:table-cell office:value-type="string" table:style-name="ce2">
            <text:p>TREEPAIR_50_35_50_01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7">
            <text:p>21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2.1428571428571428" table:formula="of:=[.M95]/[.D95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2" table:formula="of:=[.A95]+1" table:style-name="ce2">
            <text:p>92</text:p>
          </table:table-cell>
          <table:table-cell office:value-type="boolean" office:boolean-value="false" table:formula="of:=OR(NOT([.R96]=&quot;?&quot;); NOT([.V96]=&quot;?&quot;);NOT([.Z96]=&quot;-&quot;))" table:style-name="ce2">
            <text:p>FALSE</text:p>
          </table:table-cell>
          <table:table-cell office:value-type="string" office:string-value="?" table:formula="of:=IFERROR(IFERROR([.O96]+[.V96]; [.O96]+[.Z96]); &quot;?&quot;)" table:style-name="ce2">
            <text:p>?</text:p>
          </table:table-cell>
          <table:table-cell office:value-type="float" office:value="23" table:formula="of:=MAX(IF([.C96]=&quot;?&quot;;0;[.C96]);[.J96])" table:style-name="ce2">
            <text:p>23</text:p>
          </table:table-cell>
          <table:table-cell office:value-type="string" table:style-name="ce2">
            <text:p>TREEPAIR_50_35_50_02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17">
            <text:p>23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2" table:formula="of:=[.M96]/[.D96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3" table:formula="of:=[.A96]+1" table:style-name="ce2">
            <text:p>93</text:p>
          </table:table-cell>
          <table:table-cell office:value-type="boolean" office:boolean-value="false" table:formula="of:=OR(NOT([.R97]=&quot;?&quot;); NOT([.V97]=&quot;?&quot;);NOT([.Z97]=&quot;-&quot;))" table:style-name="ce2">
            <text:p>FALSE</text:p>
          </table:table-cell>
          <table:table-cell office:value-type="string" office:string-value="?" table:formula="of:=IFERROR(IFERROR([.O97]+[.V97]; [.O97]+[.Z97]); &quot;?&quot;)" table:style-name="ce2">
            <text:p>?</text:p>
          </table:table-cell>
          <table:table-cell office:value-type="float" office:value="24" table:formula="of:=MAX(IF([.C97]=&quot;?&quot;;0;[.C97]);[.J97])" table:style-name="ce2">
            <text:p>24</text:p>
          </table:table-cell>
          <table:table-cell office:value-type="string" table:style-name="ce2">
            <text:p>TREEPAIR_50_35_50_03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17">
            <text:p>24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2.0416666666666665" table:formula="of:=[.M97]/[.D97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4" table:formula="of:=[.A97]+1" table:style-name="ce2">
            <text:p>94</text:p>
          </table:table-cell>
          <table:table-cell office:value-type="boolean" office:boolean-value="false" table:formula="of:=OR(NOT([.R98]=&quot;?&quot;); NOT([.V98]=&quot;?&quot;);NOT([.Z98]=&quot;-&quot;))" table:style-name="ce2">
            <text:p>FALSE</text:p>
          </table:table-cell>
          <table:table-cell office:value-type="string" office:string-value="?" table:formula="of:=IFERROR(IFERROR([.O98]+[.V98]; [.O98]+[.Z98]); &quot;?&quot;)" table:style-name="ce2">
            <text:p>?</text:p>
          </table:table-cell>
          <table:table-cell office:value-type="float" office:value="24" table:formula="of:=MAX(IF([.C98]=&quot;?&quot;;0;[.C98]);[.J98])" table:style-name="ce2">
            <text:p>24</text:p>
          </table:table-cell>
          <table:table-cell office:value-type="string" table:style-name="ce2">
            <text:p>TREEPAIR_50_35_50_04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1.9166666666666667" table:formula="of:=[.M98]/[.D98]" table:style-name="ce22">
            <text:p>1.9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5" table:formula="of:=[.A98]+1" table:style-name="ce2">
            <text:p>95</text:p>
          </table:table-cell>
          <table:table-cell office:value-type="boolean" office:boolean-value="true" table:formula="of:=OR(NOT([.R99]=&quot;?&quot;); NOT([.V99]=&quot;?&quot;);NOT([.Z99]=&quot;-&quot;))" table:style-name="ce2">
            <text:p>TRUE</text:p>
          </table:table-cell>
          <table:table-cell office:value-type="float" office:value="24" table:formula="of:=IFERROR(IFERROR([.O99]+[.V99]; [.O99]+[.Z99]); &quot;?&quot;)" table:style-name="ce2">
            <text:p>24</text:p>
          </table:table-cell>
          <table:table-cell office:value-type="float" office:value="24" table:formula="of:=MAX(IF([.C99]=&quot;?&quot;;0;[.C99]);[.J99])" table:style-name="ce2">
            <text:p>24</text:p>
          </table:table-cell>
          <table:table-cell office:value-type="string" table:style-name="ce2">
            <text:p>TREEPAIR_50_35_50_05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17">
            <text:p>23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2.0416666666666665" table:formula="of:=[.M99]/[.D99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4" table:style-name="ce2">
            <text:p>24</text:p>
          </table:table-cell>
          <table:table-cell office:value-type="float" office:value="6311" table:style-name="ce2">
            <text:p>6311</text:p>
          </table:table-cell>
          <table:table-cell table:number-columns-repeated="16357"/>
        </table:table-row>
        <table:table-row table:style-name="ro1">
          <table:table-cell office:value-type="float" office:value="96" table:formula="of:=[.A99]+1" table:style-name="ce2">
            <text:p>96</text:p>
          </table:table-cell>
          <table:table-cell office:value-type="boolean" office:boolean-value="true" table:formula="of:=OR(NOT([.R100]=&quot;?&quot;); NOT([.V100]=&quot;?&quot;);NOT([.Z100]=&quot;-&quot;))" table:style-name="ce2">
            <text:p>TRUE</text:p>
          </table:table-cell>
          <table:table-cell office:value-type="float" office:value="25" table:formula="of:=IFERROR(IFERROR([.O100]+[.V100]; [.O100]+[.Z100]); &quot;?&quot;)" table:style-name="ce2">
            <text:p>25</text:p>
          </table:table-cell>
          <table:table-cell office:value-type="float" office:value="25" table:formula="of:=MAX(IF([.C100]=&quot;?&quot;;0;[.C100]);[.J100])" table:style-name="ce2">
            <text:p>25</text:p>
          </table:table-cell>
          <table:table-cell office:value-type="string" table:style-name="ce2">
            <text:p>TREEPAIR_50_35_70_01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17">
            <text:p>23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1.8" table:formula="of:=[.M100]/[.D100]" table:style-name="ce22">
            <text:p>1.8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" table:style-name="ce2">
            <text:p>25</text:p>
          </table:table-cell>
          <table:table-cell office:value-type="float" office:value="3831" table:style-name="ce2">
            <text:p>3831</text:p>
          </table:table-cell>
          <table:table-cell table:number-columns-repeated="16357"/>
        </table:table-row>
        <table:table-row table:style-name="ro1">
          <table:table-cell office:value-type="float" office:value="97" table:formula="of:=[.A100]+1" table:style-name="ce2">
            <text:p>97</text:p>
          </table:table-cell>
          <table:table-cell office:value-type="boolean" office:boolean-value="false" table:formula="of:=OR(NOT([.R101]=&quot;?&quot;); NOT([.V101]=&quot;?&quot;);NOT([.Z101]=&quot;-&quot;))" table:style-name="ce2">
            <text:p>FALSE</text:p>
          </table:table-cell>
          <table:table-cell office:value-type="string" office:string-value="?" table:formula="of:=IFERROR(IFERROR([.O101]+[.V101]; [.O101]+[.Z101]); &quot;?&quot;)" table:style-name="ce2">
            <text:p>?</text:p>
          </table:table-cell>
          <table:table-cell office:value-type="float" office:value="24" table:formula="of:=MAX(IF([.C101]=&quot;?&quot;;0;[.C101]);[.J101])" table:style-name="ce2">
            <text:p>24</text:p>
          </table:table-cell>
          <table:table-cell office:value-type="string" table:style-name="ce2">
            <text:p>TREEPAIR_50_35_70_02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1.9166666666666667" table:formula="of:=[.M101]/[.D101]" table:style-name="ce22">
            <text:p>1.9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8" table:formula="of:=[.A101]+1" table:style-name="ce2">
            <text:p>98</text:p>
          </table:table-cell>
          <table:table-cell office:value-type="boolean" office:boolean-value="false" table:formula="of:=OR(NOT([.R102]=&quot;?&quot;); NOT([.V102]=&quot;?&quot;);NOT([.Z102]=&quot;-&quot;))" table:style-name="ce2">
            <text:p>FALSE</text:p>
          </table:table-cell>
          <table:table-cell office:value-type="string" office:string-value="?" table:formula="of:=IFERROR(IFERROR([.O102]+[.V102]; [.O102]+[.Z102]); &quot;?&quot;)" table:style-name="ce2">
            <text:p>?</text:p>
          </table:table-cell>
          <table:table-cell office:value-type="float" office:value="22" table:formula="of:=MAX(IF([.C102]=&quot;?&quot;;0;[.C102]);[.J102])" table:style-name="ce2">
            <text:p>22</text:p>
          </table:table-cell>
          <table:table-cell office:value-type="string" table:style-name="ce2">
            <text:p>TREEPAIR_50_35_70_03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17">
            <text:p>22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office:value-type="float" office:value="2" table:formula="of:=[.M102]/[.D102]" table:style-name="ce22">
            <text:p>2.0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9">
            <text:p>15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99" table:formula="of:=[.A102]+1" table:style-name="ce2">
            <text:p>99</text:p>
          </table:table-cell>
          <table:table-cell office:value-type="boolean" office:boolean-value="false" table:formula="of:=OR(NOT([.R103]=&quot;?&quot;); NOT([.V103]=&quot;?&quot;);NOT([.Z103]=&quot;-&quot;))" table:style-name="ce2">
            <text:p>FALSE</text:p>
          </table:table-cell>
          <table:table-cell office:value-type="string" office:string-value="?" table:formula="of:=IFERROR(IFERROR([.O103]+[.V103]; [.O103]+[.Z103]); &quot;?&quot;)" table:style-name="ce2">
            <text:p>?</text:p>
          </table:table-cell>
          <table:table-cell office:value-type="float" office:value="23" table:formula="of:=MAX(IF([.C103]=&quot;?&quot;;0;[.C103]);[.J103])" table:style-name="ce2">
            <text:p>23</text:p>
          </table:table-cell>
          <table:table-cell office:value-type="string" table:style-name="ce2">
            <text:p>TREEPAIR_50_35_70_04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2.0869565217391304" table:formula="of:=[.M103]/[.D103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0" table:formula="of:=[.A103]+1" table:style-name="ce2">
            <text:p>100</text:p>
          </table:table-cell>
          <table:table-cell office:value-type="boolean" office:boolean-value="false" table:formula="of:=OR(NOT([.R104]=&quot;?&quot;); NOT([.V104]=&quot;?&quot;);NOT([.Z104]=&quot;-&quot;))" table:style-name="ce2">
            <text:p>FALSE</text:p>
          </table:table-cell>
          <table:table-cell office:value-type="string" office:string-value="?" table:formula="of:=IFERROR(IFERROR([.O104]+[.V104]; [.O104]+[.Z104]); &quot;?&quot;)" table:style-name="ce2">
            <text:p>?</text:p>
          </table:table-cell>
          <table:table-cell office:value-type="float" office:value="22" table:formula="of:=MAX(IF([.C104]=&quot;?&quot;;0;[.C104]);[.J104])" table:style-name="ce2">
            <text:p>22</text:p>
          </table:table-cell>
          <table:table-cell office:value-type="string" table:style-name="ce2">
            <text:p>TREEPAIR_50_35_70_05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2" table:style-name="ce17">
            <text:p>22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2.1363636363636362" table:formula="of:=[.M104]/[.D104]" table:style-name="ce22">
            <text:p>2.1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1" table:formula="of:=[.A104]+1" table:style-name="ce2">
            <text:p>101</text:p>
          </table:table-cell>
          <table:table-cell office:value-type="boolean" office:boolean-value="false" table:formula="of:=OR(NOT([.R105]=&quot;?&quot;); NOT([.V105]=&quot;?&quot;);NOT([.Z105]=&quot;-&quot;))" table:style-name="ce2">
            <text:p>FALSE</text:p>
          </table:table-cell>
          <table:table-cell office:value-type="string" office:string-value="?" table:formula="of:=IFERROR(IFERROR([.O105]+[.V105]; [.O105]+[.Z105]); &quot;?&quot;)" table:style-name="ce2">
            <text:p>?</text:p>
          </table:table-cell>
          <table:table-cell office:value-type="float" office:value="25" table:formula="of:=MAX(IF([.C105]=&quot;?&quot;;0;[.C105]);[.J105])" table:style-name="ce2">
            <text:p>25</text:p>
          </table:table-cell>
          <table:table-cell office:value-type="string" table:style-name="ce2">
            <text:p>TREEPAIR_50_35_90_01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1.88" table:formula="of:=[.M105]/[.D105]" table:style-name="ce22">
            <text:p>1.9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2" table:formula="of:=[.A105]+1" table:style-name="ce2">
            <text:p>102</text:p>
          </table:table-cell>
          <table:table-cell office:value-type="boolean" office:boolean-value="false" table:formula="of:=OR(NOT([.R106]=&quot;?&quot;); NOT([.V106]=&quot;?&quot;);NOT([.Z106]=&quot;-&quot;))" table:style-name="ce2">
            <text:p>FALSE</text:p>
          </table:table-cell>
          <table:table-cell office:value-type="string" office:string-value="?" table:formula="of:=IFERROR(IFERROR([.O106]+[.V106]; [.O106]+[.Z106]); &quot;?&quot;)" table:style-name="ce2">
            <text:p>?</text:p>
          </table:table-cell>
          <table:table-cell office:value-type="float" office:value="26" table:formula="of:=MAX(IF([.C106]=&quot;?&quot;;0;[.C106]);[.J106])" table:style-name="ce2">
            <text:p>26</text:p>
          </table:table-cell>
          <table:table-cell office:value-type="string" table:style-name="ce2">
            <text:p>TREEPAIR_50_35_90_02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17">
            <text:p>26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1.8076923076923077" table:formula="of:=[.M106]/[.D106]" table:style-name="ce22">
            <text:p>1.8</text:p>
          </table:table-cell>
          <table:table-cell office:value-type="float" office:value="0" table:style-name="ce10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9">
            <text:p>1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3" table:formula="of:=[.A106]+1" table:style-name="ce2">
            <text:p>103</text:p>
          </table:table-cell>
          <table:table-cell office:value-type="boolean" office:boolean-value="false" table:formula="of:=OR(NOT([.R107]=&quot;?&quot;); NOT([.V107]=&quot;?&quot;);NOT([.Z107]=&quot;-&quot;))" table:style-name="ce2">
            <text:p>FALSE</text:p>
          </table:table-cell>
          <table:table-cell office:value-type="string" office:string-value="?" table:formula="of:=IFERROR(IFERROR([.O107]+[.V107]; [.O107]+[.Z107]); &quot;?&quot;)" table:style-name="ce2">
            <text:p>?</text:p>
          </table:table-cell>
          <table:table-cell office:value-type="float" office:value="25" table:formula="of:=MAX(IF([.C107]=&quot;?&quot;;0;[.C107]);[.J107])" table:style-name="ce2">
            <text:p>25</text:p>
          </table:table-cell>
          <table:table-cell office:value-type="string" table:style-name="ce2">
            <text:p>TREEPAIR_50_35_90_03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1.96" table:formula="of:=[.M107]/[.D107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4" table:formula="of:=[.A107]+1" table:style-name="ce2">
            <text:p>104</text:p>
          </table:table-cell>
          <table:table-cell office:value-type="boolean" office:boolean-value="true" table:formula="of:=OR(NOT([.R108]=&quot;?&quot;); NOT([.V108]=&quot;?&quot;);NOT([.Z108]=&quot;-&quot;))" table:style-name="ce2">
            <text:p>TRUE</text:p>
          </table:table-cell>
          <table:table-cell office:value-type="float" office:value="24" table:formula="of:=IFERROR(IFERROR([.O108]+[.V108]; [.O108]+[.Z108]); &quot;?&quot;)" table:style-name="ce2">
            <text:p>24</text:p>
          </table:table-cell>
          <table:table-cell office:value-type="float" office:value="24" table:formula="of:=MAX(IF([.C108]=&quot;?&quot;;0;[.C108]);[.J108])" table:style-name="ce2">
            <text:p>24</text:p>
          </table:table-cell>
          <table:table-cell office:value-type="string" table:style-name="ce2">
            <text:p>TREEPAIR_50_35_90_04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2" table:formula="of:=[.M108]/[.D108]" table:style-name="ce22">
            <text:p>2.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?</text:p>
          </table:table-cell>
          <table:table-cell office:value-type="float" office:value="21" table:style-name="ce2">
            <text:p>2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4" table:style-name="ce2">
            <text:p>24</text:p>
          </table:table-cell>
          <table:table-cell office:value-type="float" office:value="6659" table:style-name="ce2">
            <text:p>6659</text:p>
          </table:table-cell>
          <table:table-cell table:number-columns-repeated="16357"/>
        </table:table-row>
        <table:table-row table:style-name="ro1">
          <table:table-cell office:value-type="float" office:value="105" table:formula="of:=[.A108]+1" table:style-name="ce2">
            <text:p>105</text:p>
          </table:table-cell>
          <table:table-cell office:value-type="boolean" office:boolean-value="false" table:formula="of:=OR(NOT([.R109]=&quot;?&quot;); NOT([.V109]=&quot;?&quot;);NOT([.Z109]=&quot;-&quot;))" table:style-name="ce2">
            <text:p>FALSE</text:p>
          </table:table-cell>
          <table:table-cell office:value-type="string" office:string-value="?" table:formula="of:=IFERROR(IFERROR([.O109]+[.V109]; [.O109]+[.Z109]); &quot;?&quot;)" table:style-name="ce2">
            <text:p>?</text:p>
          </table:table-cell>
          <table:table-cell office:value-type="float" office:value="24" table:formula="of:=MAX(IF([.C109]=&quot;?&quot;;0;[.C109]);[.J109])" table:style-name="ce2">
            <text:p>24</text:p>
          </table:table-cell>
          <table:table-cell office:value-type="string" table:style-name="ce2">
            <text:p>TREEPAIR_50_35_90_05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1.875" table:formula="of:=[.M109]/[.D109]" table:style-name="ce22">
            <text:p>1.9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?</text:p>
          </table:table-cell>
          <table:table-cell office:value-type="float" office:value="20" table:style-name="ce2">
            <text:p>2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6" table:formula="of:=[.A109]+1" table:style-name="ce2">
            <text:p>106</text:p>
          </table:table-cell>
          <table:table-cell office:value-type="boolean" office:boolean-value="true" table:formula="of:=OR(NOT([.R110]=&quot;?&quot;); NOT([.V110]=&quot;?&quot;);NOT([.Z110]=&quot;-&quot;))" table:style-name="ce2">
            <text:p>TRUE</text:p>
          </table:table-cell>
          <table:table-cell office:value-type="float" office:value="4" table:formula="of:=IFERROR(IFERROR([.O110]+[.V110]; [.O110]+[.Z110]); &quot;?&quot;)" table:style-name="ce2">
            <text:p>4</text:p>
          </table:table-cell>
          <table:table-cell office:value-type="float" office:value="4" table:formula="of:=MAX(IF([.C110]=&quot;?&quot;;0;[.C110]);[.J110])" table:style-name="ce2">
            <text:p>4</text:p>
          </table:table-cell>
          <table:table-cell office:value-type="string" table:style-name="ce2">
            <text:p>TREEPAIR_100_5_50_01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7" table:formula="of:=[.M110]/[.D110]" table:style-name="ce22">
            <text:p>7.0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7" table:formula="of:=[.A110]+1" table:style-name="ce2">
            <text:p>107</text:p>
          </table:table-cell>
          <table:table-cell office:value-type="boolean" office:boolean-value="true" table:formula="of:=OR(NOT([.R111]=&quot;?&quot;); NOT([.V111]=&quot;?&quot;);NOT([.Z111]=&quot;-&quot;))" table:style-name="ce2">
            <text:p>TRUE</text:p>
          </table:table-cell>
          <table:table-cell office:value-type="float" office:value="5" table:formula="of:=IFERROR(IFERROR([.O111]+[.V111]; [.O111]+[.Z111]); &quot;?&quot;)" table:style-name="ce2">
            <text:p>5</text:p>
          </table:table-cell>
          <table:table-cell office:value-type="float" office:value="5" table:formula="of:=MAX(IF([.C111]=&quot;?&quot;;0;[.C111]);[.J111])" table:style-name="ce2">
            <text:p>5</text:p>
          </table:table-cell>
          <table:table-cell office:value-type="string" table:style-name="ce2">
            <text:p>TREEPAIR_100_5_50_02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5" table:formula="of:=[.M111]/[.D111]" table:style-name="ce22">
            <text:p>5.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8" table:formula="of:=[.A111]+1" table:style-name="ce2">
            <text:p>108</text:p>
          </table:table-cell>
          <table:table-cell office:value-type="boolean" office:boolean-value="true" table:formula="of:=OR(NOT([.R112]=&quot;?&quot;); NOT([.V112]=&quot;?&quot;);NOT([.Z112]=&quot;-&quot;))" table:style-name="ce2">
            <text:p>TRUE</text:p>
          </table:table-cell>
          <table:table-cell office:value-type="float" office:value="5" table:formula="of:=IFERROR(IFERROR([.O112]+[.V112]; [.O112]+[.Z112]); &quot;?&quot;)" table:style-name="ce2">
            <text:p>5</text:p>
          </table:table-cell>
          <table:table-cell office:value-type="float" office:value="5" table:formula="of:=MAX(IF([.C112]=&quot;?&quot;;0;[.C112]);[.J112])" table:style-name="ce2">
            <text:p>5</text:p>
          </table:table-cell>
          <table:table-cell office:value-type="string" table:style-name="ce2">
            <text:p>TREEPAIR_100_5_50_03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39" table:style-name="ce2">
            <text:p>39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2">
            <text:p>27</text:p>
          </table:table-cell>
          <table:table-cell office:value-type="float" office:value="5.4" table:formula="of:=[.M112]/[.D112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09" table:formula="of:=[.A112]+1" table:style-name="ce2">
            <text:p>109</text:p>
          </table:table-cell>
          <table:table-cell office:value-type="boolean" office:boolean-value="true" table:formula="of:=OR(NOT([.R113]=&quot;?&quot;); NOT([.V113]=&quot;?&quot;);NOT([.Z113]=&quot;-&quot;))" table:style-name="ce2">
            <text:p>TRUE</text:p>
          </table:table-cell>
          <table:table-cell office:value-type="float" office:value="5" table:formula="of:=IFERROR(IFERROR([.O113]+[.V113]; [.O113]+[.Z113]); &quot;?&quot;)" table:style-name="ce2">
            <text:p>5</text:p>
          </table:table-cell>
          <table:table-cell office:value-type="float" office:value="5" table:formula="of:=MAX(IF([.C113]=&quot;?&quot;;0;[.C113]);[.J113])" table:style-name="ce2">
            <text:p>5</text:p>
          </table:table-cell>
          <table:table-cell office:value-type="string" table:style-name="ce2">
            <text:p>TREEPAIR_100_5_50_04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0" table:style-name="ce2">
            <text:p>40</text:p>
          </table:table-cell>
          <table:table-cell office:value-type="float" office:value="33" table:style-name="ce2">
            <text:p>33</text:p>
          </table:table-cell>
          <table:table-cell office:value-type="float" office:value="22" table:style-name="ce2">
            <text:p>22</text:p>
          </table:table-cell>
          <table:table-cell office:value-type="float" office:value="4.4000000000000004" table:formula="of:=[.M113]/[.D113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0" table:formula="of:=[.A113]+1" table:style-name="ce2">
            <text:p>110</text:p>
          </table:table-cell>
          <table:table-cell office:value-type="boolean" office:boolean-value="true" table:formula="of:=OR(NOT([.R114]=&quot;?&quot;); NOT([.V114]=&quot;?&quot;);NOT([.Z114]=&quot;-&quot;))" table:style-name="ce2">
            <text:p>TRUE</text:p>
          </table:table-cell>
          <table:table-cell office:value-type="float" office:value="5" table:formula="of:=IFERROR(IFERROR([.O114]+[.V114]; [.O114]+[.Z114]); &quot;?&quot;)" table:style-name="ce2">
            <text:p>5</text:p>
          </table:table-cell>
          <table:table-cell office:value-type="float" office:value="5" table:formula="of:=MAX(IF([.C114]=&quot;?&quot;;0;[.C114]);[.J114])" table:style-name="ce2">
            <text:p>5</text:p>
          </table:table-cell>
          <table:table-cell office:value-type="string" table:style-name="ce2">
            <text:p>TREEPAIR_100_5_50_05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38" table:style-name="ce2">
            <text:p>38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5.2" table:formula="of:=[.M114]/[.D114]" table:style-name="ce22">
            <text:p>5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1" table:formula="of:=[.A114]+1" table:style-name="ce2">
            <text:p>111</text:p>
          </table:table-cell>
          <table:table-cell office:value-type="boolean" office:boolean-value="true" table:formula="of:=OR(NOT([.R115]=&quot;?&quot;); NOT([.V115]=&quot;?&quot;);NOT([.Z115]=&quot;-&quot;))" table:style-name="ce2">
            <text:p>TRUE</text:p>
          </table:table-cell>
          <table:table-cell office:value-type="float" office:value="5" table:formula="of:=IFERROR(IFERROR([.O115]+[.V115]; [.O115]+[.Z115]); &quot;?&quot;)" table:style-name="ce2">
            <text:p>5</text:p>
          </table:table-cell>
          <table:table-cell office:value-type="float" office:value="5" table:formula="of:=MAX(IF([.C115]=&quot;?&quot;;0;[.C115]);[.J115])" table:style-name="ce2">
            <text:p>5</text:p>
          </table:table-cell>
          <table:table-cell office:value-type="string" table:style-name="ce2">
            <text:p>TREEPAIR_100_5_70_01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3" table:style-name="ce2">
            <text:p>33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4.2" table:formula="of:=[.M115]/[.D115]" table:style-name="ce22">
            <text:p>4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2" table:formula="of:=[.A115]+1" table:style-name="ce2">
            <text:p>112</text:p>
          </table:table-cell>
          <table:table-cell office:value-type="boolean" office:boolean-value="true" table:formula="of:=OR(NOT([.R116]=&quot;?&quot;); NOT([.V116]=&quot;?&quot;);NOT([.Z116]=&quot;-&quot;))" table:style-name="ce2">
            <text:p>TRUE</text:p>
          </table:table-cell>
          <table:table-cell office:value-type="float" office:value="5" table:formula="of:=IFERROR(IFERROR([.O116]+[.V116]; [.O116]+[.Z116]); &quot;?&quot;)" table:style-name="ce2">
            <text:p>5</text:p>
          </table:table-cell>
          <table:table-cell office:value-type="float" office:value="5" table:formula="of:=MAX(IF([.C116]=&quot;?&quot;;0;[.C116]);[.J116])" table:style-name="ce2">
            <text:p>5</text:p>
          </table:table-cell>
          <table:table-cell office:value-type="string" table:style-name="ce2">
            <text:p>TREEPAIR_100_5_70_02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36" table:style-name="ce2">
            <text:p>36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5.8" table:formula="of:=[.M116]/[.D116]" table:style-name="ce22">
            <text:p>5.8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3" table:formula="of:=[.A116]+1" table:style-name="ce2">
            <text:p>113</text:p>
          </table:table-cell>
          <table:table-cell office:value-type="boolean" office:boolean-value="true" table:formula="of:=OR(NOT([.R117]=&quot;?&quot;); NOT([.V117]=&quot;?&quot;);NOT([.Z117]=&quot;-&quot;))" table:style-name="ce2">
            <text:p>TRUE</text:p>
          </table:table-cell>
          <table:table-cell office:value-type="float" office:value="5" table:formula="of:=IFERROR(IFERROR([.O117]+[.V117]; [.O117]+[.Z117]); &quot;?&quot;)" table:style-name="ce2">
            <text:p>5</text:p>
          </table:table-cell>
          <table:table-cell office:value-type="float" office:value="5" table:formula="of:=MAX(IF([.C117]=&quot;?&quot;;0;[.C117]);[.J117])" table:style-name="ce2">
            <text:p>5</text:p>
          </table:table-cell>
          <table:table-cell office:value-type="string" table:style-name="ce2">
            <text:p>TREEPAIR_100_5_70_03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4.4000000000000004" table:formula="of:=[.M117]/[.D117]" table:style-name="ce22">
            <text:p>4.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4" table:formula="of:=[.A117]+1" table:style-name="ce2">
            <text:p>114</text:p>
          </table:table-cell>
          <table:table-cell office:value-type="boolean" office:boolean-value="true" table:formula="of:=OR(NOT([.R118]=&quot;?&quot;); NOT([.V118]=&quot;?&quot;);NOT([.Z118]=&quot;-&quot;))" table:style-name="ce2">
            <text:p>TRUE</text:p>
          </table:table-cell>
          <table:table-cell office:value-type="float" office:value="5" table:formula="of:=IFERROR(IFERROR([.O118]+[.V118]; [.O118]+[.Z118]); &quot;?&quot;)" table:style-name="ce2">
            <text:p>5</text:p>
          </table:table-cell>
          <table:table-cell office:value-type="float" office:value="5" table:formula="of:=MAX(IF([.C118]=&quot;?&quot;;0;[.C118]);[.J118])" table:style-name="ce2">
            <text:p>5</text:p>
          </table:table-cell>
          <table:table-cell office:value-type="string" table:style-name="ce2">
            <text:p>TREEPAIR_100_5_70_04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36" table:style-name="ce2">
            <text:p>36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5.8" table:formula="of:=[.M118]/[.D118]" table:style-name="ce22">
            <text:p>5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5" table:formula="of:=[.A118]+1" table:style-name="ce2">
            <text:p>115</text:p>
          </table:table-cell>
          <table:table-cell office:value-type="boolean" office:boolean-value="true" table:formula="of:=OR(NOT([.R119]=&quot;?&quot;); NOT([.V119]=&quot;?&quot;);NOT([.Z119]=&quot;-&quot;))" table:style-name="ce2">
            <text:p>TRUE</text:p>
          </table:table-cell>
          <table:table-cell office:value-type="float" office:value="4" table:formula="of:=IFERROR(IFERROR([.O119]+[.V119]; [.O119]+[.Z119]); &quot;?&quot;)" table:style-name="ce2">
            <text:p>4</text:p>
          </table:table-cell>
          <table:table-cell office:value-type="float" office:value="4" table:formula="of:=MAX(IF([.C119]=&quot;?&quot;;0;[.C119]);[.J119])" table:style-name="ce2">
            <text:p>4</text:p>
          </table:table-cell>
          <table:table-cell office:value-type="string" table:style-name="ce2">
            <text:p>TREEPAIR_100_5_70_05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6.25" table:formula="of:=[.M119]/[.D119]" table:style-name="ce22">
            <text:p>6.3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6" table:formula="of:=[.A119]+1" table:style-name="ce2">
            <text:p>116</text:p>
          </table:table-cell>
          <table:table-cell office:value-type="boolean" office:boolean-value="true" table:formula="of:=OR(NOT([.R120]=&quot;?&quot;); NOT([.V120]=&quot;?&quot;);NOT([.Z120]=&quot;-&quot;))" table:style-name="ce2">
            <text:p>TRUE</text:p>
          </table:table-cell>
          <table:table-cell office:value-type="float" office:value="5" table:formula="of:=IFERROR(IFERROR([.O120]+[.V120]; [.O120]+[.Z120]); &quot;?&quot;)" table:style-name="ce2">
            <text:p>5</text:p>
          </table:table-cell>
          <table:table-cell office:value-type="float" office:value="5" table:formula="of:=MAX(IF([.C120]=&quot;?&quot;;0;[.C120]);[.J120])" table:style-name="ce2">
            <text:p>5</text:p>
          </table:table-cell>
          <table:table-cell office:value-type="string" table:style-name="ce2">
            <text:p>TREEPAIR_100_5_90_01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52" table:style-name="ce2">
            <text:p>52</text:p>
          </table:table-cell>
          <table:table-cell office:value-type="float" office:value="37" table:style-name="ce2">
            <text:p>37</text:p>
          </table:table-cell>
          <table:table-cell office:value-type="float" office:value="35" table:style-name="ce2">
            <text:p>35</text:p>
          </table:table-cell>
          <table:table-cell office:value-type="float" office:value="7" table:formula="of:=[.M120]/[.D120]" table:style-name="ce22">
            <text:p>7.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7" table:formula="of:=[.A120]+1" table:style-name="ce2">
            <text:p>117</text:p>
          </table:table-cell>
          <table:table-cell office:value-type="boolean" office:boolean-value="true" table:formula="of:=OR(NOT([.R121]=&quot;?&quot;); NOT([.V121]=&quot;?&quot;);NOT([.Z121]=&quot;-&quot;))" table:style-name="ce2">
            <text:p>TRUE</text:p>
          </table:table-cell>
          <table:table-cell office:value-type="float" office:value="5" table:formula="of:=IFERROR(IFERROR([.O121]+[.V121]; [.O121]+[.Z121]); &quot;?&quot;)" table:style-name="ce2">
            <text:p>5</text:p>
          </table:table-cell>
          <table:table-cell office:value-type="float" office:value="5" table:formula="of:=MAX(IF([.C121]=&quot;?&quot;;0;[.C121]);[.J121])" table:style-name="ce2">
            <text:p>5</text:p>
          </table:table-cell>
          <table:table-cell office:value-type="string" table:style-name="ce2">
            <text:p>TREEPAIR_100_5_90_02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37" table:style-name="ce2">
            <text:p>37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4.8" table:formula="of:=[.M121]/[.D121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8" table:formula="of:=[.A121]+1" table:style-name="ce2">
            <text:p>118</text:p>
          </table:table-cell>
          <table:table-cell office:value-type="boolean" office:boolean-value="true" table:formula="of:=OR(NOT([.R122]=&quot;?&quot;); NOT([.V122]=&quot;?&quot;);NOT([.Z122]=&quot;-&quot;))" table:style-name="ce2">
            <text:p>TRUE</text:p>
          </table:table-cell>
          <table:table-cell office:value-type="float" office:value="4" table:formula="of:=IFERROR(IFERROR([.O122]+[.V122]; [.O122]+[.Z122]); &quot;?&quot;)" table:style-name="ce2">
            <text:p>4</text:p>
          </table:table-cell>
          <table:table-cell office:value-type="float" office:value="4" table:formula="of:=MAX(IF([.C122]=&quot;?&quot;;0;[.C122]);[.J122])" table:style-name="ce2">
            <text:p>4</text:p>
          </table:table-cell>
          <table:table-cell office:value-type="string" table:style-name="ce2">
            <text:p>TREEPAIR_100_5_90_03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38" table:style-name="ce2">
            <text:p>38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4.25" table:formula="of:=[.M122]/[.D122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19" table:formula="of:=[.A122]+1" table:style-name="ce2">
            <text:p>119</text:p>
          </table:table-cell>
          <table:table-cell office:value-type="boolean" office:boolean-value="true" table:formula="of:=OR(NOT([.R123]=&quot;?&quot;); NOT([.V123]=&quot;?&quot;);NOT([.Z123]=&quot;-&quot;))" table:style-name="ce2">
            <text:p>TRUE</text:p>
          </table:table-cell>
          <table:table-cell office:value-type="float" office:value="5" table:formula="of:=IFERROR(IFERROR([.O123]+[.V123]; [.O123]+[.Z123]); &quot;?&quot;)" table:style-name="ce2">
            <text:p>5</text:p>
          </table:table-cell>
          <table:table-cell office:value-type="float" office:value="5" table:formula="of:=MAX(IF([.C123]=&quot;?&quot;;0;[.C123]);[.J123])" table:style-name="ce2">
            <text:p>5</text:p>
          </table:table-cell>
          <table:table-cell office:value-type="string" table:style-name="ce2">
            <text:p>TREEPAIR_100_5_90_04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4" table:style-name="ce2">
            <text:p>34</text:p>
          </table:table-cell>
          <table:table-cell office:value-type="float" office:value="32" table:style-name="ce2">
            <text:p>32</text:p>
          </table:table-cell>
          <table:table-cell office:value-type="float" office:value="6.4" table:formula="of:=[.M123]/[.D123]" table:style-name="ce22">
            <text:p>6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0" table:formula="of:=[.A123]+1" table:style-name="ce2">
            <text:p>120</text:p>
          </table:table-cell>
          <table:table-cell office:value-type="boolean" office:boolean-value="true" table:formula="of:=OR(NOT([.R124]=&quot;?&quot;); NOT([.V124]=&quot;?&quot;);NOT([.Z124]=&quot;-&quot;))" table:style-name="ce2">
            <text:p>TRUE</text:p>
          </table:table-cell>
          <table:table-cell office:value-type="float" office:value="5" table:formula="of:=IFERROR(IFERROR([.O124]+[.V124]; [.O124]+[.Z124]); &quot;?&quot;)" table:style-name="ce2">
            <text:p>5</text:p>
          </table:table-cell>
          <table:table-cell office:value-type="float" office:value="5" table:formula="of:=MAX(IF([.C124]=&quot;?&quot;;0;[.C124]);[.J124])" table:style-name="ce2">
            <text:p>5</text:p>
          </table:table-cell>
          <table:table-cell office:value-type="string" table:style-name="ce2">
            <text:p>TREEPAIR_100_5_90_05</text:p>
          </table:table-cell>
          <table:table-cell office:value-type="float" office:value="100" table:style-name="ce2">
            <text:p>1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5" table:style-name="ce2">
            <text:p>55</text:p>
          </table:table-cell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float" office:value="4.5999999999999996" table:formula="of:=[.M124]/[.D124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1" table:formula="of:=[.A124]+1" table:style-name="ce2">
            <text:p>121</text:p>
          </table:table-cell>
          <table:table-cell office:value-type="boolean" office:boolean-value="true" table:formula="of:=OR(NOT([.R125]=&quot;?&quot;); NOT([.V125]=&quot;?&quot;);NOT([.Z125]=&quot;-&quot;))" table:style-name="ce2">
            <text:p>TRUE</text:p>
          </table:table-cell>
          <table:table-cell office:value-type="float" office:value="10" table:formula="of:=IFERROR(IFERROR([.O125]+[.V125]; [.O125]+[.Z125]); &quot;?&quot;)" table:style-name="ce2">
            <text:p>10</text:p>
          </table:table-cell>
          <table:table-cell office:value-type="float" office:value="10" table:formula="of:=MAX(IF([.C125]=&quot;?&quot;;0;[.C125]);[.J125])" table:style-name="ce2">
            <text:p>10</text:p>
          </table:table-cell>
          <table:table-cell office:value-type="string" table:style-name="ce2">
            <text:p>TREEPAIR_100_10_50_0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55" table:style-name="ce2">
            <text:p>55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.2" table:formula="of:=[.M125]/[.D125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2" table:formula="of:=[.A125]+1" table:style-name="ce2">
            <text:p>122</text:p>
          </table:table-cell>
          <table:table-cell office:value-type="boolean" office:boolean-value="true" table:formula="of:=OR(NOT([.R126]=&quot;?&quot;); NOT([.V126]=&quot;?&quot;);NOT([.Z126]=&quot;-&quot;))" table:style-name="ce2">
            <text:p>TRUE</text:p>
          </table:table-cell>
          <table:table-cell office:value-type="float" office:value="10" table:formula="of:=IFERROR(IFERROR([.O126]+[.V126]; [.O126]+[.Z126]); &quot;?&quot;)" table:style-name="ce2">
            <text:p>10</text:p>
          </table:table-cell>
          <table:table-cell office:value-type="float" office:value="10" table:formula="of:=MAX(IF([.C126]=&quot;?&quot;;0;[.C126]);[.J126])" table:style-name="ce2">
            <text:p>10</text:p>
          </table:table-cell>
          <table:table-cell office:value-type="string" table:style-name="ce2">
            <text:p>TREEPAIR_100_10_50_02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53" table:style-name="ce2">
            <text:p>53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office:value-type="float" office:value="4.4000000000000004" table:formula="of:=[.M126]/[.D126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3" table:formula="of:=[.A126]+1" table:style-name="ce2">
            <text:p>123</text:p>
          </table:table-cell>
          <table:table-cell office:value-type="boolean" office:boolean-value="true" table:formula="of:=OR(NOT([.R127]=&quot;?&quot;); NOT([.V127]=&quot;?&quot;);NOT([.Z127]=&quot;-&quot;))" table:style-name="ce2">
            <text:p>TRUE</text:p>
          </table:table-cell>
          <table:table-cell office:value-type="float" office:value="10" table:formula="of:=IFERROR(IFERROR([.O127]+[.V127]; [.O127]+[.Z127]); &quot;?&quot;)" table:style-name="ce2">
            <text:p>10</text:p>
          </table:table-cell>
          <table:table-cell office:value-type="float" office:value="10" table:formula="of:=MAX(IF([.C127]=&quot;?&quot;;0;[.C127]);[.J127])" table:style-name="ce2">
            <text:p>10</text:p>
          </table:table-cell>
          <table:table-cell office:value-type="string" table:style-name="ce2">
            <text:p>TREEPAIR_100_10_50_03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62" table:style-name="ce2">
            <text:p>62</text:p>
          </table:table-cell>
          <table:table-cell office:value-type="float" office:value="53" table:style-name="ce2">
            <text:p>53</text:p>
          </table:table-cell>
          <table:table-cell office:value-type="float" office:value="49" table:style-name="ce2">
            <text:p>49</text:p>
          </table:table-cell>
          <table:table-cell office:value-type="float" office:value="4.9000000000000004" table:formula="of:=[.M127]/[.D127]" table:style-name="ce22">
            <text:p>4.9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4" table:formula="of:=[.A127]+1" table:style-name="ce2">
            <text:p>124</text:p>
          </table:table-cell>
          <table:table-cell office:value-type="boolean" office:boolean-value="true" table:formula="of:=OR(NOT([.R128]=&quot;?&quot;); NOT([.V128]=&quot;?&quot;);NOT([.Z128]=&quot;-&quot;))" table:style-name="ce2">
            <text:p>TRUE</text:p>
          </table:table-cell>
          <table:table-cell office:value-type="float" office:value="10" table:formula="of:=IFERROR(IFERROR([.O128]+[.V128]; [.O128]+[.Z128]); &quot;?&quot;)" table:style-name="ce2">
            <text:p>10</text:p>
          </table:table-cell>
          <table:table-cell office:value-type="float" office:value="10" table:formula="of:=MAX(IF([.C128]=&quot;?&quot;;0;[.C128]);[.J128])" table:style-name="ce2">
            <text:p>10</text:p>
          </table:table-cell>
          <table:table-cell office:value-type="string" table:style-name="ce2">
            <text:p>TREEPAIR_100_10_50_04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54" table:style-name="ce2">
            <text:p>54</text:p>
          </table:table-cell>
          <table:table-cell office:value-type="float" office:value="49" table:style-name="ce2">
            <text:p>49</text:p>
          </table:table-cell>
          <table:table-cell office:value-type="float" office:value="36" table:style-name="ce2">
            <text:p>36</text:p>
          </table:table-cell>
          <table:table-cell office:value-type="float" office:value="3.6" table:formula="of:=[.M128]/[.D128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5" table:formula="of:=[.A128]+1" table:style-name="ce2">
            <text:p>125</text:p>
          </table:table-cell>
          <table:table-cell office:value-type="boolean" office:boolean-value="true" table:formula="of:=OR(NOT([.R129]=&quot;?&quot;); NOT([.V129]=&quot;?&quot;);NOT([.Z129]=&quot;-&quot;))" table:style-name="ce2">
            <text:p>TRUE</text:p>
          </table:table-cell>
          <table:table-cell office:value-type="float" office:value="10" table:formula="of:=IFERROR(IFERROR([.O129]+[.V129]; [.O129]+[.Z129]); &quot;?&quot;)" table:style-name="ce2">
            <text:p>10</text:p>
          </table:table-cell>
          <table:table-cell office:value-type="float" office:value="10" table:formula="of:=MAX(IF([.C129]=&quot;?&quot;;0;[.C129]);[.J129])" table:style-name="ce2">
            <text:p>10</text:p>
          </table:table-cell>
          <table:table-cell office:value-type="string" table:style-name="ce2">
            <text:p>TREEPAIR_100_10_50_05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49" table:style-name="ce2">
            <text:p>49</text:p>
          </table:table-cell>
          <table:table-cell office:value-type="float" office:value="44" table:style-name="ce2">
            <text:p>44</text:p>
          </table:table-cell>
          <table:table-cell office:value-type="float" office:value="36" table:style-name="ce2">
            <text:p>36</text:p>
          </table:table-cell>
          <table:table-cell office:value-type="float" office:value="3.6" table:formula="of:=[.M129]/[.D129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6" table:formula="of:=[.A129]+1" table:style-name="ce2">
            <text:p>126</text:p>
          </table:table-cell>
          <table:table-cell office:value-type="boolean" office:boolean-value="true" table:formula="of:=OR(NOT([.R130]=&quot;?&quot;); NOT([.V130]=&quot;?&quot;);NOT([.Z130]=&quot;-&quot;))" table:style-name="ce2">
            <text:p>TRUE</text:p>
          </table:table-cell>
          <table:table-cell office:value-type="float" office:value="10" table:formula="of:=IFERROR(IFERROR([.O130]+[.V130]; [.O130]+[.Z130]); &quot;?&quot;)" table:style-name="ce2">
            <text:p>10</text:p>
          </table:table-cell>
          <table:table-cell office:value-type="float" office:value="10" table:formula="of:=MAX(IF([.C130]=&quot;?&quot;;0;[.C130]);[.J130])" table:style-name="ce2">
            <text:p>10</text:p>
          </table:table-cell>
          <table:table-cell office:value-type="string" table:style-name="ce2">
            <text:p>TREEPAIR_100_10_70_0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46" table:style-name="ce2">
            <text:p>46</text:p>
          </table:table-cell>
          <table:table-cell office:value-type="float" office:value="44" table:style-name="ce2">
            <text:p>44</text:p>
          </table:table-cell>
          <table:table-cell office:value-type="float" office:value="44" table:style-name="ce2">
            <text:p>44</text:p>
          </table:table-cell>
          <table:table-cell office:value-type="float" office:value="4.4000000000000004" table:formula="of:=[.M130]/[.D130]" table:style-name="ce22">
            <text:p>4.4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7" table:formula="of:=[.A130]+1" table:style-name="ce2">
            <text:p>127</text:p>
          </table:table-cell>
          <table:table-cell office:value-type="boolean" office:boolean-value="true" table:formula="of:=OR(NOT([.R131]=&quot;?&quot;); NOT([.V131]=&quot;?&quot;);NOT([.Z131]=&quot;-&quot;))" table:style-name="ce2">
            <text:p>TRUE</text:p>
          </table:table-cell>
          <table:table-cell office:value-type="float" office:value="10" table:formula="of:=IFERROR(IFERROR([.O131]+[.V131]; [.O131]+[.Z131]); &quot;?&quot;)" table:style-name="ce2">
            <text:p>10</text:p>
          </table:table-cell>
          <table:table-cell office:value-type="float" office:value="10" table:formula="of:=MAX(IF([.C131]=&quot;?&quot;;0;[.C131]);[.J131])" table:style-name="ce2">
            <text:p>10</text:p>
          </table:table-cell>
          <table:table-cell office:value-type="string" table:style-name="ce2">
            <text:p>TREEPAIR_100_10_70_02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58" table:style-name="ce2">
            <text:p>58</text:p>
          </table:table-cell>
          <table:table-cell office:value-type="float" office:value="46" table:style-name="ce2">
            <text:p>46</text:p>
          </table:table-cell>
          <table:table-cell office:value-type="float" office:value="4.5999999999999996" table:formula="of:=[.M131]/[.D131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8" table:formula="of:=[.A131]+1" table:style-name="ce2">
            <text:p>128</text:p>
          </table:table-cell>
          <table:table-cell office:value-type="boolean" office:boolean-value="true" table:formula="of:=OR(NOT([.R132]=&quot;?&quot;); NOT([.V132]=&quot;?&quot;);NOT([.Z132]=&quot;-&quot;))" table:style-name="ce2">
            <text:p>TRUE</text:p>
          </table:table-cell>
          <table:table-cell office:value-type="float" office:value="10" table:formula="of:=IFERROR(IFERROR([.O132]+[.V132]; [.O132]+[.Z132]); &quot;?&quot;)" table:style-name="ce2">
            <text:p>10</text:p>
          </table:table-cell>
          <table:table-cell office:value-type="float" office:value="10" table:formula="of:=MAX(IF([.C132]=&quot;?&quot;;0;[.C132]);[.J132])" table:style-name="ce2">
            <text:p>10</text:p>
          </table:table-cell>
          <table:table-cell office:value-type="string" table:style-name="ce2">
            <text:p>TREEPAIR_100_10_70_03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47" table:style-name="ce2">
            <text:p>47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2">
            <text:p>37</text:p>
          </table:table-cell>
          <table:table-cell office:value-type="float" office:value="3.7" table:formula="of:=[.M132]/[.D132]" table:style-name="ce22">
            <text:p>3.7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29" table:formula="of:=[.A132]+1" table:style-name="ce2">
            <text:p>129</text:p>
          </table:table-cell>
          <table:table-cell office:value-type="boolean" office:boolean-value="true" table:formula="of:=OR(NOT([.R133]=&quot;?&quot;); NOT([.V133]=&quot;?&quot;);NOT([.Z133]=&quot;-&quot;))" table:style-name="ce2">
            <text:p>TRUE</text:p>
          </table:table-cell>
          <table:table-cell office:value-type="float" office:value="10" table:formula="of:=IFERROR(IFERROR([.O133]+[.V133]; [.O133]+[.Z133]); &quot;?&quot;)" table:style-name="ce2">
            <text:p>10</text:p>
          </table:table-cell>
          <table:table-cell office:value-type="float" office:value="10" table:formula="of:=MAX(IF([.C133]=&quot;?&quot;;0;[.C133]);[.J133])" table:style-name="ce2">
            <text:p>10</text:p>
          </table:table-cell>
          <table:table-cell office:value-type="string" table:style-name="ce2">
            <text:p>TREEPAIR_100_10_70_04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46" table:style-name="ce2">
            <text:p>46</text:p>
          </table:table-cell>
          <table:table-cell office:value-type="float" office:value="43" table:style-name="ce2">
            <text:p>43</text:p>
          </table:table-cell>
          <table:table-cell office:value-type="float" office:value="4.3" table:formula="of:=[.M133]/[.D133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0" table:formula="of:=[.A133]+1" table:style-name="ce2">
            <text:p>130</text:p>
          </table:table-cell>
          <table:table-cell office:value-type="boolean" office:boolean-value="true" table:formula="of:=OR(NOT([.R134]=&quot;?&quot;); NOT([.V134]=&quot;?&quot;);NOT([.Z134]=&quot;-&quot;))" table:style-name="ce2">
            <text:p>TRUE</text:p>
          </table:table-cell>
          <table:table-cell office:value-type="float" office:value="9" table:formula="of:=IFERROR(IFERROR([.O134]+[.V134]; [.O134]+[.Z134]); &quot;?&quot;)" table:style-name="ce2">
            <text:p>9</text:p>
          </table:table-cell>
          <table:table-cell office:value-type="float" office:value="9" table:formula="of:=MAX(IF([.C134]=&quot;?&quot;;0;[.C134]);[.J134])" table:style-name="ce2">
            <text:p>9</text:p>
          </table:table-cell>
          <table:table-cell office:value-type="string" table:style-name="ce2">
            <text:p>TREEPAIR_100_10_70_05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17">
            <text:p>9</text:p>
          </table:table-cell>
          <table:table-cell office:value-type="float" office:value="50" table:style-name="ce2">
            <text:p>50</text:p>
          </table:table-cell>
          <table:table-cell office:value-type="float" office:value="47" table:style-name="ce2">
            <text:p>47</text:p>
          </table:table-cell>
          <table:table-cell office:value-type="float" office:value="40" table:style-name="ce2">
            <text:p>40</text:p>
          </table:table-cell>
          <table:table-cell office:value-type="float" office:value="4.4444444444444446" table:formula="of:=[.M134]/[.D134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1" table:formula="of:=[.A134]+1" table:style-name="ce2">
            <text:p>131</text:p>
          </table:table-cell>
          <table:table-cell office:value-type="boolean" office:boolean-value="true" table:formula="of:=OR(NOT([.R135]=&quot;?&quot;); NOT([.V135]=&quot;?&quot;);NOT([.Z135]=&quot;-&quot;))" table:style-name="ce2">
            <text:p>TRUE</text:p>
          </table:table-cell>
          <table:table-cell office:value-type="float" office:value="10" table:formula="of:=IFERROR(IFERROR([.O135]+[.V135]; [.O135]+[.Z135]); &quot;?&quot;)" table:style-name="ce2">
            <text:p>10</text:p>
          </table:table-cell>
          <table:table-cell office:value-type="float" office:value="10" table:formula="of:=MAX(IF([.C135]=&quot;?&quot;;0;[.C135]);[.J135])" table:style-name="ce2">
            <text:p>10</text:p>
          </table:table-cell>
          <table:table-cell office:value-type="string" table:style-name="ce2">
            <text:p>TREEPAIR_100_10_90_01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9" table:style-name="ce2">
            <text:p>69</text:p>
          </table:table-cell>
          <table:table-cell office:value-type="float" office:value="54" table:style-name="ce2">
            <text:p>54</text:p>
          </table:table-cell>
          <table:table-cell office:value-type="float" office:value="49" table:style-name="ce2">
            <text:p>49</text:p>
          </table:table-cell>
          <table:table-cell office:value-type="float" office:value="4.9000000000000004" table:formula="of:=[.M135]/[.D135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2" table:formula="of:=[.A135]+1" table:style-name="ce2">
            <text:p>132</text:p>
          </table:table-cell>
          <table:table-cell office:value-type="boolean" office:boolean-value="true" table:formula="of:=OR(NOT([.R136]=&quot;?&quot;); NOT([.V136]=&quot;?&quot;);NOT([.Z136]=&quot;-&quot;))" table:style-name="ce2">
            <text:p>TRUE</text:p>
          </table:table-cell>
          <table:table-cell office:value-type="float" office:value="10" table:formula="of:=IFERROR(IFERROR([.O136]+[.V136]; [.O136]+[.Z136]); &quot;?&quot;)" table:style-name="ce2">
            <text:p>10</text:p>
          </table:table-cell>
          <table:table-cell office:value-type="float" office:value="10" table:formula="of:=MAX(IF([.C136]=&quot;?&quot;;0;[.C136]);[.J136])" table:style-name="ce2">
            <text:p>10</text:p>
          </table:table-cell>
          <table:table-cell office:value-type="string" table:style-name="ce2">
            <text:p>TREEPAIR_100_10_90_02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3" table:style-name="ce2">
            <text:p>43</text:p>
          </table:table-cell>
          <table:table-cell office:value-type="float" office:value="43" table:style-name="ce2">
            <text:p>43</text:p>
          </table:table-cell>
          <table:table-cell office:value-type="float" office:value="4.3" table:formula="of:=[.M136]/[.D136]" table:style-name="ce22">
            <text:p>4.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3" table:formula="of:=[.A136]+1" table:style-name="ce2">
            <text:p>133</text:p>
          </table:table-cell>
          <table:table-cell office:value-type="boolean" office:boolean-value="true" table:formula="of:=OR(NOT([.R137]=&quot;?&quot;); NOT([.V137]=&quot;?&quot;);NOT([.Z137]=&quot;-&quot;))" table:style-name="ce2">
            <text:p>TRUE</text:p>
          </table:table-cell>
          <table:table-cell office:value-type="float" office:value="10" table:formula="of:=IFERROR(IFERROR([.O137]+[.V137]; [.O137]+[.Z137]); &quot;?&quot;)" table:style-name="ce2">
            <text:p>10</text:p>
          </table:table-cell>
          <table:table-cell office:value-type="float" office:value="10" table:formula="of:=MAX(IF([.C137]=&quot;?&quot;;0;[.C137]);[.J137])" table:style-name="ce2">
            <text:p>10</text:p>
          </table:table-cell>
          <table:table-cell office:value-type="string" table:style-name="ce2">
            <text:p>TREEPAIR_100_10_90_03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office:value-type="float" office:value="47" table:style-name="ce2">
            <text:p>47</text:p>
          </table:table-cell>
          <table:table-cell office:value-type="float" office:value="4.7" table:formula="of:=[.M137]/[.D137]" table:style-name="ce22">
            <text:p>4.7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4" table:formula="of:=[.A137]+1" table:style-name="ce2">
            <text:p>134</text:p>
          </table:table-cell>
          <table:table-cell office:value-type="boolean" office:boolean-value="true" table:formula="of:=OR(NOT([.R138]=&quot;?&quot;); NOT([.V138]=&quot;?&quot;);NOT([.Z138]=&quot;-&quot;))" table:style-name="ce2">
            <text:p>TRUE</text:p>
          </table:table-cell>
          <table:table-cell office:value-type="float" office:value="9" table:formula="of:=IFERROR(IFERROR([.O138]+[.V138]; [.O138]+[.Z138]); &quot;?&quot;)" table:style-name="ce2">
            <text:p>9</text:p>
          </table:table-cell>
          <table:table-cell office:value-type="float" office:value="9" table:formula="of:=MAX(IF([.C138]=&quot;?&quot;;0;[.C138]);[.J138])" table:style-name="ce2">
            <text:p>9</text:p>
          </table:table-cell>
          <table:table-cell office:value-type="string" table:style-name="ce2">
            <text:p>TREEPAIR_100_10_90_04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17">
            <text:p>9</text:p>
          </table:table-cell>
          <table:table-cell office:value-type="float" office:value="60" table:style-name="ce2">
            <text:p>60</text:p>
          </table:table-cell>
          <table:table-cell office:value-type="float" office:value="47" table:style-name="ce2">
            <text:p>47</text:p>
          </table:table-cell>
          <table:table-cell office:value-type="float" office:value="44" table:style-name="ce2">
            <text:p>44</text:p>
          </table:table-cell>
          <table:table-cell office:value-type="float" office:value="4.8888888888888893" table:formula="of:=[.M138]/[.D138]" table:style-name="ce22">
            <text:p>4.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5" table:formula="of:=[.A138]+1" table:style-name="ce2">
            <text:p>135</text:p>
          </table:table-cell>
          <table:table-cell office:value-type="boolean" office:boolean-value="true" table:formula="of:=OR(NOT([.R139]=&quot;?&quot;); NOT([.V139]=&quot;?&quot;);NOT([.Z139]=&quot;-&quot;))" table:style-name="ce2">
            <text:p>TRUE</text:p>
          </table:table-cell>
          <table:table-cell office:value-type="float" office:value="10" table:formula="of:=IFERROR(IFERROR([.O139]+[.V139]; [.O139]+[.Z139]); &quot;?&quot;)" table:style-name="ce2">
            <text:p>10</text:p>
          </table:table-cell>
          <table:table-cell office:value-type="float" office:value="10" table:formula="of:=MAX(IF([.C139]=&quot;?&quot;;0;[.C139]);[.J139])" table:style-name="ce2">
            <text:p>10</text:p>
          </table:table-cell>
          <table:table-cell office:value-type="string" table:style-name="ce2">
            <text:p>TREEPAIR_100_10_90_05</text:p>
          </table:table-cell>
          <table:table-cell office:value-type="float" office:value="100" table:style-name="ce2">
            <text:p>1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54" table:style-name="ce2">
            <text:p>54</text:p>
          </table:table-cell>
          <table:table-cell office:value-type="float" office:value="51" table:style-name="ce2">
            <text:p>51</text:p>
          </table:table-cell>
          <table:table-cell office:value-type="float" office:value="5.0999999999999996" table:formula="of:=[.M139]/[.D139]" table:style-name="ce22">
            <text:p>5.1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6" table:formula="of:=[.A139]+1" table:style-name="ce2">
            <text:p>136</text:p>
          </table:table-cell>
          <table:table-cell office:value-type="boolean" office:boolean-value="true" table:formula="of:=OR(NOT([.R140]=&quot;?&quot;); NOT([.V140]=&quot;?&quot;);NOT([.Z140]=&quot;-&quot;))" table:style-name="ce2">
            <text:p>TRUE</text:p>
          </table:table-cell>
          <table:table-cell office:value-type="float" office:value="13" table:formula="of:=IFERROR(IFERROR([.O140]+[.V140]; [.O140]+[.Z140]); &quot;?&quot;)" table:style-name="ce2">
            <text:p>13</text:p>
          </table:table-cell>
          <table:table-cell office:value-type="float" office:value="13" table:formula="of:=MAX(IF([.C140]=&quot;?&quot;;0;[.C140]);[.J140])" table:style-name="ce2">
            <text:p>13</text:p>
          </table:table-cell>
          <table:table-cell office:value-type="string" table:style-name="ce2">
            <text:p>TREEPAIR_100_15_50_01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17">
            <text:p>13</text:p>
          </table:table-cell>
          <table:table-cell office:value-type="float" office:value="60" table:style-name="ce2">
            <text:p>60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2">
            <text:p>49</text:p>
          </table:table-cell>
          <table:table-cell office:value-type="float" office:value="3.7692307692307692" table:formula="of:=[.M140]/[.D140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7" table:formula="of:=[.A140]+1" table:style-name="ce2">
            <text:p>137</text:p>
          </table:table-cell>
          <table:table-cell office:value-type="boolean" office:boolean-value="true" table:formula="of:=OR(NOT([.R141]=&quot;?&quot;); NOT([.V141]=&quot;?&quot;);NOT([.Z141]=&quot;-&quot;))" table:style-name="ce2">
            <text:p>TRUE</text:p>
          </table:table-cell>
          <table:table-cell office:value-type="float" office:value="14" table:formula="of:=IFERROR(IFERROR([.O141]+[.V141]; [.O141]+[.Z141]); &quot;?&quot;)" table:style-name="ce2">
            <text:p>14</text:p>
          </table:table-cell>
          <table:table-cell office:value-type="float" office:value="14" table:formula="of:=MAX(IF([.C141]=&quot;?&quot;;0;[.C141]);[.J141])" table:style-name="ce2">
            <text:p>14</text:p>
          </table:table-cell>
          <table:table-cell office:value-type="string" table:style-name="ce2">
            <text:p>TREEPAIR_100_15_50_02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50" table:style-name="ce2">
            <text:p>50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3.4285714285714284" table:formula="of:=[.M141]/[.D141]" table:style-name="ce22">
            <text:p>3.4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9">
            <text:p>14</text:p>
          </table:table-cell>
          <table:table-cell office:value-type="float" office:value="37" table:style-name="ce2">
            <text:p>3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8" table:formula="of:=[.A141]+1" table:style-name="ce2">
            <text:p>138</text:p>
          </table:table-cell>
          <table:table-cell office:value-type="boolean" office:boolean-value="true" table:formula="of:=OR(NOT([.R142]=&quot;?&quot;); NOT([.V142]=&quot;?&quot;);NOT([.Z142]=&quot;-&quot;))" table:style-name="ce2">
            <text:p>TRUE</text:p>
          </table:table-cell>
          <table:table-cell office:value-type="float" office:value="15" table:formula="of:=IFERROR(IFERROR([.O142]+[.V142]; [.O142]+[.Z142]); &quot;?&quot;)" table:style-name="ce2">
            <text:p>15</text:p>
          </table:table-cell>
          <table:table-cell office:value-type="float" office:value="15" table:formula="of:=MAX(IF([.C142]=&quot;?&quot;;0;[.C142]);[.J142])" table:style-name="ce2">
            <text:p>15</text:p>
          </table:table-cell>
          <table:table-cell office:value-type="string" table:style-name="ce2">
            <text:p>TREEPAIR_100_15_50_03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58" table:style-name="ce2">
            <text:p>58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3.8" table:formula="of:=[.M142]/[.D142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39" table:formula="of:=[.A142]+1" table:style-name="ce2">
            <text:p>139</text:p>
          </table:table-cell>
          <table:table-cell office:value-type="boolean" office:boolean-value="true" table:formula="of:=OR(NOT([.R143]=&quot;?&quot;); NOT([.V143]=&quot;?&quot;);NOT([.Z143]=&quot;-&quot;))" table:style-name="ce2">
            <text:p>TRUE</text:p>
          </table:table-cell>
          <table:table-cell office:value-type="float" office:value="15" table:formula="of:=IFERROR(IFERROR([.O143]+[.V143]; [.O143]+[.Z143]); &quot;?&quot;)" table:style-name="ce2">
            <text:p>15</text:p>
          </table:table-cell>
          <table:table-cell office:value-type="float" office:value="15" table:formula="of:=MAX(IF([.C143]=&quot;?&quot;;0;[.C143]);[.J143])" table:style-name="ce2">
            <text:p>15</text:p>
          </table:table-cell>
          <table:table-cell office:value-type="string" table:style-name="ce2">
            <text:p>TREEPAIR_100_15_50_04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60" table:style-name="ce2">
            <text:p>60</text:p>
          </table:table-cell>
          <table:table-cell office:value-type="float" office:value="56" table:style-name="ce2">
            <text:p>56</text:p>
          </table:table-cell>
          <table:table-cell office:value-type="float" office:value="52" table:style-name="ce2">
            <text:p>52</text:p>
          </table:table-cell>
          <table:table-cell office:value-type="float" office:value="3.4666666666666668" table:formula="of:=[.M143]/[.D143]" table:style-name="ce22">
            <text:p>3.5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6" table:style-name="ce2">
            <text:p>3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0" table:formula="of:=[.A143]+1" table:style-name="ce2">
            <text:p>140</text:p>
          </table:table-cell>
          <table:table-cell office:value-type="boolean" office:boolean-value="true" table:formula="of:=OR(NOT([.R144]=&quot;?&quot;); NOT([.V144]=&quot;?&quot;);NOT([.Z144]=&quot;-&quot;))" table:style-name="ce2">
            <text:p>TRUE</text:p>
          </table:table-cell>
          <table:table-cell office:value-type="float" office:value="14" table:formula="of:=IFERROR(IFERROR([.O144]+[.V144]; [.O144]+[.Z144]); &quot;?&quot;)" table:style-name="ce2">
            <text:p>14</text:p>
          </table:table-cell>
          <table:table-cell office:value-type="float" office:value="14" table:formula="of:=MAX(IF([.C144]=&quot;?&quot;;0;[.C144]);[.J144])" table:style-name="ce2">
            <text:p>14</text:p>
          </table:table-cell>
          <table:table-cell office:value-type="string" table:style-name="ce2">
            <text:p>TREEPAIR_100_15_50_05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59" table:style-name="ce2">
            <text:p>59</text:p>
          </table:table-cell>
          <table:table-cell office:value-type="float" office:value="56" table:style-name="ce2">
            <text:p>56</text:p>
          </table:table-cell>
          <table:table-cell office:value-type="float" office:value="36" table:style-name="ce2">
            <text:p>36</text:p>
          </table:table-cell>
          <table:table-cell office:value-type="float" office:value="2.5714285714285716" table:formula="of:=[.M144]/[.D144]" table:style-name="ce22">
            <text:p>2.6</text:p>
          </table:table-cell>
          <table:table-cell office:value-type="float" office:value="4" table:style-name="ce10">
            <text:p>4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1" table:formula="of:=[.A144]+1" table:style-name="ce2">
            <text:p>141</text:p>
          </table:table-cell>
          <table:table-cell office:value-type="boolean" office:boolean-value="true" table:formula="of:=OR(NOT([.R145]=&quot;?&quot;); NOT([.V145]=&quot;?&quot;);NOT([.Z145]=&quot;-&quot;))" table:style-name="ce2">
            <text:p>TRUE</text:p>
          </table:table-cell>
          <table:table-cell office:value-type="float" office:value="14" table:formula="of:=IFERROR(IFERROR([.O145]+[.V145]; [.O145]+[.Z145]); &quot;?&quot;)" table:style-name="ce2">
            <text:p>14</text:p>
          </table:table-cell>
          <table:table-cell office:value-type="float" office:value="14" table:formula="of:=MAX(IF([.C145]=&quot;?&quot;;0;[.C145]);[.J145])" table:style-name="ce2">
            <text:p>14</text:p>
          </table:table-cell>
          <table:table-cell office:value-type="string" table:style-name="ce2">
            <text:p>TREEPAIR_100_15_70_01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70" table:style-name="ce2">
            <text:p>70</text:p>
          </table:table-cell>
          <table:table-cell office:value-type="float" office:value="66" table:style-name="ce2">
            <text:p>66</text:p>
          </table:table-cell>
          <table:table-cell office:value-type="float" office:value="48" table:style-name="ce2">
            <text:p>48</text:p>
          </table:table-cell>
          <table:table-cell office:value-type="float" office:value="3.4285714285714284" table:formula="of:=[.M145]/[.D145]" table:style-name="ce22">
            <text:p>3.4</text:p>
          </table:table-cell>
          <table:table-cell office:value-type="float" office:value="4" table:style-name="ce10">
            <text:p>4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2" table:formula="of:=[.A145]+1" table:style-name="ce2">
            <text:p>142</text:p>
          </table:table-cell>
          <table:table-cell office:value-type="boolean" office:boolean-value="true" table:formula="of:=OR(NOT([.R146]=&quot;?&quot;); NOT([.V146]=&quot;?&quot;);NOT([.Z146]=&quot;-&quot;))" table:style-name="ce2">
            <text:p>TRUE</text:p>
          </table:table-cell>
          <table:table-cell office:value-type="float" office:value="14" table:formula="of:=IFERROR(IFERROR([.O146]+[.V146]; [.O146]+[.Z146]); &quot;?&quot;)" table:style-name="ce2">
            <text:p>14</text:p>
          </table:table-cell>
          <table:table-cell office:value-type="float" office:value="14" table:formula="of:=MAX(IF([.C146]=&quot;?&quot;;0;[.C146]);[.J146])" table:style-name="ce2">
            <text:p>14</text:p>
          </table:table-cell>
          <table:table-cell office:value-type="string" table:style-name="ce2">
            <text:p>TREEPAIR_100_15_70_02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63" table:style-name="ce2">
            <text:p>63</text:p>
          </table:table-cell>
          <table:table-cell office:value-type="float" office:value="59" table:style-name="ce2">
            <text:p>59</text:p>
          </table:table-cell>
          <table:table-cell office:value-type="float" office:value="56" table:style-name="ce2">
            <text:p>56</text:p>
          </table:table-cell>
          <table:table-cell office:value-type="float" office:value="4" table:formula="of:=[.M146]/[.D146]" table:style-name="ce22">
            <text:p>4.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3" table:formula="of:=[.A146]+1" table:style-name="ce2">
            <text:p>143</text:p>
          </table:table-cell>
          <table:table-cell office:value-type="boolean" office:boolean-value="true" table:formula="of:=OR(NOT([.R147]=&quot;?&quot;); NOT([.V147]=&quot;?&quot;);NOT([.Z147]=&quot;-&quot;))" table:style-name="ce2">
            <text:p>TRUE</text:p>
          </table:table-cell>
          <table:table-cell office:value-type="float" office:value="14" table:formula="of:=IFERROR(IFERROR([.O147]+[.V147]; [.O147]+[.Z147]); &quot;?&quot;)" table:style-name="ce2">
            <text:p>14</text:p>
          </table:table-cell>
          <table:table-cell office:value-type="float" office:value="14" table:formula="of:=MAX(IF([.C147]=&quot;?&quot;;0;[.C147]);[.J147])" table:style-name="ce2">
            <text:p>14</text:p>
          </table:table-cell>
          <table:table-cell office:value-type="string" table:style-name="ce2">
            <text:p>TREEPAIR_100_15_70_03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70" table:style-name="ce2">
            <text:p>70</text:p>
          </table:table-cell>
          <table:table-cell office:value-type="float" office:value="63" table:style-name="ce2">
            <text:p>63</text:p>
          </table:table-cell>
          <table:table-cell office:value-type="float" office:value="55" table:style-name="ce2">
            <text:p>55</text:p>
          </table:table-cell>
          <table:table-cell office:value-type="float" office:value="3.9285714285714284" table:formula="of:=[.M147]/[.D147]" table:style-name="ce22">
            <text:p>3.9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4" table:formula="of:=[.A147]+1" table:style-name="ce2">
            <text:p>144</text:p>
          </table:table-cell>
          <table:table-cell office:value-type="boolean" office:boolean-value="true" table:formula="of:=OR(NOT([.R148]=&quot;?&quot;); NOT([.V148]=&quot;?&quot;);NOT([.Z148]=&quot;-&quot;))" table:style-name="ce2">
            <text:p>TRUE</text:p>
          </table:table-cell>
          <table:table-cell office:value-type="float" office:value="15" table:formula="of:=IFERROR(IFERROR([.O148]+[.V148]; [.O148]+[.Z148]); &quot;?&quot;)" table:style-name="ce2">
            <text:p>15</text:p>
          </table:table-cell>
          <table:table-cell office:value-type="float" office:value="15" table:formula="of:=MAX(IF([.C148]=&quot;?&quot;;0;[.C148]);[.J148])" table:style-name="ce2">
            <text:p>15</text:p>
          </table:table-cell>
          <table:table-cell office:value-type="string" table:style-name="ce2">
            <text:p>TREEPAIR_100_15_70_04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4.333333333333333" table:formula="of:=[.M148]/[.D148]" table:style-name="ce22">
            <text:p>4.3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5" table:formula="of:=[.A148]+1" table:style-name="ce2">
            <text:p>145</text:p>
          </table:table-cell>
          <table:table-cell office:value-type="boolean" office:boolean-value="true" table:formula="of:=OR(NOT([.R149]=&quot;?&quot;); NOT([.V149]=&quot;?&quot;);NOT([.Z149]=&quot;-&quot;))" table:style-name="ce2">
            <text:p>TRUE</text:p>
          </table:table-cell>
          <table:table-cell office:value-type="float" office:value="14" table:formula="of:=IFERROR(IFERROR([.O149]+[.V149]; [.O149]+[.Z149]); &quot;?&quot;)" table:style-name="ce2">
            <text:p>14</text:p>
          </table:table-cell>
          <table:table-cell office:value-type="float" office:value="14" table:formula="of:=MAX(IF([.C149]=&quot;?&quot;;0;[.C149]);[.J149])" table:style-name="ce2">
            <text:p>14</text:p>
          </table:table-cell>
          <table:table-cell office:value-type="string" table:style-name="ce2">
            <text:p>TREEPAIR_100_15_70_05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2">
            <text:p>49</text:p>
          </table:table-cell>
          <table:table-cell office:value-type="float" office:value="40" table:style-name="ce2">
            <text:p>40</text:p>
          </table:table-cell>
          <table:table-cell office:value-type="float" office:value="2.8571428571428572" table:formula="of:=[.M149]/[.D149]" table:style-name="ce22">
            <text:p>2.9</text:p>
          </table:table-cell>
          <table:table-cell office:value-type="float" office:value="2" table:style-name="ce10">
            <text:p>2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6" table:formula="of:=[.A149]+1" table:style-name="ce2">
            <text:p>146</text:p>
          </table:table-cell>
          <table:table-cell office:value-type="boolean" office:boolean-value="true" table:formula="of:=OR(NOT([.R150]=&quot;?&quot;); NOT([.V150]=&quot;?&quot;);NOT([.Z150]=&quot;-&quot;))" table:style-name="ce2">
            <text:p>TRUE</text:p>
          </table:table-cell>
          <table:table-cell office:value-type="float" office:value="13" table:formula="of:=IFERROR(IFERROR([.O150]+[.V150]; [.O150]+[.Z150]); &quot;?&quot;)" table:style-name="ce2">
            <text:p>13</text:p>
          </table:table-cell>
          <table:table-cell office:value-type="float" office:value="13" table:formula="of:=MAX(IF([.C150]=&quot;?&quot;;0;[.C150]);[.J150])" table:style-name="ce2">
            <text:p>13</text:p>
          </table:table-cell>
          <table:table-cell office:value-type="string" table:style-name="ce2">
            <text:p>TREEPAIR_100_15_90_01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17">
            <text:p>13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2">
            <text:p>49</text:p>
          </table:table-cell>
          <table:table-cell office:value-type="float" office:value="44" table:style-name="ce2">
            <text:p>44</text:p>
          </table:table-cell>
          <table:table-cell office:value-type="float" office:value="3.3846153846153846" table:formula="of:=[.M150]/[.D150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9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7" table:formula="of:=[.A150]+1" table:style-name="ce2">
            <text:p>147</text:p>
          </table:table-cell>
          <table:table-cell office:value-type="boolean" office:boolean-value="true" table:formula="of:=OR(NOT([.R151]=&quot;?&quot;); NOT([.V151]=&quot;?&quot;);NOT([.Z151]=&quot;-&quot;))" table:style-name="ce2">
            <text:p>TRUE</text:p>
          </table:table-cell>
          <table:table-cell office:value-type="float" office:value="15" table:formula="of:=IFERROR(IFERROR([.O151]+[.V151]; [.O151]+[.Z151]); &quot;?&quot;)" table:style-name="ce2">
            <text:p>15</text:p>
          </table:table-cell>
          <table:table-cell office:value-type="float" office:value="15" table:formula="of:=MAX(IF([.C151]=&quot;?&quot;;0;[.C151]);[.J151])" table:style-name="ce2">
            <text:p>15</text:p>
          </table:table-cell>
          <table:table-cell office:value-type="string" table:style-name="ce2">
            <text:p>TREEPAIR_100_15_90_02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68" table:style-name="ce2">
            <text:p>68</text:p>
          </table:table-cell>
          <table:table-cell office:value-type="float" office:value="61" table:style-name="ce2">
            <text:p>61</text:p>
          </table:table-cell>
          <table:table-cell office:value-type="float" office:value="59" table:style-name="ce2">
            <text:p>59</text:p>
          </table:table-cell>
          <table:table-cell office:value-type="float" office:value="3.9333333333333331" table:formula="of:=[.M151]/[.D151]" table:style-name="ce22">
            <text:p>3.9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8" table:formula="of:=[.A151]+1" table:style-name="ce2">
            <text:p>148</text:p>
          </table:table-cell>
          <table:table-cell office:value-type="boolean" office:boolean-value="true" table:formula="of:=OR(NOT([.R152]=&quot;?&quot;); NOT([.V152]=&quot;?&quot;);NOT([.Z152]=&quot;-&quot;))" table:style-name="ce2">
            <text:p>TRUE</text:p>
          </table:table-cell>
          <table:table-cell office:value-type="float" office:value="14" table:formula="of:=IFERROR(IFERROR([.O152]+[.V152]; [.O152]+[.Z152]); &quot;?&quot;)" table:style-name="ce2">
            <text:p>14</text:p>
          </table:table-cell>
          <table:table-cell office:value-type="float" office:value="14" table:formula="of:=MAX(IF([.C152]=&quot;?&quot;;0;[.C152]);[.J152])" table:style-name="ce2">
            <text:p>14</text:p>
          </table:table-cell>
          <table:table-cell office:value-type="string" table:style-name="ce2">
            <text:p>TREEPAIR_100_15_90_03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65" table:style-name="ce2">
            <text:p>65</text:p>
          </table:table-cell>
          <table:table-cell office:value-type="float" office:value="60" table:style-name="ce2">
            <text:p>60</text:p>
          </table:table-cell>
          <table:table-cell office:value-type="float" office:value="4.2857142857142856" table:formula="of:=[.M152]/[.D152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49" table:formula="of:=[.A152]+1" table:style-name="ce2">
            <text:p>149</text:p>
          </table:table-cell>
          <table:table-cell office:value-type="boolean" office:boolean-value="true" table:formula="of:=OR(NOT([.R153]=&quot;?&quot;); NOT([.V153]=&quot;?&quot;);NOT([.Z153]=&quot;-&quot;))" table:style-name="ce2">
            <text:p>TRUE</text:p>
          </table:table-cell>
          <table:table-cell office:value-type="float" office:value="15" table:formula="of:=IFERROR(IFERROR([.O153]+[.V153]; [.O153]+[.Z153]); &quot;?&quot;)" table:style-name="ce2">
            <text:p>15</text:p>
          </table:table-cell>
          <table:table-cell office:value-type="float" office:value="15" table:formula="of:=MAX(IF([.C153]=&quot;?&quot;;0;[.C153]);[.J153])" table:style-name="ce2">
            <text:p>15</text:p>
          </table:table-cell>
          <table:table-cell office:value-type="string" table:style-name="ce2">
            <text:p>TREEPAIR_100_15_90_04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62" table:style-name="ce2">
            <text:p>62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3.8" table:formula="of:=[.M153]/[.D153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0" table:formula="of:=[.A153]+1" table:style-name="ce2">
            <text:p>150</text:p>
          </table:table-cell>
          <table:table-cell office:value-type="boolean" office:boolean-value="true" table:formula="of:=OR(NOT([.R154]=&quot;?&quot;); NOT([.V154]=&quot;?&quot;);NOT([.Z154]=&quot;-&quot;))" table:style-name="ce2">
            <text:p>TRUE</text:p>
          </table:table-cell>
          <table:table-cell office:value-type="float" office:value="15" table:formula="of:=IFERROR(IFERROR([.O154]+[.V154]; [.O154]+[.Z154]); &quot;?&quot;)" table:style-name="ce2">
            <text:p>15</text:p>
          </table:table-cell>
          <table:table-cell office:value-type="float" office:value="15" table:formula="of:=MAX(IF([.C154]=&quot;?&quot;;0;[.C154]);[.J154])" table:style-name="ce2">
            <text:p>15</text:p>
          </table:table-cell>
          <table:table-cell office:value-type="string" table:style-name="ce2">
            <text:p>TREEPAIR_100_15_90_05</text:p>
          </table:table-cell>
          <table:table-cell office:value-type="float" office:value="100" table:style-name="ce2">
            <text:p>1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69" table:style-name="ce2">
            <text:p>69</text:p>
          </table:table-cell>
          <table:table-cell office:value-type="float" office:value="61" table:style-name="ce2">
            <text:p>61</text:p>
          </table:table-cell>
          <table:table-cell office:value-type="float" office:value="57" table:style-name="ce2">
            <text:p>57</text:p>
          </table:table-cell>
          <table:table-cell office:value-type="float" office:value="3.8" table:formula="of:=[.M154]/[.D154]" table:style-name="ce22">
            <text:p>3.8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1" table:formula="of:=[.A154]+1" table:style-name="ce2">
            <text:p>151</text:p>
          </table:table-cell>
          <table:table-cell office:value-type="boolean" office:boolean-value="true" table:formula="of:=OR(NOT([.R155]=&quot;?&quot;); NOT([.V155]=&quot;?&quot;);NOT([.Z155]=&quot;-&quot;))" table:style-name="ce2">
            <text:p>TRUE</text:p>
          </table:table-cell>
          <table:table-cell office:value-type="float" office:value="19" table:formula="of:=IFERROR(IFERROR([.O155]+[.V155]; [.O155]+[.Z155]); &quot;?&quot;)" table:style-name="ce2">
            <text:p>19</text:p>
          </table:table-cell>
          <table:table-cell office:value-type="float" office:value="19" table:formula="of:=MAX(IF([.C155]=&quot;?&quot;;0;[.C155]);[.J155])" table:style-name="ce2">
            <text:p>19</text:p>
          </table:table-cell>
          <table:table-cell office:value-type="string" table:style-name="ce2">
            <text:p>TREEPAIR_100_20_50_01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69" table:style-name="ce2">
            <text:p>69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3.4736842105263159" table:formula="of:=[.M155]/[.D155]" table:style-name="ce22">
            <text:p>3.5</text:p>
          </table:table-cell>
          <table:table-cell office:value-type="float" office:value="0" table:style-name="ce10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2" table:formula="of:=[.A155]+1" table:style-name="ce2">
            <text:p>152</text:p>
          </table:table-cell>
          <table:table-cell office:value-type="boolean" office:boolean-value="true" table:formula="of:=OR(NOT([.R156]=&quot;?&quot;); NOT([.V156]=&quot;?&quot;);NOT([.Z156]=&quot;-&quot;))" table:style-name="ce2">
            <text:p>TRUE</text:p>
          </table:table-cell>
          <table:table-cell office:value-type="float" office:value="20" table:formula="of:=IFERROR(IFERROR([.O156]+[.V156]; [.O156]+[.Z156]); &quot;?&quot;)" table:style-name="ce2">
            <text:p>20</text:p>
          </table:table-cell>
          <table:table-cell office:value-type="float" office:value="20" table:formula="of:=MAX(IF([.C156]=&quot;?&quot;;0;[.C156]);[.J156])" table:style-name="ce2">
            <text:p>20</text:p>
          </table:table-cell>
          <table:table-cell office:value-type="string" table:style-name="ce2">
            <text:p>TREEPAIR_100_20_50_02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67" table:style-name="ce2">
            <text:p>67</text:p>
          </table:table-cell>
          <table:table-cell office:value-type="float" office:value="66" table:style-name="ce2">
            <text:p>66</text:p>
          </table:table-cell>
          <table:table-cell office:value-type="float" office:value="58" table:style-name="ce2">
            <text:p>58</text:p>
          </table:table-cell>
          <table:table-cell office:value-type="float" office:value="2.9" table:formula="of:=[.M156]/[.D156]" table:style-name="ce22">
            <text:p>2.9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3" table:formula="of:=[.A156]+1" table:style-name="ce2">
            <text:p>153</text:p>
          </table:table-cell>
          <table:table-cell office:value-type="boolean" office:boolean-value="true" table:formula="of:=OR(NOT([.R157]=&quot;?&quot;); NOT([.V157]=&quot;?&quot;);NOT([.Z157]=&quot;-&quot;))" table:style-name="ce2">
            <text:p>TRUE</text:p>
          </table:table-cell>
          <table:table-cell office:value-type="float" office:value="17" table:formula="of:=IFERROR(IFERROR([.O157]+[.V157]; [.O157]+[.Z157]); &quot;?&quot;)" table:style-name="ce2">
            <text:p>17</text:p>
          </table:table-cell>
          <table:table-cell office:value-type="float" office:value="17" table:formula="of:=MAX(IF([.C157]=&quot;?&quot;;0;[.C157]);[.J157])" table:style-name="ce2">
            <text:p>17</text:p>
          </table:table-cell>
          <table:table-cell office:value-type="string" table:style-name="ce2">
            <text:p>TREEPAIR_100_20_50_03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17">
            <text:p>16</text:p>
          </table:table-cell>
          <table:table-cell office:value-type="float" office:value="62" table:style-name="ce2">
            <text:p>62</text:p>
          </table:table-cell>
          <table:table-cell office:value-type="float" office:value="58" table:style-name="ce2">
            <text:p>58</text:p>
          </table:table-cell>
          <table:table-cell office:value-type="float" office:value="53" table:style-name="ce2">
            <text:p>53</text:p>
          </table:table-cell>
          <table:table-cell office:value-type="float" office:value="3.1176470588235294" table:formula="of:=[.M157]/[.D157]" table:style-name="ce22">
            <text:p>3.1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4" table:formula="of:=[.A157]+1" table:style-name="ce2">
            <text:p>154</text:p>
          </table:table-cell>
          <table:table-cell office:value-type="boolean" office:boolean-value="true" table:formula="of:=OR(NOT([.R158]=&quot;?&quot;); NOT([.V158]=&quot;?&quot;);NOT([.Z158]=&quot;-&quot;))" table:style-name="ce2">
            <text:p>TRUE</text:p>
          </table:table-cell>
          <table:table-cell office:value-type="float" office:value="18" table:formula="of:=IFERROR(IFERROR([.O158]+[.V158]; [.O158]+[.Z158]); &quot;?&quot;)" table:style-name="ce2">
            <text:p>18</text:p>
          </table:table-cell>
          <table:table-cell office:value-type="float" office:value="18" table:formula="of:=MAX(IF([.C158]=&quot;?&quot;;0;[.C158]);[.J158])" table:style-name="ce2">
            <text:p>18</text:p>
          </table:table-cell>
          <table:table-cell office:value-type="string" table:style-name="ce2">
            <text:p>TREEPAIR_100_20_50_04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17">
            <text:p>18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3.1666666666666665" table:formula="of:=[.M158]/[.D158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5" table:formula="of:=[.A158]+1" table:style-name="ce2">
            <text:p>155</text:p>
          </table:table-cell>
          <table:table-cell office:value-type="boolean" office:boolean-value="true" table:formula="of:=OR(NOT([.R159]=&quot;?&quot;); NOT([.V159]=&quot;?&quot;);NOT([.Z159]=&quot;-&quot;))" table:style-name="ce2">
            <text:p>TRUE</text:p>
          </table:table-cell>
          <table:table-cell office:value-type="float" office:value="20" table:formula="of:=IFERROR(IFERROR([.O159]+[.V159]; [.O159]+[.Z159]); &quot;?&quot;)" table:style-name="ce2">
            <text:p>20</text:p>
          </table:table-cell>
          <table:table-cell office:value-type="float" office:value="20" table:formula="of:=MAX(IF([.C159]=&quot;?&quot;;0;[.C159]);[.J159])" table:style-name="ce2">
            <text:p>20</text:p>
          </table:table-cell>
          <table:table-cell office:value-type="string" table:style-name="ce2">
            <text:p>TREEPAIR_100_20_50_05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64" table:style-name="ce2">
            <text:p>64</text:p>
          </table:table-cell>
          <table:table-cell office:value-type="float" office:value="63" table:style-name="ce2">
            <text:p>63</text:p>
          </table:table-cell>
          <table:table-cell office:value-type="float" office:value="60" table:style-name="ce2">
            <text:p>60</text:p>
          </table:table-cell>
          <table:table-cell office:value-type="float" office:value="3" table:formula="of:=[.M159]/[.D159]" table:style-name="ce22">
            <text:p>3.0</text:p>
          </table:table-cell>
          <table:table-cell office:value-type="float" office:value="1" table:style-name="ce10">
            <text:p>1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6" table:formula="of:=[.A159]+1" table:style-name="ce2">
            <text:p>156</text:p>
          </table:table-cell>
          <table:table-cell office:value-type="boolean" office:boolean-value="true" table:formula="of:=OR(NOT([.R160]=&quot;?&quot;); NOT([.V160]=&quot;?&quot;);NOT([.Z160]=&quot;-&quot;))" table:style-name="ce2">
            <text:p>TRUE</text:p>
          </table:table-cell>
          <table:table-cell office:value-type="float" office:value="20" table:formula="of:=IFERROR(IFERROR([.O160]+[.V160]; [.O160]+[.Z160]); &quot;?&quot;)" table:style-name="ce2">
            <text:p>20</text:p>
          </table:table-cell>
          <table:table-cell office:value-type="float" office:value="20" table:formula="of:=MAX(IF([.C160]=&quot;?&quot;;0;[.C160]);[.J160])" table:style-name="ce2">
            <text:p>20</text:p>
          </table:table-cell>
          <table:table-cell office:value-type="string" table:style-name="ce2">
            <text:p>TREEPAIR_100_20_70_01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72" table:style-name="ce2">
            <text:p>72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3.55" table:formula="of:=[.M160]/[.D160]" table:style-name="ce22">
            <text:p>3.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7" table:formula="of:=[.A160]+1" table:style-name="ce2">
            <text:p>157</text:p>
          </table:table-cell>
          <table:table-cell office:value-type="boolean" office:boolean-value="true" table:formula="of:=OR(NOT([.R161]=&quot;?&quot;); NOT([.V161]=&quot;?&quot;);NOT([.Z161]=&quot;-&quot;))" table:style-name="ce2">
            <text:p>TRUE</text:p>
          </table:table-cell>
          <table:table-cell office:value-type="float" office:value="19" table:formula="of:=IFERROR(IFERROR([.O161]+[.V161]; [.O161]+[.Z161]); &quot;?&quot;)" table:style-name="ce2">
            <text:p>19</text:p>
          </table:table-cell>
          <table:table-cell office:value-type="float" office:value="19" table:formula="of:=MAX(IF([.C161]=&quot;?&quot;;0;[.C161]);[.J161])" table:style-name="ce2">
            <text:p>19</text:p>
          </table:table-cell>
          <table:table-cell office:value-type="string" table:style-name="ce2">
            <text:p>TREEPAIR_100_20_70_02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17">
            <text:p>19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55" table:style-name="ce2">
            <text:p>55</text:p>
          </table:table-cell>
          <table:table-cell office:value-type="float" office:value="2.8947368421052633" table:formula="of:=[.M161]/[.D161]" table:style-name="ce22">
            <text:p>2.9</text:p>
          </table:table-cell>
          <table:table-cell office:value-type="float" office:value="3" table:style-name="ce10">
            <text:p>3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8" table:formula="of:=[.A161]+1" table:style-name="ce2">
            <text:p>158</text:p>
          </table:table-cell>
          <table:table-cell office:value-type="boolean" office:boolean-value="true" table:formula="of:=OR(NOT([.R162]=&quot;?&quot;); NOT([.V162]=&quot;?&quot;);NOT([.Z162]=&quot;-&quot;))" table:style-name="ce2">
            <text:p>TRUE</text:p>
          </table:table-cell>
          <table:table-cell office:value-type="float" office:value="20" table:formula="of:=IFERROR(IFERROR([.O162]+[.V162]; [.O162]+[.Z162]); &quot;?&quot;)" table:style-name="ce2">
            <text:p>20</text:p>
          </table:table-cell>
          <table:table-cell office:value-type="float" office:value="20" table:formula="of:=MAX(IF([.C162]=&quot;?&quot;;0;[.C162]);[.J162])" table:style-name="ce2">
            <text:p>20</text:p>
          </table:table-cell>
          <table:table-cell office:value-type="string" table:style-name="ce2">
            <text:p>TREEPAIR_100_20_70_03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3.2" table:formula="of:=[.M162]/[.D162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59" table:formula="of:=[.A162]+1" table:style-name="ce2">
            <text:p>159</text:p>
          </table:table-cell>
          <table:table-cell office:value-type="boolean" office:boolean-value="true" table:formula="of:=OR(NOT([.R163]=&quot;?&quot;); NOT([.V163]=&quot;?&quot;);NOT([.Z163]=&quot;-&quot;))" table:style-name="ce2">
            <text:p>TRUE</text:p>
          </table:table-cell>
          <table:table-cell office:value-type="float" office:value="19" table:formula="of:=IFERROR(IFERROR([.O163]+[.V163]; [.O163]+[.Z163]); &quot;?&quot;)" table:style-name="ce2">
            <text:p>19</text:p>
          </table:table-cell>
          <table:table-cell office:value-type="float" office:value="19" table:formula="of:=MAX(IF([.C163]=&quot;?&quot;;0;[.C163]);[.J163])" table:style-name="ce2">
            <text:p>19</text:p>
          </table:table-cell>
          <table:table-cell office:value-type="string" table:style-name="ce2">
            <text:p>TREEPAIR_100_20_70_04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17">
            <text:p>19</text:p>
          </table:table-cell>
          <table:table-cell office:value-type="float" office:value="68" table:style-name="ce2">
            <text:p>68</text:p>
          </table:table-cell>
          <table:table-cell office:value-type="float" office:value="63" table:style-name="ce2">
            <text:p>63</text:p>
          </table:table-cell>
          <table:table-cell office:value-type="float" office:value="58" table:style-name="ce2">
            <text:p>58</text:p>
          </table:table-cell>
          <table:table-cell office:value-type="float" office:value="3.0526315789473686" table:formula="of:=[.M163]/[.D163]" table:style-name="ce22">
            <text:p>3.1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9">
            <text:p>17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0" table:formula="of:=[.A163]+1" table:style-name="ce2">
            <text:p>160</text:p>
          </table:table-cell>
          <table:table-cell office:value-type="boolean" office:boolean-value="true" table:formula="of:=OR(NOT([.R164]=&quot;?&quot;); NOT([.V164]=&quot;?&quot;);NOT([.Z164]=&quot;-&quot;))" table:style-name="ce2">
            <text:p>TRUE</text:p>
          </table:table-cell>
          <table:table-cell office:value-type="float" office:value="19" table:formula="of:=IFERROR(IFERROR([.O164]+[.V164]; [.O164]+[.Z164]); &quot;?&quot;)" table:style-name="ce2">
            <text:p>19</text:p>
          </table:table-cell>
          <table:table-cell office:value-type="float" office:value="19" table:formula="of:=MAX(IF([.C164]=&quot;?&quot;;0;[.C164]);[.J164])" table:style-name="ce2">
            <text:p>19</text:p>
          </table:table-cell>
          <table:table-cell office:value-type="string" table:style-name="ce2">
            <text:p>TREEPAIR_100_20_70_05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7">
            <text:p>19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64" table:style-name="ce2">
            <text:p>64</text:p>
          </table:table-cell>
          <table:table-cell office:value-type="float" office:value="3.3684210526315788" table:formula="of:=[.M164]/[.D164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1" table:formula="of:=[.A164]+1" table:style-name="ce2">
            <text:p>161</text:p>
          </table:table-cell>
          <table:table-cell office:value-type="boolean" office:boolean-value="true" table:formula="of:=OR(NOT([.R165]=&quot;?&quot;); NOT([.V165]=&quot;?&quot;);NOT([.Z165]=&quot;-&quot;))" table:style-name="ce2">
            <text:p>TRUE</text:p>
          </table:table-cell>
          <table:table-cell office:value-type="float" office:value="18" table:formula="of:=IFERROR(IFERROR([.O165]+[.V165]; [.O165]+[.Z165]); &quot;?&quot;)" table:style-name="ce2">
            <text:p>18</text:p>
          </table:table-cell>
          <table:table-cell office:value-type="float" office:value="18" table:formula="of:=MAX(IF([.C165]=&quot;?&quot;;0;[.C165]);[.J165])" table:style-name="ce2">
            <text:p>18</text:p>
          </table:table-cell>
          <table:table-cell office:value-type="string" table:style-name="ce2">
            <text:p>TREEPAIR_100_20_90_01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17">
            <text:p>18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53" table:style-name="ce2">
            <text:p>53</text:p>
          </table:table-cell>
          <table:table-cell office:value-type="float" office:value="2.9444444444444446" table:formula="of:=[.M165]/[.D165]" table:style-name="ce22">
            <text:p>2.9</text:p>
          </table:table-cell>
          <table:table-cell office:value-type="float" office:value="3" table:style-name="ce10">
            <text:p>3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2" table:formula="of:=[.A165]+1" table:style-name="ce2">
            <text:p>162</text:p>
          </table:table-cell>
          <table:table-cell office:value-type="boolean" office:boolean-value="true" table:formula="of:=OR(NOT([.R166]=&quot;?&quot;); NOT([.V166]=&quot;?&quot;);NOT([.Z166]=&quot;-&quot;))" table:style-name="ce2">
            <text:p>TRUE</text:p>
          </table:table-cell>
          <table:table-cell office:value-type="float" office:value="19" table:formula="of:=IFERROR(IFERROR([.O166]+[.V166]; [.O166]+[.Z166]); &quot;?&quot;)" table:style-name="ce2">
            <text:p>19</text:p>
          </table:table-cell>
          <table:table-cell office:value-type="float" office:value="19" table:formula="of:=MAX(IF([.C166]=&quot;?&quot;;0;[.C166]);[.J166])" table:style-name="ce2">
            <text:p>19</text:p>
          </table:table-cell>
          <table:table-cell office:value-type="string" table:style-name="ce2">
            <text:p>TREEPAIR_100_20_90_02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17">
            <text:p>19</text:p>
          </table:table-cell>
          <table:table-cell office:value-type="float" office:value="80" table:style-name="ce2">
            <text:p>80</text:p>
          </table:table-cell>
          <table:table-cell office:value-type="float" office:value="70" table:style-name="ce2">
            <text:p>70</text:p>
          </table:table-cell>
          <table:table-cell office:value-type="float" office:value="65" table:style-name="ce2">
            <text:p>65</text:p>
          </table:table-cell>
          <table:table-cell office:value-type="float" office:value="3.4210526315789473" table:formula="of:=[.M166]/[.D166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3" table:formula="of:=[.A166]+1" table:style-name="ce2">
            <text:p>163</text:p>
          </table:table-cell>
          <table:table-cell office:value-type="boolean" office:boolean-value="true" table:formula="of:=OR(NOT([.R167]=&quot;?&quot;); NOT([.V167]=&quot;?&quot;);NOT([.Z167]=&quot;-&quot;))" table:style-name="ce2">
            <text:p>TRUE</text:p>
          </table:table-cell>
          <table:table-cell office:value-type="float" office:value="18" table:formula="of:=IFERROR(IFERROR([.O167]+[.V167]; [.O167]+[.Z167]); &quot;?&quot;)" table:style-name="ce2">
            <text:p>18</text:p>
          </table:table-cell>
          <table:table-cell office:value-type="float" office:value="18" table:formula="of:=MAX(IF([.C167]=&quot;?&quot;;0;[.C167]);[.J167])" table:style-name="ce2">
            <text:p>18</text:p>
          </table:table-cell>
          <table:table-cell office:value-type="string" table:style-name="ce2">
            <text:p>TREEPAIR_100_20_90_03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17">
            <text:p>18</text:p>
          </table:table-cell>
          <table:table-cell office:value-type="float" office:value="74" table:style-name="ce2">
            <text:p>74</text:p>
          </table:table-cell>
          <table:table-cell office:value-type="float" office:value="67" table:style-name="ce2">
            <text:p>67</text:p>
          </table:table-cell>
          <table:table-cell office:value-type="float" office:value="51" table:style-name="ce2">
            <text:p>51</text:p>
          </table:table-cell>
          <table:table-cell office:value-type="float" office:value="2.8333333333333335" table:formula="of:=[.M167]/[.D167]" table:style-name="ce22">
            <text:p>2.8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4" table:formula="of:=[.A167]+1" table:style-name="ce2">
            <text:p>164</text:p>
          </table:table-cell>
          <table:table-cell office:value-type="boolean" office:boolean-value="true" table:formula="of:=OR(NOT([.R168]=&quot;?&quot;); NOT([.V168]=&quot;?&quot;);NOT([.Z168]=&quot;-&quot;))" table:style-name="ce2">
            <text:p>TRUE</text:p>
          </table:table-cell>
          <table:table-cell office:value-type="float" office:value="18" table:formula="of:=IFERROR(IFERROR([.O168]+[.V168]; [.O168]+[.Z168]); &quot;?&quot;)" table:style-name="ce2">
            <text:p>18</text:p>
          </table:table-cell>
          <table:table-cell office:value-type="float" office:value="18" table:formula="of:=MAX(IF([.C168]=&quot;?&quot;;0;[.C168]);[.J168])" table:style-name="ce2">
            <text:p>18</text:p>
          </table:table-cell>
          <table:table-cell office:value-type="string" table:style-name="ce2">
            <text:p>TREEPAIR_100_20_90_04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7" table:style-name="ce17">
            <text:p>17</text:p>
          </table:table-cell>
          <table:table-cell office:value-type="float" office:value="69" table:style-name="ce2">
            <text:p>69</text:p>
          </table:table-cell>
          <table:table-cell office:value-type="float" office:value="63" table:style-name="ce2">
            <text:p>63</text:p>
          </table:table-cell>
          <table:table-cell office:value-type="float" office:value="52" table:style-name="ce2">
            <text:p>52</text:p>
          </table:table-cell>
          <table:table-cell office:value-type="float" office:value="2.8888888888888888" table:formula="of:=[.M168]/[.D168]" table:style-name="ce22">
            <text:p>2.9</text:p>
          </table:table-cell>
          <table:table-cell office:value-type="float" office:value="3" table:style-name="ce10">
            <text:p>3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5" table:formula="of:=[.A168]+1" table:style-name="ce2">
            <text:p>165</text:p>
          </table:table-cell>
          <table:table-cell office:value-type="boolean" office:boolean-value="true" table:formula="of:=OR(NOT([.R169]=&quot;?&quot;); NOT([.V169]=&quot;?&quot;);NOT([.Z169]=&quot;-&quot;))" table:style-name="ce2">
            <text:p>TRUE</text:p>
          </table:table-cell>
          <table:table-cell office:value-type="float" office:value="20" table:formula="of:=IFERROR(IFERROR([.O169]+[.V169]; [.O169]+[.Z169]); &quot;?&quot;)" table:style-name="ce2">
            <text:p>20</text:p>
          </table:table-cell>
          <table:table-cell office:value-type="float" office:value="20" table:formula="of:=MAX(IF([.C169]=&quot;?&quot;;0;[.C169]);[.J169])" table:style-name="ce2">
            <text:p>20</text:p>
          </table:table-cell>
          <table:table-cell office:value-type="string" table:style-name="ce2">
            <text:p>TREEPAIR_100_20_90_05</text:p>
          </table:table-cell>
          <table:table-cell office:value-type="float" office:value="100" table:style-name="ce2">
            <text:p>1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77" table:style-name="ce2">
            <text:p>77</text:p>
          </table:table-cell>
          <table:table-cell office:value-type="float" office:value="67" table:style-name="ce2">
            <text:p>67</text:p>
          </table:table-cell>
          <table:table-cell office:value-type="float" office:value="66" table:style-name="ce2">
            <text:p>66</text:p>
          </table:table-cell>
          <table:table-cell office:value-type="float" office:value="3.3" table:formula="of:=[.M169]/[.D169]" table:style-name="ce22">
            <text:p>3.3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6" table:formula="of:=[.A169]+1" table:style-name="ce2">
            <text:p>166</text:p>
          </table:table-cell>
          <table:table-cell office:value-type="boolean" office:boolean-value="true" table:formula="of:=OR(NOT([.R170]=&quot;?&quot;); NOT([.V170]=&quot;?&quot;);NOT([.Z170]=&quot;-&quot;))" table:style-name="ce2">
            <text:p>TRUE</text:p>
          </table:table-cell>
          <table:table-cell office:value-type="float" office:value="21" table:formula="of:=IFERROR(IFERROR([.O170]+[.V170]; [.O170]+[.Z170]); &quot;?&quot;)" table:style-name="ce2">
            <text:p>21</text:p>
          </table:table-cell>
          <table:table-cell office:value-type="float" office:value="21" table:formula="of:=MAX(IF([.C170]=&quot;?&quot;;0;[.C170]);[.J170])" table:style-name="ce2">
            <text:p>21</text:p>
          </table:table-cell>
          <table:table-cell office:value-type="string" table:style-name="ce2">
            <text:p>TREEPAIR_100_25_50_01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17">
            <text:p>21</text:p>
          </table:table-cell>
          <table:table-cell office:value-type="float" office:value="73" table:style-name="ce2">
            <text:p>73</text:p>
          </table:table-cell>
          <table:table-cell office:value-type="float" office:value="69" table:style-name="ce2">
            <text:p>69</text:p>
          </table:table-cell>
          <table:table-cell office:value-type="float" office:value="60" table:style-name="ce2">
            <text:p>60</text:p>
          </table:table-cell>
          <table:table-cell office:value-type="float" office:value="2.8571428571428572" table:formula="of:=[.M170]/[.D170]" table:style-name="ce22">
            <text:p>2.9</text:p>
          </table:table-cell>
          <table:table-cell office:value-type="float" office:value="2" table:style-name="ce10">
            <text:p>2</text:p>
          </table:table-cell>
          <table:table-cell office:value-type="float" office:value="16" table:style-name="ce9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7" table:formula="of:=[.A170]+1" table:style-name="ce2">
            <text:p>167</text:p>
          </table:table-cell>
          <table:table-cell office:value-type="boolean" office:boolean-value="true" table:formula="of:=OR(NOT([.R171]=&quot;?&quot;); NOT([.V171]=&quot;?&quot;);NOT([.Z171]=&quot;-&quot;))" table:style-name="ce2">
            <text:p>TRUE</text:p>
          </table:table-cell>
          <table:table-cell office:value-type="float" office:value="24" table:formula="of:=IFERROR(IFERROR([.O171]+[.V171]; [.O171]+[.Z171]); &quot;?&quot;)" table:style-name="ce2">
            <text:p>24</text:p>
          </table:table-cell>
          <table:table-cell office:value-type="float" office:value="24" table:formula="of:=MAX(IF([.C171]=&quot;?&quot;;0;[.C171]);[.J171])" table:style-name="ce2">
            <text:p>24</text:p>
          </table:table-cell>
          <table:table-cell office:value-type="string" table:style-name="ce2">
            <text:p>TREEPAIR_100_25_50_02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2.9583333333333335" table:formula="of:=[.M171]/[.D171]" table:style-name="ce22">
            <text:p>3.0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9">
            <text:p>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4" table:style-name="ce2">
            <text:p>24</text:p>
          </table:table-cell>
          <table:table-cell office:value-type="float" office:value="27258" table:style-name="ce2">
            <text:p>27258</text:p>
          </table:table-cell>
          <table:table-cell table:number-columns-repeated="16357"/>
        </table:table-row>
        <table:table-row table:style-name="ro1">
          <table:table-cell office:value-type="float" office:value="168" table:formula="of:=[.A171]+1" table:style-name="ce2">
            <text:p>168</text:p>
          </table:table-cell>
          <table:table-cell office:value-type="boolean" office:boolean-value="true" table:formula="of:=OR(NOT([.R172]=&quot;?&quot;); NOT([.V172]=&quot;?&quot;);NOT([.Z172]=&quot;-&quot;))" table:style-name="ce2">
            <text:p>TRUE</text:p>
          </table:table-cell>
          <table:table-cell office:value-type="float" office:value="22" table:formula="of:=IFERROR(IFERROR([.O172]+[.V172]; [.O172]+[.Z172]); &quot;?&quot;)" table:style-name="ce2">
            <text:p>22</text:p>
          </table:table-cell>
          <table:table-cell office:value-type="float" office:value="22" table:formula="of:=MAX(IF([.C172]=&quot;?&quot;;0;[.C172]);[.J172])" table:style-name="ce2">
            <text:p>22</text:p>
          </table:table-cell>
          <table:table-cell office:value-type="string" table:style-name="ce2">
            <text:p>TREEPAIR_100_25_50_03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17">
            <text:p>22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59" table:style-name="ce2">
            <text:p>59</text:p>
          </table:table-cell>
          <table:table-cell office:value-type="float" office:value="2.6818181818181817" table:formula="of:=[.M172]/[.D172]" table:style-name="ce22">
            <text:p>2.7</text:p>
          </table:table-cell>
          <table:table-cell office:value-type="float" office:value="3" table:style-name="ce10">
            <text:p>3</text:p>
          </table:table-cell>
          <table:table-cell office:value-type="float" office:value="19" table:style-name="ce9">
            <text:p>19</text:p>
          </table:table-cell>
          <table:table-cell office:value-type="float" office:value="54" table:style-name="ce2">
            <text:p>54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9">
            <text:p>16</text:p>
          </table:table-cell>
          <table:table-cell office:value-type="float" office:value="45" table:style-name="ce2">
            <text:p>4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69" table:formula="of:=[.A172]+1" table:style-name="ce2">
            <text:p>169</text:p>
          </table:table-cell>
          <table:table-cell office:value-type="boolean" office:boolean-value="true" table:formula="of:=OR(NOT([.R173]=&quot;?&quot;); NOT([.V173]=&quot;?&quot;);NOT([.Z173]=&quot;-&quot;))" table:style-name="ce2">
            <text:p>TRUE</text:p>
          </table:table-cell>
          <table:table-cell office:value-type="float" office:value="22" table:formula="of:=IFERROR(IFERROR([.O173]+[.V173]; [.O173]+[.Z173]); &quot;?&quot;)" table:style-name="ce2">
            <text:p>22</text:p>
          </table:table-cell>
          <table:table-cell office:value-type="float" office:value="22" table:formula="of:=MAX(IF([.C173]=&quot;?&quot;;0;[.C173]);[.J173])" table:style-name="ce2">
            <text:p>22</text:p>
          </table:table-cell>
          <table:table-cell office:value-type="string" table:style-name="ce2">
            <text:p>TREEPAIR_100_25_50_04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2" table:style-name="ce17">
            <text:p>22</text:p>
          </table:table-cell>
          <table:table-cell office:value-type="float" office:value="67" table:style-name="ce2">
            <text:p>67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2.9545454545454546" table:formula="of:=[.M173]/[.D173]" table:style-name="ce22">
            <text:p>3.0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55" table:style-name="ce2">
            <text:p>5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9">
            <text:p>20</text:p>
          </table:table-cell>
          <table:table-cell office:value-type="float" office:value="55" table:style-name="ce2">
            <text:p>5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0" table:formula="of:=[.A173]+1" table:style-name="ce2">
            <text:p>170</text:p>
          </table:table-cell>
          <table:table-cell office:value-type="boolean" office:boolean-value="true" table:formula="of:=OR(NOT([.R174]=&quot;?&quot;); NOT([.V174]=&quot;?&quot;);NOT([.Z174]=&quot;-&quot;))" table:style-name="ce2">
            <text:p>TRUE</text:p>
          </table:table-cell>
          <table:table-cell office:value-type="float" office:value="21" table:formula="of:=IFERROR(IFERROR([.O174]+[.V174]; [.O174]+[.Z174]); &quot;?&quot;)" table:style-name="ce2">
            <text:p>21</text:p>
          </table:table-cell>
          <table:table-cell office:value-type="float" office:value="21" table:formula="of:=MAX(IF([.C174]=&quot;?&quot;;0;[.C174]);[.J174])" table:style-name="ce2">
            <text:p>21</text:p>
          </table:table-cell>
          <table:table-cell office:value-type="string" table:style-name="ce2">
            <text:p>TREEPAIR_100_25_50_05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17">
            <text:p>21</text:p>
          </table:table-cell>
          <table:table-cell office:value-type="float" office:value="79" table:style-name="ce2">
            <text:p>79</text:p>
          </table:table-cell>
          <table:table-cell office:value-type="float" office:value="78" table:style-name="ce2">
            <text:p>78</text:p>
          </table:table-cell>
          <table:table-cell office:value-type="float" office:value="72" table:style-name="ce2">
            <text:p>72</text:p>
          </table:table-cell>
          <table:table-cell office:value-type="float" office:value="3.4285714285714284" table:formula="of:=[.M174]/[.D174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9">
            <text:p>18</text:p>
          </table:table-cell>
          <table:table-cell office:value-type="float" office:value="52" table:style-name="ce2">
            <text:p>52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1" table:formula="of:=[.A174]+1" table:style-name="ce2">
            <text:p>171</text:p>
          </table:table-cell>
          <table:table-cell office:value-type="boolean" office:boolean-value="true" table:formula="of:=OR(NOT([.R175]=&quot;?&quot;); NOT([.V175]=&quot;?&quot;);NOT([.Z175]=&quot;-&quot;))" table:style-name="ce2">
            <text:p>TRUE</text:p>
          </table:table-cell>
          <table:table-cell office:value-type="float" office:value="22" table:formula="of:=IFERROR(IFERROR([.O175]+[.V175]; [.O175]+[.Z175]); &quot;?&quot;)" table:style-name="ce2">
            <text:p>22</text:p>
          </table:table-cell>
          <table:table-cell office:value-type="float" office:value="22" table:formula="of:=MAX(IF([.C175]=&quot;?&quot;;0;[.C175]);[.J175])" table:style-name="ce2">
            <text:p>22</text:p>
          </table:table-cell>
          <table:table-cell office:value-type="string" table:style-name="ce2">
            <text:p>TREEPAIR_100_25_70_01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17">
            <text:p>22</text:p>
          </table:table-cell>
          <table:table-cell office:value-type="float" office:value="70" table:style-name="ce2">
            <text:p>70</text:p>
          </table:table-cell>
          <table:table-cell office:value-type="float" office:value="69" table:style-name="ce2">
            <text:p>69</text:p>
          </table:table-cell>
          <table:table-cell office:value-type="float" office:value="66" table:style-name="ce2">
            <text:p>66</text:p>
          </table:table-cell>
          <table:table-cell office:value-type="float" office:value="3" table:formula="of:=[.M175]/[.D175]" table:style-name="ce22">
            <text:p>3.0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2" table:formula="of:=[.A175]+1" table:style-name="ce2">
            <text:p>172</text:p>
          </table:table-cell>
          <table:table-cell office:value-type="boolean" office:boolean-value="true" table:formula="of:=OR(NOT([.R176]=&quot;?&quot;); NOT([.V176]=&quot;?&quot;);NOT([.Z176]=&quot;-&quot;))" table:style-name="ce2">
            <text:p>TRUE</text:p>
          </table:table-cell>
          <table:table-cell office:value-type="float" office:value="20" table:formula="of:=IFERROR(IFERROR([.O176]+[.V176]; [.O176]+[.Z176]); &quot;?&quot;)" table:style-name="ce2">
            <text:p>20</text:p>
          </table:table-cell>
          <table:table-cell office:value-type="float" office:value="20" table:formula="of:=MAX(IF([.C176]=&quot;?&quot;;0;[.C176]);[.J176])" table:style-name="ce2">
            <text:p>20</text:p>
          </table:table-cell>
          <table:table-cell office:value-type="string" table:style-name="ce2">
            <text:p>TREEPAIR_100_25_70_02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17">
            <text:p>19</text:p>
          </table:table-cell>
          <table:table-cell office:value-type="float" office:value="66" table:style-name="ce2">
            <text:p>66</text:p>
          </table:table-cell>
          <table:table-cell office:value-type="float" office:value="64" table:style-name="ce2">
            <text:p>64</text:p>
          </table:table-cell>
          <table:table-cell office:value-type="float" office:value="59" table:style-name="ce2">
            <text:p>59</text:p>
          </table:table-cell>
          <table:table-cell office:value-type="float" office:value="2.95" table:formula="of:=[.M176]/[.D176]" table:style-name="ce22">
            <text:p>3.0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3" table:formula="of:=[.A176]+1" table:style-name="ce2">
            <text:p>173</text:p>
          </table:table-cell>
          <table:table-cell office:value-type="boolean" office:boolean-value="true" table:formula="of:=OR(NOT([.R177]=&quot;?&quot;); NOT([.V177]=&quot;?&quot;);NOT([.Z177]=&quot;-&quot;))" table:style-name="ce2">
            <text:p>TRUE</text:p>
          </table:table-cell>
          <table:table-cell office:value-type="float" office:value="25" table:formula="of:=IFERROR(IFERROR([.O177]+[.V177]; [.O177]+[.Z177]); &quot;?&quot;)" table:style-name="ce2">
            <text:p>25</text:p>
          </table:table-cell>
          <table:table-cell office:value-type="float" office:value="25" table:formula="of:=MAX(IF([.C177]=&quot;?&quot;;0;[.C177]);[.J177])" table:style-name="ce2">
            <text:p>25</text:p>
          </table:table-cell>
          <table:table-cell office:value-type="string" table:style-name="ce2">
            <text:p>TREEPAIR_100_25_70_03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76" table:style-name="ce2">
            <text:p>76</text:p>
          </table:table-cell>
          <table:table-cell office:value-type="float" office:value="75" table:style-name="ce2">
            <text:p>75</text:p>
          </table:table-cell>
          <table:table-cell office:value-type="float" office:value="66" table:style-name="ce2">
            <text:p>66</text:p>
          </table:table-cell>
          <table:table-cell office:value-type="float" office:value="2.64" table:formula="of:=[.M177]/[.D177]" table:style-name="ce22">
            <text:p>2.6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57" table:style-name="ce2">
            <text:p>57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4" table:formula="of:=[.A177]+1" table:style-name="ce2">
            <text:p>174</text:p>
          </table:table-cell>
          <table:table-cell office:value-type="boolean" office:boolean-value="true" table:formula="of:=OR(NOT([.R178]=&quot;?&quot;); NOT([.V178]=&quot;?&quot;);NOT([.Z178]=&quot;-&quot;))" table:style-name="ce2">
            <text:p>TRUE</text:p>
          </table:table-cell>
          <table:table-cell office:value-type="float" office:value="23" table:formula="of:=IFERROR(IFERROR([.O178]+[.V178]; [.O178]+[.Z178]); &quot;?&quot;)" table:style-name="ce2">
            <text:p>23</text:p>
          </table:table-cell>
          <table:table-cell office:value-type="float" office:value="23" table:formula="of:=MAX(IF([.C178]=&quot;?&quot;;0;[.C178]);[.J178])" table:style-name="ce2">
            <text:p>23</text:p>
          </table:table-cell>
          <table:table-cell office:value-type="string" table:style-name="ce2">
            <text:p>TREEPAIR_100_25_70_04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" table:formula="of:=[.M178]/[.D178]" table:style-name="ce22">
            <text:p>3.0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9">
            <text:p>20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5" table:formula="of:=[.A178]+1" table:style-name="ce2">
            <text:p>175</text:p>
          </table:table-cell>
          <table:table-cell office:value-type="boolean" office:boolean-value="true" table:formula="of:=OR(NOT([.R179]=&quot;?&quot;); NOT([.V179]=&quot;?&quot;);NOT([.Z179]=&quot;-&quot;))" table:style-name="ce2">
            <text:p>TRUE</text:p>
          </table:table-cell>
          <table:table-cell office:value-type="float" office:value="25" table:formula="of:=IFERROR(IFERROR([.O179]+[.V179]; [.O179]+[.Z179]); &quot;?&quot;)" table:style-name="ce2">
            <text:p>25</text:p>
          </table:table-cell>
          <table:table-cell office:value-type="float" office:value="25" table:formula="of:=MAX(IF([.C179]=&quot;?&quot;;0;[.C179]);[.J179])" table:style-name="ce2">
            <text:p>25</text:p>
          </table:table-cell>
          <table:table-cell office:value-type="string" table:style-name="ce2">
            <text:p>TREEPAIR_100_25_70_05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2.8" table:formula="of:=[.M179]/[.D179]" table:style-name="ce22">
            <text:p>2.8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" table:style-name="ce2">
            <text:p>25</text:p>
          </table:table-cell>
          <table:table-cell office:value-type="float" office:value="34725" table:style-name="ce2">
            <text:p>34725</text:p>
          </table:table-cell>
          <table:table-cell table:number-columns-repeated="16357"/>
        </table:table-row>
        <table:table-row table:style-name="ro1">
          <table:table-cell office:value-type="float" office:value="176" table:formula="of:=[.A179]+1" table:style-name="ce2">
            <text:p>176</text:p>
          </table:table-cell>
          <table:table-cell office:value-type="boolean" office:boolean-value="true" table:formula="of:=OR(NOT([.R180]=&quot;?&quot;); NOT([.V180]=&quot;?&quot;);NOT([.Z180]=&quot;-&quot;))" table:style-name="ce2">
            <text:p>TRUE</text:p>
          </table:table-cell>
          <table:table-cell office:value-type="float" office:value="23" table:formula="of:=IFERROR(IFERROR([.O180]+[.V180]; [.O180]+[.Z180]); &quot;?&quot;)" table:style-name="ce2">
            <text:p>23</text:p>
          </table:table-cell>
          <table:table-cell office:value-type="float" office:value="23" table:formula="of:=MAX(IF([.C180]=&quot;?&quot;;0;[.C180]);[.J180])" table:style-name="ce2">
            <text:p>23</text:p>
          </table:table-cell>
          <table:table-cell office:value-type="string" table:style-name="ce2">
            <text:p>TREEPAIR_100_25_90_01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17">
            <text:p>23</text:p>
          </table:table-cell>
          <table:table-cell office:value-type="float" office:value="86" table:style-name="ce2">
            <text:p>86</text:p>
          </table:table-cell>
          <table:table-cell office:value-type="float" office:value="80" table:style-name="ce2">
            <text:p>80</text:p>
          </table:table-cell>
          <table:table-cell office:value-type="float" office:value="77" table:style-name="ce2">
            <text:p>77</text:p>
          </table:table-cell>
          <table:table-cell office:value-type="float" office:value="3.347826086956522" table:formula="of:=[.M180]/[.D180]" table:style-name="ce22">
            <text:p>3.3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7" table:formula="of:=[.A180]+1" table:style-name="ce2">
            <text:p>177</text:p>
          </table:table-cell>
          <table:table-cell office:value-type="boolean" office:boolean-value="true" table:formula="of:=OR(NOT([.R181]=&quot;?&quot;); NOT([.V181]=&quot;?&quot;);NOT([.Z181]=&quot;-&quot;))" table:style-name="ce2">
            <text:p>TRUE</text:p>
          </table:table-cell>
          <table:table-cell office:value-type="float" office:value="22" table:formula="of:=IFERROR(IFERROR([.O181]+[.V181]; [.O181]+[.Z181]); &quot;?&quot;)" table:style-name="ce2">
            <text:p>22</text:p>
          </table:table-cell>
          <table:table-cell office:value-type="float" office:value="22" table:formula="of:=MAX(IF([.C181]=&quot;?&quot;;0;[.C181]);[.J181])" table:style-name="ce2">
            <text:p>22</text:p>
          </table:table-cell>
          <table:table-cell office:value-type="string" table:style-name="ce2">
            <text:p>TREEPAIR_100_25_90_02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17">
            <text:p>22</text:p>
          </table:table-cell>
          <table:table-cell office:value-type="float" office:value="75" table:style-name="ce2">
            <text:p>75</text:p>
          </table:table-cell>
          <table:table-cell office:value-type="float" office:value="70" table:style-name="ce2">
            <text:p>70</text:p>
          </table:table-cell>
          <table:table-cell office:value-type="float" office:value="62" table:style-name="ce2">
            <text:p>62</text:p>
          </table:table-cell>
          <table:table-cell office:value-type="float" office:value="2.8181818181818183" table:formula="of:=[.M181]/[.D181]" table:style-name="ce22">
            <text:p>2.8</text:p>
          </table:table-cell>
          <table:table-cell office:value-type="float" office:value="2" table:style-name="ce10">
            <text:p>2</text:p>
          </table:table-cell>
          <table:table-cell office:value-type="float" office:value="18" table:style-name="ce9">
            <text:p>18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?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9">
            <text:p>16</text:p>
          </table:table-cell>
          <table:table-cell office:value-type="float" office:value="45" table:style-name="ce2">
            <text:p>4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8" table:formula="of:=[.A181]+1" table:style-name="ce2">
            <text:p>178</text:p>
          </table:table-cell>
          <table:table-cell office:value-type="boolean" office:boolean-value="true" table:formula="of:=OR(NOT([.R182]=&quot;?&quot;); NOT([.V182]=&quot;?&quot;);NOT([.Z182]=&quot;-&quot;))" table:style-name="ce2">
            <text:p>TRUE</text:p>
          </table:table-cell>
          <table:table-cell office:value-type="float" office:value="25" table:formula="of:=IFERROR(IFERROR([.O182]+[.V182]; [.O182]+[.Z182]); &quot;?&quot;)" table:style-name="ce2">
            <text:p>25</text:p>
          </table:table-cell>
          <table:table-cell office:value-type="float" office:value="25" table:formula="of:=MAX(IF([.C182]=&quot;?&quot;;0;[.C182]);[.J182])" table:style-name="ce2">
            <text:p>25</text:p>
          </table:table-cell>
          <table:table-cell office:value-type="string" table:style-name="ce2">
            <text:p>TREEPAIR_100_25_90_03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82" table:style-name="ce2">
            <text:p>82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3.12" table:formula="of:=[.M182]/[.D182]" table:style-name="ce22">
            <text:p>3.1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79" table:formula="of:=[.A182]+1" table:style-name="ce2">
            <text:p>179</text:p>
          </table:table-cell>
          <table:table-cell office:value-type="boolean" office:boolean-value="true" table:formula="of:=OR(NOT([.R183]=&quot;?&quot;); NOT([.V183]=&quot;?&quot;);NOT([.Z183]=&quot;-&quot;))" table:style-name="ce2">
            <text:p>TRUE</text:p>
          </table:table-cell>
          <table:table-cell office:value-type="float" office:value="22" table:formula="of:=IFERROR(IFERROR([.O183]+[.V183]; [.O183]+[.Z183]); &quot;?&quot;)" table:style-name="ce2">
            <text:p>22</text:p>
          </table:table-cell>
          <table:table-cell office:value-type="float" office:value="22" table:formula="of:=MAX(IF([.C183]=&quot;?&quot;;0;[.C183]);[.J183])" table:style-name="ce2">
            <text:p>22</text:p>
          </table:table-cell>
          <table:table-cell office:value-type="string" table:style-name="ce2">
            <text:p>TREEPAIR_100_25_90_04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2" table:style-name="ce17">
            <text:p>22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3.2272727272727271" table:formula="of:=[.M183]/[.D183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80" table:formula="of:=[.A183]+1" table:style-name="ce2">
            <text:p>180</text:p>
          </table:table-cell>
          <table:table-cell office:value-type="boolean" office:boolean-value="true" table:formula="of:=OR(NOT([.R184]=&quot;?&quot;); NOT([.V184]=&quot;?&quot;);NOT([.Z184]=&quot;-&quot;))" table:style-name="ce2">
            <text:p>TRUE</text:p>
          </table:table-cell>
          <table:table-cell office:value-type="float" office:value="23" table:formula="of:=IFERROR(IFERROR([.O184]+[.V184]; [.O184]+[.Z184]); &quot;?&quot;)" table:style-name="ce2">
            <text:p>23</text:p>
          </table:table-cell>
          <table:table-cell office:value-type="float" office:value="23" table:formula="of:=MAX(IF([.C184]=&quot;?&quot;;0;[.C184]);[.J184])" table:style-name="ce2">
            <text:p>23</text:p>
          </table:table-cell>
          <table:table-cell office:value-type="string" table:style-name="ce2">
            <text:p>TREEPAIR_100_25_90_05</text:p>
          </table:table-cell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17">
            <text:p>23</text:p>
          </table:table-cell>
          <table:table-cell office:value-type="float" office:value="84" table:style-name="ce2">
            <text:p>84</text:p>
          </table:table-cell>
          <table:table-cell office:value-type="float" office:value="82" table:style-name="ce2">
            <text:p>82</text:p>
          </table:table-cell>
          <table:table-cell office:value-type="float" office:value="73" table:style-name="ce2">
            <text:p>73</text:p>
          </table:table-cell>
          <table:table-cell office:value-type="float" office:value="3.1739130434782608" table:formula="of:=[.M184]/[.D184]" table:style-name="ce22">
            <text:p>3.2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81" table:formula="of:=[.A184]+1" table:style-name="ce2">
            <text:p>181</text:p>
          </table:table-cell>
          <table:table-cell office:value-type="boolean" office:boolean-value="true" table:formula="of:=OR(NOT([.R185]=&quot;?&quot;); NOT([.V185]=&quot;?&quot;);NOT([.Z185]=&quot;-&quot;))" table:style-name="ce2">
            <text:p>TRUE</text:p>
          </table:table-cell>
          <table:table-cell office:value-type="float" office:value="30" table:formula="of:=IFERROR(IFERROR([.O185]+[.V185]; [.O185]+[.Z185]); &quot;?&quot;)" table:style-name="ce2">
            <text:p>30</text:p>
          </table:table-cell>
          <table:table-cell office:value-type="float" office:value="30" table:formula="of:=MAX(IF([.C185]=&quot;?&quot;;0;[.C185]);[.J185])" table:style-name="ce2">
            <text:p>30</text:p>
          </table:table-cell>
          <table:table-cell office:value-type="string" table:style-name="ce2">
            <text:p>TREEPAIR_100_30_50_01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73" table:style-name="ce2">
            <text:p>73</text:p>
          </table:table-cell>
          <table:table-cell office:value-type="float" office:value="2.4333333333333331" table:formula="of:=[.M185]/[.D185]" table:style-name="ce22">
            <text:p>2.4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?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9">
            <text:p>24</text:p>
          </table:table-cell>
          <table:table-cell office:value-type="float" office:value="66" table:style-name="ce2">
            <text:p>66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82" table:formula="of:=[.A185]+1" table:style-name="ce2">
            <text:p>182</text:p>
          </table:table-cell>
          <table:table-cell office:value-type="boolean" office:boolean-value="true" table:formula="of:=OR(NOT([.R186]=&quot;?&quot;); NOT([.V186]=&quot;?&quot;);NOT([.Z186]=&quot;-&quot;))" table:style-name="ce2">
            <text:p>TRUE</text:p>
          </table:table-cell>
          <table:table-cell office:value-type="float" office:value="26" table:formula="of:=IFERROR(IFERROR([.O186]+[.V186]; [.O186]+[.Z186]); &quot;?&quot;)" table:style-name="ce2">
            <text:p>26</text:p>
          </table:table-cell>
          <table:table-cell office:value-type="float" office:value="26" table:formula="of:=MAX(IF([.C186]=&quot;?&quot;;0;[.C186]);[.J186])" table:style-name="ce2">
            <text:p>26</text:p>
          </table:table-cell>
          <table:table-cell office:value-type="string" table:style-name="ce2">
            <text:p>TREEPAIR_100_30_50_02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70" table:style-name="ce2">
            <text:p>70</text:p>
          </table:table-cell>
          <table:table-cell office:value-type="float" office:value="62" table:style-name="ce2">
            <text:p>62</text:p>
          </table:table-cell>
          <table:table-cell office:value-type="float" office:value="2.3846153846153846" table:formula="of:=[.M186]/[.D186]" table:style-name="ce22">
            <text:p>2.4</text:p>
          </table:table-cell>
          <table:table-cell office:value-type="float" office:value="2" table:style-name="ce10">
            <text:p>2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4" table:style-name="ce2">
            <text:p>24</text:p>
          </table:table-cell>
          <table:table-cell office:value-type="float" office:value="13083" table:style-name="ce2">
            <text:p>13083</text:p>
          </table:table-cell>
          <table:table-cell table:number-columns-repeated="16357"/>
        </table:table-row>
        <table:table-row table:style-name="ro1">
          <table:table-cell office:value-type="float" office:value="183" table:formula="of:=[.A186]+1" table:style-name="ce2">
            <text:p>183</text:p>
          </table:table-cell>
          <table:table-cell office:value-type="boolean" office:boolean-value="true" table:formula="of:=OR(NOT([.R187]=&quot;?&quot;); NOT([.V187]=&quot;?&quot;);NOT([.Z187]=&quot;-&quot;))" table:style-name="ce2">
            <text:p>TRUE</text:p>
          </table:table-cell>
          <table:table-cell office:value-type="float" office:value="29" table:formula="of:=IFERROR(IFERROR([.O187]+[.V187]; [.O187]+[.Z187]); &quot;?&quot;)" table:style-name="ce2">
            <text:p>29</text:p>
          </table:table-cell>
          <table:table-cell office:value-type="float" office:value="29" table:formula="of:=MAX(IF([.C187]=&quot;?&quot;;0;[.C187]);[.J187])" table:style-name="ce2">
            <text:p>29</text:p>
          </table:table-cell>
          <table:table-cell office:value-type="string" table:style-name="ce2">
            <text:p>TREEPAIR_100_30_50_03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9" table:style-name="ce17">
            <text:p>29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2.3448275862068964" table:formula="of:=[.M187]/[.D187]" table:style-name="ce22">
            <text:p>2.3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9" table:style-name="ce2">
            <text:p>29</text:p>
          </table:table-cell>
          <table:table-cell office:value-type="float" office:value="25016" table:style-name="ce2">
            <text:p>25016</text:p>
          </table:table-cell>
          <table:table-cell table:number-columns-repeated="16357"/>
        </table:table-row>
        <table:table-row table:style-name="ro1">
          <table:table-cell office:value-type="float" office:value="184" table:formula="of:=[.A187]+1" table:style-name="ce2">
            <text:p>184</text:p>
          </table:table-cell>
          <table:table-cell office:value-type="boolean" office:boolean-value="true" table:formula="of:=OR(NOT([.R188]=&quot;?&quot;); NOT([.V188]=&quot;?&quot;);NOT([.Z188]=&quot;-&quot;))" table:style-name="ce2">
            <text:p>TRUE</text:p>
          </table:table-cell>
          <table:table-cell office:value-type="float" office:value="28" table:formula="of:=IFERROR(IFERROR([.O188]+[.V188]; [.O188]+[.Z188]); &quot;?&quot;)" table:style-name="ce2">
            <text:p>28</text:p>
          </table:table-cell>
          <table:table-cell office:value-type="float" office:value="28" table:formula="of:=MAX(IF([.C188]=&quot;?&quot;;0;[.C188]);[.J188])" table:style-name="ce2">
            <text:p>28</text:p>
          </table:table-cell>
          <table:table-cell office:value-type="string" table:style-name="ce2">
            <text:p>TREEPAIR_100_30_50_04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17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2.5357142857142856" table:formula="of:=[.M188]/[.D188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9">
            <text:p>22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" table:style-name="ce2">
            <text:p>28</text:p>
          </table:table-cell>
          <table:table-cell office:value-type="float" office:value="27389" table:style-name="ce2">
            <text:p>27389</text:p>
          </table:table-cell>
          <table:table-cell table:number-columns-repeated="16357"/>
        </table:table-row>
        <table:table-row table:style-name="ro1">
          <table:table-cell office:value-type="float" office:value="185" table:formula="of:=[.A188]+1" table:style-name="ce2">
            <text:p>185</text:p>
          </table:table-cell>
          <table:table-cell office:value-type="boolean" office:boolean-value="true" table:formula="of:=OR(NOT([.R189]=&quot;?&quot;); NOT([.V189]=&quot;?&quot;);NOT([.Z189]=&quot;-&quot;))" table:style-name="ce2">
            <text:p>TRUE</text:p>
          </table:table-cell>
          <table:table-cell office:value-type="float" office:value="29" table:formula="of:=IFERROR(IFERROR([.O189]+[.V189]; [.O189]+[.Z189]); &quot;?&quot;)" table:style-name="ce2">
            <text:p>29</text:p>
          </table:table-cell>
          <table:table-cell office:value-type="float" office:value="29" table:formula="of:=MAX(IF([.C189]=&quot;?&quot;;0;[.C189]);[.J189])" table:style-name="ce2">
            <text:p>29</text:p>
          </table:table-cell>
          <table:table-cell office:value-type="string" table:style-name="ce2">
            <text:p>TREEPAIR_100_30_50_05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82" table:style-name="ce2">
            <text:p>82</text:p>
          </table:table-cell>
          <table:table-cell office:value-type="float" office:value="80" table:style-name="ce2">
            <text:p>80</text:p>
          </table:table-cell>
          <table:table-cell office:value-type="float" office:value="75" table:style-name="ce2">
            <text:p>75</text:p>
          </table:table-cell>
          <table:table-cell office:value-type="float" office:value="2.5862068965517242" table:formula="of:=[.M189]/[.D189]" table:style-name="ce22">
            <text:p>2.6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" table:style-name="ce2">
            <text:p>28</text:p>
          </table:table-cell>
          <table:table-cell office:value-type="float" office:value="47243" table:style-name="ce2">
            <text:p>47243</text:p>
          </table:table-cell>
          <table:table-cell table:number-columns-repeated="16357"/>
        </table:table-row>
        <table:table-row table:style-name="ro1">
          <table:table-cell office:value-type="float" office:value="186" table:formula="of:=[.A189]+1" table:style-name="ce2">
            <text:p>186</text:p>
          </table:table-cell>
          <table:table-cell office:value-type="boolean" office:boolean-value="true" table:formula="of:=OR(NOT([.R190]=&quot;?&quot;); NOT([.V190]=&quot;?&quot;);NOT([.Z190]=&quot;-&quot;))" table:style-name="ce2">
            <text:p>TRUE</text:p>
          </table:table-cell>
          <table:table-cell office:value-type="float" office:value="27" table:formula="of:=IFERROR(IFERROR([.O190]+[.V190]; [.O190]+[.Z190]); &quot;?&quot;)" table:style-name="ce2">
            <text:p>27</text:p>
          </table:table-cell>
          <table:table-cell office:value-type="float" office:value="27" table:formula="of:=MAX(IF([.C190]=&quot;?&quot;;0;[.C190]);[.J190])" table:style-name="ce2">
            <text:p>27</text:p>
          </table:table-cell>
          <table:table-cell office:value-type="string" table:style-name="ce2">
            <text:p>TREEPAIR_100_30_70_01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17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75" table:style-name="ce2">
            <text:p>75</text:p>
          </table:table-cell>
          <table:table-cell office:value-type="float" office:value="69" table:style-name="ce2">
            <text:p>69</text:p>
          </table:table-cell>
          <table:table-cell office:value-type="float" office:value="2.5555555555555554" table:formula="of:=[.M190]/[.D190]" table:style-name="ce22">
            <text:p>2.6</text:p>
          </table:table-cell>
          <table:table-cell office:value-type="float" office:value="2" table:style-name="ce10">
            <text:p>2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9">
            <text:p>20</text:p>
          </table:table-cell>
          <table:table-cell office:value-type="float" office:value="56" table:style-name="ce2">
            <text:p>5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87" table:formula="of:=[.A190]+1" table:style-name="ce2">
            <text:p>187</text:p>
          </table:table-cell>
          <table:table-cell office:value-type="boolean" office:boolean-value="true" table:formula="of:=OR(NOT([.R191]=&quot;?&quot;); NOT([.V191]=&quot;?&quot;);NOT([.Z191]=&quot;-&quot;))" table:style-name="ce2">
            <text:p>TRUE</text:p>
          </table:table-cell>
          <table:table-cell office:value-type="float" office:value="27" table:formula="of:=IFERROR(IFERROR([.O191]+[.V191]; [.O191]+[.Z191]); &quot;?&quot;)" table:style-name="ce2">
            <text:p>27</text:p>
          </table:table-cell>
          <table:table-cell office:value-type="float" office:value="27" table:formula="of:=MAX(IF([.C191]=&quot;?&quot;;0;[.C191]);[.J191])" table:style-name="ce2">
            <text:p>27</text:p>
          </table:table-cell>
          <table:table-cell office:value-type="string" table:style-name="ce2">
            <text:p>TREEPAIR_100_30_70_02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17">
            <text:p>26</text:p>
          </table:table-cell>
          <table:table-cell office:value-type="float" office:value="81" table:style-name="ce2">
            <text:p>81</text:p>
          </table:table-cell>
          <table:table-cell office:value-type="float" office:value="79" table:style-name="ce2">
            <text:p>79</text:p>
          </table:table-cell>
          <table:table-cell office:value-type="float" office:value="73" table:style-name="ce2">
            <text:p>73</text:p>
          </table:table-cell>
          <table:table-cell office:value-type="float" office:value="2.7037037037037037" table:formula="of:=[.M191]/[.D191]" table:style-name="ce22">
            <text:p>2.7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?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9">
            <text:p>18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?</text:p>
          </table:table-cell>
          <table:table-cell office:value-type="float" office:value="25" table:style-name="ce2">
            <text:p>25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6" table:style-name="ce2">
            <text:p>26</text:p>
          </table:table-cell>
          <table:table-cell office:value-type="float" office:value="47021" table:style-name="ce2">
            <text:p>47021</text:p>
          </table:table-cell>
          <table:table-cell table:number-columns-repeated="16357"/>
        </table:table-row>
        <table:table-row table:style-name="ro1">
          <table:table-cell office:value-type="float" office:value="188" table:formula="of:=[.A191]+1" table:style-name="ce2">
            <text:p>188</text:p>
          </table:table-cell>
          <table:table-cell office:value-type="boolean" office:boolean-value="true" table:formula="of:=OR(NOT([.R192]=&quot;?&quot;); NOT([.V192]=&quot;?&quot;);NOT([.Z192]=&quot;-&quot;))" table:style-name="ce2">
            <text:p>TRUE</text:p>
          </table:table-cell>
          <table:table-cell office:value-type="float" office:value="28" table:formula="of:=IFERROR(IFERROR([.O192]+[.V192]; [.O192]+[.Z192]); &quot;?&quot;)" table:style-name="ce2">
            <text:p>28</text:p>
          </table:table-cell>
          <table:table-cell office:value-type="float" office:value="28" table:formula="of:=MAX(IF([.C192]=&quot;?&quot;;0;[.C192]);[.J192])" table:style-name="ce2">
            <text:p>28</text:p>
          </table:table-cell>
          <table:table-cell office:value-type="string" table:style-name="ce2">
            <text:p>TREEPAIR_100_30_70_03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76" table:style-name="ce2">
            <text:p>76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2.6785714285714284" table:formula="of:=[.M192]/[.D192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" table:style-name="ce2">
            <text:p>28</text:p>
          </table:table-cell>
          <table:table-cell office:value-type="float" office:value="46295" table:style-name="ce2">
            <text:p>46295</text:p>
          </table:table-cell>
          <table:table-cell table:number-columns-repeated="16357"/>
        </table:table-row>
        <table:table-row table:style-name="ro1">
          <table:table-cell office:value-type="float" office:value="189" table:formula="of:=[.A192]+1" table:style-name="ce2">
            <text:p>189</text:p>
          </table:table-cell>
          <table:table-cell office:value-type="boolean" office:boolean-value="false" table:formula="of:=OR(NOT([.R193]=&quot;?&quot;); NOT([.V193]=&quot;?&quot;);NOT([.Z193]=&quot;-&quot;))" table:style-name="ce2">
            <text:p>FALSE</text:p>
          </table:table-cell>
          <table:table-cell office:value-type="string" office:string-value="?" table:formula="of:=IFERROR(IFERROR([.O193]+[.V193]; [.O193]+[.Z193]); &quot;?&quot;)" table:style-name="ce2">
            <text:p>?</text:p>
          </table:table-cell>
          <table:table-cell office:value-type="float" office:value="27" table:formula="of:=MAX(IF([.C193]=&quot;?&quot;;0;[.C193]);[.J193])" table:style-name="ce2">
            <text:p>27</text:p>
          </table:table-cell>
          <table:table-cell office:value-type="string" table:style-name="ce2">
            <text:p>TREEPAIR_100_30_70_04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7" table:style-name="ce17">
            <text:p>27</text:p>
          </table:table-cell>
          <table:table-cell office:value-type="float" office:value="76" table:style-name="ce2">
            <text:p>76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2.6666666666666665" table:formula="of:=[.M193]/[.D193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9">
            <text:p>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90" table:formula="of:=[.A193]+1" table:style-name="ce2">
            <text:p>190</text:p>
          </table:table-cell>
          <table:table-cell office:value-type="boolean" office:boolean-value="true" table:formula="of:=OR(NOT([.R194]=&quot;?&quot;); NOT([.V194]=&quot;?&quot;);NOT([.Z194]=&quot;-&quot;))" table:style-name="ce2">
            <text:p>TRUE</text:p>
          </table:table-cell>
          <table:table-cell office:value-type="float" office:value="29" table:formula="of:=IFERROR(IFERROR([.O194]+[.V194]; [.O194]+[.Z194]); &quot;?&quot;)" table:style-name="ce2">
            <text:p>29</text:p>
          </table:table-cell>
          <table:table-cell office:value-type="float" office:value="29" table:formula="of:=MAX(IF([.C194]=&quot;?&quot;;0;[.C194]);[.J194])" table:style-name="ce2">
            <text:p>29</text:p>
          </table:table-cell>
          <table:table-cell office:value-type="string" table:style-name="ce2">
            <text:p>TREEPAIR_100_30_70_05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81" table:style-name="ce2">
            <text:p>81</text:p>
          </table:table-cell>
          <table:table-cell office:value-type="float" office:value="80" table:style-name="ce2">
            <text:p>80</text:p>
          </table:table-cell>
          <table:table-cell office:value-type="float" office:value="79" table:style-name="ce2">
            <text:p>79</text:p>
          </table:table-cell>
          <table:table-cell office:value-type="float" office:value="2.7241379310344827" table:formula="of:=[.M194]/[.D194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9" table:style-name="ce2">
            <text:p>29</text:p>
          </table:table-cell>
          <table:table-cell office:value-type="float" office:value="59913" table:style-name="ce2">
            <text:p>59913</text:p>
          </table:table-cell>
          <table:table-cell table:number-columns-repeated="16357"/>
        </table:table-row>
        <table:table-row table:style-name="ro1">
          <table:table-cell office:value-type="float" office:value="191" table:formula="of:=[.A194]+1" table:style-name="ce2">
            <text:p>191</text:p>
          </table:table-cell>
          <table:table-cell office:value-type="boolean" office:boolean-value="true" table:formula="of:=OR(NOT([.R195]=&quot;?&quot;); NOT([.V195]=&quot;?&quot;);NOT([.Z195]=&quot;-&quot;))" table:style-name="ce2">
            <text:p>TRUE</text:p>
          </table:table-cell>
          <table:table-cell office:value-type="float" office:value="26" table:formula="of:=IFERROR(IFERROR([.O195]+[.V195]; [.O195]+[.Z195]); &quot;?&quot;)" table:style-name="ce2">
            <text:p>26</text:p>
          </table:table-cell>
          <table:table-cell office:value-type="float" office:value="26" table:formula="of:=MAX(IF([.C195]=&quot;?&quot;;0;[.C195]);[.J195])" table:style-name="ce2">
            <text:p>26</text:p>
          </table:table-cell>
          <table:table-cell office:value-type="string" table:style-name="ce2">
            <text:p>TREEPAIR_100_30_90_01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17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74" table:style-name="ce2">
            <text:p>74</text:p>
          </table:table-cell>
          <table:table-cell office:value-type="float" office:value="72" table:style-name="ce2">
            <text:p>72</text:p>
          </table:table-cell>
          <table:table-cell office:value-type="float" office:value="2.7692307692307692" table:formula="of:=[.M195]/[.D195]" table:style-name="ce22">
            <text:p>2.8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9">
            <text:p>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6" table:style-name="ce2">
            <text:p>26</text:p>
          </table:table-cell>
          <table:table-cell office:value-type="float" office:value="52721" table:style-name="ce2">
            <text:p>52721</text:p>
          </table:table-cell>
          <table:table-cell table:number-columns-repeated="16357"/>
        </table:table-row>
        <table:table-row table:style-name="ro1">
          <table:table-cell office:value-type="float" office:value="192" table:formula="of:=[.A195]+1" table:style-name="ce2">
            <text:p>192</text:p>
          </table:table-cell>
          <table:table-cell office:value-type="boolean" office:boolean-value="true" table:formula="of:=OR(NOT([.R196]=&quot;?&quot;); NOT([.V196]=&quot;?&quot;);NOT([.Z196]=&quot;-&quot;))" table:style-name="ce2">
            <text:p>TRUE</text:p>
          </table:table-cell>
          <table:table-cell office:value-type="float" office:value="24" table:formula="of:=IFERROR(IFERROR([.O196]+[.V196]; [.O196]+[.Z196]); &quot;?&quot;)" table:style-name="ce2">
            <text:p>24</text:p>
          </table:table-cell>
          <table:table-cell office:value-type="float" office:value="24" table:formula="of:=MAX(IF([.C196]=&quot;?&quot;;0;[.C196]);[.J196])" table:style-name="ce2">
            <text:p>24</text:p>
          </table:table-cell>
          <table:table-cell office:value-type="string" table:style-name="ce2">
            <text:p>TREEPAIR_100_30_90_02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80" table:style-name="ce2">
            <text:p>80</text:p>
          </table:table-cell>
          <table:table-cell office:value-type="float" office:value="75" table:style-name="ce2">
            <text:p>75</text:p>
          </table:table-cell>
          <table:table-cell office:value-type="float" office:value="72" table:style-name="ce2">
            <text:p>72</text:p>
          </table:table-cell>
          <table:table-cell office:value-type="float" office:value="3" table:formula="of:=[.M196]/[.D196]" table:style-name="ce22">
            <text:p>3.0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93" table:formula="of:=[.A196]+1" table:style-name="ce2">
            <text:p>193</text:p>
          </table:table-cell>
          <table:table-cell office:value-type="boolean" office:boolean-value="true" table:formula="of:=OR(NOT([.R197]=&quot;?&quot;); NOT([.V197]=&quot;?&quot;);NOT([.Z197]=&quot;-&quot;))" table:style-name="ce2">
            <text:p>TRUE</text:p>
          </table:table-cell>
          <table:table-cell office:value-type="float" office:value="28" table:formula="of:=IFERROR(IFERROR([.O197]+[.V197]; [.O197]+[.Z197]); &quot;?&quot;)" table:style-name="ce2">
            <text:p>28</text:p>
          </table:table-cell>
          <table:table-cell office:value-type="float" office:value="28" table:formula="of:=MAX(IF([.C197]=&quot;?&quot;;0;[.C197]);[.J197])" table:style-name="ce2">
            <text:p>28</text:p>
          </table:table-cell>
          <table:table-cell office:value-type="string" table:style-name="ce2">
            <text:p>TREEPAIR_100_30_90_03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2.7857142857142856" table:formula="of:=[.M197]/[.D197]" table:style-name="ce22">
            <text:p>2.8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" table:style-name="ce2">
            <text:p>28</text:p>
          </table:table-cell>
          <table:table-cell office:value-type="float" office:value="121290" table:style-name="ce2">
            <text:p>121290</text:p>
          </table:table-cell>
          <table:table-cell table:number-columns-repeated="16357"/>
        </table:table-row>
        <table:table-row table:style-name="ro1">
          <table:table-cell office:value-type="float" office:value="194" table:formula="of:=[.A197]+1" table:style-name="ce2">
            <text:p>194</text:p>
          </table:table-cell>
          <table:table-cell office:value-type="boolean" office:boolean-value="true" table:formula="of:=OR(NOT([.R198]=&quot;?&quot;); NOT([.V198]=&quot;?&quot;);NOT([.Z198]=&quot;-&quot;))" table:style-name="ce2">
            <text:p>TRUE</text:p>
          </table:table-cell>
          <table:table-cell office:value-type="float" office:value="27" table:formula="of:=IFERROR(IFERROR([.O198]+[.V198]; [.O198]+[.Z198]); &quot;?&quot;)" table:style-name="ce2">
            <text:p>27</text:p>
          </table:table-cell>
          <table:table-cell office:value-type="float" office:value="27" table:formula="of:=MAX(IF([.C198]=&quot;?&quot;;0;[.C198]);[.J198])" table:style-name="ce2">
            <text:p>27</text:p>
          </table:table-cell>
          <table:table-cell office:value-type="string" table:style-name="ce2">
            <text:p>TREEPAIR_100_30_90_04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7" table:style-name="ce17">
            <text:p>27</text:p>
          </table:table-cell>
          <table:table-cell office:value-type="float" office:value="75" table:style-name="ce2">
            <text:p>75</text:p>
          </table:table-cell>
          <table:table-cell office:value-type="float" office:value="73" table:style-name="ce2">
            <text:p>73</text:p>
          </table:table-cell>
          <table:table-cell office:value-type="float" office:value="70" table:style-name="ce2">
            <text:p>70</text:p>
          </table:table-cell>
          <table:table-cell office:value-type="float" office:value="2.5925925925925926" table:formula="of:=[.M198]/[.D198]" table:style-name="ce22">
            <text:p>2.6</text:p>
          </table:table-cell>
          <table:table-cell office:value-type="float" office:value="1" table:style-name="ce10">
            <text:p>1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95" table:formula="of:=[.A198]+1" table:style-name="ce2">
            <text:p>195</text:p>
          </table:table-cell>
          <table:table-cell office:value-type="boolean" office:boolean-value="true" table:formula="of:=OR(NOT([.R199]=&quot;?&quot;); NOT([.V199]=&quot;?&quot;);NOT([.Z199]=&quot;-&quot;))" table:style-name="ce2">
            <text:p>TRUE</text:p>
          </table:table-cell>
          <table:table-cell office:value-type="float" office:value="25" table:formula="of:=IFERROR(IFERROR([.O199]+[.V199]; [.O199]+[.Z199]); &quot;?&quot;)" table:style-name="ce2">
            <text:p>25</text:p>
          </table:table-cell>
          <table:table-cell office:value-type="float" office:value="25" table:formula="of:=MAX(IF([.C199]=&quot;?&quot;;0;[.C199]);[.J199])" table:style-name="ce2">
            <text:p>25</text:p>
          </table:table-cell>
          <table:table-cell office:value-type="string" table:style-name="ce2">
            <text:p>TREEPAIR_100_30_90_05</text:p>
          </table:table-cell>
          <table:table-cell office:value-type="float" office:value="100" table:style-name="ce2">
            <text:p>1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79" table:style-name="ce2">
            <text:p>79</text:p>
          </table:table-cell>
          <table:table-cell office:value-type="float" office:value="76" table:style-name="ce2">
            <text:p>76</text:p>
          </table:table-cell>
          <table:table-cell office:value-type="float" office:value="67" table:style-name="ce2">
            <text:p>67</text:p>
          </table:table-cell>
          <table:table-cell office:value-type="float" office:value="2.68" table:formula="of:=[.M199]/[.D199]" table:style-name="ce22">
            <text:p>2.7</text:p>
          </table:table-cell>
          <table:table-cell office:value-type="float" office:value="2" table:style-name="ce10">
            <text:p>2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3" table:style-name="ce2">
            <text:p>23</text:p>
          </table:table-cell>
          <table:table-cell office:value-type="float" office:value="33832" table:style-name="ce2">
            <text:p>33832</text:p>
          </table:table-cell>
          <table:table-cell table:number-columns-repeated="16357"/>
        </table:table-row>
        <table:table-row table:style-name="ro1">
          <table:table-cell office:value-type="float" office:value="196" table:formula="of:=[.A199]+1" table:style-name="ce2">
            <text:p>196</text:p>
          </table:table-cell>
          <table:table-cell office:value-type="boolean" office:boolean-value="true" table:formula="of:=OR(NOT([.R200]=&quot;?&quot;); NOT([.V200]=&quot;?&quot;);NOT([.Z200]=&quot;-&quot;))" table:style-name="ce2">
            <text:p>TRUE</text:p>
          </table:table-cell>
          <table:table-cell office:value-type="float" office:value="33" table:formula="of:=IFERROR(IFERROR([.O200]+[.V200]; [.O200]+[.Z200]); &quot;?&quot;)" table:style-name="ce2">
            <text:p>33</text:p>
          </table:table-cell>
          <table:table-cell office:value-type="float" office:value="33" table:formula="of:=MAX(IF([.C200]=&quot;?&quot;;0;[.C200]);[.J200])" table:style-name="ce2">
            <text:p>33</text:p>
          </table:table-cell>
          <table:table-cell office:value-type="string" table:style-name="ce2">
            <text:p>TREEPAIR_100_35_50_01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82" table:style-name="ce2">
            <text:p>82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2.4242424242424243" table:formula="of:=[.M200]/[.D200]" table:style-name="ce22">
            <text:p>2.4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9">
            <text:p>26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float" office:value="26" table:style-name="ce9">
            <text:p>26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3" table:style-name="ce2">
            <text:p>33</text:p>
          </table:table-cell>
          <table:table-cell office:value-type="float" office:value="80431" table:style-name="ce2">
            <text:p>80431</text:p>
          </table:table-cell>
          <table:table-cell table:number-columns-repeated="16357"/>
        </table:table-row>
        <table:table-row table:style-name="ro1">
          <table:table-cell office:value-type="float" office:value="197" table:formula="of:=[.A200]+1" table:style-name="ce2">
            <text:p>197</text:p>
          </table:table-cell>
          <table:table-cell office:value-type="boolean" office:boolean-value="false" table:formula="of:=OR(NOT([.R201]=&quot;?&quot;); NOT([.V201]=&quot;?&quot;);NOT([.Z201]=&quot;-&quot;))" table:style-name="ce2">
            <text:p>FALSE</text:p>
          </table:table-cell>
          <table:table-cell office:value-type="string" office:string-value="?" table:formula="of:=IFERROR(IFERROR([.O201]+[.V201]; [.O201]+[.Z201]); &quot;?&quot;)" table:style-name="ce2">
            <text:p>?</text:p>
          </table:table-cell>
          <table:table-cell office:value-type="float" office:value="32" table:formula="of:=MAX(IF([.C201]=&quot;?&quot;;0;[.C201]);[.J201])" table:style-name="ce2">
            <text:p>32</text:p>
          </table:table-cell>
          <table:table-cell office:value-type="string" table:style-name="ce2">
            <text:p>TREEPAIR_100_35_50_02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7">
            <text:p>32</text:p>
          </table:table-cell>
          <table:table-cell office:value-type="float" office:value="81" table:style-name="ce2">
            <text:p>81</text:p>
          </table:table-cell>
          <table:table-cell office:value-type="float" office:value="79" table:style-name="ce2">
            <text:p>79</text:p>
          </table:table-cell>
          <table:table-cell office:value-type="float" office:value="75" table:style-name="ce2">
            <text:p>75</text:p>
          </table:table-cell>
          <table:table-cell office:value-type="float" office:value="2.34375" table:formula="of:=[.M201]/[.D201]" table:style-name="ce22">
            <text:p>2.3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198" table:formula="of:=[.A201]+1" table:style-name="ce2">
            <text:p>198</text:p>
          </table:table-cell>
          <table:table-cell office:value-type="boolean" office:boolean-value="true" table:formula="of:=OR(NOT([.R202]=&quot;?&quot;); NOT([.V202]=&quot;?&quot;);NOT([.Z202]=&quot;-&quot;))" table:style-name="ce2">
            <text:p>TRUE</text:p>
          </table:table-cell>
          <table:table-cell office:value-type="float" office:value="34" table:formula="of:=IFERROR(IFERROR([.O202]+[.V202]; [.O202]+[.Z202]); &quot;?&quot;)" table:style-name="ce2">
            <text:p>34</text:p>
          </table:table-cell>
          <table:table-cell office:value-type="float" office:value="34" table:formula="of:=MAX(IF([.C202]=&quot;?&quot;;0;[.C202]);[.J202])" table:style-name="ce2">
            <text:p>34</text:p>
          </table:table-cell>
          <table:table-cell office:value-type="string" table:style-name="ce2">
            <text:p>TREEPAIR_100_35_50_03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7">
            <text:p>33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2.5588235294117645" table:formula="of:=[.M202]/[.D202]" table:style-name="ce22">
            <text:p>2.6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4" table:style-name="ce2">
            <text:p>34</text:p>
          </table:table-cell>
          <table:table-cell office:value-type="float" office:value="212415" table:style-name="ce2">
            <text:p>212415</text:p>
          </table:table-cell>
          <table:table-cell table:number-columns-repeated="16357"/>
        </table:table-row>
        <table:table-row table:style-name="ro1">
          <table:table-cell office:value-type="float" office:value="199" table:formula="of:=[.A202]+1" table:style-name="ce2">
            <text:p>199</text:p>
          </table:table-cell>
          <table:table-cell office:value-type="boolean" office:boolean-value="false" table:formula="of:=OR(NOT([.R203]=&quot;?&quot;); NOT([.V203]=&quot;?&quot;);NOT([.Z203]=&quot;-&quot;))" table:style-name="ce2">
            <text:p>FALSE</text:p>
          </table:table-cell>
          <table:table-cell office:value-type="string" office:string-value="?" table:formula="of:=IFERROR(IFERROR([.O203]+[.V203]; [.O203]+[.Z203]); &quot;?&quot;)" table:style-name="ce2">
            <text:p>?</text:p>
          </table:table-cell>
          <table:table-cell office:value-type="float" office:value="30" table:formula="of:=MAX(IF([.C203]=&quot;?&quot;;0;[.C203]);[.J203])" table:style-name="ce2">
            <text:p>30</text:p>
          </table:table-cell>
          <table:table-cell office:value-type="string" table:style-name="ce2">
            <text:p>TREEPAIR_100_35_50_04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2.5" table:formula="of:=[.M203]/[.D203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00" table:formula="of:=[.A203]+1" table:style-name="ce2">
            <text:p>200</text:p>
          </table:table-cell>
          <table:table-cell office:value-type="boolean" office:boolean-value="true" table:formula="of:=OR(NOT([.R204]=&quot;?&quot;); NOT([.V204]=&quot;?&quot;);NOT([.Z204]=&quot;-&quot;))" table:style-name="ce2">
            <text:p>TRUE</text:p>
          </table:table-cell>
          <table:table-cell office:value-type="float" office:value="30" table:formula="of:=IFERROR(IFERROR([.O204]+[.V204]; [.O204]+[.Z204]); &quot;?&quot;)" table:style-name="ce2">
            <text:p>30</text:p>
          </table:table-cell>
          <table:table-cell office:value-type="float" office:value="30" table:formula="of:=MAX(IF([.C204]=&quot;?&quot;;0;[.C204]);[.J204])" table:style-name="ce2">
            <text:p>30</text:p>
          </table:table-cell>
          <table:table-cell office:value-type="string" table:style-name="ce2">
            <text:p>TREEPAIR_100_35_50_05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74" table:style-name="ce2">
            <text:p>74</text:p>
          </table:table-cell>
          <table:table-cell office:value-type="float" office:value="71" table:style-name="ce2">
            <text:p>71</text:p>
          </table:table-cell>
          <table:table-cell office:value-type="float" office:value="2.3666666666666667" table:formula="of:=[.M204]/[.D204]" table:style-name="ce22">
            <text:p>2.4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9" table:style-name="ce2">
            <text:p>29</text:p>
          </table:table-cell>
          <table:table-cell office:value-type="float" office:value="30466" table:style-name="ce2">
            <text:p>30466</text:p>
          </table:table-cell>
          <table:table-cell table:number-columns-repeated="16357"/>
        </table:table-row>
        <table:table-row table:style-name="ro1">
          <table:table-cell office:value-type="float" office:value="201" table:formula="of:=[.A204]+1" table:style-name="ce2">
            <text:p>201</text:p>
          </table:table-cell>
          <table:table-cell office:value-type="boolean" office:boolean-value="false" table:formula="of:=OR(NOT([.R205]=&quot;?&quot;); NOT([.V205]=&quot;?&quot;);NOT([.Z205]=&quot;-&quot;))" table:style-name="ce2">
            <text:p>FALSE</text:p>
          </table:table-cell>
          <table:table-cell office:value-type="string" office:string-value="?" table:formula="of:=IFERROR(IFERROR([.O205]+[.V205]; [.O205]+[.Z205]); &quot;?&quot;)" table:style-name="ce2">
            <text:p>?</text:p>
          </table:table-cell>
          <table:table-cell office:value-type="float" office:value="32" table:formula="of:=MAX(IF([.C205]=&quot;?&quot;;0;[.C205]);[.J205])" table:style-name="ce2">
            <text:p>32</text:p>
          </table:table-cell>
          <table:table-cell office:value-type="string" table:style-name="ce2">
            <text:p>TREEPAIR_100_35_70_01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17">
            <text:p>32</text:p>
          </table:table-cell>
          <table:table-cell office:value-type="float" office:value="84" table:style-name="ce2">
            <text:p>84</text:p>
          </table:table-cell>
          <table:table-cell office:value-type="float" office:value="83" table:style-name="ce2">
            <text:p>83</text:p>
          </table:table-cell>
          <table:table-cell office:value-type="float" office:value="83" table:style-name="ce2">
            <text:p>83</text:p>
          </table:table-cell>
          <table:table-cell office:value-type="float" office:value="2.59375" table:formula="of:=[.M205]/[.D205]" table:style-name="ce22">
            <text:p>2.6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?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9">
            <text:p>25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?</text:p>
          </table:table-cell>
          <table:table-cell office:value-type="float" office:value="30" table:style-name="ce2">
            <text:p>3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02" table:formula="of:=[.A205]+1" table:style-name="ce2">
            <text:p>202</text:p>
          </table:table-cell>
          <table:table-cell office:value-type="boolean" office:boolean-value="false" table:formula="of:=OR(NOT([.R206]=&quot;?&quot;); NOT([.V206]=&quot;?&quot;);NOT([.Z206]=&quot;-&quot;))" table:style-name="ce2">
            <text:p>FALSE</text:p>
          </table:table-cell>
          <table:table-cell office:value-type="string" office:string-value="?" table:formula="of:=IFERROR(IFERROR([.O206]+[.V206]; [.O206]+[.Z206]); &quot;?&quot;)" table:style-name="ce2">
            <text:p>?</text:p>
          </table:table-cell>
          <table:table-cell office:value-type="float" office:value="32" table:formula="of:=MAX(IF([.C206]=&quot;?&quot;;0;[.C206]);[.J206])" table:style-name="ce2">
            <text:p>32</text:p>
          </table:table-cell>
          <table:table-cell office:value-type="string" table:style-name="ce2">
            <text:p>TREEPAIR_100_35_70_02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7">
            <text:p>32</text:p>
          </table:table-cell>
          <table:table-cell office:value-type="float" office:value="82" table:style-name="ce2">
            <text:p>82</text:p>
          </table:table-cell>
          <table:table-cell office:value-type="float" office:value="79" table:style-name="ce2">
            <text:p>79</text:p>
          </table:table-cell>
          <table:table-cell office:value-type="float" office:value="72" table:style-name="ce2">
            <text:p>72</text:p>
          </table:table-cell>
          <table:table-cell office:value-type="float" office:value="2.25" table:formula="of:=[.M206]/[.D206]" table:style-name="ce22">
            <text:p>2.3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1" table:style-name="ce9">
            <text:p>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03" table:formula="of:=[.A206]+1" table:style-name="ce2">
            <text:p>203</text:p>
          </table:table-cell>
          <table:table-cell office:value-type="boolean" office:boolean-value="true" table:formula="of:=OR(NOT([.R207]=&quot;?&quot;); NOT([.V207]=&quot;?&quot;);NOT([.Z207]=&quot;-&quot;))" table:style-name="ce2">
            <text:p>TRUE</text:p>
          </table:table-cell>
          <table:table-cell office:value-type="float" office:value="32" table:formula="of:=IFERROR(IFERROR([.O207]+[.V207]; [.O207]+[.Z207]); &quot;?&quot;)" table:style-name="ce2">
            <text:p>32</text:p>
          </table:table-cell>
          <table:table-cell office:value-type="float" office:value="32" table:formula="of:=MAX(IF([.C207]=&quot;?&quot;;0;[.C207]);[.J207])" table:style-name="ce2">
            <text:p>32</text:p>
          </table:table-cell>
          <table:table-cell office:value-type="string" table:style-name="ce2">
            <text:p>TREEPAIR_100_35_70_03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31" table:style-name="ce17">
            <text:p>31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2.5625" table:formula="of:=[.M207]/[.D207]" table:style-name="ce22">
            <text:p>2.6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2" table:style-name="ce2">
            <text:p>32</text:p>
          </table:table-cell>
          <table:table-cell office:value-type="float" office:value="109916" table:style-name="ce2">
            <text:p>109916</text:p>
          </table:table-cell>
          <table:table-cell table:number-columns-repeated="16357"/>
        </table:table-row>
        <table:table-row table:style-name="ro1">
          <table:table-cell office:value-type="float" office:value="204" table:formula="of:=[.A207]+1" table:style-name="ce2">
            <text:p>204</text:p>
          </table:table-cell>
          <table:table-cell office:value-type="boolean" office:boolean-value="true" table:formula="of:=OR(NOT([.R208]=&quot;?&quot;); NOT([.V208]=&quot;?&quot;);NOT([.Z208]=&quot;-&quot;))" table:style-name="ce2">
            <text:p>TRUE</text:p>
          </table:table-cell>
          <table:table-cell office:value-type="float" office:value="31" table:formula="of:=IFERROR(IFERROR([.O208]+[.V208]; [.O208]+[.Z208]); &quot;?&quot;)" table:style-name="ce2">
            <text:p>31</text:p>
          </table:table-cell>
          <table:table-cell office:value-type="float" office:value="31" table:formula="of:=MAX(IF([.C208]=&quot;?&quot;;0;[.C208]);[.J208])" table:style-name="ce2">
            <text:p>31</text:p>
          </table:table-cell>
          <table:table-cell office:value-type="string" table:style-name="ce2">
            <text:p>TREEPAIR_100_35_70_04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79" table:style-name="ce2">
            <text:p>79</text:p>
          </table:table-cell>
          <table:table-cell office:value-type="float" office:value="2.5483870967741935" table:formula="of:=[.M208]/[.D208]" table:style-name="ce22">
            <text:p>2.5</text:p>
          </table:table-cell>
          <table:table-cell office:value-type="float" office:value="1" table:style-name="ce10">
            <text:p>1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2">
            <text:p>30</text:p>
          </table:table-cell>
          <table:table-cell office:value-type="float" office:value="86116" table:style-name="ce2">
            <text:p>86116</text:p>
          </table:table-cell>
          <table:table-cell table:number-columns-repeated="16357"/>
        </table:table-row>
        <table:table-row table:style-name="ro1">
          <table:table-cell office:value-type="float" office:value="205" table:formula="of:=[.A208]+1" table:style-name="ce2">
            <text:p>205</text:p>
          </table:table-cell>
          <table:table-cell office:value-type="boolean" office:boolean-value="true" table:formula="of:=OR(NOT([.R209]=&quot;?&quot;); NOT([.V209]=&quot;?&quot;);NOT([.Z209]=&quot;-&quot;))" table:style-name="ce2">
            <text:p>TRUE</text:p>
          </table:table-cell>
          <table:table-cell office:value-type="float" office:value="31" table:formula="of:=IFERROR(IFERROR([.O209]+[.V209]; [.O209]+[.Z209]); &quot;?&quot;)" table:style-name="ce2">
            <text:p>31</text:p>
          </table:table-cell>
          <table:table-cell office:value-type="float" office:value="31" table:formula="of:=MAX(IF([.C209]=&quot;?&quot;;0;[.C209]);[.J209])" table:style-name="ce2">
            <text:p>31</text:p>
          </table:table-cell>
          <table:table-cell office:value-type="string" table:style-name="ce2">
            <text:p>TREEPAIR_100_35_70_05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1" table:style-name="ce17">
            <text:p>31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2.4838709677419355" table:formula="of:=[.M209]/[.D209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" table:style-name="ce2">
            <text:p>31</text:p>
          </table:table-cell>
          <table:table-cell office:value-type="float" office:value="52645" table:style-name="ce2">
            <text:p>52645</text:p>
          </table:table-cell>
          <table:table-cell table:number-columns-repeated="16357" table:style-name="ce1"/>
        </table:table-row>
        <table:table-row table:style-name="ro1">
          <table:table-cell office:value-type="float" office:value="206" table:formula="of:=[.A209]+1" table:style-name="ce2">
            <text:p>206</text:p>
          </table:table-cell>
          <table:table-cell office:value-type="boolean" office:boolean-value="true" table:formula="of:=OR(NOT([.R210]=&quot;?&quot;); NOT([.V210]=&quot;?&quot;);NOT([.Z210]=&quot;-&quot;))" table:style-name="ce2">
            <text:p>TRUE</text:p>
          </table:table-cell>
          <table:table-cell office:value-type="float" office:value="32" table:formula="of:=IFERROR(IFERROR([.O210]+[.V210]; [.O210]+[.Z210]); &quot;?&quot;)" table:style-name="ce2">
            <text:p>32</text:p>
          </table:table-cell>
          <table:table-cell office:value-type="float" office:value="32" table:formula="of:=MAX(IF([.C210]=&quot;?&quot;;0;[.C210]);[.J210])" table:style-name="ce2">
            <text:p>32</text:p>
          </table:table-cell>
          <table:table-cell office:value-type="string" table:style-name="ce2">
            <text:p>TREEPAIR_100_35_90_01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17">
            <text:p>32</text:p>
          </table:table-cell>
          <table:table-cell office:value-type="float" office:value="90" table:style-name="ce2">
            <text:p>90</text:p>
          </table:table-cell>
          <table:table-cell office:value-type="float" office:value="88" table:style-name="ce2">
            <text:p>88</text:p>
          </table:table-cell>
          <table:table-cell office:value-type="float" office:value="84" table:style-name="ce2">
            <text:p>84</text:p>
          </table:table-cell>
          <table:table-cell office:value-type="float" office:value="2.625" table:formula="of:=[.M210]/[.D210]" table:style-name="ce22">
            <text:p>2.6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9">
            <text:p>23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" table:style-name="ce2">
            <text:p>31</text:p>
          </table:table-cell>
          <table:table-cell office:value-type="float" office:value="243049" table:style-name="ce2">
            <text:p>243049</text:p>
          </table:table-cell>
          <table:table-cell table:number-columns-repeated="16357" table:style-name="ce1"/>
        </table:table-row>
        <table:table-row table:style-name="ro1">
          <table:table-cell office:value-type="float" office:value="207" table:formula="of:=[.A210]+1" table:style-name="ce2">
            <text:p>207</text:p>
          </table:table-cell>
          <table:table-cell office:value-type="boolean" office:boolean-value="true" table:formula="of:=OR(NOT([.R211]=&quot;?&quot;); NOT([.V211]=&quot;?&quot;);NOT([.Z211]=&quot;-&quot;))" table:style-name="ce2">
            <text:p>TRUE</text:p>
          </table:table-cell>
          <table:table-cell office:value-type="float" office:value="31" table:formula="of:=IFERROR(IFERROR([.O211]+[.V211]; [.O211]+[.Z211]); &quot;?&quot;)" table:style-name="ce2">
            <text:p>31</text:p>
          </table:table-cell>
          <table:table-cell office:value-type="float" office:value="31" table:formula="of:=MAX(IF([.C211]=&quot;?&quot;;0;[.C211]);[.J211])" table:style-name="ce2">
            <text:p>31</text:p>
          </table:table-cell>
          <table:table-cell office:value-type="string" table:style-name="ce2">
            <text:p>TREEPAIR_100_35_90_02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82" table:style-name="ce2">
            <text:p>82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2.5483870967741935" table:formula="of:=[.M211]/[.D211]" table:style-name="ce22">
            <text:p>2.5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9">
            <text:p>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" table:style-name="ce2">
            <text:p>31</text:p>
          </table:table-cell>
          <table:table-cell office:value-type="float" office:value="124280" table:style-name="ce2">
            <text:p>124280</text:p>
          </table:table-cell>
          <table:table-cell table:number-columns-repeated="16357" table:style-name="ce1"/>
        </table:table-row>
        <table:table-row table:style-name="ro1">
          <table:table-cell office:value-type="float" office:value="208" table:formula="of:=[.A211]+1" table:style-name="ce2">
            <text:p>208</text:p>
          </table:table-cell>
          <table:table-cell office:value-type="boolean" office:boolean-value="true" table:formula="of:=OR(NOT([.R212]=&quot;?&quot;); NOT([.V212]=&quot;?&quot;);NOT([.Z212]=&quot;-&quot;))" table:style-name="ce2">
            <text:p>TRUE</text:p>
          </table:table-cell>
          <table:table-cell office:value-type="float" office:value="30" table:formula="of:=IFERROR(IFERROR([.O212]+[.V212]; [.O212]+[.Z212]); &quot;?&quot;)" table:style-name="ce2">
            <text:p>30</text:p>
          </table:table-cell>
          <table:table-cell office:value-type="float" office:value="30" table:formula="of:=MAX(IF([.C212]=&quot;?&quot;;0;[.C212]);[.J212])" table:style-name="ce2">
            <text:p>30</text:p>
          </table:table-cell>
          <table:table-cell office:value-type="string" table:style-name="ce2">
            <text:p>TREEPAIR_100_35_90_03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2.7333333333333334" table:formula="of:=[.M212]/[.D212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2">
            <text:p>30</text:p>
          </table:table-cell>
          <table:table-cell office:value-type="float" office:value="189750" table:style-name="ce2">
            <text:p>189750</text:p>
          </table:table-cell>
          <table:table-cell table:number-columns-repeated="16357" table:style-name="ce1"/>
        </table:table-row>
        <table:table-row table:style-name="ro1">
          <table:table-cell office:value-type="float" office:value="209" table:formula="of:=[.A212]+1" table:style-name="ce2">
            <text:p>209</text:p>
          </table:table-cell>
          <table:table-cell office:value-type="boolean" office:boolean-value="true" table:formula="of:=OR(NOT([.R213]=&quot;?&quot;); NOT([.V213]=&quot;?&quot;);NOT([.Z213]=&quot;-&quot;))" table:style-name="ce2">
            <text:p>TRUE</text:p>
          </table:table-cell>
          <table:table-cell office:value-type="float" office:value="29" table:formula="of:=IFERROR(IFERROR([.O213]+[.V213]; [.O213]+[.Z213]); &quot;?&quot;)" table:style-name="ce2">
            <text:p>29</text:p>
          </table:table-cell>
          <table:table-cell office:value-type="float" office:value="29" table:formula="of:=MAX(IF([.C213]=&quot;?&quot;;0;[.C213]);[.J213])" table:style-name="ce2">
            <text:p>29</text:p>
          </table:table-cell>
          <table:table-cell office:value-type="string" table:style-name="ce2">
            <text:p>TREEPAIR_100_35_90_04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17">
            <text:p>28</text:p>
          </table:table-cell>
          <table:table-cell office:value-type="float" office:value="87" table:style-name="ce2">
            <text:p>87</text:p>
          </table:table-cell>
          <table:table-cell office:value-type="float" office:value="86" table:style-name="ce2">
            <text:p>86</text:p>
          </table:table-cell>
          <table:table-cell office:value-type="float" office:value="83" table:style-name="ce2">
            <text:p>83</text:p>
          </table:table-cell>
          <table:table-cell office:value-type="float" office:value="2.8620689655172415" table:formula="of:=[.M213]/[.D213]" table:style-name="ce22">
            <text:p>2.9</text:p>
          </table:table-cell>
          <table:table-cell office:value-type="float" office:value="1" table:style-name="ce10">
            <text:p>1</text:p>
          </table:table-cell>
          <table:table-cell office:value-type="float" office:value="26" table:style-name="ce9">
            <text:p>26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67" table:style-name="ce2">
            <text:p>67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0" table:formula="of:=[.A213]+1" table:style-name="ce2">
            <text:p>210</text:p>
          </table:table-cell>
          <table:table-cell office:value-type="boolean" office:boolean-value="true" table:formula="of:=OR(NOT([.R214]=&quot;?&quot;); NOT([.V214]=&quot;?&quot;);NOT([.Z214]=&quot;-&quot;))" table:style-name="ce2">
            <text:p>TRUE</text:p>
          </table:table-cell>
          <table:table-cell office:value-type="float" office:value="30" table:formula="of:=IFERROR(IFERROR([.O214]+[.V214]; [.O214]+[.Z214]); &quot;?&quot;)" table:style-name="ce2">
            <text:p>30</text:p>
          </table:table-cell>
          <table:table-cell office:value-type="float" office:value="30" table:formula="of:=MAX(IF([.C214]=&quot;?&quot;;0;[.C214]);[.J214])" table:style-name="ce2">
            <text:p>30</text:p>
          </table:table-cell>
          <table:table-cell office:value-type="string" table:style-name="ce2">
            <text:p>TREEPAIR_100_35_90_05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82" table:style-name="ce2">
            <text:p>82</text:p>
          </table:table-cell>
          <table:table-cell office:value-type="float" office:value="2.7333333333333334" table:formula="of:=[.M214]/[.D214]" table:style-name="ce22">
            <text:p>2.7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2">
            <text:p>30</text:p>
          </table:table-cell>
          <table:table-cell office:value-type="float" office:value="158909" table:style-name="ce2">
            <text:p>158909</text:p>
          </table:table-cell>
          <table:table-cell table:number-columns-repeated="16357" table:style-name="ce1"/>
        </table:table-row>
        <table:table-row table:style-name="ro1">
          <table:table-cell office:value-type="float" office:value="211" table:formula="of:=[.A214]+1" table:style-name="ce6">
            <text:p>211</text:p>
          </table:table-cell>
          <table:table-cell office:value-type="boolean" office:boolean-value="true" table:formula="of:=OR(NOT([.R215]=&quot;?&quot;); NOT([.V215]=&quot;?&quot;);NOT([.Z215]=&quot;-&quot;))" table:style-name="ce2">
            <text:p>TRUE</text:p>
          </table:table-cell>
          <table:table-cell office:value-type="float" office:value="5" table:formula="of:=IFERROR(IFERROR([.O215]+[.V215]; [.O215]+[.Z215]); &quot;?&quot;)" table:style-name="ce2">
            <text:p>5</text:p>
          </table:table-cell>
          <table:table-cell office:value-type="float" office:value="5" table:formula="of:=MAX(IF([.C215]=&quot;?&quot;;0;[.C215]);[.J215])" table:style-name="ce2">
            <text:p>5</text:p>
          </table:table-cell>
          <table:table-cell office:value-type="string" table:style-name="ce2">
            <text:p>TREEPAIR_150_5_50_01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39" table:style-name="ce2">
            <text:p>39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0.2" table:formula="of:=[.M215]/[.D215]" table:style-name="ce22">
            <text:p>0.2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2" table:style-name="ce1"/>
          <table:table-cell office:value-type="string" table:style-name="ce1">
            <text:p>The "0s" have been filled in by hand: the parameter reduction completely ate the trees!</text:p>
          </table:table-cell>
          <table:table-cell table:number-columns-repeated="16354"/>
        </table:table-row>
        <table:table-row table:style-name="ro1">
          <table:table-cell office:value-type="float" office:value="212" table:formula="of:=[.A215]+1" table:style-name="ce2">
            <text:p>212</text:p>
          </table:table-cell>
          <table:table-cell office:value-type="boolean" office:boolean-value="true" table:formula="of:=OR(NOT([.R216]=&quot;?&quot;); NOT([.V216]=&quot;?&quot;);NOT([.Z216]=&quot;-&quot;))" table:style-name="ce2">
            <text:p>TRUE</text:p>
          </table:table-cell>
          <table:table-cell office:value-type="float" office:value="5" table:formula="of:=IFERROR(IFERROR([.O216]+[.V216]; [.O216]+[.Z216]); &quot;?&quot;)" table:style-name="ce2">
            <text:p>5</text:p>
          </table:table-cell>
          <table:table-cell office:value-type="float" office:value="5" table:formula="of:=MAX(IF([.C216]=&quot;?&quot;;0;[.C216]);[.J216])" table:style-name="ce2">
            <text:p>5</text:p>
          </table:table-cell>
          <table:table-cell office:value-type="string" table:style-name="ce2">
            <text:p>TREEPAIR_150_5_50_02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42" table:style-name="ce2">
            <text:p>42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float" office:value="4.8" table:formula="of:=[.M216]/[.D216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3" table:formula="of:=[.A216]+1" table:style-name="ce2">
            <text:p>213</text:p>
          </table:table-cell>
          <table:table-cell office:value-type="boolean" office:boolean-value="true" table:formula="of:=OR(NOT([.R217]=&quot;?&quot;); NOT([.V217]=&quot;?&quot;);NOT([.Z217]=&quot;-&quot;))" table:style-name="ce2">
            <text:p>TRUE</text:p>
          </table:table-cell>
          <table:table-cell office:value-type="float" office:value="5" table:formula="of:=IFERROR(IFERROR([.O217]+[.V217]; [.O217]+[.Z217]); &quot;?&quot;)" table:style-name="ce2">
            <text:p>5</text:p>
          </table:table-cell>
          <table:table-cell office:value-type="float" office:value="5" table:formula="of:=MAX(IF([.C217]=&quot;?&quot;;0;[.C217]);[.J217])" table:style-name="ce2">
            <text:p>5</text:p>
          </table:table-cell>
          <table:table-cell office:value-type="string" table:style-name="ce2">
            <text:p>TREEPAIR_150_5_50_03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1" table:style-name="ce2">
            <text:p>4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6.2" table:formula="of:=[.M217]/[.D217]" table:style-name="ce22">
            <text:p>6.2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4" table:formula="of:=[.A217]+1" table:style-name="ce2">
            <text:p>214</text:p>
          </table:table-cell>
          <table:table-cell office:value-type="boolean" office:boolean-value="true" table:formula="of:=OR(NOT([.R218]=&quot;?&quot;); NOT([.V218]=&quot;?&quot;);NOT([.Z218]=&quot;-&quot;))" table:style-name="ce2">
            <text:p>TRUE</text:p>
          </table:table-cell>
          <table:table-cell office:value-type="float" office:value="5" table:formula="of:=IFERROR(IFERROR([.O218]+[.V218]; [.O218]+[.Z218]); &quot;?&quot;)" table:style-name="ce2">
            <text:p>5</text:p>
          </table:table-cell>
          <table:table-cell office:value-type="float" office:value="5" table:formula="of:=MAX(IF([.C218]=&quot;?&quot;;0;[.C218]);[.J218])" table:style-name="ce2">
            <text:p>5</text:p>
          </table:table-cell>
          <table:table-cell office:value-type="string" table:style-name="ce2">
            <text:p>TREEPAIR_150_5_50_04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5.2" table:formula="of:=[.M218]/[.D218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5" table:formula="of:=[.A218]+1" table:style-name="ce6">
            <text:p>215</text:p>
          </table:table-cell>
          <table:table-cell office:value-type="boolean" office:boolean-value="true" table:formula="of:=OR(NOT([.R219]=&quot;?&quot;); NOT([.V219]=&quot;?&quot;);NOT([.Z219]=&quot;-&quot;))" table:style-name="ce2">
            <text:p>TRUE</text:p>
          </table:table-cell>
          <table:table-cell office:value-type="float" office:value="5" table:formula="of:=IFERROR(IFERROR([.O219]+[.V219]; [.O219]+[.Z219]); &quot;?&quot;)" table:style-name="ce2">
            <text:p>5</text:p>
          </table:table-cell>
          <table:table-cell office:value-type="float" office:value="5" table:formula="of:=MAX(IF([.C219]=&quot;?&quot;;0;[.C219]);[.J219])" table:style-name="ce2">
            <text:p>5</text:p>
          </table:table-cell>
          <table:table-cell office:value-type="string" table:style-name="ce2">
            <text:p>TREEPAIR_150_5_50_05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36" table:style-name="ce2">
            <text:p>36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.2" table:formula="of:=[.M219]/[.D219]" table:style-name="ce22">
            <text:p>0.2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2" table:style-name="ce1"/>
          <table:table-cell office:value-type="string" table:style-name="ce1">
            <text:p>The "0s" have been filled in by hand: the parameter reduction completely ate the trees!</text:p>
          </table:table-cell>
          <table:table-cell table:number-columns-repeated="16354"/>
        </table:table-row>
        <table:table-row table:style-name="ro1">
          <table:table-cell office:value-type="float" office:value="216" table:formula="of:=[.A219]+1" table:style-name="ce2">
            <text:p>216</text:p>
          </table:table-cell>
          <table:table-cell office:value-type="boolean" office:boolean-value="true" table:formula="of:=OR(NOT([.R220]=&quot;?&quot;); NOT([.V220]=&quot;?&quot;);NOT([.Z220]=&quot;-&quot;))" table:style-name="ce2">
            <text:p>TRUE</text:p>
          </table:table-cell>
          <table:table-cell office:value-type="float" office:value="5" table:formula="of:=IFERROR(IFERROR([.O220]+[.V220]; [.O220]+[.Z220]); &quot;?&quot;)" table:style-name="ce2">
            <text:p>5</text:p>
          </table:table-cell>
          <table:table-cell office:value-type="float" office:value="5" table:formula="of:=MAX(IF([.C220]=&quot;?&quot;;0;[.C220]);[.J220])" table:style-name="ce2">
            <text:p>5</text:p>
          </table:table-cell>
          <table:table-cell office:value-type="string" table:style-name="ce2">
            <text:p>TREEPAIR_150_5_70_01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220]/[.D220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7" table:formula="of:=[.A220]+1" table:style-name="ce2">
            <text:p>217</text:p>
          </table:table-cell>
          <table:table-cell office:value-type="boolean" office:boolean-value="true" table:formula="of:=OR(NOT([.R221]=&quot;?&quot;); NOT([.V221]=&quot;?&quot;);NOT([.Z221]=&quot;-&quot;))" table:style-name="ce2">
            <text:p>TRUE</text:p>
          </table:table-cell>
          <table:table-cell office:value-type="float" office:value="5" table:formula="of:=IFERROR(IFERROR([.O221]+[.V221]; [.O221]+[.Z221]); &quot;?&quot;)" table:style-name="ce2">
            <text:p>5</text:p>
          </table:table-cell>
          <table:table-cell office:value-type="float" office:value="5" table:formula="of:=MAX(IF([.C221]=&quot;?&quot;;0;[.C221]);[.J221])" table:style-name="ce2">
            <text:p>5</text:p>
          </table:table-cell>
          <table:table-cell office:value-type="string" table:style-name="ce2">
            <text:p>TREEPAIR_150_5_70_02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31" table:style-name="ce2">
            <text:p>31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5.2" table:formula="of:=[.M221]/[.D221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8" table:formula="of:=[.A221]+1" table:style-name="ce2">
            <text:p>218</text:p>
          </table:table-cell>
          <table:table-cell office:value-type="boolean" office:boolean-value="true" table:formula="of:=OR(NOT([.R222]=&quot;?&quot;); NOT([.V222]=&quot;?&quot;);NOT([.Z222]=&quot;-&quot;))" table:style-name="ce2">
            <text:p>TRUE</text:p>
          </table:table-cell>
          <table:table-cell office:value-type="float" office:value="5" table:formula="of:=IFERROR(IFERROR([.O222]+[.V222]; [.O222]+[.Z222]); &quot;?&quot;)" table:style-name="ce2">
            <text:p>5</text:p>
          </table:table-cell>
          <table:table-cell office:value-type="float" office:value="5" table:formula="of:=MAX(IF([.C222]=&quot;?&quot;;0;[.C222]);[.J222])" table:style-name="ce2">
            <text:p>5</text:p>
          </table:table-cell>
          <table:table-cell office:value-type="string" table:style-name="ce2">
            <text:p>TREEPAIR_150_5_70_03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38" table:style-name="ce2">
            <text:p>38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222]/[.D222]" table:style-name="ce22">
            <text:p>6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19" table:formula="of:=[.A222]+1" table:style-name="ce2">
            <text:p>219</text:p>
          </table:table-cell>
          <table:table-cell office:value-type="boolean" office:boolean-value="true" table:formula="of:=OR(NOT([.R223]=&quot;?&quot;); NOT([.V223]=&quot;?&quot;);NOT([.Z223]=&quot;-&quot;))" table:style-name="ce2">
            <text:p>TRUE</text:p>
          </table:table-cell>
          <table:table-cell office:value-type="float" office:value="5" table:formula="of:=IFERROR(IFERROR([.O223]+[.V223]; [.O223]+[.Z223]); &quot;?&quot;)" table:style-name="ce2">
            <text:p>5</text:p>
          </table:table-cell>
          <table:table-cell office:value-type="float" office:value="5" table:formula="of:=MAX(IF([.C223]=&quot;?&quot;;0;[.C223]);[.J223])" table:style-name="ce2">
            <text:p>5</text:p>
          </table:table-cell>
          <table:table-cell office:value-type="string" table:style-name="ce2">
            <text:p>TREEPAIR_150_5_70_04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2" table:style-name="ce2">
            <text:p>42</text:p>
          </table:table-cell>
          <table:table-cell office:value-type="float" office:value="35" table:style-name="ce2">
            <text:p>35</text:p>
          </table:table-cell>
          <table:table-cell office:value-type="float" office:value="21" table:style-name="ce2">
            <text:p>21</text:p>
          </table:table-cell>
          <table:table-cell office:value-type="float" office:value="4.2" table:formula="of:=[.M223]/[.D223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20" table:formula="of:=[.A223]+1" table:style-name="ce2">
            <text:p>220</text:p>
          </table:table-cell>
          <table:table-cell office:value-type="boolean" office:boolean-value="true" table:formula="of:=OR(NOT([.R224]=&quot;?&quot;); NOT([.V224]=&quot;?&quot;);NOT([.Z224]=&quot;-&quot;))" table:style-name="ce2">
            <text:p>TRUE</text:p>
          </table:table-cell>
          <table:table-cell office:value-type="float" office:value="5" table:formula="of:=IFERROR(IFERROR([.O224]+[.V224]; [.O224]+[.Z224]); &quot;?&quot;)" table:style-name="ce2">
            <text:p>5</text:p>
          </table:table-cell>
          <table:table-cell office:value-type="float" office:value="5" table:formula="of:=MAX(IF([.C224]=&quot;?&quot;;0;[.C224]);[.J224])" table:style-name="ce2">
            <text:p>5</text:p>
          </table:table-cell>
          <table:table-cell office:value-type="string" table:style-name="ce2">
            <text:p>TREEPAIR_150_5_70_05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1" table:style-name="ce2">
            <text:p>51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7" table:formula="of:=[.M224]/[.D224]" table:style-name="ce22">
            <text:p>7.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 table:style-name="ce1"/>
        </table:table-row>
        <table:table-row table:style-name="ro1">
          <table:table-cell office:value-type="float" office:value="221" table:formula="of:=[.A224]+1" table:style-name="ce2">
            <text:p>221</text:p>
          </table:table-cell>
          <table:table-cell office:value-type="boolean" office:boolean-value="true" table:formula="of:=OR(NOT([.R225]=&quot;?&quot;); NOT([.V225]=&quot;?&quot;);NOT([.Z225]=&quot;-&quot;))" table:style-name="ce2">
            <text:p>TRUE</text:p>
          </table:table-cell>
          <table:table-cell office:value-type="float" office:value="5" table:formula="of:=IFERROR(IFERROR([.O225]+[.V225]; [.O225]+[.Z225]); &quot;?&quot;)" table:style-name="ce2">
            <text:p>5</text:p>
          </table:table-cell>
          <table:table-cell office:value-type="float" office:value="5" table:formula="of:=MAX(IF([.C225]=&quot;?&quot;;0;[.C225]);[.J225])" table:style-name="ce2">
            <text:p>5</text:p>
          </table:table-cell>
          <table:table-cell office:value-type="string" table:style-name="ce2">
            <text:p>TREEPAIR_150_5_90_01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63" table:style-name="ce2">
            <text:p>63</text:p>
          </table:table-cell>
          <table:table-cell office:value-type="float" office:value="35" table:style-name="ce2">
            <text:p>35</text:p>
          </table:table-cell>
          <table:table-cell office:value-type="float" office:value="20" table:style-name="ce2">
            <text:p>20</text:p>
          </table:table-cell>
          <table:table-cell office:value-type="float" office:value="4" table:formula="of:=[.M225]/[.D225]" table:style-name="ce22">
            <text:p>4.0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2" table:formula="of:=[.A225]+1" table:style-name="ce2">
            <text:p>222</text:p>
          </table:table-cell>
          <table:table-cell office:value-type="boolean" office:boolean-value="true" table:formula="of:=OR(NOT([.R226]=&quot;?&quot;); NOT([.V226]=&quot;?&quot;);NOT([.Z226]=&quot;-&quot;))" table:style-name="ce2">
            <text:p>TRUE</text:p>
          </table:table-cell>
          <table:table-cell office:value-type="float" office:value="5" table:formula="of:=IFERROR(IFERROR([.O226]+[.V226]; [.O226]+[.Z226]); &quot;?&quot;)" table:style-name="ce2">
            <text:p>5</text:p>
          </table:table-cell>
          <table:table-cell office:value-type="float" office:value="5" table:formula="of:=MAX(IF([.C226]=&quot;?&quot;;0;[.C226]);[.J226])" table:style-name="ce2">
            <text:p>5</text:p>
          </table:table-cell>
          <table:table-cell office:value-type="string" table:style-name="ce2">
            <text:p>TREEPAIR_150_5_90_02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64" table:style-name="ce2">
            <text:p>64</text:p>
          </table:table-cell>
          <table:table-cell office:value-type="float" office:value="37" table:style-name="ce2">
            <text:p>37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226]/[.D226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3" table:formula="of:=[.A226]+1" table:style-name="ce2">
            <text:p>223</text:p>
          </table:table-cell>
          <table:table-cell office:value-type="boolean" office:boolean-value="true" table:formula="of:=OR(NOT([.R227]=&quot;?&quot;); NOT([.V227]=&quot;?&quot;);NOT([.Z227]=&quot;-&quot;))" table:style-name="ce2">
            <text:p>TRUE</text:p>
          </table:table-cell>
          <table:table-cell office:value-type="float" office:value="5" table:formula="of:=IFERROR(IFERROR([.O227]+[.V227]; [.O227]+[.Z227]); &quot;?&quot;)" table:style-name="ce2">
            <text:p>5</text:p>
          </table:table-cell>
          <table:table-cell office:value-type="float" office:value="5" table:formula="of:=MAX(IF([.C227]=&quot;?&quot;;0;[.C227]);[.J227])" table:style-name="ce2">
            <text:p>5</text:p>
          </table:table-cell>
          <table:table-cell office:value-type="string" table:style-name="ce2">
            <text:p>TREEPAIR_150_5_90_03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51" table:style-name="ce2">
            <text:p>51</text:p>
          </table:table-cell>
          <table:table-cell office:value-type="float" office:value="39" table:style-name="ce2">
            <text:p>39</text:p>
          </table:table-cell>
          <table:table-cell office:value-type="float" office:value="39" table:style-name="ce2">
            <text:p>39</text:p>
          </table:table-cell>
          <table:table-cell office:value-type="float" office:value="7.8" table:formula="of:=[.M227]/[.D227]" table:style-name="ce22">
            <text:p>7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4" table:formula="of:=[.A227]+1" table:style-name="ce2">
            <text:p>224</text:p>
          </table:table-cell>
          <table:table-cell office:value-type="boolean" office:boolean-value="true" table:formula="of:=OR(NOT([.R228]=&quot;?&quot;); NOT([.V228]=&quot;?&quot;);NOT([.Z228]=&quot;-&quot;))" table:style-name="ce2">
            <text:p>TRUE</text:p>
          </table:table-cell>
          <table:table-cell office:value-type="float" office:value="5" table:formula="of:=IFERROR(IFERROR([.O228]+[.V228]; [.O228]+[.Z228]); &quot;?&quot;)" table:style-name="ce2">
            <text:p>5</text:p>
          </table:table-cell>
          <table:table-cell office:value-type="float" office:value="5" table:formula="of:=MAX(IF([.C228]=&quot;?&quot;;0;[.C228]);[.J228])" table:style-name="ce2">
            <text:p>5</text:p>
          </table:table-cell>
          <table:table-cell office:value-type="string" table:style-name="ce2">
            <text:p>TREEPAIR_150_5_90_04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3" table:style-name="ce2">
            <text:p>63</text:p>
          </table:table-cell>
          <table:table-cell office:value-type="float" office:value="43" table:style-name="ce2">
            <text:p>43</text:p>
          </table:table-cell>
          <table:table-cell office:value-type="float" office:value="22" table:style-name="ce2">
            <text:p>22</text:p>
          </table:table-cell>
          <table:table-cell office:value-type="float" office:value="4.4000000000000004" table:formula="of:=[.M228]/[.D228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5" table:formula="of:=[.A228]+1" table:style-name="ce2">
            <text:p>225</text:p>
          </table:table-cell>
          <table:table-cell office:value-type="boolean" office:boolean-value="true" table:formula="of:=OR(NOT([.R229]=&quot;?&quot;); NOT([.V229]=&quot;?&quot;);NOT([.Z229]=&quot;-&quot;))" table:style-name="ce2">
            <text:p>TRUE</text:p>
          </table:table-cell>
          <table:table-cell office:value-type="float" office:value="5" table:formula="of:=IFERROR(IFERROR([.O229]+[.V229]; [.O229]+[.Z229]); &quot;?&quot;)" table:style-name="ce2">
            <text:p>5</text:p>
          </table:table-cell>
          <table:table-cell office:value-type="float" office:value="5" table:formula="of:=MAX(IF([.C229]=&quot;?&quot;;0;[.C229]);[.J229])" table:style-name="ce2">
            <text:p>5</text:p>
          </table:table-cell>
          <table:table-cell office:value-type="string" table:style-name="ce2">
            <text:p>TREEPAIR_150_5_90_05</text:p>
          </table:table-cell>
          <table:table-cell office:value-type="float" office:value="150" table:style-name="ce2">
            <text:p>1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2">
            <text:p>37</text:p>
          </table:table-cell>
          <table:table-cell office:value-type="float" office:value="30" table:style-name="ce2">
            <text:p>30</text:p>
          </table:table-cell>
          <table:table-cell office:value-type="float" office:value="6" table:formula="of:=[.M229]/[.D229]" table:style-name="ce22">
            <text:p>6.0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6" table:formula="of:=[.A229]+1" table:style-name="ce2">
            <text:p>226</text:p>
          </table:table-cell>
          <table:table-cell office:value-type="boolean" office:boolean-value="true" table:formula="of:=OR(NOT([.R230]=&quot;?&quot;); NOT([.V230]=&quot;?&quot;);NOT([.Z230]=&quot;-&quot;))" table:style-name="ce2">
            <text:p>TRUE</text:p>
          </table:table-cell>
          <table:table-cell office:value-type="float" office:value="10" table:formula="of:=IFERROR(IFERROR([.O230]+[.V230]; [.O230]+[.Z230]); &quot;?&quot;)" table:style-name="ce2">
            <text:p>10</text:p>
          </table:table-cell>
          <table:table-cell office:value-type="float" office:value="10" table:formula="of:=MAX(IF([.C230]=&quot;?&quot;;0;[.C230]);[.J230])" table:style-name="ce2">
            <text:p>10</text:p>
          </table:table-cell>
          <table:table-cell office:value-type="string" table:style-name="ce2">
            <text:p>TREEPAIR_150_10_50_01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54" table:style-name="ce2">
            <text:p>54</text:p>
          </table:table-cell>
          <table:table-cell office:value-type="float" office:value="49" table:style-name="ce2">
            <text:p>49</text:p>
          </table:table-cell>
          <table:table-cell office:value-type="float" office:value="44" table:style-name="ce2">
            <text:p>44</text:p>
          </table:table-cell>
          <table:table-cell office:value-type="float" office:value="4.4000000000000004" table:formula="of:=[.M230]/[.D230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7" table:formula="of:=[.A230]+1" table:style-name="ce2">
            <text:p>227</text:p>
          </table:table-cell>
          <table:table-cell office:value-type="boolean" office:boolean-value="true" table:formula="of:=OR(NOT([.R231]=&quot;?&quot;); NOT([.V231]=&quot;?&quot;);NOT([.Z231]=&quot;-&quot;))" table:style-name="ce2">
            <text:p>TRUE</text:p>
          </table:table-cell>
          <table:table-cell office:value-type="float" office:value="10" table:formula="of:=IFERROR(IFERROR([.O231]+[.V231]; [.O231]+[.Z231]); &quot;?&quot;)" table:style-name="ce2">
            <text:p>10</text:p>
          </table:table-cell>
          <table:table-cell office:value-type="float" office:value="10" table:formula="of:=MAX(IF([.C231]=&quot;?&quot;;0;[.C231]);[.J231])" table:style-name="ce2">
            <text:p>10</text:p>
          </table:table-cell>
          <table:table-cell office:value-type="string" table:style-name="ce2">
            <text:p>TREEPAIR_150_10_50_02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55" table:style-name="ce2">
            <text:p>55</text:p>
          </table:table-cell>
          <table:table-cell office:value-type="float" office:value="48" table:style-name="ce2">
            <text:p>48</text:p>
          </table:table-cell>
          <table:table-cell office:value-type="float" office:value="48" table:style-name="ce2">
            <text:p>48</text:p>
          </table:table-cell>
          <table:table-cell office:value-type="float" office:value="4.8" table:formula="of:=[.M231]/[.D231]" table:style-name="ce22">
            <text:p>4.8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8" table:formula="of:=[.A231]+1" table:style-name="ce2">
            <text:p>228</text:p>
          </table:table-cell>
          <table:table-cell office:value-type="boolean" office:boolean-value="true" table:formula="of:=OR(NOT([.R232]=&quot;?&quot;); NOT([.V232]=&quot;?&quot;);NOT([.Z232]=&quot;-&quot;))" table:style-name="ce2">
            <text:p>TRUE</text:p>
          </table:table-cell>
          <table:table-cell office:value-type="float" office:value="10" table:formula="of:=IFERROR(IFERROR([.O232]+[.V232]; [.O232]+[.Z232]); &quot;?&quot;)" table:style-name="ce2">
            <text:p>10</text:p>
          </table:table-cell>
          <table:table-cell office:value-type="float" office:value="10" table:formula="of:=MAX(IF([.C232]=&quot;?&quot;;0;[.C232]);[.J232])" table:style-name="ce2">
            <text:p>10</text:p>
          </table:table-cell>
          <table:table-cell office:value-type="string" table:style-name="ce2">
            <text:p>TREEPAIR_150_10_50_03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2" table:style-name="ce2">
            <text:p>72</text:p>
          </table:table-cell>
          <table:table-cell office:value-type="float" office:value="59" table:style-name="ce2">
            <text:p>59</text:p>
          </table:table-cell>
          <table:table-cell office:value-type="float" office:value="43" table:style-name="ce2">
            <text:p>43</text:p>
          </table:table-cell>
          <table:table-cell office:value-type="float" office:value="4.3" table:formula="of:=[.M232]/[.D232]" table:style-name="ce22">
            <text:p>4.3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29" table:formula="of:=[.A232]+1" table:style-name="ce2">
            <text:p>229</text:p>
          </table:table-cell>
          <table:table-cell office:value-type="boolean" office:boolean-value="true" table:formula="of:=OR(NOT([.R233]=&quot;?&quot;); NOT([.V233]=&quot;?&quot;);NOT([.Z233]=&quot;-&quot;))" table:style-name="ce2">
            <text:p>TRUE</text:p>
          </table:table-cell>
          <table:table-cell office:value-type="float" office:value="10" table:formula="of:=IFERROR(IFERROR([.O233]+[.V233]; [.O233]+[.Z233]); &quot;?&quot;)" table:style-name="ce2">
            <text:p>10</text:p>
          </table:table-cell>
          <table:table-cell office:value-type="float" office:value="10" table:formula="of:=MAX(IF([.C233]=&quot;?&quot;;0;[.C233]);[.J233])" table:style-name="ce2">
            <text:p>10</text:p>
          </table:table-cell>
          <table:table-cell office:value-type="string" table:style-name="ce2">
            <text:p>TREEPAIR_150_10_50_04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58" table:style-name="ce2">
            <text:p>58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4.4000000000000004" table:formula="of:=[.M233]/[.D233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0" table:formula="of:=[.A233]+1" table:style-name="ce2">
            <text:p>230</text:p>
          </table:table-cell>
          <table:table-cell office:value-type="boolean" office:boolean-value="true" table:formula="of:=OR(NOT([.R234]=&quot;?&quot;); NOT([.V234]=&quot;?&quot;);NOT([.Z234]=&quot;-&quot;))" table:style-name="ce2">
            <text:p>TRUE</text:p>
          </table:table-cell>
          <table:table-cell office:value-type="float" office:value="10" table:formula="of:=IFERROR(IFERROR([.O234]+[.V234]; [.O234]+[.Z234]); &quot;?&quot;)" table:style-name="ce2">
            <text:p>10</text:p>
          </table:table-cell>
          <table:table-cell office:value-type="float" office:value="10" table:formula="of:=MAX(IF([.C234]=&quot;?&quot;;0;[.C234]);[.J234])" table:style-name="ce2">
            <text:p>10</text:p>
          </table:table-cell>
          <table:table-cell office:value-type="string" table:style-name="ce2">
            <text:p>TREEPAIR_150_10_50_05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58" table:style-name="ce2">
            <text:p>58</text:p>
          </table:table-cell>
          <table:table-cell office:value-type="float" office:value="50" table:style-name="ce2">
            <text:p>50</text:p>
          </table:table-cell>
          <table:table-cell office:value-type="float" office:value="47" table:style-name="ce2">
            <text:p>47</text:p>
          </table:table-cell>
          <table:table-cell office:value-type="float" office:value="4.7" table:formula="of:=[.M234]/[.D234]" table:style-name="ce22">
            <text:p>4.7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1" table:formula="of:=[.A234]+1" table:style-name="ce2">
            <text:p>231</text:p>
          </table:table-cell>
          <table:table-cell office:value-type="boolean" office:boolean-value="true" table:formula="of:=OR(NOT([.R235]=&quot;?&quot;); NOT([.V235]=&quot;?&quot;);NOT([.Z235]=&quot;-&quot;))" table:style-name="ce2">
            <text:p>TRUE</text:p>
          </table:table-cell>
          <table:table-cell office:value-type="float" office:value="10" table:formula="of:=IFERROR(IFERROR([.O235]+[.V235]; [.O235]+[.Z235]); &quot;?&quot;)" table:style-name="ce2">
            <text:p>10</text:p>
          </table:table-cell>
          <table:table-cell office:value-type="float" office:value="10" table:formula="of:=MAX(IF([.C235]=&quot;?&quot;;0;[.C235]);[.J235])" table:style-name="ce2">
            <text:p>10</text:p>
          </table:table-cell>
          <table:table-cell office:value-type="string" table:style-name="ce2">
            <text:p>TREEPAIR_150_10_70_01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5" table:style-name="ce2">
            <text:p>65</text:p>
          </table:table-cell>
          <table:table-cell office:value-type="float" office:value="54" table:style-name="ce2">
            <text:p>54</text:p>
          </table:table-cell>
          <table:table-cell office:value-type="float" office:value="52" table:style-name="ce2">
            <text:p>52</text:p>
          </table:table-cell>
          <table:table-cell office:value-type="float" office:value="5.2" table:formula="of:=[.M235]/[.D235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2" table:formula="of:=[.A235]+1" table:style-name="ce2">
            <text:p>232</text:p>
          </table:table-cell>
          <table:table-cell office:value-type="boolean" office:boolean-value="true" table:formula="of:=OR(NOT([.R236]=&quot;?&quot;); NOT([.V236]=&quot;?&quot;);NOT([.Z236]=&quot;-&quot;))" table:style-name="ce2">
            <text:p>TRUE</text:p>
          </table:table-cell>
          <table:table-cell office:value-type="float" office:value="10" table:formula="of:=IFERROR(IFERROR([.O236]+[.V236]; [.O236]+[.Z236]); &quot;?&quot;)" table:style-name="ce2">
            <text:p>10</text:p>
          </table:table-cell>
          <table:table-cell office:value-type="float" office:value="10" table:formula="of:=MAX(IF([.C236]=&quot;?&quot;;0;[.C236]);[.J236])" table:style-name="ce2">
            <text:p>10</text:p>
          </table:table-cell>
          <table:table-cell office:value-type="string" table:style-name="ce2">
            <text:p>TREEPAIR_150_10_70_02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48" table:style-name="ce2">
            <text:p>48</text:p>
          </table:table-cell>
          <table:table-cell office:value-type="float" office:value="41" table:style-name="ce2">
            <text:p>41</text:p>
          </table:table-cell>
          <table:table-cell office:value-type="float" office:value="4.0999999999999996" table:formula="of:=[.M236]/[.D236]" table:style-name="ce22">
            <text:p>4.1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3" table:formula="of:=[.A236]+1" table:style-name="ce2">
            <text:p>233</text:p>
          </table:table-cell>
          <table:table-cell office:value-type="boolean" office:boolean-value="true" table:formula="of:=OR(NOT([.R237]=&quot;?&quot;); NOT([.V237]=&quot;?&quot;);NOT([.Z237]=&quot;-&quot;))" table:style-name="ce2">
            <text:p>TRUE</text:p>
          </table:table-cell>
          <table:table-cell office:value-type="float" office:value="10" table:formula="of:=IFERROR(IFERROR([.O237]+[.V237]; [.O237]+[.Z237]); &quot;?&quot;)" table:style-name="ce2">
            <text:p>10</text:p>
          </table:table-cell>
          <table:table-cell office:value-type="float" office:value="10" table:formula="of:=MAX(IF([.C237]=&quot;?&quot;;0;[.C237]);[.J237])" table:style-name="ce2">
            <text:p>10</text:p>
          </table:table-cell>
          <table:table-cell office:value-type="string" table:style-name="ce2">
            <text:p>TREEPAIR_150_10_70_03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43" table:style-name="ce2">
            <text:p>43</text:p>
          </table:table-cell>
          <table:table-cell office:value-type="float" office:value="4.3" table:formula="of:=[.M237]/[.D237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4" table:formula="of:=[.A237]+1" table:style-name="ce2">
            <text:p>234</text:p>
          </table:table-cell>
          <table:table-cell office:value-type="boolean" office:boolean-value="true" table:formula="of:=OR(NOT([.R238]=&quot;?&quot;); NOT([.V238]=&quot;?&quot;);NOT([.Z238]=&quot;-&quot;))" table:style-name="ce2">
            <text:p>TRUE</text:p>
          </table:table-cell>
          <table:table-cell office:value-type="float" office:value="10" table:formula="of:=IFERROR(IFERROR([.O238]+[.V238]; [.O238]+[.Z238]); &quot;?&quot;)" table:style-name="ce2">
            <text:p>10</text:p>
          </table:table-cell>
          <table:table-cell office:value-type="float" office:value="10" table:formula="of:=MAX(IF([.C238]=&quot;?&quot;;0;[.C238]);[.J238])" table:style-name="ce2">
            <text:p>10</text:p>
          </table:table-cell>
          <table:table-cell office:value-type="string" table:style-name="ce2">
            <text:p>TREEPAIR_150_10_70_04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66" table:style-name="ce2">
            <text:p>66</text:p>
          </table:table-cell>
          <table:table-cell office:value-type="float" office:value="59" table:style-name="ce2">
            <text:p>59</text:p>
          </table:table-cell>
          <table:table-cell office:value-type="float" office:value="56" table:style-name="ce2">
            <text:p>56</text:p>
          </table:table-cell>
          <table:table-cell office:value-type="float" office:value="5.6" table:formula="of:=[.M238]/[.D238]" table:style-name="ce22">
            <text:p>5.6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5" table:formula="of:=[.A238]+1" table:style-name="ce2">
            <text:p>235</text:p>
          </table:table-cell>
          <table:table-cell office:value-type="boolean" office:boolean-value="true" table:formula="of:=OR(NOT([.R239]=&quot;?&quot;); NOT([.V239]=&quot;?&quot;);NOT([.Z239]=&quot;-&quot;))" table:style-name="ce2">
            <text:p>TRUE</text:p>
          </table:table-cell>
          <table:table-cell office:value-type="float" office:value="10" table:formula="of:=IFERROR(IFERROR([.O239]+[.V239]; [.O239]+[.Z239]); &quot;?&quot;)" table:style-name="ce2">
            <text:p>10</text:p>
          </table:table-cell>
          <table:table-cell office:value-type="float" office:value="10" table:formula="of:=MAX(IF([.C239]=&quot;?&quot;;0;[.C239]);[.J239])" table:style-name="ce2">
            <text:p>10</text:p>
          </table:table-cell>
          <table:table-cell office:value-type="string" table:style-name="ce2">
            <text:p>TREEPAIR_150_10_70_05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59" table:style-name="ce2">
            <text:p>59</text:p>
          </table:table-cell>
          <table:table-cell office:value-type="float" office:value="53" table:style-name="ce2">
            <text:p>53</text:p>
          </table:table-cell>
          <table:table-cell office:value-type="float" office:value="41" table:style-name="ce2">
            <text:p>41</text:p>
          </table:table-cell>
          <table:table-cell office:value-type="float" office:value="4.0999999999999996" table:formula="of:=[.M239]/[.D239]" table:style-name="ce22">
            <text:p>4.1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6" table:formula="of:=[.A239]+1" table:style-name="ce2">
            <text:p>236</text:p>
          </table:table-cell>
          <table:table-cell office:value-type="boolean" office:boolean-value="true" table:formula="of:=OR(NOT([.R240]=&quot;?&quot;); NOT([.V240]=&quot;?&quot;);NOT([.Z240]=&quot;-&quot;))" table:style-name="ce2">
            <text:p>TRUE</text:p>
          </table:table-cell>
          <table:table-cell office:value-type="float" office:value="10" table:formula="of:=IFERROR(IFERROR([.O240]+[.V240]; [.O240]+[.Z240]); &quot;?&quot;)" table:style-name="ce2">
            <text:p>10</text:p>
          </table:table-cell>
          <table:table-cell office:value-type="float" office:value="10" table:formula="of:=MAX(IF([.C240]=&quot;?&quot;;0;[.C240]);[.J240])" table:style-name="ce2">
            <text:p>10</text:p>
          </table:table-cell>
          <table:table-cell office:value-type="string" table:style-name="ce2">
            <text:p>TREEPAIR_150_10_90_01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79" table:style-name="ce2">
            <text:p>79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.5" table:formula="of:=[.M240]/[.D240]" table:style-name="ce22">
            <text:p>6.5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7" table:formula="of:=[.A240]+1" table:style-name="ce2">
            <text:p>237</text:p>
          </table:table-cell>
          <table:table-cell office:value-type="boolean" office:boolean-value="true" table:formula="of:=OR(NOT([.R241]=&quot;?&quot;); NOT([.V241]=&quot;?&quot;);NOT([.Z241]=&quot;-&quot;))" table:style-name="ce2">
            <text:p>TRUE</text:p>
          </table:table-cell>
          <table:table-cell office:value-type="float" office:value="10" table:formula="of:=IFERROR(IFERROR([.O241]+[.V241]; [.O241]+[.Z241]); &quot;?&quot;)" table:style-name="ce2">
            <text:p>10</text:p>
          </table:table-cell>
          <table:table-cell office:value-type="float" office:value="10" table:formula="of:=MAX(IF([.C241]=&quot;?&quot;;0;[.C241]);[.J241])" table:style-name="ce2">
            <text:p>10</text:p>
          </table:table-cell>
          <table:table-cell office:value-type="string" table:style-name="ce2">
            <text:p>TREEPAIR_150_10_90_02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85" table:style-name="ce2">
            <text:p>85</text:p>
          </table:table-cell>
          <table:table-cell office:value-type="float" office:value="58" table:style-name="ce2">
            <text:p>58</text:p>
          </table:table-cell>
          <table:table-cell office:value-type="float" office:value="47" table:style-name="ce2">
            <text:p>47</text:p>
          </table:table-cell>
          <table:table-cell office:value-type="float" office:value="4.7" table:formula="of:=[.M241]/[.D241]" table:style-name="ce22">
            <text:p>4.7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8" table:formula="of:=[.A241]+1" table:style-name="ce2">
            <text:p>238</text:p>
          </table:table-cell>
          <table:table-cell office:value-type="boolean" office:boolean-value="true" table:formula="of:=OR(NOT([.R242]=&quot;?&quot;); NOT([.V242]=&quot;?&quot;);NOT([.Z242]=&quot;-&quot;))" table:style-name="ce2">
            <text:p>TRUE</text:p>
          </table:table-cell>
          <table:table-cell office:value-type="float" office:value="10" table:formula="of:=IFERROR(IFERROR([.O242]+[.V242]; [.O242]+[.Z242]); &quot;?&quot;)" table:style-name="ce2">
            <text:p>10</text:p>
          </table:table-cell>
          <table:table-cell office:value-type="float" office:value="10" table:formula="of:=MAX(IF([.C242]=&quot;?&quot;;0;[.C242]);[.J242])" table:style-name="ce2">
            <text:p>10</text:p>
          </table:table-cell>
          <table:table-cell office:value-type="string" table:style-name="ce2">
            <text:p>TREEPAIR_150_10_90_03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3" table:style-name="ce2">
            <text:p>73</text:p>
          </table:table-cell>
          <table:table-cell office:value-type="float" office:value="58" table:style-name="ce2">
            <text:p>58</text:p>
          </table:table-cell>
          <table:table-cell office:value-type="float" office:value="50" table:style-name="ce2">
            <text:p>50</text:p>
          </table:table-cell>
          <table:table-cell office:value-type="float" office:value="5" table:formula="of:=[.M242]/[.D242]" table:style-name="ce22">
            <text:p>5.0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39" table:formula="of:=[.A242]+1" table:style-name="ce2">
            <text:p>239</text:p>
          </table:table-cell>
          <table:table-cell office:value-type="boolean" office:boolean-value="true" table:formula="of:=OR(NOT([.R243]=&quot;?&quot;); NOT([.V243]=&quot;?&quot;);NOT([.Z243]=&quot;-&quot;))" table:style-name="ce2">
            <text:p>TRUE</text:p>
          </table:table-cell>
          <table:table-cell office:value-type="float" office:value="10" table:formula="of:=IFERROR(IFERROR([.O243]+[.V243]; [.O243]+[.Z243]); &quot;?&quot;)" table:style-name="ce2">
            <text:p>10</text:p>
          </table:table-cell>
          <table:table-cell office:value-type="float" office:value="10" table:formula="of:=MAX(IF([.C243]=&quot;?&quot;;0;[.C243]);[.J243])" table:style-name="ce2">
            <text:p>10</text:p>
          </table:table-cell>
          <table:table-cell office:value-type="string" table:style-name="ce2">
            <text:p>TREEPAIR_150_10_90_04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79" table:style-name="ce2">
            <text:p>79</text:p>
          </table:table-cell>
          <table:table-cell office:value-type="float" office:value="64" table:style-name="ce2">
            <text:p>64</text:p>
          </table:table-cell>
          <table:table-cell office:value-type="float" office:value="58" table:style-name="ce2">
            <text:p>58</text:p>
          </table:table-cell>
          <table:table-cell office:value-type="float" office:value="5.8" table:formula="of:=[.M243]/[.D243]" table:style-name="ce22">
            <text:p>5.8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0" table:formula="of:=[.A243]+1" table:style-name="ce2">
            <text:p>240</text:p>
          </table:table-cell>
          <table:table-cell office:value-type="boolean" office:boolean-value="true" table:formula="of:=OR(NOT([.R244]=&quot;?&quot;); NOT([.V244]=&quot;?&quot;);NOT([.Z244]=&quot;-&quot;))" table:style-name="ce2">
            <text:p>TRUE</text:p>
          </table:table-cell>
          <table:table-cell office:value-type="float" office:value="9" table:formula="of:=IFERROR(IFERROR([.O244]+[.V244]; [.O244]+[.Z244]); &quot;?&quot;)" table:style-name="ce2">
            <text:p>9</text:p>
          </table:table-cell>
          <table:table-cell office:value-type="float" office:value="9" table:formula="of:=MAX(IF([.C244]=&quot;?&quot;;0;[.C244]);[.J244])" table:style-name="ce2">
            <text:p>9</text:p>
          </table:table-cell>
          <table:table-cell office:value-type="string" table:style-name="ce2">
            <text:p>TREEPAIR_150_10_90_05</text:p>
          </table:table-cell>
          <table:table-cell office:value-type="float" office:value="150" table:style-name="ce2">
            <text:p>1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17">
            <text:p>9</text:p>
          </table:table-cell>
          <table:table-cell office:value-type="float" office:value="68" table:style-name="ce2">
            <text:p>68</text:p>
          </table:table-cell>
          <table:table-cell office:value-type="float" office:value="60" table:style-name="ce2">
            <text:p>60</text:p>
          </table:table-cell>
          <table:table-cell office:value-type="float" office:value="51" table:style-name="ce2">
            <text:p>51</text:p>
          </table:table-cell>
          <table:table-cell office:value-type="float" office:value="5.666666666666667" table:formula="of:=[.M244]/[.D244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1" table:formula="of:=[.A244]+1" table:style-name="ce2">
            <text:p>241</text:p>
          </table:table-cell>
          <table:table-cell office:value-type="boolean" office:boolean-value="true" table:formula="of:=OR(NOT([.R245]=&quot;?&quot;); NOT([.V245]=&quot;?&quot;);NOT([.Z245]=&quot;-&quot;))" table:style-name="ce2">
            <text:p>TRUE</text:p>
          </table:table-cell>
          <table:table-cell office:value-type="float" office:value="15" table:formula="of:=IFERROR(IFERROR([.O245]+[.V245]; [.O245]+[.Z245]); &quot;?&quot;)" table:style-name="ce2">
            <text:p>15</text:p>
          </table:table-cell>
          <table:table-cell office:value-type="float" office:value="15" table:formula="of:=MAX(IF([.C245]=&quot;?&quot;;0;[.C245]);[.J245])" table:style-name="ce2">
            <text:p>15</text:p>
          </table:table-cell>
          <table:table-cell office:value-type="string" table:style-name="ce2">
            <text:p>TREEPAIR_150_15_50_01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88" table:style-name="ce2">
            <text:p>88</text:p>
          </table:table-cell>
          <table:table-cell office:value-type="float" office:value="77" table:style-name="ce2">
            <text:p>77</text:p>
          </table:table-cell>
          <table:table-cell office:value-type="float" office:value="62" table:style-name="ce2">
            <text:p>62</text:p>
          </table:table-cell>
          <table:table-cell office:value-type="float" office:value="4.1333333333333337" table:formula="of:=[.M245]/[.D245]" table:style-name="ce22">
            <text:p>4.1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2" table:formula="of:=[.A245]+1" table:style-name="ce2">
            <text:p>242</text:p>
          </table:table-cell>
          <table:table-cell office:value-type="boolean" office:boolean-value="true" table:formula="of:=OR(NOT([.R246]=&quot;?&quot;); NOT([.V246]=&quot;?&quot;);NOT([.Z246]=&quot;-&quot;))" table:style-name="ce2">
            <text:p>TRUE</text:p>
          </table:table-cell>
          <table:table-cell office:value-type="float" office:value="15" table:formula="of:=IFERROR(IFERROR([.O246]+[.V246]; [.O246]+[.Z246]); &quot;?&quot;)" table:style-name="ce2">
            <text:p>15</text:p>
          </table:table-cell>
          <table:table-cell office:value-type="float" office:value="15" table:formula="of:=MAX(IF([.C246]=&quot;?&quot;;0;[.C246]);[.J246])" table:style-name="ce2">
            <text:p>15</text:p>
          </table:table-cell>
          <table:table-cell office:value-type="string" table:style-name="ce2">
            <text:p>TREEPAIR_150_15_50_02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65" table:style-name="ce2">
            <text:p>65</text:p>
          </table:table-cell>
          <table:table-cell office:value-type="float" office:value="61" table:style-name="ce2">
            <text:p>61</text:p>
          </table:table-cell>
          <table:table-cell office:value-type="float" office:value="60" table:style-name="ce2">
            <text:p>60</text:p>
          </table:table-cell>
          <table:table-cell office:value-type="float" office:value="4" table:formula="of:=[.M246]/[.D246]" table:style-name="ce22">
            <text:p>4.0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3" table:formula="of:=[.A246]+1" table:style-name="ce2">
            <text:p>243</text:p>
          </table:table-cell>
          <table:table-cell office:value-type="boolean" office:boolean-value="true" table:formula="of:=OR(NOT([.R247]=&quot;?&quot;); NOT([.V247]=&quot;?&quot;);NOT([.Z247]=&quot;-&quot;))" table:style-name="ce2">
            <text:p>TRUE</text:p>
          </table:table-cell>
          <table:table-cell office:value-type="float" office:value="15" table:formula="of:=IFERROR(IFERROR([.O247]+[.V247]; [.O247]+[.Z247]); &quot;?&quot;)" table:style-name="ce2">
            <text:p>15</text:p>
          </table:table-cell>
          <table:table-cell office:value-type="float" office:value="15" table:formula="of:=MAX(IF([.C247]=&quot;?&quot;;0;[.C247]);[.J247])" table:style-name="ce2">
            <text:p>15</text:p>
          </table:table-cell>
          <table:table-cell office:value-type="string" table:style-name="ce2">
            <text:p>TREEPAIR_150_15_50_03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77" table:style-name="ce2">
            <text:p>77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4.5999999999999996" table:formula="of:=[.M247]/[.D247]" table:style-name="ce22">
            <text:p>4.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4" table:formula="of:=[.A247]+1" table:style-name="ce2">
            <text:p>244</text:p>
          </table:table-cell>
          <table:table-cell office:value-type="boolean" office:boolean-value="true" table:formula="of:=OR(NOT([.R248]=&quot;?&quot;); NOT([.V248]=&quot;?&quot;);NOT([.Z248]=&quot;-&quot;))" table:style-name="ce2">
            <text:p>TRUE</text:p>
          </table:table-cell>
          <table:table-cell office:value-type="float" office:value="15" table:formula="of:=IFERROR(IFERROR([.O248]+[.V248]; [.O248]+[.Z248]); &quot;?&quot;)" table:style-name="ce2">
            <text:p>15</text:p>
          </table:table-cell>
          <table:table-cell office:value-type="float" office:value="15" table:formula="of:=MAX(IF([.C248]=&quot;?&quot;;0;[.C248]);[.J248])" table:style-name="ce2">
            <text:p>15</text:p>
          </table:table-cell>
          <table:table-cell office:value-type="string" table:style-name="ce2">
            <text:p>TREEPAIR_150_15_50_04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2">
            <text:p>66</text:p>
          </table:table-cell>
          <table:table-cell office:value-type="float" office:value="61" table:style-name="ce2">
            <text:p>61</text:p>
          </table:table-cell>
          <table:table-cell office:value-type="float" office:value="56" table:style-name="ce2">
            <text:p>56</text:p>
          </table:table-cell>
          <table:table-cell office:value-type="float" office:value="3.7333333333333334" table:formula="of:=[.M248]/[.D248]" table:style-name="ce22">
            <text:p>3.7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5" table:formula="of:=[.A248]+1" table:style-name="ce2">
            <text:p>245</text:p>
          </table:table-cell>
          <table:table-cell office:value-type="boolean" office:boolean-value="true" table:formula="of:=OR(NOT([.R249]=&quot;?&quot;); NOT([.V249]=&quot;?&quot;);NOT([.Z249]=&quot;-&quot;))" table:style-name="ce2">
            <text:p>TRUE</text:p>
          </table:table-cell>
          <table:table-cell office:value-type="float" office:value="14" table:formula="of:=IFERROR(IFERROR([.O249]+[.V249]; [.O249]+[.Z249]); &quot;?&quot;)" table:style-name="ce2">
            <text:p>14</text:p>
          </table:table-cell>
          <table:table-cell office:value-type="float" office:value="14" table:formula="of:=MAX(IF([.C249]=&quot;?&quot;;0;[.C249]);[.J249])" table:style-name="ce2">
            <text:p>14</text:p>
          </table:table-cell>
          <table:table-cell office:value-type="string" table:style-name="ce2">
            <text:p>TREEPAIR_150_15_50_05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72" table:style-name="ce2">
            <text:p>72</text:p>
          </table:table-cell>
          <table:table-cell office:value-type="float" office:value="64" table:style-name="ce2">
            <text:p>64</text:p>
          </table:table-cell>
          <table:table-cell office:value-type="float" office:value="48" table:style-name="ce2">
            <text:p>48</text:p>
          </table:table-cell>
          <table:table-cell office:value-type="float" office:value="3.4285714285714284" table:formula="of:=[.M249]/[.D249]" table:style-name="ce22">
            <text:p>3.4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6" table:formula="of:=[.A249]+1" table:style-name="ce2">
            <text:p>246</text:p>
          </table:table-cell>
          <table:table-cell office:value-type="boolean" office:boolean-value="true" table:formula="of:=OR(NOT([.R250]=&quot;?&quot;); NOT([.V250]=&quot;?&quot;);NOT([.Z250]=&quot;-&quot;))" table:style-name="ce2">
            <text:p>TRUE</text:p>
          </table:table-cell>
          <table:table-cell office:value-type="float" office:value="15" table:formula="of:=IFERROR(IFERROR([.O250]+[.V250]; [.O250]+[.Z250]); &quot;?&quot;)" table:style-name="ce2">
            <text:p>15</text:p>
          </table:table-cell>
          <table:table-cell office:value-type="float" office:value="15" table:formula="of:=MAX(IF([.C250]=&quot;?&quot;;0;[.C250]);[.J250])" table:style-name="ce2">
            <text:p>15</text:p>
          </table:table-cell>
          <table:table-cell office:value-type="string" table:style-name="ce2">
            <text:p>TREEPAIR_150_15_70_01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82" table:style-name="ce2">
            <text:p>82</text:p>
          </table:table-cell>
          <table:table-cell office:value-type="float" office:value="75" table:style-name="ce2">
            <text:p>75</text:p>
          </table:table-cell>
          <table:table-cell office:value-type="float" office:value="67" table:style-name="ce2">
            <text:p>67</text:p>
          </table:table-cell>
          <table:table-cell office:value-type="float" office:value="4.4666666666666668" table:formula="of:=[.M250]/[.D250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7" table:formula="of:=[.A250]+1" table:style-name="ce2">
            <text:p>247</text:p>
          </table:table-cell>
          <table:table-cell office:value-type="boolean" office:boolean-value="true" table:formula="of:=OR(NOT([.R251]=&quot;?&quot;); NOT([.V251]=&quot;?&quot;);NOT([.Z251]=&quot;-&quot;))" table:style-name="ce2">
            <text:p>TRUE</text:p>
          </table:table-cell>
          <table:table-cell office:value-type="float" office:value="15" table:formula="of:=IFERROR(IFERROR([.O251]+[.V251]; [.O251]+[.Z251]); &quot;?&quot;)" table:style-name="ce2">
            <text:p>15</text:p>
          </table:table-cell>
          <table:table-cell office:value-type="float" office:value="15" table:formula="of:=MAX(IF([.C251]=&quot;?&quot;;0;[.C251]);[.J251])" table:style-name="ce2">
            <text:p>15</text:p>
          </table:table-cell>
          <table:table-cell office:value-type="string" table:style-name="ce2">
            <text:p>TREEPAIR_150_15_70_02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74" table:style-name="ce2">
            <text:p>74</text:p>
          </table:table-cell>
          <table:table-cell office:value-type="float" office:value="67" table:style-name="ce2">
            <text:p>67</text:p>
          </table:table-cell>
          <table:table-cell office:value-type="float" office:value="64" table:style-name="ce2">
            <text:p>64</text:p>
          </table:table-cell>
          <table:table-cell office:value-type="float" office:value="4.2666666666666666" table:formula="of:=[.M251]/[.D251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8" table:formula="of:=[.A251]+1" table:style-name="ce2">
            <text:p>248</text:p>
          </table:table-cell>
          <table:table-cell office:value-type="boolean" office:boolean-value="true" table:formula="of:=OR(NOT([.R252]=&quot;?&quot;); NOT([.V252]=&quot;?&quot;);NOT([.Z252]=&quot;-&quot;))" table:style-name="ce2">
            <text:p>TRUE</text:p>
          </table:table-cell>
          <table:table-cell office:value-type="float" office:value="15" table:formula="of:=IFERROR(IFERROR([.O252]+[.V252]; [.O252]+[.Z252]); &quot;?&quot;)" table:style-name="ce2">
            <text:p>15</text:p>
          </table:table-cell>
          <table:table-cell office:value-type="float" office:value="15" table:formula="of:=MAX(IF([.C252]=&quot;?&quot;;0;[.C252]);[.J252])" table:style-name="ce2">
            <text:p>15</text:p>
          </table:table-cell>
          <table:table-cell office:value-type="string" table:style-name="ce2">
            <text:p>TREEPAIR_150_15_70_03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72" table:style-name="ce2">
            <text:p>72</text:p>
          </table:table-cell>
          <table:table-cell office:value-type="float" office:value="66" table:style-name="ce2">
            <text:p>66</text:p>
          </table:table-cell>
          <table:table-cell office:value-type="float" office:value="60" table:style-name="ce2">
            <text:p>60</text:p>
          </table:table-cell>
          <table:table-cell office:value-type="float" office:value="4" table:formula="of:=[.M252]/[.D252]" table:style-name="ce22">
            <text:p>4.0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49" table:formula="of:=[.A252]+1" table:style-name="ce2">
            <text:p>249</text:p>
          </table:table-cell>
          <table:table-cell office:value-type="boolean" office:boolean-value="true" table:formula="of:=OR(NOT([.R253]=&quot;?&quot;); NOT([.V253]=&quot;?&quot;);NOT([.Z253]=&quot;-&quot;))" table:style-name="ce2">
            <text:p>TRUE</text:p>
          </table:table-cell>
          <table:table-cell office:value-type="float" office:value="15" table:formula="of:=IFERROR(IFERROR([.O253]+[.V253]; [.O253]+[.Z253]); &quot;?&quot;)" table:style-name="ce2">
            <text:p>15</text:p>
          </table:table-cell>
          <table:table-cell office:value-type="float" office:value="15" table:formula="of:=MAX(IF([.C253]=&quot;?&quot;;0;[.C253]);[.J253])" table:style-name="ce2">
            <text:p>15</text:p>
          </table:table-cell>
          <table:table-cell office:value-type="string" table:style-name="ce2">
            <text:p>TREEPAIR_150_15_70_04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82" table:style-name="ce2">
            <text:p>82</text:p>
          </table:table-cell>
          <table:table-cell office:value-type="float" office:value="73" table:style-name="ce2">
            <text:p>73</text:p>
          </table:table-cell>
          <table:table-cell office:value-type="float" office:value="65" table:style-name="ce2">
            <text:p>65</text:p>
          </table:table-cell>
          <table:table-cell office:value-type="float" office:value="4.333333333333333" table:formula="of:=[.M253]/[.D253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0" table:formula="of:=[.A253]+1" table:style-name="ce2">
            <text:p>250</text:p>
          </table:table-cell>
          <table:table-cell office:value-type="boolean" office:boolean-value="true" table:formula="of:=OR(NOT([.R254]=&quot;?&quot;); NOT([.V254]=&quot;?&quot;);NOT([.Z254]=&quot;-&quot;))" table:style-name="ce2">
            <text:p>TRUE</text:p>
          </table:table-cell>
          <table:table-cell office:value-type="float" office:value="14" table:formula="of:=IFERROR(IFERROR([.O254]+[.V254]; [.O254]+[.Z254]); &quot;?&quot;)" table:style-name="ce2">
            <text:p>14</text:p>
          </table:table-cell>
          <table:table-cell office:value-type="float" office:value="14" table:formula="of:=MAX(IF([.C254]=&quot;?&quot;;0;[.C254]);[.J254])" table:style-name="ce2">
            <text:p>14</text:p>
          </table:table-cell>
          <table:table-cell office:value-type="string" table:style-name="ce2">
            <text:p>TREEPAIR_150_15_70_05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66" table:style-name="ce2">
            <text:p>66</text:p>
          </table:table-cell>
          <table:table-cell office:value-type="float" office:value="64" table:style-name="ce2">
            <text:p>64</text:p>
          </table:table-cell>
          <table:table-cell office:value-type="float" office:value="60" table:style-name="ce2">
            <text:p>60</text:p>
          </table:table-cell>
          <table:table-cell office:value-type="float" office:value="4.2857142857142856" table:formula="of:=[.M254]/[.D254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1" table:formula="of:=[.A254]+1" table:style-name="ce2">
            <text:p>251</text:p>
          </table:table-cell>
          <table:table-cell office:value-type="boolean" office:boolean-value="true" table:formula="of:=OR(NOT([.R255]=&quot;?&quot;); NOT([.V255]=&quot;?&quot;);NOT([.Z255]=&quot;-&quot;))" table:style-name="ce2">
            <text:p>TRUE</text:p>
          </table:table-cell>
          <table:table-cell office:value-type="float" office:value="15" table:formula="of:=IFERROR(IFERROR([.O255]+[.V255]; [.O255]+[.Z255]); &quot;?&quot;)" table:style-name="ce2">
            <text:p>15</text:p>
          </table:table-cell>
          <table:table-cell office:value-type="float" office:value="15" table:formula="of:=MAX(IF([.C255]=&quot;?&quot;;0;[.C255]);[.J255])" table:style-name="ce2">
            <text:p>15</text:p>
          </table:table-cell>
          <table:table-cell office:value-type="string" table:style-name="ce2">
            <text:p>TREEPAIR_150_15_90_01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87" table:style-name="ce2">
            <text:p>8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5.1333333333333337" table:formula="of:=[.M255]/[.D255]" table:style-name="ce22">
            <text:p>5.1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2" table:formula="of:=[.A255]+1" table:style-name="ce2">
            <text:p>252</text:p>
          </table:table-cell>
          <table:table-cell office:value-type="boolean" office:boolean-value="true" table:formula="of:=OR(NOT([.R256]=&quot;?&quot;); NOT([.V256]=&quot;?&quot;);NOT([.Z256]=&quot;-&quot;))" table:style-name="ce2">
            <text:p>TRUE</text:p>
          </table:table-cell>
          <table:table-cell office:value-type="float" office:value="15" table:formula="of:=IFERROR(IFERROR([.O256]+[.V256]; [.O256]+[.Z256]); &quot;?&quot;)" table:style-name="ce2">
            <text:p>15</text:p>
          </table:table-cell>
          <table:table-cell office:value-type="float" office:value="15" table:formula="of:=MAX(IF([.C256]=&quot;?&quot;;0;[.C256]);[.J256])" table:style-name="ce2">
            <text:p>15</text:p>
          </table:table-cell>
          <table:table-cell office:value-type="string" table:style-name="ce2">
            <text:p>TREEPAIR_150_15_90_02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83" table:style-name="ce2">
            <text:p>83</text:p>
          </table:table-cell>
          <table:table-cell office:value-type="float" office:value="73" table:style-name="ce2">
            <text:p>73</text:p>
          </table:table-cell>
          <table:table-cell office:value-type="float" office:value="63" table:style-name="ce2">
            <text:p>63</text:p>
          </table:table-cell>
          <table:table-cell office:value-type="float" office:value="4.2" table:formula="of:=[.M256]/[.D256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3" table:formula="of:=[.A256]+1" table:style-name="ce2">
            <text:p>253</text:p>
          </table:table-cell>
          <table:table-cell office:value-type="boolean" office:boolean-value="true" table:formula="of:=OR(NOT([.R257]=&quot;?&quot;); NOT([.V257]=&quot;?&quot;);NOT([.Z257]=&quot;-&quot;))" table:style-name="ce2">
            <text:p>TRUE</text:p>
          </table:table-cell>
          <table:table-cell office:value-type="float" office:value="15" table:formula="of:=IFERROR(IFERROR([.O257]+[.V257]; [.O257]+[.Z257]); &quot;?&quot;)" table:style-name="ce2">
            <text:p>15</text:p>
          </table:table-cell>
          <table:table-cell office:value-type="float" office:value="15" table:formula="of:=MAX(IF([.C257]=&quot;?&quot;;0;[.C257]);[.J257])" table:style-name="ce2">
            <text:p>15</text:p>
          </table:table-cell>
          <table:table-cell office:value-type="string" table:style-name="ce2">
            <text:p>TREEPAIR_150_15_90_03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00" table:style-name="ce2">
            <text:p>100</text:p>
          </table:table-cell>
          <table:table-cell office:value-type="float" office:value="82" table:style-name="ce2">
            <text:p>82</text:p>
          </table:table-cell>
          <table:table-cell office:value-type="float" office:value="79" table:style-name="ce2">
            <text:p>79</text:p>
          </table:table-cell>
          <table:table-cell office:value-type="float" office:value="5.2666666666666666" table:formula="of:=[.M257]/[.D257]" table:style-name="ce22">
            <text:p>5.3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4" table:formula="of:=[.A257]+1" table:style-name="ce2">
            <text:p>254</text:p>
          </table:table-cell>
          <table:table-cell office:value-type="boolean" office:boolean-value="true" table:formula="of:=OR(NOT([.R258]=&quot;?&quot;); NOT([.V258]=&quot;?&quot;);NOT([.Z258]=&quot;-&quot;))" table:style-name="ce2">
            <text:p>TRUE</text:p>
          </table:table-cell>
          <table:table-cell office:value-type="float" office:value="15" table:formula="of:=IFERROR(IFERROR([.O258]+[.V258]; [.O258]+[.Z258]); &quot;?&quot;)" table:style-name="ce2">
            <text:p>15</text:p>
          </table:table-cell>
          <table:table-cell office:value-type="float" office:value="15" table:formula="of:=MAX(IF([.C258]=&quot;?&quot;;0;[.C258]);[.J258])" table:style-name="ce2">
            <text:p>15</text:p>
          </table:table-cell>
          <table:table-cell office:value-type="string" table:style-name="ce2">
            <text:p>TREEPAIR_150_15_90_04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101" table:style-name="ce2">
            <text:p>101</text:p>
          </table:table-cell>
          <table:table-cell office:value-type="float" office:value="86" table:style-name="ce2">
            <text:p>86</text:p>
          </table:table-cell>
          <table:table-cell office:value-type="float" office:value="68" table:style-name="ce2">
            <text:p>68</text:p>
          </table:table-cell>
          <table:table-cell office:value-type="float" office:value="4.5333333333333332" table:formula="of:=[.M258]/[.D258]" table:style-name="ce22">
            <text:p>4.5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5" table:formula="of:=[.A258]+1" table:style-name="ce2">
            <text:p>255</text:p>
          </table:table-cell>
          <table:table-cell office:value-type="boolean" office:boolean-value="true" table:formula="of:=OR(NOT([.R259]=&quot;?&quot;); NOT([.V259]=&quot;?&quot;);NOT([.Z259]=&quot;-&quot;))" table:style-name="ce2">
            <text:p>TRUE</text:p>
          </table:table-cell>
          <table:table-cell office:value-type="float" office:value="15" table:formula="of:=IFERROR(IFERROR([.O259]+[.V259]; [.O259]+[.Z259]); &quot;?&quot;)" table:style-name="ce2">
            <text:p>15</text:p>
          </table:table-cell>
          <table:table-cell office:value-type="float" office:value="15" table:formula="of:=MAX(IF([.C259]=&quot;?&quot;;0;[.C259]);[.J259])" table:style-name="ce2">
            <text:p>15</text:p>
          </table:table-cell>
          <table:table-cell office:value-type="string" table:style-name="ce2">
            <text:p>TREEPAIR_150_15_90_05</text:p>
          </table:table-cell>
          <table:table-cell office:value-type="float" office:value="150" table:style-name="ce2">
            <text:p>1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79" table:style-name="ce2">
            <text:p>79</text:p>
          </table:table-cell>
          <table:table-cell office:value-type="float" office:value="69" table:style-name="ce2">
            <text:p>69</text:p>
          </table:table-cell>
          <table:table-cell office:value-type="float" office:value="67" table:style-name="ce2">
            <text:p>67</text:p>
          </table:table-cell>
          <table:table-cell office:value-type="float" office:value="4.4666666666666668" table:formula="of:=[.M259]/[.D259]" table:style-name="ce22">
            <text:p>4.5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6" table:formula="of:=[.A259]+1" table:style-name="ce2">
            <text:p>256</text:p>
          </table:table-cell>
          <table:table-cell office:value-type="boolean" office:boolean-value="true" table:formula="of:=OR(NOT([.R260]=&quot;?&quot;); NOT([.V260]=&quot;?&quot;);NOT([.Z260]=&quot;-&quot;))" table:style-name="ce2">
            <text:p>TRUE</text:p>
          </table:table-cell>
          <table:table-cell office:value-type="float" office:value="19" table:formula="of:=IFERROR(IFERROR([.O260]+[.V260]; [.O260]+[.Z260]); &quot;?&quot;)" table:style-name="ce2">
            <text:p>19</text:p>
          </table:table-cell>
          <table:table-cell office:value-type="float" office:value="19" table:formula="of:=MAX(IF([.C260]=&quot;?&quot;;0;[.C260]);[.J260])" table:style-name="ce2">
            <text:p>19</text:p>
          </table:table-cell>
          <table:table-cell office:value-type="string" table:style-name="ce2">
            <text:p>TREEPAIR_150_20_50_01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77" table:style-name="ce2">
            <text:p>77</text:p>
          </table:table-cell>
          <table:table-cell office:value-type="float" office:value="72" table:style-name="ce2">
            <text:p>72</text:p>
          </table:table-cell>
          <table:table-cell office:value-type="float" office:value="69" table:style-name="ce2">
            <text:p>69</text:p>
          </table:table-cell>
          <table:table-cell office:value-type="float" office:value="3.6315789473684212" table:formula="of:=[.M260]/[.D260]" table:style-name="ce22">
            <text:p>3.6</text:p>
          </table:table-cell>
          <table:table-cell office:value-type="float" office:value="1" table:style-name="ce10">
            <text:p>1</text:p>
          </table:table-cell>
          <table:table-cell office:value-type="float" office:value="16" table:style-name="ce9">
            <text:p>16</text:p>
          </table:table-cell>
          <table:table-cell office:value-type="float" office:value="44" table:style-name="ce2">
            <text:p>4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43" table:style-name="ce2">
            <text:p>4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7" table:formula="of:=[.A260]+1" table:style-name="ce2">
            <text:p>257</text:p>
          </table:table-cell>
          <table:table-cell office:value-type="boolean" office:boolean-value="true" table:formula="of:=OR(NOT([.R261]=&quot;?&quot;); NOT([.V261]=&quot;?&quot;);NOT([.Z261]=&quot;-&quot;))" table:style-name="ce2">
            <text:p>TRUE</text:p>
          </table:table-cell>
          <table:table-cell office:value-type="float" office:value="20" table:formula="of:=IFERROR(IFERROR([.O261]+[.V261]; [.O261]+[.Z261]); &quot;?&quot;)" table:style-name="ce2">
            <text:p>20</text:p>
          </table:table-cell>
          <table:table-cell office:value-type="float" office:value="20" table:formula="of:=MAX(IF([.C261]=&quot;?&quot;;0;[.C261]);[.J261])" table:style-name="ce2">
            <text:p>20</text:p>
          </table:table-cell>
          <table:table-cell office:value-type="string" table:style-name="ce2">
            <text:p>TREEPAIR_150_20_50_02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89" table:style-name="ce2">
            <text:p>89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4.0999999999999996" table:formula="of:=[.M261]/[.D261]" table:style-name="ce22">
            <text:p>4.1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8" table:formula="of:=[.A261]+1" table:style-name="ce2">
            <text:p>258</text:p>
          </table:table-cell>
          <table:table-cell office:value-type="boolean" office:boolean-value="true" table:formula="of:=OR(NOT([.R262]=&quot;?&quot;); NOT([.V262]=&quot;?&quot;);NOT([.Z262]=&quot;-&quot;))" table:style-name="ce2">
            <text:p>TRUE</text:p>
          </table:table-cell>
          <table:table-cell office:value-type="float" office:value="20" table:formula="of:=IFERROR(IFERROR([.O262]+[.V262]; [.O262]+[.Z262]); &quot;?&quot;)" table:style-name="ce2">
            <text:p>20</text:p>
          </table:table-cell>
          <table:table-cell office:value-type="float" office:value="20" table:formula="of:=MAX(IF([.C262]=&quot;?&quot;;0;[.C262]);[.J262])" table:style-name="ce2">
            <text:p>20</text:p>
          </table:table-cell>
          <table:table-cell office:value-type="string" table:style-name="ce2">
            <text:p>TREEPAIR_150_20_50_03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79" table:style-name="ce2">
            <text:p>79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3.7" table:formula="of:=[.M262]/[.D262]" table:style-name="ce22">
            <text:p>3.7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59" table:formula="of:=[.A262]+1" table:style-name="ce2">
            <text:p>259</text:p>
          </table:table-cell>
          <table:table-cell office:value-type="boolean" office:boolean-value="true" table:formula="of:=OR(NOT([.R263]=&quot;?&quot;); NOT([.V263]=&quot;?&quot;);NOT([.Z263]=&quot;-&quot;))" table:style-name="ce2">
            <text:p>TRUE</text:p>
          </table:table-cell>
          <table:table-cell office:value-type="float" office:value="20" table:formula="of:=IFERROR(IFERROR([.O263]+[.V263]; [.O263]+[.Z263]); &quot;?&quot;)" table:style-name="ce2">
            <text:p>20</text:p>
          </table:table-cell>
          <table:table-cell office:value-type="float" office:value="20" table:formula="of:=MAX(IF([.C263]=&quot;?&quot;;0;[.C263]);[.J263])" table:style-name="ce2">
            <text:p>20</text:p>
          </table:table-cell>
          <table:table-cell office:value-type="string" table:style-name="ce2">
            <text:p>TREEPAIR_150_20_50_04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86" table:style-name="ce2">
            <text:p>86</text:p>
          </table:table-cell>
          <table:table-cell office:value-type="float" office:value="81" table:style-name="ce2">
            <text:p>81</text:p>
          </table:table-cell>
          <table:table-cell office:value-type="float" office:value="77" table:style-name="ce2">
            <text:p>77</text:p>
          </table:table-cell>
          <table:table-cell office:value-type="float" office:value="3.85" table:formula="of:=[.M263]/[.D263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0" table:formula="of:=[.A263]+1" table:style-name="ce2">
            <text:p>260</text:p>
          </table:table-cell>
          <table:table-cell office:value-type="boolean" office:boolean-value="true" table:formula="of:=OR(NOT([.R264]=&quot;?&quot;); NOT([.V264]=&quot;?&quot;);NOT([.Z264]=&quot;-&quot;))" table:style-name="ce2">
            <text:p>TRUE</text:p>
          </table:table-cell>
          <table:table-cell office:value-type="float" office:value="20" table:formula="of:=IFERROR(IFERROR([.O264]+[.V264]; [.O264]+[.Z264]); &quot;?&quot;)" table:style-name="ce2">
            <text:p>20</text:p>
          </table:table-cell>
          <table:table-cell office:value-type="float" office:value="20" table:formula="of:=MAX(IF([.C264]=&quot;?&quot;;0;[.C264]);[.J264])" table:style-name="ce2">
            <text:p>20</text:p>
          </table:table-cell>
          <table:table-cell office:value-type="string" table:style-name="ce2">
            <text:p>TREEPAIR_150_20_50_05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86" table:style-name="ce2">
            <text:p>86</text:p>
          </table:table-cell>
          <table:table-cell office:value-type="float" office:value="85" table:style-name="ce2">
            <text:p>85</text:p>
          </table:table-cell>
          <table:table-cell office:value-type="float" office:value="83" table:style-name="ce2">
            <text:p>83</text:p>
          </table:table-cell>
          <table:table-cell office:value-type="float" office:value="4.1500000000000004" table:formula="of:=[.M264]/[.D264]" table:style-name="ce22">
            <text:p>4.2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1" table:formula="of:=[.A264]+1" table:style-name="ce2">
            <text:p>261</text:p>
          </table:table-cell>
          <table:table-cell office:value-type="boolean" office:boolean-value="true" table:formula="of:=OR(NOT([.R265]=&quot;?&quot;); NOT([.V265]=&quot;?&quot;);NOT([.Z265]=&quot;-&quot;))" table:style-name="ce2">
            <text:p>TRUE</text:p>
          </table:table-cell>
          <table:table-cell office:value-type="float" office:value="20" table:formula="of:=IFERROR(IFERROR([.O265]+[.V265]; [.O265]+[.Z265]); &quot;?&quot;)" table:style-name="ce2">
            <text:p>20</text:p>
          </table:table-cell>
          <table:table-cell office:value-type="float" office:value="20" table:formula="of:=MAX(IF([.C265]=&quot;?&quot;;0;[.C265]);[.J265])" table:style-name="ce2">
            <text:p>20</text:p>
          </table:table-cell>
          <table:table-cell office:value-type="string" table:style-name="ce2">
            <text:p>TREEPAIR_150_20_70_01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94" table:style-name="ce2">
            <text:p>94</text:p>
          </table:table-cell>
          <table:table-cell office:value-type="float" office:value="90" table:style-name="ce2">
            <text:p>90</text:p>
          </table:table-cell>
          <table:table-cell office:value-type="float" office:value="80" table:style-name="ce2">
            <text:p>80</text:p>
          </table:table-cell>
          <table:table-cell office:value-type="float" office:value="4" table:formula="of:=[.M265]/[.D265]" table:style-name="ce22">
            <text:p>4.0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2" table:formula="of:=[.A265]+1" table:style-name="ce2">
            <text:p>262</text:p>
          </table:table-cell>
          <table:table-cell office:value-type="boolean" office:boolean-value="true" table:formula="of:=OR(NOT([.R266]=&quot;?&quot;); NOT([.V266]=&quot;?&quot;);NOT([.Z266]=&quot;-&quot;))" table:style-name="ce2">
            <text:p>TRUE</text:p>
          </table:table-cell>
          <table:table-cell office:value-type="float" office:value="20" table:formula="of:=IFERROR(IFERROR([.O266]+[.V266]; [.O266]+[.Z266]); &quot;?&quot;)" table:style-name="ce2">
            <text:p>20</text:p>
          </table:table-cell>
          <table:table-cell office:value-type="float" office:value="20" table:formula="of:=MAX(IF([.C266]=&quot;?&quot;;0;[.C266]);[.J266])" table:style-name="ce2">
            <text:p>20</text:p>
          </table:table-cell>
          <table:table-cell office:value-type="string" table:style-name="ce2">
            <text:p>TREEPAIR_150_20_70_02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95" table:style-name="ce2">
            <text:p>95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4.3499999999999996" table:formula="of:=[.M266]/[.D266]" table:style-name="ce22">
            <text:p>4.4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3" table:formula="of:=[.A266]+1" table:style-name="ce2">
            <text:p>263</text:p>
          </table:table-cell>
          <table:table-cell office:value-type="boolean" office:boolean-value="true" table:formula="of:=OR(NOT([.R267]=&quot;?&quot;); NOT([.V267]=&quot;?&quot;);NOT([.Z267]=&quot;-&quot;))" table:style-name="ce2">
            <text:p>TRUE</text:p>
          </table:table-cell>
          <table:table-cell office:value-type="float" office:value="20" table:formula="of:=IFERROR(IFERROR([.O267]+[.V267]; [.O267]+[.Z267]); &quot;?&quot;)" table:style-name="ce2">
            <text:p>20</text:p>
          </table:table-cell>
          <table:table-cell office:value-type="float" office:value="20" table:formula="of:=MAX(IF([.C267]=&quot;?&quot;;0;[.C267]);[.J267])" table:style-name="ce2">
            <text:p>20</text:p>
          </table:table-cell>
          <table:table-cell office:value-type="string" table:style-name="ce2">
            <text:p>TREEPAIR_150_20_70_03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89" table:style-name="ce2">
            <text:p>89</text:p>
          </table:table-cell>
          <table:table-cell office:value-type="float" office:value="81" table:style-name="ce2">
            <text:p>81</text:p>
          </table:table-cell>
          <table:table-cell office:value-type="float" office:value="73" table:style-name="ce2">
            <text:p>73</text:p>
          </table:table-cell>
          <table:table-cell office:value-type="float" office:value="3.65" table:formula="of:=[.M267]/[.D267]" table:style-name="ce22">
            <text:p>3.7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4" table:formula="of:=[.A267]+1" table:style-name="ce2">
            <text:p>264</text:p>
          </table:table-cell>
          <table:table-cell office:value-type="boolean" office:boolean-value="true" table:formula="of:=OR(NOT([.R268]=&quot;?&quot;); NOT([.V268]=&quot;?&quot;);NOT([.Z268]=&quot;-&quot;))" table:style-name="ce2">
            <text:p>TRUE</text:p>
          </table:table-cell>
          <table:table-cell office:value-type="float" office:value="20" table:formula="of:=IFERROR(IFERROR([.O268]+[.V268]; [.O268]+[.Z268]); &quot;?&quot;)" table:style-name="ce2">
            <text:p>20</text:p>
          </table:table-cell>
          <table:table-cell office:value-type="float" office:value="20" table:formula="of:=MAX(IF([.C268]=&quot;?&quot;;0;[.C268]);[.J268])" table:style-name="ce2">
            <text:p>20</text:p>
          </table:table-cell>
          <table:table-cell office:value-type="string" table:style-name="ce2">
            <text:p>TREEPAIR_150_20_70_04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91" table:style-name="ce2">
            <text:p>91</text:p>
          </table:table-cell>
          <table:table-cell office:value-type="float" office:value="84" table:style-name="ce2">
            <text:p>84</text:p>
          </table:table-cell>
          <table:table-cell office:value-type="float" office:value="77" table:style-name="ce2">
            <text:p>77</text:p>
          </table:table-cell>
          <table:table-cell office:value-type="float" office:value="3.85" table:formula="of:=[.M268]/[.D268]" table:style-name="ce22">
            <text:p>3.9</text:p>
          </table:table-cell>
          <table:table-cell office:value-type="float" office:value="2" table:style-name="ce10">
            <text:p>2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5" table:formula="of:=[.A268]+1" table:style-name="ce2">
            <text:p>265</text:p>
          </table:table-cell>
          <table:table-cell office:value-type="boolean" office:boolean-value="true" table:formula="of:=OR(NOT([.R269]=&quot;?&quot;); NOT([.V269]=&quot;?&quot;);NOT([.Z269]=&quot;-&quot;))" table:style-name="ce2">
            <text:p>TRUE</text:p>
          </table:table-cell>
          <table:table-cell office:value-type="float" office:value="19" table:formula="of:=IFERROR(IFERROR([.O269]+[.V269]; [.O269]+[.Z269]); &quot;?&quot;)" table:style-name="ce2">
            <text:p>19</text:p>
          </table:table-cell>
          <table:table-cell office:value-type="float" office:value="19" table:formula="of:=MAX(IF([.C269]=&quot;?&quot;;0;[.C269]);[.J269])" table:style-name="ce2">
            <text:p>19</text:p>
          </table:table-cell>
          <table:table-cell office:value-type="string" table:style-name="ce2">
            <text:p>TREEPAIR_150_20_70_05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7">
            <text:p>19</text:p>
          </table:table-cell>
          <table:table-cell office:value-type="float" office:value="83" table:style-name="ce2">
            <text:p>83</text:p>
          </table:table-cell>
          <table:table-cell office:value-type="float" office:value="79" table:style-name="ce2">
            <text:p>79</text:p>
          </table:table-cell>
          <table:table-cell office:value-type="float" office:value="71" table:style-name="ce2">
            <text:p>71</text:p>
          </table:table-cell>
          <table:table-cell office:value-type="float" office:value="3.736842105263158" table:formula="of:=[.M269]/[.D269]" table:style-name="ce22">
            <text:p>3.7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6" table:formula="of:=[.A269]+1" table:style-name="ce2">
            <text:p>266</text:p>
          </table:table-cell>
          <table:table-cell office:value-type="boolean" office:boolean-value="true" table:formula="of:=OR(NOT([.R270]=&quot;?&quot;); NOT([.V270]=&quot;?&quot;);NOT([.Z270]=&quot;-&quot;))" table:style-name="ce2">
            <text:p>TRUE</text:p>
          </table:table-cell>
          <table:table-cell office:value-type="float" office:value="20" table:formula="of:=IFERROR(IFERROR([.O270]+[.V270]; [.O270]+[.Z270]); &quot;?&quot;)" table:style-name="ce2">
            <text:p>20</text:p>
          </table:table-cell>
          <table:table-cell office:value-type="float" office:value="20" table:formula="of:=MAX(IF([.C270]=&quot;?&quot;;0;[.C270]);[.J270])" table:style-name="ce2">
            <text:p>20</text:p>
          </table:table-cell>
          <table:table-cell office:value-type="string" table:style-name="ce2">
            <text:p>TREEPAIR_150_20_90_01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04" table:style-name="ce2">
            <text:p>104</text:p>
          </table:table-cell>
          <table:table-cell office:value-type="float" office:value="94" table:style-name="ce2">
            <text:p>94</text:p>
          </table:table-cell>
          <table:table-cell office:value-type="float" office:value="83" table:style-name="ce2">
            <text:p>83</text:p>
          </table:table-cell>
          <table:table-cell office:value-type="float" office:value="4.1500000000000004" table:formula="of:=[.M270]/[.D270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7" table:formula="of:=[.A270]+1" table:style-name="ce2">
            <text:p>267</text:p>
          </table:table-cell>
          <table:table-cell office:value-type="boolean" office:boolean-value="true" table:formula="of:=OR(NOT([.R271]=&quot;?&quot;); NOT([.V271]=&quot;?&quot;);NOT([.Z271]=&quot;-&quot;))" table:style-name="ce2">
            <text:p>TRUE</text:p>
          </table:table-cell>
          <table:table-cell office:value-type="float" office:value="20" table:formula="of:=IFERROR(IFERROR([.O271]+[.V271]; [.O271]+[.Z271]); &quot;?&quot;)" table:style-name="ce2">
            <text:p>20</text:p>
          </table:table-cell>
          <table:table-cell office:value-type="float" office:value="20" table:formula="of:=MAX(IF([.C271]=&quot;?&quot;;0;[.C271]);[.J271])" table:style-name="ce2">
            <text:p>20</text:p>
          </table:table-cell>
          <table:table-cell office:value-type="string" table:style-name="ce2">
            <text:p>TREEPAIR_150_20_90_02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06" table:style-name="ce2">
            <text:p>106</text:p>
          </table:table-cell>
          <table:table-cell office:value-type="float" office:value="94" table:style-name="ce2">
            <text:p>94</text:p>
          </table:table-cell>
          <table:table-cell office:value-type="float" office:value="92" table:style-name="ce2">
            <text:p>92</text:p>
          </table:table-cell>
          <table:table-cell office:value-type="float" office:value="4.5999999999999996" table:formula="of:=[.M271]/[.D271]" table:style-name="ce22">
            <text:p>4.6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8" table:formula="of:=[.A271]+1" table:style-name="ce2">
            <text:p>268</text:p>
          </table:table-cell>
          <table:table-cell office:value-type="boolean" office:boolean-value="true" table:formula="of:=OR(NOT([.R272]=&quot;?&quot;); NOT([.V272]=&quot;?&quot;);NOT([.Z272]=&quot;-&quot;))" table:style-name="ce2">
            <text:p>TRUE</text:p>
          </table:table-cell>
          <table:table-cell office:value-type="float" office:value="18" table:formula="of:=IFERROR(IFERROR([.O272]+[.V272]; [.O272]+[.Z272]); &quot;?&quot;)" table:style-name="ce2">
            <text:p>18</text:p>
          </table:table-cell>
          <table:table-cell office:value-type="float" office:value="18" table:formula="of:=MAX(IF([.C272]=&quot;?&quot;;0;[.C272]);[.J272])" table:style-name="ce2">
            <text:p>18</text:p>
          </table:table-cell>
          <table:table-cell office:value-type="string" table:style-name="ce2">
            <text:p>TREEPAIR_150_20_90_03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17">
            <text:p>18</text:p>
          </table:table-cell>
          <table:table-cell office:value-type="float" office:value="110" table:style-name="ce2">
            <text:p>110</text:p>
          </table:table-cell>
          <table:table-cell office:value-type="float" office:value="92" table:style-name="ce2">
            <text:p>92</text:p>
          </table:table-cell>
          <table:table-cell office:value-type="float" office:value="88" table:style-name="ce2">
            <text:p>88</text:p>
          </table:table-cell>
          <table:table-cell office:value-type="float" office:value="4.8888888888888893" table:formula="of:=[.M272]/[.D272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69" table:formula="of:=[.A272]+1" table:style-name="ce2">
            <text:p>269</text:p>
          </table:table-cell>
          <table:table-cell office:value-type="boolean" office:boolean-value="true" table:formula="of:=OR(NOT([.R273]=&quot;?&quot;); NOT([.V273]=&quot;?&quot;);NOT([.Z273]=&quot;-&quot;))" table:style-name="ce2">
            <text:p>TRUE</text:p>
          </table:table-cell>
          <table:table-cell office:value-type="float" office:value="20" table:formula="of:=IFERROR(IFERROR([.O273]+[.V273]; [.O273]+[.Z273]); &quot;?&quot;)" table:style-name="ce2">
            <text:p>20</text:p>
          </table:table-cell>
          <table:table-cell office:value-type="float" office:value="20" table:formula="of:=MAX(IF([.C273]=&quot;?&quot;;0;[.C273]);[.J273])" table:style-name="ce2">
            <text:p>20</text:p>
          </table:table-cell>
          <table:table-cell office:value-type="string" table:style-name="ce2">
            <text:p>TREEPAIR_150_20_90_04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09" table:style-name="ce2">
            <text:p>109</text:p>
          </table:table-cell>
          <table:table-cell office:value-type="float" office:value="88" table:style-name="ce2">
            <text:p>88</text:p>
          </table:table-cell>
          <table:table-cell office:value-type="float" office:value="85" table:style-name="ce2">
            <text:p>85</text:p>
          </table:table-cell>
          <table:table-cell office:value-type="float" office:value="4.25" table:formula="of:=[.M273]/[.D273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0" table:formula="of:=[.A273]+1" table:style-name="ce2">
            <text:p>270</text:p>
          </table:table-cell>
          <table:table-cell office:value-type="boolean" office:boolean-value="true" table:formula="of:=OR(NOT([.R274]=&quot;?&quot;); NOT([.V274]=&quot;?&quot;);NOT([.Z274]=&quot;-&quot;))" table:style-name="ce2">
            <text:p>TRUE</text:p>
          </table:table-cell>
          <table:table-cell office:value-type="float" office:value="18" table:formula="of:=IFERROR(IFERROR([.O274]+[.V274]; [.O274]+[.Z274]); &quot;?&quot;)" table:style-name="ce2">
            <text:p>18</text:p>
          </table:table-cell>
          <table:table-cell office:value-type="float" office:value="18" table:formula="of:=MAX(IF([.C274]=&quot;?&quot;;0;[.C274]);[.J274])" table:style-name="ce2">
            <text:p>18</text:p>
          </table:table-cell>
          <table:table-cell office:value-type="string" table:style-name="ce2">
            <text:p>TREEPAIR_150_20_90_05</text:p>
          </table:table-cell>
          <table:table-cell office:value-type="float" office:value="150" table:style-name="ce2">
            <text:p>1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17">
            <text:p>18</text:p>
          </table:table-cell>
          <table:table-cell office:value-type="float" office:value="87" table:style-name="ce2">
            <text:p>87</text:p>
          </table:table-cell>
          <table:table-cell office:value-type="float" office:value="80" table:style-name="ce2">
            <text:p>80</text:p>
          </table:table-cell>
          <table:table-cell office:value-type="float" office:value="67" table:style-name="ce2">
            <text:p>67</text:p>
          </table:table-cell>
          <table:table-cell office:value-type="float" office:value="3.7222222222222223" table:formula="of:=[.M274]/[.D274]" table:style-name="ce22">
            <text:p>3.7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42" table:style-name="ce2">
            <text:p>4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1" table:formula="of:=[.A274]+1" table:style-name="ce2">
            <text:p>271</text:p>
          </table:table-cell>
          <table:table-cell office:value-type="boolean" office:boolean-value="true" table:formula="of:=OR(NOT([.R275]=&quot;?&quot;); NOT([.V275]=&quot;?&quot;);NOT([.Z275]=&quot;-&quot;))" table:style-name="ce2">
            <text:p>TRUE</text:p>
          </table:table-cell>
          <table:table-cell office:value-type="float" office:value="24" table:formula="of:=IFERROR(IFERROR([.O275]+[.V275]; [.O275]+[.Z275]); &quot;?&quot;)" table:style-name="ce2">
            <text:p>24</text:p>
          </table:table-cell>
          <table:table-cell office:value-type="float" office:value="24" table:formula="of:=MAX(IF([.C275]=&quot;?&quot;;0;[.C275]);[.J275])" table:style-name="ce2">
            <text:p>24</text:p>
          </table:table-cell>
          <table:table-cell office:value-type="string" table:style-name="ce2">
            <text:p>TREEPAIR_150_25_50_01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93" table:style-name="ce2">
            <text:p>93</text:p>
          </table:table-cell>
          <table:table-cell office:value-type="float" office:value="88" table:style-name="ce2">
            <text:p>88</text:p>
          </table:table-cell>
          <table:table-cell office:value-type="float" office:value="3.6666666666666665" table:formula="of:=[.M275]/[.D275]" table:style-name="ce22">
            <text:p>3.7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2" table:formula="of:=[.A275]+1" table:style-name="ce2">
            <text:p>272</text:p>
          </table:table-cell>
          <table:table-cell office:value-type="boolean" office:boolean-value="true" table:formula="of:=OR(NOT([.R276]=&quot;?&quot;); NOT([.V276]=&quot;?&quot;);NOT([.Z276]=&quot;-&quot;))" table:style-name="ce2">
            <text:p>TRUE</text:p>
          </table:table-cell>
          <table:table-cell office:value-type="float" office:value="25" table:formula="of:=IFERROR(IFERROR([.O276]+[.V276]; [.O276]+[.Z276]); &quot;?&quot;)" table:style-name="ce2">
            <text:p>25</text:p>
          </table:table-cell>
          <table:table-cell office:value-type="float" office:value="25" table:formula="of:=MAX(IF([.C276]=&quot;?&quot;;0;[.C276]);[.J276])" table:style-name="ce2">
            <text:p>25</text:p>
          </table:table-cell>
          <table:table-cell office:value-type="string" table:style-name="ce2">
            <text:p>TREEPAIR_150_25_50_02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96" table:style-name="ce2">
            <text:p>96</text:p>
          </table:table-cell>
          <table:table-cell office:value-type="float" office:value="91" table:style-name="ce2">
            <text:p>91</text:p>
          </table:table-cell>
          <table:table-cell office:value-type="float" office:value="79" table:style-name="ce2">
            <text:p>79</text:p>
          </table:table-cell>
          <table:table-cell office:value-type="float" office:value="3.16" table:formula="of:=[.M276]/[.D276]" table:style-name="ce22">
            <text:p>3.2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3" table:formula="of:=[.A276]+1" table:style-name="ce2">
            <text:p>273</text:p>
          </table:table-cell>
          <table:table-cell office:value-type="boolean" office:boolean-value="true" table:formula="of:=OR(NOT([.R277]=&quot;?&quot;); NOT([.V277]=&quot;?&quot;);NOT([.Z277]=&quot;-&quot;))" table:style-name="ce2">
            <text:p>TRUE</text:p>
          </table:table-cell>
          <table:table-cell office:value-type="float" office:value="24" table:formula="of:=IFERROR(IFERROR([.O277]+[.V277]; [.O277]+[.Z277]); &quot;?&quot;)" table:style-name="ce2">
            <text:p>24</text:p>
          </table:table-cell>
          <table:table-cell office:value-type="float" office:value="24" table:formula="of:=MAX(IF([.C277]=&quot;?&quot;;0;[.C277]);[.J277])" table:style-name="ce2">
            <text:p>24</text:p>
          </table:table-cell>
          <table:table-cell office:value-type="string" table:style-name="ce2">
            <text:p>TREEPAIR_150_25_50_03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17">
            <text:p>24</text:p>
          </table:table-cell>
          <table:table-cell office:value-type="float" office:value="84" table:style-name="ce2">
            <text:p>84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office:value-type="float" office:value="3.4166666666666665" table:formula="of:=[.M277]/[.D277]" table:style-name="ce22">
            <text:p>3.4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4" table:formula="of:=[.A277]+1" table:style-name="ce2">
            <text:p>274</text:p>
          </table:table-cell>
          <table:table-cell office:value-type="boolean" office:boolean-value="true" table:formula="of:=OR(NOT([.R278]=&quot;?&quot;); NOT([.V278]=&quot;?&quot;);NOT([.Z278]=&quot;-&quot;))" table:style-name="ce2">
            <text:p>TRUE</text:p>
          </table:table-cell>
          <table:table-cell office:value-type="float" office:value="23" table:formula="of:=IFERROR(IFERROR([.O278]+[.V278]; [.O278]+[.Z278]); &quot;?&quot;)" table:style-name="ce2">
            <text:p>23</text:p>
          </table:table-cell>
          <table:table-cell office:value-type="float" office:value="23" table:formula="of:=MAX(IF([.C278]=&quot;?&quot;;0;[.C278]);[.J278])" table:style-name="ce2">
            <text:p>23</text:p>
          </table:table-cell>
          <table:table-cell office:value-type="string" table:style-name="ce2">
            <text:p>TREEPAIR_150_25_50_04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95" table:style-name="ce2">
            <text:p>95</text:p>
          </table:table-cell>
          <table:table-cell office:value-type="float" office:value="91" table:style-name="ce2">
            <text:p>91</text:p>
          </table:table-cell>
          <table:table-cell office:value-type="float" office:value="84" table:style-name="ce2">
            <text:p>84</text:p>
          </table:table-cell>
          <table:table-cell office:value-type="float" office:value="3.652173913043478" table:formula="of:=[.M278]/[.D278]" table:style-name="ce22">
            <text:p>3.7</text:p>
          </table:table-cell>
          <table:table-cell office:value-type="float" office:value="2" table:style-name="ce10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5" table:formula="of:=[.A278]+1" table:style-name="ce2">
            <text:p>275</text:p>
          </table:table-cell>
          <table:table-cell office:value-type="boolean" office:boolean-value="true" table:formula="of:=OR(NOT([.R279]=&quot;?&quot;); NOT([.V279]=&quot;?&quot;);NOT([.Z279]=&quot;-&quot;))" table:style-name="ce2">
            <text:p>TRUE</text:p>
          </table:table-cell>
          <table:table-cell office:value-type="float" office:value="24" table:formula="of:=IFERROR(IFERROR([.O279]+[.V279]; [.O279]+[.Z279]); &quot;?&quot;)" table:style-name="ce2">
            <text:p>24</text:p>
          </table:table-cell>
          <table:table-cell office:value-type="float" office:value="24" table:formula="of:=MAX(IF([.C279]=&quot;?&quot;;0;[.C279]);[.J279])" table:style-name="ce2">
            <text:p>24</text:p>
          </table:table-cell>
          <table:table-cell office:value-type="string" table:style-name="ce2">
            <text:p>TREEPAIR_150_25_50_05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94" table:style-name="ce2">
            <text:p>94</text:p>
          </table:table-cell>
          <table:table-cell office:value-type="float" office:value="82" table:style-name="ce2">
            <text:p>82</text:p>
          </table:table-cell>
          <table:table-cell office:value-type="float" office:value="3.4166666666666665" table:formula="of:=[.M279]/[.D279]" table:style-name="ce22">
            <text:p>3.4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6" table:formula="of:=[.A279]+1" table:style-name="ce2">
            <text:p>276</text:p>
          </table:table-cell>
          <table:table-cell office:value-type="boolean" office:boolean-value="true" table:formula="of:=OR(NOT([.R280]=&quot;?&quot;); NOT([.V280]=&quot;?&quot;);NOT([.Z280]=&quot;-&quot;))" table:style-name="ce2">
            <text:p>TRUE</text:p>
          </table:table-cell>
          <table:table-cell office:value-type="float" office:value="25" table:formula="of:=IFERROR(IFERROR([.O280]+[.V280]; [.O280]+[.Z280]); &quot;?&quot;)" table:style-name="ce2">
            <text:p>25</text:p>
          </table:table-cell>
          <table:table-cell office:value-type="float" office:value="25" table:formula="of:=MAX(IF([.C280]=&quot;?&quot;;0;[.C280]);[.J280])" table:style-name="ce2">
            <text:p>25</text:p>
          </table:table-cell>
          <table:table-cell office:value-type="string" table:style-name="ce2">
            <text:p>TREEPAIR_150_25_70_01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93" table:style-name="ce2">
            <text:p>93</text:p>
          </table:table-cell>
          <table:table-cell office:value-type="float" office:value="85" table:style-name="ce2">
            <text:p>85</text:p>
          </table:table-cell>
          <table:table-cell office:value-type="float" office:value="79" table:style-name="ce2">
            <text:p>79</text:p>
          </table:table-cell>
          <table:table-cell office:value-type="float" office:value="3.16" table:formula="of:=[.M280]/[.D280]" table:style-name="ce22">
            <text:p>3.2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7" table:formula="of:=[.A280]+1" table:style-name="ce2">
            <text:p>277</text:p>
          </table:table-cell>
          <table:table-cell office:value-type="boolean" office:boolean-value="true" table:formula="of:=OR(NOT([.R281]=&quot;?&quot;); NOT([.V281]=&quot;?&quot;);NOT([.Z281]=&quot;-&quot;))" table:style-name="ce2">
            <text:p>TRUE</text:p>
          </table:table-cell>
          <table:table-cell office:value-type="float" office:value="25" table:formula="of:=IFERROR(IFERROR([.O281]+[.V281]; [.O281]+[.Z281]); &quot;?&quot;)" table:style-name="ce2">
            <text:p>25</text:p>
          </table:table-cell>
          <table:table-cell office:value-type="float" office:value="25" table:formula="of:=MAX(IF([.C281]=&quot;?&quot;;0;[.C281]);[.J281])" table:style-name="ce2">
            <text:p>25</text:p>
          </table:table-cell>
          <table:table-cell office:value-type="string" table:style-name="ce2">
            <text:p>TREEPAIR_150_25_70_02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93" table:style-name="ce2">
            <text:p>93</text:p>
          </table:table-cell>
          <table:table-cell office:value-type="float" office:value="89" table:style-name="ce2">
            <text:p>89</text:p>
          </table:table-cell>
          <table:table-cell office:value-type="float" office:value="86" table:style-name="ce2">
            <text:p>86</text:p>
          </table:table-cell>
          <table:table-cell office:value-type="float" office:value="3.44" table:formula="of:=[.M281]/[.D281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2">
            <text:p>63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78" table:formula="of:=[.A281]+1" table:style-name="ce2">
            <text:p>278</text:p>
          </table:table-cell>
          <table:table-cell office:value-type="boolean" office:boolean-value="true" table:formula="of:=OR(NOT([.R282]=&quot;?&quot;); NOT([.V282]=&quot;?&quot;);NOT([.Z282]=&quot;-&quot;))" table:style-name="ce2">
            <text:p>TRUE</text:p>
          </table:table-cell>
          <table:table-cell office:value-type="float" office:value="25" table:formula="of:=IFERROR(IFERROR([.O282]+[.V282]; [.O282]+[.Z282]); &quot;?&quot;)" table:style-name="ce2">
            <text:p>25</text:p>
          </table:table-cell>
          <table:table-cell office:value-type="float" office:value="25" table:formula="of:=MAX(IF([.C282]=&quot;?&quot;;0;[.C282]);[.J282])" table:style-name="ce2">
            <text:p>25</text:p>
          </table:table-cell>
          <table:table-cell office:value-type="string" table:style-name="ce2">
            <text:p>TREEPAIR_150_25_70_03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95" table:style-name="ce2">
            <text:p>95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3.48" table:formula="of:=[.M282]/[.D282]" table:style-name="ce22">
            <text:p>3.5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?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?</text:p>
          </table:table-cell>
          <table:table-cell office:value-type="float" office:value="25" table:style-name="ce2">
            <text:p>25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5" table:style-name="ce2">
            <text:p>25</text:p>
          </table:table-cell>
          <table:table-cell office:value-type="float" office:value="59278" table:style-name="ce2">
            <text:p>59278</text:p>
          </table:table-cell>
          <table:table-cell table:number-columns-repeated="16357"/>
        </table:table-row>
        <table:table-row table:style-name="ro1">
          <table:table-cell office:value-type="float" office:value="279" table:formula="of:=[.A282]+1" table:style-name="ce2">
            <text:p>279</text:p>
          </table:table-cell>
          <table:table-cell office:value-type="boolean" office:boolean-value="true" table:formula="of:=OR(NOT([.R283]=&quot;?&quot;); NOT([.V283]=&quot;?&quot;);NOT([.Z283]=&quot;-&quot;))" table:style-name="ce2">
            <text:p>TRUE</text:p>
          </table:table-cell>
          <table:table-cell office:value-type="float" office:value="25" table:formula="of:=IFERROR(IFERROR([.O283]+[.V283]; [.O283]+[.Z283]); &quot;?&quot;)" table:style-name="ce2">
            <text:p>25</text:p>
          </table:table-cell>
          <table:table-cell office:value-type="float" office:value="25" table:formula="of:=MAX(IF([.C283]=&quot;?&quot;;0;[.C283]);[.J283])" table:style-name="ce2">
            <text:p>25</text:p>
          </table:table-cell>
          <table:table-cell office:value-type="string" table:style-name="ce2">
            <text:p>TREEPAIR_150_25_70_04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5" table:style-name="ce17">
            <text:p>25</text:p>
          </table:table-cell>
          <table:table-cell office:value-type="float" office:value="94" table:style-name="ce2">
            <text:p>94</text:p>
          </table:table-cell>
          <table:table-cell office:value-type="float" office:value="90" table:style-name="ce2">
            <text:p>90</text:p>
          </table:table-cell>
          <table:table-cell office:value-type="float" office:value="82" table:style-name="ce2">
            <text:p>82</text:p>
          </table:table-cell>
          <table:table-cell office:value-type="float" office:value="3.28" table:formula="of:=[.M283]/[.D283]" table:style-name="ce22">
            <text:p>3.3</text:p>
          </table:table-cell>
          <table:table-cell office:value-type="float" office:value="2" table:style-name="ce10">
            <text:p>2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0" table:formula="of:=[.A283]+1" table:style-name="ce2">
            <text:p>280</text:p>
          </table:table-cell>
          <table:table-cell office:value-type="boolean" office:boolean-value="true" table:formula="of:=OR(NOT([.R284]=&quot;?&quot;); NOT([.V284]=&quot;?&quot;);NOT([.Z284]=&quot;-&quot;))" table:style-name="ce2">
            <text:p>TRUE</text:p>
          </table:table-cell>
          <table:table-cell office:value-type="float" office:value="23" table:formula="of:=IFERROR(IFERROR([.O284]+[.V284]; [.O284]+[.Z284]); &quot;?&quot;)" table:style-name="ce2">
            <text:p>23</text:p>
          </table:table-cell>
          <table:table-cell office:value-type="float" office:value="23" table:formula="of:=MAX(IF([.C284]=&quot;?&quot;;0;[.C284]);[.J284])" table:style-name="ce2">
            <text:p>23</text:p>
          </table:table-cell>
          <table:table-cell office:value-type="string" table:style-name="ce2">
            <text:p>TREEPAIR_150_25_70_05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17">
            <text:p>23</text:p>
          </table:table-cell>
          <table:table-cell office:value-type="float" office:value="101" table:style-name="ce2">
            <text:p>101</text:p>
          </table:table-cell>
          <table:table-cell office:value-type="float" office:value="95" table:style-name="ce2">
            <text:p>95</text:p>
          </table:table-cell>
          <table:table-cell office:value-type="float" office:value="89" table:style-name="ce2">
            <text:p>89</text:p>
          </table:table-cell>
          <table:table-cell office:value-type="float" office:value="3.8695652173913042" table:formula="of:=[.M284]/[.D284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9">
            <text:p>21</text:p>
          </table:table-cell>
          <table:table-cell office:value-type="float" office:value="63" table:style-name="ce2">
            <text:p>63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1" table:formula="of:=[.A284]+1" table:style-name="ce2">
            <text:p>281</text:p>
          </table:table-cell>
          <table:table-cell office:value-type="boolean" office:boolean-value="true" table:formula="of:=OR(NOT([.R285]=&quot;?&quot;); NOT([.V285]=&quot;?&quot;);NOT([.Z285]=&quot;-&quot;))" table:style-name="ce2">
            <text:p>TRUE</text:p>
          </table:table-cell>
          <table:table-cell office:value-type="float" office:value="22" table:formula="of:=IFERROR(IFERROR([.O285]+[.V285]; [.O285]+[.Z285]); &quot;?&quot;)" table:style-name="ce2">
            <text:p>22</text:p>
          </table:table-cell>
          <table:table-cell office:value-type="float" office:value="22" table:formula="of:=MAX(IF([.C285]=&quot;?&quot;;0;[.C285]);[.J285])" table:style-name="ce2">
            <text:p>22</text:p>
          </table:table-cell>
          <table:table-cell office:value-type="string" table:style-name="ce2">
            <text:p>TREEPAIR_150_25_90_01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17">
            <text:p>22</text:p>
          </table:table-cell>
          <table:table-cell office:value-type="float" office:value="93" table:style-name="ce2">
            <text:p>93</text:p>
          </table:table-cell>
          <table:table-cell office:value-type="float" office:value="81" table:style-name="ce2">
            <text:p>81</text:p>
          </table:table-cell>
          <table:table-cell office:value-type="float" office:value="75" table:style-name="ce2">
            <text:p>75</text:p>
          </table:table-cell>
          <table:table-cell office:value-type="float" office:value="3.4090909090909092" table:formula="of:=[.M285]/[.D285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2" table:formula="of:=[.A285]+1" table:style-name="ce2">
            <text:p>282</text:p>
          </table:table-cell>
          <table:table-cell office:value-type="boolean" office:boolean-value="true" table:formula="of:=OR(NOT([.R286]=&quot;?&quot;); NOT([.V286]=&quot;?&quot;);NOT([.Z286]=&quot;-&quot;))" table:style-name="ce2">
            <text:p>TRUE</text:p>
          </table:table-cell>
          <table:table-cell office:value-type="float" office:value="25" table:formula="of:=IFERROR(IFERROR([.O286]+[.V286]; [.O286]+[.Z286]); &quot;?&quot;)" table:style-name="ce2">
            <text:p>25</text:p>
          </table:table-cell>
          <table:table-cell office:value-type="float" office:value="25" table:formula="of:=MAX(IF([.C286]=&quot;?&quot;;0;[.C286]);[.J286])" table:style-name="ce2">
            <text:p>25</text:p>
          </table:table-cell>
          <table:table-cell office:value-type="string" table:style-name="ce2">
            <text:p>TREEPAIR_150_25_90_02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01" table:style-name="ce2">
            <text:p>101</text:p>
          </table:table-cell>
          <table:table-cell office:value-type="float" office:value="91" table:style-name="ce2">
            <text:p>91</text:p>
          </table:table-cell>
          <table:table-cell office:value-type="float" office:value="86" table:style-name="ce2">
            <text:p>86</text:p>
          </table:table-cell>
          <table:table-cell office:value-type="float" office:value="3.44" table:formula="of:=[.M286]/[.D286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3" table:formula="of:=[.A286]+1" table:style-name="ce2">
            <text:p>283</text:p>
          </table:table-cell>
          <table:table-cell office:value-type="boolean" office:boolean-value="true" table:formula="of:=OR(NOT([.R287]=&quot;?&quot;); NOT([.V287]=&quot;?&quot;);NOT([.Z287]=&quot;-&quot;))" table:style-name="ce2">
            <text:p>TRUE</text:p>
          </table:table-cell>
          <table:table-cell office:value-type="float" office:value="25" table:formula="of:=IFERROR(IFERROR([.O287]+[.V287]; [.O287]+[.Z287]); &quot;?&quot;)" table:style-name="ce2">
            <text:p>25</text:p>
          </table:table-cell>
          <table:table-cell office:value-type="float" office:value="25" table:formula="of:=MAX(IF([.C287]=&quot;?&quot;;0;[.C287]);[.J287])" table:style-name="ce2">
            <text:p>25</text:p>
          </table:table-cell>
          <table:table-cell office:value-type="string" table:style-name="ce2">
            <text:p>TREEPAIR_150_25_90_03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94" table:style-name="ce2">
            <text:p>94</text:p>
          </table:table-cell>
          <table:table-cell office:value-type="float" office:value="89" table:style-name="ce2">
            <text:p>89</text:p>
          </table:table-cell>
          <table:table-cell office:value-type="float" office:value="81" table:style-name="ce2">
            <text:p>81</text:p>
          </table:table-cell>
          <table:table-cell office:value-type="float" office:value="3.24" table:formula="of:=[.M287]/[.D287]" table:style-name="ce22">
            <text:p>3.2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5" table:style-name="ce2">
            <text:p>5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4" table:formula="of:=[.A287]+1" table:style-name="ce2">
            <text:p>284</text:p>
          </table:table-cell>
          <table:table-cell office:value-type="boolean" office:boolean-value="true" table:formula="of:=OR(NOT([.R288]=&quot;?&quot;); NOT([.V288]=&quot;?&quot;);NOT([.Z288]=&quot;-&quot;))" table:style-name="ce2">
            <text:p>TRUE</text:p>
          </table:table-cell>
          <table:table-cell office:value-type="float" office:value="23" table:formula="of:=IFERROR(IFERROR([.O288]+[.V288]; [.O288]+[.Z288]); &quot;?&quot;)" table:style-name="ce2">
            <text:p>23</text:p>
          </table:table-cell>
          <table:table-cell office:value-type="float" office:value="23" table:formula="of:=MAX(IF([.C288]=&quot;?&quot;;0;[.C288]);[.J288])" table:style-name="ce2">
            <text:p>23</text:p>
          </table:table-cell>
          <table:table-cell office:value-type="string" table:style-name="ce2">
            <text:p>TREEPAIR_150_25_90_04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99" table:style-name="ce2">
            <text:p>99</text:p>
          </table:table-cell>
          <table:table-cell office:value-type="float" office:value="90" table:style-name="ce2">
            <text:p>90</text:p>
          </table:table-cell>
          <table:table-cell office:value-type="float" office:value="76" table:style-name="ce2">
            <text:p>76</text:p>
          </table:table-cell>
          <table:table-cell office:value-type="float" office:value="3.3043478260869565" table:formula="of:=[.M288]/[.D288]" table:style-name="ce22">
            <text:p>3.3</text:p>
          </table:table-cell>
          <table:table-cell office:value-type="float" office:value="3" table:style-name="ce10">
            <text:p>3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?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5" table:formula="of:=[.A288]+1" table:style-name="ce2">
            <text:p>285</text:p>
          </table:table-cell>
          <table:table-cell office:value-type="boolean" office:boolean-value="true" table:formula="of:=OR(NOT([.R289]=&quot;?&quot;); NOT([.V289]=&quot;?&quot;);NOT([.Z289]=&quot;-&quot;))" table:style-name="ce2">
            <text:p>TRUE</text:p>
          </table:table-cell>
          <table:table-cell office:value-type="float" office:value="24" table:formula="of:=IFERROR(IFERROR([.O289]+[.V289]; [.O289]+[.Z289]); &quot;?&quot;)" table:style-name="ce2">
            <text:p>24</text:p>
          </table:table-cell>
          <table:table-cell office:value-type="float" office:value="24" table:formula="of:=MAX(IF([.C289]=&quot;?&quot;;0;[.C289]);[.J289])" table:style-name="ce2">
            <text:p>24</text:p>
          </table:table-cell>
          <table:table-cell office:value-type="string" table:style-name="ce2">
            <text:p>TREEPAIR_150_25_90_05</text:p>
          </table:table-cell>
          <table:table-cell office:value-type="float" office:value="150" table:style-name="ce2">
            <text:p>1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112" table:style-name="ce2">
            <text:p>112</text:p>
          </table:table-cell>
          <table:table-cell office:value-type="float" office:value="107" table:style-name="ce2">
            <text:p>107</text:p>
          </table:table-cell>
          <table:table-cell office:value-type="float" office:value="93" table:style-name="ce2">
            <text:p>93</text:p>
          </table:table-cell>
          <table:table-cell office:value-type="float" office:value="3.875" table:formula="of:=[.M289]/[.D289]" table:style-name="ce22">
            <text:p>3.9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6" table:formula="of:=[.A289]+1" table:style-name="ce2">
            <text:p>286</text:p>
          </table:table-cell>
          <table:table-cell office:value-type="boolean" office:boolean-value="true" table:formula="of:=OR(NOT([.R290]=&quot;?&quot;); NOT([.V290]=&quot;?&quot;);NOT([.Z290]=&quot;-&quot;))" table:style-name="ce2">
            <text:p>TRUE</text:p>
          </table:table-cell>
          <table:table-cell office:value-type="float" office:value="29" table:formula="of:=IFERROR(IFERROR([.O290]+[.V290]; [.O290]+[.Z290]); &quot;?&quot;)" table:style-name="ce2">
            <text:p>29</text:p>
          </table:table-cell>
          <table:table-cell office:value-type="float" office:value="29" table:formula="of:=MAX(IF([.C290]=&quot;?&quot;;0;[.C290]);[.J290])" table:style-name="ce2">
            <text:p>29</text:p>
          </table:table-cell>
          <table:table-cell office:value-type="string" table:style-name="ce2">
            <text:p>TREEPAIR_150_30_50_01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95" table:style-name="ce2">
            <text:p>95</text:p>
          </table:table-cell>
          <table:table-cell office:value-type="float" office:value="93" table:style-name="ce2">
            <text:p>93</text:p>
          </table:table-cell>
          <table:table-cell office:value-type="float" office:value="82" table:style-name="ce2">
            <text:p>82</text:p>
          </table:table-cell>
          <table:table-cell office:value-type="float" office:value="2.8275862068965516" table:formula="of:=[.M290]/[.D290]" table:style-name="ce22">
            <text:p>2.8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7" table:formula="of:=[.A290]+1" table:style-name="ce2">
            <text:p>287</text:p>
          </table:table-cell>
          <table:table-cell office:value-type="boolean" office:boolean-value="true" table:formula="of:=OR(NOT([.R291]=&quot;?&quot;); NOT([.V291]=&quot;?&quot;);NOT([.Z291]=&quot;-&quot;))" table:style-name="ce2">
            <text:p>TRUE</text:p>
          </table:table-cell>
          <table:table-cell office:value-type="float" office:value="27" table:formula="of:=IFERROR(IFERROR([.O291]+[.V291]; [.O291]+[.Z291]); &quot;?&quot;)" table:style-name="ce2">
            <text:p>27</text:p>
          </table:table-cell>
          <table:table-cell office:value-type="float" office:value="27" table:formula="of:=MAX(IF([.C291]=&quot;?&quot;;0;[.C291]);[.J291])" table:style-name="ce2">
            <text:p>27</text:p>
          </table:table-cell>
          <table:table-cell office:value-type="string" table:style-name="ce2">
            <text:p>TREEPAIR_150_30_50_02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17">
            <text:p>27</text:p>
          </table:table-cell>
          <table:table-cell office:value-type="float" office:value="83" table:style-name="ce2">
            <text:p>83</text:p>
          </table:table-cell>
          <table:table-cell office:value-type="float" office:value="79" table:style-name="ce2">
            <text:p>79</text:p>
          </table:table-cell>
          <table:table-cell office:value-type="float" office:value="76" table:style-name="ce2">
            <text:p>76</text:p>
          </table:table-cell>
          <table:table-cell office:value-type="float" office:value="2.8148148148148149" table:formula="of:=[.M291]/[.D291]" table:style-name="ce22">
            <text:p>2.8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2">
            <text:p>63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88" table:formula="of:=[.A291]+1" table:style-name="ce2">
            <text:p>288</text:p>
          </table:table-cell>
          <table:table-cell office:value-type="boolean" office:boolean-value="true" table:formula="of:=OR(NOT([.R292]=&quot;?&quot;); NOT([.V292]=&quot;?&quot;);NOT([.Z292]=&quot;-&quot;))" table:style-name="ce2">
            <text:p>TRUE</text:p>
          </table:table-cell>
          <table:table-cell office:value-type="float" office:value="29" table:formula="of:=IFERROR(IFERROR([.O292]+[.V292]; [.O292]+[.Z292]); &quot;?&quot;)" table:style-name="ce2">
            <text:p>29</text:p>
          </table:table-cell>
          <table:table-cell office:value-type="float" office:value="29" table:formula="of:=MAX(IF([.C292]=&quot;?&quot;;0;[.C292]);[.J292])" table:style-name="ce2">
            <text:p>29</text:p>
          </table:table-cell>
          <table:table-cell office:value-type="string" table:style-name="ce2">
            <text:p>TREEPAIR_150_30_50_03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9" table:style-name="ce17">
            <text:p>29</text:p>
          </table:table-cell>
          <table:table-cell office:value-type="float" office:value="98" table:style-name="ce2">
            <text:p>98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3.103448275862069" table:formula="of:=[.M292]/[.D292]" table:style-name="ce22">
            <text:p>3.1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" table:style-name="ce2">
            <text:p>28</text:p>
          </table:table-cell>
          <table:table-cell office:value-type="float" office:value="83540" table:style-name="ce2">
            <text:p>83540</text:p>
          </table:table-cell>
          <table:table-cell table:number-columns-repeated="16357"/>
        </table:table-row>
        <table:table-row table:style-name="ro1">
          <table:table-cell office:value-type="float" office:value="289" table:formula="of:=[.A292]+1" table:style-name="ce2">
            <text:p>289</text:p>
          </table:table-cell>
          <table:table-cell office:value-type="boolean" office:boolean-value="true" table:formula="of:=OR(NOT([.R293]=&quot;?&quot;); NOT([.V293]=&quot;?&quot;);NOT([.Z293]=&quot;-&quot;))" table:style-name="ce2">
            <text:p>TRUE</text:p>
          </table:table-cell>
          <table:table-cell office:value-type="float" office:value="28" table:formula="of:=IFERROR(IFERROR([.O293]+[.V293]; [.O293]+[.Z293]); &quot;?&quot;)" table:style-name="ce2">
            <text:p>28</text:p>
          </table:table-cell>
          <table:table-cell office:value-type="float" office:value="28" table:formula="of:=MAX(IF([.C293]=&quot;?&quot;;0;[.C293]);[.J293])" table:style-name="ce2">
            <text:p>28</text:p>
          </table:table-cell>
          <table:table-cell office:value-type="string" table:style-name="ce2">
            <text:p>TREEPAIR_150_30_50_04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17">
            <text:p>28</text:p>
          </table:table-cell>
          <table:table-cell office:value-type="float" office:value="91" table:style-name="ce2">
            <text:p>91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3.2142857142857144" table:formula="of:=[.M293]/[.D293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0" table:formula="of:=[.A293]+1" table:style-name="ce2">
            <text:p>290</text:p>
          </table:table-cell>
          <table:table-cell office:value-type="boolean" office:boolean-value="true" table:formula="of:=OR(NOT([.R294]=&quot;?&quot;); NOT([.V294]=&quot;?&quot;);NOT([.Z294]=&quot;-&quot;))" table:style-name="ce2">
            <text:p>TRUE</text:p>
          </table:table-cell>
          <table:table-cell office:value-type="float" office:value="29" table:formula="of:=IFERROR(IFERROR([.O294]+[.V294]; [.O294]+[.Z294]); &quot;?&quot;)" table:style-name="ce2">
            <text:p>29</text:p>
          </table:table-cell>
          <table:table-cell office:value-type="float" office:value="29" table:formula="of:=MAX(IF([.C294]=&quot;?&quot;;0;[.C294]);[.J294])" table:style-name="ce2">
            <text:p>29</text:p>
          </table:table-cell>
          <table:table-cell office:value-type="string" table:style-name="ce2">
            <text:p>TREEPAIR_150_30_50_05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99" table:style-name="ce2">
            <text:p>99</text:p>
          </table:table-cell>
          <table:table-cell office:value-type="float" office:value="96" table:style-name="ce2">
            <text:p>96</text:p>
          </table:table-cell>
          <table:table-cell office:value-type="float" office:value="93" table:style-name="ce2">
            <text:p>93</text:p>
          </table:table-cell>
          <table:table-cell office:value-type="float" office:value="3.2068965517241379" table:formula="of:=[.M294]/[.D294]" table:style-name="ce22">
            <text:p>3.2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1" table:formula="of:=[.A294]+1" table:style-name="ce2">
            <text:p>291</text:p>
          </table:table-cell>
          <table:table-cell office:value-type="boolean" office:boolean-value="true" table:formula="of:=OR(NOT([.R295]=&quot;?&quot;); NOT([.V295]=&quot;?&quot;);NOT([.Z295]=&quot;-&quot;))" table:style-name="ce2">
            <text:p>TRUE</text:p>
          </table:table-cell>
          <table:table-cell office:value-type="float" office:value="27" table:formula="of:=IFERROR(IFERROR([.O295]+[.V295]; [.O295]+[.Z295]); &quot;?&quot;)" table:style-name="ce2">
            <text:p>27</text:p>
          </table:table-cell>
          <table:table-cell office:value-type="float" office:value="27" table:formula="of:=MAX(IF([.C295]=&quot;?&quot;;0;[.C295]);[.J295])" table:style-name="ce2">
            <text:p>27</text:p>
          </table:table-cell>
          <table:table-cell office:value-type="string" table:style-name="ce2">
            <text:p>TREEPAIR_150_30_70_01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17">
            <text:p>26</text:p>
          </table:table-cell>
          <table:table-cell office:value-type="float" office:value="103" table:style-name="ce2">
            <text:p>103</text:p>
          </table:table-cell>
          <table:table-cell office:value-type="float" office:value="101" table:style-name="ce2">
            <text:p>101</text:p>
          </table:table-cell>
          <table:table-cell office:value-type="float" office:value="83" table:style-name="ce2">
            <text:p>83</text:p>
          </table:table-cell>
          <table:table-cell office:value-type="float" office:value="3.074074074074074" table:formula="of:=[.M295]/[.D295]" table:style-name="ce22">
            <text:p>3.1</text:p>
          </table:table-cell>
          <table:table-cell office:value-type="float" office:value="4" table:style-name="ce10">
            <text:p>4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9">
            <text:p>20</text:p>
          </table:table-cell>
          <table:table-cell office:value-type="float" office:value="57" table:style-name="ce2">
            <text:p>5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2" table:formula="of:=[.A295]+1" table:style-name="ce2">
            <text:p>292</text:p>
          </table:table-cell>
          <table:table-cell office:value-type="boolean" office:boolean-value="true" table:formula="of:=OR(NOT([.R296]=&quot;?&quot;); NOT([.V296]=&quot;?&quot;);NOT([.Z296]=&quot;-&quot;))" table:style-name="ce2">
            <text:p>TRUE</text:p>
          </table:table-cell>
          <table:table-cell office:value-type="float" office:value="29" table:formula="of:=IFERROR(IFERROR([.O296]+[.V296]; [.O296]+[.Z296]); &quot;?&quot;)" table:style-name="ce2">
            <text:p>29</text:p>
          </table:table-cell>
          <table:table-cell office:value-type="float" office:value="29" table:formula="of:=MAX(IF([.C296]=&quot;?&quot;;0;[.C296]);[.J296])" table:style-name="ce2">
            <text:p>29</text:p>
          </table:table-cell>
          <table:table-cell office:value-type="string" table:style-name="ce2">
            <text:p>TREEPAIR_150_30_70_02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17">
            <text:p>29</text:p>
          </table:table-cell>
          <table:table-cell office:value-type="float" office:value="88" table:style-name="ce2">
            <text:p>88</text:p>
          </table:table-cell>
          <table:table-cell office:value-type="float" office:value="85" table:style-name="ce2">
            <text:p>85</text:p>
          </table:table-cell>
          <table:table-cell office:value-type="float" office:value="80" table:style-name="ce2">
            <text:p>80</text:p>
          </table:table-cell>
          <table:table-cell office:value-type="float" office:value="2.7586206896551726" table:formula="of:=[.M296]/[.D296]" table:style-name="ce22">
            <text:p>2.8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8" table:style-name="ce2">
            <text:p>28</text:p>
          </table:table-cell>
          <table:table-cell office:value-type="float" office:value="50218" table:style-name="ce2">
            <text:p>50218</text:p>
          </table:table-cell>
          <table:table-cell table:number-columns-repeated="16357"/>
        </table:table-row>
        <table:table-row table:style-name="ro1">
          <table:table-cell office:value-type="float" office:value="293" table:formula="of:=[.A296]+1" table:style-name="ce2">
            <text:p>293</text:p>
          </table:table-cell>
          <table:table-cell office:value-type="boolean" office:boolean-value="true" table:formula="of:=OR(NOT([.R297]=&quot;?&quot;); NOT([.V297]=&quot;?&quot;);NOT([.Z297]=&quot;-&quot;))" table:style-name="ce2">
            <text:p>TRUE</text:p>
          </table:table-cell>
          <table:table-cell office:value-type="float" office:value="28" table:formula="of:=IFERROR(IFERROR([.O297]+[.V297]; [.O297]+[.Z297]); &quot;?&quot;)" table:style-name="ce2">
            <text:p>28</text:p>
          </table:table-cell>
          <table:table-cell office:value-type="float" office:value="28" table:formula="of:=MAX(IF([.C297]=&quot;?&quot;;0;[.C297]);[.J297])" table:style-name="ce2">
            <text:p>28</text:p>
          </table:table-cell>
          <table:table-cell office:value-type="string" table:style-name="ce2">
            <text:p>TREEPAIR_150_30_70_03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99" table:style-name="ce2">
            <text:p>99</text:p>
          </table:table-cell>
          <table:table-cell office:value-type="float" office:value="94" table:style-name="ce2">
            <text:p>94</text:p>
          </table:table-cell>
          <table:table-cell office:value-type="float" office:value="3.3571428571428572" table:formula="of:=[.M297]/[.D297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4" table:formula="of:=[.A297]+1" table:style-name="ce2">
            <text:p>294</text:p>
          </table:table-cell>
          <table:table-cell office:value-type="boolean" office:boolean-value="true" table:formula="of:=OR(NOT([.R298]=&quot;?&quot;); NOT([.V298]=&quot;?&quot;);NOT([.Z298]=&quot;-&quot;))" table:style-name="ce2">
            <text:p>TRUE</text:p>
          </table:table-cell>
          <table:table-cell office:value-type="float" office:value="29" table:formula="of:=IFERROR(IFERROR([.O298]+[.V298]; [.O298]+[.Z298]); &quot;?&quot;)" table:style-name="ce2">
            <text:p>29</text:p>
          </table:table-cell>
          <table:table-cell office:value-type="float" office:value="29" table:formula="of:=MAX(IF([.C298]=&quot;?&quot;;0;[.C298]);[.J298])" table:style-name="ce2">
            <text:p>29</text:p>
          </table:table-cell>
          <table:table-cell office:value-type="string" table:style-name="ce2">
            <text:p>TREEPAIR_150_30_70_04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17">
            <text:p>29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81" table:style-name="ce2">
            <text:p>81</text:p>
          </table:table-cell>
          <table:table-cell office:value-type="float" office:value="2.7931034482758621" table:formula="of:=[.M298]/[.D298]" table:style-name="ce22">
            <text:p>2.8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9">
            <text:p>27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68" table:style-name="ce2">
            <text:p>68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5" table:formula="of:=[.A298]+1" table:style-name="ce2">
            <text:p>295</text:p>
          </table:table-cell>
          <table:table-cell office:value-type="boolean" office:boolean-value="true" table:formula="of:=OR(NOT([.R299]=&quot;?&quot;); NOT([.V299]=&quot;?&quot;);NOT([.Z299]=&quot;-&quot;))" table:style-name="ce2">
            <text:p>TRUE</text:p>
          </table:table-cell>
          <table:table-cell office:value-type="float" office:value="29" table:formula="of:=IFERROR(IFERROR([.O299]+[.V299]; [.O299]+[.Z299]); &quot;?&quot;)" table:style-name="ce2">
            <text:p>29</text:p>
          </table:table-cell>
          <table:table-cell office:value-type="float" office:value="29" table:formula="of:=MAX(IF([.C299]=&quot;?&quot;;0;[.C299]);[.J299])" table:style-name="ce2">
            <text:p>29</text:p>
          </table:table-cell>
          <table:table-cell office:value-type="string" table:style-name="ce2">
            <text:p>TREEPAIR_150_30_70_05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93" table:style-name="ce2">
            <text:p>93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3.103448275862069" table:formula="of:=[.M299]/[.D299]" table:style-name="ce22">
            <text:p>3.1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9" table:style-name="ce2">
            <text:p>29</text:p>
          </table:table-cell>
          <table:table-cell office:value-type="float" office:value="72028" table:style-name="ce2">
            <text:p>72028</text:p>
          </table:table-cell>
          <table:table-cell table:number-columns-repeated="16357"/>
        </table:table-row>
        <table:table-row table:style-name="ro1">
          <table:table-cell office:value-type="float" office:value="296" table:formula="of:=[.A299]+1" table:style-name="ce2">
            <text:p>296</text:p>
          </table:table-cell>
          <table:table-cell office:value-type="boolean" office:boolean-value="true" table:formula="of:=OR(NOT([.R300]=&quot;?&quot;); NOT([.V300]=&quot;?&quot;);NOT([.Z300]=&quot;-&quot;))" table:style-name="ce2">
            <text:p>TRUE</text:p>
          </table:table-cell>
          <table:table-cell office:value-type="float" office:value="27" table:formula="of:=IFERROR(IFERROR([.O300]+[.V300]; [.O300]+[.Z300]); &quot;?&quot;)" table:style-name="ce2">
            <text:p>27</text:p>
          </table:table-cell>
          <table:table-cell office:value-type="float" office:value="27" table:formula="of:=MAX(IF([.C300]=&quot;?&quot;;0;[.C300]);[.J300])" table:style-name="ce2">
            <text:p>27</text:p>
          </table:table-cell>
          <table:table-cell office:value-type="string" table:style-name="ce2">
            <text:p>TREEPAIR_150_30_90_01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117" table:style-name="ce2">
            <text:p>117</text:p>
          </table:table-cell>
          <table:table-cell office:value-type="float" office:value="108" table:style-name="ce2">
            <text:p>108</text:p>
          </table:table-cell>
          <table:table-cell office:value-type="float" office:value="98" table:style-name="ce2">
            <text:p>98</text:p>
          </table:table-cell>
          <table:table-cell office:value-type="float" office:value="3.6296296296296298" table:formula="of:=[.M300]/[.D300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25" table:style-name="ce9">
            <text:p>25</text:p>
          </table:table-cell>
          <table:table-cell office:value-type="float" office:value="73" table:style-name="ce2">
            <text:p>73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2">
            <text:p>63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7" table:formula="of:=[.A300]+1" table:style-name="ce2">
            <text:p>297</text:p>
          </table:table-cell>
          <table:table-cell office:value-type="boolean" office:boolean-value="true" table:formula="of:=OR(NOT([.R301]=&quot;?&quot;); NOT([.V301]=&quot;?&quot;);NOT([.Z301]=&quot;-&quot;))" table:style-name="ce2">
            <text:p>TRUE</text:p>
          </table:table-cell>
          <table:table-cell office:value-type="float" office:value="29" table:formula="of:=IFERROR(IFERROR([.O301]+[.V301]; [.O301]+[.Z301]); &quot;?&quot;)" table:style-name="ce2">
            <text:p>29</text:p>
          </table:table-cell>
          <table:table-cell office:value-type="float" office:value="29" table:formula="of:=MAX(IF([.C301]=&quot;?&quot;;0;[.C301]);[.J301])" table:style-name="ce2">
            <text:p>29</text:p>
          </table:table-cell>
          <table:table-cell office:value-type="string" table:style-name="ce2">
            <text:p>TREEPAIR_150_30_90_02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17">
            <text:p>29</text:p>
          </table:table-cell>
          <table:table-cell office:value-type="float" office:value="109" table:style-name="ce2">
            <text:p>109</text:p>
          </table:table-cell>
          <table:table-cell office:value-type="float" office:value="95" table:style-name="ce2">
            <text:p>95</text:p>
          </table:table-cell>
          <table:table-cell office:value-type="float" office:value="88" table:style-name="ce2">
            <text:p>88</text:p>
          </table:table-cell>
          <table:table-cell office:value-type="float" office:value="3.0344827586206895" table:formula="of:=[.M301]/[.D301]" table:style-name="ce22">
            <text:p>3.0</text:p>
          </table:table-cell>
          <table:table-cell office:value-type="float" office:value="2" table:style-name="ce10">
            <text:p>2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5" table:style-name="ce2">
            <text:p>65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8" table:formula="of:=[.A301]+1" table:style-name="ce2">
            <text:p>298</text:p>
          </table:table-cell>
          <table:table-cell office:value-type="boolean" office:boolean-value="true" table:formula="of:=OR(NOT([.R302]=&quot;?&quot;); NOT([.V302]=&quot;?&quot;);NOT([.Z302]=&quot;-&quot;))" table:style-name="ce2">
            <text:p>TRUE</text:p>
          </table:table-cell>
          <table:table-cell office:value-type="float" office:value="28" table:formula="of:=IFERROR(IFERROR([.O302]+[.V302]; [.O302]+[.Z302]); &quot;?&quot;)" table:style-name="ce2">
            <text:p>28</text:p>
          </table:table-cell>
          <table:table-cell office:value-type="float" office:value="28" table:formula="of:=MAX(IF([.C302]=&quot;?&quot;;0;[.C302]);[.J302])" table:style-name="ce2">
            <text:p>28</text:p>
          </table:table-cell>
          <table:table-cell office:value-type="string" table:style-name="ce2">
            <text:p>TREEPAIR_150_30_90_03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09" table:style-name="ce2">
            <text:p>109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office:value-type="float" office:value="3.5714285714285716" table:formula="of:=[.M302]/[.D302]" table:style-name="ce22">
            <text:p>3.6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9">
            <text:p>25</text:p>
          </table:table-cell>
          <table:table-cell office:value-type="float" office:value="73" table:style-name="ce2">
            <text:p>73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299" table:formula="of:=[.A302]+1" table:style-name="ce2">
            <text:p>299</text:p>
          </table:table-cell>
          <table:table-cell office:value-type="boolean" office:boolean-value="true" table:formula="of:=OR(NOT([.R303]=&quot;?&quot;); NOT([.V303]=&quot;?&quot;);NOT([.Z303]=&quot;-&quot;))" table:style-name="ce2">
            <text:p>TRUE</text:p>
          </table:table-cell>
          <table:table-cell office:value-type="float" office:value="27" table:formula="of:=IFERROR(IFERROR([.O303]+[.V303]; [.O303]+[.Z303]); &quot;?&quot;)" table:style-name="ce2">
            <text:p>27</text:p>
          </table:table-cell>
          <table:table-cell office:value-type="float" office:value="27" table:formula="of:=MAX(IF([.C303]=&quot;?&quot;;0;[.C303]);[.J303])" table:style-name="ce2">
            <text:p>27</text:p>
          </table:table-cell>
          <table:table-cell office:value-type="string" table:style-name="ce2">
            <text:p>TREEPAIR_150_30_90_04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7" table:style-name="ce17">
            <text:p>27</text:p>
          </table:table-cell>
          <table:table-cell office:value-type="float" office:value="111" table:style-name="ce2">
            <text:p>111</text:p>
          </table:table-cell>
          <table:table-cell office:value-type="float" office:value="104" table:style-name="ce2">
            <text:p>104</text:p>
          </table:table-cell>
          <table:table-cell office:value-type="float" office:value="99" table:style-name="ce2">
            <text:p>99</text:p>
          </table:table-cell>
          <table:table-cell office:value-type="float" office:value="3.6666666666666665" table:formula="of:=[.M303]/[.D303]" table:style-name="ce22">
            <text:p>3.7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0" table:formula="of:=[.A303]+1" table:style-name="ce2">
            <text:p>300</text:p>
          </table:table-cell>
          <table:table-cell office:value-type="boolean" office:boolean-value="true" table:formula="of:=OR(NOT([.R304]=&quot;?&quot;); NOT([.V304]=&quot;?&quot;);NOT([.Z304]=&quot;-&quot;))" table:style-name="ce2">
            <text:p>TRUE</text:p>
          </table:table-cell>
          <table:table-cell office:value-type="float" office:value="30" table:formula="of:=IFERROR(IFERROR([.O304]+[.V304]; [.O304]+[.Z304]); &quot;?&quot;)" table:style-name="ce2">
            <text:p>30</text:p>
          </table:table-cell>
          <table:table-cell office:value-type="float" office:value="30" table:formula="of:=MAX(IF([.C304]=&quot;?&quot;;0;[.C304]);[.J304])" table:style-name="ce2">
            <text:p>30</text:p>
          </table:table-cell>
          <table:table-cell office:value-type="string" table:style-name="ce2">
            <text:p>TREEPAIR_150_30_90_05</text:p>
          </table:table-cell>
          <table:table-cell office:value-type="float" office:value="150" table:style-name="ce2">
            <text:p>1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15" table:style-name="ce2">
            <text:p>115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3.5666666666666669" table:formula="of:=[.M304]/[.D304]" table:style-name="ce22">
            <text:p>3.6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2">
            <text:p>30</text:p>
          </table:table-cell>
          <table:table-cell office:value-type="float" office:value="416988" table:style-name="ce2">
            <text:p>416988</text:p>
          </table:table-cell>
          <table:table-cell table:number-columns-repeated="16357"/>
        </table:table-row>
        <table:table-row table:style-name="ro1">
          <table:table-cell office:value-type="float" office:value="301" table:formula="of:=[.A304]+1" table:style-name="ce2">
            <text:p>301</text:p>
          </table:table-cell>
          <table:table-cell office:value-type="boolean" office:boolean-value="true" table:formula="of:=OR(NOT([.R305]=&quot;?&quot;); NOT([.V305]=&quot;?&quot;);NOT([.Z305]=&quot;-&quot;))" table:style-name="ce2">
            <text:p>TRUE</text:p>
          </table:table-cell>
          <table:table-cell office:value-type="float" office:value="31" table:formula="of:=IFERROR(IFERROR([.O305]+[.V305]; [.O305]+[.Z305]); &quot;?&quot;)" table:style-name="ce2">
            <text:p>31</text:p>
          </table:table-cell>
          <table:table-cell office:value-type="float" office:value="31" table:formula="of:=MAX(IF([.C305]=&quot;?&quot;;0;[.C305]);[.J305])" table:style-name="ce2">
            <text:p>31</text:p>
          </table:table-cell>
          <table:table-cell office:value-type="string" table:style-name="ce2">
            <text:p>TREEPAIR_150_35_50_01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17">
            <text:p>31</text:p>
          </table:table-cell>
          <table:table-cell office:value-type="float" office:value="103" table:style-name="ce2">
            <text:p>103</text:p>
          </table:table-cell>
          <table:table-cell office:value-type="float" office:value="101" table:style-name="ce2">
            <text:p>101</text:p>
          </table:table-cell>
          <table:table-cell office:value-type="float" office:value="98" table:style-name="ce2">
            <text:p>98</text:p>
          </table:table-cell>
          <table:table-cell office:value-type="float" office:value="3.161290322580645" table:formula="of:=[.M305]/[.D305]" table:style-name="ce22">
            <text:p>3.2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2" table:formula="of:=[.A305]+1" table:style-name="ce2">
            <text:p>302</text:p>
          </table:table-cell>
          <table:table-cell office:value-type="boolean" office:boolean-value="true" table:formula="of:=OR(NOT([.R306]=&quot;?&quot;); NOT([.V306]=&quot;?&quot;);NOT([.Z306]=&quot;-&quot;))" table:style-name="ce2">
            <text:p>TRUE</text:p>
          </table:table-cell>
          <table:table-cell office:value-type="float" office:value="30" table:formula="of:=IFERROR(IFERROR([.O306]+[.V306]; [.O306]+[.Z306]); &quot;?&quot;)" table:style-name="ce2">
            <text:p>30</text:p>
          </table:table-cell>
          <table:table-cell office:value-type="float" office:value="30" table:formula="of:=MAX(IF([.C306]=&quot;?&quot;;0;[.C306]);[.J306])" table:style-name="ce2">
            <text:p>30</text:p>
          </table:table-cell>
          <table:table-cell office:value-type="string" table:style-name="ce2">
            <text:p>TREEPAIR_150_35_50_02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105" table:style-name="ce2">
            <text:p>105</text:p>
          </table:table-cell>
          <table:table-cell office:value-type="float" office:value="100" table:style-name="ce2">
            <text:p>100</text:p>
          </table:table-cell>
          <table:table-cell office:value-type="float" office:value="3.3333333333333335" table:formula="of:=[.M306]/[.D306]" table:style-name="ce22">
            <text:p>3.3</text:p>
          </table:table-cell>
          <table:table-cell office:value-type="float" office:value="1" table:style-name="ce10">
            <text:p>1</text:p>
          </table:table-cell>
          <table:table-cell office:value-type="float" office:value="28" table:style-name="ce9">
            <text:p>28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3" table:formula="of:=[.A306]+1" table:style-name="ce2">
            <text:p>303</text:p>
          </table:table-cell>
          <table:table-cell office:value-type="boolean" office:boolean-value="true" table:formula="of:=OR(NOT([.R307]=&quot;?&quot;); NOT([.V307]=&quot;?&quot;);NOT([.Z307]=&quot;-&quot;))" table:style-name="ce2">
            <text:p>TRUE</text:p>
          </table:table-cell>
          <table:table-cell office:value-type="float" office:value="35" table:formula="of:=IFERROR(IFERROR([.O307]+[.V307]; [.O307]+[.Z307]); &quot;?&quot;)" table:style-name="ce2">
            <text:p>35</text:p>
          </table:table-cell>
          <table:table-cell office:value-type="float" office:value="35" table:formula="of:=MAX(IF([.C307]=&quot;?&quot;;0;[.C307]);[.J307])" table:style-name="ce2">
            <text:p>35</text:p>
          </table:table-cell>
          <table:table-cell office:value-type="string" table:style-name="ce2">
            <text:p>TREEPAIR_150_35_50_03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4" table:style-name="ce17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99" table:style-name="ce2">
            <text:p>99</text:p>
          </table:table-cell>
          <table:table-cell office:value-type="float" office:value="2.8285714285714287" table:formula="of:=[.M307]/[.D307]" table:style-name="ce22">
            <text:p>2.8</text:p>
          </table:table-cell>
          <table:table-cell office:value-type="float" office:value="2" table:style-name="ce10">
            <text:p>2</text:p>
          </table:table-cell>
          <table:table-cell office:value-type="float" office:value="29" table:style-name="ce9">
            <text:p>29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9">
            <text:p>26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3" table:style-name="ce2">
            <text:p>33</text:p>
          </table:table-cell>
          <table:table-cell office:value-type="float" office:value="136006" table:style-name="ce2">
            <text:p>136006</text:p>
          </table:table-cell>
          <table:table-cell table:number-columns-repeated="16357"/>
        </table:table-row>
        <table:table-row table:style-name="ro1">
          <table:table-cell office:value-type="float" office:value="304" table:formula="of:=[.A307]+1" table:style-name="ce2">
            <text:p>304</text:p>
          </table:table-cell>
          <table:table-cell office:value-type="boolean" office:boolean-value="true" table:formula="of:=OR(NOT([.R308]=&quot;?&quot;); NOT([.V308]=&quot;?&quot;);NOT([.Z308]=&quot;-&quot;))" table:style-name="ce2">
            <text:p>TRUE</text:p>
          </table:table-cell>
          <table:table-cell office:value-type="float" office:value="35" table:formula="of:=IFERROR(IFERROR([.O308]+[.V308]; [.O308]+[.Z308]); &quot;?&quot;)" table:style-name="ce2">
            <text:p>35</text:p>
          </table:table-cell>
          <table:table-cell office:value-type="float" office:value="35" table:formula="of:=MAX(IF([.C308]=&quot;?&quot;;0;[.C308]);[.J308])" table:style-name="ce2">
            <text:p>35</text:p>
          </table:table-cell>
          <table:table-cell office:value-type="string" table:style-name="ce2">
            <text:p>TREEPAIR_150_35_50_04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5" table:style-name="ce17">
            <text:p>35</text:p>
          </table:table-cell>
          <table:table-cell office:value-type="float" office:value="118" table:style-name="ce2">
            <text:p>118</text:p>
          </table:table-cell>
          <table:table-cell office:value-type="float" office:value="116" table:style-name="ce2">
            <text:p>116</text:p>
          </table:table-cell>
          <table:table-cell office:value-type="float" office:value="98" table:style-name="ce2">
            <text:p>98</text:p>
          </table:table-cell>
          <table:table-cell office:value-type="float" office:value="2.8" table:formula="of:=[.M308]/[.D308]" table:style-name="ce22">
            <text:p>2.8</text:p>
          </table:table-cell>
          <table:table-cell office:value-type="float" office:value="5" table:style-name="ce10">
            <text:p>5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?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?</text:p>
          </table:table-cell>
          <table:table-cell office:value-type="float" office:value="30" table:style-name="ce2">
            <text:p>3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2">
            <text:p>30</text:p>
          </table:table-cell>
          <table:table-cell office:value-type="float" office:value="147531" table:style-name="ce2">
            <text:p>147531</text:p>
          </table:table-cell>
          <table:table-cell table:number-columns-repeated="16357"/>
        </table:table-row>
        <table:table-row table:style-name="ro1">
          <table:table-cell office:value-type="float" office:value="305" table:formula="of:=[.A308]+1" table:style-name="ce2">
            <text:p>305</text:p>
          </table:table-cell>
          <table:table-cell office:value-type="boolean" office:boolean-value="true" table:formula="of:=OR(NOT([.R309]=&quot;?&quot;); NOT([.V309]=&quot;?&quot;);NOT([.Z309]=&quot;-&quot;))" table:style-name="ce2">
            <text:p>TRUE</text:p>
          </table:table-cell>
          <table:table-cell office:value-type="float" office:value="30" table:formula="of:=IFERROR(IFERROR([.O309]+[.V309]; [.O309]+[.Z309]); &quot;?&quot;)" table:style-name="ce2">
            <text:p>30</text:p>
          </table:table-cell>
          <table:table-cell office:value-type="float" office:value="30" table:formula="of:=MAX(IF([.C309]=&quot;?&quot;;0;[.C309]);[.J309])" table:style-name="ce2">
            <text:p>30</text:p>
          </table:table-cell>
          <table:table-cell office:value-type="string" table:style-name="ce2">
            <text:p>TREEPAIR_150_35_50_05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102" table:style-name="ce2">
            <text:p>102</text:p>
          </table:table-cell>
          <table:table-cell office:value-type="float" office:value="92" table:style-name="ce2">
            <text:p>92</text:p>
          </table:table-cell>
          <table:table-cell office:value-type="float" office:value="3.0666666666666669" table:formula="of:=[.M309]/[.D309]" table:style-name="ce22">
            <text:p>3.1</text:p>
          </table:table-cell>
          <table:table-cell office:value-type="float" office:value="3" table:style-name="ce10">
            <text:p>3</text:p>
          </table:table-cell>
          <table:table-cell office:value-type="float" office:value="28" table:style-name="ce9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6" table:formula="of:=[.A309]+1" table:style-name="ce2">
            <text:p>306</text:p>
          </table:table-cell>
          <table:table-cell office:value-type="boolean" office:boolean-value="true" table:formula="of:=OR(NOT([.R310]=&quot;?&quot;); NOT([.V310]=&quot;?&quot;);NOT([.Z310]=&quot;-&quot;))" table:style-name="ce2">
            <text:p>TRUE</text:p>
          </table:table-cell>
          <table:table-cell office:value-type="float" office:value="32" table:formula="of:=IFERROR(IFERROR([.O310]+[.V310]; [.O310]+[.Z310]); &quot;?&quot;)" table:style-name="ce2">
            <text:p>32</text:p>
          </table:table-cell>
          <table:table-cell office:value-type="float" office:value="32" table:formula="of:=MAX(IF([.C310]=&quot;?&quot;;0;[.C310]);[.J310])" table:style-name="ce2">
            <text:p>32</text:p>
          </table:table-cell>
          <table:table-cell office:value-type="string" table:style-name="ce2">
            <text:p>TREEPAIR_150_35_70_01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17">
            <text:p>32</text:p>
          </table:table-cell>
          <table:table-cell office:value-type="float" office:value="107" table:style-name="ce2">
            <text:p>107</text:p>
          </table:table-cell>
          <table:table-cell office:value-type="float" office:value="103" table:style-name="ce2">
            <text:p>103</text:p>
          </table:table-cell>
          <table:table-cell office:value-type="float" office:value="102" table:style-name="ce2">
            <text:p>102</text:p>
          </table:table-cell>
          <table:table-cell office:value-type="float" office:value="3.1875" table:formula="of:=[.M310]/[.D310]" table:style-name="ce22">
            <text:p>3.2</text:p>
          </table:table-cell>
          <table:table-cell office:value-type="float" office:value="0" table:style-name="ce10">
            <text:p>0</text:p>
          </table:table-cell>
          <table:table-cell office:value-type="float" office:value="30" table:style-name="ce9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9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7" table:formula="of:=[.A310]+1" table:style-name="ce2">
            <text:p>307</text:p>
          </table:table-cell>
          <table:table-cell office:value-type="boolean" office:boolean-value="true" table:formula="of:=OR(NOT([.R311]=&quot;?&quot;); NOT([.V311]=&quot;?&quot;);NOT([.Z311]=&quot;-&quot;))" table:style-name="ce2">
            <text:p>TRUE</text:p>
          </table:table-cell>
          <table:table-cell office:value-type="float" office:value="31" table:formula="of:=IFERROR(IFERROR([.O311]+[.V311]; [.O311]+[.Z311]); &quot;?&quot;)" table:style-name="ce2">
            <text:p>31</text:p>
          </table:table-cell>
          <table:table-cell office:value-type="float" office:value="31" table:formula="of:=MAX(IF([.C311]=&quot;?&quot;;0;[.C311]);[.J311])" table:style-name="ce2">
            <text:p>31</text:p>
          </table:table-cell>
          <table:table-cell office:value-type="string" table:style-name="ce2">
            <text:p>TREEPAIR_150_35_70_02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17">
            <text:p>31</text:p>
          </table:table-cell>
          <table:table-cell office:value-type="float" office:value="98" table:style-name="ce2">
            <text:p>98</text:p>
          </table:table-cell>
          <table:table-cell office:value-type="float" office:value="97" table:style-name="ce2">
            <text:p>97</text:p>
          </table:table-cell>
          <table:table-cell office:value-type="float" office:value="90" table:style-name="ce2">
            <text:p>90</text:p>
          </table:table-cell>
          <table:table-cell office:value-type="float" office:value="2.903225806451613" table:formula="of:=[.M311]/[.D311]" table:style-name="ce22">
            <text:p>2.9</text:p>
          </table:table-cell>
          <table:table-cell office:value-type="float" office:value="2" table:style-name="ce10">
            <text:p>2</text:p>
          </table:table-cell>
          <table:table-cell office:value-type="float" office:value="25" table:style-name="ce9">
            <text:p>25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9">
            <text:p>24</text:p>
          </table:table-cell>
          <table:table-cell office:value-type="float" office:value="67" table:style-name="ce2">
            <text:p>6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08" table:formula="of:=[.A311]+1" table:style-name="ce2">
            <text:p>308</text:p>
          </table:table-cell>
          <table:table-cell office:value-type="boolean" office:boolean-value="true" table:formula="of:=OR(NOT([.R312]=&quot;?&quot;); NOT([.V312]=&quot;?&quot;);NOT([.Z312]=&quot;-&quot;))" table:style-name="ce2">
            <text:p>TRUE</text:p>
          </table:table-cell>
          <table:table-cell office:value-type="float" office:value="28" table:formula="of:=IFERROR(IFERROR([.O312]+[.V312]; [.O312]+[.Z312]); &quot;?&quot;)" table:style-name="ce2">
            <text:p>28</text:p>
          </table:table-cell>
          <table:table-cell office:value-type="float" office:value="28" table:formula="of:=MAX(IF([.C312]=&quot;?&quot;;0;[.C312]);[.J312])" table:style-name="ce2">
            <text:p>28</text:p>
          </table:table-cell>
          <table:table-cell office:value-type="string" table:style-name="ce2">
            <text:p>TREEPAIR_150_35_70_03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90" table:style-name="ce2">
            <text:p>90</text:p>
          </table:table-cell>
          <table:table-cell office:value-type="float" office:value="84" table:style-name="ce2">
            <text:p>84</text:p>
          </table:table-cell>
          <table:table-cell office:value-type="float" office:value="3" table:formula="of:=[.M312]/[.D312]" table:style-name="ce22">
            <text:p>3.0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?</text:p>
          </table:table-cell>
          <table:table-cell office:value-type="float" office:value="26" table:style-name="ce2">
            <text:p>26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7" table:style-name="ce2">
            <text:p>27</text:p>
          </table:table-cell>
          <table:table-cell office:value-type="float" office:value="53707" table:style-name="ce2">
            <text:p>53707</text:p>
          </table:table-cell>
          <table:table-cell table:number-columns-repeated="16357"/>
        </table:table-row>
        <table:table-row table:style-name="ro1">
          <table:table-cell office:value-type="float" office:value="309" table:formula="of:=[.A312]+1" table:style-name="ce2">
            <text:p>309</text:p>
          </table:table-cell>
          <table:table-cell office:value-type="boolean" office:boolean-value="false" table:formula="of:=OR(NOT([.R313]=&quot;?&quot;); NOT([.V313]=&quot;?&quot;);NOT([.Z313]=&quot;-&quot;))" table:style-name="ce2">
            <text:p>FALSE</text:p>
          </table:table-cell>
          <table:table-cell office:value-type="string" office:string-value="?" table:formula="of:=IFERROR(IFERROR([.O313]+[.V313]; [.O313]+[.Z313]); &quot;?&quot;)" table:style-name="ce2">
            <text:p>?</text:p>
          </table:table-cell>
          <table:table-cell office:value-type="float" office:value="34" table:formula="of:=MAX(IF([.C313]=&quot;?&quot;;0;[.C313]);[.J313])" table:style-name="ce2">
            <text:p>34</text:p>
          </table:table-cell>
          <table:table-cell office:value-type="string" table:style-name="ce2">
            <text:p>TREEPAIR_150_35_70_04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4" table:style-name="ce17">
            <text:p>34</text:p>
          </table:table-cell>
          <table:table-cell office:value-type="float" office:value="95" table:style-name="ce2">
            <text:p>95</text:p>
          </table:table-cell>
          <table:table-cell office:value-type="float" office:value="94" table:style-name="ce2">
            <text:p>94</text:p>
          </table:table-cell>
          <table:table-cell office:value-type="float" office:value="94" table:style-name="ce2">
            <text:p>94</text:p>
          </table:table-cell>
          <table:table-cell office:value-type="float" office:value="2.7647058823529411" table:formula="of:=[.M313]/[.D313]" table:style-name="ce22">
            <text:p>2.8</text:p>
          </table:table-cell>
          <table:table-cell office:value-type="float" office:value="0" table:style-name="ce10">
            <text:p>0</text:p>
          </table:table-cell>
          <table:table-cell office:value-type="float" office:value="28" table:style-name="ce9">
            <text:p>28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9">
            <text:p>28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4" table:style-name="ce2">
            <text:p>34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0" table:formula="of:=[.A313]+1" table:style-name="ce2">
            <text:p>310</text:p>
          </table:table-cell>
          <table:table-cell office:value-type="boolean" office:boolean-value="true" table:formula="of:=OR(NOT([.R314]=&quot;?&quot;); NOT([.V314]=&quot;?&quot;);NOT([.Z314]=&quot;-&quot;))" table:style-name="ce2">
            <text:p>TRUE</text:p>
          </table:table-cell>
          <table:table-cell office:value-type="float" office:value="31" table:formula="of:=IFERROR(IFERROR([.O314]+[.V314]; [.O314]+[.Z314]); &quot;?&quot;)" table:style-name="ce2">
            <text:p>31</text:p>
          </table:table-cell>
          <table:table-cell office:value-type="float" office:value="31" table:formula="of:=MAX(IF([.C314]=&quot;?&quot;;0;[.C314]);[.J314])" table:style-name="ce2">
            <text:p>31</text:p>
          </table:table-cell>
          <table:table-cell office:value-type="string" table:style-name="ce2">
            <text:p>TREEPAIR_150_35_70_05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1" table:style-name="ce17">
            <text:p>31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office:value-type="float" office:value="96" table:style-name="ce2">
            <text:p>96</text:p>
          </table:table-cell>
          <table:table-cell office:value-type="float" office:value="3.096774193548387" table:formula="of:=[.M314]/[.D314]" table:style-name="ce22">
            <text:p>3.1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1" table:formula="of:=[.A314]+1" table:style-name="ce2">
            <text:p>311</text:p>
          </table:table-cell>
          <table:table-cell office:value-type="boolean" office:boolean-value="true" table:formula="of:=OR(NOT([.R315]=&quot;?&quot;); NOT([.V315]=&quot;?&quot;);NOT([.Z315]=&quot;-&quot;))" table:style-name="ce2">
            <text:p>TRUE</text:p>
          </table:table-cell>
          <table:table-cell office:value-type="float" office:value="32" table:formula="of:=IFERROR(IFERROR([.O315]+[.V315]; [.O315]+[.Z315]); &quot;?&quot;)" table:style-name="ce2">
            <text:p>32</text:p>
          </table:table-cell>
          <table:table-cell office:value-type="float" office:value="32" table:formula="of:=MAX(IF([.C315]=&quot;?&quot;;0;[.C315]);[.J315])" table:style-name="ce2">
            <text:p>32</text:p>
          </table:table-cell>
          <table:table-cell office:value-type="string" table:style-name="ce2">
            <text:p>TREEPAIR_150_35_90_01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17">
            <text:p>32</text:p>
          </table:table-cell>
          <table:table-cell office:value-type="float" office:value="114" table:style-name="ce2">
            <text:p>114</text:p>
          </table:table-cell>
          <table:table-cell office:value-type="float" office:value="109" table:style-name="ce2">
            <text:p>109</text:p>
          </table:table-cell>
          <table:table-cell office:value-type="float" office:value="101" table:style-name="ce2">
            <text:p>101</text:p>
          </table:table-cell>
          <table:table-cell office:value-type="float" office:value="3.15625" table:formula="of:=[.M315]/[.D315]" table:style-name="ce22">
            <text:p>3.2</text:p>
          </table:table-cell>
          <table:table-cell office:value-type="float" office:value="2" table:style-name="ce10">
            <text:p>2</text:p>
          </table:table-cell>
          <table:table-cell office:value-type="float" office:value="27" table:style-name="ce9">
            <text:p>27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9">
            <text:p>24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0" table:style-name="ce2">
            <text:p>30</text:p>
          </table:table-cell>
          <table:table-cell office:value-type="float" office:value="317186" table:style-name="ce2">
            <text:p>317186</text:p>
          </table:table-cell>
          <table:table-cell table:number-columns-repeated="16357"/>
        </table:table-row>
        <table:table-row table:style-name="ro1">
          <table:table-cell office:value-type="float" office:value="312" table:formula="of:=[.A315]+1" table:style-name="ce2">
            <text:p>312</text:p>
          </table:table-cell>
          <table:table-cell office:value-type="boolean" office:boolean-value="true" table:formula="of:=OR(NOT([.R316]=&quot;?&quot;); NOT([.V316]=&quot;?&quot;);NOT([.Z316]=&quot;-&quot;))" table:style-name="ce2">
            <text:p>TRUE</text:p>
          </table:table-cell>
          <table:table-cell office:value-type="float" office:value="33" table:formula="of:=IFERROR(IFERROR([.O316]+[.V316]; [.O316]+[.Z316]); &quot;?&quot;)" table:style-name="ce2">
            <text:p>33</text:p>
          </table:table-cell>
          <table:table-cell office:value-type="float" office:value="33" table:formula="of:=MAX(IF([.C316]=&quot;?&quot;;0;[.C316]);[.J316])" table:style-name="ce2">
            <text:p>33</text:p>
          </table:table-cell>
          <table:table-cell office:value-type="string" table:style-name="ce2">
            <text:p>TREEPAIR_150_35_90_02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3" table:style-name="ce17">
            <text:p>33</text:p>
          </table:table-cell>
          <table:table-cell office:value-type="float" office:value="119" table:style-name="ce2">
            <text:p>119</text:p>
          </table:table-cell>
          <table:table-cell office:value-type="float" office:value="109" table:style-name="ce2">
            <text:p>109</text:p>
          </table:table-cell>
          <table:table-cell office:value-type="float" office:value="109" table:style-name="ce2">
            <text:p>109</text:p>
          </table:table-cell>
          <table:table-cell office:value-type="float" office:value="3.3030303030303032" table:formula="of:=[.M316]/[.D316]" table:style-name="ce22">
            <text:p>3.3</text:p>
          </table:table-cell>
          <table:table-cell office:value-type="float" office:value="0" table:style-name="ce10">
            <text:p>0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3" table:style-name="ce2">
            <text:p>33</text:p>
          </table:table-cell>
          <table:table-cell office:value-type="float" office:value="418034" table:style-name="ce2">
            <text:p>418034</text:p>
          </table:table-cell>
          <table:table-cell table:number-columns-repeated="16357"/>
        </table:table-row>
        <table:table-row table:style-name="ro1">
          <table:table-cell office:value-type="float" office:value="313" table:formula="of:=[.A316]+1" table:style-name="ce2">
            <text:p>313</text:p>
          </table:table-cell>
          <table:table-cell office:value-type="boolean" office:boolean-value="true" table:formula="of:=OR(NOT([.R317]=&quot;?&quot;); NOT([.V317]=&quot;?&quot;);NOT([.Z317]=&quot;-&quot;))" table:style-name="ce2">
            <text:p>TRUE</text:p>
          </table:table-cell>
          <table:table-cell office:value-type="float" office:value="33" table:formula="of:=IFERROR(IFERROR([.O317]+[.V317]; [.O317]+[.Z317]); &quot;?&quot;)" table:style-name="ce2">
            <text:p>33</text:p>
          </table:table-cell>
          <table:table-cell office:value-type="float" office:value="33" table:formula="of:=MAX(IF([.C317]=&quot;?&quot;;0;[.C317]);[.J317])" table:style-name="ce2">
            <text:p>33</text:p>
          </table:table-cell>
          <table:table-cell office:value-type="string" table:style-name="ce2">
            <text:p>TREEPAIR_150_35_90_03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7">
            <text:p>33</text:p>
          </table:table-cell>
          <table:table-cell office:value-type="float" office:value="113" table:style-name="ce2">
            <text:p>113</text:p>
          </table:table-cell>
          <table:table-cell office:value-type="float" office:value="109" table:style-name="ce2">
            <text:p>109</text:p>
          </table:table-cell>
          <table:table-cell office:value-type="float" office:value="98" table:style-name="ce2">
            <text:p>98</text:p>
          </table:table-cell>
          <table:table-cell office:value-type="float" office:value="2.9696969696969697" table:formula="of:=[.M317]/[.D317]" table:style-name="ce22">
            <text:p>3.0</text:p>
          </table:table-cell>
          <table:table-cell office:value-type="float" office:value="2" table:style-name="ce10">
            <text:p>2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" table:style-name="ce2">
            <text:p>31</text:p>
          </table:table-cell>
          <table:table-cell office:value-type="float" office:value="219151" table:style-name="ce2">
            <text:p>219151</text:p>
          </table:table-cell>
          <table:table-cell table:number-columns-repeated="16357"/>
        </table:table-row>
        <table:table-row table:style-name="ro1">
          <table:table-cell office:value-type="float" office:value="314" table:formula="of:=[.A317]+1" table:style-name="ce2">
            <text:p>314</text:p>
          </table:table-cell>
          <table:table-cell office:value-type="boolean" office:boolean-value="true" table:formula="of:=OR(NOT([.R318]=&quot;?&quot;); NOT([.V318]=&quot;?&quot;);NOT([.Z318]=&quot;-&quot;))" table:style-name="ce2">
            <text:p>TRUE</text:p>
          </table:table-cell>
          <table:table-cell office:value-type="float" office:value="32" table:formula="of:=IFERROR(IFERROR([.O318]+[.V318]; [.O318]+[.Z318]); &quot;?&quot;)" table:style-name="ce2">
            <text:p>32</text:p>
          </table:table-cell>
          <table:table-cell office:value-type="float" office:value="32" table:formula="of:=MAX(IF([.C318]=&quot;?&quot;;0;[.C318]);[.J318])" table:style-name="ce2">
            <text:p>32</text:p>
          </table:table-cell>
          <table:table-cell office:value-type="string" table:style-name="ce2">
            <text:p>TREEPAIR_150_35_90_04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32" table:style-name="ce17">
            <text:p>32</text:p>
          </table:table-cell>
          <table:table-cell office:value-type="float" office:value="117" table:style-name="ce2">
            <text:p>117</text:p>
          </table:table-cell>
          <table:table-cell office:value-type="float" office:value="114" table:style-name="ce2">
            <text:p>114</text:p>
          </table:table-cell>
          <table:table-cell office:value-type="float" office:value="107" table:style-name="ce2">
            <text:p>107</text:p>
          </table:table-cell>
          <table:table-cell office:value-type="float" office:value="3.34375" table:formula="of:=[.M318]/[.D318]" table:style-name="ce22">
            <text:p>3.3</text:p>
          </table:table-cell>
          <table:table-cell office:value-type="float" office:value="2" table:style-name="ce10">
            <text:p>2</text:p>
          </table:table-cell>
          <table:table-cell office:value-type="float" office:value="28" table:style-name="ce9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5" table:formula="of:=[.A318]+1" table:style-name="ce2">
            <text:p>315</text:p>
          </table:table-cell>
          <table:table-cell office:value-type="boolean" office:boolean-value="true" table:formula="of:=OR(NOT([.R319]=&quot;?&quot;); NOT([.V319]=&quot;?&quot;);NOT([.Z319]=&quot;-&quot;))" table:style-name="ce2">
            <text:p>TRUE</text:p>
          </table:table-cell>
          <table:table-cell office:value-type="float" office:value="32" table:formula="of:=IFERROR(IFERROR([.O319]+[.V319]; [.O319]+[.Z319]); &quot;?&quot;)" table:style-name="ce2">
            <text:p>32</text:p>
          </table:table-cell>
          <table:table-cell office:value-type="float" office:value="32" table:formula="of:=MAX(IF([.C319]=&quot;?&quot;;0;[.C319]);[.J319])" table:style-name="ce2">
            <text:p>32</text:p>
          </table:table-cell>
          <table:table-cell office:value-type="string" table:style-name="ce2">
            <text:p>TREEPAIR_150_35_90_05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2" table:style-name="ce17">
            <text:p>32</text:p>
          </table:table-cell>
          <table:table-cell office:value-type="float" office:value="112" table:style-name="ce2">
            <text:p>112</text:p>
          </table:table-cell>
          <table:table-cell office:value-type="float" office:value="105" table:style-name="ce2">
            <text:p>105</text:p>
          </table:table-cell>
          <table:table-cell office:value-type="float" office:value="97" table:style-name="ce2">
            <text:p>97</text:p>
          </table:table-cell>
          <table:table-cell office:value-type="float" office:value="3.03125" table:formula="of:=[.M319]/[.D319]" table:style-name="ce22">
            <text:p>3.0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72" table:style-name="ce2">
            <text:p>7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6" table:formula="of:=[.A319]+1" table:style-name="ce2">
            <text:p>316</text:p>
          </table:table-cell>
          <table:table-cell office:value-type="boolean" office:boolean-value="true" table:formula="of:=OR(NOT([.R320]=&quot;?&quot;); NOT([.V320]=&quot;?&quot;);NOT([.Z320]=&quot;-&quot;))" table:style-name="ce2">
            <text:p>TRUE</text:p>
          </table:table-cell>
          <table:table-cell office:value-type="float" office:value="5" table:formula="of:=IFERROR(IFERROR([.O320]+[.V320]; [.O320]+[.Z320]); &quot;?&quot;)" table:style-name="ce2">
            <text:p>5</text:p>
          </table:table-cell>
          <table:table-cell office:value-type="float" office:value="5" table:formula="of:=MAX(IF([.C320]=&quot;?&quot;;0;[.C320]);[.J320])" table:style-name="ce2">
            <text:p>5</text:p>
          </table:table-cell>
          <table:table-cell office:value-type="string" table:style-name="ce2">
            <text:p>TREEPAIR_200_5_50_01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1" table:style-name="ce2">
            <text:p>41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5" table:formula="of:=[.M320]/[.D320]" table:style-name="ce22">
            <text:p>5.0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7" table:formula="of:=[.A320]+1" table:style-name="ce2">
            <text:p>317</text:p>
          </table:table-cell>
          <table:table-cell office:value-type="boolean" office:boolean-value="true" table:formula="of:=OR(NOT([.R321]=&quot;?&quot;); NOT([.V321]=&quot;?&quot;);NOT([.Z321]=&quot;-&quot;))" table:style-name="ce2">
            <text:p>TRUE</text:p>
          </table:table-cell>
          <table:table-cell office:value-type="float" office:value="5" table:formula="of:=IFERROR(IFERROR([.O321]+[.V321]; [.O321]+[.Z321]); &quot;?&quot;)" table:style-name="ce2">
            <text:p>5</text:p>
          </table:table-cell>
          <table:table-cell office:value-type="float" office:value="5" table:formula="of:=MAX(IF([.C321]=&quot;?&quot;;0;[.C321]);[.J321])" table:style-name="ce2">
            <text:p>5</text:p>
          </table:table-cell>
          <table:table-cell office:value-type="string" table:style-name="ce2">
            <text:p>TREEPAIR_200_5_50_02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46" table:style-name="ce2">
            <text:p>46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321]/[.D321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8" table:formula="of:=[.A321]+1" table:style-name="ce2">
            <text:p>318</text:p>
          </table:table-cell>
          <table:table-cell office:value-type="boolean" office:boolean-value="true" table:formula="of:=OR(NOT([.R322]=&quot;?&quot;); NOT([.V322]=&quot;?&quot;);NOT([.Z322]=&quot;-&quot;))" table:style-name="ce2">
            <text:p>TRUE</text:p>
          </table:table-cell>
          <table:table-cell office:value-type="float" office:value="5" table:formula="of:=IFERROR(IFERROR([.O322]+[.V322]; [.O322]+[.Z322]); &quot;?&quot;)" table:style-name="ce2">
            <text:p>5</text:p>
          </table:table-cell>
          <table:table-cell office:value-type="float" office:value="5" table:formula="of:=MAX(IF([.C322]=&quot;?&quot;;0;[.C322]);[.J322])" table:style-name="ce2">
            <text:p>5</text:p>
          </table:table-cell>
          <table:table-cell office:value-type="string" table:style-name="ce2">
            <text:p>TREEPAIR_200_5_50_03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4" table:style-name="ce2">
            <text:p>44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6.4" table:formula="of:=[.M322]/[.D322]" table:style-name="ce22">
            <text:p>6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19" table:formula="of:=[.A322]+1" table:style-name="ce2">
            <text:p>319</text:p>
          </table:table-cell>
          <table:table-cell office:value-type="boolean" office:boolean-value="true" table:formula="of:=OR(NOT([.R323]=&quot;?&quot;); NOT([.V323]=&quot;?&quot;);NOT([.Z323]=&quot;-&quot;))" table:style-name="ce2">
            <text:p>TRUE</text:p>
          </table:table-cell>
          <table:table-cell office:value-type="float" office:value="5" table:formula="of:=IFERROR(IFERROR([.O323]+[.V323]; [.O323]+[.Z323]); &quot;?&quot;)" table:style-name="ce2">
            <text:p>5</text:p>
          </table:table-cell>
          <table:table-cell office:value-type="float" office:value="5" table:formula="of:=MAX(IF([.C323]=&quot;?&quot;;0;[.C323]);[.J323])" table:style-name="ce2">
            <text:p>5</text:p>
          </table:table-cell>
          <table:table-cell office:value-type="string" table:style-name="ce2">
            <text:p>TREEPAIR_200_5_50_04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1" table:style-name="ce2">
            <text:p>41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5.2" table:formula="of:=[.M323]/[.D323]" table:style-name="ce22">
            <text:p>5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0" table:formula="of:=[.A323]+1" table:style-name="ce2">
            <text:p>320</text:p>
          </table:table-cell>
          <table:table-cell office:value-type="boolean" office:boolean-value="true" table:formula="of:=OR(NOT([.R324]=&quot;?&quot;); NOT([.V324]=&quot;?&quot;);NOT([.Z324]=&quot;-&quot;))" table:style-name="ce2">
            <text:p>TRUE</text:p>
          </table:table-cell>
          <table:table-cell office:value-type="float" office:value="5" table:formula="of:=IFERROR(IFERROR([.O324]+[.V324]; [.O324]+[.Z324]); &quot;?&quot;)" table:style-name="ce2">
            <text:p>5</text:p>
          </table:table-cell>
          <table:table-cell office:value-type="float" office:value="5" table:formula="of:=MAX(IF([.C324]=&quot;?&quot;;0;[.C324]);[.J324])" table:style-name="ce2">
            <text:p>5</text:p>
          </table:table-cell>
          <table:table-cell office:value-type="string" table:style-name="ce2">
            <text:p>TREEPAIR_200_5_50_05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45" table:style-name="ce2">
            <text:p>45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5.2" table:formula="of:=[.M324]/[.D324]" table:style-name="ce22">
            <text:p>5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1" table:formula="of:=[.A324]+1" table:style-name="ce2">
            <text:p>321</text:p>
          </table:table-cell>
          <table:table-cell office:value-type="boolean" office:boolean-value="true" table:formula="of:=OR(NOT([.R325]=&quot;?&quot;); NOT([.V325]=&quot;?&quot;);NOT([.Z325]=&quot;-&quot;))" table:style-name="ce2">
            <text:p>TRUE</text:p>
          </table:table-cell>
          <table:table-cell office:value-type="float" office:value="5" table:formula="of:=IFERROR(IFERROR([.O325]+[.V325]; [.O325]+[.Z325]); &quot;?&quot;)" table:style-name="ce2">
            <text:p>5</text:p>
          </table:table-cell>
          <table:table-cell office:value-type="float" office:value="5" table:formula="of:=MAX(IF([.C325]=&quot;?&quot;;0;[.C325]);[.J325])" table:style-name="ce2">
            <text:p>5</text:p>
          </table:table-cell>
          <table:table-cell office:value-type="string" table:style-name="ce2">
            <text:p>TREEPAIR_200_5_70_01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30" table:style-name="ce2">
            <text:p>30</text:p>
          </table:table-cell>
          <table:table-cell office:value-type="float" office:value="6" table:formula="of:=[.M325]/[.D325]" table:style-name="ce22">
            <text:p>6.0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2" table:formula="of:=[.A325]+1" table:style-name="ce2">
            <text:p>322</text:p>
          </table:table-cell>
          <table:table-cell office:value-type="boolean" office:boolean-value="true" table:formula="of:=OR(NOT([.R326]=&quot;?&quot;); NOT([.V326]=&quot;?&quot;);NOT([.Z326]=&quot;-&quot;))" table:style-name="ce2">
            <text:p>TRUE</text:p>
          </table:table-cell>
          <table:table-cell office:value-type="float" office:value="5" table:formula="of:=IFERROR(IFERROR([.O326]+[.V326]; [.O326]+[.Z326]); &quot;?&quot;)" table:style-name="ce2">
            <text:p>5</text:p>
          </table:table-cell>
          <table:table-cell office:value-type="float" office:value="5" table:formula="of:=MAX(IF([.C326]=&quot;?&quot;;0;[.C326]);[.J326])" table:style-name="ce2">
            <text:p>5</text:p>
          </table:table-cell>
          <table:table-cell office:value-type="string" table:style-name="ce2">
            <text:p>TREEPAIR_200_5_70_02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53" table:style-name="ce2">
            <text:p>53</text:p>
          </table:table-cell>
          <table:table-cell office:value-type="float" office:value="36" table:style-name="ce2">
            <text:p>36</text:p>
          </table:table-cell>
          <table:table-cell office:value-type="float" office:value="24" table:style-name="ce2">
            <text:p>24</text:p>
          </table:table-cell>
          <table:table-cell office:value-type="float" office:value="4.8" table:formula="of:=[.M326]/[.D326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3" table:formula="of:=[.A326]+1" table:style-name="ce2">
            <text:p>323</text:p>
          </table:table-cell>
          <table:table-cell office:value-type="boolean" office:boolean-value="true" table:formula="of:=OR(NOT([.R327]=&quot;?&quot;); NOT([.V327]=&quot;?&quot;);NOT([.Z327]=&quot;-&quot;))" table:style-name="ce2">
            <text:p>TRUE</text:p>
          </table:table-cell>
          <table:table-cell office:value-type="float" office:value="5" table:formula="of:=IFERROR(IFERROR([.O327]+[.V327]; [.O327]+[.Z327]); &quot;?&quot;)" table:style-name="ce2">
            <text:p>5</text:p>
          </table:table-cell>
          <table:table-cell office:value-type="float" office:value="5" table:formula="of:=MAX(IF([.C327]=&quot;?&quot;;0;[.C327]);[.J327])" table:style-name="ce2">
            <text:p>5</text:p>
          </table:table-cell>
          <table:table-cell office:value-type="string" table:style-name="ce2">
            <text:p>TREEPAIR_200_5_70_03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4" table:style-name="ce2">
            <text:p>44</text:p>
          </table:table-cell>
          <table:table-cell office:value-type="float" office:value="35" table:style-name="ce2">
            <text:p>35</text:p>
          </table:table-cell>
          <table:table-cell office:value-type="float" office:value="28" table:style-name="ce2">
            <text:p>28</text:p>
          </table:table-cell>
          <table:table-cell office:value-type="float" office:value="5.6" table:formula="of:=[.M327]/[.D327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4" table:formula="of:=[.A327]+1" table:style-name="ce2">
            <text:p>324</text:p>
          </table:table-cell>
          <table:table-cell office:value-type="boolean" office:boolean-value="true" table:formula="of:=OR(NOT([.R328]=&quot;?&quot;); NOT([.V328]=&quot;?&quot;);NOT([.Z328]=&quot;-&quot;))" table:style-name="ce2">
            <text:p>TRUE</text:p>
          </table:table-cell>
          <table:table-cell office:value-type="float" office:value="5" table:formula="of:=IFERROR(IFERROR([.O328]+[.V328]; [.O328]+[.Z328]); &quot;?&quot;)" table:style-name="ce2">
            <text:p>5</text:p>
          </table:table-cell>
          <table:table-cell office:value-type="float" office:value="5" table:formula="of:=MAX(IF([.C328]=&quot;?&quot;;0;[.C328]);[.J328])" table:style-name="ce2">
            <text:p>5</text:p>
          </table:table-cell>
          <table:table-cell office:value-type="string" table:style-name="ce2">
            <text:p>TREEPAIR_200_5_70_04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6" table:style-name="ce2">
            <text:p>46</text:p>
          </table:table-cell>
          <table:table-cell office:value-type="float" office:value="36" table:style-name="ce2">
            <text:p>36</text:p>
          </table:table-cell>
          <table:table-cell office:value-type="float" office:value="20" table:style-name="ce2">
            <text:p>20</text:p>
          </table:table-cell>
          <table:table-cell office:value-type="float" office:value="4" table:formula="of:=[.M328]/[.D328]" table:style-name="ce22">
            <text:p>4.0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5" table:formula="of:=[.A328]+1" table:style-name="ce2">
            <text:p>325</text:p>
          </table:table-cell>
          <table:table-cell office:value-type="boolean" office:boolean-value="true" table:formula="of:=OR(NOT([.R329]=&quot;?&quot;); NOT([.V329]=&quot;?&quot;);NOT([.Z329]=&quot;-&quot;))" table:style-name="ce2">
            <text:p>TRUE</text:p>
          </table:table-cell>
          <table:table-cell office:value-type="float" office:value="5" table:formula="of:=IFERROR(IFERROR([.O329]+[.V329]; [.O329]+[.Z329]); &quot;?&quot;)" table:style-name="ce2">
            <text:p>5</text:p>
          </table:table-cell>
          <table:table-cell office:value-type="float" office:value="5" table:formula="of:=MAX(IF([.C329]=&quot;?&quot;;0;[.C329]);[.J329])" table:style-name="ce2">
            <text:p>5</text:p>
          </table:table-cell>
          <table:table-cell office:value-type="string" table:style-name="ce2">
            <text:p>TREEPAIR_200_5_70_05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38" table:style-name="ce2">
            <text:p>38</text:p>
          </table:table-cell>
          <table:table-cell office:value-type="float" office:value="33" table:style-name="ce2">
            <text:p>33</text:p>
          </table:table-cell>
          <table:table-cell office:value-type="float" office:value="18" table:style-name="ce2">
            <text:p>18</text:p>
          </table:table-cell>
          <table:table-cell office:value-type="float" office:value="3.6" table:formula="of:=[.M329]/[.D329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6" table:formula="of:=[.A329]+1" table:style-name="ce2">
            <text:p>326</text:p>
          </table:table-cell>
          <table:table-cell office:value-type="boolean" office:boolean-value="true" table:formula="of:=OR(NOT([.R330]=&quot;?&quot;); NOT([.V330]=&quot;?&quot;);NOT([.Z330]=&quot;-&quot;))" table:style-name="ce2">
            <text:p>TRUE</text:p>
          </table:table-cell>
          <table:table-cell office:value-type="float" office:value="5" table:formula="of:=IFERROR(IFERROR([.O330]+[.V330]; [.O330]+[.Z330]); &quot;?&quot;)" table:style-name="ce2">
            <text:p>5</text:p>
          </table:table-cell>
          <table:table-cell office:value-type="float" office:value="5" table:formula="of:=MAX(IF([.C330]=&quot;?&quot;;0;[.C330]);[.J330])" table:style-name="ce2">
            <text:p>5</text:p>
          </table:table-cell>
          <table:table-cell office:value-type="string" table:style-name="ce2">
            <text:p>TREEPAIR_200_5_90_01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63" table:style-name="ce2">
            <text:p>63</text:p>
          </table:table-cell>
          <table:table-cell office:value-type="float" office:value="41" table:style-name="ce2">
            <text:p>41</text:p>
          </table:table-cell>
          <table:table-cell office:value-type="float" office:value="37" table:style-name="ce2">
            <text:p>37</text:p>
          </table:table-cell>
          <table:table-cell office:value-type="float" office:value="7.4" table:formula="of:=[.M330]/[.D330]" table:style-name="ce22">
            <text:p>7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7" table:formula="of:=[.A330]+1" table:style-name="ce2">
            <text:p>327</text:p>
          </table:table-cell>
          <table:table-cell office:value-type="boolean" office:boolean-value="true" table:formula="of:=OR(NOT([.R331]=&quot;?&quot;); NOT([.V331]=&quot;?&quot;);NOT([.Z331]=&quot;-&quot;))" table:style-name="ce2">
            <text:p>TRUE</text:p>
          </table:table-cell>
          <table:table-cell office:value-type="float" office:value="4" table:formula="of:=IFERROR(IFERROR([.O331]+[.V331]; [.O331]+[.Z331]); &quot;?&quot;)" table:style-name="ce2">
            <text:p>4</text:p>
          </table:table-cell>
          <table:table-cell office:value-type="float" office:value="4" table:formula="of:=MAX(IF([.C331]=&quot;?&quot;;0;[.C331]);[.J331])" table:style-name="ce2">
            <text:p>4</text:p>
          </table:table-cell>
          <table:table-cell office:value-type="string" table:style-name="ce2">
            <text:p>TREEPAIR_200_5_90_02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47" table:style-name="ce2">
            <text:p>47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3.5" table:formula="of:=[.M331]/[.D331]" table:style-name="ce22">
            <text:p>3.5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8" table:formula="of:=[.A331]+1" table:style-name="ce2">
            <text:p>328</text:p>
          </table:table-cell>
          <table:table-cell office:value-type="boolean" office:boolean-value="true" table:formula="of:=OR(NOT([.R332]=&quot;?&quot;); NOT([.V332]=&quot;?&quot;);NOT([.Z332]=&quot;-&quot;))" table:style-name="ce2">
            <text:p>TRUE</text:p>
          </table:table-cell>
          <table:table-cell office:value-type="float" office:value="5" table:formula="of:=IFERROR(IFERROR([.O332]+[.V332]; [.O332]+[.Z332]); &quot;?&quot;)" table:style-name="ce2">
            <text:p>5</text:p>
          </table:table-cell>
          <table:table-cell office:value-type="float" office:value="5" table:formula="of:=MAX(IF([.C332]=&quot;?&quot;;0;[.C332]);[.J332])" table:style-name="ce2">
            <text:p>5</text:p>
          </table:table-cell>
          <table:table-cell office:value-type="string" table:style-name="ce2">
            <text:p>TREEPAIR_200_5_90_03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62" table:style-name="ce2">
            <text:p>62</text:p>
          </table:table-cell>
          <table:table-cell office:value-type="float" office:value="46" table:style-name="ce2">
            <text:p>46</text:p>
          </table:table-cell>
          <table:table-cell office:value-type="float" office:value="35" table:style-name="ce2">
            <text:p>35</text:p>
          </table:table-cell>
          <table:table-cell office:value-type="float" office:value="7" table:formula="of:=[.M332]/[.D332]" table:style-name="ce22">
            <text:p>7.0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29" table:formula="of:=[.A332]+1" table:style-name="ce2">
            <text:p>329</text:p>
          </table:table-cell>
          <table:table-cell office:value-type="boolean" office:boolean-value="true" table:formula="of:=OR(NOT([.R333]=&quot;?&quot;); NOT([.V333]=&quot;?&quot;);NOT([.Z333]=&quot;-&quot;))" table:style-name="ce2">
            <text:p>TRUE</text:p>
          </table:table-cell>
          <table:table-cell office:value-type="float" office:value="5" table:formula="of:=IFERROR(IFERROR([.O333]+[.V333]; [.O333]+[.Z333]); &quot;?&quot;)" table:style-name="ce2">
            <text:p>5</text:p>
          </table:table-cell>
          <table:table-cell office:value-type="float" office:value="5" table:formula="of:=MAX(IF([.C333]=&quot;?&quot;;0;[.C333]);[.J333])" table:style-name="ce2">
            <text:p>5</text:p>
          </table:table-cell>
          <table:table-cell office:value-type="string" table:style-name="ce2">
            <text:p>TREEPAIR_200_5_90_04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8" table:style-name="ce2">
            <text:p>48</text:p>
          </table:table-cell>
          <table:table-cell office:value-type="float" office:value="39" table:style-name="ce2">
            <text:p>39</text:p>
          </table:table-cell>
          <table:table-cell office:value-type="float" office:value="29" table:style-name="ce2">
            <text:p>29</text:p>
          </table:table-cell>
          <table:table-cell office:value-type="float" office:value="5.8" table:formula="of:=[.M333]/[.D333]" table:style-name="ce22">
            <text:p>5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0" table:formula="of:=[.A333]+1" table:style-name="ce2">
            <text:p>330</text:p>
          </table:table-cell>
          <table:table-cell office:value-type="boolean" office:boolean-value="true" table:formula="of:=OR(NOT([.R334]=&quot;?&quot;); NOT([.V334]=&quot;?&quot;);NOT([.Z334]=&quot;-&quot;))" table:style-name="ce2">
            <text:p>TRUE</text:p>
          </table:table-cell>
          <table:table-cell office:value-type="float" office:value="5" table:formula="of:=IFERROR(IFERROR([.O334]+[.V334]; [.O334]+[.Z334]); &quot;?&quot;)" table:style-name="ce2">
            <text:p>5</text:p>
          </table:table-cell>
          <table:table-cell office:value-type="float" office:value="5" table:formula="of:=MAX(IF([.C334]=&quot;?&quot;;0;[.C334]);[.J334])" table:style-name="ce2">
            <text:p>5</text:p>
          </table:table-cell>
          <table:table-cell office:value-type="string" table:style-name="ce2">
            <text:p>TREEPAIR_200_5_90_05</text:p>
          </table:table-cell>
          <table:table-cell office:value-type="float" office:value="200" table:style-name="ce2">
            <text:p>2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68" table:style-name="ce2">
            <text:p>68</text:p>
          </table:table-cell>
          <table:table-cell office:value-type="float" office:value="41" table:style-name="ce2">
            <text:p>41</text:p>
          </table:table-cell>
          <table:table-cell office:value-type="float" office:value="38" table:style-name="ce2">
            <text:p>38</text:p>
          </table:table-cell>
          <table:table-cell office:value-type="float" office:value="7.6" table:formula="of:=[.M334]/[.D334]" table:style-name="ce22">
            <text:p>7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1" table:formula="of:=[.A334]+1" table:style-name="ce2">
            <text:p>331</text:p>
          </table:table-cell>
          <table:table-cell office:value-type="boolean" office:boolean-value="true" table:formula="of:=OR(NOT([.R335]=&quot;?&quot;); NOT([.V335]=&quot;?&quot;);NOT([.Z335]=&quot;-&quot;))" table:style-name="ce2">
            <text:p>TRUE</text:p>
          </table:table-cell>
          <table:table-cell office:value-type="float" office:value="10" table:formula="of:=IFERROR(IFERROR([.O335]+[.V335]; [.O335]+[.Z335]); &quot;?&quot;)" table:style-name="ce2">
            <text:p>10</text:p>
          </table:table-cell>
          <table:table-cell office:value-type="float" office:value="10" table:formula="of:=MAX(IF([.C335]=&quot;?&quot;;0;[.C335]);[.J335])" table:style-name="ce2">
            <text:p>10</text:p>
          </table:table-cell>
          <table:table-cell office:value-type="string" table:style-name="ce2">
            <text:p>TREEPAIR_200_10_50_01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8" table:style-name="ce2">
            <text:p>68</text:p>
          </table:table-cell>
          <table:table-cell office:value-type="float" office:value="60" table:style-name="ce2">
            <text:p>60</text:p>
          </table:table-cell>
          <table:table-cell office:value-type="float" office:value="44" table:style-name="ce2">
            <text:p>44</text:p>
          </table:table-cell>
          <table:table-cell office:value-type="float" office:value="4.4000000000000004" table:formula="of:=[.M335]/[.D335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2" table:formula="of:=[.A335]+1" table:style-name="ce2">
            <text:p>332</text:p>
          </table:table-cell>
          <table:table-cell office:value-type="boolean" office:boolean-value="true" table:formula="of:=OR(NOT([.R336]=&quot;?&quot;); NOT([.V336]=&quot;?&quot;);NOT([.Z336]=&quot;-&quot;))" table:style-name="ce2">
            <text:p>TRUE</text:p>
          </table:table-cell>
          <table:table-cell office:value-type="float" office:value="10" table:formula="of:=IFERROR(IFERROR([.O336]+[.V336]; [.O336]+[.Z336]); &quot;?&quot;)" table:style-name="ce2">
            <text:p>10</text:p>
          </table:table-cell>
          <table:table-cell office:value-type="float" office:value="10" table:formula="of:=MAX(IF([.C336]=&quot;?&quot;;0;[.C336]);[.J336])" table:style-name="ce2">
            <text:p>10</text:p>
          </table:table-cell>
          <table:table-cell office:value-type="string" table:style-name="ce2">
            <text:p>TREEPAIR_200_10_50_02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83" table:style-name="ce2">
            <text:p>83</text:p>
          </table:table-cell>
          <table:table-cell office:value-type="float" office:value="64" table:style-name="ce2">
            <text:p>64</text:p>
          </table:table-cell>
          <table:table-cell office:value-type="float" office:value="52" table:style-name="ce2">
            <text:p>52</text:p>
          </table:table-cell>
          <table:table-cell office:value-type="float" office:value="5.2" table:formula="of:=[.M336]/[.D336]" table:style-name="ce22">
            <text:p>5.2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3" table:formula="of:=[.A336]+1" table:style-name="ce2">
            <text:p>333</text:p>
          </table:table-cell>
          <table:table-cell office:value-type="boolean" office:boolean-value="true" table:formula="of:=OR(NOT([.R337]=&quot;?&quot;); NOT([.V337]=&quot;?&quot;);NOT([.Z337]=&quot;-&quot;))" table:style-name="ce2">
            <text:p>TRUE</text:p>
          </table:table-cell>
          <table:table-cell office:value-type="float" office:value="10" table:formula="of:=IFERROR(IFERROR([.O337]+[.V337]; [.O337]+[.Z337]); &quot;?&quot;)" table:style-name="ce2">
            <text:p>10</text:p>
          </table:table-cell>
          <table:table-cell office:value-type="float" office:value="10" table:formula="of:=MAX(IF([.C337]=&quot;?&quot;;0;[.C337]);[.J337])" table:style-name="ce2">
            <text:p>10</text:p>
          </table:table-cell>
          <table:table-cell office:value-type="string" table:style-name="ce2">
            <text:p>TREEPAIR_200_10_50_03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69" table:style-name="ce2">
            <text:p>69</text:p>
          </table:table-cell>
          <table:table-cell office:value-type="float" office:value="60" table:style-name="ce2">
            <text:p>60</text:p>
          </table:table-cell>
          <table:table-cell office:value-type="float" office:value="53" table:style-name="ce2">
            <text:p>53</text:p>
          </table:table-cell>
          <table:table-cell office:value-type="float" office:value="5.3" table:formula="of:=[.M337]/[.D337]" table:style-name="ce22">
            <text:p>5.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4" table:formula="of:=[.A337]+1" table:style-name="ce2">
            <text:p>334</text:p>
          </table:table-cell>
          <table:table-cell office:value-type="boolean" office:boolean-value="true" table:formula="of:=OR(NOT([.R338]=&quot;?&quot;); NOT([.V338]=&quot;?&quot;);NOT([.Z338]=&quot;-&quot;))" table:style-name="ce2">
            <text:p>TRUE</text:p>
          </table:table-cell>
          <table:table-cell office:value-type="float" office:value="10" table:formula="of:=IFERROR(IFERROR([.O338]+[.V338]; [.O338]+[.Z338]); &quot;?&quot;)" table:style-name="ce2">
            <text:p>10</text:p>
          </table:table-cell>
          <table:table-cell office:value-type="float" office:value="10" table:formula="of:=MAX(IF([.C338]=&quot;?&quot;;0;[.C338]);[.J338])" table:style-name="ce2">
            <text:p>10</text:p>
          </table:table-cell>
          <table:table-cell office:value-type="string" table:style-name="ce2">
            <text:p>TREEPAIR_200_10_50_04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64" table:style-name="ce2">
            <text:p>64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.5" table:formula="of:=[.M338]/[.D338]" table:style-name="ce22">
            <text:p>5.5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5" table:formula="of:=[.A338]+1" table:style-name="ce2">
            <text:p>335</text:p>
          </table:table-cell>
          <table:table-cell office:value-type="boolean" office:boolean-value="true" table:formula="of:=OR(NOT([.R339]=&quot;?&quot;); NOT([.V339]=&quot;?&quot;);NOT([.Z339]=&quot;-&quot;))" table:style-name="ce2">
            <text:p>TRUE</text:p>
          </table:table-cell>
          <table:table-cell office:value-type="float" office:value="10" table:formula="of:=IFERROR(IFERROR([.O339]+[.V339]; [.O339]+[.Z339]); &quot;?&quot;)" table:style-name="ce2">
            <text:p>10</text:p>
          </table:table-cell>
          <table:table-cell office:value-type="float" office:value="10" table:formula="of:=MAX(IF([.C339]=&quot;?&quot;;0;[.C339]);[.J339])" table:style-name="ce2">
            <text:p>10</text:p>
          </table:table-cell>
          <table:table-cell office:value-type="string" table:style-name="ce2">
            <text:p>TREEPAIR_200_10_50_05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17">
            <text:p>9</text:p>
          </table:table-cell>
          <table:table-cell office:value-type="float" office:value="61" table:style-name="ce2">
            <text:p>61</text:p>
          </table:table-cell>
          <table:table-cell office:value-type="float" office:value="56" table:style-name="ce2">
            <text:p>56</text:p>
          </table:table-cell>
          <table:table-cell office:value-type="float" office:value="41" table:style-name="ce2">
            <text:p>41</text:p>
          </table:table-cell>
          <table:table-cell office:value-type="float" office:value="4.0999999999999996" table:formula="of:=[.M339]/[.D339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6" table:formula="of:=[.A339]+1" table:style-name="ce2">
            <text:p>336</text:p>
          </table:table-cell>
          <table:table-cell office:value-type="boolean" office:boolean-value="true" table:formula="of:=OR(NOT([.R340]=&quot;?&quot;); NOT([.V340]=&quot;?&quot;);NOT([.Z340]=&quot;-&quot;))" table:style-name="ce2">
            <text:p>TRUE</text:p>
          </table:table-cell>
          <table:table-cell office:value-type="float" office:value="10" table:formula="of:=IFERROR(IFERROR([.O340]+[.V340]; [.O340]+[.Z340]); &quot;?&quot;)" table:style-name="ce2">
            <text:p>10</text:p>
          </table:table-cell>
          <table:table-cell office:value-type="float" office:value="10" table:formula="of:=MAX(IF([.C340]=&quot;?&quot;;0;[.C340]);[.J340])" table:style-name="ce2">
            <text:p>10</text:p>
          </table:table-cell>
          <table:table-cell office:value-type="string" table:style-name="ce2">
            <text:p>TREEPAIR_200_10_70_01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65" table:style-name="ce2">
            <text:p>65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.6" table:formula="of:=[.M340]/[.D340]" table:style-name="ce22">
            <text:p>5.6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7" table:formula="of:=[.A340]+1" table:style-name="ce2">
            <text:p>337</text:p>
          </table:table-cell>
          <table:table-cell office:value-type="boolean" office:boolean-value="true" table:formula="of:=OR(NOT([.R341]=&quot;?&quot;); NOT([.V341]=&quot;?&quot;);NOT([.Z341]=&quot;-&quot;))" table:style-name="ce2">
            <text:p>TRUE</text:p>
          </table:table-cell>
          <table:table-cell office:value-type="float" office:value="10" table:formula="of:=IFERROR(IFERROR([.O341]+[.V341]; [.O341]+[.Z341]); &quot;?&quot;)" table:style-name="ce2">
            <text:p>10</text:p>
          </table:table-cell>
          <table:table-cell office:value-type="float" office:value="10" table:formula="of:=MAX(IF([.C341]=&quot;?&quot;;0;[.C341]);[.J341])" table:style-name="ce2">
            <text:p>10</text:p>
          </table:table-cell>
          <table:table-cell office:value-type="string" table:style-name="ce2">
            <text:p>TREEPAIR_200_10_70_02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78" table:style-name="ce2">
            <text:p>78</text:p>
          </table:table-cell>
          <table:table-cell office:value-type="float" office:value="60" table:style-name="ce2">
            <text:p>60</text:p>
          </table:table-cell>
          <table:table-cell office:value-type="float" office:value="48" table:style-name="ce2">
            <text:p>48</text:p>
          </table:table-cell>
          <table:table-cell office:value-type="float" office:value="4.8" table:formula="of:=[.M341]/[.D341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8" table:formula="of:=[.A341]+1" table:style-name="ce2">
            <text:p>338</text:p>
          </table:table-cell>
          <table:table-cell office:value-type="boolean" office:boolean-value="true" table:formula="of:=OR(NOT([.R342]=&quot;?&quot;); NOT([.V342]=&quot;?&quot;);NOT([.Z342]=&quot;-&quot;))" table:style-name="ce2">
            <text:p>TRUE</text:p>
          </table:table-cell>
          <table:table-cell office:value-type="float" office:value="10" table:formula="of:=IFERROR(IFERROR([.O342]+[.V342]; [.O342]+[.Z342]); &quot;?&quot;)" table:style-name="ce2">
            <text:p>10</text:p>
          </table:table-cell>
          <table:table-cell office:value-type="float" office:value="10" table:formula="of:=MAX(IF([.C342]=&quot;?&quot;;0;[.C342]);[.J342])" table:style-name="ce2">
            <text:p>10</text:p>
          </table:table-cell>
          <table:table-cell office:value-type="string" table:style-name="ce2">
            <text:p>TREEPAIR_200_10_70_03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4" table:style-name="ce2">
            <text:p>74</text:p>
          </table:table-cell>
          <table:table-cell office:value-type="float" office:value="59" table:style-name="ce2">
            <text:p>59</text:p>
          </table:table-cell>
          <table:table-cell office:value-type="float" office:value="52" table:style-name="ce2">
            <text:p>52</text:p>
          </table:table-cell>
          <table:table-cell office:value-type="float" office:value="5.2" table:formula="of:=[.M342]/[.D342]" table:style-name="ce22">
            <text:p>5.2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39" table:formula="of:=[.A342]+1" table:style-name="ce2">
            <text:p>339</text:p>
          </table:table-cell>
          <table:table-cell office:value-type="boolean" office:boolean-value="true" table:formula="of:=OR(NOT([.R343]=&quot;?&quot;); NOT([.V343]=&quot;?&quot;);NOT([.Z343]=&quot;-&quot;))" table:style-name="ce2">
            <text:p>TRUE</text:p>
          </table:table-cell>
          <table:table-cell office:value-type="float" office:value="10" table:formula="of:=IFERROR(IFERROR([.O343]+[.V343]; [.O343]+[.Z343]); &quot;?&quot;)" table:style-name="ce2">
            <text:p>10</text:p>
          </table:table-cell>
          <table:table-cell office:value-type="float" office:value="10" table:formula="of:=MAX(IF([.C343]=&quot;?&quot;;0;[.C343]);[.J343])" table:style-name="ce2">
            <text:p>10</text:p>
          </table:table-cell>
          <table:table-cell office:value-type="string" table:style-name="ce2">
            <text:p>TREEPAIR_200_10_70_04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79" table:style-name="ce2">
            <text:p>79</text:p>
          </table:table-cell>
          <table:table-cell office:value-type="float" office:value="64" table:style-name="ce2">
            <text:p>64</text:p>
          </table:table-cell>
          <table:table-cell office:value-type="float" office:value="49" table:style-name="ce2">
            <text:p>49</text:p>
          </table:table-cell>
          <table:table-cell office:value-type="float" office:value="4.9000000000000004" table:formula="of:=[.M343]/[.D343]" table:style-name="ce22">
            <text:p>4.9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0" table:formula="of:=[.A343]+1" table:style-name="ce2">
            <text:p>340</text:p>
          </table:table-cell>
          <table:table-cell office:value-type="boolean" office:boolean-value="true" table:formula="of:=OR(NOT([.R344]=&quot;?&quot;); NOT([.V344]=&quot;?&quot;);NOT([.Z344]=&quot;-&quot;))" table:style-name="ce2">
            <text:p>TRUE</text:p>
          </table:table-cell>
          <table:table-cell office:value-type="float" office:value="10" table:formula="of:=IFERROR(IFERROR([.O344]+[.V344]; [.O344]+[.Z344]); &quot;?&quot;)" table:style-name="ce2">
            <text:p>10</text:p>
          </table:table-cell>
          <table:table-cell office:value-type="float" office:value="10" table:formula="of:=MAX(IF([.C344]=&quot;?&quot;;0;[.C344]);[.J344])" table:style-name="ce2">
            <text:p>10</text:p>
          </table:table-cell>
          <table:table-cell office:value-type="string" table:style-name="ce2">
            <text:p>TREEPAIR_200_10_70_05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73" table:style-name="ce2">
            <text:p>73</text:p>
          </table:table-cell>
          <table:table-cell office:value-type="float" office:value="62" table:style-name="ce2">
            <text:p>62</text:p>
          </table:table-cell>
          <table:table-cell office:value-type="float" office:value="45" table:style-name="ce2">
            <text:p>45</text:p>
          </table:table-cell>
          <table:table-cell office:value-type="float" office:value="4.5" table:formula="of:=[.M344]/[.D344]" table:style-name="ce22">
            <text:p>4.5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1" table:formula="of:=[.A344]+1" table:style-name="ce2">
            <text:p>341</text:p>
          </table:table-cell>
          <table:table-cell office:value-type="boolean" office:boolean-value="true" table:formula="of:=OR(NOT([.R345]=&quot;?&quot;); NOT([.V345]=&quot;?&quot;);NOT([.Z345]=&quot;-&quot;))" table:style-name="ce2">
            <text:p>TRUE</text:p>
          </table:table-cell>
          <table:table-cell office:value-type="float" office:value="9" table:formula="of:=IFERROR(IFERROR([.O345]+[.V345]; [.O345]+[.Z345]); &quot;?&quot;)" table:style-name="ce2">
            <text:p>9</text:p>
          </table:table-cell>
          <table:table-cell office:value-type="float" office:value="9" table:formula="of:=MAX(IF([.C345]=&quot;?&quot;;0;[.C345]);[.J345])" table:style-name="ce2">
            <text:p>9</text:p>
          </table:table-cell>
          <table:table-cell office:value-type="string" table:style-name="ce2">
            <text:p>TREEPAIR_200_10_90_01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17">
            <text:p>9</text:p>
          </table:table-cell>
          <table:table-cell office:value-type="float" office:value="82" table:style-name="ce2">
            <text:p>82</text:p>
          </table:table-cell>
          <table:table-cell office:value-type="float" office:value="59" table:style-name="ce2">
            <text:p>59</text:p>
          </table:table-cell>
          <table:table-cell office:value-type="float" office:value="40" table:style-name="ce2">
            <text:p>40</text:p>
          </table:table-cell>
          <table:table-cell office:value-type="float" office:value="4.4444444444444446" table:formula="of:=[.M345]/[.D345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2" table:formula="of:=[.A345]+1" table:style-name="ce2">
            <text:p>342</text:p>
          </table:table-cell>
          <table:table-cell office:value-type="boolean" office:boolean-value="true" table:formula="of:=OR(NOT([.R346]=&quot;?&quot;); NOT([.V346]=&quot;?&quot;);NOT([.Z346]=&quot;-&quot;))" table:style-name="ce2">
            <text:p>TRUE</text:p>
          </table:table-cell>
          <table:table-cell office:value-type="float" office:value="10" table:formula="of:=IFERROR(IFERROR([.O346]+[.V346]; [.O346]+[.Z346]); &quot;?&quot;)" table:style-name="ce2">
            <text:p>10</text:p>
          </table:table-cell>
          <table:table-cell office:value-type="float" office:value="10" table:formula="of:=MAX(IF([.C346]=&quot;?&quot;;0;[.C346]);[.J346])" table:style-name="ce2">
            <text:p>10</text:p>
          </table:table-cell>
          <table:table-cell office:value-type="string" table:style-name="ce2">
            <text:p>TREEPAIR_200_10_90_02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77" table:style-name="ce2">
            <text:p>77</text:p>
          </table:table-cell>
          <table:table-cell office:value-type="float" office:value="56" table:style-name="ce2">
            <text:p>56</text:p>
          </table:table-cell>
          <table:table-cell office:value-type="float" office:value="53" table:style-name="ce2">
            <text:p>53</text:p>
          </table:table-cell>
          <table:table-cell office:value-type="float" office:value="5.3" table:formula="of:=[.M346]/[.D346]" table:style-name="ce22">
            <text:p>5.3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3" table:formula="of:=[.A346]+1" table:style-name="ce2">
            <text:p>343</text:p>
          </table:table-cell>
          <table:table-cell office:value-type="boolean" office:boolean-value="true" table:formula="of:=OR(NOT([.R347]=&quot;?&quot;); NOT([.V347]=&quot;?&quot;);NOT([.Z347]=&quot;-&quot;))" table:style-name="ce2">
            <text:p>TRUE</text:p>
          </table:table-cell>
          <table:table-cell office:value-type="float" office:value="10" table:formula="of:=IFERROR(IFERROR([.O347]+[.V347]; [.O347]+[.Z347]); &quot;?&quot;)" table:style-name="ce2">
            <text:p>10</text:p>
          </table:table-cell>
          <table:table-cell office:value-type="float" office:value="10" table:formula="of:=MAX(IF([.C347]=&quot;?&quot;;0;[.C347]);[.J347])" table:style-name="ce2">
            <text:p>10</text:p>
          </table:table-cell>
          <table:table-cell office:value-type="string" table:style-name="ce2">
            <text:p>TREEPAIR_200_10_90_03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97" table:style-name="ce2">
            <text:p>97</text:p>
          </table:table-cell>
          <table:table-cell office:value-type="float" office:value="65" table:style-name="ce2">
            <text:p>65</text:p>
          </table:table-cell>
          <table:table-cell office:value-type="float" office:value="61" table:style-name="ce2">
            <text:p>61</text:p>
          </table:table-cell>
          <table:table-cell office:value-type="float" office:value="6.1" table:formula="of:=[.M347]/[.D347]" table:style-name="ce22">
            <text:p>6.1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4" table:formula="of:=[.A347]+1" table:style-name="ce2">
            <text:p>344</text:p>
          </table:table-cell>
          <table:table-cell office:value-type="boolean" office:boolean-value="true" table:formula="of:=OR(NOT([.R348]=&quot;?&quot;); NOT([.V348]=&quot;?&quot;);NOT([.Z348]=&quot;-&quot;))" table:style-name="ce2">
            <text:p>TRUE</text:p>
          </table:table-cell>
          <table:table-cell office:value-type="float" office:value="10" table:formula="of:=IFERROR(IFERROR([.O348]+[.V348]; [.O348]+[.Z348]); &quot;?&quot;)" table:style-name="ce2">
            <text:p>10</text:p>
          </table:table-cell>
          <table:table-cell office:value-type="float" office:value="10" table:formula="of:=MAX(IF([.C348]=&quot;?&quot;;0;[.C348]);[.J348])" table:style-name="ce2">
            <text:p>10</text:p>
          </table:table-cell>
          <table:table-cell office:value-type="string" table:style-name="ce2">
            <text:p>TREEPAIR_200_10_90_04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17">
            <text:p>9</text:p>
          </table:table-cell>
          <table:table-cell office:value-type="float" office:value="96" table:style-name="ce2">
            <text:p>96</text:p>
          </table:table-cell>
          <table:table-cell office:value-type="float" office:value="64" table:style-name="ce2">
            <text:p>64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348]/[.D348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5" table:formula="of:=[.A348]+1" table:style-name="ce2">
            <text:p>345</text:p>
          </table:table-cell>
          <table:table-cell office:value-type="boolean" office:boolean-value="true" table:formula="of:=OR(NOT([.R349]=&quot;?&quot;); NOT([.V349]=&quot;?&quot;);NOT([.Z349]=&quot;-&quot;))" table:style-name="ce2">
            <text:p>TRUE</text:p>
          </table:table-cell>
          <table:table-cell office:value-type="float" office:value="10" table:formula="of:=IFERROR(IFERROR([.O349]+[.V349]; [.O349]+[.Z349]); &quot;?&quot;)" table:style-name="ce2">
            <text:p>10</text:p>
          </table:table-cell>
          <table:table-cell office:value-type="float" office:value="10" table:formula="of:=MAX(IF([.C349]=&quot;?&quot;;0;[.C349]);[.J349])" table:style-name="ce2">
            <text:p>10</text:p>
          </table:table-cell>
          <table:table-cell office:value-type="string" table:style-name="ce2">
            <text:p>TREEPAIR_200_10_90_05</text:p>
          </table:table-cell>
          <table:table-cell office:value-type="float" office:value="200" table:style-name="ce2">
            <text:p>2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97" table:style-name="ce2">
            <text:p>97</text:p>
          </table:table-cell>
          <table:table-cell office:value-type="float" office:value="66" table:style-name="ce2">
            <text:p>66</text:p>
          </table:table-cell>
          <table:table-cell office:value-type="float" office:value="52" table:style-name="ce2">
            <text:p>52</text:p>
          </table:table-cell>
          <table:table-cell office:value-type="float" office:value="5.2" table:formula="of:=[.M349]/[.D349]" table:style-name="ce22">
            <text:p>5.2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6" table:formula="of:=[.A349]+1" table:style-name="ce2">
            <text:p>346</text:p>
          </table:table-cell>
          <table:table-cell office:value-type="boolean" office:boolean-value="true" table:formula="of:=OR(NOT([.R350]=&quot;?&quot;); NOT([.V350]=&quot;?&quot;);NOT([.Z350]=&quot;-&quot;))" table:style-name="ce2">
            <text:p>TRUE</text:p>
          </table:table-cell>
          <table:table-cell office:value-type="float" office:value="15" table:formula="of:=IFERROR(IFERROR([.O350]+[.V350]; [.O350]+[.Z350]); &quot;?&quot;)" table:style-name="ce2">
            <text:p>15</text:p>
          </table:table-cell>
          <table:table-cell office:value-type="float" office:value="15" table:formula="of:=MAX(IF([.C350]=&quot;?&quot;;0;[.C350]);[.J350])" table:style-name="ce2">
            <text:p>15</text:p>
          </table:table-cell>
          <table:table-cell office:value-type="string" table:style-name="ce2">
            <text:p>TREEPAIR_200_15_50_01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93" table:style-name="ce2">
            <text:p>93</text:p>
          </table:table-cell>
          <table:table-cell office:value-type="float" office:value="79" table:style-name="ce2">
            <text:p>79</text:p>
          </table:table-cell>
          <table:table-cell office:value-type="float" office:value="71" table:style-name="ce2">
            <text:p>71</text:p>
          </table:table-cell>
          <table:table-cell office:value-type="float" office:value="4.7333333333333334" table:formula="of:=[.M350]/[.D350]" table:style-name="ce22">
            <text:p>4.7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7" table:formula="of:=[.A350]+1" table:style-name="ce2">
            <text:p>347</text:p>
          </table:table-cell>
          <table:table-cell office:value-type="boolean" office:boolean-value="true" table:formula="of:=OR(NOT([.R351]=&quot;?&quot;); NOT([.V351]=&quot;?&quot;);NOT([.Z351]=&quot;-&quot;))" table:style-name="ce2">
            <text:p>TRUE</text:p>
          </table:table-cell>
          <table:table-cell office:value-type="float" office:value="15" table:formula="of:=IFERROR(IFERROR([.O351]+[.V351]; [.O351]+[.Z351]); &quot;?&quot;)" table:style-name="ce2">
            <text:p>15</text:p>
          </table:table-cell>
          <table:table-cell office:value-type="float" office:value="15" table:formula="of:=MAX(IF([.C351]=&quot;?&quot;;0;[.C351]);[.J351])" table:style-name="ce2">
            <text:p>15</text:p>
          </table:table-cell>
          <table:table-cell office:value-type="string" table:style-name="ce2">
            <text:p>TREEPAIR_200_15_50_02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88" table:style-name="ce2">
            <text:p>88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5.2666666666666666" table:formula="of:=[.M351]/[.D351]" table:style-name="ce22">
            <text:p>5.3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8" table:formula="of:=[.A351]+1" table:style-name="ce2">
            <text:p>348</text:p>
          </table:table-cell>
          <table:table-cell office:value-type="boolean" office:boolean-value="true" table:formula="of:=OR(NOT([.R352]=&quot;?&quot;); NOT([.V352]=&quot;?&quot;);NOT([.Z352]=&quot;-&quot;))" table:style-name="ce2">
            <text:p>TRUE</text:p>
          </table:table-cell>
          <table:table-cell office:value-type="float" office:value="15" table:formula="of:=IFERROR(IFERROR([.O352]+[.V352]; [.O352]+[.Z352]); &quot;?&quot;)" table:style-name="ce2">
            <text:p>15</text:p>
          </table:table-cell>
          <table:table-cell office:value-type="float" office:value="15" table:formula="of:=MAX(IF([.C352]=&quot;?&quot;;0;[.C352]);[.J352])" table:style-name="ce2">
            <text:p>15</text:p>
          </table:table-cell>
          <table:table-cell office:value-type="string" table:style-name="ce2">
            <text:p>TREEPAIR_200_15_50_03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78" table:style-name="ce2">
            <text:p>78</text:p>
          </table:table-cell>
          <table:table-cell office:value-type="float" office:value="74" table:style-name="ce2">
            <text:p>74</text:p>
          </table:table-cell>
          <table:table-cell office:value-type="float" office:value="4.9333333333333336" table:formula="of:=[.M352]/[.D352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49" table:formula="of:=[.A352]+1" table:style-name="ce2">
            <text:p>349</text:p>
          </table:table-cell>
          <table:table-cell office:value-type="boolean" office:boolean-value="true" table:formula="of:=OR(NOT([.R353]=&quot;?&quot;); NOT([.V353]=&quot;?&quot;);NOT([.Z353]=&quot;-&quot;))" table:style-name="ce2">
            <text:p>TRUE</text:p>
          </table:table-cell>
          <table:table-cell office:value-type="float" office:value="14" table:formula="of:=IFERROR(IFERROR([.O353]+[.V353]; [.O353]+[.Z353]); &quot;?&quot;)" table:style-name="ce2">
            <text:p>14</text:p>
          </table:table-cell>
          <table:table-cell office:value-type="float" office:value="14" table:formula="of:=MAX(IF([.C353]=&quot;?&quot;;0;[.C353]);[.J353])" table:style-name="ce2">
            <text:p>14</text:p>
          </table:table-cell>
          <table:table-cell office:value-type="string" table:style-name="ce2">
            <text:p>TREEPAIR_200_15_50_04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17">
            <text:p>14</text:p>
          </table:table-cell>
          <table:table-cell office:value-type="float" office:value="72" table:style-name="ce2">
            <text:p>72</text:p>
          </table:table-cell>
          <table:table-cell office:value-type="float" office:value="65" table:style-name="ce2">
            <text:p>65</text:p>
          </table:table-cell>
          <table:table-cell office:value-type="float" office:value="61" table:style-name="ce2">
            <text:p>61</text:p>
          </table:table-cell>
          <table:table-cell office:value-type="float" office:value="4.3571428571428568" table:formula="of:=[.M353]/[.D353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0" table:formula="of:=[.A353]+1" table:style-name="ce2">
            <text:p>350</text:p>
          </table:table-cell>
          <table:table-cell office:value-type="boolean" office:boolean-value="true" table:formula="of:=OR(NOT([.R354]=&quot;?&quot;); NOT([.V354]=&quot;?&quot;);NOT([.Z354]=&quot;-&quot;))" table:style-name="ce2">
            <text:p>TRUE</text:p>
          </table:table-cell>
          <table:table-cell office:value-type="float" office:value="15" table:formula="of:=IFERROR(IFERROR([.O354]+[.V354]; [.O354]+[.Z354]); &quot;?&quot;)" table:style-name="ce2">
            <text:p>15</text:p>
          </table:table-cell>
          <table:table-cell office:value-type="float" office:value="15" table:formula="of:=MAX(IF([.C354]=&quot;?&quot;;0;[.C354]);[.J354])" table:style-name="ce2">
            <text:p>15</text:p>
          </table:table-cell>
          <table:table-cell office:value-type="string" table:style-name="ce2">
            <text:p>TREEPAIR_200_15_50_05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91" table:style-name="ce2">
            <text:p>91</text:p>
          </table:table-cell>
          <table:table-cell office:value-type="float" office:value="80" table:style-name="ce2">
            <text:p>80</text:p>
          </table:table-cell>
          <table:table-cell office:value-type="float" office:value="68" table:style-name="ce2">
            <text:p>68</text:p>
          </table:table-cell>
          <table:table-cell office:value-type="float" office:value="4.5333333333333332" table:formula="of:=[.M354]/[.D354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1" table:formula="of:=[.A354]+1" table:style-name="ce2">
            <text:p>351</text:p>
          </table:table-cell>
          <table:table-cell office:value-type="boolean" office:boolean-value="true" table:formula="of:=OR(NOT([.R355]=&quot;?&quot;); NOT([.V355]=&quot;?&quot;);NOT([.Z355]=&quot;-&quot;))" table:style-name="ce2">
            <text:p>TRUE</text:p>
          </table:table-cell>
          <table:table-cell office:value-type="float" office:value="14" table:formula="of:=IFERROR(IFERROR([.O355]+[.V355]; [.O355]+[.Z355]); &quot;?&quot;)" table:style-name="ce2">
            <text:p>14</text:p>
          </table:table-cell>
          <table:table-cell office:value-type="float" office:value="14" table:formula="of:=MAX(IF([.C355]=&quot;?&quot;;0;[.C355]);[.J355])" table:style-name="ce2">
            <text:p>14</text:p>
          </table:table-cell>
          <table:table-cell office:value-type="string" table:style-name="ce2">
            <text:p>TREEPAIR_200_15_70_01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92" table:style-name="ce2">
            <text:p>92</text:p>
          </table:table-cell>
          <table:table-cell office:value-type="float" office:value="74" table:style-name="ce2">
            <text:p>74</text:p>
          </table:table-cell>
          <table:table-cell office:value-type="float" office:value="59" table:style-name="ce2">
            <text:p>59</text:p>
          </table:table-cell>
          <table:table-cell office:value-type="float" office:value="4.2142857142857144" table:formula="of:=[.M355]/[.D355]" table:style-name="ce22">
            <text:p>4.2</text:p>
          </table:table-cell>
          <table:table-cell office:value-type="float" office:value="3" table:style-name="ce10">
            <text:p>3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2" table:formula="of:=[.A355]+1" table:style-name="ce2">
            <text:p>352</text:p>
          </table:table-cell>
          <table:table-cell office:value-type="boolean" office:boolean-value="true" table:formula="of:=OR(NOT([.R356]=&quot;?&quot;); NOT([.V356]=&quot;?&quot;);NOT([.Z356]=&quot;-&quot;))" table:style-name="ce2">
            <text:p>TRUE</text:p>
          </table:table-cell>
          <table:table-cell office:value-type="float" office:value="14" table:formula="of:=IFERROR(IFERROR([.O356]+[.V356]; [.O356]+[.Z356]); &quot;?&quot;)" table:style-name="ce2">
            <text:p>14</text:p>
          </table:table-cell>
          <table:table-cell office:value-type="float" office:value="14" table:formula="of:=MAX(IF([.C356]=&quot;?&quot;;0;[.C356]);[.J356])" table:style-name="ce2">
            <text:p>14</text:p>
          </table:table-cell>
          <table:table-cell office:value-type="string" table:style-name="ce2">
            <text:p>TREEPAIR_200_15_70_02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92" table:style-name="ce2">
            <text:p>92</text:p>
          </table:table-cell>
          <table:table-cell office:value-type="float" office:value="80" table:style-name="ce2">
            <text:p>80</text:p>
          </table:table-cell>
          <table:table-cell office:value-type="float" office:value="73" table:style-name="ce2">
            <text:p>73</text:p>
          </table:table-cell>
          <table:table-cell office:value-type="float" office:value="5.2142857142857144" table:formula="of:=[.M356]/[.D356]" table:style-name="ce22">
            <text:p>5.2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3" table:formula="of:=[.A356]+1" table:style-name="ce2">
            <text:p>353</text:p>
          </table:table-cell>
          <table:table-cell office:value-type="boolean" office:boolean-value="true" table:formula="of:=OR(NOT([.R357]=&quot;?&quot;); NOT([.V357]=&quot;?&quot;);NOT([.Z357]=&quot;-&quot;))" table:style-name="ce2">
            <text:p>TRUE</text:p>
          </table:table-cell>
          <table:table-cell office:value-type="float" office:value="15" table:formula="of:=IFERROR(IFERROR([.O357]+[.V357]; [.O357]+[.Z357]); &quot;?&quot;)" table:style-name="ce2">
            <text:p>15</text:p>
          </table:table-cell>
          <table:table-cell office:value-type="float" office:value="15" table:formula="of:=MAX(IF([.C357]=&quot;?&quot;;0;[.C357]);[.J357])" table:style-name="ce2">
            <text:p>15</text:p>
          </table:table-cell>
          <table:table-cell office:value-type="string" table:style-name="ce2">
            <text:p>TREEPAIR_200_15_70_03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91" table:style-name="ce2">
            <text:p>91</text:p>
          </table:table-cell>
          <table:table-cell office:value-type="float" office:value="79" table:style-name="ce2">
            <text:p>79</text:p>
          </table:table-cell>
          <table:table-cell office:value-type="float" office:value="58" table:style-name="ce2">
            <text:p>58</text:p>
          </table:table-cell>
          <table:table-cell office:value-type="float" office:value="3.8666666666666667" table:formula="of:=[.M357]/[.D357]" table:style-name="ce22">
            <text:p>3.9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4" table:formula="of:=[.A357]+1" table:style-name="ce2">
            <text:p>354</text:p>
          </table:table-cell>
          <table:table-cell office:value-type="boolean" office:boolean-value="true" table:formula="of:=OR(NOT([.R358]=&quot;?&quot;); NOT([.V358]=&quot;?&quot;);NOT([.Z358]=&quot;-&quot;))" table:style-name="ce2">
            <text:p>TRUE</text:p>
          </table:table-cell>
          <table:table-cell office:value-type="float" office:value="13" table:formula="of:=IFERROR(IFERROR([.O358]+[.V358]; [.O358]+[.Z358]); &quot;?&quot;)" table:style-name="ce2">
            <text:p>13</text:p>
          </table:table-cell>
          <table:table-cell office:value-type="float" office:value="13" table:formula="of:=MAX(IF([.C358]=&quot;?&quot;;0;[.C358]);[.J358])" table:style-name="ce2">
            <text:p>13</text:p>
          </table:table-cell>
          <table:table-cell office:value-type="string" table:style-name="ce2">
            <text:p>TREEPAIR_200_15_70_04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17">
            <text:p>13</text:p>
          </table:table-cell>
          <table:table-cell office:value-type="float" office:value="74" table:style-name="ce2">
            <text:p>74</text:p>
          </table:table-cell>
          <table:table-cell office:value-type="float" office:value="67" table:style-name="ce2">
            <text:p>67</text:p>
          </table:table-cell>
          <table:table-cell office:value-type="float" office:value="54" table:style-name="ce2">
            <text:p>54</text:p>
          </table:table-cell>
          <table:table-cell office:value-type="float" office:value="4.1538461538461542" table:formula="of:=[.M358]/[.D358]" table:style-name="ce22">
            <text:p>4.2</text:p>
          </table:table-cell>
          <table:table-cell office:value-type="float" office:value="3" table:style-name="ce10">
            <text:p>3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5" table:formula="of:=[.A358]+1" table:style-name="ce2">
            <text:p>355</text:p>
          </table:table-cell>
          <table:table-cell office:value-type="boolean" office:boolean-value="true" table:formula="of:=OR(NOT([.R359]=&quot;?&quot;); NOT([.V359]=&quot;?&quot;);NOT([.Z359]=&quot;-&quot;))" table:style-name="ce2">
            <text:p>TRUE</text:p>
          </table:table-cell>
          <table:table-cell office:value-type="float" office:value="15" table:formula="of:=IFERROR(IFERROR([.O359]+[.V359]; [.O359]+[.Z359]); &quot;?&quot;)" table:style-name="ce2">
            <text:p>15</text:p>
          </table:table-cell>
          <table:table-cell office:value-type="float" office:value="15" table:formula="of:=MAX(IF([.C359]=&quot;?&quot;;0;[.C359]);[.J359])" table:style-name="ce2">
            <text:p>15</text:p>
          </table:table-cell>
          <table:table-cell office:value-type="string" table:style-name="ce2">
            <text:p>TREEPAIR_200_15_70_05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77" table:style-name="ce2">
            <text:p>77</text:p>
          </table:table-cell>
          <table:table-cell office:value-type="float" office:value="72" table:style-name="ce2">
            <text:p>72</text:p>
          </table:table-cell>
          <table:table-cell office:value-type="float" office:value="67" table:style-name="ce2">
            <text:p>67</text:p>
          </table:table-cell>
          <table:table-cell office:value-type="float" office:value="4.4666666666666668" table:formula="of:=[.M359]/[.D359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6" table:formula="of:=[.A359]+1" table:style-name="ce2">
            <text:p>356</text:p>
          </table:table-cell>
          <table:table-cell office:value-type="boolean" office:boolean-value="true" table:formula="of:=OR(NOT([.R360]=&quot;?&quot;); NOT([.V360]=&quot;?&quot;);NOT([.Z360]=&quot;-&quot;))" table:style-name="ce2">
            <text:p>TRUE</text:p>
          </table:table-cell>
          <table:table-cell office:value-type="float" office:value="15" table:formula="of:=IFERROR(IFERROR([.O360]+[.V360]; [.O360]+[.Z360]); &quot;?&quot;)" table:style-name="ce2">
            <text:p>15</text:p>
          </table:table-cell>
          <table:table-cell office:value-type="float" office:value="15" table:formula="of:=MAX(IF([.C360]=&quot;?&quot;;0;[.C360]);[.J360])" table:style-name="ce2">
            <text:p>15</text:p>
          </table:table-cell>
          <table:table-cell office:value-type="string" table:style-name="ce2">
            <text:p>TREEPAIR_200_15_90_01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10" table:style-name="ce2">
            <text:p>110</text:p>
          </table:table-cell>
          <table:table-cell office:value-type="float" office:value="86" table:style-name="ce2">
            <text:p>86</text:p>
          </table:table-cell>
          <table:table-cell office:value-type="float" office:value="84" table:style-name="ce2">
            <text:p>84</text:p>
          </table:table-cell>
          <table:table-cell office:value-type="float" office:value="5.6" table:formula="of:=[.M360]/[.D360]" table:style-name="ce22">
            <text:p>5.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7" table:formula="of:=[.A360]+1" table:style-name="ce2">
            <text:p>357</text:p>
          </table:table-cell>
          <table:table-cell office:value-type="boolean" office:boolean-value="true" table:formula="of:=OR(NOT([.R361]=&quot;?&quot;); NOT([.V361]=&quot;?&quot;);NOT([.Z361]=&quot;-&quot;))" table:style-name="ce2">
            <text:p>TRUE</text:p>
          </table:table-cell>
          <table:table-cell office:value-type="float" office:value="15" table:formula="of:=IFERROR(IFERROR([.O361]+[.V361]; [.O361]+[.Z361]); &quot;?&quot;)" table:style-name="ce2">
            <text:p>15</text:p>
          </table:table-cell>
          <table:table-cell office:value-type="float" office:value="15" table:formula="of:=MAX(IF([.C361]=&quot;?&quot;;0;[.C361]);[.J361])" table:style-name="ce2">
            <text:p>15</text:p>
          </table:table-cell>
          <table:table-cell office:value-type="string" table:style-name="ce2">
            <text:p>TREEPAIR_200_15_90_02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101" table:style-name="ce2">
            <text:p>101</text:p>
          </table:table-cell>
          <table:table-cell office:value-type="float" office:value="80" table:style-name="ce2">
            <text:p>80</text:p>
          </table:table-cell>
          <table:table-cell office:value-type="float" office:value="64" table:style-name="ce2">
            <text:p>64</text:p>
          </table:table-cell>
          <table:table-cell office:value-type="float" office:value="4.2666666666666666" table:formula="of:=[.M361]/[.D361]" table:style-name="ce22">
            <text:p>4.3</text:p>
          </table:table-cell>
          <table:table-cell office:value-type="float" office:value="3" table:style-name="ce10">
            <text:p>3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8" table:formula="of:=[.A361]+1" table:style-name="ce2">
            <text:p>358</text:p>
          </table:table-cell>
          <table:table-cell office:value-type="boolean" office:boolean-value="true" table:formula="of:=OR(NOT([.R362]=&quot;?&quot;); NOT([.V362]=&quot;?&quot;);NOT([.Z362]=&quot;-&quot;))" table:style-name="ce2">
            <text:p>TRUE</text:p>
          </table:table-cell>
          <table:table-cell office:value-type="float" office:value="15" table:formula="of:=IFERROR(IFERROR([.O362]+[.V362]; [.O362]+[.Z362]); &quot;?&quot;)" table:style-name="ce2">
            <text:p>15</text:p>
          </table:table-cell>
          <table:table-cell office:value-type="float" office:value="15" table:formula="of:=MAX(IF([.C362]=&quot;?&quot;;0;[.C362]);[.J362])" table:style-name="ce2">
            <text:p>15</text:p>
          </table:table-cell>
          <table:table-cell office:value-type="string" table:style-name="ce2">
            <text:p>TREEPAIR_200_15_90_03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11" table:style-name="ce2">
            <text:p>111</text:p>
          </table:table-cell>
          <table:table-cell office:value-type="float" office:value="90" table:style-name="ce2">
            <text:p>90</text:p>
          </table:table-cell>
          <table:table-cell office:value-type="float" office:value="84" table:style-name="ce2">
            <text:p>84</text:p>
          </table:table-cell>
          <table:table-cell office:value-type="float" office:value="5.6" table:formula="of:=[.M362]/[.D362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59" table:formula="of:=[.A362]+1" table:style-name="ce2">
            <text:p>359</text:p>
          </table:table-cell>
          <table:table-cell office:value-type="boolean" office:boolean-value="true" table:formula="of:=OR(NOT([.R363]=&quot;?&quot;); NOT([.V363]=&quot;?&quot;);NOT([.Z363]=&quot;-&quot;))" table:style-name="ce2">
            <text:p>TRUE</text:p>
          </table:table-cell>
          <table:table-cell office:value-type="float" office:value="14" table:formula="of:=IFERROR(IFERROR([.O363]+[.V363]; [.O363]+[.Z363]); &quot;?&quot;)" table:style-name="ce2">
            <text:p>14</text:p>
          </table:table-cell>
          <table:table-cell office:value-type="float" office:value="14" table:formula="of:=MAX(IF([.C363]=&quot;?&quot;;0;[.C363]);[.J363])" table:style-name="ce2">
            <text:p>14</text:p>
          </table:table-cell>
          <table:table-cell office:value-type="string" table:style-name="ce2">
            <text:p>TREEPAIR_200_15_90_04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17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79" table:style-name="ce2">
            <text:p>79</text:p>
          </table:table-cell>
          <table:table-cell office:value-type="float" office:value="72" table:style-name="ce2">
            <text:p>72</text:p>
          </table:table-cell>
          <table:table-cell office:value-type="float" office:value="5.1428571428571432" table:formula="of:=[.M363]/[.D363]" table:style-name="ce22">
            <text:p>5.1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0" table:formula="of:=[.A363]+1" table:style-name="ce2">
            <text:p>360</text:p>
          </table:table-cell>
          <table:table-cell office:value-type="boolean" office:boolean-value="true" table:formula="of:=OR(NOT([.R364]=&quot;?&quot;); NOT([.V364]=&quot;?&quot;);NOT([.Z364]=&quot;-&quot;))" table:style-name="ce2">
            <text:p>TRUE</text:p>
          </table:table-cell>
          <table:table-cell office:value-type="float" office:value="15" table:formula="of:=IFERROR(IFERROR([.O364]+[.V364]; [.O364]+[.Z364]); &quot;?&quot;)" table:style-name="ce2">
            <text:p>15</text:p>
          </table:table-cell>
          <table:table-cell office:value-type="float" office:value="15" table:formula="of:=MAX(IF([.C364]=&quot;?&quot;;0;[.C364]);[.J364])" table:style-name="ce2">
            <text:p>15</text:p>
          </table:table-cell>
          <table:table-cell office:value-type="string" table:style-name="ce2">
            <text:p>TREEPAIR_200_15_90_05</text:p>
          </table:table-cell>
          <table:table-cell office:value-type="float" office:value="200" table:style-name="ce2">
            <text:p>2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14" table:style-name="ce2">
            <text:p>114</text:p>
          </table:table-cell>
          <table:table-cell office:value-type="float" office:value="83" table:style-name="ce2">
            <text:p>83</text:p>
          </table:table-cell>
          <table:table-cell office:value-type="float" office:value="71" table:style-name="ce2">
            <text:p>71</text:p>
          </table:table-cell>
          <table:table-cell office:value-type="float" office:value="4.7333333333333334" table:formula="of:=[.M364]/[.D364]" table:style-name="ce22">
            <text:p>4.7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1" table:formula="of:=[.A364]+1" table:style-name="ce2">
            <text:p>361</text:p>
          </table:table-cell>
          <table:table-cell office:value-type="boolean" office:boolean-value="true" table:formula="of:=OR(NOT([.R365]=&quot;?&quot;); NOT([.V365]=&quot;?&quot;);NOT([.Z365]=&quot;-&quot;))" table:style-name="ce2">
            <text:p>TRUE</text:p>
          </table:table-cell>
          <table:table-cell office:value-type="float" office:value="18" table:formula="of:=IFERROR(IFERROR([.O365]+[.V365]; [.O365]+[.Z365]); &quot;?&quot;)" table:style-name="ce2">
            <text:p>18</text:p>
          </table:table-cell>
          <table:table-cell office:value-type="float" office:value="18" table:formula="of:=MAX(IF([.C365]=&quot;?&quot;;0;[.C365]);[.J365])" table:style-name="ce2">
            <text:p>18</text:p>
          </table:table-cell>
          <table:table-cell office:value-type="string" table:style-name="ce2">
            <text:p>TREEPAIR_200_20_50_01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17">
            <text:p>18</text:p>
          </table:table-cell>
          <table:table-cell office:value-type="float" office:value="96" table:style-name="ce2">
            <text:p>96</text:p>
          </table:table-cell>
          <table:table-cell office:value-type="float" office:value="89" table:style-name="ce2">
            <text:p>89</text:p>
          </table:table-cell>
          <table:table-cell office:value-type="float" office:value="73" table:style-name="ce2">
            <text:p>73</text:p>
          </table:table-cell>
          <table:table-cell office:value-type="float" office:value="4.0555555555555554" table:formula="of:=[.M365]/[.D365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2" table:formula="of:=[.A365]+1" table:style-name="ce2">
            <text:p>362</text:p>
          </table:table-cell>
          <table:table-cell office:value-type="boolean" office:boolean-value="true" table:formula="of:=OR(NOT([.R366]=&quot;?&quot;); NOT([.V366]=&quot;?&quot;);NOT([.Z366]=&quot;-&quot;))" table:style-name="ce2">
            <text:p>TRUE</text:p>
          </table:table-cell>
          <table:table-cell office:value-type="float" office:value="20" table:formula="of:=IFERROR(IFERROR([.O366]+[.V366]; [.O366]+[.Z366]); &quot;?&quot;)" table:style-name="ce2">
            <text:p>20</text:p>
          </table:table-cell>
          <table:table-cell office:value-type="float" office:value="20" table:formula="of:=MAX(IF([.C366]=&quot;?&quot;;0;[.C366]);[.J366])" table:style-name="ce2">
            <text:p>20</text:p>
          </table:table-cell>
          <table:table-cell office:value-type="string" table:style-name="ce2">
            <text:p>TREEPAIR_200_20_50_02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03" table:style-name="ce2">
            <text:p>103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4.8" table:formula="of:=[.M366]/[.D366]" table:style-name="ce22">
            <text:p>4.8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3" table:formula="of:=[.A366]+1" table:style-name="ce2">
            <text:p>363</text:p>
          </table:table-cell>
          <table:table-cell office:value-type="boolean" office:boolean-value="true" table:formula="of:=OR(NOT([.R367]=&quot;?&quot;); NOT([.V367]=&quot;?&quot;);NOT([.Z367]=&quot;-&quot;))" table:style-name="ce2">
            <text:p>TRUE</text:p>
          </table:table-cell>
          <table:table-cell office:value-type="float" office:value="18" table:formula="of:=IFERROR(IFERROR([.O367]+[.V367]; [.O367]+[.Z367]); &quot;?&quot;)" table:style-name="ce2">
            <text:p>18</text:p>
          </table:table-cell>
          <table:table-cell office:value-type="float" office:value="18" table:formula="of:=MAX(IF([.C367]=&quot;?&quot;;0;[.C367]);[.J367])" table:style-name="ce2">
            <text:p>18</text:p>
          </table:table-cell>
          <table:table-cell office:value-type="string" table:style-name="ce2">
            <text:p>TREEPAIR_200_20_50_03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17">
            <text:p>18</text:p>
          </table:table-cell>
          <table:table-cell office:value-type="float" office:value="109" table:style-name="ce2">
            <text:p>109</text:p>
          </table:table-cell>
          <table:table-cell office:value-type="float" office:value="97" table:style-name="ce2">
            <text:p>97</text:p>
          </table:table-cell>
          <table:table-cell office:value-type="float" office:value="96" table:style-name="ce2">
            <text:p>96</text:p>
          </table:table-cell>
          <table:table-cell office:value-type="float" office:value="5.333333333333333" table:formula="of:=[.M367]/[.D367]" table:style-name="ce22">
            <text:p>5.3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4" table:formula="of:=[.A367]+1" table:style-name="ce2">
            <text:p>364</text:p>
          </table:table-cell>
          <table:table-cell office:value-type="boolean" office:boolean-value="true" table:formula="of:=OR(NOT([.R368]=&quot;?&quot;); NOT([.V368]=&quot;?&quot;);NOT([.Z368]=&quot;-&quot;))" table:style-name="ce2">
            <text:p>TRUE</text:p>
          </table:table-cell>
          <table:table-cell office:value-type="float" office:value="20" table:formula="of:=IFERROR(IFERROR([.O368]+[.V368]; [.O368]+[.Z368]); &quot;?&quot;)" table:style-name="ce2">
            <text:p>20</text:p>
          </table:table-cell>
          <table:table-cell office:value-type="float" office:value="20" table:formula="of:=MAX(IF([.C368]=&quot;?&quot;;0;[.C368]);[.J368])" table:style-name="ce2">
            <text:p>20</text:p>
          </table:table-cell>
          <table:table-cell office:value-type="string" table:style-name="ce2">
            <text:p>TREEPAIR_200_20_50_04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98" table:style-name="ce2">
            <text:p>98</text:p>
          </table:table-cell>
          <table:table-cell office:value-type="float" office:value="88" table:style-name="ce2">
            <text:p>88</text:p>
          </table:table-cell>
          <table:table-cell office:value-type="float" office:value="79" table:style-name="ce2">
            <text:p>79</text:p>
          </table:table-cell>
          <table:table-cell office:value-type="float" office:value="3.95" table:formula="of:=[.M368]/[.D368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5" table:formula="of:=[.A368]+1" table:style-name="ce2">
            <text:p>365</text:p>
          </table:table-cell>
          <table:table-cell office:value-type="boolean" office:boolean-value="true" table:formula="of:=OR(NOT([.R369]=&quot;?&quot;); NOT([.V369]=&quot;?&quot;);NOT([.Z369]=&quot;-&quot;))" table:style-name="ce2">
            <text:p>TRUE</text:p>
          </table:table-cell>
          <table:table-cell office:value-type="float" office:value="20" table:formula="of:=IFERROR(IFERROR([.O369]+[.V369]; [.O369]+[.Z369]); &quot;?&quot;)" table:style-name="ce2">
            <text:p>20</text:p>
          </table:table-cell>
          <table:table-cell office:value-type="float" office:value="20" table:formula="of:=MAX(IF([.C369]=&quot;?&quot;;0;[.C369]);[.J369])" table:style-name="ce2">
            <text:p>20</text:p>
          </table:table-cell>
          <table:table-cell office:value-type="string" table:style-name="ce2">
            <text:p>TREEPAIR_200_20_50_05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04" table:style-name="ce2">
            <text:p>104</text:p>
          </table:table-cell>
          <table:table-cell office:value-type="float" office:value="95" table:style-name="ce2">
            <text:p>95</text:p>
          </table:table-cell>
          <table:table-cell office:value-type="float" office:value="82" table:style-name="ce2">
            <text:p>82</text:p>
          </table:table-cell>
          <table:table-cell office:value-type="float" office:value="4.0999999999999996" table:formula="of:=[.M369]/[.D369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6" table:formula="of:=[.A369]+1" table:style-name="ce2">
            <text:p>366</text:p>
          </table:table-cell>
          <table:table-cell office:value-type="boolean" office:boolean-value="true" table:formula="of:=OR(NOT([.R370]=&quot;?&quot;); NOT([.V370]=&quot;?&quot;);NOT([.Z370]=&quot;-&quot;))" table:style-name="ce2">
            <text:p>TRUE</text:p>
          </table:table-cell>
          <table:table-cell office:value-type="float" office:value="19" table:formula="of:=IFERROR(IFERROR([.O370]+[.V370]; [.O370]+[.Z370]); &quot;?&quot;)" table:style-name="ce2">
            <text:p>19</text:p>
          </table:table-cell>
          <table:table-cell office:value-type="float" office:value="19" table:formula="of:=MAX(IF([.C370]=&quot;?&quot;;0;[.C370]);[.J370])" table:style-name="ce2">
            <text:p>19</text:p>
          </table:table-cell>
          <table:table-cell office:value-type="string" table:style-name="ce2">
            <text:p>TREEPAIR_200_20_70_01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103" table:style-name="ce2">
            <text:p>103</text:p>
          </table:table-cell>
          <table:table-cell office:value-type="float" office:value="86" table:style-name="ce2">
            <text:p>86</text:p>
          </table:table-cell>
          <table:table-cell office:value-type="float" office:value="85" table:style-name="ce2">
            <text:p>85</text:p>
          </table:table-cell>
          <table:table-cell office:value-type="float" office:value="4.4736842105263159" table:formula="of:=[.M370]/[.D370]" table:style-name="ce22">
            <text:p>4.5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7" table:formula="of:=[.A370]+1" table:style-name="ce2">
            <text:p>367</text:p>
          </table:table-cell>
          <table:table-cell office:value-type="boolean" office:boolean-value="true" table:formula="of:=OR(NOT([.R371]=&quot;?&quot;); NOT([.V371]=&quot;?&quot;);NOT([.Z371]=&quot;-&quot;))" table:style-name="ce2">
            <text:p>TRUE</text:p>
          </table:table-cell>
          <table:table-cell office:value-type="float" office:value="20" table:formula="of:=IFERROR(IFERROR([.O371]+[.V371]; [.O371]+[.Z371]); &quot;?&quot;)" table:style-name="ce2">
            <text:p>20</text:p>
          </table:table-cell>
          <table:table-cell office:value-type="float" office:value="20" table:formula="of:=MAX(IF([.C371]=&quot;?&quot;;0;[.C371]);[.J371])" table:style-name="ce2">
            <text:p>20</text:p>
          </table:table-cell>
          <table:table-cell office:value-type="string" table:style-name="ce2">
            <text:p>TREEPAIR_200_20_70_02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00" table:style-name="ce2">
            <text:p>100</text:p>
          </table:table-cell>
          <table:table-cell office:value-type="float" office:value="93" table:style-name="ce2">
            <text:p>93</text:p>
          </table:table-cell>
          <table:table-cell office:value-type="float" office:value="88" table:style-name="ce2">
            <text:p>88</text:p>
          </table:table-cell>
          <table:table-cell office:value-type="float" office:value="4.4000000000000004" table:formula="of:=[.M371]/[.D371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8" table:formula="of:=[.A371]+1" table:style-name="ce2">
            <text:p>368</text:p>
          </table:table-cell>
          <table:table-cell office:value-type="boolean" office:boolean-value="true" table:formula="of:=OR(NOT([.R372]=&quot;?&quot;); NOT([.V372]=&quot;?&quot;);NOT([.Z372]=&quot;-&quot;))" table:style-name="ce2">
            <text:p>TRUE</text:p>
          </table:table-cell>
          <table:table-cell office:value-type="float" office:value="20" table:formula="of:=IFERROR(IFERROR([.O372]+[.V372]; [.O372]+[.Z372]); &quot;?&quot;)" table:style-name="ce2">
            <text:p>20</text:p>
          </table:table-cell>
          <table:table-cell office:value-type="float" office:value="20" table:formula="of:=MAX(IF([.C372]=&quot;?&quot;;0;[.C372]);[.J372])" table:style-name="ce2">
            <text:p>20</text:p>
          </table:table-cell>
          <table:table-cell office:value-type="string" table:style-name="ce2">
            <text:p>TREEPAIR_200_20_70_03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96" table:style-name="ce2">
            <text:p>96</text:p>
          </table:table-cell>
          <table:table-cell office:value-type="float" office:value="89" table:style-name="ce2">
            <text:p>89</text:p>
          </table:table-cell>
          <table:table-cell office:value-type="float" office:value="81" table:style-name="ce2">
            <text:p>81</text:p>
          </table:table-cell>
          <table:table-cell office:value-type="float" office:value="4.05" table:formula="of:=[.M372]/[.D372]" table:style-name="ce22">
            <text:p>4.1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69" table:formula="of:=[.A372]+1" table:style-name="ce2">
            <text:p>369</text:p>
          </table:table-cell>
          <table:table-cell office:value-type="boolean" office:boolean-value="true" table:formula="of:=OR(NOT([.R373]=&quot;?&quot;); NOT([.V373]=&quot;?&quot;);NOT([.Z373]=&quot;-&quot;))" table:style-name="ce2">
            <text:p>TRUE</text:p>
          </table:table-cell>
          <table:table-cell office:value-type="float" office:value="18" table:formula="of:=IFERROR(IFERROR([.O373]+[.V373]; [.O373]+[.Z373]); &quot;?&quot;)" table:style-name="ce2">
            <text:p>18</text:p>
          </table:table-cell>
          <table:table-cell office:value-type="float" office:value="18" table:formula="of:=MAX(IF([.C373]=&quot;?&quot;;0;[.C373]);[.J373])" table:style-name="ce2">
            <text:p>18</text:p>
          </table:table-cell>
          <table:table-cell office:value-type="string" table:style-name="ce2">
            <text:p>TREEPAIR_200_20_70_04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17">
            <text:p>18</text:p>
          </table:table-cell>
          <table:table-cell office:value-type="float" office:value="95" table:style-name="ce2">
            <text:p>95</text:p>
          </table:table-cell>
          <table:table-cell office:value-type="float" office:value="85" table:style-name="ce2">
            <text:p>85</text:p>
          </table:table-cell>
          <table:table-cell office:value-type="float" office:value="73" table:style-name="ce2">
            <text:p>73</text:p>
          </table:table-cell>
          <table:table-cell office:value-type="float" office:value="4.0555555555555554" table:formula="of:=[.M373]/[.D373]" table:style-name="ce22">
            <text:p>4.1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0" table:formula="of:=[.A373]+1" table:style-name="ce2">
            <text:p>370</text:p>
          </table:table-cell>
          <table:table-cell office:value-type="boolean" office:boolean-value="true" table:formula="of:=OR(NOT([.R374]=&quot;?&quot;); NOT([.V374]=&quot;?&quot;);NOT([.Z374]=&quot;-&quot;))" table:style-name="ce2">
            <text:p>TRUE</text:p>
          </table:table-cell>
          <table:table-cell office:value-type="float" office:value="20" table:formula="of:=IFERROR(IFERROR([.O374]+[.V374]; [.O374]+[.Z374]); &quot;?&quot;)" table:style-name="ce2">
            <text:p>20</text:p>
          </table:table-cell>
          <table:table-cell office:value-type="float" office:value="20" table:formula="of:=MAX(IF([.C374]=&quot;?&quot;;0;[.C374]);[.J374])" table:style-name="ce2">
            <text:p>20</text:p>
          </table:table-cell>
          <table:table-cell office:value-type="string" table:style-name="ce2">
            <text:p>TREEPAIR_200_20_70_05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4.3" table:formula="of:=[.M374]/[.D374]" table:style-name="ce22">
            <text:p>4.3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1" table:formula="of:=[.A374]+1" table:style-name="ce2">
            <text:p>371</text:p>
          </table:table-cell>
          <table:table-cell office:value-type="boolean" office:boolean-value="true" table:formula="of:=OR(NOT([.R375]=&quot;?&quot;); NOT([.V375]=&quot;?&quot;);NOT([.Z375]=&quot;-&quot;))" table:style-name="ce2">
            <text:p>TRUE</text:p>
          </table:table-cell>
          <table:table-cell office:value-type="float" office:value="20" table:formula="of:=IFERROR(IFERROR([.O375]+[.V375]; [.O375]+[.Z375]); &quot;?&quot;)" table:style-name="ce2">
            <text:p>20</text:p>
          </table:table-cell>
          <table:table-cell office:value-type="float" office:value="20" table:formula="of:=MAX(IF([.C375]=&quot;?&quot;;0;[.C375]);[.J375])" table:style-name="ce2">
            <text:p>20</text:p>
          </table:table-cell>
          <table:table-cell office:value-type="string" table:style-name="ce2">
            <text:p>TREEPAIR_200_20_90_01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13" table:style-name="ce2">
            <text:p>113</text:p>
          </table:table-cell>
          <table:table-cell office:value-type="float" office:value="101" table:style-name="ce2">
            <text:p>101</text:p>
          </table:table-cell>
          <table:table-cell office:value-type="float" office:value="88" table:style-name="ce2">
            <text:p>88</text:p>
          </table:table-cell>
          <table:table-cell office:value-type="float" office:value="4.4000000000000004" table:formula="of:=[.M375]/[.D375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2" table:formula="of:=[.A375]+1" table:style-name="ce2">
            <text:p>372</text:p>
          </table:table-cell>
          <table:table-cell office:value-type="boolean" office:boolean-value="true" table:formula="of:=OR(NOT([.R376]=&quot;?&quot;); NOT([.V376]=&quot;?&quot;);NOT([.Z376]=&quot;-&quot;))" table:style-name="ce2">
            <text:p>TRUE</text:p>
          </table:table-cell>
          <table:table-cell office:value-type="float" office:value="20" table:formula="of:=IFERROR(IFERROR([.O376]+[.V376]; [.O376]+[.Z376]); &quot;?&quot;)" table:style-name="ce2">
            <text:p>20</text:p>
          </table:table-cell>
          <table:table-cell office:value-type="float" office:value="20" table:formula="of:=MAX(IF([.C376]=&quot;?&quot;;0;[.C376]);[.J376])" table:style-name="ce2">
            <text:p>20</text:p>
          </table:table-cell>
          <table:table-cell office:value-type="string" table:style-name="ce2">
            <text:p>TREEPAIR_200_20_90_02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35" table:style-name="ce2">
            <text:p>135</text:p>
          </table:table-cell>
          <table:table-cell office:value-type="float" office:value="104" table:style-name="ce2">
            <text:p>104</text:p>
          </table:table-cell>
          <table:table-cell office:value-type="float" office:value="100" table:style-name="ce2">
            <text:p>100</text:p>
          </table:table-cell>
          <table:table-cell office:value-type="float" office:value="5" table:formula="of:=[.M376]/[.D376]" table:style-name="ce22">
            <text:p>5.0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3" table:formula="of:=[.A376]+1" table:style-name="ce2">
            <text:p>373</text:p>
          </table:table-cell>
          <table:table-cell office:value-type="boolean" office:boolean-value="true" table:formula="of:=OR(NOT([.R377]=&quot;?&quot;); NOT([.V377]=&quot;?&quot;);NOT([.Z377]=&quot;-&quot;))" table:style-name="ce2">
            <text:p>TRUE</text:p>
          </table:table-cell>
          <table:table-cell office:value-type="float" office:value="20" table:formula="of:=IFERROR(IFERROR([.O377]+[.V377]; [.O377]+[.Z377]); &quot;?&quot;)" table:style-name="ce2">
            <text:p>20</text:p>
          </table:table-cell>
          <table:table-cell office:value-type="float" office:value="20" table:formula="of:=MAX(IF([.C377]=&quot;?&quot;;0;[.C377]);[.J377])" table:style-name="ce2">
            <text:p>20</text:p>
          </table:table-cell>
          <table:table-cell office:value-type="string" table:style-name="ce2">
            <text:p>TREEPAIR_200_20_90_03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126" table:style-name="ce2">
            <text:p>126</text:p>
          </table:table-cell>
          <table:table-cell office:value-type="float" office:value="99" table:style-name="ce2">
            <text:p>99</text:p>
          </table:table-cell>
          <table:table-cell office:value-type="float" office:value="96" table:style-name="ce2">
            <text:p>96</text:p>
          </table:table-cell>
          <table:table-cell office:value-type="float" office:value="4.8" table:formula="of:=[.M377]/[.D377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4" table:formula="of:=[.A377]+1" table:style-name="ce2">
            <text:p>374</text:p>
          </table:table-cell>
          <table:table-cell office:value-type="boolean" office:boolean-value="true" table:formula="of:=OR(NOT([.R378]=&quot;?&quot;); NOT([.V378]=&quot;?&quot;);NOT([.Z378]=&quot;-&quot;))" table:style-name="ce2">
            <text:p>TRUE</text:p>
          </table:table-cell>
          <table:table-cell office:value-type="float" office:value="20" table:formula="of:=IFERROR(IFERROR([.O378]+[.V378]; [.O378]+[.Z378]); &quot;?&quot;)" table:style-name="ce2">
            <text:p>20</text:p>
          </table:table-cell>
          <table:table-cell office:value-type="float" office:value="20" table:formula="of:=MAX(IF([.C378]=&quot;?&quot;;0;[.C378]);[.J378])" table:style-name="ce2">
            <text:p>20</text:p>
          </table:table-cell>
          <table:table-cell office:value-type="string" table:style-name="ce2">
            <text:p>TREEPAIR_200_20_90_04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17" table:style-name="ce2">
            <text:p>117</text:p>
          </table:table-cell>
          <table:table-cell office:value-type="float" office:value="98" table:style-name="ce2">
            <text:p>98</text:p>
          </table:table-cell>
          <table:table-cell office:value-type="float" office:value="91" table:style-name="ce2">
            <text:p>91</text:p>
          </table:table-cell>
          <table:table-cell office:value-type="float" office:value="4.55" table:formula="of:=[.M378]/[.D378]" table:style-name="ce22">
            <text:p>4.6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5" table:formula="of:=[.A378]+1" table:style-name="ce2">
            <text:p>375</text:p>
          </table:table-cell>
          <table:table-cell office:value-type="boolean" office:boolean-value="true" table:formula="of:=OR(NOT([.R379]=&quot;?&quot;); NOT([.V379]=&quot;?&quot;);NOT([.Z379]=&quot;-&quot;))" table:style-name="ce2">
            <text:p>TRUE</text:p>
          </table:table-cell>
          <table:table-cell office:value-type="float" office:value="18" table:formula="of:=IFERROR(IFERROR([.O379]+[.V379]; [.O379]+[.Z379]); &quot;?&quot;)" table:style-name="ce2">
            <text:p>18</text:p>
          </table:table-cell>
          <table:table-cell office:value-type="float" office:value="18" table:formula="of:=MAX(IF([.C379]=&quot;?&quot;;0;[.C379]);[.J379])" table:style-name="ce2">
            <text:p>18</text:p>
          </table:table-cell>
          <table:table-cell office:value-type="string" table:style-name="ce2">
            <text:p>TREEPAIR_200_20_90_05</text:p>
          </table:table-cell>
          <table:table-cell office:value-type="float" office:value="200" table:style-name="ce2">
            <text:p>2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17">
            <text:p>18</text:p>
          </table:table-cell>
          <table:table-cell office:value-type="float" office:value="104" table:style-name="ce2">
            <text:p>104</text:p>
          </table:table-cell>
          <table:table-cell office:value-type="float" office:value="91" table:style-name="ce2">
            <text:p>91</text:p>
          </table:table-cell>
          <table:table-cell office:value-type="float" office:value="81" table:style-name="ce2">
            <text:p>81</text:p>
          </table:table-cell>
          <table:table-cell office:value-type="float" office:value="4.5" table:formula="of:=[.M379]/[.D379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6" table:formula="of:=[.A379]+1" table:style-name="ce2">
            <text:p>376</text:p>
          </table:table-cell>
          <table:table-cell office:value-type="boolean" office:boolean-value="true" table:formula="of:=OR(NOT([.R380]=&quot;?&quot;); NOT([.V380]=&quot;?&quot;);NOT([.Z380]=&quot;-&quot;))" table:style-name="ce2">
            <text:p>TRUE</text:p>
          </table:table-cell>
          <table:table-cell office:value-type="float" office:value="24" table:formula="of:=IFERROR(IFERROR([.O380]+[.V380]; [.O380]+[.Z380]); &quot;?&quot;)" table:style-name="ce2">
            <text:p>24</text:p>
          </table:table-cell>
          <table:table-cell office:value-type="float" office:value="24" table:formula="of:=MAX(IF([.C380]=&quot;?&quot;;0;[.C380]);[.J380])" table:style-name="ce2">
            <text:p>24</text:p>
          </table:table-cell>
          <table:table-cell office:value-type="string" table:style-name="ce2">
            <text:p>TREEPAIR_200_25_50_01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00" table:style-name="ce2">
            <text:p>100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4" table:formula="of:=[.M380]/[.D380]" table:style-name="ce22">
            <text:p>4.0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7" table:formula="of:=[.A380]+1" table:style-name="ce2">
            <text:p>377</text:p>
          </table:table-cell>
          <table:table-cell office:value-type="boolean" office:boolean-value="true" table:formula="of:=OR(NOT([.R381]=&quot;?&quot;); NOT([.V381]=&quot;?&quot;);NOT([.Z381]=&quot;-&quot;))" table:style-name="ce2">
            <text:p>TRUE</text:p>
          </table:table-cell>
          <table:table-cell office:value-type="float" office:value="24" table:formula="of:=IFERROR(IFERROR([.O381]+[.V381]; [.O381]+[.Z381]); &quot;?&quot;)" table:style-name="ce2">
            <text:p>24</text:p>
          </table:table-cell>
          <table:table-cell office:value-type="float" office:value="24" table:formula="of:=MAX(IF([.C381]=&quot;?&quot;;0;[.C381]);[.J381])" table:style-name="ce2">
            <text:p>24</text:p>
          </table:table-cell>
          <table:table-cell office:value-type="string" table:style-name="ce2">
            <text:p>TREEPAIR_200_25_50_02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99" table:style-name="ce2">
            <text:p>99</text:p>
          </table:table-cell>
          <table:table-cell office:value-type="float" office:value="92" table:style-name="ce2">
            <text:p>92</text:p>
          </table:table-cell>
          <table:table-cell office:value-type="float" office:value="3.8333333333333335" table:formula="of:=[.M381]/[.D381]" table:style-name="ce22">
            <text:p>3.8</text:p>
          </table:table-cell>
          <table:table-cell office:value-type="float" office:value="2" table:style-name="ce10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8" table:formula="of:=[.A381]+1" table:style-name="ce2">
            <text:p>378</text:p>
          </table:table-cell>
          <table:table-cell office:value-type="boolean" office:boolean-value="true" table:formula="of:=OR(NOT([.R382]=&quot;?&quot;); NOT([.V382]=&quot;?&quot;);NOT([.Z382]=&quot;-&quot;))" table:style-name="ce2">
            <text:p>TRUE</text:p>
          </table:table-cell>
          <table:table-cell office:value-type="float" office:value="24" table:formula="of:=IFERROR(IFERROR([.O382]+[.V382]; [.O382]+[.Z382]); &quot;?&quot;)" table:style-name="ce2">
            <text:p>24</text:p>
          </table:table-cell>
          <table:table-cell office:value-type="float" office:value="24" table:formula="of:=MAX(IF([.C382]=&quot;?&quot;;0;[.C382]);[.J382])" table:style-name="ce2">
            <text:p>24</text:p>
          </table:table-cell>
          <table:table-cell office:value-type="string" table:style-name="ce2">
            <text:p>TREEPAIR_200_25_50_03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17">
            <text:p>24</text:p>
          </table:table-cell>
          <table:table-cell office:value-type="float" office:value="107" table:style-name="ce2">
            <text:p>107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4.25" table:formula="of:=[.M382]/[.D382]" table:style-name="ce22">
            <text:p>4.3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79" table:formula="of:=[.A382]+1" table:style-name="ce2">
            <text:p>379</text:p>
          </table:table-cell>
          <table:table-cell office:value-type="boolean" office:boolean-value="true" table:formula="of:=OR(NOT([.R383]=&quot;?&quot;); NOT([.V383]=&quot;?&quot;);NOT([.Z383]=&quot;-&quot;))" table:style-name="ce2">
            <text:p>TRUE</text:p>
          </table:table-cell>
          <table:table-cell office:value-type="float" office:value="25" table:formula="of:=IFERROR(IFERROR([.O383]+[.V383]; [.O383]+[.Z383]); &quot;?&quot;)" table:style-name="ce2">
            <text:p>25</text:p>
          </table:table-cell>
          <table:table-cell office:value-type="float" office:value="25" table:formula="of:=MAX(IF([.C383]=&quot;?&quot;;0;[.C383]);[.J383])" table:style-name="ce2">
            <text:p>25</text:p>
          </table:table-cell>
          <table:table-cell office:value-type="string" table:style-name="ce2">
            <text:p>TREEPAIR_200_25_50_04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5" table:style-name="ce17">
            <text:p>25</text:p>
          </table:table-cell>
          <table:table-cell office:value-type="float" office:value="118" table:style-name="ce2">
            <text:p>118</text:p>
          </table:table-cell>
          <table:table-cell office:value-type="float" office:value="113" table:style-name="ce2">
            <text:p>113</text:p>
          </table:table-cell>
          <table:table-cell office:value-type="float" office:value="109" table:style-name="ce2">
            <text:p>109</text:p>
          </table:table-cell>
          <table:table-cell office:value-type="float" office:value="4.3600000000000003" table:formula="of:=[.M383]/[.D383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0" table:formula="of:=[.A383]+1" table:style-name="ce2">
            <text:p>380</text:p>
          </table:table-cell>
          <table:table-cell office:value-type="boolean" office:boolean-value="true" table:formula="of:=OR(NOT([.R384]=&quot;?&quot;); NOT([.V384]=&quot;?&quot;);NOT([.Z384]=&quot;-&quot;))" table:style-name="ce2">
            <text:p>TRUE</text:p>
          </table:table-cell>
          <table:table-cell office:value-type="float" office:value="24" table:formula="of:=IFERROR(IFERROR([.O384]+[.V384]; [.O384]+[.Z384]); &quot;?&quot;)" table:style-name="ce2">
            <text:p>24</text:p>
          </table:table-cell>
          <table:table-cell office:value-type="float" office:value="24" table:formula="of:=MAX(IF([.C384]=&quot;?&quot;;0;[.C384]);[.J384])" table:style-name="ce2">
            <text:p>24</text:p>
          </table:table-cell>
          <table:table-cell office:value-type="string" table:style-name="ce2">
            <text:p>TREEPAIR_200_25_50_05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97" table:style-name="ce2">
            <text:p>97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3.75" table:formula="of:=[.M384]/[.D384]" table:style-name="ce22">
            <text:p>3.8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57" table:style-name="ce2">
            <text:p>5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1" table:formula="of:=[.A384]+1" table:style-name="ce2">
            <text:p>381</text:p>
          </table:table-cell>
          <table:table-cell office:value-type="boolean" office:boolean-value="true" table:formula="of:=OR(NOT([.R385]=&quot;?&quot;); NOT([.V385]=&quot;?&quot;);NOT([.Z385]=&quot;-&quot;))" table:style-name="ce2">
            <text:p>TRUE</text:p>
          </table:table-cell>
          <table:table-cell office:value-type="float" office:value="24" table:formula="of:=IFERROR(IFERROR([.O385]+[.V385]; [.O385]+[.Z385]); &quot;?&quot;)" table:style-name="ce2">
            <text:p>24</text:p>
          </table:table-cell>
          <table:table-cell office:value-type="float" office:value="24" table:formula="of:=MAX(IF([.C385]=&quot;?&quot;;0;[.C385]);[.J385])" table:style-name="ce2">
            <text:p>24</text:p>
          </table:table-cell>
          <table:table-cell office:value-type="string" table:style-name="ce2">
            <text:p>TREEPAIR_200_25_70_01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09" table:style-name="ce2">
            <text:p>109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4.208333333333333" table:formula="of:=[.M385]/[.D385]" table:style-name="ce22">
            <text:p>4.2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2" table:formula="of:=[.A385]+1" table:style-name="ce2">
            <text:p>382</text:p>
          </table:table-cell>
          <table:table-cell office:value-type="boolean" office:boolean-value="true" table:formula="of:=OR(NOT([.R386]=&quot;?&quot;); NOT([.V386]=&quot;?&quot;);NOT([.Z386]=&quot;-&quot;))" table:style-name="ce2">
            <text:p>TRUE</text:p>
          </table:table-cell>
          <table:table-cell office:value-type="float" office:value="25" table:formula="of:=IFERROR(IFERROR([.O386]+[.V386]; [.O386]+[.Z386]); &quot;?&quot;)" table:style-name="ce2">
            <text:p>25</text:p>
          </table:table-cell>
          <table:table-cell office:value-type="float" office:value="25" table:formula="of:=MAX(IF([.C386]=&quot;?&quot;;0;[.C386]);[.J386])" table:style-name="ce2">
            <text:p>25</text:p>
          </table:table-cell>
          <table:table-cell office:value-type="string" table:style-name="ce2">
            <text:p>TREEPAIR_200_25_70_02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05" table:style-name="ce2">
            <text:p>105</text:p>
          </table:table-cell>
          <table:table-cell office:value-type="float" office:value="98" table:style-name="ce2">
            <text:p>98</text:p>
          </table:table-cell>
          <table:table-cell office:value-type="float" office:value="88" table:style-name="ce2">
            <text:p>88</text:p>
          </table:table-cell>
          <table:table-cell office:value-type="float" office:value="3.52" table:formula="of:=[.M386]/[.D386]" table:style-name="ce22">
            <text:p>3.5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3" table:formula="of:=[.A386]+1" table:style-name="ce2">
            <text:p>383</text:p>
          </table:table-cell>
          <table:table-cell office:value-type="boolean" office:boolean-value="true" table:formula="of:=OR(NOT([.R387]=&quot;?&quot;); NOT([.V387]=&quot;?&quot;);NOT([.Z387]=&quot;-&quot;))" table:style-name="ce2">
            <text:p>TRUE</text:p>
          </table:table-cell>
          <table:table-cell office:value-type="float" office:value="25" table:formula="of:=IFERROR(IFERROR([.O387]+[.V387]; [.O387]+[.Z387]); &quot;?&quot;)" table:style-name="ce2">
            <text:p>25</text:p>
          </table:table-cell>
          <table:table-cell office:value-type="float" office:value="25" table:formula="of:=MAX(IF([.C387]=&quot;?&quot;;0;[.C387]);[.J387])" table:style-name="ce2">
            <text:p>25</text:p>
          </table:table-cell>
          <table:table-cell office:value-type="string" table:style-name="ce2">
            <text:p>TREEPAIR_200_25_70_03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17">
            <text:p>24</text:p>
          </table:table-cell>
          <table:table-cell office:value-type="float" office:value="110" table:style-name="ce2">
            <text:p>110</text:p>
          </table:table-cell>
          <table:table-cell office:value-type="float" office:value="100" table:style-name="ce2">
            <text:p>100</text:p>
          </table:table-cell>
          <table:table-cell office:value-type="float" office:value="87" table:style-name="ce2">
            <text:p>87</text:p>
          </table:table-cell>
          <table:table-cell office:value-type="float" office:value="3.48" table:formula="of:=[.M387]/[.D387]" table:style-name="ce22">
            <text:p>3.5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4" table:formula="of:=[.A387]+1" table:style-name="ce2">
            <text:p>384</text:p>
          </table:table-cell>
          <table:table-cell office:value-type="boolean" office:boolean-value="true" table:formula="of:=OR(NOT([.R388]=&quot;?&quot;); NOT([.V388]=&quot;?&quot;);NOT([.Z388]=&quot;-&quot;))" table:style-name="ce2">
            <text:p>TRUE</text:p>
          </table:table-cell>
          <table:table-cell office:value-type="float" office:value="24" table:formula="of:=IFERROR(IFERROR([.O388]+[.V388]; [.O388]+[.Z388]); &quot;?&quot;)" table:style-name="ce2">
            <text:p>24</text:p>
          </table:table-cell>
          <table:table-cell office:value-type="float" office:value="24" table:formula="of:=MAX(IF([.C388]=&quot;?&quot;;0;[.C388]);[.J388])" table:style-name="ce2">
            <text:p>24</text:p>
          </table:table-cell>
          <table:table-cell office:value-type="string" table:style-name="ce2">
            <text:p>TREEPAIR_200_25_70_04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12" table:style-name="ce2">
            <text:p>112</text:p>
          </table:table-cell>
          <table:table-cell office:value-type="float" office:value="104" table:style-name="ce2">
            <text:p>104</text:p>
          </table:table-cell>
          <table:table-cell office:value-type="float" office:value="95" table:style-name="ce2">
            <text:p>95</text:p>
          </table:table-cell>
          <table:table-cell office:value-type="float" office:value="3.9583333333333335" table:formula="of:=[.M388]/[.D388]" table:style-name="ce22">
            <text:p>4.0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9">
            <text:p>21</text:p>
          </table:table-cell>
          <table:table-cell office:value-type="float" office:value="60" table:style-name="ce2">
            <text:p>60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5" table:formula="of:=[.A388]+1" table:style-name="ce2">
            <text:p>385</text:p>
          </table:table-cell>
          <table:table-cell office:value-type="boolean" office:boolean-value="true" table:formula="of:=OR(NOT([.R389]=&quot;?&quot;); NOT([.V389]=&quot;?&quot;);NOT([.Z389]=&quot;-&quot;))" table:style-name="ce2">
            <text:p>TRUE</text:p>
          </table:table-cell>
          <table:table-cell office:value-type="float" office:value="25" table:formula="of:=IFERROR(IFERROR([.O389]+[.V389]; [.O389]+[.Z389]); &quot;?&quot;)" table:style-name="ce2">
            <text:p>25</text:p>
          </table:table-cell>
          <table:table-cell office:value-type="float" office:value="25" table:formula="of:=MAX(IF([.C389]=&quot;?&quot;;0;[.C389]);[.J389])" table:style-name="ce2">
            <text:p>25</text:p>
          </table:table-cell>
          <table:table-cell office:value-type="string" table:style-name="ce2">
            <text:p>TREEPAIR_200_25_70_05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113" table:style-name="ce2">
            <text:p>113</text:p>
          </table:table-cell>
          <table:table-cell office:value-type="float" office:value="112" table:style-name="ce2">
            <text:p>112</text:p>
          </table:table-cell>
          <table:table-cell office:value-type="float" office:value="108" table:style-name="ce2">
            <text:p>108</text:p>
          </table:table-cell>
          <table:table-cell office:value-type="float" office:value="4.32" table:formula="of:=[.M389]/[.D389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3" table:style-name="ce2">
            <text:p>63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6" table:formula="of:=[.A389]+1" table:style-name="ce2">
            <text:p>386</text:p>
          </table:table-cell>
          <table:table-cell office:value-type="boolean" office:boolean-value="true" table:formula="of:=OR(NOT([.R390]=&quot;?&quot;); NOT([.V390]=&quot;?&quot;);NOT([.Z390]=&quot;-&quot;))" table:style-name="ce2">
            <text:p>TRUE</text:p>
          </table:table-cell>
          <table:table-cell office:value-type="float" office:value="23" table:formula="of:=IFERROR(IFERROR([.O390]+[.V390]; [.O390]+[.Z390]); &quot;?&quot;)" table:style-name="ce2">
            <text:p>23</text:p>
          </table:table-cell>
          <table:table-cell office:value-type="float" office:value="23" table:formula="of:=MAX(IF([.C390]=&quot;?&quot;;0;[.C390]);[.J390])" table:style-name="ce2">
            <text:p>23</text:p>
          </table:table-cell>
          <table:table-cell office:value-type="string" table:style-name="ce2">
            <text:p>TREEPAIR_200_25_90_01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17">
            <text:p>23</text:p>
          </table:table-cell>
          <table:table-cell office:value-type="float" office:value="114" table:style-name="ce2">
            <text:p>114</text:p>
          </table:table-cell>
          <table:table-cell office:value-type="float" office:value="101" table:style-name="ce2">
            <text:p>101</text:p>
          </table:table-cell>
          <table:table-cell office:value-type="float" office:value="100" table:style-name="ce2">
            <text:p>100</text:p>
          </table:table-cell>
          <table:table-cell office:value-type="float" office:value="4.3478260869565215" table:formula="of:=[.M390]/[.D390]" table:style-name="ce22">
            <text:p>4.3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7" table:formula="of:=[.A390]+1" table:style-name="ce2">
            <text:p>387</text:p>
          </table:table-cell>
          <table:table-cell office:value-type="boolean" office:boolean-value="true" table:formula="of:=OR(NOT([.R391]=&quot;?&quot;); NOT([.V391]=&quot;?&quot;);NOT([.Z391]=&quot;-&quot;))" table:style-name="ce2">
            <text:p>TRUE</text:p>
          </table:table-cell>
          <table:table-cell office:value-type="float" office:value="25" table:formula="of:=IFERROR(IFERROR([.O391]+[.V391]; [.O391]+[.Z391]); &quot;?&quot;)" table:style-name="ce2">
            <text:p>25</text:p>
          </table:table-cell>
          <table:table-cell office:value-type="float" office:value="25" table:formula="of:=MAX(IF([.C391]=&quot;?&quot;;0;[.C391]);[.J391])" table:style-name="ce2">
            <text:p>25</text:p>
          </table:table-cell>
          <table:table-cell office:value-type="string" table:style-name="ce2">
            <text:p>TREEPAIR_200_25_90_02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26" table:style-name="ce2">
            <text:p>126</text:p>
          </table:table-cell>
          <table:table-cell office:value-type="float" office:value="113" table:style-name="ce2">
            <text:p>113</text:p>
          </table:table-cell>
          <table:table-cell office:value-type="float" office:value="101" table:style-name="ce2">
            <text:p>101</text:p>
          </table:table-cell>
          <table:table-cell office:value-type="float" office:value="4.04" table:formula="of:=[.M391]/[.D391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8" table:formula="of:=[.A391]+1" table:style-name="ce2">
            <text:p>388</text:p>
          </table:table-cell>
          <table:table-cell office:value-type="boolean" office:boolean-value="true" table:formula="of:=OR(NOT([.R392]=&quot;?&quot;); NOT([.V392]=&quot;?&quot;);NOT([.Z392]=&quot;-&quot;))" table:style-name="ce2">
            <text:p>TRUE</text:p>
          </table:table-cell>
          <table:table-cell office:value-type="float" office:value="22" table:formula="of:=IFERROR(IFERROR([.O392]+[.V392]; [.O392]+[.Z392]); &quot;?&quot;)" table:style-name="ce2">
            <text:p>22</text:p>
          </table:table-cell>
          <table:table-cell office:value-type="float" office:value="22" table:formula="of:=MAX(IF([.C392]=&quot;?&quot;;0;[.C392]);[.J392])" table:style-name="ce2">
            <text:p>22</text:p>
          </table:table-cell>
          <table:table-cell office:value-type="string" table:style-name="ce2">
            <text:p>TREEPAIR_200_25_90_03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17">
            <text:p>22</text:p>
          </table:table-cell>
          <table:table-cell office:value-type="float" office:value="121" table:style-name="ce2">
            <text:p>121</text:p>
          </table:table-cell>
          <table:table-cell office:value-type="float" office:value="98" table:style-name="ce2">
            <text:p>98</text:p>
          </table:table-cell>
          <table:table-cell office:value-type="float" office:value="92" table:style-name="ce2">
            <text:p>92</text:p>
          </table:table-cell>
          <table:table-cell office:value-type="float" office:value="4.1818181818181817" table:formula="of:=[.M392]/[.D392]" table:style-name="ce22">
            <text:p>4.2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9">
            <text:p>21</text:p>
          </table:table-cell>
          <table:table-cell office:value-type="float" office:value="63" table:style-name="ce2">
            <text:p>6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89" table:formula="of:=[.A392]+1" table:style-name="ce2">
            <text:p>389</text:p>
          </table:table-cell>
          <table:table-cell office:value-type="boolean" office:boolean-value="true" table:formula="of:=OR(NOT([.R393]=&quot;?&quot;); NOT([.V393]=&quot;?&quot;);NOT([.Z393]=&quot;-&quot;))" table:style-name="ce2">
            <text:p>TRUE</text:p>
          </table:table-cell>
          <table:table-cell office:value-type="float" office:value="24" table:formula="of:=IFERROR(IFERROR([.O393]+[.V393]; [.O393]+[.Z393]); &quot;?&quot;)" table:style-name="ce2">
            <text:p>24</text:p>
          </table:table-cell>
          <table:table-cell office:value-type="float" office:value="24" table:formula="of:=MAX(IF([.C393]=&quot;?&quot;;0;[.C393]);[.J393])" table:style-name="ce2">
            <text:p>24</text:p>
          </table:table-cell>
          <table:table-cell office:value-type="string" table:style-name="ce2">
            <text:p>TREEPAIR_200_25_90_04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42" table:style-name="ce2">
            <text:p>142</text:p>
          </table:table-cell>
          <table:table-cell office:value-type="float" office:value="115" table:style-name="ce2">
            <text:p>115</text:p>
          </table:table-cell>
          <table:table-cell office:value-type="float" office:value="110" table:style-name="ce2">
            <text:p>110</text:p>
          </table:table-cell>
          <table:table-cell office:value-type="float" office:value="4.583333333333333" table:formula="of:=[.M393]/[.D393]" table:style-name="ce22">
            <text:p>4.6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0" table:formula="of:=[.A393]+1" table:style-name="ce2">
            <text:p>390</text:p>
          </table:table-cell>
          <table:table-cell office:value-type="boolean" office:boolean-value="true" table:formula="of:=OR(NOT([.R394]=&quot;?&quot;); NOT([.V394]=&quot;?&quot;);NOT([.Z394]=&quot;-&quot;))" table:style-name="ce2">
            <text:p>TRUE</text:p>
          </table:table-cell>
          <table:table-cell office:value-type="float" office:value="25" table:formula="of:=IFERROR(IFERROR([.O394]+[.V394]; [.O394]+[.Z394]); &quot;?&quot;)" table:style-name="ce2">
            <text:p>25</text:p>
          </table:table-cell>
          <table:table-cell office:value-type="float" office:value="25" table:formula="of:=MAX(IF([.C394]=&quot;?&quot;;0;[.C394]);[.J394])" table:style-name="ce2">
            <text:p>25</text:p>
          </table:table-cell>
          <table:table-cell office:value-type="string" table:style-name="ce2">
            <text:p>TREEPAIR_200_25_90_05</text:p>
          </table:table-cell>
          <table:table-cell office:value-type="float" office:value="200" table:style-name="ce2">
            <text:p>2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135" table:style-name="ce2">
            <text:p>135</text:p>
          </table:table-cell>
          <table:table-cell office:value-type="float" office:value="121" table:style-name="ce2">
            <text:p>121</text:p>
          </table:table-cell>
          <table:table-cell office:value-type="float" office:value="120" table:style-name="ce2">
            <text:p>120</text:p>
          </table:table-cell>
          <table:table-cell office:value-type="float" office:value="4.8" table:formula="of:=[.M394]/[.D394]" table:style-name="ce22">
            <text:p>4.8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1" table:formula="of:=[.A394]+1" table:style-name="ce2">
            <text:p>391</text:p>
          </table:table-cell>
          <table:table-cell office:value-type="boolean" office:boolean-value="true" table:formula="of:=OR(NOT([.R395]=&quot;?&quot;); NOT([.V395]=&quot;?&quot;);NOT([.Z395]=&quot;-&quot;))" table:style-name="ce2">
            <text:p>TRUE</text:p>
          </table:table-cell>
          <table:table-cell office:value-type="float" office:value="30" table:formula="of:=IFERROR(IFERROR([.O395]+[.V395]; [.O395]+[.Z395]); &quot;?&quot;)" table:style-name="ce2">
            <text:p>30</text:p>
          </table:table-cell>
          <table:table-cell office:value-type="float" office:value="30" table:formula="of:=MAX(IF([.C395]=&quot;?&quot;;0;[.C395]);[.J395])" table:style-name="ce2">
            <text:p>30</text:p>
          </table:table-cell>
          <table:table-cell office:value-type="string" table:style-name="ce2">
            <text:p>TREEPAIR_200_30_50_01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17" table:style-name="ce2">
            <text:p>117</text:p>
          </table:table-cell>
          <table:table-cell office:value-type="float" office:value="114" table:style-name="ce2">
            <text:p>114</text:p>
          </table:table-cell>
          <table:table-cell office:value-type="float" office:value="104" table:style-name="ce2">
            <text:p>104</text:p>
          </table:table-cell>
          <table:table-cell office:value-type="float" office:value="3.4666666666666668" table:formula="of:=[.M395]/[.D395]" table:style-name="ce22">
            <text:p>3.5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2" table:formula="of:=[.A395]+1" table:style-name="ce2">
            <text:p>392</text:p>
          </table:table-cell>
          <table:table-cell office:value-type="boolean" office:boolean-value="true" table:formula="of:=OR(NOT([.R396]=&quot;?&quot;); NOT([.V396]=&quot;?&quot;);NOT([.Z396]=&quot;-&quot;))" table:style-name="ce2">
            <text:p>TRUE</text:p>
          </table:table-cell>
          <table:table-cell office:value-type="float" office:value="28" table:formula="of:=IFERROR(IFERROR([.O396]+[.V396]; [.O396]+[.Z396]); &quot;?&quot;)" table:style-name="ce2">
            <text:p>28</text:p>
          </table:table-cell>
          <table:table-cell office:value-type="float" office:value="28" table:formula="of:=MAX(IF([.C396]=&quot;?&quot;;0;[.C396]);[.J396])" table:style-name="ce2">
            <text:p>28</text:p>
          </table:table-cell>
          <table:table-cell office:value-type="string" table:style-name="ce2">
            <text:p>TREEPAIR_200_30_50_02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17">
            <text:p>27</text:p>
          </table:table-cell>
          <table:table-cell office:value-type="float" office:value="106" table:style-name="ce2">
            <text:p>106</text:p>
          </table:table-cell>
          <table:table-cell office:value-type="float" office:value="100" table:style-name="ce2">
            <text:p>100</text:p>
          </table:table-cell>
          <table:table-cell office:value-type="float" office:value="96" table:style-name="ce2">
            <text:p>96</text:p>
          </table:table-cell>
          <table:table-cell office:value-type="float" office:value="3.4285714285714284" table:formula="of:=[.M396]/[.D396]" table:style-name="ce22">
            <text:p>3.4</text:p>
          </table:table-cell>
          <table:table-cell office:value-type="float" office:value="1" table:style-name="ce10">
            <text:p>1</text:p>
          </table:table-cell>
          <table:table-cell office:value-type="float" office:value="25" table:style-name="ce9">
            <text:p>25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?</text:p>
          </table:table-cell>
          <table:table-cell office:value-type="float" office:value="27" table:style-name="ce2">
            <text:p>27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27" table:style-name="ce2">
            <text:p>27</text:p>
          </table:table-cell>
          <table:table-cell office:value-type="float" office:value="105324" table:style-name="ce2">
            <text:p>105324</text:p>
          </table:table-cell>
          <table:table-cell table:number-columns-repeated="16357"/>
        </table:table-row>
        <table:table-row table:style-name="ro1">
          <table:table-cell office:value-type="float" office:value="393" table:formula="of:=[.A396]+1" table:style-name="ce2">
            <text:p>393</text:p>
          </table:table-cell>
          <table:table-cell office:value-type="boolean" office:boolean-value="true" table:formula="of:=OR(NOT([.R397]=&quot;?&quot;); NOT([.V397]=&quot;?&quot;);NOT([.Z397]=&quot;-&quot;))" table:style-name="ce2">
            <text:p>TRUE</text:p>
          </table:table-cell>
          <table:table-cell office:value-type="float" office:value="28" table:formula="of:=IFERROR(IFERROR([.O397]+[.V397]; [.O397]+[.Z397]); &quot;?&quot;)" table:style-name="ce2">
            <text:p>28</text:p>
          </table:table-cell>
          <table:table-cell office:value-type="float" office:value="28" table:formula="of:=MAX(IF([.C397]=&quot;?&quot;;0;[.C397]);[.J397])" table:style-name="ce2">
            <text:p>28</text:p>
          </table:table-cell>
          <table:table-cell office:value-type="string" table:style-name="ce2">
            <text:p>TREEPAIR_200_30_50_03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7" table:style-name="ce17">
            <text:p>27</text:p>
          </table:table-cell>
          <table:table-cell office:value-type="float" office:value="116" table:style-name="ce2">
            <text:p>116</text:p>
          </table:table-cell>
          <table:table-cell office:value-type="float" office:value="110" table:style-name="ce2">
            <text:p>110</text:p>
          </table:table-cell>
          <table:table-cell office:value-type="float" office:value="98" table:style-name="ce2">
            <text:p>98</text:p>
          </table:table-cell>
          <table:table-cell office:value-type="float" office:value="3.5" table:formula="of:=[.M397]/[.D397]" table:style-name="ce22">
            <text:p>3.5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?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4" table:formula="of:=[.A397]+1" table:style-name="ce2">
            <text:p>394</text:p>
          </table:table-cell>
          <table:table-cell office:value-type="boolean" office:boolean-value="true" table:formula="of:=OR(NOT([.R398]=&quot;?&quot;); NOT([.V398]=&quot;?&quot;);NOT([.Z398]=&quot;-&quot;))" table:style-name="ce2">
            <text:p>TRUE</text:p>
          </table:table-cell>
          <table:table-cell office:value-type="float" office:value="30" table:formula="of:=IFERROR(IFERROR([.O398]+[.V398]; [.O398]+[.Z398]); &quot;?&quot;)" table:style-name="ce2">
            <text:p>30</text:p>
          </table:table-cell>
          <table:table-cell office:value-type="float" office:value="30" table:formula="of:=MAX(IF([.C398]=&quot;?&quot;;0;[.C398]);[.J398])" table:style-name="ce2">
            <text:p>30</text:p>
          </table:table-cell>
          <table:table-cell office:value-type="string" table:style-name="ce2">
            <text:p>TREEPAIR_200_30_50_04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32" table:style-name="ce2">
            <text:p>132</text:p>
          </table:table-cell>
          <table:table-cell office:value-type="float" office:value="116" table:style-name="ce2">
            <text:p>116</text:p>
          </table:table-cell>
          <table:table-cell office:value-type="float" office:value="110" table:style-name="ce2">
            <text:p>110</text:p>
          </table:table-cell>
          <table:table-cell office:value-type="float" office:value="3.6666666666666665" table:formula="of:=[.M398]/[.D398]" table:style-name="ce22">
            <text:p>3.7</text:p>
          </table:table-cell>
          <table:table-cell office:value-type="float" office:value="1" table:style-name="ce10">
            <text:p>1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5" table:formula="of:=[.A398]+1" table:style-name="ce2">
            <text:p>395</text:p>
          </table:table-cell>
          <table:table-cell office:value-type="boolean" office:boolean-value="true" table:formula="of:=OR(NOT([.R399]=&quot;?&quot;); NOT([.V399]=&quot;?&quot;);NOT([.Z399]=&quot;-&quot;))" table:style-name="ce2">
            <text:p>TRUE</text:p>
          </table:table-cell>
          <table:table-cell office:value-type="float" office:value="29" table:formula="of:=IFERROR(IFERROR([.O399]+[.V399]; [.O399]+[.Z399]); &quot;?&quot;)" table:style-name="ce2">
            <text:p>29</text:p>
          </table:table-cell>
          <table:table-cell office:value-type="float" office:value="29" table:formula="of:=MAX(IF([.C399]=&quot;?&quot;;0;[.C399]);[.J399])" table:style-name="ce2">
            <text:p>29</text:p>
          </table:table-cell>
          <table:table-cell office:value-type="string" table:style-name="ce2">
            <text:p>TREEPAIR_200_30_50_05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8" table:style-name="ce17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119" table:style-name="ce2">
            <text:p>119</text:p>
          </table:table-cell>
          <table:table-cell office:value-type="float" office:value="113" table:style-name="ce2">
            <text:p>113</text:p>
          </table:table-cell>
          <table:table-cell office:value-type="float" office:value="3.896551724137931" table:formula="of:=[.M399]/[.D399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28" table:style-name="ce9">
            <text:p>28</text:p>
          </table:table-cell>
          <table:table-cell office:value-type="float" office:value="81" table:style-name="ce2">
            <text:p>81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6" table:formula="of:=[.A399]+1" table:style-name="ce2">
            <text:p>396</text:p>
          </table:table-cell>
          <table:table-cell office:value-type="boolean" office:boolean-value="true" table:formula="of:=OR(NOT([.R400]=&quot;?&quot;); NOT([.V400]=&quot;?&quot;);NOT([.Z400]=&quot;-&quot;))" table:style-name="ce2">
            <text:p>TRUE</text:p>
          </table:table-cell>
          <table:table-cell office:value-type="float" office:value="29" table:formula="of:=IFERROR(IFERROR([.O400]+[.V400]; [.O400]+[.Z400]); &quot;?&quot;)" table:style-name="ce2">
            <text:p>29</text:p>
          </table:table-cell>
          <table:table-cell office:value-type="float" office:value="29" table:formula="of:=MAX(IF([.C400]=&quot;?&quot;;0;[.C400]);[.J400])" table:style-name="ce2">
            <text:p>29</text:p>
          </table:table-cell>
          <table:table-cell office:value-type="string" table:style-name="ce2">
            <text:p>TREEPAIR_200_30_70_01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28" table:style-name="ce2">
            <text:p>128</text:p>
          </table:table-cell>
          <table:table-cell office:value-type="float" office:value="118" table:style-name="ce2">
            <text:p>118</text:p>
          </table:table-cell>
          <table:table-cell office:value-type="float" office:value="112" table:style-name="ce2">
            <text:p>112</text:p>
          </table:table-cell>
          <table:table-cell office:value-type="float" office:value="3.8620689655172415" table:formula="of:=[.M400]/[.D400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7" table:formula="of:=[.A400]+1" table:style-name="ce2">
            <text:p>397</text:p>
          </table:table-cell>
          <table:table-cell office:value-type="boolean" office:boolean-value="true" table:formula="of:=OR(NOT([.R401]=&quot;?&quot;); NOT([.V401]=&quot;?&quot;);NOT([.Z401]=&quot;-&quot;))" table:style-name="ce2">
            <text:p>TRUE</text:p>
          </table:table-cell>
          <table:table-cell office:value-type="float" office:value="28" table:formula="of:=IFERROR(IFERROR([.O401]+[.V401]; [.O401]+[.Z401]); &quot;?&quot;)" table:style-name="ce2">
            <text:p>28</text:p>
          </table:table-cell>
          <table:table-cell office:value-type="float" office:value="28" table:formula="of:=MAX(IF([.C401]=&quot;?&quot;;0;[.C401]);[.J401])" table:style-name="ce2">
            <text:p>28</text:p>
          </table:table-cell>
          <table:table-cell office:value-type="string" table:style-name="ce2">
            <text:p>TREEPAIR_200_30_70_02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17">
            <text:p>28</text:p>
          </table:table-cell>
          <table:table-cell office:value-type="float" office:value="106" table:style-name="ce2">
            <text:p>106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3.6428571428571428" table:formula="of:=[.M401]/[.D401]" table:style-name="ce22">
            <text:p>3.6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8" table:formula="of:=[.A401]+1" table:style-name="ce2">
            <text:p>398</text:p>
          </table:table-cell>
          <table:table-cell office:value-type="boolean" office:boolean-value="true" table:formula="of:=OR(NOT([.R402]=&quot;?&quot;); NOT([.V402]=&quot;?&quot;);NOT([.Z402]=&quot;-&quot;))" table:style-name="ce2">
            <text:p>TRUE</text:p>
          </table:table-cell>
          <table:table-cell office:value-type="float" office:value="28" table:formula="of:=IFERROR(IFERROR([.O402]+[.V402]; [.O402]+[.Z402]); &quot;?&quot;)" table:style-name="ce2">
            <text:p>28</text:p>
          </table:table-cell>
          <table:table-cell office:value-type="float" office:value="28" table:formula="of:=MAX(IF([.C402]=&quot;?&quot;;0;[.C402]);[.J402])" table:style-name="ce2">
            <text:p>28</text:p>
          </table:table-cell>
          <table:table-cell office:value-type="string" table:style-name="ce2">
            <text:p>TREEPAIR_200_30_70_03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120" table:style-name="ce2">
            <text:p>120</text:p>
          </table:table-cell>
          <table:table-cell office:value-type="float" office:value="115" table:style-name="ce2">
            <text:p>115</text:p>
          </table:table-cell>
          <table:table-cell office:value-type="float" office:value="4.1071428571428568" table:formula="of:=[.M402]/[.D402]" table:style-name="ce22">
            <text:p>4.1</text:p>
          </table:table-cell>
          <table:table-cell office:value-type="float" office:value="1" table:style-name="ce10">
            <text:p>1</text:p>
          </table:table-cell>
          <table:table-cell office:value-type="float" office:value="25" table:style-name="ce9">
            <text:p>25</text:p>
          </table:table-cell>
          <table:table-cell office:value-type="float" office:value="75" table:style-name="ce2">
            <text:p>75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399" table:formula="of:=[.A402]+1" table:style-name="ce2">
            <text:p>399</text:p>
          </table:table-cell>
          <table:table-cell office:value-type="boolean" office:boolean-value="true" table:formula="of:=OR(NOT([.R403]=&quot;?&quot;); NOT([.V403]=&quot;?&quot;);NOT([.Z403]=&quot;-&quot;))" table:style-name="ce2">
            <text:p>TRUE</text:p>
          </table:table-cell>
          <table:table-cell office:value-type="float" office:value="30" table:formula="of:=IFERROR(IFERROR([.O403]+[.V403]; [.O403]+[.Z403]); &quot;?&quot;)" table:style-name="ce2">
            <text:p>30</text:p>
          </table:table-cell>
          <table:table-cell office:value-type="float" office:value="30" table:formula="of:=MAX(IF([.C403]=&quot;?&quot;;0;[.C403]);[.J403])" table:style-name="ce2">
            <text:p>30</text:p>
          </table:table-cell>
          <table:table-cell office:value-type="string" table:style-name="ce2">
            <text:p>TREEPAIR_200_30_70_04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21" table:style-name="ce2">
            <text:p>121</text:p>
          </table:table-cell>
          <table:table-cell office:value-type="float" office:value="119" table:style-name="ce2">
            <text:p>119</text:p>
          </table:table-cell>
          <table:table-cell office:value-type="float" office:value="114" table:style-name="ce2">
            <text:p>114</text:p>
          </table:table-cell>
          <table:table-cell office:value-type="float" office:value="3.8" table:formula="of:=[.M403]/[.D403]" table:style-name="ce22">
            <text:p>3.8</text:p>
          </table:table-cell>
          <table:table-cell office:value-type="float" office:value="1" table:style-name="ce10">
            <text:p>1</text:p>
          </table:table-cell>
          <table:table-cell office:value-type="float" office:value="28" table:style-name="ce9">
            <text:p>28</text:p>
          </table:table-cell>
          <table:table-cell office:value-type="float" office:value="80" table:style-name="ce2">
            <text:p>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0" table:formula="of:=[.A403]+1" table:style-name="ce2">
            <text:p>400</text:p>
          </table:table-cell>
          <table:table-cell office:value-type="boolean" office:boolean-value="true" table:formula="of:=OR(NOT([.R404]=&quot;?&quot;); NOT([.V404]=&quot;?&quot;);NOT([.Z404]=&quot;-&quot;))" table:style-name="ce2">
            <text:p>TRUE</text:p>
          </table:table-cell>
          <table:table-cell office:value-type="float" office:value="30" table:formula="of:=IFERROR(IFERROR([.O404]+[.V404]; [.O404]+[.Z404]); &quot;?&quot;)" table:style-name="ce2">
            <text:p>30</text:p>
          </table:table-cell>
          <table:table-cell office:value-type="float" office:value="30" table:formula="of:=MAX(IF([.C404]=&quot;?&quot;;0;[.C404]);[.J404])" table:style-name="ce2">
            <text:p>30</text:p>
          </table:table-cell>
          <table:table-cell office:value-type="string" table:style-name="ce2">
            <text:p>TREEPAIR_200_30_70_05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24" table:style-name="ce2">
            <text:p>124</text:p>
          </table:table-cell>
          <table:table-cell office:value-type="float" office:value="119" table:style-name="ce2">
            <text:p>119</text:p>
          </table:table-cell>
          <table:table-cell office:value-type="float" office:value="110" table:style-name="ce2">
            <text:p>110</text:p>
          </table:table-cell>
          <table:table-cell office:value-type="float" office:value="3.6666666666666665" table:formula="of:=[.M404]/[.D404]" table:style-name="ce22">
            <text:p>3.7</text:p>
          </table:table-cell>
          <table:table-cell office:value-type="float" office:value="2" table:style-name="ce10">
            <text:p>2</text:p>
          </table:table-cell>
          <table:table-cell office:value-type="float" office:value="29" table:style-name="ce9">
            <text:p>29</text:p>
          </table:table-cell>
          <table:table-cell office:value-type="float" office:value="82" table:style-name="ce2">
            <text:p>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76" table:style-name="ce2">
            <text:p>76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1" table:formula="of:=[.A404]+1" table:style-name="ce2">
            <text:p>401</text:p>
          </table:table-cell>
          <table:table-cell office:value-type="boolean" office:boolean-value="true" table:formula="of:=OR(NOT([.R405]=&quot;?&quot;); NOT([.V405]=&quot;?&quot;);NOT([.Z405]=&quot;-&quot;))" table:style-name="ce2">
            <text:p>TRUE</text:p>
          </table:table-cell>
          <table:table-cell office:value-type="float" office:value="29" table:formula="of:=IFERROR(IFERROR([.O405]+[.V405]; [.O405]+[.Z405]); &quot;?&quot;)" table:style-name="ce2">
            <text:p>29</text:p>
          </table:table-cell>
          <table:table-cell office:value-type="float" office:value="29" table:formula="of:=MAX(IF([.C405]=&quot;?&quot;;0;[.C405]);[.J405])" table:style-name="ce2">
            <text:p>29</text:p>
          </table:table-cell>
          <table:table-cell office:value-type="string" table:style-name="ce2">
            <text:p>TREEPAIR_200_30_90_01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35" table:style-name="ce2">
            <text:p>135</text:p>
          </table:table-cell>
          <table:table-cell office:value-type="float" office:value="119" table:style-name="ce2">
            <text:p>119</text:p>
          </table:table-cell>
          <table:table-cell office:value-type="float" office:value="98" table:style-name="ce2">
            <text:p>98</text:p>
          </table:table-cell>
          <table:table-cell office:value-type="float" office:value="3.3793103448275863" table:formula="of:=[.M405]/[.D405]" table:style-name="ce22">
            <text:p>3.4</text:p>
          </table:table-cell>
          <table:table-cell office:value-type="float" office:value="4" table:style-name="ce10">
            <text:p>4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2" table:formula="of:=[.A405]+1" table:style-name="ce2">
            <text:p>402</text:p>
          </table:table-cell>
          <table:table-cell office:value-type="boolean" office:boolean-value="true" table:formula="of:=OR(NOT([.R406]=&quot;?&quot;); NOT([.V406]=&quot;?&quot;);NOT([.Z406]=&quot;-&quot;))" table:style-name="ce2">
            <text:p>TRUE</text:p>
          </table:table-cell>
          <table:table-cell office:value-type="float" office:value="30" table:formula="of:=IFERROR(IFERROR([.O406]+[.V406]; [.O406]+[.Z406]); &quot;?&quot;)" table:style-name="ce2">
            <text:p>30</text:p>
          </table:table-cell>
          <table:table-cell office:value-type="float" office:value="30" table:formula="of:=MAX(IF([.C406]=&quot;?&quot;;0;[.C406]);[.J406])" table:style-name="ce2">
            <text:p>30</text:p>
          </table:table-cell>
          <table:table-cell office:value-type="string" table:style-name="ce2">
            <text:p>TREEPAIR_200_30_90_02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141" table:style-name="ce2">
            <text:p>141</text:p>
          </table:table-cell>
          <table:table-cell office:value-type="float" office:value="131" table:style-name="ce2">
            <text:p>131</text:p>
          </table:table-cell>
          <table:table-cell office:value-type="float" office:value="127" table:style-name="ce2">
            <text:p>127</text:p>
          </table:table-cell>
          <table:table-cell office:value-type="float" office:value="4.2333333333333334" table:formula="of:=[.M406]/[.D406]" table:style-name="ce22">
            <text:p>4.2</text:p>
          </table:table-cell>
          <table:table-cell office:value-type="float" office:value="1" table:style-name="ce10">
            <text:p>1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3" table:formula="of:=[.A406]+1" table:style-name="ce2">
            <text:p>403</text:p>
          </table:table-cell>
          <table:table-cell office:value-type="boolean" office:boolean-value="true" table:formula="of:=OR(NOT([.R407]=&quot;?&quot;); NOT([.V407]=&quot;?&quot;);NOT([.Z407]=&quot;-&quot;))" table:style-name="ce2">
            <text:p>TRUE</text:p>
          </table:table-cell>
          <table:table-cell office:value-type="float" office:value="25" table:formula="of:=IFERROR(IFERROR([.O407]+[.V407]; [.O407]+[.Z407]); &quot;?&quot;)" table:style-name="ce2">
            <text:p>25</text:p>
          </table:table-cell>
          <table:table-cell office:value-type="float" office:value="25" table:formula="of:=MAX(IF([.C407]=&quot;?&quot;;0;[.C407]);[.J407])" table:style-name="ce2">
            <text:p>25</text:p>
          </table:table-cell>
          <table:table-cell office:value-type="string" table:style-name="ce2">
            <text:p>TREEPAIR_200_30_90_03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118" table:style-name="ce2">
            <text:p>118</text:p>
          </table:table-cell>
          <table:table-cell office:value-type="float" office:value="106" table:style-name="ce2">
            <text:p>106</text:p>
          </table:table-cell>
          <table:table-cell office:value-type="float" office:value="103" table:style-name="ce2">
            <text:p>103</text:p>
          </table:table-cell>
          <table:table-cell office:value-type="float" office:value="4.12" table:formula="of:=[.M407]/[.D407]" table:style-name="ce22">
            <text:p>4.1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9">
            <text:p>23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4" table:formula="of:=[.A407]+1" table:style-name="ce2">
            <text:p>404</text:p>
          </table:table-cell>
          <table:table-cell office:value-type="boolean" office:boolean-value="true" table:formula="of:=OR(NOT([.R408]=&quot;?&quot;); NOT([.V408]=&quot;?&quot;);NOT([.Z408]=&quot;-&quot;))" table:style-name="ce2">
            <text:p>TRUE</text:p>
          </table:table-cell>
          <table:table-cell office:value-type="float" office:value="28" table:formula="of:=IFERROR(IFERROR([.O408]+[.V408]; [.O408]+[.Z408]); &quot;?&quot;)" table:style-name="ce2">
            <text:p>28</text:p>
          </table:table-cell>
          <table:table-cell office:value-type="float" office:value="28" table:formula="of:=MAX(IF([.C408]=&quot;?&quot;;0;[.C408]);[.J408])" table:style-name="ce2">
            <text:p>28</text:p>
          </table:table-cell>
          <table:table-cell office:value-type="string" table:style-name="ce2">
            <text:p>TREEPAIR_200_30_90_04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17">
            <text:p>28</text:p>
          </table:table-cell>
          <table:table-cell office:value-type="float" office:value="135" table:style-name="ce2">
            <text:p>135</text:p>
          </table:table-cell>
          <table:table-cell office:value-type="float" office:value="129" table:style-name="ce2">
            <text:p>129</text:p>
          </table:table-cell>
          <table:table-cell office:value-type="float" office:value="122" table:style-name="ce2">
            <text:p>122</text:p>
          </table:table-cell>
          <table:table-cell office:value-type="float" office:value="4.3571428571428568" table:formula="of:=[.M408]/[.D408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26" table:style-name="ce9">
            <text:p>26</text:p>
          </table:table-cell>
          <table:table-cell office:value-type="float" office:value="78" table:style-name="ce2">
            <text:p>7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9">
            <text:p>25</text:p>
          </table:table-cell>
          <table:table-cell office:value-type="float" office:value="75" table:style-name="ce2">
            <text:p>75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5" table:formula="of:=[.A408]+1" table:style-name="ce2">
            <text:p>405</text:p>
          </table:table-cell>
          <table:table-cell office:value-type="boolean" office:boolean-value="true" table:formula="of:=OR(NOT([.R409]=&quot;?&quot;); NOT([.V409]=&quot;?&quot;);NOT([.Z409]=&quot;-&quot;))" table:style-name="ce2">
            <text:p>TRUE</text:p>
          </table:table-cell>
          <table:table-cell office:value-type="float" office:value="30" table:formula="of:=IFERROR(IFERROR([.O409]+[.V409]; [.O409]+[.Z409]); &quot;?&quot;)" table:style-name="ce2">
            <text:p>30</text:p>
          </table:table-cell>
          <table:table-cell office:value-type="float" office:value="30" table:formula="of:=MAX(IF([.C409]=&quot;?&quot;;0;[.C409]);[.J409])" table:style-name="ce2">
            <text:p>30</text:p>
          </table:table-cell>
          <table:table-cell office:value-type="string" table:style-name="ce2">
            <text:p>TREEPAIR_200_30_90_05</text:p>
          </table:table-cell>
          <table:table-cell office:value-type="float" office:value="200" table:style-name="ce2">
            <text:p>2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34" table:style-name="ce2">
            <text:p>134</text:p>
          </table:table-cell>
          <table:table-cell office:value-type="float" office:value="121" table:style-name="ce2">
            <text:p>121</text:p>
          </table:table-cell>
          <table:table-cell office:value-type="float" office:value="110" table:style-name="ce2">
            <text:p>110</text:p>
          </table:table-cell>
          <table:table-cell office:value-type="float" office:value="3.6666666666666665" table:formula="of:=[.M409]/[.D409]" table:style-name="ce22">
            <text:p>3.7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6" table:formula="of:=[.A409]+1" table:style-name="ce2">
            <text:p>406</text:p>
          </table:table-cell>
          <table:table-cell office:value-type="boolean" office:boolean-value="true" table:formula="of:=OR(NOT([.R410]=&quot;?&quot;); NOT([.V410]=&quot;?&quot;);NOT([.Z410]=&quot;-&quot;))" table:style-name="ce2">
            <text:p>TRUE</text:p>
          </table:table-cell>
          <table:table-cell office:value-type="float" office:value="35" table:formula="of:=IFERROR(IFERROR([.O410]+[.V410]; [.O410]+[.Z410]); &quot;?&quot;)" table:style-name="ce2">
            <text:p>35</text:p>
          </table:table-cell>
          <table:table-cell office:value-type="float" office:value="35" table:formula="of:=MAX(IF([.C410]=&quot;?&quot;;0;[.C410]);[.J410])" table:style-name="ce2">
            <text:p>35</text:p>
          </table:table-cell>
          <table:table-cell office:value-type="string" table:style-name="ce2">
            <text:p>TREEPAIR_200_35_50_01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17">
            <text:p>35</text:p>
          </table:table-cell>
          <table:table-cell office:value-type="float" office:value="131" table:style-name="ce2">
            <text:p>131</text:p>
          </table:table-cell>
          <table:table-cell office:value-type="float" office:value="129" table:style-name="ce2">
            <text:p>129</text:p>
          </table:table-cell>
          <table:table-cell office:value-type="float" office:value="117" table:style-name="ce2">
            <text:p>117</text:p>
          </table:table-cell>
          <table:table-cell office:value-type="float" office:value="3.342857142857143" table:formula="of:=[.M410]/[.D410]" table:style-name="ce22">
            <text:p>3.3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9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77" table:style-name="ce2">
            <text:p>77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7" table:formula="of:=[.A410]+1" table:style-name="ce2">
            <text:p>407</text:p>
          </table:table-cell>
          <table:table-cell office:value-type="boolean" office:boolean-value="true" table:formula="of:=OR(NOT([.R411]=&quot;?&quot;); NOT([.V411]=&quot;?&quot;);NOT([.Z411]=&quot;-&quot;))" table:style-name="ce2">
            <text:p>TRUE</text:p>
          </table:table-cell>
          <table:table-cell office:value-type="float" office:value="34" table:formula="of:=IFERROR(IFERROR([.O411]+[.V411]; [.O411]+[.Z411]); &quot;?&quot;)" table:style-name="ce2">
            <text:p>34</text:p>
          </table:table-cell>
          <table:table-cell office:value-type="float" office:value="34" table:formula="of:=MAX(IF([.C411]=&quot;?&quot;;0;[.C411]);[.J411])" table:style-name="ce2">
            <text:p>34</text:p>
          </table:table-cell>
          <table:table-cell office:value-type="string" table:style-name="ce2">
            <text:p>TREEPAIR_200_35_50_02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4" table:style-name="ce17">
            <text:p>34</text:p>
          </table:table-cell>
          <table:table-cell office:value-type="float" office:value="129" table:style-name="ce2">
            <text:p>129</text:p>
          </table:table-cell>
          <table:table-cell office:value-type="float" office:value="127" table:style-name="ce2">
            <text:p>127</text:p>
          </table:table-cell>
          <table:table-cell office:value-type="float" office:value="121" table:style-name="ce2">
            <text:p>121</text:p>
          </table:table-cell>
          <table:table-cell office:value-type="float" office:value="3.5588235294117645" table:formula="of:=[.M411]/[.D411]" table:style-name="ce22">
            <text:p>3.6</text:p>
          </table:table-cell>
          <table:table-cell office:value-type="float" office:value="1" table:style-name="ce10">
            <text:p>1</text:p>
          </table:table-cell>
          <table:table-cell office:value-type="float" office:value="32" table:style-name="ce9">
            <text:p>32</text:p>
          </table:table-cell>
          <table:table-cell office:value-type="float" office:value="92" table:style-name="ce2">
            <text:p>92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8" table:formula="of:=[.A411]+1" table:style-name="ce2">
            <text:p>408</text:p>
          </table:table-cell>
          <table:table-cell office:value-type="boolean" office:boolean-value="true" table:formula="of:=OR(NOT([.R412]=&quot;?&quot;); NOT([.V412]=&quot;?&quot;);NOT([.Z412]=&quot;-&quot;))" table:style-name="ce2">
            <text:p>TRUE</text:p>
          </table:table-cell>
          <table:table-cell office:value-type="float" office:value="33" table:formula="of:=IFERROR(IFERROR([.O412]+[.V412]; [.O412]+[.Z412]); &quot;?&quot;)" table:style-name="ce2">
            <text:p>33</text:p>
          </table:table-cell>
          <table:table-cell office:value-type="float" office:value="33" table:formula="of:=MAX(IF([.C412]=&quot;?&quot;;0;[.C412]);[.J412])" table:style-name="ce2">
            <text:p>33</text:p>
          </table:table-cell>
          <table:table-cell office:value-type="string" table:style-name="ce2">
            <text:p>TREEPAIR_200_35_50_03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7">
            <text:p>33</text:p>
          </table:table-cell>
          <table:table-cell office:value-type="float" office:value="137" table:style-name="ce2">
            <text:p>137</text:p>
          </table:table-cell>
          <table:table-cell office:value-type="float" office:value="130" table:style-name="ce2">
            <text:p>130</text:p>
          </table:table-cell>
          <table:table-cell office:value-type="float" office:value="120" table:style-name="ce2">
            <text:p>120</text:p>
          </table:table-cell>
          <table:table-cell office:value-type="float" office:value="3.6363636363636362" table:formula="of:=[.M412]/[.D412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9">
            <text:p>29</text:p>
          </table:table-cell>
          <table:table-cell office:value-type="float" office:value="83" table:style-name="ce2">
            <text:p>83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09" table:formula="of:=[.A412]+1" table:style-name="ce2">
            <text:p>409</text:p>
          </table:table-cell>
          <table:table-cell office:value-type="boolean" office:boolean-value="true" table:formula="of:=OR(NOT([.R413]=&quot;?&quot;); NOT([.V413]=&quot;?&quot;);NOT([.Z413]=&quot;-&quot;))" table:style-name="ce2">
            <text:p>TRUE</text:p>
          </table:table-cell>
          <table:table-cell office:value-type="float" office:value="33" table:formula="of:=IFERROR(IFERROR([.O413]+[.V413]; [.O413]+[.Z413]); &quot;?&quot;)" table:style-name="ce2">
            <text:p>33</text:p>
          </table:table-cell>
          <table:table-cell office:value-type="float" office:value="33" table:formula="of:=MAX(IF([.C413]=&quot;?&quot;;0;[.C413]);[.J413])" table:style-name="ce2">
            <text:p>33</text:p>
          </table:table-cell>
          <table:table-cell office:value-type="string" table:style-name="ce2">
            <text:p>TREEPAIR_200_35_50_04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3" table:style-name="ce17">
            <text:p>33</text:p>
          </table:table-cell>
          <table:table-cell office:value-type="float" office:value="129" table:style-name="ce2">
            <text:p>129</text:p>
          </table:table-cell>
          <table:table-cell office:value-type="float" office:value="123" table:style-name="ce2">
            <text:p>123</text:p>
          </table:table-cell>
          <table:table-cell office:value-type="float" office:value="114" table:style-name="ce2">
            <text:p>114</text:p>
          </table:table-cell>
          <table:table-cell office:value-type="float" office:value="3.4545454545454546" table:formula="of:=[.M413]/[.D413]" table:style-name="ce22">
            <text:p>3.5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9">
            <text:p>30</text:p>
          </table:table-cell>
          <table:table-cell office:value-type="float" office:value="89" table:style-name="ce2">
            <text:p>89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0" table:formula="of:=[.A413]+1" table:style-name="ce2">
            <text:p>410</text:p>
          </table:table-cell>
          <table:table-cell office:value-type="boolean" office:boolean-value="true" table:formula="of:=OR(NOT([.R414]=&quot;?&quot;); NOT([.V414]=&quot;?&quot;);NOT([.Z414]=&quot;-&quot;))" table:style-name="ce2">
            <text:p>TRUE</text:p>
          </table:table-cell>
          <table:table-cell office:value-type="float" office:value="33" table:formula="of:=IFERROR(IFERROR([.O414]+[.V414]; [.O414]+[.Z414]); &quot;?&quot;)" table:style-name="ce2">
            <text:p>33</text:p>
          </table:table-cell>
          <table:table-cell office:value-type="float" office:value="33" table:formula="of:=MAX(IF([.C414]=&quot;?&quot;;0;[.C414]);[.J414])" table:style-name="ce2">
            <text:p>33</text:p>
          </table:table-cell>
          <table:table-cell office:value-type="string" table:style-name="ce2">
            <text:p>TREEPAIR_200_35_50_05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2" table:style-name="ce17">
            <text:p>32</text:p>
          </table:table-cell>
          <table:table-cell office:value-type="float" office:value="118" table:style-name="ce2">
            <text:p>118</text:p>
          </table:table-cell>
          <table:table-cell office:value-type="float" office:value="110" table:style-name="ce2">
            <text:p>110</text:p>
          </table:table-cell>
          <table:table-cell office:value-type="float" office:value="102" table:style-name="ce2">
            <text:p>102</text:p>
          </table:table-cell>
          <table:table-cell office:value-type="float" office:value="3.0909090909090908" table:formula="of:=[.M414]/[.D414]" table:style-name="ce22">
            <text:p>3.1</text:p>
          </table:table-cell>
          <table:table-cell office:value-type="float" office:value="2" table:style-name="ce10">
            <text:p>2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" table:style-name="ce2">
            <text:p>31</text:p>
          </table:table-cell>
          <table:table-cell office:value-type="float" office:value="128349" table:style-name="ce2">
            <text:p>128349</text:p>
          </table:table-cell>
          <table:table-cell table:number-columns-repeated="16357"/>
        </table:table-row>
        <table:table-row table:style-name="ro1">
          <table:table-cell office:value-type="float" office:value="411" table:formula="of:=[.A414]+1" table:style-name="ce2">
            <text:p>411</text:p>
          </table:table-cell>
          <table:table-cell office:value-type="boolean" office:boolean-value="true" table:formula="of:=OR(NOT([.R415]=&quot;?&quot;); NOT([.V415]=&quot;?&quot;);NOT([.Z415]=&quot;-&quot;))" table:style-name="ce2">
            <text:p>TRUE</text:p>
          </table:table-cell>
          <table:table-cell office:value-type="float" office:value="34" table:formula="of:=IFERROR(IFERROR([.O415]+[.V415]; [.O415]+[.Z415]); &quot;?&quot;)" table:style-name="ce2">
            <text:p>34</text:p>
          </table:table-cell>
          <table:table-cell office:value-type="float" office:value="34" table:formula="of:=MAX(IF([.C415]=&quot;?&quot;;0;[.C415]);[.J415])" table:style-name="ce2">
            <text:p>34</text:p>
          </table:table-cell>
          <table:table-cell office:value-type="string" table:style-name="ce2">
            <text:p>TREEPAIR_200_35_70_01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17">
            <text:p>34</text:p>
          </table:table-cell>
          <table:table-cell office:value-type="float" office:value="133" table:style-name="ce2">
            <text:p>133</text:p>
          </table:table-cell>
          <table:table-cell office:value-type="float" office:value="123" table:style-name="ce2">
            <text:p>123</text:p>
          </table:table-cell>
          <table:table-cell office:value-type="float" office:value="110" table:style-name="ce2">
            <text:p>110</text:p>
          </table:table-cell>
          <table:table-cell office:value-type="float" office:value="3.2352941176470589" table:formula="of:=[.M415]/[.D415]" table:style-name="ce22">
            <text:p>3.2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9">
            <text:p>30</text:p>
          </table:table-cell>
          <table:table-cell office:value-type="float" office:value="88" table:style-name="ce2">
            <text:p>88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2" table:formula="of:=[.A415]+1" table:style-name="ce2">
            <text:p>412</text:p>
          </table:table-cell>
          <table:table-cell office:value-type="boolean" office:boolean-value="true" table:formula="of:=OR(NOT([.R416]=&quot;?&quot;); NOT([.V416]=&quot;?&quot;);NOT([.Z416]=&quot;-&quot;))" table:style-name="ce2">
            <text:p>TRUE</text:p>
          </table:table-cell>
          <table:table-cell office:value-type="float" office:value="34" table:formula="of:=IFERROR(IFERROR([.O416]+[.V416]; [.O416]+[.Z416]); &quot;?&quot;)" table:style-name="ce2">
            <text:p>34</text:p>
          </table:table-cell>
          <table:table-cell office:value-type="float" office:value="34" table:formula="of:=MAX(IF([.C416]=&quot;?&quot;;0;[.C416]);[.J416])" table:style-name="ce2">
            <text:p>34</text:p>
          </table:table-cell>
          <table:table-cell office:value-type="string" table:style-name="ce2">
            <text:p>TREEPAIR_200_35_70_02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4" table:style-name="ce17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135" table:style-name="ce2">
            <text:p>135</text:p>
          </table:table-cell>
          <table:table-cell office:value-type="float" office:value="120" table:style-name="ce2">
            <text:p>120</text:p>
          </table:table-cell>
          <table:table-cell office:value-type="float" office:value="3.5294117647058822" table:formula="of:=[.M416]/[.D416]" table:style-name="ce22">
            <text:p>3.5</text:p>
          </table:table-cell>
          <table:table-cell office:value-type="float" office:value="3" table:style-name="ce10">
            <text:p>3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?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9">
            <text:p>28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1" table:style-name="ce2">
            <text:p>31</text:p>
          </table:table-cell>
          <table:table-cell office:value-type="float" office:value="349809" table:style-name="ce2">
            <text:p>349809</text:p>
          </table:table-cell>
          <table:table-cell table:number-columns-repeated="16357"/>
        </table:table-row>
        <table:table-row table:style-name="ro1">
          <table:table-cell office:value-type="float" office:value="413" table:formula="of:=[.A416]+1" table:style-name="ce2">
            <text:p>413</text:p>
          </table:table-cell>
          <table:table-cell office:value-type="boolean" office:boolean-value="true" table:formula="of:=OR(NOT([.R417]=&quot;?&quot;); NOT([.V417]=&quot;?&quot;);NOT([.Z417]=&quot;-&quot;))" table:style-name="ce2">
            <text:p>TRUE</text:p>
          </table:table-cell>
          <table:table-cell office:value-type="float" office:value="34" table:formula="of:=IFERROR(IFERROR([.O417]+[.V417]; [.O417]+[.Z417]); &quot;?&quot;)" table:style-name="ce2">
            <text:p>34</text:p>
          </table:table-cell>
          <table:table-cell office:value-type="float" office:value="34" table:formula="of:=MAX(IF([.C417]=&quot;?&quot;;0;[.C417]);[.J417])" table:style-name="ce2">
            <text:p>34</text:p>
          </table:table-cell>
          <table:table-cell office:value-type="string" table:style-name="ce2">
            <text:p>TREEPAIR_200_35_70_03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34" table:style-name="ce17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134" table:style-name="ce2">
            <text:p>134</text:p>
          </table:table-cell>
          <table:table-cell office:value-type="float" office:value="125" table:style-name="ce2">
            <text:p>125</text:p>
          </table:table-cell>
          <table:table-cell office:value-type="float" office:value="3.6764705882352939" table:formula="of:=[.M417]/[.D417]" table:style-name="ce22">
            <text:p>3.7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9">
            <text:p>30</text:p>
          </table:table-cell>
          <table:table-cell office:value-type="float" office:value="87" table:style-name="ce2">
            <text:p>87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4" table:formula="of:=[.A417]+1" table:style-name="ce2">
            <text:p>414</text:p>
          </table:table-cell>
          <table:table-cell office:value-type="boolean" office:boolean-value="true" table:formula="of:=OR(NOT([.R418]=&quot;?&quot;); NOT([.V418]=&quot;?&quot;);NOT([.Z418]=&quot;-&quot;))" table:style-name="ce2">
            <text:p>TRUE</text:p>
          </table:table-cell>
          <table:table-cell office:value-type="float" office:value="34" table:formula="of:=IFERROR(IFERROR([.O418]+[.V418]; [.O418]+[.Z418]); &quot;?&quot;)" table:style-name="ce2">
            <text:p>34</text:p>
          </table:table-cell>
          <table:table-cell office:value-type="float" office:value="34" table:formula="of:=MAX(IF([.C418]=&quot;?&quot;;0;[.C418]);[.J418])" table:style-name="ce2">
            <text:p>34</text:p>
          </table:table-cell>
          <table:table-cell office:value-type="string" table:style-name="ce2">
            <text:p>TREEPAIR_200_35_70_04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4" table:style-name="ce17">
            <text:p>34</text:p>
          </table:table-cell>
          <table:table-cell office:value-type="float" office:value="132" table:style-name="ce2">
            <text:p>132</text:p>
          </table:table-cell>
          <table:table-cell office:value-type="float" office:value="123" table:style-name="ce2">
            <text:p>123</text:p>
          </table:table-cell>
          <table:table-cell office:value-type="float" office:value="112" table:style-name="ce2">
            <text:p>112</text:p>
          </table:table-cell>
          <table:table-cell office:value-type="float" office:value="3.2941176470588234" table:formula="of:=[.M418]/[.D418]" table:style-name="ce22">
            <text:p>3.3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?</text:p>
          </table:table-cell>
          <table:table-cell office:value-type="float" office:value="34" table:style-name="ce2">
            <text:p>34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5" table:formula="of:=[.A418]+1" table:style-name="ce2">
            <text:p>415</text:p>
          </table:table-cell>
          <table:table-cell office:value-type="boolean" office:boolean-value="false" table:formula="of:=OR(NOT([.R419]=&quot;?&quot;); NOT([.V419]=&quot;?&quot;);NOT([.Z419]=&quot;-&quot;))" table:style-name="ce2">
            <text:p>FALSE</text:p>
          </table:table-cell>
          <table:table-cell office:value-type="string" office:string-value="?" table:formula="of:=IFERROR(IFERROR([.O419]+[.V419]; [.O419]+[.Z419]); &quot;?&quot;)" table:style-name="ce2">
            <text:p>?</text:p>
          </table:table-cell>
          <table:table-cell office:value-type="float" office:value="33" table:formula="of:=MAX(IF([.C419]=&quot;?&quot;;0;[.C419]);[.J419])" table:style-name="ce2">
            <text:p>33</text:p>
          </table:table-cell>
          <table:table-cell office:value-type="string" table:style-name="ce2">
            <text:p>TREEPAIR_200_35_70_05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3" table:style-name="ce17">
            <text:p>33</text:p>
          </table:table-cell>
          <table:table-cell office:value-type="float" office:value="135" table:style-name="ce2">
            <text:p>135</text:p>
          </table:table-cell>
          <table:table-cell office:value-type="float" office:value="126" table:style-name="ce2">
            <text:p>126</text:p>
          </table:table-cell>
          <table:table-cell office:value-type="float" office:value="125" table:style-name="ce2">
            <text:p>125</text:p>
          </table:table-cell>
          <table:table-cell office:value-type="float" office:value="3.7878787878787881" table:formula="of:=[.M419]/[.D419]" table:style-name="ce22">
            <text:p>3.8</text:p>
          </table:table-cell>
          <table:table-cell office:value-type="float" office:value="0" table:style-name="ce10">
            <text:p>0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6" table:formula="of:=[.A419]+1" table:style-name="ce2">
            <text:p>416</text:p>
          </table:table-cell>
          <table:table-cell office:value-type="boolean" office:boolean-value="true" table:formula="of:=OR(NOT([.R420]=&quot;?&quot;); NOT([.V420]=&quot;?&quot;);NOT([.Z420]=&quot;-&quot;))" table:style-name="ce2">
            <text:p>TRUE</text:p>
          </table:table-cell>
          <table:table-cell office:value-type="float" office:value="33" table:formula="of:=IFERROR(IFERROR([.O420]+[.V420]; [.O420]+[.Z420]); &quot;?&quot;)" table:style-name="ce2">
            <text:p>33</text:p>
          </table:table-cell>
          <table:table-cell office:value-type="float" office:value="33" table:formula="of:=MAX(IF([.C420]=&quot;?&quot;;0;[.C420]);[.J420])" table:style-name="ce2">
            <text:p>33</text:p>
          </table:table-cell>
          <table:table-cell office:value-type="string" table:style-name="ce2">
            <text:p>TREEPAIR_200_35_90_01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152" table:style-name="ce2">
            <text:p>152</text:p>
          </table:table-cell>
          <table:table-cell office:value-type="float" office:value="130" table:style-name="ce2">
            <text:p>130</text:p>
          </table:table-cell>
          <table:table-cell office:value-type="float" office:value="126" table:style-name="ce2">
            <text:p>126</text:p>
          </table:table-cell>
          <table:table-cell office:value-type="float" office:value="3.8181818181818183" table:formula="of:=[.M420]/[.D420]" table:style-name="ce22">
            <text:p>3.8</text:p>
          </table:table-cell>
          <table:table-cell office:value-type="float" office:value="1" table:style-name="ce10">
            <text:p>1</text:p>
          </table:table-cell>
          <table:table-cell office:value-type="float" office:value="30" table:style-name="ce9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30" table:style-name="ce9">
            <text:p>30</text:p>
          </table:table-cell>
          <table:table-cell office:value-type="float" office:value="86" table:style-name="ce2">
            <text:p>86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7" table:formula="of:=[.A420]+1" table:style-name="ce2">
            <text:p>417</text:p>
          </table:table-cell>
          <table:table-cell office:value-type="boolean" office:boolean-value="false" table:formula="of:=OR(NOT([.R421]=&quot;?&quot;); NOT([.V421]=&quot;?&quot;);NOT([.Z421]=&quot;-&quot;))" table:style-name="ce2">
            <text:p>FALSE</text:p>
          </table:table-cell>
          <table:table-cell office:value-type="string" office:string-value="?" table:formula="of:=IFERROR(IFERROR([.O421]+[.V421]; [.O421]+[.Z421]); &quot;?&quot;)" table:style-name="ce2">
            <text:p>?</text:p>
          </table:table-cell>
          <table:table-cell office:value-type="float" office:value="34" table:formula="of:=MAX(IF([.C421]=&quot;?&quot;;0;[.C421]);[.J421])" table:style-name="ce2">
            <text:p>34</text:p>
          </table:table-cell>
          <table:table-cell office:value-type="string" table:style-name="ce2">
            <text:p>TREEPAIR_200_35_90_02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4" table:style-name="ce17">
            <text:p>34</text:p>
          </table:table-cell>
          <table:table-cell office:value-type="float" office:value="139" table:style-name="ce2">
            <text:p>139</text:p>
          </table:table-cell>
          <table:table-cell office:value-type="float" office:value="126" table:style-name="ce2">
            <text:p>126</text:p>
          </table:table-cell>
          <table:table-cell office:value-type="float" office:value="122" table:style-name="ce2">
            <text:p>122</text:p>
          </table:table-cell>
          <table:table-cell office:value-type="float" office:value="3.5882352941176472" table:formula="of:=[.M421]/[.D421]" table:style-name="ce22">
            <text:p>3.6</text:p>
          </table:table-cell>
          <table:table-cell office:value-type="float" office:value="0" table:style-name="ce10">
            <text:p>0</text:p>
          </table:table-cell>
          <table:table-cell office:value-type="float" office:value="27" table:style-name="ce9">
            <text:p>27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?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9">
            <text:p>28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?</text:p>
          </table:table-cell>
          <table:table-cell office:value-type="float" office:value="35" table:style-name="ce2">
            <text:p>35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8" table:formula="of:=[.A421]+1" table:style-name="ce2">
            <text:p>418</text:p>
          </table:table-cell>
          <table:table-cell office:value-type="boolean" office:boolean-value="true" table:formula="of:=OR(NOT([.R422]=&quot;?&quot;); NOT([.V422]=&quot;?&quot;);NOT([.Z422]=&quot;-&quot;))" table:style-name="ce2">
            <text:p>TRUE</text:p>
          </table:table-cell>
          <table:table-cell office:value-type="float" office:value="34" table:formula="of:=IFERROR(IFERROR([.O422]+[.V422]; [.O422]+[.Z422]); &quot;?&quot;)" table:style-name="ce2">
            <text:p>34</text:p>
          </table:table-cell>
          <table:table-cell office:value-type="float" office:value="34" table:formula="of:=MAX(IF([.C422]=&quot;?&quot;;0;[.C422]);[.J422])" table:style-name="ce2">
            <text:p>34</text:p>
          </table:table-cell>
          <table:table-cell office:value-type="string" table:style-name="ce2">
            <text:p>TREEPAIR_200_35_90_03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4" table:style-name="ce17">
            <text:p>34</text:p>
          </table:table-cell>
          <table:table-cell office:value-type="float" office:value="141" table:style-name="ce2">
            <text:p>141</text:p>
          </table:table-cell>
          <table:table-cell office:value-type="float" office:value="136" table:style-name="ce2">
            <text:p>136</text:p>
          </table:table-cell>
          <table:table-cell office:value-type="float" office:value="131" table:style-name="ce2">
            <text:p>131</text:p>
          </table:table-cell>
          <table:table-cell office:value-type="float" office:value="3.8529411764705883" table:formula="of:=[.M422]/[.D422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31" table:style-name="ce9">
            <text:p>31</text:p>
          </table:table-cell>
          <table:table-cell office:value-type="float" office:value="92" table:style-name="ce2">
            <text:p>92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89" table:style-name="ce2">
            <text:p>89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19" table:formula="of:=[.A422]+1" table:style-name="ce2">
            <text:p>419</text:p>
          </table:table-cell>
          <table:table-cell office:value-type="boolean" office:boolean-value="true" table:formula="of:=OR(NOT([.R423]=&quot;?&quot;); NOT([.V423]=&quot;?&quot;);NOT([.Z423]=&quot;-&quot;))" table:style-name="ce2">
            <text:p>TRUE</text:p>
          </table:table-cell>
          <table:table-cell office:value-type="float" office:value="34" table:formula="of:=IFERROR(IFERROR([.O423]+[.V423]; [.O423]+[.Z423]); &quot;?&quot;)" table:style-name="ce2">
            <text:p>34</text:p>
          </table:table-cell>
          <table:table-cell office:value-type="float" office:value="34" table:formula="of:=MAX(IF([.C423]=&quot;?&quot;;0;[.C423]);[.J423])" table:style-name="ce2">
            <text:p>34</text:p>
          </table:table-cell>
          <table:table-cell office:value-type="string" table:style-name="ce2">
            <text:p>TREEPAIR_200_35_90_04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33" table:style-name="ce17">
            <text:p>33</text:p>
          </table:table-cell>
          <table:table-cell office:value-type="float" office:value="149" table:style-name="ce2">
            <text:p>149</text:p>
          </table:table-cell>
          <table:table-cell office:value-type="float" office:value="136" table:style-name="ce2">
            <text:p>136</text:p>
          </table:table-cell>
          <table:table-cell office:value-type="float" office:value="116" table:style-name="ce2">
            <text:p>116</text:p>
          </table:table-cell>
          <table:table-cell office:value-type="float" office:value="3.4117647058823528" table:formula="of:=[.M423]/[.D423]" table:style-name="ce22">
            <text:p>3.4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9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75" table:style-name="ce2">
            <text:p>75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0" table:formula="of:=[.A423]+1" table:style-name="ce2">
            <text:p>420</text:p>
          </table:table-cell>
          <table:table-cell office:value-type="boolean" office:boolean-value="true" table:formula="of:=OR(NOT([.R424]=&quot;?&quot;); NOT([.V424]=&quot;?&quot;);NOT([.Z424]=&quot;-&quot;))" table:style-name="ce2">
            <text:p>TRUE</text:p>
          </table:table-cell>
          <table:table-cell office:value-type="float" office:value="35" table:formula="of:=IFERROR(IFERROR([.O424]+[.V424]; [.O424]+[.Z424]); &quot;?&quot;)" table:style-name="ce2">
            <text:p>35</text:p>
          </table:table-cell>
          <table:table-cell office:value-type="float" office:value="35" table:formula="of:=MAX(IF([.C424]=&quot;?&quot;;0;[.C424]);[.J424])" table:style-name="ce2">
            <text:p>35</text:p>
          </table:table-cell>
          <table:table-cell office:value-type="string" table:style-name="ce2">
            <text:p>TREEPAIR_200_35_90_05</text:p>
          </table:table-cell>
          <table:table-cell office:value-type="float" office:value="200" table:style-name="ce2">
            <text:p>2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5" table:style-name="ce17">
            <text:p>35</text:p>
          </table:table-cell>
          <table:table-cell office:value-type="float" office:value="155" table:style-name="ce2">
            <text:p>155</text:p>
          </table:table-cell>
          <table:table-cell office:value-type="float" office:value="139" table:style-name="ce2">
            <text:p>139</text:p>
          </table:table-cell>
          <table:table-cell office:value-type="float" office:value="127" table:style-name="ce2">
            <text:p>127</text:p>
          </table:table-cell>
          <table:table-cell office:value-type="float" office:value="3.6285714285714286" table:formula="of:=[.M424]/[.D424]" table:style-name="ce22">
            <text:p>3.6</text:p>
          </table:table-cell>
          <table:table-cell office:value-type="float" office:value="3" table:style-name="ce10">
            <text:p>3</text:p>
          </table:table-cell>
          <table:table-cell office:value-type="float" office:value="32" table:style-name="ce9">
            <text:p>32</text:p>
          </table:table-cell>
          <table:table-cell office:value-type="float" office:value="95" table:style-name="ce2">
            <text:p>95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1" table:formula="of:=[.A424]+1" table:style-name="ce2">
            <text:p>421</text:p>
          </table:table-cell>
          <table:table-cell office:value-type="boolean" office:boolean-value="true" table:formula="of:=OR(NOT([.R425]=&quot;?&quot;); NOT([.V425]=&quot;?&quot;);NOT([.Z425]=&quot;-&quot;))" table:style-name="ce2">
            <text:p>TRUE</text:p>
          </table:table-cell>
          <table:table-cell office:value-type="float" office:value="5" table:formula="of:=IFERROR(IFERROR([.O425]+[.V425]; [.O425]+[.Z425]); &quot;?&quot;)" table:style-name="ce2">
            <text:p>5</text:p>
          </table:table-cell>
          <table:table-cell office:value-type="float" office:value="5" table:formula="of:=MAX(IF([.C425]=&quot;?&quot;;0;[.C425]);[.J425])" table:style-name="ce2">
            <text:p>5</text:p>
          </table:table-cell>
          <table:table-cell office:value-type="string" table:style-name="ce2">
            <text:p>TREEPAIR_250_5_50_01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0" table:style-name="ce2">
            <text:p>40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425]/[.D425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2" table:formula="of:=[.A425]+1" table:style-name="ce2">
            <text:p>422</text:p>
          </table:table-cell>
          <table:table-cell office:value-type="boolean" office:boolean-value="true" table:formula="of:=OR(NOT([.R426]=&quot;?&quot;); NOT([.V426]=&quot;?&quot;);NOT([.Z426]=&quot;-&quot;))" table:style-name="ce2">
            <text:p>TRUE</text:p>
          </table:table-cell>
          <table:table-cell office:value-type="float" office:value="5" table:formula="of:=IFERROR(IFERROR([.O426]+[.V426]; [.O426]+[.Z426]); &quot;?&quot;)" table:style-name="ce2">
            <text:p>5</text:p>
          </table:table-cell>
          <table:table-cell office:value-type="float" office:value="5" table:formula="of:=MAX(IF([.C426]=&quot;?&quot;;0;[.C426]);[.J426])" table:style-name="ce2">
            <text:p>5</text:p>
          </table:table-cell>
          <table:table-cell office:value-type="string" table:style-name="ce2">
            <text:p>TREEPAIR_250_5_50_02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37" table:style-name="ce2">
            <text:p>3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5.8" table:formula="of:=[.M426]/[.D426]" table:style-name="ce22">
            <text:p>5.8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3" table:formula="of:=[.A426]+1" table:style-name="ce2">
            <text:p>423</text:p>
          </table:table-cell>
          <table:table-cell office:value-type="boolean" office:boolean-value="true" table:formula="of:=OR(NOT([.R427]=&quot;?&quot;); NOT([.V427]=&quot;?&quot;);NOT([.Z427]=&quot;-&quot;))" table:style-name="ce2">
            <text:p>TRUE</text:p>
          </table:table-cell>
          <table:table-cell office:value-type="float" office:value="5" table:formula="of:=IFERROR(IFERROR([.O427]+[.V427]; [.O427]+[.Z427]); &quot;?&quot;)" table:style-name="ce2">
            <text:p>5</text:p>
          </table:table-cell>
          <table:table-cell office:value-type="float" office:value="5" table:formula="of:=MAX(IF([.C427]=&quot;?&quot;;0;[.C427]);[.J427])" table:style-name="ce2">
            <text:p>5</text:p>
          </table:table-cell>
          <table:table-cell office:value-type="string" table:style-name="ce2">
            <text:p>TREEPAIR_250_5_50_03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6" table:style-name="ce2">
            <text:p>46</text:p>
          </table:table-cell>
          <table:table-cell office:value-type="float" office:value="36" table:style-name="ce2">
            <text:p>36</text:p>
          </table:table-cell>
          <table:table-cell office:value-type="float" office:value="27" table:style-name="ce2">
            <text:p>27</text:p>
          </table:table-cell>
          <table:table-cell office:value-type="float" office:value="5.4" table:formula="of:=[.M427]/[.D427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4" table:formula="of:=[.A427]+1" table:style-name="ce2">
            <text:p>424</text:p>
          </table:table-cell>
          <table:table-cell office:value-type="boolean" office:boolean-value="true" table:formula="of:=OR(NOT([.R428]=&quot;?&quot;); NOT([.V428]=&quot;?&quot;);NOT([.Z428]=&quot;-&quot;))" table:style-name="ce2">
            <text:p>TRUE</text:p>
          </table:table-cell>
          <table:table-cell office:value-type="float" office:value="5" table:formula="of:=IFERROR(IFERROR([.O428]+[.V428]; [.O428]+[.Z428]); &quot;?&quot;)" table:style-name="ce2">
            <text:p>5</text:p>
          </table:table-cell>
          <table:table-cell office:value-type="float" office:value="5" table:formula="of:=MAX(IF([.C428]=&quot;?&quot;;0;[.C428]);[.J428])" table:style-name="ce2">
            <text:p>5</text:p>
          </table:table-cell>
          <table:table-cell office:value-type="string" table:style-name="ce2">
            <text:p>TREEPAIR_250_5_50_04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8" table:style-name="ce2">
            <text:p>48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5" table:formula="of:=[.M428]/[.D428]" table:style-name="ce22">
            <text:p>5.0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5" table:formula="of:=[.A428]+1" table:style-name="ce2">
            <text:p>425</text:p>
          </table:table-cell>
          <table:table-cell office:value-type="boolean" office:boolean-value="true" table:formula="of:=OR(NOT([.R429]=&quot;?&quot;); NOT([.V429]=&quot;?&quot;);NOT([.Z429]=&quot;-&quot;))" table:style-name="ce2">
            <text:p>TRUE</text:p>
          </table:table-cell>
          <table:table-cell office:value-type="float" office:value="5" table:formula="of:=IFERROR(IFERROR([.O429]+[.V429]; [.O429]+[.Z429]); &quot;?&quot;)" table:style-name="ce2">
            <text:p>5</text:p>
          </table:table-cell>
          <table:table-cell office:value-type="float" office:value="5" table:formula="of:=MAX(IF([.C429]=&quot;?&quot;;0;[.C429]);[.J429])" table:style-name="ce2">
            <text:p>5</text:p>
          </table:table-cell>
          <table:table-cell office:value-type="string" table:style-name="ce2">
            <text:p>TREEPAIR_250_5_50_05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40" table:style-name="ce2">
            <text:p>40</text:p>
          </table:table-cell>
          <table:table-cell office:value-type="float" office:value="28" table:style-name="ce2">
            <text:p>28</text:p>
          </table:table-cell>
          <table:table-cell office:value-type="float" office:value="16" table:style-name="ce2">
            <text:p>16</text:p>
          </table:table-cell>
          <table:table-cell office:value-type="float" office:value="3.2" table:formula="of:=[.M429]/[.D429]" table:style-name="ce22">
            <text:p>3.2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6" table:formula="of:=[.A429]+1" table:style-name="ce2">
            <text:p>426</text:p>
          </table:table-cell>
          <table:table-cell office:value-type="boolean" office:boolean-value="true" table:formula="of:=OR(NOT([.R430]=&quot;?&quot;); NOT([.V430]=&quot;?&quot;);NOT([.Z430]=&quot;-&quot;))" table:style-name="ce2">
            <text:p>TRUE</text:p>
          </table:table-cell>
          <table:table-cell office:value-type="float" office:value="5" table:formula="of:=IFERROR(IFERROR([.O430]+[.V430]; [.O430]+[.Z430]); &quot;?&quot;)" table:style-name="ce2">
            <text:p>5</text:p>
          </table:table-cell>
          <table:table-cell office:value-type="float" office:value="5" table:formula="of:=MAX(IF([.C430]=&quot;?&quot;;0;[.C430]);[.J430])" table:style-name="ce2">
            <text:p>5</text:p>
          </table:table-cell>
          <table:table-cell office:value-type="string" table:style-name="ce2">
            <text:p>TREEPAIR_250_5_70_01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3" table:style-name="ce2">
            <text:p>43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430]/[.D430]" table:style-name="ce22">
            <text:p>6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7" table:formula="of:=[.A430]+1" table:style-name="ce2">
            <text:p>427</text:p>
          </table:table-cell>
          <table:table-cell office:value-type="boolean" office:boolean-value="true" table:formula="of:=OR(NOT([.R431]=&quot;?&quot;); NOT([.V431]=&quot;?&quot;);NOT([.Z431]=&quot;-&quot;))" table:style-name="ce2">
            <text:p>TRUE</text:p>
          </table:table-cell>
          <table:table-cell office:value-type="float" office:value="5" table:formula="of:=IFERROR(IFERROR([.O431]+[.V431]; [.O431]+[.Z431]); &quot;?&quot;)" table:style-name="ce2">
            <text:p>5</text:p>
          </table:table-cell>
          <table:table-cell office:value-type="float" office:value="5" table:formula="of:=MAX(IF([.C431]=&quot;?&quot;;0;[.C431]);[.J431])" table:style-name="ce2">
            <text:p>5</text:p>
          </table:table-cell>
          <table:table-cell office:value-type="string" table:style-name="ce2">
            <text:p>TREEPAIR_250_5_70_02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55" table:style-name="ce2">
            <text:p>55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431]/[.D431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8" table:formula="of:=[.A431]+1" table:style-name="ce2">
            <text:p>428</text:p>
          </table:table-cell>
          <table:table-cell office:value-type="boolean" office:boolean-value="true" table:formula="of:=OR(NOT([.R432]=&quot;?&quot;); NOT([.V432]=&quot;?&quot;);NOT([.Z432]=&quot;-&quot;))" table:style-name="ce2">
            <text:p>TRUE</text:p>
          </table:table-cell>
          <table:table-cell office:value-type="float" office:value="5" table:formula="of:=IFERROR(IFERROR([.O432]+[.V432]; [.O432]+[.Z432]); &quot;?&quot;)" table:style-name="ce2">
            <text:p>5</text:p>
          </table:table-cell>
          <table:table-cell office:value-type="float" office:value="5" table:formula="of:=MAX(IF([.C432]=&quot;?&quot;;0;[.C432]);[.J432])" table:style-name="ce2">
            <text:p>5</text:p>
          </table:table-cell>
          <table:table-cell office:value-type="string" table:style-name="ce2">
            <text:p>TREEPAIR_250_5_70_03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7.6" table:formula="of:=[.M432]/[.D432]" table:style-name="ce22">
            <text:p>7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29" table:formula="of:=[.A432]+1" table:style-name="ce2">
            <text:p>429</text:p>
          </table:table-cell>
          <table:table-cell office:value-type="boolean" office:boolean-value="true" table:formula="of:=OR(NOT([.R433]=&quot;?&quot;); NOT([.V433]=&quot;?&quot;);NOT([.Z433]=&quot;-&quot;))" table:style-name="ce2">
            <text:p>TRUE</text:p>
          </table:table-cell>
          <table:table-cell office:value-type="float" office:value="5" table:formula="of:=IFERROR(IFERROR([.O433]+[.V433]; [.O433]+[.Z433]); &quot;?&quot;)" table:style-name="ce2">
            <text:p>5</text:p>
          </table:table-cell>
          <table:table-cell office:value-type="float" office:value="5" table:formula="of:=MAX(IF([.C433]=&quot;?&quot;;0;[.C433]);[.J433])" table:style-name="ce2">
            <text:p>5</text:p>
          </table:table-cell>
          <table:table-cell office:value-type="string" table:style-name="ce2">
            <text:p>TREEPAIR_250_5_70_04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9" table:style-name="ce2">
            <text:p>49</text:p>
          </table:table-cell>
          <table:table-cell office:value-type="float" office:value="37" table:style-name="ce2">
            <text:p>37</text:p>
          </table:table-cell>
          <table:table-cell office:value-type="float" office:value="30" table:style-name="ce2">
            <text:p>30</text:p>
          </table:table-cell>
          <table:table-cell office:value-type="float" office:value="6" table:formula="of:=[.M433]/[.D433]" table:style-name="ce22">
            <text:p>6.0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0" table:formula="of:=[.A433]+1" table:style-name="ce2">
            <text:p>430</text:p>
          </table:table-cell>
          <table:table-cell office:value-type="boolean" office:boolean-value="true" table:formula="of:=OR(NOT([.R434]=&quot;?&quot;); NOT([.V434]=&quot;?&quot;);NOT([.Z434]=&quot;-&quot;))" table:style-name="ce2">
            <text:p>TRUE</text:p>
          </table:table-cell>
          <table:table-cell office:value-type="float" office:value="5" table:formula="of:=IFERROR(IFERROR([.O434]+[.V434]; [.O434]+[.Z434]); &quot;?&quot;)" table:style-name="ce2">
            <text:p>5</text:p>
          </table:table-cell>
          <table:table-cell office:value-type="float" office:value="5" table:formula="of:=MAX(IF([.C434]=&quot;?&quot;;0;[.C434]);[.J434])" table:style-name="ce2">
            <text:p>5</text:p>
          </table:table-cell>
          <table:table-cell office:value-type="string" table:style-name="ce2">
            <text:p>TREEPAIR_250_5_70_05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434]/[.D434]" table:style-name="ce22">
            <text:p>6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1" table:formula="of:=[.A434]+1" table:style-name="ce2">
            <text:p>431</text:p>
          </table:table-cell>
          <table:table-cell office:value-type="boolean" office:boolean-value="true" table:formula="of:=OR(NOT([.R435]=&quot;?&quot;); NOT([.V435]=&quot;?&quot;);NOT([.Z435]=&quot;-&quot;))" table:style-name="ce2">
            <text:p>TRUE</text:p>
          </table:table-cell>
          <table:table-cell office:value-type="float" office:value="5" table:formula="of:=IFERROR(IFERROR([.O435]+[.V435]; [.O435]+[.Z435]); &quot;?&quot;)" table:style-name="ce2">
            <text:p>5</text:p>
          </table:table-cell>
          <table:table-cell office:value-type="float" office:value="5" table:formula="of:=MAX(IF([.C435]=&quot;?&quot;;0;[.C435]);[.J435])" table:style-name="ce2">
            <text:p>5</text:p>
          </table:table-cell>
          <table:table-cell office:value-type="string" table:style-name="ce2">
            <text:p>TREEPAIR_250_5_90_01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5" table:style-name="ce2">
            <text:p>45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435]/[.D435]" table:style-name="ce22">
            <text:p>6.6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2" table:formula="of:=[.A435]+1" table:style-name="ce2">
            <text:p>432</text:p>
          </table:table-cell>
          <table:table-cell office:value-type="boolean" office:boolean-value="true" table:formula="of:=OR(NOT([.R436]=&quot;?&quot;); NOT([.V436]=&quot;?&quot;);NOT([.Z436]=&quot;-&quot;))" table:style-name="ce2">
            <text:p>TRUE</text:p>
          </table:table-cell>
          <table:table-cell office:value-type="float" office:value="5" table:formula="of:=IFERROR(IFERROR([.O436]+[.V436]; [.O436]+[.Z436]); &quot;?&quot;)" table:style-name="ce2">
            <text:p>5</text:p>
          </table:table-cell>
          <table:table-cell office:value-type="float" office:value="5" table:formula="of:=MAX(IF([.C436]=&quot;?&quot;;0;[.C436]);[.J436])" table:style-name="ce2">
            <text:p>5</text:p>
          </table:table-cell>
          <table:table-cell office:value-type="string" table:style-name="ce2">
            <text:p>TREEPAIR_250_5_90_02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60" table:style-name="ce2">
            <text:p>60</text:p>
          </table:table-cell>
          <table:table-cell office:value-type="float" office:value="34" table:style-name="ce2">
            <text:p>34</text:p>
          </table:table-cell>
          <table:table-cell office:value-type="float" office:value="27" table:style-name="ce2">
            <text:p>27</text:p>
          </table:table-cell>
          <table:table-cell office:value-type="float" office:value="5.4" table:formula="of:=[.M436]/[.D436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3" table:formula="of:=[.A436]+1" table:style-name="ce2">
            <text:p>433</text:p>
          </table:table-cell>
          <table:table-cell office:value-type="boolean" office:boolean-value="true" table:formula="of:=OR(NOT([.R437]=&quot;?&quot;); NOT([.V437]=&quot;?&quot;);NOT([.Z437]=&quot;-&quot;))" table:style-name="ce2">
            <text:p>TRUE</text:p>
          </table:table-cell>
          <table:table-cell office:value-type="float" office:value="5" table:formula="of:=IFERROR(IFERROR([.O437]+[.V437]; [.O437]+[.Z437]); &quot;?&quot;)" table:style-name="ce2">
            <text:p>5</text:p>
          </table:table-cell>
          <table:table-cell office:value-type="float" office:value="5" table:formula="of:=MAX(IF([.C437]=&quot;?&quot;;0;[.C437]);[.J437])" table:style-name="ce2">
            <text:p>5</text:p>
          </table:table-cell>
          <table:table-cell office:value-type="string" table:style-name="ce2">
            <text:p>TREEPAIR_250_5_90_03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92" table:style-name="ce2">
            <text:p>92</text:p>
          </table:table-cell>
          <table:table-cell office:value-type="float" office:value="43" table:style-name="ce2">
            <text:p>43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437]/[.D437]" table:style-name="ce22">
            <text:p>6.6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4" table:formula="of:=[.A437]+1" table:style-name="ce2">
            <text:p>434</text:p>
          </table:table-cell>
          <table:table-cell office:value-type="boolean" office:boolean-value="true" table:formula="of:=OR(NOT([.R438]=&quot;?&quot;); NOT([.V438]=&quot;?&quot;);NOT([.Z438]=&quot;-&quot;))" table:style-name="ce2">
            <text:p>TRUE</text:p>
          </table:table-cell>
          <table:table-cell office:value-type="float" office:value="5" table:formula="of:=IFERROR(IFERROR([.O438]+[.V438]; [.O438]+[.Z438]); &quot;?&quot;)" table:style-name="ce2">
            <text:p>5</text:p>
          </table:table-cell>
          <table:table-cell office:value-type="float" office:value="5" table:formula="of:=MAX(IF([.C438]=&quot;?&quot;;0;[.C438]);[.J438])" table:style-name="ce2">
            <text:p>5</text:p>
          </table:table-cell>
          <table:table-cell office:value-type="string" table:style-name="ce2">
            <text:p>TREEPAIR_250_5_90_04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1" table:style-name="ce2">
            <text:p>61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float" office:value="5.6" table:formula="of:=[.M438]/[.D438]" table:style-name="ce22">
            <text:p>5.6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5" table:formula="of:=[.A438]+1" table:style-name="ce2">
            <text:p>435</text:p>
          </table:table-cell>
          <table:table-cell office:value-type="boolean" office:boolean-value="true" table:formula="of:=OR(NOT([.R439]=&quot;?&quot;); NOT([.V439]=&quot;?&quot;);NOT([.Z439]=&quot;-&quot;))" table:style-name="ce2">
            <text:p>TRUE</text:p>
          </table:table-cell>
          <table:table-cell office:value-type="float" office:value="5" table:formula="of:=IFERROR(IFERROR([.O439]+[.V439]; [.O439]+[.Z439]); &quot;?&quot;)" table:style-name="ce2">
            <text:p>5</text:p>
          </table:table-cell>
          <table:table-cell office:value-type="float" office:value="5" table:formula="of:=MAX(IF([.C439]=&quot;?&quot;;0;[.C439]);[.J439])" table:style-name="ce2">
            <text:p>5</text:p>
          </table:table-cell>
          <table:table-cell office:value-type="string" table:style-name="ce2">
            <text:p>TREEPAIR_250_5_90_05</text:p>
          </table:table-cell>
          <table:table-cell office:value-type="float" office:value="250" table:style-name="ce2">
            <text:p>2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4.8" table:formula="of:=[.M439]/[.D439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6" table:formula="of:=[.A439]+1" table:style-name="ce2">
            <text:p>436</text:p>
          </table:table-cell>
          <table:table-cell office:value-type="boolean" office:boolean-value="true" table:formula="of:=OR(NOT([.R440]=&quot;?&quot;); NOT([.V440]=&quot;?&quot;);NOT([.Z440]=&quot;-&quot;))" table:style-name="ce2">
            <text:p>TRUE</text:p>
          </table:table-cell>
          <table:table-cell office:value-type="float" office:value="10" table:formula="of:=IFERROR(IFERROR([.O440]+[.V440]; [.O440]+[.Z440]); &quot;?&quot;)" table:style-name="ce2">
            <text:p>10</text:p>
          </table:table-cell>
          <table:table-cell office:value-type="float" office:value="10" table:formula="of:=MAX(IF([.C440]=&quot;?&quot;;0;[.C440]);[.J440])" table:style-name="ce2">
            <text:p>10</text:p>
          </table:table-cell>
          <table:table-cell office:value-type="string" table:style-name="ce2">
            <text:p>TREEPAIR_250_10_50_01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76" table:style-name="ce2">
            <text:p>76</text:p>
          </table:table-cell>
          <table:table-cell office:value-type="float" office:value="63" table:style-name="ce2">
            <text:p>63</text:p>
          </table:table-cell>
          <table:table-cell office:value-type="float" office:value="38" table:style-name="ce2">
            <text:p>38</text:p>
          </table:table-cell>
          <table:table-cell office:value-type="float" office:value="3.8" table:formula="of:=[.M440]/[.D440]" table:style-name="ce22">
            <text:p>3.8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7" table:formula="of:=[.A440]+1" table:style-name="ce2">
            <text:p>437</text:p>
          </table:table-cell>
          <table:table-cell office:value-type="boolean" office:boolean-value="true" table:formula="of:=OR(NOT([.R441]=&quot;?&quot;); NOT([.V441]=&quot;?&quot;);NOT([.Z441]=&quot;-&quot;))" table:style-name="ce2">
            <text:p>TRUE</text:p>
          </table:table-cell>
          <table:table-cell office:value-type="float" office:value="10" table:formula="of:=IFERROR(IFERROR([.O441]+[.V441]; [.O441]+[.Z441]); &quot;?&quot;)" table:style-name="ce2">
            <text:p>10</text:p>
          </table:table-cell>
          <table:table-cell office:value-type="float" office:value="10" table:formula="of:=MAX(IF([.C441]=&quot;?&quot;;0;[.C441]);[.J441])" table:style-name="ce2">
            <text:p>10</text:p>
          </table:table-cell>
          <table:table-cell office:value-type="string" table:style-name="ce2">
            <text:p>TREEPAIR_250_10_50_02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68" table:style-name="ce2">
            <text:p>68</text:p>
          </table:table-cell>
          <table:table-cell office:value-type="float" office:value="58" table:style-name="ce2">
            <text:p>58</text:p>
          </table:table-cell>
          <table:table-cell office:value-type="float" office:value="53" table:style-name="ce2">
            <text:p>53</text:p>
          </table:table-cell>
          <table:table-cell office:value-type="float" office:value="5.3" table:formula="of:=[.M441]/[.D441]" table:style-name="ce22">
            <text:p>5.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8" table:formula="of:=[.A441]+1" table:style-name="ce2">
            <text:p>438</text:p>
          </table:table-cell>
          <table:table-cell office:value-type="boolean" office:boolean-value="true" table:formula="of:=OR(NOT([.R442]=&quot;?&quot;); NOT([.V442]=&quot;?&quot;);NOT([.Z442]=&quot;-&quot;))" table:style-name="ce2">
            <text:p>TRUE</text:p>
          </table:table-cell>
          <table:table-cell office:value-type="float" office:value="10" table:formula="of:=IFERROR(IFERROR([.O442]+[.V442]; [.O442]+[.Z442]); &quot;?&quot;)" table:style-name="ce2">
            <text:p>10</text:p>
          </table:table-cell>
          <table:table-cell office:value-type="float" office:value="10" table:formula="of:=MAX(IF([.C442]=&quot;?&quot;;0;[.C442]);[.J442])" table:style-name="ce2">
            <text:p>10</text:p>
          </table:table-cell>
          <table:table-cell office:value-type="string" table:style-name="ce2">
            <text:p>TREEPAIR_250_10_50_03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.4" table:formula="of:=[.M442]/[.D442]" table:style-name="ce22">
            <text:p>5.4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39" table:formula="of:=[.A442]+1" table:style-name="ce2">
            <text:p>439</text:p>
          </table:table-cell>
          <table:table-cell office:value-type="boolean" office:boolean-value="true" table:formula="of:=OR(NOT([.R443]=&quot;?&quot;); NOT([.V443]=&quot;?&quot;);NOT([.Z443]=&quot;-&quot;))" table:style-name="ce2">
            <text:p>TRUE</text:p>
          </table:table-cell>
          <table:table-cell office:value-type="float" office:value="10" table:formula="of:=IFERROR(IFERROR([.O443]+[.V443]; [.O443]+[.Z443]); &quot;?&quot;)" table:style-name="ce2">
            <text:p>10</text:p>
          </table:table-cell>
          <table:table-cell office:value-type="float" office:value="10" table:formula="of:=MAX(IF([.C443]=&quot;?&quot;;0;[.C443]);[.J443])" table:style-name="ce2">
            <text:p>10</text:p>
          </table:table-cell>
          <table:table-cell office:value-type="string" table:style-name="ce2">
            <text:p>TREEPAIR_250_10_50_04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4.9000000000000004" table:formula="of:=[.M443]/[.D443]" table:style-name="ce22">
            <text:p>4.9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0" table:formula="of:=[.A443]+1" table:style-name="ce2">
            <text:p>440</text:p>
          </table:table-cell>
          <table:table-cell office:value-type="boolean" office:boolean-value="true" table:formula="of:=OR(NOT([.R444]=&quot;?&quot;); NOT([.V444]=&quot;?&quot;);NOT([.Z444]=&quot;-&quot;))" table:style-name="ce2">
            <text:p>TRUE</text:p>
          </table:table-cell>
          <table:table-cell office:value-type="float" office:value="10" table:formula="of:=IFERROR(IFERROR([.O444]+[.V444]; [.O444]+[.Z444]); &quot;?&quot;)" table:style-name="ce2">
            <text:p>10</text:p>
          </table:table-cell>
          <table:table-cell office:value-type="float" office:value="10" table:formula="of:=MAX(IF([.C444]=&quot;?&quot;;0;[.C444]);[.J444])" table:style-name="ce2">
            <text:p>10</text:p>
          </table:table-cell>
          <table:table-cell office:value-type="string" table:style-name="ce2">
            <text:p>TREEPAIR_250_10_50_05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74" table:style-name="ce2">
            <text:p>74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.9" table:formula="of:=[.M444]/[.D444]" table:style-name="ce22">
            <text:p>5.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1" table:formula="of:=[.A444]+1" table:style-name="ce2">
            <text:p>441</text:p>
          </table:table-cell>
          <table:table-cell office:value-type="boolean" office:boolean-value="true" table:formula="of:=OR(NOT([.R445]=&quot;?&quot;); NOT([.V445]=&quot;?&quot;);NOT([.Z445]=&quot;-&quot;))" table:style-name="ce2">
            <text:p>TRUE</text:p>
          </table:table-cell>
          <table:table-cell office:value-type="float" office:value="10" table:formula="of:=IFERROR(IFERROR([.O445]+[.V445]; [.O445]+[.Z445]); &quot;?&quot;)" table:style-name="ce2">
            <text:p>10</text:p>
          </table:table-cell>
          <table:table-cell office:value-type="float" office:value="10" table:formula="of:=MAX(IF([.C445]=&quot;?&quot;;0;[.C445]);[.J445])" table:style-name="ce2">
            <text:p>10</text:p>
          </table:table-cell>
          <table:table-cell office:value-type="string" table:style-name="ce2">
            <text:p>TREEPAIR_250_10_70_01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7" table:style-name="ce2">
            <text:p>57</text:p>
          </table:table-cell>
          <table:table-cell office:value-type="float" office:value="56" table:style-name="ce2">
            <text:p>56</text:p>
          </table:table-cell>
          <table:table-cell office:value-type="float" office:value="5.6" table:formula="of:=[.M445]/[.D445]" table:style-name="ce22">
            <text:p>5.6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2" table:formula="of:=[.A445]+1" table:style-name="ce2">
            <text:p>442</text:p>
          </table:table-cell>
          <table:table-cell office:value-type="boolean" office:boolean-value="true" table:formula="of:=OR(NOT([.R446]=&quot;?&quot;); NOT([.V446]=&quot;?&quot;);NOT([.Z446]=&quot;-&quot;))" table:style-name="ce2">
            <text:p>TRUE</text:p>
          </table:table-cell>
          <table:table-cell office:value-type="float" office:value="10" table:formula="of:=IFERROR(IFERROR([.O446]+[.V446]; [.O446]+[.Z446]); &quot;?&quot;)" table:style-name="ce2">
            <text:p>10</text:p>
          </table:table-cell>
          <table:table-cell office:value-type="float" office:value="10" table:formula="of:=MAX(IF([.C446]=&quot;?&quot;;0;[.C446]);[.J446])" table:style-name="ce2">
            <text:p>10</text:p>
          </table:table-cell>
          <table:table-cell office:value-type="string" table:style-name="ce2">
            <text:p>TREEPAIR_250_10_70_02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93" table:style-name="ce2">
            <text:p>93</text:p>
          </table:table-cell>
          <table:table-cell office:value-type="float" office:value="65" table:style-name="ce2">
            <text:p>65</text:p>
          </table:table-cell>
          <table:table-cell office:value-type="float" office:value="58" table:style-name="ce2">
            <text:p>58</text:p>
          </table:table-cell>
          <table:table-cell office:value-type="float" office:value="5.8" table:formula="of:=[.M446]/[.D446]" table:style-name="ce22">
            <text:p>5.8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3" table:formula="of:=[.A446]+1" table:style-name="ce2">
            <text:p>443</text:p>
          </table:table-cell>
          <table:table-cell office:value-type="boolean" office:boolean-value="true" table:formula="of:=OR(NOT([.R447]=&quot;?&quot;); NOT([.V447]=&quot;?&quot;);NOT([.Z447]=&quot;-&quot;))" table:style-name="ce2">
            <text:p>TRUE</text:p>
          </table:table-cell>
          <table:table-cell office:value-type="float" office:value="10" table:formula="of:=IFERROR(IFERROR([.O447]+[.V447]; [.O447]+[.Z447]); &quot;?&quot;)" table:style-name="ce2">
            <text:p>10</text:p>
          </table:table-cell>
          <table:table-cell office:value-type="float" office:value="10" table:formula="of:=MAX(IF([.C447]=&quot;?&quot;;0;[.C447]);[.J447])" table:style-name="ce2">
            <text:p>10</text:p>
          </table:table-cell>
          <table:table-cell office:value-type="string" table:style-name="ce2">
            <text:p>TREEPAIR_250_10_70_03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6" table:style-name="ce2">
            <text:p>76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4.0999999999999996" table:formula="of:=[.M447]/[.D447]" table:style-name="ce22">
            <text:p>4.1</text:p>
          </table:table-cell>
          <table:table-cell office:value-type="float" office:value="4" table:style-name="ce10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4" table:formula="of:=[.A447]+1" table:style-name="ce2">
            <text:p>444</text:p>
          </table:table-cell>
          <table:table-cell office:value-type="boolean" office:boolean-value="true" table:formula="of:=OR(NOT([.R448]=&quot;?&quot;); NOT([.V448]=&quot;?&quot;);NOT([.Z448]=&quot;-&quot;))" table:style-name="ce2">
            <text:p>TRUE</text:p>
          </table:table-cell>
          <table:table-cell office:value-type="float" office:value="10" table:formula="of:=IFERROR(IFERROR([.O448]+[.V448]; [.O448]+[.Z448]); &quot;?&quot;)" table:style-name="ce2">
            <text:p>10</text:p>
          </table:table-cell>
          <table:table-cell office:value-type="float" office:value="10" table:formula="of:=MAX(IF([.C448]=&quot;?&quot;;0;[.C448]);[.J448])" table:style-name="ce2">
            <text:p>10</text:p>
          </table:table-cell>
          <table:table-cell office:value-type="string" table:style-name="ce2">
            <text:p>TREEPAIR_250_10_70_04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77" table:style-name="ce2">
            <text:p>77</text:p>
          </table:table-cell>
          <table:table-cell office:value-type="float" office:value="69" table:style-name="ce2">
            <text:p>69</text:p>
          </table:table-cell>
          <table:table-cell office:value-type="float" office:value="56" table:style-name="ce2">
            <text:p>56</text:p>
          </table:table-cell>
          <table:table-cell office:value-type="float" office:value="5.6" table:formula="of:=[.M448]/[.D448]" table:style-name="ce22">
            <text:p>5.6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5" table:formula="of:=[.A448]+1" table:style-name="ce2">
            <text:p>445</text:p>
          </table:table-cell>
          <table:table-cell office:value-type="boolean" office:boolean-value="true" table:formula="of:=OR(NOT([.R449]=&quot;?&quot;); NOT([.V449]=&quot;?&quot;);NOT([.Z449]=&quot;-&quot;))" table:style-name="ce2">
            <text:p>TRUE</text:p>
          </table:table-cell>
          <table:table-cell office:value-type="float" office:value="10" table:formula="of:=IFERROR(IFERROR([.O449]+[.V449]; [.O449]+[.Z449]); &quot;?&quot;)" table:style-name="ce2">
            <text:p>10</text:p>
          </table:table-cell>
          <table:table-cell office:value-type="float" office:value="10" table:formula="of:=MAX(IF([.C449]=&quot;?&quot;;0;[.C449]);[.J449])" table:style-name="ce2">
            <text:p>10</text:p>
          </table:table-cell>
          <table:table-cell office:value-type="string" table:style-name="ce2">
            <text:p>TREEPAIR_250_10_70_05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77" table:style-name="ce2">
            <text:p>77</text:p>
          </table:table-cell>
          <table:table-cell office:value-type="float" office:value="63" table:style-name="ce2">
            <text:p>63</text:p>
          </table:table-cell>
          <table:table-cell office:value-type="float" office:value="53" table:style-name="ce2">
            <text:p>53</text:p>
          </table:table-cell>
          <table:table-cell office:value-type="float" office:value="5.3" table:formula="of:=[.M449]/[.D449]" table:style-name="ce22">
            <text:p>5.3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6" table:formula="of:=[.A449]+1" table:style-name="ce2">
            <text:p>446</text:p>
          </table:table-cell>
          <table:table-cell office:value-type="boolean" office:boolean-value="true" table:formula="of:=OR(NOT([.R450]=&quot;?&quot;); NOT([.V450]=&quot;?&quot;);NOT([.Z450]=&quot;-&quot;))" table:style-name="ce2">
            <text:p>TRUE</text:p>
          </table:table-cell>
          <table:table-cell office:value-type="float" office:value="10" table:formula="of:=IFERROR(IFERROR([.O450]+[.V450]; [.O450]+[.Z450]); &quot;?&quot;)" table:style-name="ce2">
            <text:p>10</text:p>
          </table:table-cell>
          <table:table-cell office:value-type="float" office:value="10" table:formula="of:=MAX(IF([.C450]=&quot;?&quot;;0;[.C450]);[.J450])" table:style-name="ce2">
            <text:p>10</text:p>
          </table:table-cell>
          <table:table-cell office:value-type="string" table:style-name="ce2">
            <text:p>TREEPAIR_250_10_90_01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103" table:style-name="ce2">
            <text:p>103</text:p>
          </table:table-cell>
          <table:table-cell office:value-type="float" office:value="69" table:style-name="ce2">
            <text:p>69</text:p>
          </table:table-cell>
          <table:table-cell office:value-type="float" office:value="48" table:style-name="ce2">
            <text:p>48</text:p>
          </table:table-cell>
          <table:table-cell office:value-type="float" office:value="4.8" table:formula="of:=[.M450]/[.D450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7" table:formula="of:=[.A450]+1" table:style-name="ce2">
            <text:p>447</text:p>
          </table:table-cell>
          <table:table-cell office:value-type="boolean" office:boolean-value="true" table:formula="of:=OR(NOT([.R451]=&quot;?&quot;); NOT([.V451]=&quot;?&quot;);NOT([.Z451]=&quot;-&quot;))" table:style-name="ce2">
            <text:p>TRUE</text:p>
          </table:table-cell>
          <table:table-cell office:value-type="float" office:value="10" table:formula="of:=IFERROR(IFERROR([.O451]+[.V451]; [.O451]+[.Z451]); &quot;?&quot;)" table:style-name="ce2">
            <text:p>10</text:p>
          </table:table-cell>
          <table:table-cell office:value-type="float" office:value="10" table:formula="of:=MAX(IF([.C451]=&quot;?&quot;;0;[.C451]);[.J451])" table:style-name="ce2">
            <text:p>10</text:p>
          </table:table-cell>
          <table:table-cell office:value-type="string" table:style-name="ce2">
            <text:p>TREEPAIR_250_10_90_02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105" table:style-name="ce2">
            <text:p>105</text:p>
          </table:table-cell>
          <table:table-cell office:value-type="float" office:value="65" table:style-name="ce2">
            <text:p>65</text:p>
          </table:table-cell>
          <table:table-cell office:value-type="float" office:value="53" table:style-name="ce2">
            <text:p>53</text:p>
          </table:table-cell>
          <table:table-cell office:value-type="float" office:value="5.3" table:formula="of:=[.M451]/[.D451]" table:style-name="ce22">
            <text:p>5.3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8" table:formula="of:=[.A451]+1" table:style-name="ce2">
            <text:p>448</text:p>
          </table:table-cell>
          <table:table-cell office:value-type="boolean" office:boolean-value="true" table:formula="of:=OR(NOT([.R452]=&quot;?&quot;); NOT([.V452]=&quot;?&quot;);NOT([.Z452]=&quot;-&quot;))" table:style-name="ce2">
            <text:p>TRUE</text:p>
          </table:table-cell>
          <table:table-cell office:value-type="float" office:value="10" table:formula="of:=IFERROR(IFERROR([.O452]+[.V452]; [.O452]+[.Z452]); &quot;?&quot;)" table:style-name="ce2">
            <text:p>10</text:p>
          </table:table-cell>
          <table:table-cell office:value-type="float" office:value="10" table:formula="of:=MAX(IF([.C452]=&quot;?&quot;;0;[.C452]);[.J452])" table:style-name="ce2">
            <text:p>10</text:p>
          </table:table-cell>
          <table:table-cell office:value-type="string" table:style-name="ce2">
            <text:p>TREEPAIR_250_10_90_03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72" table:style-name="ce2">
            <text:p>72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452]/[.D452]" table:style-name="ce22">
            <text:p>5.7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49" table:formula="of:=[.A452]+1" table:style-name="ce2">
            <text:p>449</text:p>
          </table:table-cell>
          <table:table-cell office:value-type="boolean" office:boolean-value="true" table:formula="of:=OR(NOT([.R453]=&quot;?&quot;); NOT([.V453]=&quot;?&quot;);NOT([.Z453]=&quot;-&quot;))" table:style-name="ce2">
            <text:p>TRUE</text:p>
          </table:table-cell>
          <table:table-cell office:value-type="float" office:value="10" table:formula="of:=IFERROR(IFERROR([.O453]+[.V453]; [.O453]+[.Z453]); &quot;?&quot;)" table:style-name="ce2">
            <text:p>10</text:p>
          </table:table-cell>
          <table:table-cell office:value-type="float" office:value="10" table:formula="of:=MAX(IF([.C453]=&quot;?&quot;;0;[.C453]);[.J453])" table:style-name="ce2">
            <text:p>10</text:p>
          </table:table-cell>
          <table:table-cell office:value-type="string" table:style-name="ce2">
            <text:p>TREEPAIR_250_10_90_04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110" table:style-name="ce2">
            <text:p>110</text:p>
          </table:table-cell>
          <table:table-cell office:value-type="float" office:value="75" table:style-name="ce2">
            <text:p>75</text:p>
          </table:table-cell>
          <table:table-cell office:value-type="float" office:value="71" table:style-name="ce2">
            <text:p>71</text:p>
          </table:table-cell>
          <table:table-cell office:value-type="float" office:value="7.1" table:formula="of:=[.M453]/[.D453]" table:style-name="ce22">
            <text:p>7.1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0" table:formula="of:=[.A453]+1" table:style-name="ce2">
            <text:p>450</text:p>
          </table:table-cell>
          <table:table-cell office:value-type="boolean" office:boolean-value="true" table:formula="of:=OR(NOT([.R454]=&quot;?&quot;); NOT([.V454]=&quot;?&quot;);NOT([.Z454]=&quot;-&quot;))" table:style-name="ce2">
            <text:p>TRUE</text:p>
          </table:table-cell>
          <table:table-cell office:value-type="float" office:value="10" table:formula="of:=IFERROR(IFERROR([.O454]+[.V454]; [.O454]+[.Z454]); &quot;?&quot;)" table:style-name="ce2">
            <text:p>10</text:p>
          </table:table-cell>
          <table:table-cell office:value-type="float" office:value="10" table:formula="of:=MAX(IF([.C454]=&quot;?&quot;;0;[.C454]);[.J454])" table:style-name="ce2">
            <text:p>10</text:p>
          </table:table-cell>
          <table:table-cell office:value-type="string" table:style-name="ce2">
            <text:p>TREEPAIR_250_10_90_05</text:p>
          </table:table-cell>
          <table:table-cell office:value-type="float" office:value="250" table:style-name="ce2">
            <text:p>2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86" table:style-name="ce2">
            <text:p>86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.8" table:formula="of:=[.M454]/[.D454]" table:style-name="ce22">
            <text:p>5.8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1" table:formula="of:=[.A454]+1" table:style-name="ce2">
            <text:p>451</text:p>
          </table:table-cell>
          <table:table-cell office:value-type="boolean" office:boolean-value="true" table:formula="of:=OR(NOT([.R455]=&quot;?&quot;); NOT([.V455]=&quot;?&quot;);NOT([.Z455]=&quot;-&quot;))" table:style-name="ce2">
            <text:p>TRUE</text:p>
          </table:table-cell>
          <table:table-cell office:value-type="float" office:value="15" table:formula="of:=IFERROR(IFERROR([.O455]+[.V455]; [.O455]+[.Z455]); &quot;?&quot;)" table:style-name="ce2">
            <text:p>15</text:p>
          </table:table-cell>
          <table:table-cell office:value-type="float" office:value="15" table:formula="of:=MAX(IF([.C455]=&quot;?&quot;;0;[.C455]);[.J455])" table:style-name="ce2">
            <text:p>15</text:p>
          </table:table-cell>
          <table:table-cell office:value-type="string" table:style-name="ce2">
            <text:p>TREEPAIR_250_15_50_0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95" table:style-name="ce2">
            <text:p>95</text:p>
          </table:table-cell>
          <table:table-cell office:value-type="float" office:value="84" table:style-name="ce2">
            <text:p>84</text:p>
          </table:table-cell>
          <table:table-cell office:value-type="float" office:value="67" table:style-name="ce2">
            <text:p>67</text:p>
          </table:table-cell>
          <table:table-cell office:value-type="float" office:value="4.4666666666666668" table:formula="of:=[.M455]/[.D455]" table:style-name="ce22">
            <text:p>4.5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2" table:formula="of:=[.A455]+1" table:style-name="ce2">
            <text:p>452</text:p>
          </table:table-cell>
          <table:table-cell office:value-type="boolean" office:boolean-value="true" table:formula="of:=OR(NOT([.R456]=&quot;?&quot;); NOT([.V456]=&quot;?&quot;);NOT([.Z456]=&quot;-&quot;))" table:style-name="ce2">
            <text:p>TRUE</text:p>
          </table:table-cell>
          <table:table-cell office:value-type="float" office:value="15" table:formula="of:=IFERROR(IFERROR([.O456]+[.V456]; [.O456]+[.Z456]); &quot;?&quot;)" table:style-name="ce2">
            <text:p>15</text:p>
          </table:table-cell>
          <table:table-cell office:value-type="float" office:value="15" table:formula="of:=MAX(IF([.C456]=&quot;?&quot;;0;[.C456]);[.J456])" table:style-name="ce2">
            <text:p>15</text:p>
          </table:table-cell>
          <table:table-cell office:value-type="string" table:style-name="ce2">
            <text:p>TREEPAIR_250_15_50_02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85" table:style-name="ce2">
            <text:p>85</text:p>
          </table:table-cell>
          <table:table-cell office:value-type="float" office:value="80" table:style-name="ce2">
            <text:p>80</text:p>
          </table:table-cell>
          <table:table-cell office:value-type="float" office:value="72" table:style-name="ce2">
            <text:p>72</text:p>
          </table:table-cell>
          <table:table-cell office:value-type="float" office:value="4.8" table:formula="of:=[.M456]/[.D456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3" table:formula="of:=[.A456]+1" table:style-name="ce2">
            <text:p>453</text:p>
          </table:table-cell>
          <table:table-cell office:value-type="boolean" office:boolean-value="true" table:formula="of:=OR(NOT([.R457]=&quot;?&quot;); NOT([.V457]=&quot;?&quot;);NOT([.Z457]=&quot;-&quot;))" table:style-name="ce2">
            <text:p>TRUE</text:p>
          </table:table-cell>
          <table:table-cell office:value-type="float" office:value="14" table:formula="of:=IFERROR(IFERROR([.O457]+[.V457]; [.O457]+[.Z457]); &quot;?&quot;)" table:style-name="ce2">
            <text:p>14</text:p>
          </table:table-cell>
          <table:table-cell office:value-type="float" office:value="14" table:formula="of:=MAX(IF([.C457]=&quot;?&quot;;0;[.C457]);[.J457])" table:style-name="ce2">
            <text:p>14</text:p>
          </table:table-cell>
          <table:table-cell office:value-type="string" table:style-name="ce2">
            <text:p>TREEPAIR_250_15_50_03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97" table:style-name="ce2">
            <text:p>97</text:p>
          </table:table-cell>
          <table:table-cell office:value-type="float" office:value="86" table:style-name="ce2">
            <text:p>86</text:p>
          </table:table-cell>
          <table:table-cell office:value-type="float" office:value="71" table:style-name="ce2">
            <text:p>71</text:p>
          </table:table-cell>
          <table:table-cell office:value-type="float" office:value="5.0714285714285712" table:formula="of:=[.M457]/[.D457]" table:style-name="ce22">
            <text:p>5.1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4" table:formula="of:=[.A457]+1" table:style-name="ce2">
            <text:p>454</text:p>
          </table:table-cell>
          <table:table-cell office:value-type="boolean" office:boolean-value="true" table:formula="of:=OR(NOT([.R458]=&quot;?&quot;); NOT([.V458]=&quot;?&quot;);NOT([.Z458]=&quot;-&quot;))" table:style-name="ce2">
            <text:p>TRUE</text:p>
          </table:table-cell>
          <table:table-cell office:value-type="float" office:value="14" table:formula="of:=IFERROR(IFERROR([.O458]+[.V458]; [.O458]+[.Z458]); &quot;?&quot;)" table:style-name="ce2">
            <text:p>14</text:p>
          </table:table-cell>
          <table:table-cell office:value-type="float" office:value="14" table:formula="of:=MAX(IF([.C458]=&quot;?&quot;;0;[.C458]);[.J458])" table:style-name="ce2">
            <text:p>14</text:p>
          </table:table-cell>
          <table:table-cell office:value-type="string" table:style-name="ce2">
            <text:p>TREEPAIR_250_15_50_04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17">
            <text:p>14</text:p>
          </table:table-cell>
          <table:table-cell office:value-type="float" office:value="89" table:style-name="ce2">
            <text:p>89</text:p>
          </table:table-cell>
          <table:table-cell office:value-type="float" office:value="77" table:style-name="ce2">
            <text:p>77</text:p>
          </table:table-cell>
          <table:table-cell office:value-type="float" office:value="64" table:style-name="ce2">
            <text:p>64</text:p>
          </table:table-cell>
          <table:table-cell office:value-type="float" office:value="4.5714285714285712" table:formula="of:=[.M458]/[.D458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5" table:formula="of:=[.A458]+1" table:style-name="ce2">
            <text:p>455</text:p>
          </table:table-cell>
          <table:table-cell office:value-type="boolean" office:boolean-value="true" table:formula="of:=OR(NOT([.R459]=&quot;?&quot;); NOT([.V459]=&quot;?&quot;);NOT([.Z459]=&quot;-&quot;))" table:style-name="ce2">
            <text:p>TRUE</text:p>
          </table:table-cell>
          <table:table-cell office:value-type="float" office:value="14" table:formula="of:=IFERROR(IFERROR([.O459]+[.V459]; [.O459]+[.Z459]); &quot;?&quot;)" table:style-name="ce2">
            <text:p>14</text:p>
          </table:table-cell>
          <table:table-cell office:value-type="float" office:value="14" table:formula="of:=MAX(IF([.C459]=&quot;?&quot;;0;[.C459]);[.J459])" table:style-name="ce2">
            <text:p>14</text:p>
          </table:table-cell>
          <table:table-cell office:value-type="string" table:style-name="ce2">
            <text:p>TREEPAIR_250_15_50_05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81" table:style-name="ce2">
            <text:p>81</text:p>
          </table:table-cell>
          <table:table-cell office:value-type="float" office:value="64" table:style-name="ce2">
            <text:p>64</text:p>
          </table:table-cell>
          <table:table-cell office:value-type="float" office:value="4.5714285714285712" table:formula="of:=[.M459]/[.D459]" table:style-name="ce22">
            <text:p>4.6</text:p>
          </table:table-cell>
          <table:table-cell office:value-type="float" office:value="3" table:style-name="ce10">
            <text:p>3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6" table:formula="of:=[.A459]+1" table:style-name="ce2">
            <text:p>456</text:p>
          </table:table-cell>
          <table:table-cell office:value-type="boolean" office:boolean-value="true" table:formula="of:=OR(NOT([.R460]=&quot;?&quot;); NOT([.V460]=&quot;?&quot;);NOT([.Z460]=&quot;-&quot;))" table:style-name="ce2">
            <text:p>TRUE</text:p>
          </table:table-cell>
          <table:table-cell office:value-type="float" office:value="15" table:formula="of:=IFERROR(IFERROR([.O460]+[.V460]; [.O460]+[.Z460]); &quot;?&quot;)" table:style-name="ce2">
            <text:p>15</text:p>
          </table:table-cell>
          <table:table-cell office:value-type="float" office:value="15" table:formula="of:=MAX(IF([.C460]=&quot;?&quot;;0;[.C460]);[.J460])" table:style-name="ce2">
            <text:p>15</text:p>
          </table:table-cell>
          <table:table-cell office:value-type="string" table:style-name="ce2">
            <text:p>TREEPAIR_250_15_70_0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94" table:style-name="ce2">
            <text:p>94</text:p>
          </table:table-cell>
          <table:table-cell office:value-type="float" office:value="83" table:style-name="ce2">
            <text:p>83</text:p>
          </table:table-cell>
          <table:table-cell office:value-type="float" office:value="71" table:style-name="ce2">
            <text:p>71</text:p>
          </table:table-cell>
          <table:table-cell office:value-type="float" office:value="4.7333333333333334" table:formula="of:=[.M460]/[.D460]" table:style-name="ce22">
            <text:p>4.7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7" table:formula="of:=[.A460]+1" table:style-name="ce2">
            <text:p>457</text:p>
          </table:table-cell>
          <table:table-cell office:value-type="boolean" office:boolean-value="true" table:formula="of:=OR(NOT([.R461]=&quot;?&quot;); NOT([.V461]=&quot;?&quot;);NOT([.Z461]=&quot;-&quot;))" table:style-name="ce2">
            <text:p>TRUE</text:p>
          </table:table-cell>
          <table:table-cell office:value-type="float" office:value="15" table:formula="of:=IFERROR(IFERROR([.O461]+[.V461]; [.O461]+[.Z461]); &quot;?&quot;)" table:style-name="ce2">
            <text:p>15</text:p>
          </table:table-cell>
          <table:table-cell office:value-type="float" office:value="15" table:formula="of:=MAX(IF([.C461]=&quot;?&quot;;0;[.C461]);[.J461])" table:style-name="ce2">
            <text:p>15</text:p>
          </table:table-cell>
          <table:table-cell office:value-type="string" table:style-name="ce2">
            <text:p>TREEPAIR_250_15_70_02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89" table:style-name="ce2">
            <text:p>89</text:p>
          </table:table-cell>
          <table:table-cell office:value-type="float" office:value="54" table:style-name="ce2">
            <text:p>54</text:p>
          </table:table-cell>
          <table:table-cell office:value-type="float" office:value="3.6" table:formula="of:=[.M461]/[.D461]" table:style-name="ce22">
            <text:p>3.6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8" table:formula="of:=[.A461]+1" table:style-name="ce2">
            <text:p>458</text:p>
          </table:table-cell>
          <table:table-cell office:value-type="boolean" office:boolean-value="true" table:formula="of:=OR(NOT([.R462]=&quot;?&quot;); NOT([.V462]=&quot;?&quot;);NOT([.Z462]=&quot;-&quot;))" table:style-name="ce2">
            <text:p>TRUE</text:p>
          </table:table-cell>
          <table:table-cell office:value-type="float" office:value="15" table:formula="of:=IFERROR(IFERROR([.O462]+[.V462]; [.O462]+[.Z462]); &quot;?&quot;)" table:style-name="ce2">
            <text:p>15</text:p>
          </table:table-cell>
          <table:table-cell office:value-type="float" office:value="15" table:formula="of:=MAX(IF([.C462]=&quot;?&quot;;0;[.C462]);[.J462])" table:style-name="ce2">
            <text:p>15</text:p>
          </table:table-cell>
          <table:table-cell office:value-type="string" table:style-name="ce2">
            <text:p>TREEPAIR_250_15_70_03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84" table:style-name="ce2">
            <text:p>84</text:p>
          </table:table-cell>
          <table:table-cell office:value-type="float" office:value="78" table:style-name="ce2">
            <text:p>78</text:p>
          </table:table-cell>
          <table:table-cell office:value-type="float" office:value="60" table:style-name="ce2">
            <text:p>60</text:p>
          </table:table-cell>
          <table:table-cell office:value-type="float" office:value="4" table:formula="of:=[.M462]/[.D462]" table:style-name="ce22">
            <text:p>4.0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59" table:formula="of:=[.A462]+1" table:style-name="ce2">
            <text:p>459</text:p>
          </table:table-cell>
          <table:table-cell office:value-type="boolean" office:boolean-value="true" table:formula="of:=OR(NOT([.R463]=&quot;?&quot;); NOT([.V463]=&quot;?&quot;);NOT([.Z463]=&quot;-&quot;))" table:style-name="ce2">
            <text:p>TRUE</text:p>
          </table:table-cell>
          <table:table-cell office:value-type="float" office:value="15" table:formula="of:=IFERROR(IFERROR([.O463]+[.V463]; [.O463]+[.Z463]); &quot;?&quot;)" table:style-name="ce2">
            <text:p>15</text:p>
          </table:table-cell>
          <table:table-cell office:value-type="float" office:value="15" table:formula="of:=MAX(IF([.C463]=&quot;?&quot;;0;[.C463]);[.J463])" table:style-name="ce2">
            <text:p>15</text:p>
          </table:table-cell>
          <table:table-cell office:value-type="string" table:style-name="ce2">
            <text:p>TREEPAIR_250_15_70_04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96" table:style-name="ce2">
            <text:p>96</text:p>
          </table:table-cell>
          <table:table-cell office:value-type="float" office:value="83" table:style-name="ce2">
            <text:p>83</text:p>
          </table:table-cell>
          <table:table-cell office:value-type="float" office:value="74" table:style-name="ce2">
            <text:p>74</text:p>
          </table:table-cell>
          <table:table-cell office:value-type="float" office:value="4.9333333333333336" table:formula="of:=[.M463]/[.D463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0" table:formula="of:=[.A463]+1" table:style-name="ce2">
            <text:p>460</text:p>
          </table:table-cell>
          <table:table-cell office:value-type="boolean" office:boolean-value="true" table:formula="of:=OR(NOT([.R464]=&quot;?&quot;); NOT([.V464]=&quot;?&quot;);NOT([.Z464]=&quot;-&quot;))" table:style-name="ce2">
            <text:p>TRUE</text:p>
          </table:table-cell>
          <table:table-cell office:value-type="float" office:value="15" table:formula="of:=IFERROR(IFERROR([.O464]+[.V464]; [.O464]+[.Z464]); &quot;?&quot;)" table:style-name="ce2">
            <text:p>15</text:p>
          </table:table-cell>
          <table:table-cell office:value-type="float" office:value="15" table:formula="of:=MAX(IF([.C464]=&quot;?&quot;;0;[.C464]);[.J464])" table:style-name="ce2">
            <text:p>15</text:p>
          </table:table-cell>
          <table:table-cell office:value-type="string" table:style-name="ce2">
            <text:p>TREEPAIR_250_15_70_05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86" table:style-name="ce2">
            <text:p>86</text:p>
          </table:table-cell>
          <table:table-cell office:value-type="float" office:value="76" table:style-name="ce2">
            <text:p>76</text:p>
          </table:table-cell>
          <table:table-cell office:value-type="float" office:value="58" table:style-name="ce2">
            <text:p>58</text:p>
          </table:table-cell>
          <table:table-cell office:value-type="float" office:value="3.8666666666666667" table:formula="of:=[.M464]/[.D464]" table:style-name="ce22">
            <text:p>3.9</text:p>
          </table:table-cell>
          <table:table-cell office:value-type="float" office:value="4" table:style-name="ce10">
            <text:p>4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1" table:formula="of:=[.A464]+1" table:style-name="ce2">
            <text:p>461</text:p>
          </table:table-cell>
          <table:table-cell office:value-type="boolean" office:boolean-value="true" table:formula="of:=OR(NOT([.R465]=&quot;?&quot;); NOT([.V465]=&quot;?&quot;);NOT([.Z465]=&quot;-&quot;))" table:style-name="ce2">
            <text:p>TRUE</text:p>
          </table:table-cell>
          <table:table-cell office:value-type="float" office:value="13" table:formula="of:=IFERROR(IFERROR([.O465]+[.V465]; [.O465]+[.Z465]); &quot;?&quot;)" table:style-name="ce2">
            <text:p>13</text:p>
          </table:table-cell>
          <table:table-cell office:value-type="float" office:value="13" table:formula="of:=MAX(IF([.C465]=&quot;?&quot;;0;[.C465]);[.J465])" table:style-name="ce2">
            <text:p>13</text:p>
          </table:table-cell>
          <table:table-cell office:value-type="string" table:style-name="ce2">
            <text:p>TREEPAIR_250_15_90_0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17">
            <text:p>13</text:p>
          </table:table-cell>
          <table:table-cell office:value-type="float" office:value="122" table:style-name="ce2">
            <text:p>122</text:p>
          </table:table-cell>
          <table:table-cell office:value-type="float" office:value="82" table:style-name="ce2">
            <text:p>82</text:p>
          </table:table-cell>
          <table:table-cell office:value-type="float" office:value="63" table:style-name="ce2">
            <text:p>63</text:p>
          </table:table-cell>
          <table:table-cell office:value-type="float" office:value="4.8461538461538458" table:formula="of:=[.M465]/[.D465]" table:style-name="ce22">
            <text:p>4.8</text:p>
          </table:table-cell>
          <table:table-cell office:value-type="float" office:value="4" table:style-name="ce10">
            <text:p>4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2" table:formula="of:=[.A465]+1" table:style-name="ce2">
            <text:p>462</text:p>
          </table:table-cell>
          <table:table-cell office:value-type="boolean" office:boolean-value="true" table:formula="of:=OR(NOT([.R466]=&quot;?&quot;); NOT([.V466]=&quot;?&quot;);NOT([.Z466]=&quot;-&quot;))" table:style-name="ce2">
            <text:p>TRUE</text:p>
          </table:table-cell>
          <table:table-cell office:value-type="float" office:value="14" table:formula="of:=IFERROR(IFERROR([.O466]+[.V466]; [.O466]+[.Z466]); &quot;?&quot;)" table:style-name="ce2">
            <text:p>14</text:p>
          </table:table-cell>
          <table:table-cell office:value-type="float" office:value="14" table:formula="of:=MAX(IF([.C466]=&quot;?&quot;;0;[.C466]);[.J466])" table:style-name="ce2">
            <text:p>14</text:p>
          </table:table-cell>
          <table:table-cell office:value-type="string" table:style-name="ce2">
            <text:p>TREEPAIR_250_15_90_02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130" table:style-name="ce2">
            <text:p>130</text:p>
          </table:table-cell>
          <table:table-cell office:value-type="float" office:value="86" table:style-name="ce2">
            <text:p>86</text:p>
          </table:table-cell>
          <table:table-cell office:value-type="float" office:value="73" table:style-name="ce2">
            <text:p>73</text:p>
          </table:table-cell>
          <table:table-cell office:value-type="float" office:value="5.2142857142857144" table:formula="of:=[.M466]/[.D466]" table:style-name="ce22">
            <text:p>5.2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3" table:formula="of:=[.A466]+1" table:style-name="ce2">
            <text:p>463</text:p>
          </table:table-cell>
          <table:table-cell office:value-type="boolean" office:boolean-value="true" table:formula="of:=OR(NOT([.R467]=&quot;?&quot;); NOT([.V467]=&quot;?&quot;);NOT([.Z467]=&quot;-&quot;))" table:style-name="ce2">
            <text:p>TRUE</text:p>
          </table:table-cell>
          <table:table-cell office:value-type="float" office:value="15" table:formula="of:=IFERROR(IFERROR([.O467]+[.V467]; [.O467]+[.Z467]); &quot;?&quot;)" table:style-name="ce2">
            <text:p>15</text:p>
          </table:table-cell>
          <table:table-cell office:value-type="float" office:value="15" table:formula="of:=MAX(IF([.C467]=&quot;?&quot;;0;[.C467]);[.J467])" table:style-name="ce2">
            <text:p>15</text:p>
          </table:table-cell>
          <table:table-cell office:value-type="string" table:style-name="ce2">
            <text:p>TREEPAIR_250_15_90_03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09" table:style-name="ce2">
            <text:p>109</text:p>
          </table:table-cell>
          <table:table-cell office:value-type="float" office:value="83" table:style-name="ce2">
            <text:p>83</text:p>
          </table:table-cell>
          <table:table-cell office:value-type="float" office:value="76" table:style-name="ce2">
            <text:p>76</text:p>
          </table:table-cell>
          <table:table-cell office:value-type="float" office:value="5.0666666666666664" table:formula="of:=[.M467]/[.D467]" table:style-name="ce22">
            <text:p>5.1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4" table:formula="of:=[.A467]+1" table:style-name="ce2">
            <text:p>464</text:p>
          </table:table-cell>
          <table:table-cell office:value-type="boolean" office:boolean-value="true" table:formula="of:=OR(NOT([.R468]=&quot;?&quot;); NOT([.V468]=&quot;?&quot;);NOT([.Z468]=&quot;-&quot;))" table:style-name="ce2">
            <text:p>TRUE</text:p>
          </table:table-cell>
          <table:table-cell office:value-type="float" office:value="15" table:formula="of:=IFERROR(IFERROR([.O468]+[.V468]; [.O468]+[.Z468]); &quot;?&quot;)" table:style-name="ce2">
            <text:p>15</text:p>
          </table:table-cell>
          <table:table-cell office:value-type="float" office:value="15" table:formula="of:=MAX(IF([.C468]=&quot;?&quot;;0;[.C468]);[.J468])" table:style-name="ce2">
            <text:p>15</text:p>
          </table:table-cell>
          <table:table-cell office:value-type="string" table:style-name="ce2">
            <text:p>TREEPAIR_250_15_90_04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144" table:style-name="ce2">
            <text:p>144</text:p>
          </table:table-cell>
          <table:table-cell office:value-type="float" office:value="96" table:style-name="ce2">
            <text:p>96</text:p>
          </table:table-cell>
          <table:table-cell office:value-type="float" office:value="81" table:style-name="ce2">
            <text:p>81</text:p>
          </table:table-cell>
          <table:table-cell office:value-type="float" office:value="5.4" table:formula="of:=[.M468]/[.D468]" table:style-name="ce22">
            <text:p>5.4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5" table:formula="of:=[.A468]+1" table:style-name="ce2">
            <text:p>465</text:p>
          </table:table-cell>
          <table:table-cell office:value-type="boolean" office:boolean-value="true" table:formula="of:=OR(NOT([.R469]=&quot;?&quot;); NOT([.V469]=&quot;?&quot;);NOT([.Z469]=&quot;-&quot;))" table:style-name="ce2">
            <text:p>TRUE</text:p>
          </table:table-cell>
          <table:table-cell office:value-type="float" office:value="15" table:formula="of:=IFERROR(IFERROR([.O469]+[.V469]; [.O469]+[.Z469]); &quot;?&quot;)" table:style-name="ce2">
            <text:p>15</text:p>
          </table:table-cell>
          <table:table-cell office:value-type="float" office:value="15" table:formula="of:=MAX(IF([.C469]=&quot;?&quot;;0;[.C469]);[.J469])" table:style-name="ce2">
            <text:p>15</text:p>
          </table:table-cell>
          <table:table-cell office:value-type="string" table:style-name="ce2">
            <text:p>TREEPAIR_250_15_90_05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28" table:style-name="ce2">
            <text:p>128</text:p>
          </table:table-cell>
          <table:table-cell office:value-type="float" office:value="96" table:style-name="ce2">
            <text:p>96</text:p>
          </table:table-cell>
          <table:table-cell office:value-type="float" office:value="81" table:style-name="ce2">
            <text:p>81</text:p>
          </table:table-cell>
          <table:table-cell office:value-type="float" office:value="5.4" table:formula="of:=[.M469]/[.D469]" table:style-name="ce22">
            <text:p>5.4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6" table:formula="of:=[.A469]+1" table:style-name="ce2">
            <text:p>466</text:p>
          </table:table-cell>
          <table:table-cell office:value-type="boolean" office:boolean-value="true" table:formula="of:=OR(NOT([.R470]=&quot;?&quot;); NOT([.V470]=&quot;?&quot;);NOT([.Z470]=&quot;-&quot;))" table:style-name="ce2">
            <text:p>TRUE</text:p>
          </table:table-cell>
          <table:table-cell office:value-type="float" office:value="20" table:formula="of:=IFERROR(IFERROR([.O470]+[.V470]; [.O470]+[.Z470]); &quot;?&quot;)" table:style-name="ce2">
            <text:p>20</text:p>
          </table:table-cell>
          <table:table-cell office:value-type="float" office:value="20" table:formula="of:=MAX(IF([.C470]=&quot;?&quot;;0;[.C470]);[.J470])" table:style-name="ce2">
            <text:p>20</text:p>
          </table:table-cell>
          <table:table-cell office:value-type="string" table:style-name="ce2">
            <text:p>TREEPAIR_250_20_50_01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18" table:style-name="ce2">
            <text:p>118</text:p>
          </table:table-cell>
          <table:table-cell office:value-type="float" office:value="104" table:style-name="ce2">
            <text:p>104</text:p>
          </table:table-cell>
          <table:table-cell office:value-type="float" office:value="90" table:style-name="ce2">
            <text:p>90</text:p>
          </table:table-cell>
          <table:table-cell office:value-type="float" office:value="4.5" table:formula="of:=[.M470]/[.D470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7" table:formula="of:=[.A470]+1" table:style-name="ce2">
            <text:p>467</text:p>
          </table:table-cell>
          <table:table-cell office:value-type="boolean" office:boolean-value="true" table:formula="of:=OR(NOT([.R471]=&quot;?&quot;); NOT([.V471]=&quot;?&quot;);NOT([.Z471]=&quot;-&quot;))" table:style-name="ce2">
            <text:p>TRUE</text:p>
          </table:table-cell>
          <table:table-cell office:value-type="float" office:value="20" table:formula="of:=IFERROR(IFERROR([.O471]+[.V471]; [.O471]+[.Z471]); &quot;?&quot;)" table:style-name="ce2">
            <text:p>20</text:p>
          </table:table-cell>
          <table:table-cell office:value-type="float" office:value="20" table:formula="of:=MAX(IF([.C471]=&quot;?&quot;;0;[.C471]);[.J471])" table:style-name="ce2">
            <text:p>20</text:p>
          </table:table-cell>
          <table:table-cell office:value-type="string" table:style-name="ce2">
            <text:p>TREEPAIR_250_20_50_02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06" table:style-name="ce2">
            <text:p>106</text:p>
          </table:table-cell>
          <table:table-cell office:value-type="float" office:value="94" table:style-name="ce2">
            <text:p>94</text:p>
          </table:table-cell>
          <table:table-cell office:value-type="float" office:value="89" table:style-name="ce2">
            <text:p>89</text:p>
          </table:table-cell>
          <table:table-cell office:value-type="float" office:value="4.45" table:formula="of:=[.M471]/[.D471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2" table:style-name="ce2">
            <text:p>52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8" table:formula="of:=[.A471]+1" table:style-name="ce2">
            <text:p>468</text:p>
          </table:table-cell>
          <table:table-cell office:value-type="boolean" office:boolean-value="true" table:formula="of:=OR(NOT([.R472]=&quot;?&quot;); NOT([.V472]=&quot;?&quot;);NOT([.Z472]=&quot;-&quot;))" table:style-name="ce2">
            <text:p>TRUE</text:p>
          </table:table-cell>
          <table:table-cell office:value-type="float" office:value="18" table:formula="of:=IFERROR(IFERROR([.O472]+[.V472]; [.O472]+[.Z472]); &quot;?&quot;)" table:style-name="ce2">
            <text:p>18</text:p>
          </table:table-cell>
          <table:table-cell office:value-type="float" office:value="18" table:formula="of:=MAX(IF([.C472]=&quot;?&quot;;0;[.C472]);[.J472])" table:style-name="ce2">
            <text:p>18</text:p>
          </table:table-cell>
          <table:table-cell office:value-type="string" table:style-name="ce2">
            <text:p>TREEPAIR_250_20_50_03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17">
            <text:p>18</text:p>
          </table:table-cell>
          <table:table-cell office:value-type="float" office:value="97" table:style-name="ce2">
            <text:p>97</text:p>
          </table:table-cell>
          <table:table-cell office:value-type="float" office:value="89" table:style-name="ce2">
            <text:p>89</text:p>
          </table:table-cell>
          <table:table-cell office:value-type="float" office:value="81" table:style-name="ce2">
            <text:p>81</text:p>
          </table:table-cell>
          <table:table-cell office:value-type="float" office:value="4.5" table:formula="of:=[.M472]/[.D472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17" table:style-name="ce9">
            <text:p>17</text:p>
          </table:table-cell>
          <table:table-cell office:value-type="float" office:value="49" table:style-name="ce2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69" table:formula="of:=[.A472]+1" table:style-name="ce2">
            <text:p>469</text:p>
          </table:table-cell>
          <table:table-cell office:value-type="boolean" office:boolean-value="true" table:formula="of:=OR(NOT([.R473]=&quot;?&quot;); NOT([.V473]=&quot;?&quot;);NOT([.Z473]=&quot;-&quot;))" table:style-name="ce2">
            <text:p>TRUE</text:p>
          </table:table-cell>
          <table:table-cell office:value-type="float" office:value="20" table:formula="of:=IFERROR(IFERROR([.O473]+[.V473]; [.O473]+[.Z473]); &quot;?&quot;)" table:style-name="ce2">
            <text:p>20</text:p>
          </table:table-cell>
          <table:table-cell office:value-type="float" office:value="20" table:formula="of:=MAX(IF([.C473]=&quot;?&quot;;0;[.C473]);[.J473])" table:style-name="ce2">
            <text:p>20</text:p>
          </table:table-cell>
          <table:table-cell office:value-type="string" table:style-name="ce2">
            <text:p>TREEPAIR_250_20_50_04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01" table:style-name="ce2">
            <text:p>101</text:p>
          </table:table-cell>
          <table:table-cell office:value-type="float" office:value="92" table:style-name="ce2">
            <text:p>92</text:p>
          </table:table-cell>
          <table:table-cell office:value-type="float" office:value="91" table:style-name="ce2">
            <text:p>91</text:p>
          </table:table-cell>
          <table:table-cell office:value-type="float" office:value="4.55" table:formula="of:=[.M473]/[.D473]" table:style-name="ce22">
            <text:p>4.6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0" table:formula="of:=[.A473]+1" table:style-name="ce2">
            <text:p>470</text:p>
          </table:table-cell>
          <table:table-cell office:value-type="boolean" office:boolean-value="true" table:formula="of:=OR(NOT([.R474]=&quot;?&quot;); NOT([.V474]=&quot;?&quot;);NOT([.Z474]=&quot;-&quot;))" table:style-name="ce2">
            <text:p>TRUE</text:p>
          </table:table-cell>
          <table:table-cell office:value-type="float" office:value="20" table:formula="of:=IFERROR(IFERROR([.O474]+[.V474]; [.O474]+[.Z474]); &quot;?&quot;)" table:style-name="ce2">
            <text:p>20</text:p>
          </table:table-cell>
          <table:table-cell office:value-type="float" office:value="20" table:formula="of:=MAX(IF([.C474]=&quot;?&quot;;0;[.C474]);[.J474])" table:style-name="ce2">
            <text:p>20</text:p>
          </table:table-cell>
          <table:table-cell office:value-type="string" table:style-name="ce2">
            <text:p>TREEPAIR_250_20_50_05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20" table:style-name="ce2">
            <text:p>120</text:p>
          </table:table-cell>
          <table:table-cell office:value-type="float" office:value="112" table:style-name="ce2">
            <text:p>112</text:p>
          </table:table-cell>
          <table:table-cell office:value-type="float" office:value="101" table:style-name="ce2">
            <text:p>101</text:p>
          </table:table-cell>
          <table:table-cell office:value-type="float" office:value="5.05" table:formula="of:=[.M474]/[.D474]" table:style-name="ce22">
            <text:p>5.1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1" table:formula="of:=[.A474]+1" table:style-name="ce2">
            <text:p>471</text:p>
          </table:table-cell>
          <table:table-cell office:value-type="boolean" office:boolean-value="true" table:formula="of:=OR(NOT([.R475]=&quot;?&quot;); NOT([.V475]=&quot;?&quot;);NOT([.Z475]=&quot;-&quot;))" table:style-name="ce2">
            <text:p>TRUE</text:p>
          </table:table-cell>
          <table:table-cell office:value-type="float" office:value="20" table:formula="of:=IFERROR(IFERROR([.O475]+[.V475]; [.O475]+[.Z475]); &quot;?&quot;)" table:style-name="ce2">
            <text:p>20</text:p>
          </table:table-cell>
          <table:table-cell office:value-type="float" office:value="20" table:formula="of:=MAX(IF([.C475]=&quot;?&quot;;0;[.C475]);[.J475])" table:style-name="ce2">
            <text:p>20</text:p>
          </table:table-cell>
          <table:table-cell office:value-type="string" table:style-name="ce2">
            <text:p>TREEPAIR_250_20_70_01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01" table:style-name="ce2">
            <text:p>101</text:p>
          </table:table-cell>
          <table:table-cell office:value-type="float" office:value="88" table:style-name="ce2">
            <text:p>88</text:p>
          </table:table-cell>
          <table:table-cell office:value-type="float" office:value="82" table:style-name="ce2">
            <text:p>82</text:p>
          </table:table-cell>
          <table:table-cell office:value-type="float" office:value="4.0999999999999996" table:formula="of:=[.M475]/[.D475]" table:style-name="ce22">
            <text:p>4.1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2" table:formula="of:=[.A475]+1" table:style-name="ce2">
            <text:p>472</text:p>
          </table:table-cell>
          <table:table-cell office:value-type="boolean" office:boolean-value="true" table:formula="of:=OR(NOT([.R476]=&quot;?&quot;); NOT([.V476]=&quot;?&quot;);NOT([.Z476]=&quot;-&quot;))" table:style-name="ce2">
            <text:p>TRUE</text:p>
          </table:table-cell>
          <table:table-cell office:value-type="float" office:value="20" table:formula="of:=IFERROR(IFERROR([.O476]+[.V476]; [.O476]+[.Z476]); &quot;?&quot;)" table:style-name="ce2">
            <text:p>20</text:p>
          </table:table-cell>
          <table:table-cell office:value-type="float" office:value="20" table:formula="of:=MAX(IF([.C476]=&quot;?&quot;;0;[.C476]);[.J476])" table:style-name="ce2">
            <text:p>20</text:p>
          </table:table-cell>
          <table:table-cell office:value-type="string" table:style-name="ce2">
            <text:p>TREEPAIR_250_20_70_02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04" table:style-name="ce2">
            <text:p>104</text:p>
          </table:table-cell>
          <table:table-cell office:value-type="float" office:value="95" table:style-name="ce2">
            <text:p>95</text:p>
          </table:table-cell>
          <table:table-cell office:value-type="float" office:value="92" table:style-name="ce2">
            <text:p>92</text:p>
          </table:table-cell>
          <table:table-cell office:value-type="float" office:value="4.5999999999999996" table:formula="of:=[.M476]/[.D476]" table:style-name="ce22">
            <text:p>4.6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3" table:formula="of:=[.A476]+1" table:style-name="ce2">
            <text:p>473</text:p>
          </table:table-cell>
          <table:table-cell office:value-type="boolean" office:boolean-value="true" table:formula="of:=OR(NOT([.R477]=&quot;?&quot;); NOT([.V477]=&quot;?&quot;);NOT([.Z477]=&quot;-&quot;))" table:style-name="ce2">
            <text:p>TRUE</text:p>
          </table:table-cell>
          <table:table-cell office:value-type="float" office:value="20" table:formula="of:=IFERROR(IFERROR([.O477]+[.V477]; [.O477]+[.Z477]); &quot;?&quot;)" table:style-name="ce2">
            <text:p>20</text:p>
          </table:table-cell>
          <table:table-cell office:value-type="float" office:value="20" table:formula="of:=MAX(IF([.C477]=&quot;?&quot;;0;[.C477]);[.J477])" table:style-name="ce2">
            <text:p>20</text:p>
          </table:table-cell>
          <table:table-cell office:value-type="string" table:style-name="ce2">
            <text:p>TREEPAIR_250_20_70_03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122" table:style-name="ce2">
            <text:p>122</text:p>
          </table:table-cell>
          <table:table-cell office:value-type="float" office:value="105" table:style-name="ce2">
            <text:p>105</text:p>
          </table:table-cell>
          <table:table-cell office:value-type="float" office:value="94" table:style-name="ce2">
            <text:p>94</text:p>
          </table:table-cell>
          <table:table-cell office:value-type="float" office:value="4.7" table:formula="of:=[.M477]/[.D477]" table:style-name="ce22">
            <text:p>4.7</text:p>
          </table:table-cell>
          <table:table-cell office:value-type="float" office:value="2" table:style-name="ce10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4" table:formula="of:=[.A477]+1" table:style-name="ce2">
            <text:p>474</text:p>
          </table:table-cell>
          <table:table-cell office:value-type="boolean" office:boolean-value="true" table:formula="of:=OR(NOT([.R478]=&quot;?&quot;); NOT([.V478]=&quot;?&quot;);NOT([.Z478]=&quot;-&quot;))" table:style-name="ce2">
            <text:p>TRUE</text:p>
          </table:table-cell>
          <table:table-cell office:value-type="float" office:value="20" table:formula="of:=IFERROR(IFERROR([.O478]+[.V478]; [.O478]+[.Z478]); &quot;?&quot;)" table:style-name="ce2">
            <text:p>20</text:p>
          </table:table-cell>
          <table:table-cell office:value-type="float" office:value="20" table:formula="of:=MAX(IF([.C478]=&quot;?&quot;;0;[.C478]);[.J478])" table:style-name="ce2">
            <text:p>20</text:p>
          </table:table-cell>
          <table:table-cell office:value-type="string" table:style-name="ce2">
            <text:p>TREEPAIR_250_20_70_04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07" table:style-name="ce2">
            <text:p>107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.45" table:formula="of:=[.M478]/[.D478]" table:style-name="ce22">
            <text:p>4.5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5" table:formula="of:=[.A478]+1" table:style-name="ce2">
            <text:p>475</text:p>
          </table:table-cell>
          <table:table-cell office:value-type="boolean" office:boolean-value="true" table:formula="of:=OR(NOT([.R479]=&quot;?&quot;); NOT([.V479]=&quot;?&quot;);NOT([.Z479]=&quot;-&quot;))" table:style-name="ce2">
            <text:p>TRUE</text:p>
          </table:table-cell>
          <table:table-cell office:value-type="float" office:value="20" table:formula="of:=IFERROR(IFERROR([.O479]+[.V479]; [.O479]+[.Z479]); &quot;?&quot;)" table:style-name="ce2">
            <text:p>20</text:p>
          </table:table-cell>
          <table:table-cell office:value-type="float" office:value="20" table:formula="of:=MAX(IF([.C479]=&quot;?&quot;;0;[.C479]);[.J479])" table:style-name="ce2">
            <text:p>20</text:p>
          </table:table-cell>
          <table:table-cell office:value-type="string" table:style-name="ce2">
            <text:p>TREEPAIR_250_20_70_05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15" table:style-name="ce2">
            <text:p>115</text:p>
          </table:table-cell>
          <table:table-cell office:value-type="float" office:value="105" table:style-name="ce2">
            <text:p>105</text:p>
          </table:table-cell>
          <table:table-cell office:value-type="float" office:value="99" table:style-name="ce2">
            <text:p>99</text:p>
          </table:table-cell>
          <table:table-cell office:value-type="float" office:value="4.95" table:formula="of:=[.M479]/[.D479]" table:style-name="ce22">
            <text:p>5.0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6" table:formula="of:=[.A479]+1" table:style-name="ce2">
            <text:p>476</text:p>
          </table:table-cell>
          <table:table-cell office:value-type="boolean" office:boolean-value="true" table:formula="of:=OR(NOT([.R480]=&quot;?&quot;); NOT([.V480]=&quot;?&quot;);NOT([.Z480]=&quot;-&quot;))" table:style-name="ce2">
            <text:p>TRUE</text:p>
          </table:table-cell>
          <table:table-cell office:value-type="float" office:value="20" table:formula="of:=IFERROR(IFERROR([.O480]+[.V480]; [.O480]+[.Z480]); &quot;?&quot;)" table:style-name="ce2">
            <text:p>20</text:p>
          </table:table-cell>
          <table:table-cell office:value-type="float" office:value="20" table:formula="of:=MAX(IF([.C480]=&quot;?&quot;;0;[.C480]);[.J480])" table:style-name="ce2">
            <text:p>20</text:p>
          </table:table-cell>
          <table:table-cell office:value-type="string" table:style-name="ce2">
            <text:p>TREEPAIR_250_20_90_01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40" table:style-name="ce2">
            <text:p>140</text:p>
          </table:table-cell>
          <table:table-cell office:value-type="float" office:value="105" table:style-name="ce2">
            <text:p>105</text:p>
          </table:table-cell>
          <table:table-cell office:value-type="float" office:value="97" table:style-name="ce2">
            <text:p>97</text:p>
          </table:table-cell>
          <table:table-cell office:value-type="float" office:value="4.8499999999999996" table:formula="of:=[.M480]/[.D480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7" table:formula="of:=[.A480]+1" table:style-name="ce2">
            <text:p>477</text:p>
          </table:table-cell>
          <table:table-cell office:value-type="boolean" office:boolean-value="true" table:formula="of:=OR(NOT([.R481]=&quot;?&quot;); NOT([.V481]=&quot;?&quot;);NOT([.Z481]=&quot;-&quot;))" table:style-name="ce2">
            <text:p>TRUE</text:p>
          </table:table-cell>
          <table:table-cell office:value-type="float" office:value="19" table:formula="of:=IFERROR(IFERROR([.O481]+[.V481]; [.O481]+[.Z481]); &quot;?&quot;)" table:style-name="ce2">
            <text:p>19</text:p>
          </table:table-cell>
          <table:table-cell office:value-type="float" office:value="19" table:formula="of:=MAX(IF([.C481]=&quot;?&quot;;0;[.C481]);[.J481])" table:style-name="ce2">
            <text:p>19</text:p>
          </table:table-cell>
          <table:table-cell office:value-type="string" table:style-name="ce2">
            <text:p>TREEPAIR_250_20_90_02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17">
            <text:p>19</text:p>
          </table:table-cell>
          <table:table-cell office:value-type="float" office:value="141" table:style-name="ce2">
            <text:p>141</text:p>
          </table:table-cell>
          <table:table-cell office:value-type="float" office:value="107" table:style-name="ce2">
            <text:p>107</text:p>
          </table:table-cell>
          <table:table-cell office:value-type="float" office:value="92" table:style-name="ce2">
            <text:p>92</text:p>
          </table:table-cell>
          <table:table-cell office:value-type="float" office:value="4.8421052631578947" table:formula="of:=[.M481]/[.D481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8" table:formula="of:=[.A481]+1" table:style-name="ce2">
            <text:p>478</text:p>
          </table:table-cell>
          <table:table-cell office:value-type="boolean" office:boolean-value="true" table:formula="of:=OR(NOT([.R482]=&quot;?&quot;); NOT([.V482]=&quot;?&quot;);NOT([.Z482]=&quot;-&quot;))" table:style-name="ce2">
            <text:p>TRUE</text:p>
          </table:table-cell>
          <table:table-cell office:value-type="float" office:value="19" table:formula="of:=IFERROR(IFERROR([.O482]+[.V482]; [.O482]+[.Z482]); &quot;?&quot;)" table:style-name="ce2">
            <text:p>19</text:p>
          </table:table-cell>
          <table:table-cell office:value-type="float" office:value="19" table:formula="of:=MAX(IF([.C482]=&quot;?&quot;;0;[.C482]);[.J482])" table:style-name="ce2">
            <text:p>19</text:p>
          </table:table-cell>
          <table:table-cell office:value-type="string" table:style-name="ce2">
            <text:p>TREEPAIR_250_20_90_03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17">
            <text:p>19</text:p>
          </table:table-cell>
          <table:table-cell office:value-type="float" office:value="128" table:style-name="ce2">
            <text:p>128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5.3684210526315788" table:formula="of:=[.M482]/[.D482]" table:style-name="ce22">
            <text:p>5.4</text:p>
          </table:table-cell>
          <table:table-cell office:value-type="float" office:value="0" table:style-name="ce10">
            <text:p>0</text:p>
          </table:table-cell>
          <table:table-cell office:value-type="float" office:value="19" table:style-name="ce9">
            <text:p>19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79" table:formula="of:=[.A482]+1" table:style-name="ce2">
            <text:p>479</text:p>
          </table:table-cell>
          <table:table-cell office:value-type="boolean" office:boolean-value="true" table:formula="of:=OR(NOT([.R483]=&quot;?&quot;); NOT([.V483]=&quot;?&quot;);NOT([.Z483]=&quot;-&quot;))" table:style-name="ce2">
            <text:p>TRUE</text:p>
          </table:table-cell>
          <table:table-cell office:value-type="float" office:value="20" table:formula="of:=IFERROR(IFERROR([.O483]+[.V483]; [.O483]+[.Z483]); &quot;?&quot;)" table:style-name="ce2">
            <text:p>20</text:p>
          </table:table-cell>
          <table:table-cell office:value-type="float" office:value="20" table:formula="of:=MAX(IF([.C483]=&quot;?&quot;;0;[.C483]);[.J483])" table:style-name="ce2">
            <text:p>20</text:p>
          </table:table-cell>
          <table:table-cell office:value-type="string" table:style-name="ce2">
            <text:p>TREEPAIR_250_20_90_04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29" table:style-name="ce2">
            <text:p>129</text:p>
          </table:table-cell>
          <table:table-cell office:value-type="float" office:value="101" table:style-name="ce2">
            <text:p>101</text:p>
          </table:table-cell>
          <table:table-cell office:value-type="float" office:value="90" table:style-name="ce2">
            <text:p>90</text:p>
          </table:table-cell>
          <table:table-cell office:value-type="float" office:value="4.5" table:formula="of:=[.M483]/[.D483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0" table:formula="of:=[.A483]+1" table:style-name="ce2">
            <text:p>480</text:p>
          </table:table-cell>
          <table:table-cell office:value-type="boolean" office:boolean-value="true" table:formula="of:=OR(NOT([.R484]=&quot;?&quot;); NOT([.V484]=&quot;?&quot;);NOT([.Z484]=&quot;-&quot;))" table:style-name="ce2">
            <text:p>TRUE</text:p>
          </table:table-cell>
          <table:table-cell office:value-type="float" office:value="20" table:formula="of:=IFERROR(IFERROR([.O484]+[.V484]; [.O484]+[.Z484]); &quot;?&quot;)" table:style-name="ce2">
            <text:p>20</text:p>
          </table:table-cell>
          <table:table-cell office:value-type="float" office:value="20" table:formula="of:=MAX(IF([.C484]=&quot;?&quot;;0;[.C484]);[.J484])" table:style-name="ce2">
            <text:p>20</text:p>
          </table:table-cell>
          <table:table-cell office:value-type="string" table:style-name="ce2">
            <text:p>TREEPAIR_250_20_90_05</text:p>
          </table:table-cell>
          <table:table-cell office:value-type="float" office:value="250" table:style-name="ce2">
            <text:p>2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54" table:style-name="ce2">
            <text:p>154</text:p>
          </table:table-cell>
          <table:table-cell office:value-type="float" office:value="118" table:style-name="ce2">
            <text:p>118</text:p>
          </table:table-cell>
          <table:table-cell office:value-type="float" office:value="116" table:style-name="ce2">
            <text:p>116</text:p>
          </table:table-cell>
          <table:table-cell office:value-type="float" office:value="5.8" table:formula="of:=[.M484]/[.D484]" table:style-name="ce22">
            <text:p>5.8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1" table:formula="of:=[.A484]+1" table:style-name="ce2">
            <text:p>481</text:p>
          </table:table-cell>
          <table:table-cell office:value-type="boolean" office:boolean-value="true" table:formula="of:=OR(NOT([.R485]=&quot;?&quot;); NOT([.V485]=&quot;?&quot;);NOT([.Z485]=&quot;-&quot;))" table:style-name="ce2">
            <text:p>TRUE</text:p>
          </table:table-cell>
          <table:table-cell office:value-type="float" office:value="25" table:formula="of:=IFERROR(IFERROR([.O485]+[.V485]; [.O485]+[.Z485]); &quot;?&quot;)" table:style-name="ce2">
            <text:p>25</text:p>
          </table:table-cell>
          <table:table-cell office:value-type="float" office:value="25" table:formula="of:=MAX(IF([.C485]=&quot;?&quot;;0;[.C485]);[.J485])" table:style-name="ce2">
            <text:p>25</text:p>
          </table:table-cell>
          <table:table-cell office:value-type="string" table:style-name="ce2">
            <text:p>TREEPAIR_250_25_50_01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132" table:style-name="ce2">
            <text:p>132</text:p>
          </table:table-cell>
          <table:table-cell office:value-type="float" office:value="121" table:style-name="ce2">
            <text:p>121</text:p>
          </table:table-cell>
          <table:table-cell office:value-type="float" office:value="99" table:style-name="ce2">
            <text:p>99</text:p>
          </table:table-cell>
          <table:table-cell office:value-type="float" office:value="3.96" table:formula="of:=[.M485]/[.D485]" table:style-name="ce22">
            <text:p>4.0</text:p>
          </table:table-cell>
          <table:table-cell office:value-type="float" office:value="5" table:style-name="ce10">
            <text:p>5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2" table:formula="of:=[.A485]+1" table:style-name="ce2">
            <text:p>482</text:p>
          </table:table-cell>
          <table:table-cell office:value-type="boolean" office:boolean-value="true" table:formula="of:=OR(NOT([.R486]=&quot;?&quot;); NOT([.V486]=&quot;?&quot;);NOT([.Z486]=&quot;-&quot;))" table:style-name="ce2">
            <text:p>TRUE</text:p>
          </table:table-cell>
          <table:table-cell office:value-type="float" office:value="24" table:formula="of:=IFERROR(IFERROR([.O486]+[.V486]; [.O486]+[.Z486]); &quot;?&quot;)" table:style-name="ce2">
            <text:p>24</text:p>
          </table:table-cell>
          <table:table-cell office:value-type="float" office:value="24" table:formula="of:=MAX(IF([.C486]=&quot;?&quot;;0;[.C486]);[.J486])" table:style-name="ce2">
            <text:p>24</text:p>
          </table:table-cell>
          <table:table-cell office:value-type="string" table:style-name="ce2">
            <text:p>TREEPAIR_250_25_50_02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125" table:style-name="ce2">
            <text:p>125</text:p>
          </table:table-cell>
          <table:table-cell office:value-type="float" office:value="109" table:style-name="ce2">
            <text:p>109</text:p>
          </table:table-cell>
          <table:table-cell office:value-type="float" office:value="100" table:style-name="ce2">
            <text:p>100</text:p>
          </table:table-cell>
          <table:table-cell office:value-type="float" office:value="4.166666666666667" table:formula="of:=[.M486]/[.D486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3" table:formula="of:=[.A486]+1" table:style-name="ce2">
            <text:p>483</text:p>
          </table:table-cell>
          <table:table-cell office:value-type="boolean" office:boolean-value="true" table:formula="of:=OR(NOT([.R487]=&quot;?&quot;); NOT([.V487]=&quot;?&quot;);NOT([.Z487]=&quot;-&quot;))" table:style-name="ce2">
            <text:p>TRUE</text:p>
          </table:table-cell>
          <table:table-cell office:value-type="float" office:value="25" table:formula="of:=IFERROR(IFERROR([.O487]+[.V487]; [.O487]+[.Z487]); &quot;?&quot;)" table:style-name="ce2">
            <text:p>25</text:p>
          </table:table-cell>
          <table:table-cell office:value-type="float" office:value="25" table:formula="of:=MAX(IF([.C487]=&quot;?&quot;;0;[.C487]);[.J487])" table:style-name="ce2">
            <text:p>25</text:p>
          </table:table-cell>
          <table:table-cell office:value-type="string" table:style-name="ce2">
            <text:p>TREEPAIR_250_25_50_03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119" table:style-name="ce2">
            <text:p>119</text:p>
          </table:table-cell>
          <table:table-cell office:value-type="float" office:value="114" table:style-name="ce2">
            <text:p>114</text:p>
          </table:table-cell>
          <table:table-cell office:value-type="float" office:value="104" table:style-name="ce2">
            <text:p>104</text:p>
          </table:table-cell>
          <table:table-cell office:value-type="float" office:value="4.16" table:formula="of:=[.M487]/[.D487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4" table:formula="of:=[.A487]+1" table:style-name="ce2">
            <text:p>484</text:p>
          </table:table-cell>
          <table:table-cell office:value-type="boolean" office:boolean-value="true" table:formula="of:=OR(NOT([.R488]=&quot;?&quot;); NOT([.V488]=&quot;?&quot;);NOT([.Z488]=&quot;-&quot;))" table:style-name="ce2">
            <text:p>TRUE</text:p>
          </table:table-cell>
          <table:table-cell office:value-type="float" office:value="25" table:formula="of:=IFERROR(IFERROR([.O488]+[.V488]; [.O488]+[.Z488]); &quot;?&quot;)" table:style-name="ce2">
            <text:p>25</text:p>
          </table:table-cell>
          <table:table-cell office:value-type="float" office:value="25" table:formula="of:=MAX(IF([.C488]=&quot;?&quot;;0;[.C488]);[.J488])" table:style-name="ce2">
            <text:p>25</text:p>
          </table:table-cell>
          <table:table-cell office:value-type="string" table:style-name="ce2">
            <text:p>TREEPAIR_250_25_50_04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25" table:style-name="ce2">
            <text:p>125</text:p>
          </table:table-cell>
          <table:table-cell office:value-type="float" office:value="115" table:style-name="ce2">
            <text:p>115</text:p>
          </table:table-cell>
          <table:table-cell office:value-type="float" office:value="102" table:style-name="ce2">
            <text:p>102</text:p>
          </table:table-cell>
          <table:table-cell office:value-type="float" office:value="4.08" table:formula="of:=[.M488]/[.D488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5" table:formula="of:=[.A488]+1" table:style-name="ce2">
            <text:p>485</text:p>
          </table:table-cell>
          <table:table-cell office:value-type="boolean" office:boolean-value="true" table:formula="of:=OR(NOT([.R489]=&quot;?&quot;); NOT([.V489]=&quot;?&quot;);NOT([.Z489]=&quot;-&quot;))" table:style-name="ce2">
            <text:p>TRUE</text:p>
          </table:table-cell>
          <table:table-cell office:value-type="float" office:value="23" table:formula="of:=IFERROR(IFERROR([.O489]+[.V489]; [.O489]+[.Z489]); &quot;?&quot;)" table:style-name="ce2">
            <text:p>23</text:p>
          </table:table-cell>
          <table:table-cell office:value-type="float" office:value="23" table:formula="of:=MAX(IF([.C489]=&quot;?&quot;;0;[.C489]);[.J489])" table:style-name="ce2">
            <text:p>23</text:p>
          </table:table-cell>
          <table:table-cell office:value-type="string" table:style-name="ce2">
            <text:p>TREEPAIR_250_25_50_05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17">
            <text:p>23</text:p>
          </table:table-cell>
          <table:table-cell office:value-type="float" office:value="122" table:style-name="ce2">
            <text:p>122</text:p>
          </table:table-cell>
          <table:table-cell office:value-type="float" office:value="110" table:style-name="ce2">
            <text:p>110</text:p>
          </table:table-cell>
          <table:table-cell office:value-type="float" office:value="92" table:style-name="ce2">
            <text:p>92</text:p>
          </table:table-cell>
          <table:table-cell office:value-type="float" office:value="4" table:formula="of:=[.M489]/[.D489]" table:style-name="ce22">
            <text:p>4.0</text:p>
          </table:table-cell>
          <table:table-cell office:value-type="float" office:value="4" table:style-name="ce10">
            <text:p>4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6" table:formula="of:=[.A489]+1" table:style-name="ce2">
            <text:p>486</text:p>
          </table:table-cell>
          <table:table-cell office:value-type="boolean" office:boolean-value="true" table:formula="of:=OR(NOT([.R490]=&quot;?&quot;); NOT([.V490]=&quot;?&quot;);NOT([.Z490]=&quot;-&quot;))" table:style-name="ce2">
            <text:p>TRUE</text:p>
          </table:table-cell>
          <table:table-cell office:value-type="float" office:value="25" table:formula="of:=IFERROR(IFERROR([.O490]+[.V490]; [.O490]+[.Z490]); &quot;?&quot;)" table:style-name="ce2">
            <text:p>25</text:p>
          </table:table-cell>
          <table:table-cell office:value-type="float" office:value="25" table:formula="of:=MAX(IF([.C490]=&quot;?&quot;;0;[.C490]);[.J490])" table:style-name="ce2">
            <text:p>25</text:p>
          </table:table-cell>
          <table:table-cell office:value-type="string" table:style-name="ce2">
            <text:p>TREEPAIR_250_25_70_01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124" table:style-name="ce2">
            <text:p>124</text:p>
          </table:table-cell>
          <table:table-cell office:value-type="float" office:value="106" table:style-name="ce2">
            <text:p>106</text:p>
          </table:table-cell>
          <table:table-cell office:value-type="float" office:value="103" table:style-name="ce2">
            <text:p>103</text:p>
          </table:table-cell>
          <table:table-cell office:value-type="float" office:value="4.12" table:formula="of:=[.M490]/[.D490]" table:style-name="ce22">
            <text:p>4.1</text:p>
          </table:table-cell>
          <table:table-cell office:value-type="float" office:value="1" table:style-name="ce10">
            <text:p>1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7" table:formula="of:=[.A490]+1" table:style-name="ce2">
            <text:p>487</text:p>
          </table:table-cell>
          <table:table-cell office:value-type="boolean" office:boolean-value="true" table:formula="of:=OR(NOT([.R491]=&quot;?&quot;); NOT([.V491]=&quot;?&quot;);NOT([.Z491]=&quot;-&quot;))" table:style-name="ce2">
            <text:p>TRUE</text:p>
          </table:table-cell>
          <table:table-cell office:value-type="float" office:value="23" table:formula="of:=IFERROR(IFERROR([.O491]+[.V491]; [.O491]+[.Z491]); &quot;?&quot;)" table:style-name="ce2">
            <text:p>23</text:p>
          </table:table-cell>
          <table:table-cell office:value-type="float" office:value="23" table:formula="of:=MAX(IF([.C491]=&quot;?&quot;;0;[.C491]);[.J491])" table:style-name="ce2">
            <text:p>23</text:p>
          </table:table-cell>
          <table:table-cell office:value-type="string" table:style-name="ce2">
            <text:p>TREEPAIR_250_25_70_02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17">
            <text:p>23</text:p>
          </table:table-cell>
          <table:table-cell office:value-type="float" office:value="123" table:style-name="ce2">
            <text:p>123</text:p>
          </table:table-cell>
          <table:table-cell office:value-type="float" office:value="112" table:style-name="ce2">
            <text:p>112</text:p>
          </table:table-cell>
          <table:table-cell office:value-type="float" office:value="95" table:style-name="ce2">
            <text:p>95</text:p>
          </table:table-cell>
          <table:table-cell office:value-type="float" office:value="4.1304347826086953" table:formula="of:=[.M491]/[.D491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8" table:formula="of:=[.A491]+1" table:style-name="ce2">
            <text:p>488</text:p>
          </table:table-cell>
          <table:table-cell office:value-type="boolean" office:boolean-value="true" table:formula="of:=OR(NOT([.R492]=&quot;?&quot;); NOT([.V492]=&quot;?&quot;);NOT([.Z492]=&quot;-&quot;))" table:style-name="ce2">
            <text:p>TRUE</text:p>
          </table:table-cell>
          <table:table-cell office:value-type="float" office:value="25" table:formula="of:=IFERROR(IFERROR([.O492]+[.V492]; [.O492]+[.Z492]); &quot;?&quot;)" table:style-name="ce2">
            <text:p>25</text:p>
          </table:table-cell>
          <table:table-cell office:value-type="float" office:value="25" table:formula="of:=MAX(IF([.C492]=&quot;?&quot;;0;[.C492]);[.J492])" table:style-name="ce2">
            <text:p>25</text:p>
          </table:table-cell>
          <table:table-cell office:value-type="string" table:style-name="ce2">
            <text:p>TREEPAIR_250_25_70_03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138" table:style-name="ce2">
            <text:p>138</text:p>
          </table:table-cell>
          <table:table-cell office:value-type="float" office:value="132" table:style-name="ce2">
            <text:p>132</text:p>
          </table:table-cell>
          <table:table-cell office:value-type="float" office:value="116" table:style-name="ce2">
            <text:p>116</text:p>
          </table:table-cell>
          <table:table-cell office:value-type="float" office:value="4.6399999999999997" table:formula="of:=[.M492]/[.D492]" table:style-name="ce22">
            <text:p>4.6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89" table:formula="of:=[.A492]+1" table:style-name="ce2">
            <text:p>489</text:p>
          </table:table-cell>
          <table:table-cell office:value-type="boolean" office:boolean-value="true" table:formula="of:=OR(NOT([.R493]=&quot;?&quot;); NOT([.V493]=&quot;?&quot;);NOT([.Z493]=&quot;-&quot;))" table:style-name="ce2">
            <text:p>TRUE</text:p>
          </table:table-cell>
          <table:table-cell office:value-type="float" office:value="24" table:formula="of:=IFERROR(IFERROR([.O493]+[.V493]; [.O493]+[.Z493]); &quot;?&quot;)" table:style-name="ce2">
            <text:p>24</text:p>
          </table:table-cell>
          <table:table-cell office:value-type="float" office:value="24" table:formula="of:=MAX(IF([.C493]=&quot;?&quot;;0;[.C493]);[.J493])" table:style-name="ce2">
            <text:p>24</text:p>
          </table:table-cell>
          <table:table-cell office:value-type="string" table:style-name="ce2">
            <text:p>TREEPAIR_250_25_70_04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30" table:style-name="ce2">
            <text:p>130</text:p>
          </table:table-cell>
          <table:table-cell office:value-type="float" office:value="115" table:style-name="ce2">
            <text:p>115</text:p>
          </table:table-cell>
          <table:table-cell office:value-type="float" office:value="107" table:style-name="ce2">
            <text:p>107</text:p>
          </table:table-cell>
          <table:table-cell office:value-type="float" office:value="4.458333333333333" table:formula="of:=[.M493]/[.D493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0" table:formula="of:=[.A493]+1" table:style-name="ce2">
            <text:p>490</text:p>
          </table:table-cell>
          <table:table-cell office:value-type="boolean" office:boolean-value="true" table:formula="of:=OR(NOT([.R494]=&quot;?&quot;); NOT([.V494]=&quot;?&quot;);NOT([.Z494]=&quot;-&quot;))" table:style-name="ce2">
            <text:p>TRUE</text:p>
          </table:table-cell>
          <table:table-cell office:value-type="float" office:value="25" table:formula="of:=IFERROR(IFERROR([.O494]+[.V494]; [.O494]+[.Z494]); &quot;?&quot;)" table:style-name="ce2">
            <text:p>25</text:p>
          </table:table-cell>
          <table:table-cell office:value-type="float" office:value="25" table:formula="of:=MAX(IF([.C494]=&quot;?&quot;;0;[.C494]);[.J494])" table:style-name="ce2">
            <text:p>25</text:p>
          </table:table-cell>
          <table:table-cell office:value-type="string" table:style-name="ce2">
            <text:p>TREEPAIR_250_25_70_05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125" table:style-name="ce2">
            <text:p>125</text:p>
          </table:table-cell>
          <table:table-cell office:value-type="float" office:value="110" table:style-name="ce2">
            <text:p>110</text:p>
          </table:table-cell>
          <table:table-cell office:value-type="float" office:value="83" table:style-name="ce2">
            <text:p>83</text:p>
          </table:table-cell>
          <table:table-cell office:value-type="float" office:value="3.32" table:formula="of:=[.M494]/[.D494]" table:style-name="ce22">
            <text:p>3.3</text:p>
          </table:table-cell>
          <table:table-cell office:value-type="float" office:value="6" table:style-name="ce10">
            <text:p>6</text:p>
          </table:table-cell>
          <table:table-cell office:value-type="float" office:value="25" table:style-name="ce9">
            <text:p>25</text:p>
          </table:table-cell>
          <table:table-cell office:value-type="float" office:value="75" table:style-name="ce2">
            <text:p>7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1" table:formula="of:=[.A494]+1" table:style-name="ce2">
            <text:p>491</text:p>
          </table:table-cell>
          <table:table-cell office:value-type="boolean" office:boolean-value="true" table:formula="of:=OR(NOT([.R495]=&quot;?&quot;); NOT([.V495]=&quot;?&quot;);NOT([.Z495]=&quot;-&quot;))" table:style-name="ce2">
            <text:p>TRUE</text:p>
          </table:table-cell>
          <table:table-cell office:value-type="float" office:value="24" table:formula="of:=IFERROR(IFERROR([.O495]+[.V495]; [.O495]+[.Z495]); &quot;?&quot;)" table:style-name="ce2">
            <text:p>24</text:p>
          </table:table-cell>
          <table:table-cell office:value-type="float" office:value="24" table:formula="of:=MAX(IF([.C495]=&quot;?&quot;;0;[.C495]);[.J495])" table:style-name="ce2">
            <text:p>24</text:p>
          </table:table-cell>
          <table:table-cell office:value-type="string" table:style-name="ce2">
            <text:p>TREEPAIR_250_25_90_01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32" table:style-name="ce2">
            <text:p>132</text:p>
          </table:table-cell>
          <table:table-cell office:value-type="float" office:value="116" table:style-name="ce2">
            <text:p>116</text:p>
          </table:table-cell>
          <table:table-cell office:value-type="float" office:value="115" table:style-name="ce2">
            <text:p>115</text:p>
          </table:table-cell>
          <table:table-cell office:value-type="float" office:value="4.791666666666667" table:formula="of:=[.M495]/[.D495]" table:style-name="ce22">
            <text:p>4.8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2" table:formula="of:=[.A495]+1" table:style-name="ce2">
            <text:p>492</text:p>
          </table:table-cell>
          <table:table-cell office:value-type="boolean" office:boolean-value="true" table:formula="of:=OR(NOT([.R496]=&quot;?&quot;); NOT([.V496]=&quot;?&quot;);NOT([.Z496]=&quot;-&quot;))" table:style-name="ce2">
            <text:p>TRUE</text:p>
          </table:table-cell>
          <table:table-cell office:value-type="float" office:value="25" table:formula="of:=IFERROR(IFERROR([.O496]+[.V496]; [.O496]+[.Z496]); &quot;?&quot;)" table:style-name="ce2">
            <text:p>25</text:p>
          </table:table-cell>
          <table:table-cell office:value-type="float" office:value="25" table:formula="of:=MAX(IF([.C496]=&quot;?&quot;;0;[.C496]);[.J496])" table:style-name="ce2">
            <text:p>25</text:p>
          </table:table-cell>
          <table:table-cell office:value-type="string" table:style-name="ce2">
            <text:p>TREEPAIR_250_25_90_02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40" table:style-name="ce2">
            <text:p>140</text:p>
          </table:table-cell>
          <table:table-cell office:value-type="float" office:value="127" table:style-name="ce2">
            <text:p>127</text:p>
          </table:table-cell>
          <table:table-cell office:value-type="float" office:value="120" table:style-name="ce2">
            <text:p>120</text:p>
          </table:table-cell>
          <table:table-cell office:value-type="float" office:value="4.8" table:formula="of:=[.M496]/[.D496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3" table:formula="of:=[.A496]+1" table:style-name="ce2">
            <text:p>493</text:p>
          </table:table-cell>
          <table:table-cell office:value-type="boolean" office:boolean-value="true" table:formula="of:=OR(NOT([.R497]=&quot;?&quot;); NOT([.V497]=&quot;?&quot;);NOT([.Z497]=&quot;-&quot;))" table:style-name="ce2">
            <text:p>TRUE</text:p>
          </table:table-cell>
          <table:table-cell office:value-type="float" office:value="23" table:formula="of:=IFERROR(IFERROR([.O497]+[.V497]; [.O497]+[.Z497]); &quot;?&quot;)" table:style-name="ce2">
            <text:p>23</text:p>
          </table:table-cell>
          <table:table-cell office:value-type="float" office:value="23" table:formula="of:=MAX(IF([.C497]=&quot;?&quot;;0;[.C497]);[.J497])" table:style-name="ce2">
            <text:p>23</text:p>
          </table:table-cell>
          <table:table-cell office:value-type="string" table:style-name="ce2">
            <text:p>TREEPAIR_250_25_90_03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3" table:style-name="ce17">
            <text:p>23</text:p>
          </table:table-cell>
          <table:table-cell office:value-type="float" office:value="137" table:style-name="ce2">
            <text:p>137</text:p>
          </table:table-cell>
          <table:table-cell office:value-type="float" office:value="115" table:style-name="ce2">
            <text:p>115</text:p>
          </table:table-cell>
          <table:table-cell office:value-type="float" office:value="106" table:style-name="ce2">
            <text:p>106</text:p>
          </table:table-cell>
          <table:table-cell office:value-type="float" office:value="4.6086956521739131" table:formula="of:=[.M497]/[.D497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4" table:formula="of:=[.A497]+1" table:style-name="ce2">
            <text:p>494</text:p>
          </table:table-cell>
          <table:table-cell office:value-type="boolean" office:boolean-value="true" table:formula="of:=OR(NOT([.R498]=&quot;?&quot;); NOT([.V498]=&quot;?&quot;);NOT([.Z498]=&quot;-&quot;))" table:style-name="ce2">
            <text:p>TRUE</text:p>
          </table:table-cell>
          <table:table-cell office:value-type="float" office:value="24" table:formula="of:=IFERROR(IFERROR([.O498]+[.V498]; [.O498]+[.Z498]); &quot;?&quot;)" table:style-name="ce2">
            <text:p>24</text:p>
          </table:table-cell>
          <table:table-cell office:value-type="float" office:value="24" table:formula="of:=MAX(IF([.C498]=&quot;?&quot;;0;[.C498]);[.J498])" table:style-name="ce2">
            <text:p>24</text:p>
          </table:table-cell>
          <table:table-cell office:value-type="string" table:style-name="ce2">
            <text:p>TREEPAIR_250_25_90_04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59" table:style-name="ce2">
            <text:p>159</text:p>
          </table:table-cell>
          <table:table-cell office:value-type="float" office:value="123" table:style-name="ce2">
            <text:p>123</text:p>
          </table:table-cell>
          <table:table-cell office:value-type="float" office:value="117" table:style-name="ce2">
            <text:p>117</text:p>
          </table:table-cell>
          <table:table-cell office:value-type="float" office:value="4.875" table:formula="of:=[.M498]/[.D498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5" table:formula="of:=[.A498]+1" table:style-name="ce2">
            <text:p>495</text:p>
          </table:table-cell>
          <table:table-cell office:value-type="boolean" office:boolean-value="true" table:formula="of:=OR(NOT([.R499]=&quot;?&quot;); NOT([.V499]=&quot;?&quot;);NOT([.Z499]=&quot;-&quot;))" table:style-name="ce2">
            <text:p>TRUE</text:p>
          </table:table-cell>
          <table:table-cell office:value-type="float" office:value="24" table:formula="of:=IFERROR(IFERROR([.O499]+[.V499]; [.O499]+[.Z499]); &quot;?&quot;)" table:style-name="ce2">
            <text:p>24</text:p>
          </table:table-cell>
          <table:table-cell office:value-type="float" office:value="24" table:formula="of:=MAX(IF([.C499]=&quot;?&quot;;0;[.C499]);[.J499])" table:style-name="ce2">
            <text:p>24</text:p>
          </table:table-cell>
          <table:table-cell office:value-type="string" table:style-name="ce2">
            <text:p>TREEPAIR_250_25_90_05</text:p>
          </table:table-cell>
          <table:table-cell office:value-type="float" office:value="250" table:style-name="ce2">
            <text:p>2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165" table:style-name="ce2">
            <text:p>165</text:p>
          </table:table-cell>
          <table:table-cell office:value-type="float" office:value="124" table:style-name="ce2">
            <text:p>124</text:p>
          </table:table-cell>
          <table:table-cell office:value-type="float" office:value="98" table:style-name="ce2">
            <text:p>98</text:p>
          </table:table-cell>
          <table:table-cell office:value-type="float" office:value="4.083333333333333" table:formula="of:=[.M499]/[.D499]" table:style-name="ce22">
            <text:p>4.1</text:p>
          </table:table-cell>
          <table:table-cell office:value-type="float" office:value="4" table:style-name="ce10">
            <text:p>4</text:p>
          </table:table-cell>
          <table:table-cell office:value-type="float" office:value="21" table:style-name="ce9">
            <text:p>21</text:p>
          </table:table-cell>
          <table:table-cell office:value-type="float" office:value="63" table:style-name="ce2">
            <text:p>63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6" table:formula="of:=[.A499]+1" table:style-name="ce2">
            <text:p>496</text:p>
          </table:table-cell>
          <table:table-cell office:value-type="boolean" office:boolean-value="true" table:formula="of:=OR(NOT([.R500]=&quot;?&quot;); NOT([.V500]=&quot;?&quot;);NOT([.Z500]=&quot;-&quot;))" table:style-name="ce2">
            <text:p>TRUE</text:p>
          </table:table-cell>
          <table:table-cell office:value-type="float" office:value="29" table:formula="of:=IFERROR(IFERROR([.O500]+[.V500]; [.O500]+[.Z500]); &quot;?&quot;)" table:style-name="ce2">
            <text:p>29</text:p>
          </table:table-cell>
          <table:table-cell office:value-type="float" office:value="29" table:formula="of:=MAX(IF([.C500]=&quot;?&quot;;0;[.C500]);[.J500])" table:style-name="ce2">
            <text:p>29</text:p>
          </table:table-cell>
          <table:table-cell office:value-type="string" table:style-name="ce2">
            <text:p>TREEPAIR_250_30_50_01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30" table:style-name="ce2">
            <text:p>130</text:p>
          </table:table-cell>
          <table:table-cell office:value-type="float" office:value="122" table:style-name="ce2">
            <text:p>122</text:p>
          </table:table-cell>
          <table:table-cell office:value-type="float" office:value="107" table:style-name="ce2">
            <text:p>107</text:p>
          </table:table-cell>
          <table:table-cell office:value-type="float" office:value="3.6896551724137931" table:formula="of:=[.M500]/[.D500]" table:style-name="ce22">
            <text:p>3.7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7" table:formula="of:=[.A500]+1" table:style-name="ce2">
            <text:p>497</text:p>
          </table:table-cell>
          <table:table-cell office:value-type="boolean" office:boolean-value="true" table:formula="of:=OR(NOT([.R501]=&quot;?&quot;); NOT([.V501]=&quot;?&quot;);NOT([.Z501]=&quot;-&quot;))" table:style-name="ce2">
            <text:p>TRUE</text:p>
          </table:table-cell>
          <table:table-cell office:value-type="float" office:value="29" table:formula="of:=IFERROR(IFERROR([.O501]+[.V501]; [.O501]+[.Z501]); &quot;?&quot;)" table:style-name="ce2">
            <text:p>29</text:p>
          </table:table-cell>
          <table:table-cell office:value-type="float" office:value="29" table:formula="of:=MAX(IF([.C501]=&quot;?&quot;;0;[.C501]);[.J501])" table:style-name="ce2">
            <text:p>29</text:p>
          </table:table-cell>
          <table:table-cell office:value-type="string" table:style-name="ce2">
            <text:p>TREEPAIR_250_30_50_02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17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132" table:style-name="ce2">
            <text:p>132</text:p>
          </table:table-cell>
          <table:table-cell office:value-type="float" office:value="117" table:style-name="ce2">
            <text:p>117</text:p>
          </table:table-cell>
          <table:table-cell office:value-type="float" office:value="4.0344827586206895" table:formula="of:=[.M501]/[.D501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8" table:formula="of:=[.A501]+1" table:style-name="ce2">
            <text:p>498</text:p>
          </table:table-cell>
          <table:table-cell office:value-type="boolean" office:boolean-value="true" table:formula="of:=OR(NOT([.R502]=&quot;?&quot;); NOT([.V502]=&quot;?&quot;);NOT([.Z502]=&quot;-&quot;))" table:style-name="ce2">
            <text:p>TRUE</text:p>
          </table:table-cell>
          <table:table-cell office:value-type="float" office:value="30" table:formula="of:=IFERROR(IFERROR([.O502]+[.V502]; [.O502]+[.Z502]); &quot;?&quot;)" table:style-name="ce2">
            <text:p>30</text:p>
          </table:table-cell>
          <table:table-cell office:value-type="float" office:value="30" table:formula="of:=MAX(IF([.C502]=&quot;?&quot;;0;[.C502]);[.J502])" table:style-name="ce2">
            <text:p>30</text:p>
          </table:table-cell>
          <table:table-cell office:value-type="string" table:style-name="ce2">
            <text:p>TREEPAIR_250_30_50_03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132" table:style-name="ce2">
            <text:p>132</text:p>
          </table:table-cell>
          <table:table-cell office:value-type="float" office:value="122" table:style-name="ce2">
            <text:p>122</text:p>
          </table:table-cell>
          <table:table-cell office:value-type="float" office:value="113" table:style-name="ce2">
            <text:p>113</text:p>
          </table:table-cell>
          <table:table-cell office:value-type="float" office:value="3.7666666666666666" table:formula="of:=[.M502]/[.D502]" table:style-name="ce22">
            <text:p>3.8</text:p>
          </table:table-cell>
          <table:table-cell office:value-type="float" office:value="2" table:style-name="ce10">
            <text:p>2</text:p>
          </table:table-cell>
          <table:table-cell office:value-type="float" office:value="28" table:style-name="ce9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499" table:formula="of:=[.A502]+1" table:style-name="ce2">
            <text:p>499</text:p>
          </table:table-cell>
          <table:table-cell office:value-type="boolean" office:boolean-value="true" table:formula="of:=OR(NOT([.R503]=&quot;?&quot;); NOT([.V503]=&quot;?&quot;);NOT([.Z503]=&quot;-&quot;))" table:style-name="ce2">
            <text:p>TRUE</text:p>
          </table:table-cell>
          <table:table-cell office:value-type="float" office:value="30" table:formula="of:=IFERROR(IFERROR([.O503]+[.V503]; [.O503]+[.Z503]); &quot;?&quot;)" table:style-name="ce2">
            <text:p>30</text:p>
          </table:table-cell>
          <table:table-cell office:value-type="float" office:value="30" table:formula="of:=MAX(IF([.C503]=&quot;?&quot;;0;[.C503]);[.J503])" table:style-name="ce2">
            <text:p>30</text:p>
          </table:table-cell>
          <table:table-cell office:value-type="string" table:style-name="ce2">
            <text:p>TREEPAIR_250_30_50_04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38" table:style-name="ce2">
            <text:p>138</text:p>
          </table:table-cell>
          <table:table-cell office:value-type="float" office:value="121" table:style-name="ce2">
            <text:p>121</text:p>
          </table:table-cell>
          <table:table-cell office:value-type="float" office:value="118" table:style-name="ce2">
            <text:p>118</text:p>
          </table:table-cell>
          <table:table-cell office:value-type="float" office:value="3.9333333333333331" table:formula="of:=[.M503]/[.D503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0" table:formula="of:=[.A503]+1" table:style-name="ce2">
            <text:p>500</text:p>
          </table:table-cell>
          <table:table-cell office:value-type="boolean" office:boolean-value="true" table:formula="of:=OR(NOT([.R504]=&quot;?&quot;); NOT([.V504]=&quot;?&quot;);NOT([.Z504]=&quot;-&quot;))" table:style-name="ce2">
            <text:p>TRUE</text:p>
          </table:table-cell>
          <table:table-cell office:value-type="float" office:value="30" table:formula="of:=IFERROR(IFERROR([.O504]+[.V504]; [.O504]+[.Z504]); &quot;?&quot;)" table:style-name="ce2">
            <text:p>30</text:p>
          </table:table-cell>
          <table:table-cell office:value-type="float" office:value="30" table:formula="of:=MAX(IF([.C504]=&quot;?&quot;;0;[.C504]);[.J504])" table:style-name="ce2">
            <text:p>30</text:p>
          </table:table-cell>
          <table:table-cell office:value-type="string" table:style-name="ce2">
            <text:p>TREEPAIR_250_30_50_05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21" table:style-name="ce2">
            <text:p>121</text:p>
          </table:table-cell>
          <table:table-cell office:value-type="float" office:value="118" table:style-name="ce2">
            <text:p>118</text:p>
          </table:table-cell>
          <table:table-cell office:value-type="float" office:value="109" table:style-name="ce2">
            <text:p>109</text:p>
          </table:table-cell>
          <table:table-cell office:value-type="float" office:value="3.6333333333333333" table:formula="of:=[.M504]/[.D504]" table:style-name="ce22">
            <text:p>3.6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1" table:formula="of:=[.A504]+1" table:style-name="ce2">
            <text:p>501</text:p>
          </table:table-cell>
          <table:table-cell office:value-type="boolean" office:boolean-value="true" table:formula="of:=OR(NOT([.R505]=&quot;?&quot;); NOT([.V505]=&quot;?&quot;);NOT([.Z505]=&quot;-&quot;))" table:style-name="ce2">
            <text:p>TRUE</text:p>
          </table:table-cell>
          <table:table-cell office:value-type="float" office:value="30" table:formula="of:=IFERROR(IFERROR([.O505]+[.V505]; [.O505]+[.Z505]); &quot;?&quot;)" table:style-name="ce2">
            <text:p>30</text:p>
          </table:table-cell>
          <table:table-cell office:value-type="float" office:value="30" table:formula="of:=MAX(IF([.C505]=&quot;?&quot;;0;[.C505]);[.J505])" table:style-name="ce2">
            <text:p>30</text:p>
          </table:table-cell>
          <table:table-cell office:value-type="string" table:style-name="ce2">
            <text:p>TREEPAIR_250_30_70_01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42" table:style-name="ce2">
            <text:p>142</text:p>
          </table:table-cell>
          <table:table-cell office:value-type="float" office:value="136" table:style-name="ce2">
            <text:p>136</text:p>
          </table:table-cell>
          <table:table-cell office:value-type="float" office:value="126" table:style-name="ce2">
            <text:p>126</text:p>
          </table:table-cell>
          <table:table-cell office:value-type="float" office:value="4.2" table:formula="of:=[.M505]/[.D505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30" table:style-name="ce9">
            <text:p>30</text:p>
          </table:table-cell>
          <table:table-cell office:value-type="float" office:value="87" table:style-name="ce2">
            <text:p>8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2" table:formula="of:=[.A505]+1" table:style-name="ce2">
            <text:p>502</text:p>
          </table:table-cell>
          <table:table-cell office:value-type="boolean" office:boolean-value="true" table:formula="of:=OR(NOT([.R506]=&quot;?&quot;); NOT([.V506]=&quot;?&quot;);NOT([.Z506]=&quot;-&quot;))" table:style-name="ce2">
            <text:p>TRUE</text:p>
          </table:table-cell>
          <table:table-cell office:value-type="float" office:value="30" table:formula="of:=IFERROR(IFERROR([.O506]+[.V506]; [.O506]+[.Z506]); &quot;?&quot;)" table:style-name="ce2">
            <text:p>30</text:p>
          </table:table-cell>
          <table:table-cell office:value-type="float" office:value="30" table:formula="of:=MAX(IF([.C506]=&quot;?&quot;;0;[.C506]);[.J506])" table:style-name="ce2">
            <text:p>30</text:p>
          </table:table-cell>
          <table:table-cell office:value-type="string" table:style-name="ce2">
            <text:p>TREEPAIR_250_30_70_02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154" table:style-name="ce2">
            <text:p>154</text:p>
          </table:table-cell>
          <table:table-cell office:value-type="float" office:value="141" table:style-name="ce2">
            <text:p>141</text:p>
          </table:table-cell>
          <table:table-cell office:value-type="float" office:value="125" table:style-name="ce2">
            <text:p>125</text:p>
          </table:table-cell>
          <table:table-cell office:value-type="float" office:value="4.166666666666667" table:formula="of:=[.M506]/[.D506]" table:style-name="ce22">
            <text:p>4.2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7" table:style-name="ce2">
            <text:p>8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78" table:style-name="ce2">
            <text:p>78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3" table:formula="of:=[.A506]+1" table:style-name="ce2">
            <text:p>503</text:p>
          </table:table-cell>
          <table:table-cell office:value-type="boolean" office:boolean-value="true" table:formula="of:=OR(NOT([.R507]=&quot;?&quot;); NOT([.V507]=&quot;?&quot;);NOT([.Z507]=&quot;-&quot;))" table:style-name="ce2">
            <text:p>TRUE</text:p>
          </table:table-cell>
          <table:table-cell office:value-type="float" office:value="29" table:formula="of:=IFERROR(IFERROR([.O507]+[.V507]; [.O507]+[.Z507]); &quot;?&quot;)" table:style-name="ce2">
            <text:p>29</text:p>
          </table:table-cell>
          <table:table-cell office:value-type="float" office:value="29" table:formula="of:=MAX(IF([.C507]=&quot;?&quot;;0;[.C507]);[.J507])" table:style-name="ce2">
            <text:p>29</text:p>
          </table:table-cell>
          <table:table-cell office:value-type="string" table:style-name="ce2">
            <text:p>TREEPAIR_250_30_70_03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9" table:style-name="ce17">
            <text:p>29</text:p>
          </table:table-cell>
          <table:table-cell office:value-type="float" office:value="148" table:style-name="ce2">
            <text:p>148</text:p>
          </table:table-cell>
          <table:table-cell office:value-type="float" office:value="137" table:style-name="ce2">
            <text:p>137</text:p>
          </table:table-cell>
          <table:table-cell office:value-type="float" office:value="121" table:style-name="ce2">
            <text:p>121</text:p>
          </table:table-cell>
          <table:table-cell office:value-type="float" office:value="4.1724137931034484" table:formula="of:=[.M507]/[.D507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9">
            <text:p>25</text:p>
          </table:table-cell>
          <table:table-cell office:value-type="float" office:value="73" table:style-name="ce2">
            <text:p>73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4" table:formula="of:=[.A507]+1" table:style-name="ce2">
            <text:p>504</text:p>
          </table:table-cell>
          <table:table-cell office:value-type="boolean" office:boolean-value="true" table:formula="of:=OR(NOT([.R508]=&quot;?&quot;); NOT([.V508]=&quot;?&quot;);NOT([.Z508]=&quot;-&quot;))" table:style-name="ce2">
            <text:p>TRUE</text:p>
          </table:table-cell>
          <table:table-cell office:value-type="float" office:value="28" table:formula="of:=IFERROR(IFERROR([.O508]+[.V508]; [.O508]+[.Z508]); &quot;?&quot;)" table:style-name="ce2">
            <text:p>28</text:p>
          </table:table-cell>
          <table:table-cell office:value-type="float" office:value="28" table:formula="of:=MAX(IF([.C508]=&quot;?&quot;;0;[.C508]);[.J508])" table:style-name="ce2">
            <text:p>28</text:p>
          </table:table-cell>
          <table:table-cell office:value-type="string" table:style-name="ce2">
            <text:p>TREEPAIR_250_30_70_04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17">
            <text:p>28</text:p>
          </table:table-cell>
          <table:table-cell office:value-type="float" office:value="135" table:style-name="ce2">
            <text:p>135</text:p>
          </table:table-cell>
          <table:table-cell office:value-type="float" office:value="128" table:style-name="ce2">
            <text:p>128</text:p>
          </table:table-cell>
          <table:table-cell office:value-type="float" office:value="112" table:style-name="ce2">
            <text:p>112</text:p>
          </table:table-cell>
          <table:table-cell office:value-type="float" office:value="4" table:formula="of:=[.M508]/[.D508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5" table:formula="of:=[.A508]+1" table:style-name="ce2">
            <text:p>505</text:p>
          </table:table-cell>
          <table:table-cell office:value-type="boolean" office:boolean-value="true" table:formula="of:=OR(NOT([.R509]=&quot;?&quot;); NOT([.V509]=&quot;?&quot;);NOT([.Z509]=&quot;-&quot;))" table:style-name="ce2">
            <text:p>TRUE</text:p>
          </table:table-cell>
          <table:table-cell office:value-type="float" office:value="29" table:formula="of:=IFERROR(IFERROR([.O509]+[.V509]; [.O509]+[.Z509]); &quot;?&quot;)" table:style-name="ce2">
            <text:p>29</text:p>
          </table:table-cell>
          <table:table-cell office:value-type="float" office:value="29" table:formula="of:=MAX(IF([.C509]=&quot;?&quot;;0;[.C509]);[.J509])" table:style-name="ce2">
            <text:p>29</text:p>
          </table:table-cell>
          <table:table-cell office:value-type="string" table:style-name="ce2">
            <text:p>TREEPAIR_250_30_70_05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144" table:style-name="ce2">
            <text:p>144</text:p>
          </table:table-cell>
          <table:table-cell office:value-type="float" office:value="127" table:style-name="ce2">
            <text:p>127</text:p>
          </table:table-cell>
          <table:table-cell office:value-type="float" office:value="118" table:style-name="ce2">
            <text:p>118</text:p>
          </table:table-cell>
          <table:table-cell office:value-type="float" office:value="4.068965517241379" table:formula="of:=[.M509]/[.D509]" table:style-name="ce22">
            <text:p>4.1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73" table:style-name="ce2">
            <text:p>73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67" table:style-name="ce2">
            <text:p>6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6" table:formula="of:=[.A509]+1" table:style-name="ce2">
            <text:p>506</text:p>
          </table:table-cell>
          <table:table-cell office:value-type="boolean" office:boolean-value="true" table:formula="of:=OR(NOT([.R510]=&quot;?&quot;); NOT([.V510]=&quot;?&quot;);NOT([.Z510]=&quot;-&quot;))" table:style-name="ce2">
            <text:p>TRUE</text:p>
          </table:table-cell>
          <table:table-cell office:value-type="float" office:value="29" table:formula="of:=IFERROR(IFERROR([.O510]+[.V510]; [.O510]+[.Z510]); &quot;?&quot;)" table:style-name="ce2">
            <text:p>29</text:p>
          </table:table-cell>
          <table:table-cell office:value-type="float" office:value="29" table:formula="of:=MAX(IF([.C510]=&quot;?&quot;;0;[.C510]);[.J510])" table:style-name="ce2">
            <text:p>29</text:p>
          </table:table-cell>
          <table:table-cell office:value-type="string" table:style-name="ce2">
            <text:p>TREEPAIR_250_30_90_01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62" table:style-name="ce2">
            <text:p>162</text:p>
          </table:table-cell>
          <table:table-cell office:value-type="float" office:value="139" table:style-name="ce2">
            <text:p>139</text:p>
          </table:table-cell>
          <table:table-cell office:value-type="float" office:value="130" table:style-name="ce2">
            <text:p>130</text:p>
          </table:table-cell>
          <table:table-cell office:value-type="float" office:value="4.4827586206896548" table:formula="of:=[.M510]/[.D510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9">
            <text:p>27</text:p>
          </table:table-cell>
          <table:table-cell office:value-type="float" office:value="81" table:style-name="ce2">
            <text:p>81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7" table:formula="of:=[.A510]+1" table:style-name="ce2">
            <text:p>507</text:p>
          </table:table-cell>
          <table:table-cell office:value-type="boolean" office:boolean-value="true" table:formula="of:=OR(NOT([.R511]=&quot;?&quot;); NOT([.V511]=&quot;?&quot;);NOT([.Z511]=&quot;-&quot;))" table:style-name="ce2">
            <text:p>TRUE</text:p>
          </table:table-cell>
          <table:table-cell office:value-type="float" office:value="29" table:formula="of:=IFERROR(IFERROR([.O511]+[.V511]; [.O511]+[.Z511]); &quot;?&quot;)" table:style-name="ce2">
            <text:p>29</text:p>
          </table:table-cell>
          <table:table-cell office:value-type="float" office:value="29" table:formula="of:=MAX(IF([.C511]=&quot;?&quot;;0;[.C511]);[.J511])" table:style-name="ce2">
            <text:p>29</text:p>
          </table:table-cell>
          <table:table-cell office:value-type="string" table:style-name="ce2">
            <text:p>TREEPAIR_250_30_90_02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17">
            <text:p>29</text:p>
          </table:table-cell>
          <table:table-cell office:value-type="float" office:value="166" table:style-name="ce2">
            <text:p>166</text:p>
          </table:table-cell>
          <table:table-cell office:value-type="float" office:value="132" table:style-name="ce2">
            <text:p>132</text:p>
          </table:table-cell>
          <table:table-cell office:value-type="float" office:value="129" table:style-name="ce2">
            <text:p>129</text:p>
          </table:table-cell>
          <table:table-cell office:value-type="float" office:value="4.4482758620689653" table:formula="of:=[.M511]/[.D511]" table:style-name="ce22">
            <text:p>4.4</text:p>
          </table:table-cell>
          <table:table-cell office:value-type="float" office:value="0" table:style-name="ce10">
            <text:p>0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8" table:formula="of:=[.A511]+1" table:style-name="ce2">
            <text:p>508</text:p>
          </table:table-cell>
          <table:table-cell office:value-type="boolean" office:boolean-value="true" table:formula="of:=OR(NOT([.R512]=&quot;?&quot;); NOT([.V512]=&quot;?&quot;);NOT([.Z512]=&quot;-&quot;))" table:style-name="ce2">
            <text:p>TRUE</text:p>
          </table:table-cell>
          <table:table-cell office:value-type="float" office:value="29" table:formula="of:=IFERROR(IFERROR([.O512]+[.V512]; [.O512]+[.Z512]); &quot;?&quot;)" table:style-name="ce2">
            <text:p>29</text:p>
          </table:table-cell>
          <table:table-cell office:value-type="float" office:value="29" table:formula="of:=MAX(IF([.C512]=&quot;?&quot;;0;[.C512]);[.J512])" table:style-name="ce2">
            <text:p>29</text:p>
          </table:table-cell>
          <table:table-cell office:value-type="string" table:style-name="ce2">
            <text:p>TREEPAIR_250_30_90_03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74" table:style-name="ce2">
            <text:p>174</text:p>
          </table:table-cell>
          <table:table-cell office:value-type="float" office:value="138" table:style-name="ce2">
            <text:p>138</text:p>
          </table:table-cell>
          <table:table-cell office:value-type="float" office:value="126" table:style-name="ce2">
            <text:p>126</text:p>
          </table:table-cell>
          <table:table-cell office:value-type="float" office:value="4.3448275862068968" table:formula="of:=[.M512]/[.D512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25" table:style-name="ce9">
            <text:p>25</text:p>
          </table:table-cell>
          <table:table-cell office:value-type="float" office:value="75" table:style-name="ce2">
            <text:p>75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09" table:formula="of:=[.A512]+1" table:style-name="ce2">
            <text:p>509</text:p>
          </table:table-cell>
          <table:table-cell office:value-type="boolean" office:boolean-value="true" table:formula="of:=OR(NOT([.R513]=&quot;?&quot;); NOT([.V513]=&quot;?&quot;);NOT([.Z513]=&quot;-&quot;))" table:style-name="ce2">
            <text:p>TRUE</text:p>
          </table:table-cell>
          <table:table-cell office:value-type="float" office:value="29" table:formula="of:=IFERROR(IFERROR([.O513]+[.V513]; [.O513]+[.Z513]); &quot;?&quot;)" table:style-name="ce2">
            <text:p>29</text:p>
          </table:table-cell>
          <table:table-cell office:value-type="float" office:value="29" table:formula="of:=MAX(IF([.C513]=&quot;?&quot;;0;[.C513]);[.J513])" table:style-name="ce2">
            <text:p>29</text:p>
          </table:table-cell>
          <table:table-cell office:value-type="string" table:style-name="ce2">
            <text:p>TREEPAIR_250_30_90_04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17">
            <text:p>28</text:p>
          </table:table-cell>
          <table:table-cell office:value-type="float" office:value="176" table:style-name="ce2">
            <text:p>176</text:p>
          </table:table-cell>
          <table:table-cell office:value-type="float" office:value="147" table:style-name="ce2">
            <text:p>147</text:p>
          </table:table-cell>
          <table:table-cell office:value-type="float" office:value="123" table:style-name="ce2">
            <text:p>123</text:p>
          </table:table-cell>
          <table:table-cell office:value-type="float" office:value="4.2413793103448274" table:formula="of:=[.M513]/[.D513]" table:style-name="ce22">
            <text:p>4.2</text:p>
          </table:table-cell>
          <table:table-cell office:value-type="float" office:value="5" table:style-name="ce10">
            <text:p>5</text:p>
          </table:table-cell>
          <table:table-cell office:value-type="float" office:value="29" table:style-name="ce9">
            <text:p>29</text:p>
          </table:table-cell>
          <table:table-cell office:value-type="float" office:value="87" table:style-name="ce2">
            <text:p>8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0" table:formula="of:=[.A513]+1" table:style-name="ce2">
            <text:p>510</text:p>
          </table:table-cell>
          <table:table-cell office:value-type="boolean" office:boolean-value="true" table:formula="of:=OR(NOT([.R514]=&quot;?&quot;); NOT([.V514]=&quot;?&quot;);NOT([.Z514]=&quot;-&quot;))" table:style-name="ce2">
            <text:p>TRUE</text:p>
          </table:table-cell>
          <table:table-cell office:value-type="float" office:value="30" table:formula="of:=IFERROR(IFERROR([.O514]+[.V514]; [.O514]+[.Z514]); &quot;?&quot;)" table:style-name="ce2">
            <text:p>30</text:p>
          </table:table-cell>
          <table:table-cell office:value-type="float" office:value="30" table:formula="of:=MAX(IF([.C514]=&quot;?&quot;;0;[.C514]);[.J514])" table:style-name="ce2">
            <text:p>30</text:p>
          </table:table-cell>
          <table:table-cell office:value-type="string" table:style-name="ce2">
            <text:p>TREEPAIR_250_30_90_05</text:p>
          </table:table-cell>
          <table:table-cell office:value-type="float" office:value="250" table:style-name="ce2">
            <text:p>2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73" table:style-name="ce2">
            <text:p>173</text:p>
          </table:table-cell>
          <table:table-cell office:value-type="float" office:value="143" table:style-name="ce2">
            <text:p>143</text:p>
          </table:table-cell>
          <table:table-cell office:value-type="float" office:value="124" table:style-name="ce2">
            <text:p>124</text:p>
          </table:table-cell>
          <table:table-cell office:value-type="float" office:value="4.1333333333333337" table:formula="of:=[.M514]/[.D514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1" table:formula="of:=[.A514]+1" table:style-name="ce2">
            <text:p>511</text:p>
          </table:table-cell>
          <table:table-cell office:value-type="boolean" office:boolean-value="true" table:formula="of:=OR(NOT([.R515]=&quot;?&quot;); NOT([.V515]=&quot;?&quot;);NOT([.Z515]=&quot;-&quot;))" table:style-name="ce2">
            <text:p>TRUE</text:p>
          </table:table-cell>
          <table:table-cell office:value-type="float" office:value="33" table:formula="of:=IFERROR(IFERROR([.O515]+[.V515]; [.O515]+[.Z515]); &quot;?&quot;)" table:style-name="ce2">
            <text:p>33</text:p>
          </table:table-cell>
          <table:table-cell office:value-type="float" office:value="33" table:formula="of:=MAX(IF([.C515]=&quot;?&quot;;0;[.C515]);[.J515])" table:style-name="ce2">
            <text:p>33</text:p>
          </table:table-cell>
          <table:table-cell office:value-type="string" table:style-name="ce2">
            <text:p>TREEPAIR_250_35_50_01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143" table:style-name="ce2">
            <text:p>143</text:p>
          </table:table-cell>
          <table:table-cell office:value-type="float" office:value="139" table:style-name="ce2">
            <text:p>139</text:p>
          </table:table-cell>
          <table:table-cell office:value-type="float" office:value="132" table:style-name="ce2">
            <text:p>132</text:p>
          </table:table-cell>
          <table:table-cell office:value-type="float" office:value="4" table:formula="of:=[.M515]/[.D515]" table:style-name="ce22">
            <text:p>4.0</text:p>
          </table:table-cell>
          <table:table-cell office:value-type="float" office:value="1" table:style-name="ce10">
            <text:p>1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9">
            <text:p>26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2" table:style-name="ce2">
            <text:p>32</text:p>
          </table:table-cell>
          <table:table-cell office:value-type="float" office:value="532250" table:style-name="ce2">
            <text:p>532250</text:p>
          </table:table-cell>
          <table:table-cell table:number-columns-repeated="16357"/>
        </table:table-row>
        <table:table-row table:style-name="ro1">
          <table:table-cell office:value-type="float" office:value="512" table:formula="of:=[.A515]+1" table:style-name="ce2">
            <text:p>512</text:p>
          </table:table-cell>
          <table:table-cell office:value-type="boolean" office:boolean-value="false" table:formula="of:=OR(NOT([.R516]=&quot;?&quot;); NOT([.V516]=&quot;?&quot;);NOT([.Z516]=&quot;-&quot;))" table:style-name="ce2">
            <text:p>FALSE</text:p>
          </table:table-cell>
          <table:table-cell office:value-type="string" office:string-value="?" table:formula="of:=IFERROR(IFERROR([.O516]+[.V516]; [.O516]+[.Z516]); &quot;?&quot;)" table:style-name="ce2">
            <text:p>?</text:p>
          </table:table-cell>
          <table:table-cell office:value-type="float" office:value="33" table:formula="of:=MAX(IF([.C516]=&quot;?&quot;;0;[.C516]);[.J516])" table:style-name="ce2">
            <text:p>33</text:p>
          </table:table-cell>
          <table:table-cell office:value-type="string" table:style-name="ce2">
            <text:p>TREEPAIR_250_35_50_02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3" table:style-name="ce17">
            <text:p>33</text:p>
          </table:table-cell>
          <table:table-cell office:value-type="float" office:value="141" table:style-name="ce2">
            <text:p>141</text:p>
          </table:table-cell>
          <table:table-cell office:value-type="float" office:value="135" table:style-name="ce2">
            <text:p>135</text:p>
          </table:table-cell>
          <table:table-cell office:value-type="float" office:value="129" table:style-name="ce2">
            <text:p>129</text:p>
          </table:table-cell>
          <table:table-cell office:value-type="float" office:value="3.9090909090909092" table:formula="of:=[.M516]/[.D516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30" table:style-name="ce9">
            <text:p>30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3" table:formula="of:=[.A516]+1" table:style-name="ce2">
            <text:p>513</text:p>
          </table:table-cell>
          <table:table-cell office:value-type="boolean" office:boolean-value="true" table:formula="of:=OR(NOT([.R517]=&quot;?&quot;); NOT([.V517]=&quot;?&quot;);NOT([.Z517]=&quot;-&quot;))" table:style-name="ce2">
            <text:p>TRUE</text:p>
          </table:table-cell>
          <table:table-cell office:value-type="float" office:value="32" table:formula="of:=IFERROR(IFERROR([.O517]+[.V517]; [.O517]+[.Z517]); &quot;?&quot;)" table:style-name="ce2">
            <text:p>32</text:p>
          </table:table-cell>
          <table:table-cell office:value-type="float" office:value="32" table:formula="of:=MAX(IF([.C517]=&quot;?&quot;;0;[.C517]);[.J517])" table:style-name="ce2">
            <text:p>32</text:p>
          </table:table-cell>
          <table:table-cell office:value-type="string" table:style-name="ce2">
            <text:p>TREEPAIR_250_35_50_03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2" table:style-name="ce17">
            <text:p>32</text:p>
          </table:table-cell>
          <table:table-cell office:value-type="float" office:value="138" table:style-name="ce2">
            <text:p>138</text:p>
          </table:table-cell>
          <table:table-cell office:value-type="float" office:value="135" table:style-name="ce2">
            <text:p>135</text:p>
          </table:table-cell>
          <table:table-cell office:value-type="float" office:value="124" table:style-name="ce2">
            <text:p>124</text:p>
          </table:table-cell>
          <table:table-cell office:value-type="float" office:value="3.875" table:formula="of:=[.M517]/[.D517]" table:style-name="ce22">
            <text:p>3.9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7" table:style-name="ce2">
            <text:p>87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9">
            <text:p>26</text:p>
          </table:table-cell>
          <table:table-cell office:value-type="float" office:value="78" table:style-name="ce2">
            <text:p>78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4" table:formula="of:=[.A517]+1" table:style-name="ce2">
            <text:p>514</text:p>
          </table:table-cell>
          <table:table-cell office:value-type="boolean" office:boolean-value="true" table:formula="of:=OR(NOT([.R518]=&quot;?&quot;); NOT([.V518]=&quot;?&quot;);NOT([.Z518]=&quot;-&quot;))" table:style-name="ce2">
            <text:p>TRUE</text:p>
          </table:table-cell>
          <table:table-cell office:value-type="float" office:value="33" table:formula="of:=IFERROR(IFERROR([.O518]+[.V518]; [.O518]+[.Z518]); &quot;?&quot;)" table:style-name="ce2">
            <text:p>33</text:p>
          </table:table-cell>
          <table:table-cell office:value-type="float" office:value="33" table:formula="of:=MAX(IF([.C518]=&quot;?&quot;;0;[.C518]);[.J518])" table:style-name="ce2">
            <text:p>33</text:p>
          </table:table-cell>
          <table:table-cell office:value-type="string" table:style-name="ce2">
            <text:p>TREEPAIR_250_35_50_04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3" table:style-name="ce17">
            <text:p>33</text:p>
          </table:table-cell>
          <table:table-cell office:value-type="float" office:value="139" table:style-name="ce2">
            <text:p>139</text:p>
          </table:table-cell>
          <table:table-cell office:value-type="float" office:value="133" table:style-name="ce2">
            <text:p>133</text:p>
          </table:table-cell>
          <table:table-cell office:value-type="float" office:value="123" table:style-name="ce2">
            <text:p>123</text:p>
          </table:table-cell>
          <table:table-cell office:value-type="float" office:value="3.7272727272727271" table:formula="of:=[.M518]/[.D518]" table:style-name="ce22">
            <text:p>3.7</text:p>
          </table:table-cell>
          <table:table-cell office:value-type="float" office:value="3" table:style-name="ce10">
            <text:p>3</text:p>
          </table:table-cell>
          <table:table-cell office:value-type="float" office:value="31" table:style-name="ce9">
            <text:p>31</text:p>
          </table:table-cell>
          <table:table-cell office:value-type="float" office:value="92" table:style-name="ce2">
            <text:p>92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5" table:formula="of:=[.A518]+1" table:style-name="ce2">
            <text:p>515</text:p>
          </table:table-cell>
          <table:table-cell office:value-type="boolean" office:boolean-value="true" table:formula="of:=OR(NOT([.R519]=&quot;?&quot;); NOT([.V519]=&quot;?&quot;);NOT([.Z519]=&quot;-&quot;))" table:style-name="ce2">
            <text:p>TRUE</text:p>
          </table:table-cell>
          <table:table-cell office:value-type="float" office:value="34" table:formula="of:=IFERROR(IFERROR([.O519]+[.V519]; [.O519]+[.Z519]); &quot;?&quot;)" table:style-name="ce2">
            <text:p>34</text:p>
          </table:table-cell>
          <table:table-cell office:value-type="float" office:value="34" table:formula="of:=MAX(IF([.C519]=&quot;?&quot;;0;[.C519]);[.J519])" table:style-name="ce2">
            <text:p>34</text:p>
          </table:table-cell>
          <table:table-cell office:value-type="string" table:style-name="ce2">
            <text:p>TREEPAIR_250_35_50_05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4" table:style-name="ce17">
            <text:p>34</text:p>
          </table:table-cell>
          <table:table-cell office:value-type="float" office:value="151" table:style-name="ce2">
            <text:p>151</text:p>
          </table:table-cell>
          <table:table-cell office:value-type="float" office:value="139" table:style-name="ce2">
            <text:p>139</text:p>
          </table:table-cell>
          <table:table-cell office:value-type="float" office:value="109" table:style-name="ce2">
            <text:p>109</text:p>
          </table:table-cell>
          <table:table-cell office:value-type="float" office:value="3.2058823529411766" table:formula="of:=[.M519]/[.D519]" table:style-name="ce22">
            <text:p>3.2</text:p>
          </table:table-cell>
          <table:table-cell office:value-type="float" office:value="7" table:style-name="ce10">
            <text:p>7</text:p>
          </table:table-cell>
          <table:table-cell office:value-type="float" office:value="32" table:style-name="ce9">
            <text:p>32</text:p>
          </table:table-cell>
          <table:table-cell office:value-type="float" office:value="96" table:style-name="ce2">
            <text:p>96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5" table:style-name="ce9">
            <text:p>25</text:p>
          </table:table-cell>
          <table:table-cell office:value-type="float" office:value="75" table:style-name="ce2">
            <text:p>75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6" table:formula="of:=[.A519]+1" table:style-name="ce2">
            <text:p>516</text:p>
          </table:table-cell>
          <table:table-cell office:value-type="boolean" office:boolean-value="false" table:formula="of:=OR(NOT([.R520]=&quot;?&quot;); NOT([.V520]=&quot;?&quot;);NOT([.Z520]=&quot;-&quot;))" table:style-name="ce2">
            <text:p>FALSE</text:p>
          </table:table-cell>
          <table:table-cell office:value-type="string" office:string-value="?" table:formula="of:=IFERROR(IFERROR([.O520]+[.V520]; [.O520]+[.Z520]); &quot;?&quot;)" table:style-name="ce2">
            <text:p>?</text:p>
          </table:table-cell>
          <table:table-cell office:value-type="float" office:value="33" table:formula="of:=MAX(IF([.C520]=&quot;?&quot;;0;[.C520]);[.J520])" table:style-name="ce2">
            <text:p>33</text:p>
          </table:table-cell>
          <table:table-cell office:value-type="string" table:style-name="ce2">
            <text:p>TREEPAIR_250_35_70_01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144" table:style-name="ce2">
            <text:p>144</text:p>
          </table:table-cell>
          <table:table-cell office:value-type="float" office:value="136" table:style-name="ce2">
            <text:p>136</text:p>
          </table:table-cell>
          <table:table-cell office:value-type="float" office:value="136" table:style-name="ce2">
            <text:p>136</text:p>
          </table:table-cell>
          <table:table-cell office:value-type="float" office:value="4.1212121212121211" table:formula="of:=[.M520]/[.D520]" table:style-name="ce22">
            <text:p>4.1</text:p>
          </table:table-cell>
          <table:table-cell office:value-type="float" office:value="0" table:style-name="ce10">
            <text:p>0</text:p>
          </table:table-cell>
          <table:table-cell office:value-type="float" office:value="29" table:style-name="ce9">
            <text:p>29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9">
            <text:p>29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7" table:formula="of:=[.A520]+1" table:style-name="ce2">
            <text:p>517</text:p>
          </table:table-cell>
          <table:table-cell office:value-type="boolean" office:boolean-value="true" table:formula="of:=OR(NOT([.R521]=&quot;?&quot;); NOT([.V521]=&quot;?&quot;);NOT([.Z521]=&quot;-&quot;))" table:style-name="ce2">
            <text:p>TRUE</text:p>
          </table:table-cell>
          <table:table-cell office:value-type="float" office:value="32" table:formula="of:=IFERROR(IFERROR([.O521]+[.V521]; [.O521]+[.Z521]); &quot;?&quot;)" table:style-name="ce2">
            <text:p>32</text:p>
          </table:table-cell>
          <table:table-cell office:value-type="float" office:value="32" table:formula="of:=MAX(IF([.C521]=&quot;?&quot;;0;[.C521]);[.J521])" table:style-name="ce2">
            <text:p>32</text:p>
          </table:table-cell>
          <table:table-cell office:value-type="string" table:style-name="ce2">
            <text:p>TREEPAIR_250_35_70_02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7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128" table:style-name="ce2">
            <text:p>128</text:p>
          </table:table-cell>
          <table:table-cell office:value-type="float" office:value="105" table:style-name="ce2">
            <text:p>105</text:p>
          </table:table-cell>
          <table:table-cell office:value-type="float" office:value="3.28125" table:formula="of:=[.M521]/[.D521]" table:style-name="ce22">
            <text:p>3.3</text:p>
          </table:table-cell>
          <table:table-cell office:value-type="float" office:value="6" table:style-name="ce10">
            <text:p>6</text:p>
          </table:table-cell>
          <table:table-cell office:value-type="float" office:value="30" table:style-name="ce9">
            <text:p>30</text:p>
          </table:table-cell>
          <table:table-cell office:value-type="float" office:value="88" table:style-name="ce2">
            <text:p>88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8" table:formula="of:=[.A521]+1" table:style-name="ce2">
            <text:p>518</text:p>
          </table:table-cell>
          <table:table-cell office:value-type="boolean" office:boolean-value="true" table:formula="of:=OR(NOT([.R522]=&quot;?&quot;); NOT([.V522]=&quot;?&quot;);NOT([.Z522]=&quot;-&quot;))" table:style-name="ce2">
            <text:p>TRUE</text:p>
          </table:table-cell>
          <table:table-cell office:value-type="float" office:value="33" table:formula="of:=IFERROR(IFERROR([.O522]+[.V522]; [.O522]+[.Z522]); &quot;?&quot;)" table:style-name="ce2">
            <text:p>33</text:p>
          </table:table-cell>
          <table:table-cell office:value-type="float" office:value="33" table:formula="of:=MAX(IF([.C522]=&quot;?&quot;;0;[.C522]);[.J522])" table:style-name="ce2">
            <text:p>33</text:p>
          </table:table-cell>
          <table:table-cell office:value-type="string" table:style-name="ce2">
            <text:p>TREEPAIR_250_35_70_03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7">
            <text:p>33</text:p>
          </table:table-cell>
          <table:table-cell office:value-type="float" office:value="144" table:style-name="ce2">
            <text:p>144</text:p>
          </table:table-cell>
          <table:table-cell office:value-type="float" office:value="136" table:style-name="ce2">
            <text:p>136</text:p>
          </table:table-cell>
          <table:table-cell office:value-type="float" office:value="129" table:style-name="ce2">
            <text:p>129</text:p>
          </table:table-cell>
          <table:table-cell office:value-type="float" office:value="3.9090909090909092" table:formula="of:=[.M522]/[.D522]" table:style-name="ce22">
            <text:p>3.9</text:p>
          </table:table-cell>
          <table:table-cell office:value-type="float" office:value="1" table:style-name="ce10">
            <text:p>1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19" table:formula="of:=[.A522]+1" table:style-name="ce2">
            <text:p>519</text:p>
          </table:table-cell>
          <table:table-cell office:value-type="boolean" office:boolean-value="true" table:formula="of:=OR(NOT([.R523]=&quot;?&quot;); NOT([.V523]=&quot;?&quot;);NOT([.Z523]=&quot;-&quot;))" table:style-name="ce2">
            <text:p>TRUE</text:p>
          </table:table-cell>
          <table:table-cell office:value-type="float" office:value="35" table:formula="of:=IFERROR(IFERROR([.O523]+[.V523]; [.O523]+[.Z523]); &quot;?&quot;)" table:style-name="ce2">
            <text:p>35</text:p>
          </table:table-cell>
          <table:table-cell office:value-type="float" office:value="35" table:formula="of:=MAX(IF([.C523]=&quot;?&quot;;0;[.C523]);[.J523])" table:style-name="ce2">
            <text:p>35</text:p>
          </table:table-cell>
          <table:table-cell office:value-type="string" table:style-name="ce2">
            <text:p>TREEPAIR_250_35_70_04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5" table:style-name="ce17">
            <text:p>35</text:p>
          </table:table-cell>
          <table:table-cell office:value-type="float" office:value="142" table:style-name="ce2">
            <text:p>142</text:p>
          </table:table-cell>
          <table:table-cell office:value-type="float" office:value="137" table:style-name="ce2">
            <text:p>137</text:p>
          </table:table-cell>
          <table:table-cell office:value-type="float" office:value="110" table:style-name="ce2">
            <text:p>110</text:p>
          </table:table-cell>
          <table:table-cell office:value-type="float" office:value="3.1428571428571428" table:formula="of:=[.M523]/[.D523]" table:style-name="ce22">
            <text:p>3.1</text:p>
          </table:table-cell>
          <table:table-cell office:value-type="float" office:value="6" table:style-name="ce10">
            <text:p>6</text:p>
          </table:table-cell>
          <table:table-cell office:value-type="float" office:value="32" table:style-name="ce9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74" table:style-name="ce2">
            <text:p>74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0" table:formula="of:=[.A523]+1" table:style-name="ce2">
            <text:p>520</text:p>
          </table:table-cell>
          <table:table-cell office:value-type="boolean" office:boolean-value="true" table:formula="of:=OR(NOT([.R524]=&quot;?&quot;); NOT([.V524]=&quot;?&quot;);NOT([.Z524]=&quot;-&quot;))" table:style-name="ce2">
            <text:p>TRUE</text:p>
          </table:table-cell>
          <table:table-cell office:value-type="float" office:value="33" table:formula="of:=IFERROR(IFERROR([.O524]+[.V524]; [.O524]+[.Z524]); &quot;?&quot;)" table:style-name="ce2">
            <text:p>33</text:p>
          </table:table-cell>
          <table:table-cell office:value-type="float" office:value="33" table:formula="of:=MAX(IF([.C524]=&quot;?&quot;;0;[.C524]);[.J524])" table:style-name="ce2">
            <text:p>33</text:p>
          </table:table-cell>
          <table:table-cell office:value-type="string" table:style-name="ce2">
            <text:p>TREEPAIR_250_35_70_05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3" table:style-name="ce17">
            <text:p>33</text:p>
          </table:table-cell>
          <table:table-cell office:value-type="float" office:value="137" table:style-name="ce2">
            <text:p>137</text:p>
          </table:table-cell>
          <table:table-cell office:value-type="float" office:value="131" table:style-name="ce2">
            <text:p>131</text:p>
          </table:table-cell>
          <table:table-cell office:value-type="float" office:value="130" table:style-name="ce2">
            <text:p>130</text:p>
          </table:table-cell>
          <table:table-cell office:value-type="float" office:value="3.9393939393939394" table:formula="of:=[.M524]/[.D524]" table:style-name="ce22">
            <text:p>3.9</text:p>
          </table:table-cell>
          <table:table-cell office:value-type="float" office:value="0" table:style-name="ce10">
            <text:p>0</text:p>
          </table:table-cell>
          <table:table-cell office:value-type="float" office:value="31" table:style-name="ce9">
            <text:p>31</text:p>
          </table:table-cell>
          <table:table-cell office:value-type="float" office:value="88" table:style-name="ce2">
            <text:p>88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31" table:style-name="ce9">
            <text:p>31</text:p>
          </table:table-cell>
          <table:table-cell office:value-type="float" office:value="88" table:style-name="ce2">
            <text:p>88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1" table:formula="of:=[.A524]+1" table:style-name="ce2">
            <text:p>521</text:p>
          </table:table-cell>
          <table:table-cell office:value-type="boolean" office:boolean-value="false" table:formula="of:=OR(NOT([.R525]=&quot;?&quot;); NOT([.V525]=&quot;?&quot;);NOT([.Z525]=&quot;-&quot;))" table:style-name="ce2">
            <text:p>FALSE</text:p>
          </table:table-cell>
          <table:table-cell office:value-type="string" office:string-value="?" table:formula="of:=IFERROR(IFERROR([.O525]+[.V525]; [.O525]+[.Z525]); &quot;?&quot;)" table:style-name="ce2">
            <text:p>?</text:p>
          </table:table-cell>
          <table:table-cell office:value-type="float" office:value="33" table:formula="of:=MAX(IF([.C525]=&quot;?&quot;;0;[.C525]);[.J525])" table:style-name="ce2">
            <text:p>33</text:p>
          </table:table-cell>
          <table:table-cell office:value-type="string" table:style-name="ce2">
            <text:p>TREEPAIR_250_35_90_01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169" table:style-name="ce2">
            <text:p>169</text:p>
          </table:table-cell>
          <table:table-cell office:value-type="float" office:value="150" table:style-name="ce2">
            <text:p>150</text:p>
          </table:table-cell>
          <table:table-cell office:value-type="float" office:value="146" table:style-name="ce2">
            <text:p>146</text:p>
          </table:table-cell>
          <table:table-cell office:value-type="float" office:value="4.4242424242424239" table:formula="of:=[.M525]/[.D525]" table:style-name="ce22">
            <text:p>4.4</text:p>
          </table:table-cell>
          <table:table-cell office:value-type="float" office:value="0" table:style-name="ce10">
            <text:p>0</text:p>
          </table:table-cell>
          <table:table-cell office:value-type="float" office:value="30" table:style-name="ce9">
            <text:p>30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?</text:p>
          </table:table-cell>
          <table:table-cell office:value-type="float" office:value="33" table:style-name="ce2">
            <text:p>33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2" table:formula="of:=[.A525]+1" table:style-name="ce2">
            <text:p>522</text:p>
          </table:table-cell>
          <table:table-cell office:value-type="boolean" office:boolean-value="true" table:formula="of:=OR(NOT([.R526]=&quot;?&quot;); NOT([.V526]=&quot;?&quot;);NOT([.Z526]=&quot;-&quot;))" table:style-name="ce2">
            <text:p>TRUE</text:p>
          </table:table-cell>
          <table:table-cell office:value-type="float" office:value="33" table:formula="of:=IFERROR(IFERROR([.O526]+[.V526]; [.O526]+[.Z526]); &quot;?&quot;)" table:style-name="ce2">
            <text:p>33</text:p>
          </table:table-cell>
          <table:table-cell office:value-type="float" office:value="33" table:formula="of:=MAX(IF([.C526]=&quot;?&quot;;0;[.C526]);[.J526])" table:style-name="ce2">
            <text:p>33</text:p>
          </table:table-cell>
          <table:table-cell office:value-type="string" table:style-name="ce2">
            <text:p>TREEPAIR_250_35_90_02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3" table:style-name="ce17">
            <text:p>33</text:p>
          </table:table-cell>
          <table:table-cell office:value-type="float" office:value="165" table:style-name="ce2">
            <text:p>165</text:p>
          </table:table-cell>
          <table:table-cell office:value-type="float" office:value="154" table:style-name="ce2">
            <text:p>154</text:p>
          </table:table-cell>
          <table:table-cell office:value-type="float" office:value="149" table:style-name="ce2">
            <text:p>149</text:p>
          </table:table-cell>
          <table:table-cell office:value-type="float" office:value="4.5151515151515156" table:formula="of:=[.M526]/[.D526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30" table:style-name="ce9">
            <text:p>30</text:p>
          </table:table-cell>
          <table:table-cell office:value-type="float" office:value="88" table:style-name="ce2">
            <text:p>88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3" table:formula="of:=[.A526]+1" table:style-name="ce2">
            <text:p>523</text:p>
          </table:table-cell>
          <table:table-cell office:value-type="boolean" office:boolean-value="true" table:formula="of:=OR(NOT([.R527]=&quot;?&quot;); NOT([.V527]=&quot;?&quot;);NOT([.Z527]=&quot;-&quot;))" table:style-name="ce2">
            <text:p>TRUE</text:p>
          </table:table-cell>
          <table:table-cell office:value-type="float" office:value="32" table:formula="of:=IFERROR(IFERROR([.O527]+[.V527]; [.O527]+[.Z527]); &quot;?&quot;)" table:style-name="ce2">
            <text:p>32</text:p>
          </table:table-cell>
          <table:table-cell office:value-type="float" office:value="32" table:formula="of:=MAX(IF([.C527]=&quot;?&quot;;0;[.C527]);[.J527])" table:style-name="ce2">
            <text:p>32</text:p>
          </table:table-cell>
          <table:table-cell office:value-type="string" table:style-name="ce2">
            <text:p>TREEPAIR_250_35_90_03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1" table:style-name="ce17">
            <text:p>31</text:p>
          </table:table-cell>
          <table:table-cell office:value-type="float" office:value="167" table:style-name="ce2">
            <text:p>167</text:p>
          </table:table-cell>
          <table:table-cell office:value-type="float" office:value="155" table:style-name="ce2">
            <text:p>155</text:p>
          </table:table-cell>
          <table:table-cell office:value-type="float" office:value="150" table:style-name="ce2">
            <text:p>150</text:p>
          </table:table-cell>
          <table:table-cell office:value-type="float" office:value="4.6875" table:formula="of:=[.M527]/[.D527]" table:style-name="ce22">
            <text:p>4.7</text:p>
          </table:table-cell>
          <table:table-cell office:value-type="float" office:value="1" table:style-name="ce10">
            <text:p>1</text:p>
          </table:table-cell>
          <table:table-cell office:value-type="float" office:value="32" table:style-name="ce9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4" table:formula="of:=[.A527]+1" table:style-name="ce2">
            <text:p>524</text:p>
          </table:table-cell>
          <table:table-cell office:value-type="boolean" office:boolean-value="true" table:formula="of:=OR(NOT([.R528]=&quot;?&quot;); NOT([.V528]=&quot;?&quot;);NOT([.Z528]=&quot;-&quot;))" table:style-name="ce2">
            <text:p>TRUE</text:p>
          </table:table-cell>
          <table:table-cell office:value-type="float" office:value="34" table:formula="of:=IFERROR(IFERROR([.O528]+[.V528]; [.O528]+[.Z528]); &quot;?&quot;)" table:style-name="ce2">
            <text:p>34</text:p>
          </table:table-cell>
          <table:table-cell office:value-type="float" office:value="34" table:formula="of:=MAX(IF([.C528]=&quot;?&quot;;0;[.C528]);[.J528])" table:style-name="ce2">
            <text:p>34</text:p>
          </table:table-cell>
          <table:table-cell office:value-type="string" table:style-name="ce2">
            <text:p>TREEPAIR_250_35_90_04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34" table:style-name="ce17">
            <text:p>34</text:p>
          </table:table-cell>
          <table:table-cell office:value-type="float" office:value="167" table:style-name="ce2">
            <text:p>167</text:p>
          </table:table-cell>
          <table:table-cell office:value-type="float" office:value="146" table:style-name="ce2">
            <text:p>146</text:p>
          </table:table-cell>
          <table:table-cell office:value-type="float" office:value="135" table:style-name="ce2">
            <text:p>135</text:p>
          </table:table-cell>
          <table:table-cell office:value-type="float" office:value="3.9705882352941178" table:formula="of:=[.M528]/[.D528]" table:style-name="ce22">
            <text:p>4.0</text:p>
          </table:table-cell>
          <table:table-cell office:value-type="float" office:value="1" table:style-name="ce10">
            <text:p>1</text:p>
          </table:table-cell>
          <table:table-cell office:value-type="float" office:value="31" table:style-name="ce9">
            <text:p>31</text:p>
          </table:table-cell>
          <table:table-cell office:value-type="float" office:value="91" table:style-name="ce2">
            <text:p>91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5" table:formula="of:=[.A528]+1" table:style-name="ce2">
            <text:p>525</text:p>
          </table:table-cell>
          <table:table-cell office:value-type="boolean" office:boolean-value="true" table:formula="of:=OR(NOT([.R529]=&quot;?&quot;); NOT([.V529]=&quot;?&quot;);NOT([.Z529]=&quot;-&quot;))" table:style-name="ce2">
            <text:p>TRUE</text:p>
          </table:table-cell>
          <table:table-cell office:value-type="float" office:value="33" table:formula="of:=IFERROR(IFERROR([.O529]+[.V529]; [.O529]+[.Z529]); &quot;?&quot;)" table:style-name="ce2">
            <text:p>33</text:p>
          </table:table-cell>
          <table:table-cell office:value-type="float" office:value="33" table:formula="of:=MAX(IF([.C529]=&quot;?&quot;;0;[.C529]);[.J529])" table:style-name="ce2">
            <text:p>33</text:p>
          </table:table-cell>
          <table:table-cell office:value-type="string" table:style-name="ce2">
            <text:p>TREEPAIR_250_35_90_05</text:p>
          </table:table-cell>
          <table:table-cell office:value-type="float" office:value="250" table:style-name="ce2">
            <text:p>2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3" table:style-name="ce17">
            <text:p>33</text:p>
          </table:table-cell>
          <table:table-cell office:value-type="float" office:value="172" table:style-name="ce2">
            <text:p>172</text:p>
          </table:table-cell>
          <table:table-cell office:value-type="float" office:value="145" table:style-name="ce2">
            <text:p>145</text:p>
          </table:table-cell>
          <table:table-cell office:value-type="float" office:value="129" table:style-name="ce2">
            <text:p>129</text:p>
          </table:table-cell>
          <table:table-cell office:value-type="float" office:value="3.9090909090909092" table:formula="of:=[.M529]/[.D529]" table:style-name="ce22">
            <text:p>3.9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4" table:style-name="ce2">
            <text:p>84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9">
            <text:p>26</text:p>
          </table:table-cell>
          <table:table-cell office:value-type="float" office:value="75" table:style-name="ce2">
            <text:p>7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6" table:formula="of:=[.A529]+1" table:style-name="ce2">
            <text:p>526</text:p>
          </table:table-cell>
          <table:table-cell office:value-type="boolean" office:boolean-value="true" table:formula="of:=OR(NOT([.R530]=&quot;?&quot;); NOT([.V530]=&quot;?&quot;);NOT([.Z530]=&quot;-&quot;))" table:style-name="ce2">
            <text:p>TRUE</text:p>
          </table:table-cell>
          <table:table-cell office:value-type="float" office:value="5" table:formula="of:=IFERROR(IFERROR([.O530]+[.V530]; [.O530]+[.Z530]); &quot;?&quot;)" table:style-name="ce2">
            <text:p>5</text:p>
          </table:table-cell>
          <table:table-cell office:value-type="float" office:value="5" table:formula="of:=MAX(IF([.C530]=&quot;?&quot;;0;[.C530]);[.J530])" table:style-name="ce2">
            <text:p>5</text:p>
          </table:table-cell>
          <table:table-cell office:value-type="string" table:style-name="ce2">
            <text:p>TREEPAIR_300_5_50_01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3" table:style-name="ce2">
            <text:p>43</text:p>
          </table:table-cell>
          <table:table-cell office:value-type="float" office:value="34" table:style-name="ce2">
            <text:p>34</text:p>
          </table:table-cell>
          <table:table-cell office:value-type="float" office:value="32" table:style-name="ce2">
            <text:p>32</text:p>
          </table:table-cell>
          <table:table-cell office:value-type="float" office:value="6.4" table:formula="of:=[.M530]/[.D530]" table:style-name="ce22">
            <text:p>6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7" table:formula="of:=[.A530]+1" table:style-name="ce2">
            <text:p>527</text:p>
          </table:table-cell>
          <table:table-cell office:value-type="boolean" office:boolean-value="true" table:formula="of:=OR(NOT([.R531]=&quot;?&quot;); NOT([.V531]=&quot;?&quot;);NOT([.Z531]=&quot;-&quot;))" table:style-name="ce2">
            <text:p>TRUE</text:p>
          </table:table-cell>
          <table:table-cell office:value-type="float" office:value="5" table:formula="of:=IFERROR(IFERROR([.O531]+[.V531]; [.O531]+[.Z531]); &quot;?&quot;)" table:style-name="ce2">
            <text:p>5</text:p>
          </table:table-cell>
          <table:table-cell office:value-type="float" office:value="5" table:formula="of:=MAX(IF([.C531]=&quot;?&quot;;0;[.C531]);[.J531])" table:style-name="ce2">
            <text:p>5</text:p>
          </table:table-cell>
          <table:table-cell office:value-type="string" table:style-name="ce2">
            <text:p>TREEPAIR_300_5_50_02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52" table:style-name="ce2">
            <text:p>52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531]/[.D531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8" table:formula="of:=[.A531]+1" table:style-name="ce2">
            <text:p>528</text:p>
          </table:table-cell>
          <table:table-cell office:value-type="boolean" office:boolean-value="true" table:formula="of:=OR(NOT([.R532]=&quot;?&quot;); NOT([.V532]=&quot;?&quot;);NOT([.Z532]=&quot;-&quot;))" table:style-name="ce2">
            <text:p>TRUE</text:p>
          </table:table-cell>
          <table:table-cell office:value-type="float" office:value="5" table:formula="of:=IFERROR(IFERROR([.O532]+[.V532]; [.O532]+[.Z532]); &quot;?&quot;)" table:style-name="ce2">
            <text:p>5</text:p>
          </table:table-cell>
          <table:table-cell office:value-type="float" office:value="5" table:formula="of:=MAX(IF([.C532]=&quot;?&quot;;0;[.C532]);[.J532])" table:style-name="ce2">
            <text:p>5</text:p>
          </table:table-cell>
          <table:table-cell office:value-type="string" table:style-name="ce2">
            <text:p>TREEPAIR_300_5_50_03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55" table:style-name="ce2">
            <text:p>55</text:p>
          </table:table-cell>
          <table:table-cell office:value-type="float" office:value="38" table:style-name="ce2">
            <text:p>38</text:p>
          </table:table-cell>
          <table:table-cell office:value-type="float" office:value="22" table:style-name="ce2">
            <text:p>22</text:p>
          </table:table-cell>
          <table:table-cell office:value-type="float" office:value="4.4000000000000004" table:formula="of:=[.M532]/[.D532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29" table:formula="of:=[.A532]+1" table:style-name="ce2">
            <text:p>529</text:p>
          </table:table-cell>
          <table:table-cell office:value-type="boolean" office:boolean-value="true" table:formula="of:=OR(NOT([.R533]=&quot;?&quot;); NOT([.V533]=&quot;?&quot;);NOT([.Z533]=&quot;-&quot;))" table:style-name="ce2">
            <text:p>TRUE</text:p>
          </table:table-cell>
          <table:table-cell office:value-type="float" office:value="5" table:formula="of:=IFERROR(IFERROR([.O533]+[.V533]; [.O533]+[.Z533]); &quot;?&quot;)" table:style-name="ce2">
            <text:p>5</text:p>
          </table:table-cell>
          <table:table-cell office:value-type="float" office:value="5" table:formula="of:=MAX(IF([.C533]=&quot;?&quot;;0;[.C533]);[.J533])" table:style-name="ce2">
            <text:p>5</text:p>
          </table:table-cell>
          <table:table-cell office:value-type="string" table:style-name="ce2">
            <text:p>TREEPAIR_300_5_50_04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27" table:style-name="ce2">
            <text:p>27</text:p>
          </table:table-cell>
          <table:table-cell office:value-type="float" office:value="5.4" table:formula="of:=[.M533]/[.D533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0" table:formula="of:=[.A533]+1" table:style-name="ce2">
            <text:p>530</text:p>
          </table:table-cell>
          <table:table-cell office:value-type="boolean" office:boolean-value="true" table:formula="of:=OR(NOT([.R534]=&quot;?&quot;); NOT([.V534]=&quot;?&quot;);NOT([.Z534]=&quot;-&quot;))" table:style-name="ce2">
            <text:p>TRUE</text:p>
          </table:table-cell>
          <table:table-cell office:value-type="float" office:value="5" table:formula="of:=IFERROR(IFERROR([.O534]+[.V534]; [.O534]+[.Z534]); &quot;?&quot;)" table:style-name="ce2">
            <text:p>5</text:p>
          </table:table-cell>
          <table:table-cell office:value-type="float" office:value="5" table:formula="of:=MAX(IF([.C534]=&quot;?&quot;;0;[.C534]);[.J534])" table:style-name="ce2">
            <text:p>5</text:p>
          </table:table-cell>
          <table:table-cell office:value-type="string" table:style-name="ce2">
            <text:p>TREEPAIR_300_5_50_05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45" table:style-name="ce2">
            <text:p>45</text:p>
          </table:table-cell>
          <table:table-cell office:value-type="float" office:value="35" table:style-name="ce2">
            <text:p>35</text:p>
          </table:table-cell>
          <table:table-cell office:value-type="float" office:value="31" table:style-name="ce2">
            <text:p>31</text:p>
          </table:table-cell>
          <table:table-cell office:value-type="float" office:value="6.2" table:formula="of:=[.M534]/[.D534]" table:style-name="ce22">
            <text:p>6.2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1" table:formula="of:=[.A534]+1" table:style-name="ce2">
            <text:p>531</text:p>
          </table:table-cell>
          <table:table-cell office:value-type="boolean" office:boolean-value="true" table:formula="of:=OR(NOT([.R535]=&quot;?&quot;); NOT([.V535]=&quot;?&quot;);NOT([.Z535]=&quot;-&quot;))" table:style-name="ce2">
            <text:p>TRUE</text:p>
          </table:table-cell>
          <table:table-cell office:value-type="float" office:value="5" table:formula="of:=IFERROR(IFERROR([.O535]+[.V535]; [.O535]+[.Z535]); &quot;?&quot;)" table:style-name="ce2">
            <text:p>5</text:p>
          </table:table-cell>
          <table:table-cell office:value-type="float" office:value="5" table:formula="of:=MAX(IF([.C535]=&quot;?&quot;;0;[.C535]);[.J535])" table:style-name="ce2">
            <text:p>5</text:p>
          </table:table-cell>
          <table:table-cell office:value-type="string" table:style-name="ce2">
            <text:p>TREEPAIR_300_5_70_01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53" table:style-name="ce2">
            <text:p>53</text:p>
          </table:table-cell>
          <table:table-cell office:value-type="float" office:value="35" table:style-name="ce2">
            <text:p>35</text:p>
          </table:table-cell>
          <table:table-cell office:value-type="float" office:value="25" table:style-name="ce2">
            <text:p>25</text:p>
          </table:table-cell>
          <table:table-cell office:value-type="float" office:value="5" table:formula="of:=[.M535]/[.D535]" table:style-name="ce22">
            <text:p>5.0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2" table:formula="of:=[.A535]+1" table:style-name="ce2">
            <text:p>532</text:p>
          </table:table-cell>
          <table:table-cell office:value-type="boolean" office:boolean-value="true" table:formula="of:=OR(NOT([.R536]=&quot;?&quot;); NOT([.V536]=&quot;?&quot;);NOT([.Z536]=&quot;-&quot;))" table:style-name="ce2">
            <text:p>TRUE</text:p>
          </table:table-cell>
          <table:table-cell office:value-type="float" office:value="5" table:formula="of:=IFERROR(IFERROR([.O536]+[.V536]; [.O536]+[.Z536]); &quot;?&quot;)" table:style-name="ce2">
            <text:p>5</text:p>
          </table:table-cell>
          <table:table-cell office:value-type="float" office:value="5" table:formula="of:=MAX(IF([.C536]=&quot;?&quot;;0;[.C536]);[.J536])" table:style-name="ce2">
            <text:p>5</text:p>
          </table:table-cell>
          <table:table-cell office:value-type="string" table:style-name="ce2">
            <text:p>TREEPAIR_300_5_70_02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49" table:style-name="ce2">
            <text:p>49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4.8" table:formula="of:=[.M536]/[.D536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3" table:formula="of:=[.A536]+1" table:style-name="ce2">
            <text:p>533</text:p>
          </table:table-cell>
          <table:table-cell office:value-type="boolean" office:boolean-value="true" table:formula="of:=OR(NOT([.R537]=&quot;?&quot;); NOT([.V537]=&quot;?&quot;);NOT([.Z537]=&quot;-&quot;))" table:style-name="ce2">
            <text:p>TRUE</text:p>
          </table:table-cell>
          <table:table-cell office:value-type="float" office:value="5" table:formula="of:=IFERROR(IFERROR([.O537]+[.V537]; [.O537]+[.Z537]); &quot;?&quot;)" table:style-name="ce2">
            <text:p>5</text:p>
          </table:table-cell>
          <table:table-cell office:value-type="float" office:value="5" table:formula="of:=MAX(IF([.C537]=&quot;?&quot;;0;[.C537]);[.J537])" table:style-name="ce2">
            <text:p>5</text:p>
          </table:table-cell>
          <table:table-cell office:value-type="string" table:style-name="ce2">
            <text:p>TREEPAIR_300_5_70_03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7" table:style-name="ce2">
            <text:p>47</text:p>
          </table:table-cell>
          <table:table-cell office:value-type="float" office:value="35" table:style-name="ce2">
            <text:p>35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537]/[.D537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4" table:formula="of:=[.A537]+1" table:style-name="ce2">
            <text:p>534</text:p>
          </table:table-cell>
          <table:table-cell office:value-type="boolean" office:boolean-value="true" table:formula="of:=OR(NOT([.R538]=&quot;?&quot;); NOT([.V538]=&quot;?&quot;);NOT([.Z538]=&quot;-&quot;))" table:style-name="ce2">
            <text:p>TRUE</text:p>
          </table:table-cell>
          <table:table-cell office:value-type="float" office:value="5" table:formula="of:=IFERROR(IFERROR([.O538]+[.V538]; [.O538]+[.Z538]); &quot;?&quot;)" table:style-name="ce2">
            <text:p>5</text:p>
          </table:table-cell>
          <table:table-cell office:value-type="float" office:value="5" table:formula="of:=MAX(IF([.C538]=&quot;?&quot;;0;[.C538]);[.J538])" table:style-name="ce2">
            <text:p>5</text:p>
          </table:table-cell>
          <table:table-cell office:value-type="string" table:style-name="ce2">
            <text:p>TREEPAIR_300_5_70_04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58" table:style-name="ce2">
            <text:p>58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float" office:value="5.6" table:formula="of:=[.M538]/[.D538]" table:style-name="ce22">
            <text:p>5.6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5" table:formula="of:=[.A538]+1" table:style-name="ce2">
            <text:p>535</text:p>
          </table:table-cell>
          <table:table-cell office:value-type="boolean" office:boolean-value="true" table:formula="of:=OR(NOT([.R539]=&quot;?&quot;); NOT([.V539]=&quot;?&quot;);NOT([.Z539]=&quot;-&quot;))" table:style-name="ce2">
            <text:p>TRUE</text:p>
          </table:table-cell>
          <table:table-cell office:value-type="float" office:value="5" table:formula="of:=IFERROR(IFERROR([.O539]+[.V539]; [.O539]+[.Z539]); &quot;?&quot;)" table:style-name="ce2">
            <text:p>5</text:p>
          </table:table-cell>
          <table:table-cell office:value-type="float" office:value="5" table:formula="of:=MAX(IF([.C539]=&quot;?&quot;;0;[.C539]);[.J539])" table:style-name="ce2">
            <text:p>5</text:p>
          </table:table-cell>
          <table:table-cell office:value-type="string" table:style-name="ce2">
            <text:p>TREEPAIR_300_5_70_05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4" table:style-name="ce2">
            <text:p>54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4.2" table:formula="of:=[.M539]/[.D539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6" table:formula="of:=[.A539]+1" table:style-name="ce2">
            <text:p>536</text:p>
          </table:table-cell>
          <table:table-cell office:value-type="boolean" office:boolean-value="true" table:formula="of:=OR(NOT([.R540]=&quot;?&quot;); NOT([.V540]=&quot;?&quot;);NOT([.Z540]=&quot;-&quot;))" table:style-name="ce2">
            <text:p>TRUE</text:p>
          </table:table-cell>
          <table:table-cell office:value-type="float" office:value="5" table:formula="of:=IFERROR(IFERROR([.O540]+[.V540]; [.O540]+[.Z540]); &quot;?&quot;)" table:style-name="ce2">
            <text:p>5</text:p>
          </table:table-cell>
          <table:table-cell office:value-type="float" office:value="5" table:formula="of:=MAX(IF([.C540]=&quot;?&quot;;0;[.C540]);[.J540])" table:style-name="ce2">
            <text:p>5</text:p>
          </table:table-cell>
          <table:table-cell office:value-type="string" table:style-name="ce2">
            <text:p>TREEPAIR_300_5_90_01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84" table:style-name="ce2">
            <text:p>84</text:p>
          </table:table-cell>
          <table:table-cell office:value-type="float" office:value="43" table:style-name="ce2">
            <text:p>43</text:p>
          </table:table-cell>
          <table:table-cell office:value-type="float" office:value="36" table:style-name="ce2">
            <text:p>36</text:p>
          </table:table-cell>
          <table:table-cell office:value-type="float" office:value="7.2" table:formula="of:=[.M540]/[.D540]" table:style-name="ce22">
            <text:p>7.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7" table:formula="of:=[.A540]+1" table:style-name="ce2">
            <text:p>537</text:p>
          </table:table-cell>
          <table:table-cell office:value-type="boolean" office:boolean-value="true" table:formula="of:=OR(NOT([.R541]=&quot;?&quot;); NOT([.V541]=&quot;?&quot;);NOT([.Z541]=&quot;-&quot;))" table:style-name="ce2">
            <text:p>TRUE</text:p>
          </table:table-cell>
          <table:table-cell office:value-type="float" office:value="5" table:formula="of:=IFERROR(IFERROR([.O541]+[.V541]; [.O541]+[.Z541]); &quot;?&quot;)" table:style-name="ce2">
            <text:p>5</text:p>
          </table:table-cell>
          <table:table-cell office:value-type="float" office:value="5" table:formula="of:=MAX(IF([.C541]=&quot;?&quot;;0;[.C541]);[.J541])" table:style-name="ce2">
            <text:p>5</text:p>
          </table:table-cell>
          <table:table-cell office:value-type="string" table:style-name="ce2">
            <text:p>TREEPAIR_300_5_90_02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62" table:style-name="ce2">
            <text:p>62</text:p>
          </table:table-cell>
          <table:table-cell office:value-type="float" office:value="39" table:style-name="ce2">
            <text:p>39</text:p>
          </table:table-cell>
          <table:table-cell office:value-type="float" office:value="29" table:style-name="ce2">
            <text:p>29</text:p>
          </table:table-cell>
          <table:table-cell office:value-type="float" office:value="5.8" table:formula="of:=[.M541]/[.D541]" table:style-name="ce22">
            <text:p>5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8" table:formula="of:=[.A541]+1" table:style-name="ce2">
            <text:p>538</text:p>
          </table:table-cell>
          <table:table-cell office:value-type="boolean" office:boolean-value="true" table:formula="of:=OR(NOT([.R542]=&quot;?&quot;); NOT([.V542]=&quot;?&quot;);NOT([.Z542]=&quot;-&quot;))" table:style-name="ce2">
            <text:p>TRUE</text:p>
          </table:table-cell>
          <table:table-cell office:value-type="float" office:value="5" table:formula="of:=IFERROR(IFERROR([.O542]+[.V542]; [.O542]+[.Z542]); &quot;?&quot;)" table:style-name="ce2">
            <text:p>5</text:p>
          </table:table-cell>
          <table:table-cell office:value-type="float" office:value="5" table:formula="of:=MAX(IF([.C542]=&quot;?&quot;;0;[.C542]);[.J542])" table:style-name="ce2">
            <text:p>5</text:p>
          </table:table-cell>
          <table:table-cell office:value-type="string" table:style-name="ce2">
            <text:p>TREEPAIR_300_5_90_03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82" table:style-name="ce2">
            <text:p>82</text:p>
          </table:table-cell>
          <table:table-cell office:value-type="float" office:value="48" table:style-name="ce2">
            <text:p>48</text:p>
          </table:table-cell>
          <table:table-cell office:value-type="float" office:value="38" table:style-name="ce2">
            <text:p>38</text:p>
          </table:table-cell>
          <table:table-cell office:value-type="float" office:value="7.6" table:formula="of:=[.M542]/[.D542]" table:style-name="ce22">
            <text:p>7.6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39" table:formula="of:=[.A542]+1" table:style-name="ce2">
            <text:p>539</text:p>
          </table:table-cell>
          <table:table-cell office:value-type="boolean" office:boolean-value="true" table:formula="of:=OR(NOT([.R543]=&quot;?&quot;); NOT([.V543]=&quot;?&quot;);NOT([.Z543]=&quot;-&quot;))" table:style-name="ce2">
            <text:p>TRUE</text:p>
          </table:table-cell>
          <table:table-cell office:value-type="float" office:value="5" table:formula="of:=IFERROR(IFERROR([.O543]+[.V543]; [.O543]+[.Z543]); &quot;?&quot;)" table:style-name="ce2">
            <text:p>5</text:p>
          </table:table-cell>
          <table:table-cell office:value-type="float" office:value="5" table:formula="of:=MAX(IF([.C543]=&quot;?&quot;;0;[.C543]);[.J543])" table:style-name="ce2">
            <text:p>5</text:p>
          </table:table-cell>
          <table:table-cell office:value-type="string" table:style-name="ce2">
            <text:p>TREEPAIR_300_5_90_04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55" table:style-name="ce2">
            <text:p>55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543]/[.D543]" table:style-name="ce22">
            <text:p>6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0" table:formula="of:=[.A543]+1" table:style-name="ce2">
            <text:p>540</text:p>
          </table:table-cell>
          <table:table-cell office:value-type="boolean" office:boolean-value="true" table:formula="of:=OR(NOT([.R544]=&quot;?&quot;); NOT([.V544]=&quot;?&quot;);NOT([.Z544]=&quot;-&quot;))" table:style-name="ce2">
            <text:p>TRUE</text:p>
          </table:table-cell>
          <table:table-cell office:value-type="float" office:value="5" table:formula="of:=IFERROR(IFERROR([.O544]+[.V544]; [.O544]+[.Z544]); &quot;?&quot;)" table:style-name="ce2">
            <text:p>5</text:p>
          </table:table-cell>
          <table:table-cell office:value-type="float" office:value="5" table:formula="of:=MAX(IF([.C544]=&quot;?&quot;;0;[.C544]);[.J544])" table:style-name="ce2">
            <text:p>5</text:p>
          </table:table-cell>
          <table:table-cell office:value-type="string" table:style-name="ce2">
            <text:p>TREEPAIR_300_5_90_05</text:p>
          </table:table-cell>
          <table:table-cell office:value-type="float" office:value="300" table:style-name="ce2">
            <text:p>30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69" table:style-name="ce2">
            <text:p>69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544]/[.D544]" table:style-name="ce22">
            <text:p>6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1" table:formula="of:=[.A544]+1" table:style-name="ce2">
            <text:p>541</text:p>
          </table:table-cell>
          <table:table-cell office:value-type="boolean" office:boolean-value="true" table:formula="of:=OR(NOT([.R545]=&quot;?&quot;); NOT([.V545]=&quot;?&quot;);NOT([.Z545]=&quot;-&quot;))" table:style-name="ce2">
            <text:p>TRUE</text:p>
          </table:table-cell>
          <table:table-cell office:value-type="float" office:value="10" table:formula="of:=IFERROR(IFERROR([.O545]+[.V545]; [.O545]+[.Z545]); &quot;?&quot;)" table:style-name="ce2">
            <text:p>10</text:p>
          </table:table-cell>
          <table:table-cell office:value-type="float" office:value="10" table:formula="of:=MAX(IF([.C545]=&quot;?&quot;;0;[.C545]);[.J545])" table:style-name="ce2">
            <text:p>10</text:p>
          </table:table-cell>
          <table:table-cell office:value-type="string" table:style-name="ce2">
            <text:p>TREEPAIR_300_10_50_01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75" table:style-name="ce2">
            <text:p>75</text:p>
          </table:table-cell>
          <table:table-cell office:value-type="float" office:value="63" table:style-name="ce2">
            <text:p>63</text:p>
          </table:table-cell>
          <table:table-cell office:value-type="float" office:value="56" table:style-name="ce2">
            <text:p>56</text:p>
          </table:table-cell>
          <table:table-cell office:value-type="float" office:value="5.6" table:formula="of:=[.M545]/[.D545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2" table:formula="of:=[.A545]+1" table:style-name="ce2">
            <text:p>542</text:p>
          </table:table-cell>
          <table:table-cell office:value-type="boolean" office:boolean-value="true" table:formula="of:=OR(NOT([.R546]=&quot;?&quot;); NOT([.V546]=&quot;?&quot;);NOT([.Z546]=&quot;-&quot;))" table:style-name="ce2">
            <text:p>TRUE</text:p>
          </table:table-cell>
          <table:table-cell office:value-type="float" office:value="10" table:formula="of:=IFERROR(IFERROR([.O546]+[.V546]; [.O546]+[.Z546]); &quot;?&quot;)" table:style-name="ce2">
            <text:p>10</text:p>
          </table:table-cell>
          <table:table-cell office:value-type="float" office:value="10" table:formula="of:=MAX(IF([.C546]=&quot;?&quot;;0;[.C546]);[.J546])" table:style-name="ce2">
            <text:p>10</text:p>
          </table:table-cell>
          <table:table-cell office:value-type="string" table:style-name="ce2">
            <text:p>TREEPAIR_300_10_50_02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66" table:style-name="ce2">
            <text:p>66</text:p>
          </table:table-cell>
          <table:table-cell office:value-type="float" office:value="60" table:style-name="ce2">
            <text:p>60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546]/[.D546]" table:style-name="ce22">
            <text:p>5.7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3" table:formula="of:=[.A546]+1" table:style-name="ce2">
            <text:p>543</text:p>
          </table:table-cell>
          <table:table-cell office:value-type="boolean" office:boolean-value="true" table:formula="of:=OR(NOT([.R547]=&quot;?&quot;); NOT([.V547]=&quot;?&quot;);NOT([.Z547]=&quot;-&quot;))" table:style-name="ce2">
            <text:p>TRUE</text:p>
          </table:table-cell>
          <table:table-cell office:value-type="float" office:value="10" table:formula="of:=IFERROR(IFERROR([.O547]+[.V547]; [.O547]+[.Z547]); &quot;?&quot;)" table:style-name="ce2">
            <text:p>10</text:p>
          </table:table-cell>
          <table:table-cell office:value-type="float" office:value="10" table:formula="of:=MAX(IF([.C547]=&quot;?&quot;;0;[.C547]);[.J547])" table:style-name="ce2">
            <text:p>10</text:p>
          </table:table-cell>
          <table:table-cell office:value-type="string" table:style-name="ce2">
            <text:p>TREEPAIR_300_10_50_03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63" table:style-name="ce2">
            <text:p>63</text:p>
          </table:table-cell>
          <table:table-cell office:value-type="float" office:value="56" table:style-name="ce2">
            <text:p>56</text:p>
          </table:table-cell>
          <table:table-cell office:value-type="float" office:value="5.6" table:formula="of:=[.M547]/[.D547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4" table:formula="of:=[.A547]+1" table:style-name="ce2">
            <text:p>544</text:p>
          </table:table-cell>
          <table:table-cell office:value-type="boolean" office:boolean-value="true" table:formula="of:=OR(NOT([.R548]=&quot;?&quot;); NOT([.V548]=&quot;?&quot;);NOT([.Z548]=&quot;-&quot;))" table:style-name="ce2">
            <text:p>TRUE</text:p>
          </table:table-cell>
          <table:table-cell office:value-type="float" office:value="10" table:formula="of:=IFERROR(IFERROR([.O548]+[.V548]; [.O548]+[.Z548]); &quot;?&quot;)" table:style-name="ce2">
            <text:p>10</text:p>
          </table:table-cell>
          <table:table-cell office:value-type="float" office:value="10" table:formula="of:=MAX(IF([.C548]=&quot;?&quot;;0;[.C548]);[.J548])" table:style-name="ce2">
            <text:p>10</text:p>
          </table:table-cell>
          <table:table-cell office:value-type="string" table:style-name="ce2">
            <text:p>TREEPAIR_300_10_50_04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79" table:style-name="ce2">
            <text:p>79</text:p>
          </table:table-cell>
          <table:table-cell office:value-type="float" office:value="63" table:style-name="ce2">
            <text:p>63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548]/[.D548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5" table:formula="of:=[.A548]+1" table:style-name="ce2">
            <text:p>545</text:p>
          </table:table-cell>
          <table:table-cell office:value-type="boolean" office:boolean-value="true" table:formula="of:=OR(NOT([.R549]=&quot;?&quot;); NOT([.V549]=&quot;?&quot;);NOT([.Z549]=&quot;-&quot;))" table:style-name="ce2">
            <text:p>TRUE</text:p>
          </table:table-cell>
          <table:table-cell office:value-type="float" office:value="10" table:formula="of:=IFERROR(IFERROR([.O549]+[.V549]; [.O549]+[.Z549]); &quot;?&quot;)" table:style-name="ce2">
            <text:p>10</text:p>
          </table:table-cell>
          <table:table-cell office:value-type="float" office:value="10" table:formula="of:=MAX(IF([.C549]=&quot;?&quot;;0;[.C549]);[.J549])" table:style-name="ce2">
            <text:p>10</text:p>
          </table:table-cell>
          <table:table-cell office:value-type="string" table:style-name="ce2">
            <text:p>TREEPAIR_300_10_50_05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73" table:style-name="ce2">
            <text:p>73</text:p>
          </table:table-cell>
          <table:table-cell office:value-type="float" office:value="60" table:style-name="ce2">
            <text:p>60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549]/[.D549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6" table:formula="of:=[.A549]+1" table:style-name="ce2">
            <text:p>546</text:p>
          </table:table-cell>
          <table:table-cell office:value-type="boolean" office:boolean-value="true" table:formula="of:=OR(NOT([.R550]=&quot;?&quot;); NOT([.V550]=&quot;?&quot;);NOT([.Z550]=&quot;-&quot;))" table:style-name="ce2">
            <text:p>TRUE</text:p>
          </table:table-cell>
          <table:table-cell office:value-type="float" office:value="10" table:formula="of:=IFERROR(IFERROR([.O550]+[.V550]; [.O550]+[.Z550]); &quot;?&quot;)" table:style-name="ce2">
            <text:p>10</text:p>
          </table:table-cell>
          <table:table-cell office:value-type="float" office:value="10" table:formula="of:=MAX(IF([.C550]=&quot;?&quot;;0;[.C550]);[.J550])" table:style-name="ce2">
            <text:p>10</text:p>
          </table:table-cell>
          <table:table-cell office:value-type="string" table:style-name="ce2">
            <text:p>TREEPAIR_300_10_70_01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74" table:style-name="ce2">
            <text:p>74</text:p>
          </table:table-cell>
          <table:table-cell office:value-type="float" office:value="60" table:style-name="ce2">
            <text:p>60</text:p>
          </table:table-cell>
          <table:table-cell office:value-type="float" office:value="41" table:style-name="ce2">
            <text:p>41</text:p>
          </table:table-cell>
          <table:table-cell office:value-type="float" office:value="4.0999999999999996" table:formula="of:=[.M550]/[.D550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0" table:style-name="ce2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7" table:formula="of:=[.A550]+1" table:style-name="ce2">
            <text:p>547</text:p>
          </table:table-cell>
          <table:table-cell office:value-type="boolean" office:boolean-value="true" table:formula="of:=OR(NOT([.R551]=&quot;?&quot;); NOT([.V551]=&quot;?&quot;);NOT([.Z551]=&quot;-&quot;))" table:style-name="ce2">
            <text:p>TRUE</text:p>
          </table:table-cell>
          <table:table-cell office:value-type="float" office:value="10" table:formula="of:=IFERROR(IFERROR([.O551]+[.V551]; [.O551]+[.Z551]); &quot;?&quot;)" table:style-name="ce2">
            <text:p>10</text:p>
          </table:table-cell>
          <table:table-cell office:value-type="float" office:value="10" table:formula="of:=MAX(IF([.C551]=&quot;?&quot;;0;[.C551]);[.J551])" table:style-name="ce2">
            <text:p>10</text:p>
          </table:table-cell>
          <table:table-cell office:value-type="string" table:style-name="ce2">
            <text:p>TREEPAIR_300_10_70_02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92" table:style-name="ce2">
            <text:p>92</text:p>
          </table:table-cell>
          <table:table-cell office:value-type="float" office:value="67" table:style-name="ce2">
            <text:p>67</text:p>
          </table:table-cell>
          <table:table-cell office:value-type="float" office:value="48" table:style-name="ce2">
            <text:p>48</text:p>
          </table:table-cell>
          <table:table-cell office:value-type="float" office:value="4.8" table:formula="of:=[.M551]/[.D551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8" table:formula="of:=[.A551]+1" table:style-name="ce2">
            <text:p>548</text:p>
          </table:table-cell>
          <table:table-cell office:value-type="boolean" office:boolean-value="true" table:formula="of:=OR(NOT([.R552]=&quot;?&quot;); NOT([.V552]=&quot;?&quot;);NOT([.Z552]=&quot;-&quot;))" table:style-name="ce2">
            <text:p>TRUE</text:p>
          </table:table-cell>
          <table:table-cell office:value-type="float" office:value="10" table:formula="of:=IFERROR(IFERROR([.O552]+[.V552]; [.O552]+[.Z552]); &quot;?&quot;)" table:style-name="ce2">
            <text:p>10</text:p>
          </table:table-cell>
          <table:table-cell office:value-type="float" office:value="10" table:formula="of:=MAX(IF([.C552]=&quot;?&quot;;0;[.C552]);[.J552])" table:style-name="ce2">
            <text:p>10</text:p>
          </table:table-cell>
          <table:table-cell office:value-type="string" table:style-name="ce2">
            <text:p>TREEPAIR_300_10_70_03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8" table:style-name="ce2">
            <text:p>78</text:p>
          </table:table-cell>
          <table:table-cell office:value-type="float" office:value="62" table:style-name="ce2">
            <text:p>62</text:p>
          </table:table-cell>
          <table:table-cell office:value-type="float" office:value="61" table:style-name="ce2">
            <text:p>61</text:p>
          </table:table-cell>
          <table:table-cell office:value-type="float" office:value="6.1" table:formula="of:=[.M552]/[.D552]" table:style-name="ce22">
            <text:p>6.1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49" table:formula="of:=[.A552]+1" table:style-name="ce2">
            <text:p>549</text:p>
          </table:table-cell>
          <table:table-cell office:value-type="boolean" office:boolean-value="true" table:formula="of:=OR(NOT([.R553]=&quot;?&quot;); NOT([.V553]=&quot;?&quot;);NOT([.Z553]=&quot;-&quot;))" table:style-name="ce2">
            <text:p>TRUE</text:p>
          </table:table-cell>
          <table:table-cell office:value-type="float" office:value="10" table:formula="of:=IFERROR(IFERROR([.O553]+[.V553]; [.O553]+[.Z553]); &quot;?&quot;)" table:style-name="ce2">
            <text:p>10</text:p>
          </table:table-cell>
          <table:table-cell office:value-type="float" office:value="10" table:formula="of:=MAX(IF([.C553]=&quot;?&quot;;0;[.C553]);[.J553])" table:style-name="ce2">
            <text:p>10</text:p>
          </table:table-cell>
          <table:table-cell office:value-type="string" table:style-name="ce2">
            <text:p>TREEPAIR_300_10_70_04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87" table:style-name="ce2">
            <text:p>87</text:p>
          </table:table-cell>
          <table:table-cell office:value-type="float" office:value="65" table:style-name="ce2">
            <text:p>65</text:p>
          </table:table-cell>
          <table:table-cell office:value-type="float" office:value="45" table:style-name="ce2">
            <text:p>45</text:p>
          </table:table-cell>
          <table:table-cell office:value-type="float" office:value="4.5" table:formula="of:=[.M553]/[.D553]" table:style-name="ce22">
            <text:p>4.5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0" table:formula="of:=[.A553]+1" table:style-name="ce2">
            <text:p>550</text:p>
          </table:table-cell>
          <table:table-cell office:value-type="boolean" office:boolean-value="true" table:formula="of:=OR(NOT([.R554]=&quot;?&quot;); NOT([.V554]=&quot;?&quot;);NOT([.Z554]=&quot;-&quot;))" table:style-name="ce2">
            <text:p>TRUE</text:p>
          </table:table-cell>
          <table:table-cell office:value-type="float" office:value="10" table:formula="of:=IFERROR(IFERROR([.O554]+[.V554]; [.O554]+[.Z554]); &quot;?&quot;)" table:style-name="ce2">
            <text:p>10</text:p>
          </table:table-cell>
          <table:table-cell office:value-type="float" office:value="10" table:formula="of:=MAX(IF([.C554]=&quot;?&quot;;0;[.C554]);[.J554])" table:style-name="ce2">
            <text:p>10</text:p>
          </table:table-cell>
          <table:table-cell office:value-type="string" table:style-name="ce2">
            <text:p>TREEPAIR_300_10_70_05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83" table:style-name="ce2">
            <text:p>83</text:p>
          </table:table-cell>
          <table:table-cell office:value-type="float" office:value="66" table:style-name="ce2">
            <text:p>66</text:p>
          </table:table-cell>
          <table:table-cell office:value-type="float" office:value="58" table:style-name="ce2">
            <text:p>58</text:p>
          </table:table-cell>
          <table:table-cell office:value-type="float" office:value="5.8" table:formula="of:=[.M554]/[.D554]" table:style-name="ce22">
            <text:p>5.8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1" table:formula="of:=[.A554]+1" table:style-name="ce2">
            <text:p>551</text:p>
          </table:table-cell>
          <table:table-cell office:value-type="boolean" office:boolean-value="true" table:formula="of:=OR(NOT([.R555]=&quot;?&quot;); NOT([.V555]=&quot;?&quot;);NOT([.Z555]=&quot;-&quot;))" table:style-name="ce2">
            <text:p>TRUE</text:p>
          </table:table-cell>
          <table:table-cell office:value-type="float" office:value="10" table:formula="of:=IFERROR(IFERROR([.O555]+[.V555]; [.O555]+[.Z555]); &quot;?&quot;)" table:style-name="ce2">
            <text:p>10</text:p>
          </table:table-cell>
          <table:table-cell office:value-type="float" office:value="10" table:formula="of:=MAX(IF([.C555]=&quot;?&quot;;0;[.C555]);[.J555])" table:style-name="ce2">
            <text:p>10</text:p>
          </table:table-cell>
          <table:table-cell office:value-type="string" table:style-name="ce2">
            <text:p>TREEPAIR_300_10_90_01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126" table:style-name="ce2">
            <text:p>126</text:p>
          </table:table-cell>
          <table:table-cell office:value-type="float" office:value="75" table:style-name="ce2">
            <text:p>75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555]/[.D555]" table:style-name="ce22">
            <text:p>5.7</text:p>
          </table:table-cell>
          <table:table-cell office:value-type="float" office:value="2" table:style-name="ce10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2" table:formula="of:=[.A555]+1" table:style-name="ce2">
            <text:p>552</text:p>
          </table:table-cell>
          <table:table-cell office:value-type="boolean" office:boolean-value="true" table:formula="of:=OR(NOT([.R556]=&quot;?&quot;); NOT([.V556]=&quot;?&quot;);NOT([.Z556]=&quot;-&quot;))" table:style-name="ce2">
            <text:p>TRUE</text:p>
          </table:table-cell>
          <table:table-cell office:value-type="float" office:value="10" table:formula="of:=IFERROR(IFERROR([.O556]+[.V556]; [.O556]+[.Z556]); &quot;?&quot;)" table:style-name="ce2">
            <text:p>10</text:p>
          </table:table-cell>
          <table:table-cell office:value-type="float" office:value="10" table:formula="of:=MAX(IF([.C556]=&quot;?&quot;;0;[.C556]);[.J556])" table:style-name="ce2">
            <text:p>10</text:p>
          </table:table-cell>
          <table:table-cell office:value-type="string" table:style-name="ce2">
            <text:p>TREEPAIR_300_10_90_02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115" table:style-name="ce2">
            <text:p>11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.8" table:formula="of:=[.M556]/[.D556]" table:style-name="ce22">
            <text:p>3.8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3" table:formula="of:=[.A556]+1" table:style-name="ce2">
            <text:p>553</text:p>
          </table:table-cell>
          <table:table-cell office:value-type="boolean" office:boolean-value="true" table:formula="of:=OR(NOT([.R557]=&quot;?&quot;); NOT([.V557]=&quot;?&quot;);NOT([.Z557]=&quot;-&quot;))" table:style-name="ce2">
            <text:p>TRUE</text:p>
          </table:table-cell>
          <table:table-cell office:value-type="float" office:value="10" table:formula="of:=IFERROR(IFERROR([.O557]+[.V557]; [.O557]+[.Z557]); &quot;?&quot;)" table:style-name="ce2">
            <text:p>10</text:p>
          </table:table-cell>
          <table:table-cell office:value-type="float" office:value="10" table:formula="of:=MAX(IF([.C557]=&quot;?&quot;;0;[.C557]);[.J557])" table:style-name="ce2">
            <text:p>10</text:p>
          </table:table-cell>
          <table:table-cell office:value-type="string" table:style-name="ce2">
            <text:p>TREEPAIR_300_10_90_03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112" table:style-name="ce2">
            <text:p>112</text:p>
          </table:table-cell>
          <table:table-cell office:value-type="float" office:value="67" table:style-name="ce2">
            <text:p>67</text:p>
          </table:table-cell>
          <table:table-cell office:value-type="float" office:value="53" table:style-name="ce2">
            <text:p>53</text:p>
          </table:table-cell>
          <table:table-cell office:value-type="float" office:value="5.3" table:formula="of:=[.M557]/[.D557]" table:style-name="ce22">
            <text:p>5.3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4" table:formula="of:=[.A557]+1" table:style-name="ce2">
            <text:p>554</text:p>
          </table:table-cell>
          <table:table-cell office:value-type="boolean" office:boolean-value="true" table:formula="of:=OR(NOT([.R558]=&quot;?&quot;); NOT([.V558]=&quot;?&quot;);NOT([.Z558]=&quot;-&quot;))" table:style-name="ce2">
            <text:p>TRUE</text:p>
          </table:table-cell>
          <table:table-cell office:value-type="float" office:value="9" table:formula="of:=IFERROR(IFERROR([.O558]+[.V558]; [.O558]+[.Z558]); &quot;?&quot;)" table:style-name="ce2">
            <text:p>9</text:p>
          </table:table-cell>
          <table:table-cell office:value-type="float" office:value="9" table:formula="of:=MAX(IF([.C558]=&quot;?&quot;;0;[.C558]);[.J558])" table:style-name="ce2">
            <text:p>9</text:p>
          </table:table-cell>
          <table:table-cell office:value-type="string" table:style-name="ce2">
            <text:p>TREEPAIR_300_10_90_04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17">
            <text:p>9</text:p>
          </table:table-cell>
          <table:table-cell office:value-type="float" office:value="107" table:style-name="ce2">
            <text:p>107</text:p>
          </table:table-cell>
          <table:table-cell office:value-type="float" office:value="68" table:style-name="ce2">
            <text:p>68</text:p>
          </table:table-cell>
          <table:table-cell office:value-type="float" office:value="46" table:style-name="ce2">
            <text:p>46</text:p>
          </table:table-cell>
          <table:table-cell office:value-type="float" office:value="5.1111111111111107" table:formula="of:=[.M558]/[.D558]" table:style-name="ce22">
            <text:p>5.1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5" table:formula="of:=[.A558]+1" table:style-name="ce2">
            <text:p>555</text:p>
          </table:table-cell>
          <table:table-cell office:value-type="boolean" office:boolean-value="true" table:formula="of:=OR(NOT([.R559]=&quot;?&quot;); NOT([.V559]=&quot;?&quot;);NOT([.Z559]=&quot;-&quot;))" table:style-name="ce2">
            <text:p>TRUE</text:p>
          </table:table-cell>
          <table:table-cell office:value-type="float" office:value="10" table:formula="of:=IFERROR(IFERROR([.O559]+[.V559]; [.O559]+[.Z559]); &quot;?&quot;)" table:style-name="ce2">
            <text:p>10</text:p>
          </table:table-cell>
          <table:table-cell office:value-type="float" office:value="10" table:formula="of:=MAX(IF([.C559]=&quot;?&quot;;0;[.C559]);[.J559])" table:style-name="ce2">
            <text:p>10</text:p>
          </table:table-cell>
          <table:table-cell office:value-type="string" table:style-name="ce2">
            <text:p>TREEPAIR_300_10_90_05</text:p>
          </table:table-cell>
          <table:table-cell office:value-type="float" office:value="300" table:style-name="ce2">
            <text:p>30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120" table:style-name="ce2">
            <text:p>120</text:p>
          </table:table-cell>
          <table:table-cell office:value-type="float" office:value="76" table:style-name="ce2">
            <text:p>76</text:p>
          </table:table-cell>
          <table:table-cell office:value-type="float" office:value="46" table:style-name="ce2">
            <text:p>46</text:p>
          </table:table-cell>
          <table:table-cell office:value-type="float" office:value="4.5999999999999996" table:formula="of:=[.M559]/[.D559]" table:style-name="ce22">
            <text:p>4.6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6" table:formula="of:=[.A559]+1" table:style-name="ce2">
            <text:p>556</text:p>
          </table:table-cell>
          <table:table-cell office:value-type="boolean" office:boolean-value="true" table:formula="of:=OR(NOT([.R560]=&quot;?&quot;); NOT([.V560]=&quot;?&quot;);NOT([.Z560]=&quot;-&quot;))" table:style-name="ce2">
            <text:p>TRUE</text:p>
          </table:table-cell>
          <table:table-cell office:value-type="float" office:value="15" table:formula="of:=IFERROR(IFERROR([.O560]+[.V560]; [.O560]+[.Z560]); &quot;?&quot;)" table:style-name="ce2">
            <text:p>15</text:p>
          </table:table-cell>
          <table:table-cell office:value-type="float" office:value="15" table:formula="of:=MAX(IF([.C560]=&quot;?&quot;;0;[.C560]);[.J560])" table:style-name="ce2">
            <text:p>15</text:p>
          </table:table-cell>
          <table:table-cell office:value-type="string" table:style-name="ce2">
            <text:p>TREEPAIR_300_15_50_01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81" table:style-name="ce2">
            <text:p>81</text:p>
          </table:table-cell>
          <table:table-cell office:value-type="float" office:value="73" table:style-name="ce2">
            <text:p>73</text:p>
          </table:table-cell>
          <table:table-cell office:value-type="float" office:value="4.8666666666666663" table:formula="of:=[.M560]/[.D560]" table:style-name="ce22">
            <text:p>4.9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7" table:formula="of:=[.A560]+1" table:style-name="ce2">
            <text:p>557</text:p>
          </table:table-cell>
          <table:table-cell office:value-type="boolean" office:boolean-value="true" table:formula="of:=OR(NOT([.R561]=&quot;?&quot;); NOT([.V561]=&quot;?&quot;);NOT([.Z561]=&quot;-&quot;))" table:style-name="ce2">
            <text:p>TRUE</text:p>
          </table:table-cell>
          <table:table-cell office:value-type="float" office:value="14" table:formula="of:=IFERROR(IFERROR([.O561]+[.V561]; [.O561]+[.Z561]); &quot;?&quot;)" table:style-name="ce2">
            <text:p>14</text:p>
          </table:table-cell>
          <table:table-cell office:value-type="float" office:value="14" table:formula="of:=MAX(IF([.C561]=&quot;?&quot;;0;[.C561]);[.J561])" table:style-name="ce2">
            <text:p>14</text:p>
          </table:table-cell>
          <table:table-cell office:value-type="string" table:style-name="ce2">
            <text:p>TREEPAIR_300_15_50_02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17">
            <text:p>14</text:p>
          </table:table-cell>
          <table:table-cell office:value-type="float" office:value="94" table:style-name="ce2">
            <text:p>94</text:p>
          </table:table-cell>
          <table:table-cell office:value-type="float" office:value="81" table:style-name="ce2">
            <text:p>81</text:p>
          </table:table-cell>
          <table:table-cell office:value-type="float" office:value="78" table:style-name="ce2">
            <text:p>78</text:p>
          </table:table-cell>
          <table:table-cell office:value-type="float" office:value="5.5714285714285712" table:formula="of:=[.M561]/[.D561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8" table:formula="of:=[.A561]+1" table:style-name="ce2">
            <text:p>558</text:p>
          </table:table-cell>
          <table:table-cell office:value-type="boolean" office:boolean-value="true" table:formula="of:=OR(NOT([.R562]=&quot;?&quot;); NOT([.V562]=&quot;?&quot;);NOT([.Z562]=&quot;-&quot;))" table:style-name="ce2">
            <text:p>TRUE</text:p>
          </table:table-cell>
          <table:table-cell office:value-type="float" office:value="15" table:formula="of:=IFERROR(IFERROR([.O562]+[.V562]; [.O562]+[.Z562]); &quot;?&quot;)" table:style-name="ce2">
            <text:p>15</text:p>
          </table:table-cell>
          <table:table-cell office:value-type="float" office:value="15" table:formula="of:=MAX(IF([.C562]=&quot;?&quot;;0;[.C562]);[.J562])" table:style-name="ce2">
            <text:p>15</text:p>
          </table:table-cell>
          <table:table-cell office:value-type="string" table:style-name="ce2">
            <text:p>TREEPAIR_300_15_50_03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85" table:style-name="ce2">
            <text:p>85</text:p>
          </table:table-cell>
          <table:table-cell office:value-type="float" office:value="68" table:style-name="ce2">
            <text:p>68</text:p>
          </table:table-cell>
          <table:table-cell office:value-type="float" office:value="4.5333333333333332" table:formula="of:=[.M562]/[.D562]" table:style-name="ce22">
            <text:p>4.5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59" table:formula="of:=[.A562]+1" table:style-name="ce2">
            <text:p>559</text:p>
          </table:table-cell>
          <table:table-cell office:value-type="boolean" office:boolean-value="true" table:formula="of:=OR(NOT([.R563]=&quot;?&quot;); NOT([.V563]=&quot;?&quot;);NOT([.Z563]=&quot;-&quot;))" table:style-name="ce2">
            <text:p>TRUE</text:p>
          </table:table-cell>
          <table:table-cell office:value-type="float" office:value="15" table:formula="of:=IFERROR(IFERROR([.O563]+[.V563]; [.O563]+[.Z563]); &quot;?&quot;)" table:style-name="ce2">
            <text:p>15</text:p>
          </table:table-cell>
          <table:table-cell office:value-type="float" office:value="15" table:formula="of:=MAX(IF([.C563]=&quot;?&quot;;0;[.C563]);[.J563])" table:style-name="ce2">
            <text:p>15</text:p>
          </table:table-cell>
          <table:table-cell office:value-type="string" table:style-name="ce2">
            <text:p>TREEPAIR_300_15_50_04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105" table:style-name="ce2">
            <text:p>105</text:p>
          </table:table-cell>
          <table:table-cell office:value-type="float" office:value="87" table:style-name="ce2">
            <text:p>87</text:p>
          </table:table-cell>
          <table:table-cell office:value-type="float" office:value="81" table:style-name="ce2">
            <text:p>81</text:p>
          </table:table-cell>
          <table:table-cell office:value-type="float" office:value="5.4" table:formula="of:=[.M563]/[.D563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3" table:style-name="ce2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0" table:formula="of:=[.A563]+1" table:style-name="ce2">
            <text:p>560</text:p>
          </table:table-cell>
          <table:table-cell office:value-type="boolean" office:boolean-value="true" table:formula="of:=OR(NOT([.R564]=&quot;?&quot;); NOT([.V564]=&quot;?&quot;);NOT([.Z564]=&quot;-&quot;))" table:style-name="ce2">
            <text:p>TRUE</text:p>
          </table:table-cell>
          <table:table-cell office:value-type="float" office:value="14" table:formula="of:=IFERROR(IFERROR([.O564]+[.V564]; [.O564]+[.Z564]); &quot;?&quot;)" table:style-name="ce2">
            <text:p>14</text:p>
          </table:table-cell>
          <table:table-cell office:value-type="float" office:value="14" table:formula="of:=MAX(IF([.C564]=&quot;?&quot;;0;[.C564]);[.J564])" table:style-name="ce2">
            <text:p>14</text:p>
          </table:table-cell>
          <table:table-cell office:value-type="string" table:style-name="ce2">
            <text:p>TREEPAIR_300_15_50_05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17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86" table:style-name="ce2">
            <text:p>86</text:p>
          </table:table-cell>
          <table:table-cell office:value-type="float" office:value="76" table:style-name="ce2">
            <text:p>76</text:p>
          </table:table-cell>
          <table:table-cell office:value-type="float" office:value="5.4285714285714288" table:formula="of:=[.M564]/[.D564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1" table:formula="of:=[.A564]+1" table:style-name="ce2">
            <text:p>561</text:p>
          </table:table-cell>
          <table:table-cell office:value-type="boolean" office:boolean-value="true" table:formula="of:=OR(NOT([.R565]=&quot;?&quot;); NOT([.V565]=&quot;?&quot;);NOT([.Z565]=&quot;-&quot;))" table:style-name="ce2">
            <text:p>TRUE</text:p>
          </table:table-cell>
          <table:table-cell office:value-type="float" office:value="14" table:formula="of:=IFERROR(IFERROR([.O565]+[.V565]; [.O565]+[.Z565]); &quot;?&quot;)" table:style-name="ce2">
            <text:p>14</text:p>
          </table:table-cell>
          <table:table-cell office:value-type="float" office:value="14" table:formula="of:=MAX(IF([.C565]=&quot;?&quot;;0;[.C565]);[.J565])" table:style-name="ce2">
            <text:p>14</text:p>
          </table:table-cell>
          <table:table-cell office:value-type="string" table:style-name="ce2">
            <text:p>TREEPAIR_300_15_70_01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97" table:style-name="ce2">
            <text:p>97</text:p>
          </table:table-cell>
          <table:table-cell office:value-type="float" office:value="83" table:style-name="ce2">
            <text:p>83</text:p>
          </table:table-cell>
          <table:table-cell office:value-type="float" office:value="77" table:style-name="ce2">
            <text:p>77</text:p>
          </table:table-cell>
          <table:table-cell office:value-type="float" office:value="5.5" table:formula="of:=[.M565]/[.D565]" table:style-name="ce22">
            <text:p>5.5</text:p>
          </table:table-cell>
          <table:table-cell office:value-type="float" office:value="1" table:style-name="ce10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37" table:style-name="ce2">
            <text:p>3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2" table:formula="of:=[.A565]+1" table:style-name="ce2">
            <text:p>562</text:p>
          </table:table-cell>
          <table:table-cell office:value-type="boolean" office:boolean-value="true" table:formula="of:=OR(NOT([.R566]=&quot;?&quot;); NOT([.V566]=&quot;?&quot;);NOT([.Z566]=&quot;-&quot;))" table:style-name="ce2">
            <text:p>TRUE</text:p>
          </table:table-cell>
          <table:table-cell office:value-type="float" office:value="15" table:formula="of:=IFERROR(IFERROR([.O566]+[.V566]; [.O566]+[.Z566]); &quot;?&quot;)" table:style-name="ce2">
            <text:p>15</text:p>
          </table:table-cell>
          <table:table-cell office:value-type="float" office:value="15" table:formula="of:=MAX(IF([.C566]=&quot;?&quot;;0;[.C566]);[.J566])" table:style-name="ce2">
            <text:p>15</text:p>
          </table:table-cell>
          <table:table-cell office:value-type="string" table:style-name="ce2">
            <text:p>TREEPAIR_300_15_70_02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107" table:style-name="ce2">
            <text:p>107</text:p>
          </table:table-cell>
          <table:table-cell office:value-type="float" office:value="88" table:style-name="ce2">
            <text:p>88</text:p>
          </table:table-cell>
          <table:table-cell office:value-type="float" office:value="82" table:style-name="ce2">
            <text:p>82</text:p>
          </table:table-cell>
          <table:table-cell office:value-type="float" office:value="5.4666666666666668" table:formula="of:=[.M566]/[.D566]" table:style-name="ce22">
            <text:p>5.5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3" table:formula="of:=[.A566]+1" table:style-name="ce2">
            <text:p>563</text:p>
          </table:table-cell>
          <table:table-cell office:value-type="boolean" office:boolean-value="true" table:formula="of:=OR(NOT([.R567]=&quot;?&quot;); NOT([.V567]=&quot;?&quot;);NOT([.Z567]=&quot;-&quot;))" table:style-name="ce2">
            <text:p>TRUE</text:p>
          </table:table-cell>
          <table:table-cell office:value-type="float" office:value="15" table:formula="of:=IFERROR(IFERROR([.O567]+[.V567]; [.O567]+[.Z567]); &quot;?&quot;)" table:style-name="ce2">
            <text:p>15</text:p>
          </table:table-cell>
          <table:table-cell office:value-type="float" office:value="15" table:formula="of:=MAX(IF([.C567]=&quot;?&quot;;0;[.C567]);[.J567])" table:style-name="ce2">
            <text:p>15</text:p>
          </table:table-cell>
          <table:table-cell office:value-type="string" table:style-name="ce2">
            <text:p>TREEPAIR_300_15_70_03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15" table:style-name="ce2">
            <text:p>115</text:p>
          </table:table-cell>
          <table:table-cell office:value-type="float" office:value="91" table:style-name="ce2">
            <text:p>91</text:p>
          </table:table-cell>
          <table:table-cell office:value-type="float" office:value="83" table:style-name="ce2">
            <text:p>83</text:p>
          </table:table-cell>
          <table:table-cell office:value-type="float" office:value="5.5333333333333332" table:formula="of:=[.M567]/[.D567]" table:style-name="ce22">
            <text:p>5.5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4" table:formula="of:=[.A567]+1" table:style-name="ce2">
            <text:p>564</text:p>
          </table:table-cell>
          <table:table-cell office:value-type="boolean" office:boolean-value="true" table:formula="of:=OR(NOT([.R568]=&quot;?&quot;); NOT([.V568]=&quot;?&quot;);NOT([.Z568]=&quot;-&quot;))" table:style-name="ce2">
            <text:p>TRUE</text:p>
          </table:table-cell>
          <table:table-cell office:value-type="float" office:value="15" table:formula="of:=IFERROR(IFERROR([.O568]+[.V568]; [.O568]+[.Z568]); &quot;?&quot;)" table:style-name="ce2">
            <text:p>15</text:p>
          </table:table-cell>
          <table:table-cell office:value-type="float" office:value="15" table:formula="of:=MAX(IF([.C568]=&quot;?&quot;;0;[.C568]);[.J568])" table:style-name="ce2">
            <text:p>15</text:p>
          </table:table-cell>
          <table:table-cell office:value-type="string" table:style-name="ce2">
            <text:p>TREEPAIR_300_15_70_04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106" table:style-name="ce2">
            <text:p>106</text:p>
          </table:table-cell>
          <table:table-cell office:value-type="float" office:value="91" table:style-name="ce2">
            <text:p>91</text:p>
          </table:table-cell>
          <table:table-cell office:value-type="float" office:value="84" table:style-name="ce2">
            <text:p>84</text:p>
          </table:table-cell>
          <table:table-cell office:value-type="float" office:value="5.6" table:formula="of:=[.M568]/[.D568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5" table:formula="of:=[.A568]+1" table:style-name="ce2">
            <text:p>565</text:p>
          </table:table-cell>
          <table:table-cell office:value-type="boolean" office:boolean-value="true" table:formula="of:=OR(NOT([.R569]=&quot;?&quot;); NOT([.V569]=&quot;?&quot;);NOT([.Z569]=&quot;-&quot;))" table:style-name="ce2">
            <text:p>TRUE</text:p>
          </table:table-cell>
          <table:table-cell office:value-type="float" office:value="15" table:formula="of:=IFERROR(IFERROR([.O569]+[.V569]; [.O569]+[.Z569]); &quot;?&quot;)" table:style-name="ce2">
            <text:p>15</text:p>
          </table:table-cell>
          <table:table-cell office:value-type="float" office:value="15" table:formula="of:=MAX(IF([.C569]=&quot;?&quot;;0;[.C569]);[.J569])" table:style-name="ce2">
            <text:p>15</text:p>
          </table:table-cell>
          <table:table-cell office:value-type="string" table:style-name="ce2">
            <text:p>TREEPAIR_300_15_70_05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19" table:style-name="ce2">
            <text:p>119</text:p>
          </table:table-cell>
          <table:table-cell office:value-type="float" office:value="98" table:style-name="ce2">
            <text:p>98</text:p>
          </table:table-cell>
          <table:table-cell office:value-type="float" office:value="93" table:style-name="ce2">
            <text:p>93</text:p>
          </table:table-cell>
          <table:table-cell office:value-type="float" office:value="6.2" table:formula="of:=[.M569]/[.D569]" table:style-name="ce22">
            <text:p>6.2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6" table:formula="of:=[.A569]+1" table:style-name="ce2">
            <text:p>566</text:p>
          </table:table-cell>
          <table:table-cell office:value-type="boolean" office:boolean-value="true" table:formula="of:=OR(NOT([.R570]=&quot;?&quot;); NOT([.V570]=&quot;?&quot;);NOT([.Z570]=&quot;-&quot;))" table:style-name="ce2">
            <text:p>TRUE</text:p>
          </table:table-cell>
          <table:table-cell office:value-type="float" office:value="14" table:formula="of:=IFERROR(IFERROR([.O570]+[.V570]; [.O570]+[.Z570]); &quot;?&quot;)" table:style-name="ce2">
            <text:p>14</text:p>
          </table:table-cell>
          <table:table-cell office:value-type="float" office:value="14" table:formula="of:=MAX(IF([.C570]=&quot;?&quot;;0;[.C570]);[.J570])" table:style-name="ce2">
            <text:p>14</text:p>
          </table:table-cell>
          <table:table-cell office:value-type="string" table:style-name="ce2">
            <text:p>TREEPAIR_300_15_90_01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140" table:style-name="ce2">
            <text:p>140</text:p>
          </table:table-cell>
          <table:table-cell office:value-type="float" office:value="91" table:style-name="ce2">
            <text:p>91</text:p>
          </table:table-cell>
          <table:table-cell office:value-type="float" office:value="78" table:style-name="ce2">
            <text:p>78</text:p>
          </table:table-cell>
          <table:table-cell office:value-type="float" office:value="5.5714285714285712" table:formula="of:=[.M570]/[.D570]" table:style-name="ce22">
            <text:p>5.6</text:p>
          </table:table-cell>
          <table:table-cell office:value-type="float" office:value="2" table:style-name="ce10">
            <text:p>2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7" table:formula="of:=[.A570]+1" table:style-name="ce2">
            <text:p>567</text:p>
          </table:table-cell>
          <table:table-cell office:value-type="boolean" office:boolean-value="true" table:formula="of:=OR(NOT([.R571]=&quot;?&quot;); NOT([.V571]=&quot;?&quot;);NOT([.Z571]=&quot;-&quot;))" table:style-name="ce2">
            <text:p>TRUE</text:p>
          </table:table-cell>
          <table:table-cell office:value-type="float" office:value="15" table:formula="of:=IFERROR(IFERROR([.O571]+[.V571]; [.O571]+[.Z571]); &quot;?&quot;)" table:style-name="ce2">
            <text:p>15</text:p>
          </table:table-cell>
          <table:table-cell office:value-type="float" office:value="15" table:formula="of:=MAX(IF([.C571]=&quot;?&quot;;0;[.C571]);[.J571])" table:style-name="ce2">
            <text:p>15</text:p>
          </table:table-cell>
          <table:table-cell office:value-type="string" table:style-name="ce2">
            <text:p>TREEPAIR_300_15_90_02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126" table:style-name="ce2">
            <text:p>126</text:p>
          </table:table-cell>
          <table:table-cell office:value-type="float" office:value="90" table:style-name="ce2">
            <text:p>90</text:p>
          </table:table-cell>
          <table:table-cell office:value-type="float" office:value="85" table:style-name="ce2">
            <text:p>85</text:p>
          </table:table-cell>
          <table:table-cell office:value-type="float" office:value="5.666666666666667" table:formula="of:=[.M571]/[.D571]" table:style-name="ce22">
            <text:p>5.7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8" table:formula="of:=[.A571]+1" table:style-name="ce2">
            <text:p>568</text:p>
          </table:table-cell>
          <table:table-cell office:value-type="boolean" office:boolean-value="true" table:formula="of:=OR(NOT([.R572]=&quot;?&quot;); NOT([.V572]=&quot;?&quot;);NOT([.Z572]=&quot;-&quot;))" table:style-name="ce2">
            <text:p>TRUE</text:p>
          </table:table-cell>
          <table:table-cell office:value-type="float" office:value="15" table:formula="of:=IFERROR(IFERROR([.O572]+[.V572]; [.O572]+[.Z572]); &quot;?&quot;)" table:style-name="ce2">
            <text:p>15</text:p>
          </table:table-cell>
          <table:table-cell office:value-type="float" office:value="15" table:formula="of:=MAX(IF([.C572]=&quot;?&quot;;0;[.C572]);[.J572])" table:style-name="ce2">
            <text:p>15</text:p>
          </table:table-cell>
          <table:table-cell office:value-type="string" table:style-name="ce2">
            <text:p>TREEPAIR_300_15_90_03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48" table:style-name="ce2">
            <text:p>148</text:p>
          </table:table-cell>
          <table:table-cell office:value-type="float" office:value="97" table:style-name="ce2">
            <text:p>97</text:p>
          </table:table-cell>
          <table:table-cell office:value-type="float" office:value="89" table:style-name="ce2">
            <text:p>89</text:p>
          </table:table-cell>
          <table:table-cell office:value-type="float" office:value="5.9333333333333336" table:formula="of:=[.M572]/[.D572]" table:style-name="ce22">
            <text:p>5.9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69" table:formula="of:=[.A572]+1" table:style-name="ce2">
            <text:p>569</text:p>
          </table:table-cell>
          <table:table-cell office:value-type="boolean" office:boolean-value="true" table:formula="of:=OR(NOT([.R573]=&quot;?&quot;); NOT([.V573]=&quot;?&quot;);NOT([.Z573]=&quot;-&quot;))" table:style-name="ce2">
            <text:p>TRUE</text:p>
          </table:table-cell>
          <table:table-cell office:value-type="float" office:value="15" table:formula="of:=IFERROR(IFERROR([.O573]+[.V573]; [.O573]+[.Z573]); &quot;?&quot;)" table:style-name="ce2">
            <text:p>15</text:p>
          </table:table-cell>
          <table:table-cell office:value-type="float" office:value="15" table:formula="of:=MAX(IF([.C573]=&quot;?&quot;;0;[.C573]);[.J573])" table:style-name="ce2">
            <text:p>15</text:p>
          </table:table-cell>
          <table:table-cell office:value-type="string" table:style-name="ce2">
            <text:p>TREEPAIR_300_15_90_04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132" table:style-name="ce2">
            <text:p>132</text:p>
          </table:table-cell>
          <table:table-cell office:value-type="float" office:value="93" table:style-name="ce2">
            <text:p>93</text:p>
          </table:table-cell>
          <table:table-cell office:value-type="float" office:value="82" table:style-name="ce2">
            <text:p>82</text:p>
          </table:table-cell>
          <table:table-cell office:value-type="float" office:value="5.4666666666666668" table:formula="of:=[.M573]/[.D573]" table:style-name="ce22">
            <text:p>5.5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0" table:formula="of:=[.A573]+1" table:style-name="ce2">
            <text:p>570</text:p>
          </table:table-cell>
          <table:table-cell office:value-type="boolean" office:boolean-value="true" table:formula="of:=OR(NOT([.R574]=&quot;?&quot;); NOT([.V574]=&quot;?&quot;);NOT([.Z574]=&quot;-&quot;))" table:style-name="ce2">
            <text:p>TRUE</text:p>
          </table:table-cell>
          <table:table-cell office:value-type="float" office:value="15" table:formula="of:=IFERROR(IFERROR([.O574]+[.V574]; [.O574]+[.Z574]); &quot;?&quot;)" table:style-name="ce2">
            <text:p>15</text:p>
          </table:table-cell>
          <table:table-cell office:value-type="float" office:value="15" table:formula="of:=MAX(IF([.C574]=&quot;?&quot;;0;[.C574]);[.J574])" table:style-name="ce2">
            <text:p>15</text:p>
          </table:table-cell>
          <table:table-cell office:value-type="string" table:style-name="ce2">
            <text:p>TREEPAIR_300_15_90_05</text:p>
          </table:table-cell>
          <table:table-cell office:value-type="float" office:value="300" table:style-name="ce2">
            <text:p>30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49" table:style-name="ce2">
            <text:p>149</text:p>
          </table:table-cell>
          <table:table-cell office:value-type="float" office:value="98" table:style-name="ce2">
            <text:p>98</text:p>
          </table:table-cell>
          <table:table-cell office:value-type="float" office:value="60" table:style-name="ce2">
            <text:p>60</text:p>
          </table:table-cell>
          <table:table-cell office:value-type="float" office:value="4" table:formula="of:=[.M574]/[.D574]" table:style-name="ce22">
            <text:p>4.0</text:p>
          </table:table-cell>
          <table:table-cell office:value-type="float" office:value="5" table:style-name="ce10">
            <text:p>5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1" table:formula="of:=[.A574]+1" table:style-name="ce2">
            <text:p>571</text:p>
          </table:table-cell>
          <table:table-cell office:value-type="boolean" office:boolean-value="true" table:formula="of:=OR(NOT([.R575]=&quot;?&quot;); NOT([.V575]=&quot;?&quot;);NOT([.Z575]=&quot;-&quot;))" table:style-name="ce2">
            <text:p>TRUE</text:p>
          </table:table-cell>
          <table:table-cell office:value-type="float" office:value="20" table:formula="of:=IFERROR(IFERROR([.O575]+[.V575]; [.O575]+[.Z575]); &quot;?&quot;)" table:style-name="ce2">
            <text:p>20</text:p>
          </table:table-cell>
          <table:table-cell office:value-type="float" office:value="20" table:formula="of:=MAX(IF([.C575]=&quot;?&quot;;0;[.C575]);[.J575])" table:style-name="ce2">
            <text:p>20</text:p>
          </table:table-cell>
          <table:table-cell office:value-type="string" table:style-name="ce2">
            <text:p>TREEPAIR_300_20_50_01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10" table:style-name="ce2">
            <text:p>110</text:p>
          </table:table-cell>
          <table:table-cell office:value-type="float" office:value="95" table:style-name="ce2">
            <text:p>95</text:p>
          </table:table-cell>
          <table:table-cell office:value-type="float" office:value="81" table:style-name="ce2">
            <text:p>81</text:p>
          </table:table-cell>
          <table:table-cell office:value-type="float" office:value="4.05" table:formula="of:=[.M575]/[.D575]" table:style-name="ce22">
            <text:p>4.1</text:p>
          </table:table-cell>
          <table:table-cell office:value-type="float" office:value="2" table:style-name="ce10">
            <text:p>2</text:p>
          </table:table-cell>
          <table:table-cell office:value-type="float" office:value="18" table:style-name="ce9">
            <text:p>18</text:p>
          </table:table-cell>
          <table:table-cell office:value-type="float" office:value="52" table:style-name="ce2">
            <text:p>52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2" table:formula="of:=[.A575]+1" table:style-name="ce2">
            <text:p>572</text:p>
          </table:table-cell>
          <table:table-cell office:value-type="boolean" office:boolean-value="true" table:formula="of:=OR(NOT([.R576]=&quot;?&quot;); NOT([.V576]=&quot;?&quot;);NOT([.Z576]=&quot;-&quot;))" table:style-name="ce2">
            <text:p>TRUE</text:p>
          </table:table-cell>
          <table:table-cell office:value-type="float" office:value="20" table:formula="of:=IFERROR(IFERROR([.O576]+[.V576]; [.O576]+[.Z576]); &quot;?&quot;)" table:style-name="ce2">
            <text:p>20</text:p>
          </table:table-cell>
          <table:table-cell office:value-type="float" office:value="20" table:formula="of:=MAX(IF([.C576]=&quot;?&quot;;0;[.C576]);[.J576])" table:style-name="ce2">
            <text:p>20</text:p>
          </table:table-cell>
          <table:table-cell office:value-type="string" table:style-name="ce2">
            <text:p>TREEPAIR_300_20_50_02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22" table:style-name="ce2">
            <text:p>122</text:p>
          </table:table-cell>
          <table:table-cell office:value-type="float" office:value="105" table:style-name="ce2">
            <text:p>105</text:p>
          </table:table-cell>
          <table:table-cell office:value-type="float" office:value="102" table:style-name="ce2">
            <text:p>102</text:p>
          </table:table-cell>
          <table:table-cell office:value-type="float" office:value="5.0999999999999996" table:formula="of:=[.M576]/[.D576]" table:style-name="ce22">
            <text:p>5.1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3" table:formula="of:=[.A576]+1" table:style-name="ce2">
            <text:p>573</text:p>
          </table:table-cell>
          <table:table-cell office:value-type="boolean" office:boolean-value="true" table:formula="of:=OR(NOT([.R577]=&quot;?&quot;); NOT([.V577]=&quot;?&quot;);NOT([.Z577]=&quot;-&quot;))" table:style-name="ce2">
            <text:p>TRUE</text:p>
          </table:table-cell>
          <table:table-cell office:value-type="float" office:value="20" table:formula="of:=IFERROR(IFERROR([.O577]+[.V577]; [.O577]+[.Z577]); &quot;?&quot;)" table:style-name="ce2">
            <text:p>20</text:p>
          </table:table-cell>
          <table:table-cell office:value-type="float" office:value="20" table:formula="of:=MAX(IF([.C577]=&quot;?&quot;;0;[.C577]);[.J577])" table:style-name="ce2">
            <text:p>20</text:p>
          </table:table-cell>
          <table:table-cell office:value-type="string" table:style-name="ce2">
            <text:p>TREEPAIR_300_20_50_03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118" table:style-name="ce2">
            <text:p>118</text:p>
          </table:table-cell>
          <table:table-cell office:value-type="float" office:value="108" table:style-name="ce2">
            <text:p>108</text:p>
          </table:table-cell>
          <table:table-cell office:value-type="float" office:value="101" table:style-name="ce2">
            <text:p>101</text:p>
          </table:table-cell>
          <table:table-cell office:value-type="float" office:value="5.05" table:formula="of:=[.M577]/[.D577]" table:style-name="ce22">
            <text:p>5.1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4" table:formula="of:=[.A577]+1" table:style-name="ce2">
            <text:p>574</text:p>
          </table:table-cell>
          <table:table-cell office:value-type="boolean" office:boolean-value="true" table:formula="of:=OR(NOT([.R578]=&quot;?&quot;); NOT([.V578]=&quot;?&quot;);NOT([.Z578]=&quot;-&quot;))" table:style-name="ce2">
            <text:p>TRUE</text:p>
          </table:table-cell>
          <table:table-cell office:value-type="float" office:value="19" table:formula="of:=IFERROR(IFERROR([.O578]+[.V578]; [.O578]+[.Z578]); &quot;?&quot;)" table:style-name="ce2">
            <text:p>19</text:p>
          </table:table-cell>
          <table:table-cell office:value-type="float" office:value="19" table:formula="of:=MAX(IF([.C578]=&quot;?&quot;;0;[.C578]);[.J578])" table:style-name="ce2">
            <text:p>19</text:p>
          </table:table-cell>
          <table:table-cell office:value-type="string" table:style-name="ce2">
            <text:p>TREEPAIR_300_20_50_04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17">
            <text:p>19</text:p>
          </table:table-cell>
          <table:table-cell office:value-type="float" office:value="116" table:style-name="ce2">
            <text:p>116</text:p>
          </table:table-cell>
          <table:table-cell office:value-type="float" office:value="97" table:style-name="ce2">
            <text:p>97</text:p>
          </table:table-cell>
          <table:table-cell office:value-type="float" office:value="92" table:style-name="ce2">
            <text:p>92</text:p>
          </table:table-cell>
          <table:table-cell office:value-type="float" office:value="4.8421052631578947" table:formula="of:=[.M578]/[.D578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5" table:formula="of:=[.A578]+1" table:style-name="ce2">
            <text:p>575</text:p>
          </table:table-cell>
          <table:table-cell office:value-type="boolean" office:boolean-value="true" table:formula="of:=OR(NOT([.R579]=&quot;?&quot;); NOT([.V579]=&quot;?&quot;);NOT([.Z579]=&quot;-&quot;))" table:style-name="ce2">
            <text:p>TRUE</text:p>
          </table:table-cell>
          <table:table-cell office:value-type="float" office:value="19" table:formula="of:=IFERROR(IFERROR([.O579]+[.V579]; [.O579]+[.Z579]); &quot;?&quot;)" table:style-name="ce2">
            <text:p>19</text:p>
          </table:table-cell>
          <table:table-cell office:value-type="float" office:value="19" table:formula="of:=MAX(IF([.C579]=&quot;?&quot;;0;[.C579]);[.J579])" table:style-name="ce2">
            <text:p>19</text:p>
          </table:table-cell>
          <table:table-cell office:value-type="string" table:style-name="ce2">
            <text:p>TREEPAIR_300_20_50_05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7">
            <text:p>19</text:p>
          </table:table-cell>
          <table:table-cell office:value-type="float" office:value="116" table:style-name="ce2">
            <text:p>116</text:p>
          </table:table-cell>
          <table:table-cell office:value-type="float" office:value="107" table:style-name="ce2">
            <text:p>107</text:p>
          </table:table-cell>
          <table:table-cell office:value-type="float" office:value="86" table:style-name="ce2">
            <text:p>86</text:p>
          </table:table-cell>
          <table:table-cell office:value-type="float" office:value="4.5263157894736841" table:formula="of:=[.M579]/[.D579]" table:style-name="ce22">
            <text:p>4.5</text:p>
          </table:table-cell>
          <table:table-cell office:value-type="float" office:value="4" table:style-name="ce10">
            <text:p>4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6" table:formula="of:=[.A579]+1" table:style-name="ce2">
            <text:p>576</text:p>
          </table:table-cell>
          <table:table-cell office:value-type="boolean" office:boolean-value="true" table:formula="of:=OR(NOT([.R580]=&quot;?&quot;); NOT([.V580]=&quot;?&quot;);NOT([.Z580]=&quot;-&quot;))" table:style-name="ce2">
            <text:p>TRUE</text:p>
          </table:table-cell>
          <table:table-cell office:value-type="float" office:value="20" table:formula="of:=IFERROR(IFERROR([.O580]+[.V580]; [.O580]+[.Z580]); &quot;?&quot;)" table:style-name="ce2">
            <text:p>20</text:p>
          </table:table-cell>
          <table:table-cell office:value-type="float" office:value="20" table:formula="of:=MAX(IF([.C580]=&quot;?&quot;;0;[.C580]);[.J580])" table:style-name="ce2">
            <text:p>20</text:p>
          </table:table-cell>
          <table:table-cell office:value-type="string" table:style-name="ce2">
            <text:p>TREEPAIR_300_20_70_01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15" table:style-name="ce2">
            <text:p>115</text:p>
          </table:table-cell>
          <table:table-cell office:value-type="float" office:value="103" table:style-name="ce2">
            <text:p>103</text:p>
          </table:table-cell>
          <table:table-cell office:value-type="float" office:value="86" table:style-name="ce2">
            <text:p>86</text:p>
          </table:table-cell>
          <table:table-cell office:value-type="float" office:value="4.3" table:formula="of:=[.M580]/[.D580]" table:style-name="ce22">
            <text:p>4.3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48" table:style-name="ce2">
            <text:p>48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7" table:formula="of:=[.A580]+1" table:style-name="ce2">
            <text:p>577</text:p>
          </table:table-cell>
          <table:table-cell office:value-type="boolean" office:boolean-value="true" table:formula="of:=OR(NOT([.R581]=&quot;?&quot;); NOT([.V581]=&quot;?&quot;);NOT([.Z581]=&quot;-&quot;))" table:style-name="ce2">
            <text:p>TRUE</text:p>
          </table:table-cell>
          <table:table-cell office:value-type="float" office:value="20" table:formula="of:=IFERROR(IFERROR([.O581]+[.V581]; [.O581]+[.Z581]); &quot;?&quot;)" table:style-name="ce2">
            <text:p>20</text:p>
          </table:table-cell>
          <table:table-cell office:value-type="float" office:value="20" table:formula="of:=MAX(IF([.C581]=&quot;?&quot;;0;[.C581]);[.J581])" table:style-name="ce2">
            <text:p>20</text:p>
          </table:table-cell>
          <table:table-cell office:value-type="string" table:style-name="ce2">
            <text:p>TREEPAIR_300_20_70_02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21" table:style-name="ce2">
            <text:p>121</text:p>
          </table:table-cell>
          <table:table-cell office:value-type="float" office:value="99" table:style-name="ce2">
            <text:p>99</text:p>
          </table:table-cell>
          <table:table-cell office:value-type="float" office:value="88" table:style-name="ce2">
            <text:p>88</text:p>
          </table:table-cell>
          <table:table-cell office:value-type="float" office:value="4.4000000000000004" table:formula="of:=[.M581]/[.D581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8" table:formula="of:=[.A581]+1" table:style-name="ce2">
            <text:p>578</text:p>
          </table:table-cell>
          <table:table-cell office:value-type="boolean" office:boolean-value="true" table:formula="of:=OR(NOT([.R582]=&quot;?&quot;); NOT([.V582]=&quot;?&quot;);NOT([.Z582]=&quot;-&quot;))" table:style-name="ce2">
            <text:p>TRUE</text:p>
          </table:table-cell>
          <table:table-cell office:value-type="float" office:value="19" table:formula="of:=IFERROR(IFERROR([.O582]+[.V582]; [.O582]+[.Z582]); &quot;?&quot;)" table:style-name="ce2">
            <text:p>19</text:p>
          </table:table-cell>
          <table:table-cell office:value-type="float" office:value="19" table:formula="of:=MAX(IF([.C582]=&quot;?&quot;;0;[.C582]);[.J582])" table:style-name="ce2">
            <text:p>19</text:p>
          </table:table-cell>
          <table:table-cell office:value-type="string" table:style-name="ce2">
            <text:p>TREEPAIR_300_20_70_03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17">
            <text:p>19</text:p>
          </table:table-cell>
          <table:table-cell office:value-type="float" office:value="128" table:style-name="ce2">
            <text:p>128</text:p>
          </table:table-cell>
          <table:table-cell office:value-type="float" office:value="110" table:style-name="ce2">
            <text:p>110</text:p>
          </table:table-cell>
          <table:table-cell office:value-type="float" office:value="93" table:style-name="ce2">
            <text:p>93</text:p>
          </table:table-cell>
          <table:table-cell office:value-type="float" office:value="4.8947368421052628" table:formula="of:=[.M582]/[.D582]" table:style-name="ce22">
            <text:p>4.9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79" table:formula="of:=[.A582]+1" table:style-name="ce2">
            <text:p>579</text:p>
          </table:table-cell>
          <table:table-cell office:value-type="boolean" office:boolean-value="true" table:formula="of:=OR(NOT([.R583]=&quot;?&quot;); NOT([.V583]=&quot;?&quot;);NOT([.Z583]=&quot;-&quot;))" table:style-name="ce2">
            <text:p>TRUE</text:p>
          </table:table-cell>
          <table:table-cell office:value-type="float" office:value="20" table:formula="of:=IFERROR(IFERROR([.O583]+[.V583]; [.O583]+[.Z583]); &quot;?&quot;)" table:style-name="ce2">
            <text:p>20</text:p>
          </table:table-cell>
          <table:table-cell office:value-type="float" office:value="20" table:formula="of:=MAX(IF([.C583]=&quot;?&quot;;0;[.C583]);[.J583])" table:style-name="ce2">
            <text:p>20</text:p>
          </table:table-cell>
          <table:table-cell office:value-type="string" table:style-name="ce2">
            <text:p>TREEPAIR_300_20_70_04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22" table:style-name="ce2">
            <text:p>122</text:p>
          </table:table-cell>
          <table:table-cell office:value-type="float" office:value="107" table:style-name="ce2">
            <text:p>107</text:p>
          </table:table-cell>
          <table:table-cell office:value-type="float" office:value="91" table:style-name="ce2">
            <text:p>91</text:p>
          </table:table-cell>
          <table:table-cell office:value-type="float" office:value="4.55" table:formula="of:=[.M583]/[.D583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0" table:formula="of:=[.A583]+1" table:style-name="ce2">
            <text:p>580</text:p>
          </table:table-cell>
          <table:table-cell office:value-type="boolean" office:boolean-value="true" table:formula="of:=OR(NOT([.R584]=&quot;?&quot;); NOT([.V584]=&quot;?&quot;);NOT([.Z584]=&quot;-&quot;))" table:style-name="ce2">
            <text:p>TRUE</text:p>
          </table:table-cell>
          <table:table-cell office:value-type="float" office:value="20" table:formula="of:=IFERROR(IFERROR([.O584]+[.V584]; [.O584]+[.Z584]); &quot;?&quot;)" table:style-name="ce2">
            <text:p>20</text:p>
          </table:table-cell>
          <table:table-cell office:value-type="float" office:value="20" table:formula="of:=MAX(IF([.C584]=&quot;?&quot;;0;[.C584]);[.J584])" table:style-name="ce2">
            <text:p>20</text:p>
          </table:table-cell>
          <table:table-cell office:value-type="string" table:style-name="ce2">
            <text:p>TREEPAIR_300_20_70_05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14" table:style-name="ce2">
            <text:p>114</text:p>
          </table:table-cell>
          <table:table-cell office:value-type="float" office:value="99" table:style-name="ce2">
            <text:p>99</text:p>
          </table:table-cell>
          <table:table-cell office:value-type="float" office:value="94" table:style-name="ce2">
            <text:p>94</text:p>
          </table:table-cell>
          <table:table-cell office:value-type="float" office:value="4.7" table:formula="of:=[.M584]/[.D584]" table:style-name="ce22">
            <text:p>4.7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1" table:formula="of:=[.A584]+1" table:style-name="ce2">
            <text:p>581</text:p>
          </table:table-cell>
          <table:table-cell office:value-type="boolean" office:boolean-value="true" table:formula="of:=OR(NOT([.R585]=&quot;?&quot;); NOT([.V585]=&quot;?&quot;);NOT([.Z585]=&quot;-&quot;))" table:style-name="ce2">
            <text:p>TRUE</text:p>
          </table:table-cell>
          <table:table-cell office:value-type="float" office:value="20" table:formula="of:=IFERROR(IFERROR([.O585]+[.V585]; [.O585]+[.Z585]); &quot;?&quot;)" table:style-name="ce2">
            <text:p>20</text:p>
          </table:table-cell>
          <table:table-cell office:value-type="float" office:value="20" table:formula="of:=MAX(IF([.C585]=&quot;?&quot;;0;[.C585]);[.J585])" table:style-name="ce2">
            <text:p>20</text:p>
          </table:table-cell>
          <table:table-cell office:value-type="string" table:style-name="ce2">
            <text:p>TREEPAIR_300_20_90_01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148" table:style-name="ce2">
            <text:p>148</text:p>
          </table:table-cell>
          <table:table-cell office:value-type="float" office:value="117" table:style-name="ce2">
            <text:p>117</text:p>
          </table:table-cell>
          <table:table-cell office:value-type="float" office:value="112" table:style-name="ce2">
            <text:p>112</text:p>
          </table:table-cell>
          <table:table-cell office:value-type="float" office:value="5.6" table:formula="of:=[.M585]/[.D585]" table:style-name="ce22">
            <text:p>5.6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2" table:formula="of:=[.A585]+1" table:style-name="ce2">
            <text:p>582</text:p>
          </table:table-cell>
          <table:table-cell office:value-type="boolean" office:boolean-value="true" table:formula="of:=OR(NOT([.R586]=&quot;?&quot;); NOT([.V586]=&quot;?&quot;);NOT([.Z586]=&quot;-&quot;))" table:style-name="ce2">
            <text:p>TRUE</text:p>
          </table:table-cell>
          <table:table-cell office:value-type="float" office:value="20" table:formula="of:=IFERROR(IFERROR([.O586]+[.V586]; [.O586]+[.Z586]); &quot;?&quot;)" table:style-name="ce2">
            <text:p>20</text:p>
          </table:table-cell>
          <table:table-cell office:value-type="float" office:value="20" table:formula="of:=MAX(IF([.C586]=&quot;?&quot;;0;[.C586]);[.J586])" table:style-name="ce2">
            <text:p>20</text:p>
          </table:table-cell>
          <table:table-cell office:value-type="string" table:style-name="ce2">
            <text:p>TREEPAIR_300_20_90_02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61" table:style-name="ce2">
            <text:p>161</text:p>
          </table:table-cell>
          <table:table-cell office:value-type="float" office:value="122" table:style-name="ce2">
            <text:p>122</text:p>
          </table:table-cell>
          <table:table-cell office:value-type="float" office:value="97" table:style-name="ce2">
            <text:p>97</text:p>
          </table:table-cell>
          <table:table-cell office:value-type="float" office:value="4.8499999999999996" table:formula="of:=[.M586]/[.D586]" table:style-name="ce22">
            <text:p>4.9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3" table:formula="of:=[.A586]+1" table:style-name="ce2">
            <text:p>583</text:p>
          </table:table-cell>
          <table:table-cell office:value-type="boolean" office:boolean-value="true" table:formula="of:=OR(NOT([.R587]=&quot;?&quot;); NOT([.V587]=&quot;?&quot;);NOT([.Z587]=&quot;-&quot;))" table:style-name="ce2">
            <text:p>TRUE</text:p>
          </table:table-cell>
          <table:table-cell office:value-type="float" office:value="20" table:formula="of:=IFERROR(IFERROR([.O587]+[.V587]; [.O587]+[.Z587]); &quot;?&quot;)" table:style-name="ce2">
            <text:p>20</text:p>
          </table:table-cell>
          <table:table-cell office:value-type="float" office:value="20" table:formula="of:=MAX(IF([.C587]=&quot;?&quot;;0;[.C587]);[.J587])" table:style-name="ce2">
            <text:p>20</text:p>
          </table:table-cell>
          <table:table-cell office:value-type="string" table:style-name="ce2">
            <text:p>TREEPAIR_300_20_90_03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17">
            <text:p>19</text:p>
          </table:table-cell>
          <table:table-cell office:value-type="float" office:value="143" table:style-name="ce2">
            <text:p>143</text:p>
          </table:table-cell>
          <table:table-cell office:value-type="float" office:value="113" table:style-name="ce2">
            <text:p>113</text:p>
          </table:table-cell>
          <table:table-cell office:value-type="float" office:value="81" table:style-name="ce2">
            <text:p>81</text:p>
          </table:table-cell>
          <table:table-cell office:value-type="float" office:value="4.05" table:formula="of:=[.M587]/[.D587]" table:style-name="ce22">
            <text:p>4.1</text:p>
          </table:table-cell>
          <table:table-cell office:value-type="float" office:value="6" table:style-name="ce10">
            <text:p>6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4" table:formula="of:=[.A587]+1" table:style-name="ce2">
            <text:p>584</text:p>
          </table:table-cell>
          <table:table-cell office:value-type="boolean" office:boolean-value="true" table:formula="of:=OR(NOT([.R588]=&quot;?&quot;); NOT([.V588]=&quot;?&quot;);NOT([.Z588]=&quot;-&quot;))" table:style-name="ce2">
            <text:p>TRUE</text:p>
          </table:table-cell>
          <table:table-cell office:value-type="float" office:value="19" table:formula="of:=IFERROR(IFERROR([.O588]+[.V588]; [.O588]+[.Z588]); &quot;?&quot;)" table:style-name="ce2">
            <text:p>19</text:p>
          </table:table-cell>
          <table:table-cell office:value-type="float" office:value="19" table:formula="of:=MAX(IF([.C588]=&quot;?&quot;;0;[.C588]);[.J588])" table:style-name="ce2">
            <text:p>19</text:p>
          </table:table-cell>
          <table:table-cell office:value-type="string" table:style-name="ce2">
            <text:p>TREEPAIR_300_20_90_04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17">
            <text:p>19</text:p>
          </table:table-cell>
          <table:table-cell office:value-type="float" office:value="147" table:style-name="ce2">
            <text:p>147</text:p>
          </table:table-cell>
          <table:table-cell office:value-type="float" office:value="103" table:style-name="ce2">
            <text:p>103</text:p>
          </table:table-cell>
          <table:table-cell office:value-type="float" office:value="84" table:style-name="ce2">
            <text:p>84</text:p>
          </table:table-cell>
          <table:table-cell office:value-type="float" office:value="4.4210526315789478" table:formula="of:=[.M588]/[.D588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5" table:formula="of:=[.A588]+1" table:style-name="ce2">
            <text:p>585</text:p>
          </table:table-cell>
          <table:table-cell office:value-type="boolean" office:boolean-value="true" table:formula="of:=OR(NOT([.R589]=&quot;?&quot;); NOT([.V589]=&quot;?&quot;);NOT([.Z589]=&quot;-&quot;))" table:style-name="ce2">
            <text:p>TRUE</text:p>
          </table:table-cell>
          <table:table-cell office:value-type="float" office:value="20" table:formula="of:=IFERROR(IFERROR([.O589]+[.V589]; [.O589]+[.Z589]); &quot;?&quot;)" table:style-name="ce2">
            <text:p>20</text:p>
          </table:table-cell>
          <table:table-cell office:value-type="float" office:value="20" table:formula="of:=MAX(IF([.C589]=&quot;?&quot;;0;[.C589]);[.J589])" table:style-name="ce2">
            <text:p>20</text:p>
          </table:table-cell>
          <table:table-cell office:value-type="string" table:style-name="ce2">
            <text:p>TREEPAIR_300_20_90_05</text:p>
          </table:table-cell>
          <table:table-cell office:value-type="float" office:value="300" table:style-name="ce2">
            <text:p>30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47" table:style-name="ce2">
            <text:p>147</text:p>
          </table:table-cell>
          <table:table-cell office:value-type="float" office:value="112" table:style-name="ce2">
            <text:p>112</text:p>
          </table:table-cell>
          <table:table-cell office:value-type="float" office:value="98" table:style-name="ce2">
            <text:p>98</text:p>
          </table:table-cell>
          <table:table-cell office:value-type="float" office:value="4.9000000000000004" table:formula="of:=[.M589]/[.D589]" table:style-name="ce22">
            <text:p>4.9</text:p>
          </table:table-cell>
          <table:table-cell office:value-type="float" office:value="2" table:style-name="ce10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6" table:formula="of:=[.A589]+1" table:style-name="ce2">
            <text:p>586</text:p>
          </table:table-cell>
          <table:table-cell office:value-type="boolean" office:boolean-value="true" table:formula="of:=OR(NOT([.R590]=&quot;?&quot;); NOT([.V590]=&quot;?&quot;);NOT([.Z590]=&quot;-&quot;))" table:style-name="ce2">
            <text:p>TRUE</text:p>
          </table:table-cell>
          <table:table-cell office:value-type="float" office:value="25" table:formula="of:=IFERROR(IFERROR([.O590]+[.V590]; [.O590]+[.Z590]); &quot;?&quot;)" table:style-name="ce2">
            <text:p>25</text:p>
          </table:table-cell>
          <table:table-cell office:value-type="float" office:value="25" table:formula="of:=MAX(IF([.C590]=&quot;?&quot;;0;[.C590]);[.J590])" table:style-name="ce2">
            <text:p>25</text:p>
          </table:table-cell>
          <table:table-cell office:value-type="string" table:style-name="ce2">
            <text:p>TREEPAIR_300_25_50_01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143" table:style-name="ce2">
            <text:p>143</text:p>
          </table:table-cell>
          <table:table-cell office:value-type="float" office:value="126" table:style-name="ce2">
            <text:p>126</text:p>
          </table:table-cell>
          <table:table-cell office:value-type="float" office:value="121" table:style-name="ce2">
            <text:p>121</text:p>
          </table:table-cell>
          <table:table-cell office:value-type="float" office:value="4.84" table:formula="of:=[.M590]/[.D590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68" table:style-name="ce2">
            <text:p>68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2" table:style-name="ce2">
            <text:p>6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7" table:formula="of:=[.A590]+1" table:style-name="ce2">
            <text:p>587</text:p>
          </table:table-cell>
          <table:table-cell office:value-type="boolean" office:boolean-value="true" table:formula="of:=OR(NOT([.R591]=&quot;?&quot;); NOT([.V591]=&quot;?&quot;);NOT([.Z591]=&quot;-&quot;))" table:style-name="ce2">
            <text:p>TRUE</text:p>
          </table:table-cell>
          <table:table-cell office:value-type="float" office:value="25" table:formula="of:=IFERROR(IFERROR([.O591]+[.V591]; [.O591]+[.Z591]); &quot;?&quot;)" table:style-name="ce2">
            <text:p>25</text:p>
          </table:table-cell>
          <table:table-cell office:value-type="float" office:value="25" table:formula="of:=MAX(IF([.C591]=&quot;?&quot;;0;[.C591]);[.J591])" table:style-name="ce2">
            <text:p>25</text:p>
          </table:table-cell>
          <table:table-cell office:value-type="string" table:style-name="ce2">
            <text:p>TREEPAIR_300_25_50_02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46" table:style-name="ce2">
            <text:p>146</text:p>
          </table:table-cell>
          <table:table-cell office:value-type="float" office:value="130" table:style-name="ce2">
            <text:p>130</text:p>
          </table:table-cell>
          <table:table-cell office:value-type="float" office:value="117" table:style-name="ce2">
            <text:p>117</text:p>
          </table:table-cell>
          <table:table-cell office:value-type="float" office:value="4.68" table:formula="of:=[.M591]/[.D591]" table:style-name="ce22">
            <text:p>4.7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3" table:style-name="ce2">
            <text:p>6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8" table:formula="of:=[.A591]+1" table:style-name="ce2">
            <text:p>588</text:p>
          </table:table-cell>
          <table:table-cell office:value-type="boolean" office:boolean-value="true" table:formula="of:=OR(NOT([.R592]=&quot;?&quot;); NOT([.V592]=&quot;?&quot;);NOT([.Z592]=&quot;-&quot;))" table:style-name="ce2">
            <text:p>TRUE</text:p>
          </table:table-cell>
          <table:table-cell office:value-type="float" office:value="25" table:formula="of:=IFERROR(IFERROR([.O592]+[.V592]; [.O592]+[.Z592]); &quot;?&quot;)" table:style-name="ce2">
            <text:p>25</text:p>
          </table:table-cell>
          <table:table-cell office:value-type="float" office:value="25" table:formula="of:=MAX(IF([.C592]=&quot;?&quot;;0;[.C592]);[.J592])" table:style-name="ce2">
            <text:p>25</text:p>
          </table:table-cell>
          <table:table-cell office:value-type="string" table:style-name="ce2">
            <text:p>TREEPAIR_300_25_50_03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131" table:style-name="ce2">
            <text:p>131</text:p>
          </table:table-cell>
          <table:table-cell office:value-type="float" office:value="123" table:style-name="ce2">
            <text:p>123</text:p>
          </table:table-cell>
          <table:table-cell office:value-type="float" office:value="114" table:style-name="ce2">
            <text:p>114</text:p>
          </table:table-cell>
          <table:table-cell office:value-type="float" office:value="4.5599999999999996" table:formula="of:=[.M592]/[.D592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89" table:formula="of:=[.A592]+1" table:style-name="ce2">
            <text:p>589</text:p>
          </table:table-cell>
          <table:table-cell office:value-type="boolean" office:boolean-value="true" table:formula="of:=OR(NOT([.R593]=&quot;?&quot;); NOT([.V593]=&quot;?&quot;);NOT([.Z593]=&quot;-&quot;))" table:style-name="ce2">
            <text:p>TRUE</text:p>
          </table:table-cell>
          <table:table-cell office:value-type="float" office:value="24" table:formula="of:=IFERROR(IFERROR([.O593]+[.V593]; [.O593]+[.Z593]); &quot;?&quot;)" table:style-name="ce2">
            <text:p>24</text:p>
          </table:table-cell>
          <table:table-cell office:value-type="float" office:value="24" table:formula="of:=MAX(IF([.C593]=&quot;?&quot;;0;[.C593]);[.J593])" table:style-name="ce2">
            <text:p>24</text:p>
          </table:table-cell>
          <table:table-cell office:value-type="string" table:style-name="ce2">
            <text:p>TREEPAIR_300_25_50_04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43" table:style-name="ce2">
            <text:p>143</text:p>
          </table:table-cell>
          <table:table-cell office:value-type="float" office:value="127" table:style-name="ce2">
            <text:p>127</text:p>
          </table:table-cell>
          <table:table-cell office:value-type="float" office:value="104" table:style-name="ce2">
            <text:p>104</text:p>
          </table:table-cell>
          <table:table-cell office:value-type="float" office:value="4.333333333333333" table:formula="of:=[.M593]/[.D593]" table:style-name="ce22">
            <text:p>4.3</text:p>
          </table:table-cell>
          <table:table-cell office:value-type="float" office:value="4" table:style-name="ce10">
            <text:p>4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0" table:formula="of:=[.A593]+1" table:style-name="ce2">
            <text:p>590</text:p>
          </table:table-cell>
          <table:table-cell office:value-type="boolean" office:boolean-value="true" table:formula="of:=OR(NOT([.R594]=&quot;?&quot;); NOT([.V594]=&quot;?&quot;);NOT([.Z594]=&quot;-&quot;))" table:style-name="ce2">
            <text:p>TRUE</text:p>
          </table:table-cell>
          <table:table-cell office:value-type="float" office:value="25" table:formula="of:=IFERROR(IFERROR([.O594]+[.V594]; [.O594]+[.Z594]); &quot;?&quot;)" table:style-name="ce2">
            <text:p>25</text:p>
          </table:table-cell>
          <table:table-cell office:value-type="float" office:value="25" table:formula="of:=MAX(IF([.C594]=&quot;?&quot;;0;[.C594]);[.J594])" table:style-name="ce2">
            <text:p>25</text:p>
          </table:table-cell>
          <table:table-cell office:value-type="string" table:style-name="ce2">
            <text:p>TREEPAIR_300_25_50_05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141" table:style-name="ce2">
            <text:p>141</text:p>
          </table:table-cell>
          <table:table-cell office:value-type="float" office:value="131" table:style-name="ce2">
            <text:p>131</text:p>
          </table:table-cell>
          <table:table-cell office:value-type="float" office:value="110" table:style-name="ce2">
            <text:p>110</text:p>
          </table:table-cell>
          <table:table-cell office:value-type="float" office:value="4.4000000000000004" table:formula="of:=[.M594]/[.D594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1" table:formula="of:=[.A594]+1" table:style-name="ce2">
            <text:p>591</text:p>
          </table:table-cell>
          <table:table-cell office:value-type="boolean" office:boolean-value="true" table:formula="of:=OR(NOT([.R595]=&quot;?&quot;); NOT([.V595]=&quot;?&quot;);NOT([.Z595]=&quot;-&quot;))" table:style-name="ce2">
            <text:p>TRUE</text:p>
          </table:table-cell>
          <table:table-cell office:value-type="float" office:value="25" table:formula="of:=IFERROR(IFERROR([.O595]+[.V595]; [.O595]+[.Z595]); &quot;?&quot;)" table:style-name="ce2">
            <text:p>25</text:p>
          </table:table-cell>
          <table:table-cell office:value-type="float" office:value="25" table:formula="of:=MAX(IF([.C595]=&quot;?&quot;;0;[.C595]);[.J595])" table:style-name="ce2">
            <text:p>25</text:p>
          </table:table-cell>
          <table:table-cell office:value-type="string" table:style-name="ce2">
            <text:p>TREEPAIR_300_25_70_01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54" table:style-name="ce2">
            <text:p>154</text:p>
          </table:table-cell>
          <table:table-cell office:value-type="float" office:value="132" table:style-name="ce2">
            <text:p>132</text:p>
          </table:table-cell>
          <table:table-cell office:value-type="float" office:value="114" table:style-name="ce2">
            <text:p>114</text:p>
          </table:table-cell>
          <table:table-cell office:value-type="float" office:value="4.5599999999999996" table:formula="of:=[.M595]/[.D595]" table:style-name="ce22">
            <text:p>4.6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2" table:formula="of:=[.A595]+1" table:style-name="ce2">
            <text:p>592</text:p>
          </table:table-cell>
          <table:table-cell office:value-type="boolean" office:boolean-value="true" table:formula="of:=OR(NOT([.R596]=&quot;?&quot;); NOT([.V596]=&quot;?&quot;);NOT([.Z596]=&quot;-&quot;))" table:style-name="ce2">
            <text:p>TRUE</text:p>
          </table:table-cell>
          <table:table-cell office:value-type="float" office:value="24" table:formula="of:=IFERROR(IFERROR([.O596]+[.V596]; [.O596]+[.Z596]); &quot;?&quot;)" table:style-name="ce2">
            <text:p>24</text:p>
          </table:table-cell>
          <table:table-cell office:value-type="float" office:value="24" table:formula="of:=MAX(IF([.C596]=&quot;?&quot;;0;[.C596]);[.J596])" table:style-name="ce2">
            <text:p>24</text:p>
          </table:table-cell>
          <table:table-cell office:value-type="string" table:style-name="ce2">
            <text:p>TREEPAIR_300_25_70_02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113" table:style-name="ce2">
            <text:p>113</text:p>
          </table:table-cell>
          <table:table-cell office:value-type="float" office:value="111" table:style-name="ce2">
            <text:p>111</text:p>
          </table:table-cell>
          <table:table-cell office:value-type="float" office:value="4.625" table:formula="of:=[.M596]/[.D596]" table:style-name="ce22">
            <text:p>4.6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3" table:formula="of:=[.A596]+1" table:style-name="ce2">
            <text:p>593</text:p>
          </table:table-cell>
          <table:table-cell office:value-type="boolean" office:boolean-value="true" table:formula="of:=OR(NOT([.R597]=&quot;?&quot;); NOT([.V597]=&quot;?&quot;);NOT([.Z597]=&quot;-&quot;))" table:style-name="ce2">
            <text:p>TRUE</text:p>
          </table:table-cell>
          <table:table-cell office:value-type="float" office:value="25" table:formula="of:=IFERROR(IFERROR([.O597]+[.V597]; [.O597]+[.Z597]); &quot;?&quot;)" table:style-name="ce2">
            <text:p>25</text:p>
          </table:table-cell>
          <table:table-cell office:value-type="float" office:value="25" table:formula="of:=MAX(IF([.C597]=&quot;?&quot;;0;[.C597]);[.J597])" table:style-name="ce2">
            <text:p>25</text:p>
          </table:table-cell>
          <table:table-cell office:value-type="string" table:style-name="ce2">
            <text:p>TREEPAIR_300_25_70_03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140" table:style-name="ce2">
            <text:p>140</text:p>
          </table:table-cell>
          <table:table-cell office:value-type="float" office:value="126" table:style-name="ce2">
            <text:p>126</text:p>
          </table:table-cell>
          <table:table-cell office:value-type="float" office:value="114" table:style-name="ce2">
            <text:p>114</text:p>
          </table:table-cell>
          <table:table-cell office:value-type="float" office:value="4.5599999999999996" table:formula="of:=[.M597]/[.D597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25" table:style-name="ce9">
            <text:p>25</text:p>
          </table:table-cell>
          <table:table-cell office:value-type="float" office:value="74" table:style-name="ce2">
            <text:p>74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4" table:formula="of:=[.A597]+1" table:style-name="ce2">
            <text:p>594</text:p>
          </table:table-cell>
          <table:table-cell office:value-type="boolean" office:boolean-value="true" table:formula="of:=OR(NOT([.R598]=&quot;?&quot;); NOT([.V598]=&quot;?&quot;);NOT([.Z598]=&quot;-&quot;))" table:style-name="ce2">
            <text:p>TRUE</text:p>
          </table:table-cell>
          <table:table-cell office:value-type="float" office:value="24" table:formula="of:=IFERROR(IFERROR([.O598]+[.V598]; [.O598]+[.Z598]); &quot;?&quot;)" table:style-name="ce2">
            <text:p>24</text:p>
          </table:table-cell>
          <table:table-cell office:value-type="float" office:value="24" table:formula="of:=MAX(IF([.C598]=&quot;?&quot;;0;[.C598]);[.J598])" table:style-name="ce2">
            <text:p>24</text:p>
          </table:table-cell>
          <table:table-cell office:value-type="string" table:style-name="ce2">
            <text:p>TREEPAIR_300_25_70_04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39" table:style-name="ce2">
            <text:p>139</text:p>
          </table:table-cell>
          <table:table-cell office:value-type="float" office:value="115" table:style-name="ce2">
            <text:p>115</text:p>
          </table:table-cell>
          <table:table-cell office:value-type="float" office:value="97" table:style-name="ce2">
            <text:p>97</text:p>
          </table:table-cell>
          <table:table-cell office:value-type="float" office:value="4.041666666666667" table:formula="of:=[.M598]/[.D598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5" table:formula="of:=[.A598]+1" table:style-name="ce2">
            <text:p>595</text:p>
          </table:table-cell>
          <table:table-cell office:value-type="boolean" office:boolean-value="true" table:formula="of:=OR(NOT([.R599]=&quot;?&quot;); NOT([.V599]=&quot;?&quot;);NOT([.Z599]=&quot;-&quot;))" table:style-name="ce2">
            <text:p>TRUE</text:p>
          </table:table-cell>
          <table:table-cell office:value-type="float" office:value="25" table:formula="of:=IFERROR(IFERROR([.O599]+[.V599]; [.O599]+[.Z599]); &quot;?&quot;)" table:style-name="ce2">
            <text:p>25</text:p>
          </table:table-cell>
          <table:table-cell office:value-type="float" office:value="25" table:formula="of:=MAX(IF([.C599]=&quot;?&quot;;0;[.C599]);[.J599])" table:style-name="ce2">
            <text:p>25</text:p>
          </table:table-cell>
          <table:table-cell office:value-type="string" table:style-name="ce2">
            <text:p>TREEPAIR_300_25_70_05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133" table:style-name="ce2">
            <text:p>133</text:p>
          </table:table-cell>
          <table:table-cell office:value-type="float" office:value="122" table:style-name="ce2">
            <text:p>122</text:p>
          </table:table-cell>
          <table:table-cell office:value-type="float" office:value="122" table:style-name="ce2">
            <text:p>122</text:p>
          </table:table-cell>
          <table:table-cell office:value-type="float" office:value="4.88" table:formula="of:=[.M599]/[.D599]" table:style-name="ce22">
            <text:p>4.9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6" table:formula="of:=[.A599]+1" table:style-name="ce2">
            <text:p>596</text:p>
          </table:table-cell>
          <table:table-cell office:value-type="boolean" office:boolean-value="true" table:formula="of:=OR(NOT([.R600]=&quot;?&quot;); NOT([.V600]=&quot;?&quot;);NOT([.Z600]=&quot;-&quot;))" table:style-name="ce2">
            <text:p>TRUE</text:p>
          </table:table-cell>
          <table:table-cell office:value-type="float" office:value="24" table:formula="of:=IFERROR(IFERROR([.O600]+[.V600]; [.O600]+[.Z600]); &quot;?&quot;)" table:style-name="ce2">
            <text:p>24</text:p>
          </table:table-cell>
          <table:table-cell office:value-type="float" office:value="24" table:formula="of:=MAX(IF([.C600]=&quot;?&quot;;0;[.C600]);[.J600])" table:style-name="ce2">
            <text:p>24</text:p>
          </table:table-cell>
          <table:table-cell office:value-type="string" table:style-name="ce2">
            <text:p>TREEPAIR_300_25_90_01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84" table:style-name="ce2">
            <text:p>184</text:p>
          </table:table-cell>
          <table:table-cell office:value-type="float" office:value="142" table:style-name="ce2">
            <text:p>142</text:p>
          </table:table-cell>
          <table:table-cell office:value-type="float" office:value="125" table:style-name="ce2">
            <text:p>125</text:p>
          </table:table-cell>
          <table:table-cell office:value-type="float" office:value="5.208333333333333" table:formula="of:=[.M600]/[.D600]" table:style-name="ce22">
            <text:p>5.2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7" table:formula="of:=[.A600]+1" table:style-name="ce2">
            <text:p>597</text:p>
          </table:table-cell>
          <table:table-cell office:value-type="boolean" office:boolean-value="true" table:formula="of:=OR(NOT([.R601]=&quot;?&quot;); NOT([.V601]=&quot;?&quot;);NOT([.Z601]=&quot;-&quot;))" table:style-name="ce2">
            <text:p>TRUE</text:p>
          </table:table-cell>
          <table:table-cell office:value-type="float" office:value="25" table:formula="of:=IFERROR(IFERROR([.O601]+[.V601]; [.O601]+[.Z601]); &quot;?&quot;)" table:style-name="ce2">
            <text:p>25</text:p>
          </table:table-cell>
          <table:table-cell office:value-type="float" office:value="25" table:formula="of:=MAX(IF([.C601]=&quot;?&quot;;0;[.C601]);[.J601])" table:style-name="ce2">
            <text:p>25</text:p>
          </table:table-cell>
          <table:table-cell office:value-type="string" table:style-name="ce2">
            <text:p>TREEPAIR_300_25_90_02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158" table:style-name="ce2">
            <text:p>158</text:p>
          </table:table-cell>
          <table:table-cell office:value-type="float" office:value="131" table:style-name="ce2">
            <text:p>131</text:p>
          </table:table-cell>
          <table:table-cell office:value-type="float" office:value="121" table:style-name="ce2">
            <text:p>121</text:p>
          </table:table-cell>
          <table:table-cell office:value-type="float" office:value="4.84" table:formula="of:=[.M601]/[.D601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8" table:formula="of:=[.A601]+1" table:style-name="ce2">
            <text:p>598</text:p>
          </table:table-cell>
          <table:table-cell office:value-type="boolean" office:boolean-value="true" table:formula="of:=OR(NOT([.R602]=&quot;?&quot;); NOT([.V602]=&quot;?&quot;);NOT([.Z602]=&quot;-&quot;))" table:style-name="ce2">
            <text:p>TRUE</text:p>
          </table:table-cell>
          <table:table-cell office:value-type="float" office:value="25" table:formula="of:=IFERROR(IFERROR([.O602]+[.V602]; [.O602]+[.Z602]); &quot;?&quot;)" table:style-name="ce2">
            <text:p>25</text:p>
          </table:table-cell>
          <table:table-cell office:value-type="float" office:value="25" table:formula="of:=MAX(IF([.C602]=&quot;?&quot;;0;[.C602]);[.J602])" table:style-name="ce2">
            <text:p>25</text:p>
          </table:table-cell>
          <table:table-cell office:value-type="string" table:style-name="ce2">
            <text:p>TREEPAIR_300_25_90_03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17">
            <text:p>24</text:p>
          </table:table-cell>
          <table:table-cell office:value-type="float" office:value="169" table:style-name="ce2">
            <text:p>169</text:p>
          </table:table-cell>
          <table:table-cell office:value-type="float" office:value="135" table:style-name="ce2">
            <text:p>135</text:p>
          </table:table-cell>
          <table:table-cell office:value-type="float" office:value="110" table:style-name="ce2">
            <text:p>110</text:p>
          </table:table-cell>
          <table:table-cell office:value-type="float" office:value="4.4000000000000004" table:formula="of:=[.M602]/[.D602]" table:style-name="ce22">
            <text:p>4.4</text:p>
          </table:table-cell>
          <table:table-cell office:value-type="float" office:value="5" table:style-name="ce10">
            <text:p>5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599" table:formula="of:=[.A602]+1" table:style-name="ce2">
            <text:p>599</text:p>
          </table:table-cell>
          <table:table-cell office:value-type="boolean" office:boolean-value="true" table:formula="of:=OR(NOT([.R603]=&quot;?&quot;); NOT([.V603]=&quot;?&quot;);NOT([.Z603]=&quot;-&quot;))" table:style-name="ce2">
            <text:p>TRUE</text:p>
          </table:table-cell>
          <table:table-cell office:value-type="float" office:value="24" table:formula="of:=IFERROR(IFERROR([.O603]+[.V603]; [.O603]+[.Z603]); &quot;?&quot;)" table:style-name="ce2">
            <text:p>24</text:p>
          </table:table-cell>
          <table:table-cell office:value-type="float" office:value="24" table:formula="of:=MAX(IF([.C603]=&quot;?&quot;;0;[.C603]);[.J603])" table:style-name="ce2">
            <text:p>24</text:p>
          </table:table-cell>
          <table:table-cell office:value-type="string" table:style-name="ce2">
            <text:p>TREEPAIR_300_25_90_04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3" table:style-name="ce17">
            <text:p>23</text:p>
          </table:table-cell>
          <table:table-cell office:value-type="float" office:value="169" table:style-name="ce2">
            <text:p>169</text:p>
          </table:table-cell>
          <table:table-cell office:value-type="float" office:value="143" table:style-name="ce2">
            <text:p>143</text:p>
          </table:table-cell>
          <table:table-cell office:value-type="float" office:value="136" table:style-name="ce2">
            <text:p>136</text:p>
          </table:table-cell>
          <table:table-cell office:value-type="float" office:value="5.666666666666667" table:formula="of:=[.M603]/[.D603]" table:style-name="ce22">
            <text:p>5.7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0" table:formula="of:=[.A603]+1" table:style-name="ce2">
            <text:p>600</text:p>
          </table:table-cell>
          <table:table-cell office:value-type="boolean" office:boolean-value="true" table:formula="of:=OR(NOT([.R604]=&quot;?&quot;); NOT([.V604]=&quot;?&quot;);NOT([.Z604]=&quot;-&quot;))" table:style-name="ce2">
            <text:p>TRUE</text:p>
          </table:table-cell>
          <table:table-cell office:value-type="float" office:value="24" table:formula="of:=IFERROR(IFERROR([.O604]+[.V604]; [.O604]+[.Z604]); &quot;?&quot;)" table:style-name="ce2">
            <text:p>24</text:p>
          </table:table-cell>
          <table:table-cell office:value-type="float" office:value="24" table:formula="of:=MAX(IF([.C604]=&quot;?&quot;;0;[.C604]);[.J604])" table:style-name="ce2">
            <text:p>24</text:p>
          </table:table-cell>
          <table:table-cell office:value-type="string" table:style-name="ce2">
            <text:p>TREEPAIR_300_25_90_05</text:p>
          </table:table-cell>
          <table:table-cell office:value-type="float" office:value="300" table:style-name="ce2">
            <text:p>30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155" table:style-name="ce2">
            <text:p>155</text:p>
          </table:table-cell>
          <table:table-cell office:value-type="float" office:value="128" table:style-name="ce2">
            <text:p>128</text:p>
          </table:table-cell>
          <table:table-cell office:value-type="float" office:value="93" table:style-name="ce2">
            <text:p>93</text:p>
          </table:table-cell>
          <table:table-cell office:value-type="float" office:value="3.875" table:formula="of:=[.M604]/[.D604]" table:style-name="ce22">
            <text:p>3.9</text:p>
          </table:table-cell>
          <table:table-cell office:value-type="float" office:value="5" table:style-name="ce10">
            <text:p>5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9">
            <text:p>18</text:p>
          </table:table-cell>
          <table:table-cell office:value-type="float" office:value="52" table:style-name="ce2">
            <text:p>5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1" table:formula="of:=[.A604]+1" table:style-name="ce2">
            <text:p>601</text:p>
          </table:table-cell>
          <table:table-cell office:value-type="boolean" office:boolean-value="true" table:formula="of:=OR(NOT([.R605]=&quot;?&quot;); NOT([.V605]=&quot;?&quot;);NOT([.Z605]=&quot;-&quot;))" table:style-name="ce2">
            <text:p>TRUE</text:p>
          </table:table-cell>
          <table:table-cell office:value-type="float" office:value="29" table:formula="of:=IFERROR(IFERROR([.O605]+[.V605]; [.O605]+[.Z605]); &quot;?&quot;)" table:style-name="ce2">
            <text:p>29</text:p>
          </table:table-cell>
          <table:table-cell office:value-type="float" office:value="29" table:formula="of:=MAX(IF([.C605]=&quot;?&quot;;0;[.C605]);[.J605])" table:style-name="ce2">
            <text:p>29</text:p>
          </table:table-cell>
          <table:table-cell office:value-type="string" table:style-name="ce2">
            <text:p>TREEPAIR_300_30_50_01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140" table:style-name="ce2">
            <text:p>140</text:p>
          </table:table-cell>
          <table:table-cell office:value-type="float" office:value="133" table:style-name="ce2">
            <text:p>133</text:p>
          </table:table-cell>
          <table:table-cell office:value-type="float" office:value="126" table:style-name="ce2">
            <text:p>126</text:p>
          </table:table-cell>
          <table:table-cell office:value-type="float" office:value="4.3448275862068968" table:formula="of:=[.M605]/[.D605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2" table:formula="of:=[.A605]+1" table:style-name="ce2">
            <text:p>602</text:p>
          </table:table-cell>
          <table:table-cell office:value-type="boolean" office:boolean-value="true" table:formula="of:=OR(NOT([.R606]=&quot;?&quot;); NOT([.V606]=&quot;?&quot;);NOT([.Z606]=&quot;-&quot;))" table:style-name="ce2">
            <text:p>TRUE</text:p>
          </table:table-cell>
          <table:table-cell office:value-type="float" office:value="28" table:formula="of:=IFERROR(IFERROR([.O606]+[.V606]; [.O606]+[.Z606]); &quot;?&quot;)" table:style-name="ce2">
            <text:p>28</text:p>
          </table:table-cell>
          <table:table-cell office:value-type="float" office:value="28" table:formula="of:=MAX(IF([.C606]=&quot;?&quot;;0;[.C606]);[.J606])" table:style-name="ce2">
            <text:p>28</text:p>
          </table:table-cell>
          <table:table-cell office:value-type="string" table:style-name="ce2">
            <text:p>TREEPAIR_300_30_50_02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17">
            <text:p>28</text:p>
          </table:table-cell>
          <table:table-cell office:value-type="float" office:value="142" table:style-name="ce2">
            <text:p>142</text:p>
          </table:table-cell>
          <table:table-cell office:value-type="float" office:value="128" table:style-name="ce2">
            <text:p>128</text:p>
          </table:table-cell>
          <table:table-cell office:value-type="float" office:value="117" table:style-name="ce2">
            <text:p>117</text:p>
          </table:table-cell>
          <table:table-cell office:value-type="float" office:value="4.1785714285714288" table:formula="of:=[.M606]/[.D606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3" table:formula="of:=[.A606]+1" table:style-name="ce2">
            <text:p>603</text:p>
          </table:table-cell>
          <table:table-cell office:value-type="boolean" office:boolean-value="true" table:formula="of:=OR(NOT([.R607]=&quot;?&quot;); NOT([.V607]=&quot;?&quot;);NOT([.Z607]=&quot;-&quot;))" table:style-name="ce2">
            <text:p>TRUE</text:p>
          </table:table-cell>
          <table:table-cell office:value-type="float" office:value="29" table:formula="of:=IFERROR(IFERROR([.O607]+[.V607]; [.O607]+[.Z607]); &quot;?&quot;)" table:style-name="ce2">
            <text:p>29</text:p>
          </table:table-cell>
          <table:table-cell office:value-type="float" office:value="29" table:formula="of:=MAX(IF([.C607]=&quot;?&quot;;0;[.C607]);[.J607])" table:style-name="ce2">
            <text:p>29</text:p>
          </table:table-cell>
          <table:table-cell office:value-type="string" table:style-name="ce2">
            <text:p>TREEPAIR_300_30_50_03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9" table:style-name="ce17">
            <text:p>29</text:p>
          </table:table-cell>
          <table:table-cell office:value-type="float" office:value="141" table:style-name="ce2">
            <text:p>141</text:p>
          </table:table-cell>
          <table:table-cell office:value-type="float" office:value="131" table:style-name="ce2">
            <text:p>131</text:p>
          </table:table-cell>
          <table:table-cell office:value-type="float" office:value="116" table:style-name="ce2">
            <text:p>116</text:p>
          </table:table-cell>
          <table:table-cell office:value-type="float" office:value="4" table:formula="of:=[.M607]/[.D607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4" table:formula="of:=[.A607]+1" table:style-name="ce2">
            <text:p>604</text:p>
          </table:table-cell>
          <table:table-cell office:value-type="boolean" office:boolean-value="true" table:formula="of:=OR(NOT([.R608]=&quot;?&quot;); NOT([.V608]=&quot;?&quot;);NOT([.Z608]=&quot;-&quot;))" table:style-name="ce2">
            <text:p>TRUE</text:p>
          </table:table-cell>
          <table:table-cell office:value-type="float" office:value="29" table:formula="of:=IFERROR(IFERROR([.O608]+[.V608]; [.O608]+[.Z608]); &quot;?&quot;)" table:style-name="ce2">
            <text:p>29</text:p>
          </table:table-cell>
          <table:table-cell office:value-type="float" office:value="29" table:formula="of:=MAX(IF([.C608]=&quot;?&quot;;0;[.C608]);[.J608])" table:style-name="ce2">
            <text:p>29</text:p>
          </table:table-cell>
          <table:table-cell office:value-type="string" table:style-name="ce2">
            <text:p>TREEPAIR_300_30_50_04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17">
            <text:p>29</text:p>
          </table:table-cell>
          <table:table-cell office:value-type="float" office:value="147" table:style-name="ce2">
            <text:p>147</text:p>
          </table:table-cell>
          <table:table-cell office:value-type="float" office:value="138" table:style-name="ce2">
            <text:p>138</text:p>
          </table:table-cell>
          <table:table-cell office:value-type="float" office:value="128" table:style-name="ce2">
            <text:p>128</text:p>
          </table:table-cell>
          <table:table-cell office:value-type="float" office:value="4.4137931034482758" table:formula="of:=[.M608]/[.D608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78" table:style-name="ce2">
            <text:p>78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5" table:formula="of:=[.A608]+1" table:style-name="ce2">
            <text:p>605</text:p>
          </table:table-cell>
          <table:table-cell office:value-type="boolean" office:boolean-value="true" table:formula="of:=OR(NOT([.R609]=&quot;?&quot;); NOT([.V609]=&quot;?&quot;);NOT([.Z609]=&quot;-&quot;))" table:style-name="ce2">
            <text:p>TRUE</text:p>
          </table:table-cell>
          <table:table-cell office:value-type="float" office:value="30" table:formula="of:=IFERROR(IFERROR([.O609]+[.V609]; [.O609]+[.Z609]); &quot;?&quot;)" table:style-name="ce2">
            <text:p>30</text:p>
          </table:table-cell>
          <table:table-cell office:value-type="float" office:value="30" table:formula="of:=MAX(IF([.C609]=&quot;?&quot;;0;[.C609]);[.J609])" table:style-name="ce2">
            <text:p>30</text:p>
          </table:table-cell>
          <table:table-cell office:value-type="string" table:style-name="ce2">
            <text:p>TREEPAIR_300_30_50_05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40" table:style-name="ce2">
            <text:p>140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4.3" table:formula="of:=[.M609]/[.D609]" table:style-name="ce22">
            <text:p>4.3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73" table:style-name="ce2">
            <text:p>7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9">
            <text:p>25</text:p>
          </table:table-cell>
          <table:table-cell office:value-type="float" office:value="73" table:style-name="ce2">
            <text:p>7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6" table:formula="of:=[.A609]+1" table:style-name="ce2">
            <text:p>606</text:p>
          </table:table-cell>
          <table:table-cell office:value-type="boolean" office:boolean-value="true" table:formula="of:=OR(NOT([.R610]=&quot;?&quot;); NOT([.V610]=&quot;?&quot;);NOT([.Z610]=&quot;-&quot;))" table:style-name="ce2">
            <text:p>TRUE</text:p>
          </table:table-cell>
          <table:table-cell office:value-type="float" office:value="30" table:formula="of:=IFERROR(IFERROR([.O610]+[.V610]; [.O610]+[.Z610]); &quot;?&quot;)" table:style-name="ce2">
            <text:p>30</text:p>
          </table:table-cell>
          <table:table-cell office:value-type="float" office:value="30" table:formula="of:=MAX(IF([.C610]=&quot;?&quot;;0;[.C610]);[.J610])" table:style-name="ce2">
            <text:p>30</text:p>
          </table:table-cell>
          <table:table-cell office:value-type="string" table:style-name="ce2">
            <text:p>TREEPAIR_300_30_70_01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60" table:style-name="ce2">
            <text:p>160</text:p>
          </table:table-cell>
          <table:table-cell office:value-type="float" office:value="151" table:style-name="ce2">
            <text:p>151</text:p>
          </table:table-cell>
          <table:table-cell office:value-type="float" office:value="139" table:style-name="ce2">
            <text:p>139</text:p>
          </table:table-cell>
          <table:table-cell office:value-type="float" office:value="4.6333333333333337" table:formula="of:=[.M610]/[.D610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7" table:formula="of:=[.A610]+1" table:style-name="ce2">
            <text:p>607</text:p>
          </table:table-cell>
          <table:table-cell office:value-type="boolean" office:boolean-value="true" table:formula="of:=OR(NOT([.R611]=&quot;?&quot;); NOT([.V611]=&quot;?&quot;);NOT([.Z611]=&quot;-&quot;))" table:style-name="ce2">
            <text:p>TRUE</text:p>
          </table:table-cell>
          <table:table-cell office:value-type="float" office:value="28" table:formula="of:=IFERROR(IFERROR([.O611]+[.V611]; [.O611]+[.Z611]); &quot;?&quot;)" table:style-name="ce2">
            <text:p>28</text:p>
          </table:table-cell>
          <table:table-cell office:value-type="float" office:value="28" table:formula="of:=MAX(IF([.C611]=&quot;?&quot;;0;[.C611]);[.J611])" table:style-name="ce2">
            <text:p>28</text:p>
          </table:table-cell>
          <table:table-cell office:value-type="string" table:style-name="ce2">
            <text:p>TREEPAIR_300_30_70_02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17">
            <text:p>28</text:p>
          </table:table-cell>
          <table:table-cell office:value-type="float" office:value="169" table:style-name="ce2">
            <text:p>169</text:p>
          </table:table-cell>
          <table:table-cell office:value-type="float" office:value="146" table:style-name="ce2">
            <text:p>146</text:p>
          </table:table-cell>
          <table:table-cell office:value-type="float" office:value="122" table:style-name="ce2">
            <text:p>122</text:p>
          </table:table-cell>
          <table:table-cell office:value-type="float" office:value="4.3571428571428568" table:formula="of:=[.M611]/[.D611]" table:style-name="ce22">
            <text:p>4.4</text:p>
          </table:table-cell>
          <table:table-cell office:value-type="float" office:value="5" table:style-name="ce10">
            <text:p>5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2">
            <text:p>6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8" table:formula="of:=[.A611]+1" table:style-name="ce2">
            <text:p>608</text:p>
          </table:table-cell>
          <table:table-cell office:value-type="boolean" office:boolean-value="true" table:formula="of:=OR(NOT([.R612]=&quot;?&quot;); NOT([.V612]=&quot;?&quot;);NOT([.Z612]=&quot;-&quot;))" table:style-name="ce2">
            <text:p>TRUE</text:p>
          </table:table-cell>
          <table:table-cell office:value-type="float" office:value="28" table:formula="of:=IFERROR(IFERROR([.O612]+[.V612]; [.O612]+[.Z612]); &quot;?&quot;)" table:style-name="ce2">
            <text:p>28</text:p>
          </table:table-cell>
          <table:table-cell office:value-type="float" office:value="28" table:formula="of:=MAX(IF([.C612]=&quot;?&quot;;0;[.C612]);[.J612])" table:style-name="ce2">
            <text:p>28</text:p>
          </table:table-cell>
          <table:table-cell office:value-type="string" table:style-name="ce2">
            <text:p>TREEPAIR_300_30_70_03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49" table:style-name="ce2">
            <text:p>149</text:p>
          </table:table-cell>
          <table:table-cell office:value-type="float" office:value="136" table:style-name="ce2">
            <text:p>136</text:p>
          </table:table-cell>
          <table:table-cell office:value-type="float" office:value="125" table:style-name="ce2">
            <text:p>125</text:p>
          </table:table-cell>
          <table:table-cell office:value-type="float" office:value="4.4642857142857144" table:formula="of:=[.M612]/[.D612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25" table:style-name="ce9">
            <text:p>25</text:p>
          </table:table-cell>
          <table:table-cell office:value-type="float" office:value="73" table:style-name="ce2">
            <text:p>73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09" table:formula="of:=[.A612]+1" table:style-name="ce2">
            <text:p>609</text:p>
          </table:table-cell>
          <table:table-cell office:value-type="boolean" office:boolean-value="true" table:formula="of:=OR(NOT([.R613]=&quot;?&quot;); NOT([.V613]=&quot;?&quot;);NOT([.Z613]=&quot;-&quot;))" table:style-name="ce2">
            <text:p>TRUE</text:p>
          </table:table-cell>
          <table:table-cell office:value-type="float" office:value="29" table:formula="of:=IFERROR(IFERROR([.O613]+[.V613]; [.O613]+[.Z613]); &quot;?&quot;)" table:style-name="ce2">
            <text:p>29</text:p>
          </table:table-cell>
          <table:table-cell office:value-type="float" office:value="29" table:formula="of:=MAX(IF([.C613]=&quot;?&quot;;0;[.C613]);[.J613])" table:style-name="ce2">
            <text:p>29</text:p>
          </table:table-cell>
          <table:table-cell office:value-type="string" table:style-name="ce2">
            <text:p>TREEPAIR_300_30_70_04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17">
            <text:p>29</text:p>
          </table:table-cell>
          <table:table-cell office:value-type="float" office:value="152" table:style-name="ce2">
            <text:p>152</text:p>
          </table:table-cell>
          <table:table-cell office:value-type="float" office:value="136" table:style-name="ce2">
            <text:p>136</text:p>
          </table:table-cell>
          <table:table-cell office:value-type="float" office:value="125" table:style-name="ce2">
            <text:p>125</text:p>
          </table:table-cell>
          <table:table-cell office:value-type="float" office:value="4.3103448275862073" table:formula="of:=[.M613]/[.D613]" table:style-name="ce22">
            <text:p>4.3</text:p>
          </table:table-cell>
          <table:table-cell office:value-type="float" office:value="2" table:style-name="ce10">
            <text:p>2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0" table:formula="of:=[.A613]+1" table:style-name="ce2">
            <text:p>610</text:p>
          </table:table-cell>
          <table:table-cell office:value-type="boolean" office:boolean-value="true" table:formula="of:=OR(NOT([.R614]=&quot;?&quot;); NOT([.V614]=&quot;?&quot;);NOT([.Z614]=&quot;-&quot;))" table:style-name="ce2">
            <text:p>TRUE</text:p>
          </table:table-cell>
          <table:table-cell office:value-type="float" office:value="29" table:formula="of:=IFERROR(IFERROR([.O614]+[.V614]; [.O614]+[.Z614]); &quot;?&quot;)" table:style-name="ce2">
            <text:p>29</text:p>
          </table:table-cell>
          <table:table-cell office:value-type="float" office:value="29" table:formula="of:=MAX(IF([.C614]=&quot;?&quot;;0;[.C614]);[.J614])" table:style-name="ce2">
            <text:p>29</text:p>
          </table:table-cell>
          <table:table-cell office:value-type="string" table:style-name="ce2">
            <text:p>TREEPAIR_300_30_70_05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140" table:style-name="ce2">
            <text:p>140</text:p>
          </table:table-cell>
          <table:table-cell office:value-type="float" office:value="127" table:style-name="ce2">
            <text:p>127</text:p>
          </table:table-cell>
          <table:table-cell office:value-type="float" office:value="107" table:style-name="ce2">
            <text:p>107</text:p>
          </table:table-cell>
          <table:table-cell office:value-type="float" office:value="3.6896551724137931" table:formula="of:=[.M614]/[.D614]" table:style-name="ce22">
            <text:p>3.7</text:p>
          </table:table-cell>
          <table:table-cell office:value-type="float" office:value="5" table:style-name="ce10">
            <text:p>5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?</text:p>
          </table:table-cell>
          <table:table-cell office:value-type="float" office:value="29" table:style-name="ce2">
            <text:p>29</text:p>
          </table:table-cell>
          <table:table-cell office:value-type="float" office:value="19" table:style-name="ce9">
            <text:p>19</text:p>
          </table:table-cell>
          <table:table-cell office:value-type="float" office:value="55" table:style-name="ce2">
            <text:p>55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1" table:formula="of:=[.A614]+1" table:style-name="ce2">
            <text:p>611</text:p>
          </table:table-cell>
          <table:table-cell office:value-type="boolean" office:boolean-value="true" table:formula="of:=OR(NOT([.R615]=&quot;?&quot;); NOT([.V615]=&quot;?&quot;);NOT([.Z615]=&quot;-&quot;))" table:style-name="ce2">
            <text:p>TRUE</text:p>
          </table:table-cell>
          <table:table-cell office:value-type="float" office:value="28" table:formula="of:=IFERROR(IFERROR([.O615]+[.V615]; [.O615]+[.Z615]); &quot;?&quot;)" table:style-name="ce2">
            <text:p>28</text:p>
          </table:table-cell>
          <table:table-cell office:value-type="float" office:value="28" table:formula="of:=MAX(IF([.C615]=&quot;?&quot;;0;[.C615]);[.J615])" table:style-name="ce2">
            <text:p>28</text:p>
          </table:table-cell>
          <table:table-cell office:value-type="string" table:style-name="ce2">
            <text:p>TREEPAIR_300_30_90_01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17">
            <text:p>28</text:p>
          </table:table-cell>
          <table:table-cell office:value-type="float" office:value="168" table:style-name="ce2">
            <text:p>168</text:p>
          </table:table-cell>
          <table:table-cell office:value-type="float" office:value="141" table:style-name="ce2">
            <text:p>141</text:p>
          </table:table-cell>
          <table:table-cell office:value-type="float" office:value="129" table:style-name="ce2">
            <text:p>129</text:p>
          </table:table-cell>
          <table:table-cell office:value-type="float" office:value="4.6071428571428568" table:formula="of:=[.M615]/[.D615]" table:style-name="ce22">
            <text:p>4.6</text:p>
          </table:table-cell>
          <table:table-cell office:value-type="float" office:value="1" table:style-name="ce10">
            <text:p>1</text:p>
          </table:table-cell>
          <table:table-cell office:value-type="float" office:value="27" table:style-name="ce9">
            <text:p>27</text:p>
          </table:table-cell>
          <table:table-cell office:value-type="float" office:value="78" table:style-name="ce2">
            <text:p>7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2" table:formula="of:=[.A615]+1" table:style-name="ce2">
            <text:p>612</text:p>
          </table:table-cell>
          <table:table-cell office:value-type="boolean" office:boolean-value="true" table:formula="of:=OR(NOT([.R616]=&quot;?&quot;); NOT([.V616]=&quot;?&quot;);NOT([.Z616]=&quot;-&quot;))" table:style-name="ce2">
            <text:p>TRUE</text:p>
          </table:table-cell>
          <table:table-cell office:value-type="float" office:value="28" table:formula="of:=IFERROR(IFERROR([.O616]+[.V616]; [.O616]+[.Z616]); &quot;?&quot;)" table:style-name="ce2">
            <text:p>28</text:p>
          </table:table-cell>
          <table:table-cell office:value-type="float" office:value="28" table:formula="of:=MAX(IF([.C616]=&quot;?&quot;;0;[.C616]);[.J616])" table:style-name="ce2">
            <text:p>28</text:p>
          </table:table-cell>
          <table:table-cell office:value-type="string" table:style-name="ce2">
            <text:p>TREEPAIR_300_30_90_02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17">
            <text:p>27</text:p>
          </table:table-cell>
          <table:table-cell office:value-type="float" office:value="175" table:style-name="ce2">
            <text:p>175</text:p>
          </table:table-cell>
          <table:table-cell office:value-type="float" office:value="135" table:style-name="ce2">
            <text:p>135</text:p>
          </table:table-cell>
          <table:table-cell office:value-type="float" office:value="130" table:style-name="ce2">
            <text:p>130</text:p>
          </table:table-cell>
          <table:table-cell office:value-type="float" office:value="4.6428571428571432" table:formula="of:=[.M616]/[.D616]" table:style-name="ce22">
            <text:p>4.6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3" table:formula="of:=[.A616]+1" table:style-name="ce2">
            <text:p>613</text:p>
          </table:table-cell>
          <table:table-cell office:value-type="boolean" office:boolean-value="true" table:formula="of:=OR(NOT([.R617]=&quot;?&quot;); NOT([.V617]=&quot;?&quot;);NOT([.Z617]=&quot;-&quot;))" table:style-name="ce2">
            <text:p>TRUE</text:p>
          </table:table-cell>
          <table:table-cell office:value-type="float" office:value="28" table:formula="of:=IFERROR(IFERROR([.O617]+[.V617]; [.O617]+[.Z617]); &quot;?&quot;)" table:style-name="ce2">
            <text:p>28</text:p>
          </table:table-cell>
          <table:table-cell office:value-type="float" office:value="28" table:formula="of:=MAX(IF([.C617]=&quot;?&quot;;0;[.C617]);[.J617])" table:style-name="ce2">
            <text:p>28</text:p>
          </table:table-cell>
          <table:table-cell office:value-type="string" table:style-name="ce2">
            <text:p>TREEPAIR_300_30_90_03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68" table:style-name="ce2">
            <text:p>168</text:p>
          </table:table-cell>
          <table:table-cell office:value-type="float" office:value="138" table:style-name="ce2">
            <text:p>138</text:p>
          </table:table-cell>
          <table:table-cell office:value-type="float" office:value="123" table:style-name="ce2">
            <text:p>123</text:p>
          </table:table-cell>
          <table:table-cell office:value-type="float" office:value="4.3928571428571432" table:formula="of:=[.M617]/[.D617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4" table:formula="of:=[.A617]+1" table:style-name="ce2">
            <text:p>614</text:p>
          </table:table-cell>
          <table:table-cell office:value-type="boolean" office:boolean-value="true" table:formula="of:=OR(NOT([.R618]=&quot;?&quot;); NOT([.V618]=&quot;?&quot;);NOT([.Z618]=&quot;-&quot;))" table:style-name="ce2">
            <text:p>TRUE</text:p>
          </table:table-cell>
          <table:table-cell office:value-type="float" office:value="30" table:formula="of:=IFERROR(IFERROR([.O618]+[.V618]; [.O618]+[.Z618]); &quot;?&quot;)" table:style-name="ce2">
            <text:p>30</text:p>
          </table:table-cell>
          <table:table-cell office:value-type="float" office:value="30" table:formula="of:=MAX(IF([.C618]=&quot;?&quot;;0;[.C618]);[.J618])" table:style-name="ce2">
            <text:p>30</text:p>
          </table:table-cell>
          <table:table-cell office:value-type="string" table:style-name="ce2">
            <text:p>TREEPAIR_300_30_90_04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81" table:style-name="ce2">
            <text:p>181</text:p>
          </table:table-cell>
          <table:table-cell office:value-type="float" office:value="161" table:style-name="ce2">
            <text:p>161</text:p>
          </table:table-cell>
          <table:table-cell office:value-type="float" office:value="156" table:style-name="ce2">
            <text:p>156</text:p>
          </table:table-cell>
          <table:table-cell office:value-type="float" office:value="5.2" table:formula="of:=[.M618]/[.D618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29" table:style-name="ce9">
            <text:p>29</text:p>
          </table:table-cell>
          <table:table-cell office:value-type="float" office:value="87" table:style-name="ce2">
            <text:p>8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9">
            <text:p>29</text:p>
          </table:table-cell>
          <table:table-cell office:value-type="float" office:value="87" table:style-name="ce2">
            <text:p>87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5" table:formula="of:=[.A618]+1" table:style-name="ce2">
            <text:p>615</text:p>
          </table:table-cell>
          <table:table-cell office:value-type="boolean" office:boolean-value="true" table:formula="of:=OR(NOT([.R619]=&quot;?&quot;); NOT([.V619]=&quot;?&quot;);NOT([.Z619]=&quot;-&quot;))" table:style-name="ce2">
            <text:p>TRUE</text:p>
          </table:table-cell>
          <table:table-cell office:value-type="float" office:value="28" table:formula="of:=IFERROR(IFERROR([.O619]+[.V619]; [.O619]+[.Z619]); &quot;?&quot;)" table:style-name="ce2">
            <text:p>28</text:p>
          </table:table-cell>
          <table:table-cell office:value-type="float" office:value="28" table:formula="of:=MAX(IF([.C619]=&quot;?&quot;;0;[.C619]);[.J619])" table:style-name="ce2">
            <text:p>28</text:p>
          </table:table-cell>
          <table:table-cell office:value-type="string" table:style-name="ce2">
            <text:p>TREEPAIR_300_30_90_05</text:p>
          </table:table-cell>
          <table:table-cell office:value-type="float" office:value="300" table:style-name="ce2">
            <text:p>30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8" table:style-name="ce17">
            <text:p>28</text:p>
          </table:table-cell>
          <table:table-cell office:value-type="float" office:value="160" table:style-name="ce2">
            <text:p>160</text:p>
          </table:table-cell>
          <table:table-cell office:value-type="float" office:value="128" table:style-name="ce2">
            <text:p>128</text:p>
          </table:table-cell>
          <table:table-cell office:value-type="float" office:value="123" table:style-name="ce2">
            <text:p>123</text:p>
          </table:table-cell>
          <table:table-cell office:value-type="float" office:value="4.3928571428571432" table:formula="of:=[.M619]/[.D619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9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6" table:formula="of:=[.A619]+1" table:style-name="ce2">
            <text:p>616</text:p>
          </table:table-cell>
          <table:table-cell office:value-type="boolean" office:boolean-value="true" table:formula="of:=OR(NOT([.R620]=&quot;?&quot;); NOT([.V620]=&quot;?&quot;);NOT([.Z620]=&quot;-&quot;))" table:style-name="ce2">
            <text:p>TRUE</text:p>
          </table:table-cell>
          <table:table-cell office:value-type="float" office:value="34" table:formula="of:=IFERROR(IFERROR([.O620]+[.V620]; [.O620]+[.Z620]); &quot;?&quot;)" table:style-name="ce2">
            <text:p>34</text:p>
          </table:table-cell>
          <table:table-cell office:value-type="float" office:value="34" table:formula="of:=MAX(IF([.C620]=&quot;?&quot;;0;[.C620]);[.J620])" table:style-name="ce2">
            <text:p>34</text:p>
          </table:table-cell>
          <table:table-cell office:value-type="string" table:style-name="ce2">
            <text:p>TREEPAIR_300_35_50_01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4" table:style-name="ce17">
            <text:p>34</text:p>
          </table:table-cell>
          <table:table-cell office:value-type="float" office:value="152" table:style-name="ce2">
            <text:p>152</text:p>
          </table:table-cell>
          <table:table-cell office:value-type="float" office:value="143" table:style-name="ce2">
            <text:p>143</text:p>
          </table:table-cell>
          <table:table-cell office:value-type="float" office:value="127" table:style-name="ce2">
            <text:p>127</text:p>
          </table:table-cell>
          <table:table-cell office:value-type="float" office:value="3.7352941176470589" table:formula="of:=[.M620]/[.D620]" table:style-name="ce22">
            <text:p>3.7</text:p>
          </table:table-cell>
          <table:table-cell office:value-type="float" office:value="3" table:style-name="ce10">
            <text:p>3</text:p>
          </table:table-cell>
          <table:table-cell office:value-type="float" office:value="33" table:style-name="ce9">
            <text:p>33</text:p>
          </table:table-cell>
          <table:table-cell office:value-type="float" office:value="95" table:style-name="ce2">
            <text:p>95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9" table:style-name="ce9">
            <text:p>29</text:p>
          </table:table-cell>
          <table:table-cell office:value-type="float" office:value="83" table:style-name="ce2">
            <text:p>83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7" table:formula="of:=[.A620]+1" table:style-name="ce2">
            <text:p>617</text:p>
          </table:table-cell>
          <table:table-cell office:value-type="boolean" office:boolean-value="true" table:formula="of:=OR(NOT([.R621]=&quot;?&quot;); NOT([.V621]=&quot;?&quot;);NOT([.Z621]=&quot;-&quot;))" table:style-name="ce2">
            <text:p>TRUE</text:p>
          </table:table-cell>
          <table:table-cell office:value-type="float" office:value="33" table:formula="of:=IFERROR(IFERROR([.O621]+[.V621]; [.O621]+[.Z621]); &quot;?&quot;)" table:style-name="ce2">
            <text:p>33</text:p>
          </table:table-cell>
          <table:table-cell office:value-type="float" office:value="33" table:formula="of:=MAX(IF([.C621]=&quot;?&quot;;0;[.C621]);[.J621])" table:style-name="ce2">
            <text:p>33</text:p>
          </table:table-cell>
          <table:table-cell office:value-type="string" table:style-name="ce2">
            <text:p>TREEPAIR_300_35_50_02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3" table:style-name="ce17">
            <text:p>33</text:p>
          </table:table-cell>
          <table:table-cell office:value-type="float" office:value="139" table:style-name="ce2">
            <text:p>139</text:p>
          </table:table-cell>
          <table:table-cell office:value-type="float" office:value="130" table:style-name="ce2">
            <text:p>130</text:p>
          </table:table-cell>
          <table:table-cell office:value-type="float" office:value="130" table:style-name="ce2">
            <text:p>130</text:p>
          </table:table-cell>
          <table:table-cell office:value-type="float" office:value="3.9393939393939394" table:formula="of:=[.M621]/[.D621]" table:style-name="ce22">
            <text:p>3.9</text:p>
          </table:table-cell>
          <table:table-cell office:value-type="float" office:value="0" table:style-name="ce10">
            <text:p>0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8" table:formula="of:=[.A621]+1" table:style-name="ce2">
            <text:p>618</text:p>
          </table:table-cell>
          <table:table-cell office:value-type="boolean" office:boolean-value="true" table:formula="of:=OR(NOT([.R622]=&quot;?&quot;); NOT([.V622]=&quot;?&quot;);NOT([.Z622]=&quot;-&quot;))" table:style-name="ce2">
            <text:p>TRUE</text:p>
          </table:table-cell>
          <table:table-cell office:value-type="float" office:value="35" table:formula="of:=IFERROR(IFERROR([.O622]+[.V622]; [.O622]+[.Z622]); &quot;?&quot;)" table:style-name="ce2">
            <text:p>35</text:p>
          </table:table-cell>
          <table:table-cell office:value-type="float" office:value="35" table:formula="of:=MAX(IF([.C622]=&quot;?&quot;;0;[.C622]);[.J622])" table:style-name="ce2">
            <text:p>35</text:p>
          </table:table-cell>
          <table:table-cell office:value-type="string" table:style-name="ce2">
            <text:p>TREEPAIR_300_35_50_03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17">
            <text:p>35</text:p>
          </table:table-cell>
          <table:table-cell office:value-type="float" office:value="174" table:style-name="ce2">
            <text:p>174</text:p>
          </table:table-cell>
          <table:table-cell office:value-type="float" office:value="158" table:style-name="ce2">
            <text:p>158</text:p>
          </table:table-cell>
          <table:table-cell office:value-type="float" office:value="146" table:style-name="ce2">
            <text:p>146</text:p>
          </table:table-cell>
          <table:table-cell office:value-type="float" office:value="4.1714285714285717" table:formula="of:=[.M622]/[.D622]" table:style-name="ce22">
            <text:p>4.2</text:p>
          </table:table-cell>
          <table:table-cell office:value-type="float" office:value="2" table:style-name="ce10">
            <text:p>2</text:p>
          </table:table-cell>
          <table:table-cell office:value-type="float" office:value="32" table:style-name="ce9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9" table:style-name="ce9">
            <text:p>29</text:p>
          </table:table-cell>
          <table:table-cell office:value-type="float" office:value="84" table:style-name="ce2">
            <text:p>84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19" table:formula="of:=[.A622]+1" table:style-name="ce2">
            <text:p>619</text:p>
          </table:table-cell>
          <table:table-cell office:value-type="boolean" office:boolean-value="false" table:formula="of:=OR(NOT([.R623]=&quot;?&quot;); NOT([.V623]=&quot;?&quot;);NOT([.Z623]=&quot;-&quot;))" table:style-name="ce2">
            <text:p>FALSE</text:p>
          </table:table-cell>
          <table:table-cell office:value-type="string" office:string-value="?" table:formula="of:=IFERROR(IFERROR([.O623]+[.V623]; [.O623]+[.Z623]); &quot;?&quot;)" table:style-name="ce2">
            <text:p>?</text:p>
          </table:table-cell>
          <table:table-cell office:value-type="float" office:value="34" table:formula="of:=MAX(IF([.C623]=&quot;?&quot;;0;[.C623]);[.J623])" table:style-name="ce2">
            <text:p>34</text:p>
          </table:table-cell>
          <table:table-cell office:value-type="string" table:style-name="ce2">
            <text:p>TREEPAIR_300_35_50_04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4" table:style-name="ce17">
            <text:p>34</text:p>
          </table:table-cell>
          <table:table-cell office:value-type="float" office:value="158" table:style-name="ce2">
            <text:p>158</text:p>
          </table:table-cell>
          <table:table-cell office:value-type="float" office:value="149" table:style-name="ce2">
            <text:p>149</text:p>
          </table:table-cell>
          <table:table-cell office:value-type="float" office:value="129" table:style-name="ce2">
            <text:p>129</text:p>
          </table:table-cell>
          <table:table-cell office:value-type="float" office:value="3.7941176470588234" table:formula="of:=[.M623]/[.D623]" table:style-name="ce22">
            <text:p>3.8</text:p>
          </table:table-cell>
          <table:table-cell office:value-type="float" office:value="4" table:style-name="ce10">
            <text:p>4</text:p>
          </table:table-cell>
          <table:table-cell office:value-type="float" office:value="30" table:style-name="ce9">
            <text:p>30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?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0" table:formula="of:=[.A623]+1" table:style-name="ce2">
            <text:p>620</text:p>
          </table:table-cell>
          <table:table-cell office:value-type="boolean" office:boolean-value="true" table:formula="of:=OR(NOT([.R624]=&quot;?&quot;); NOT([.V624]=&quot;?&quot;);NOT([.Z624]=&quot;-&quot;))" table:style-name="ce2">
            <text:p>TRUE</text:p>
          </table:table-cell>
          <table:table-cell office:value-type="float" office:value="34" table:formula="of:=IFERROR(IFERROR([.O624]+[.V624]; [.O624]+[.Z624]); &quot;?&quot;)" table:style-name="ce2">
            <text:p>34</text:p>
          </table:table-cell>
          <table:table-cell office:value-type="float" office:value="34" table:formula="of:=MAX(IF([.C624]=&quot;?&quot;;0;[.C624]);[.J624])" table:style-name="ce2">
            <text:p>34</text:p>
          </table:table-cell>
          <table:table-cell office:value-type="string" table:style-name="ce2">
            <text:p>TREEPAIR_300_35_50_05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2" table:style-name="ce17">
            <text:p>32</text:p>
          </table:table-cell>
          <table:table-cell office:value-type="float" office:value="164" table:style-name="ce2">
            <text:p>164</text:p>
          </table:table-cell>
          <table:table-cell office:value-type="float" office:value="152" table:style-name="ce2">
            <text:p>152</text:p>
          </table:table-cell>
          <table:table-cell office:value-type="float" office:value="133" table:style-name="ce2">
            <text:p>133</text:p>
          </table:table-cell>
          <table:table-cell office:value-type="float" office:value="3.9117647058823528" table:formula="of:=[.M624]/[.D624]" table:style-name="ce22">
            <text:p>3.9</text:p>
          </table:table-cell>
          <table:table-cell office:value-type="float" office:value="4" table:style-name="ce10">
            <text:p>4</text:p>
          </table:table-cell>
          <table:table-cell office:value-type="float" office:value="33" table:style-name="ce9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1" table:formula="of:=[.A624]+1" table:style-name="ce2">
            <text:p>621</text:p>
          </table:table-cell>
          <table:table-cell office:value-type="boolean" office:boolean-value="true" table:formula="of:=OR(NOT([.R625]=&quot;?&quot;); NOT([.V625]=&quot;?&quot;);NOT([.Z625]=&quot;-&quot;))" table:style-name="ce2">
            <text:p>TRUE</text:p>
          </table:table-cell>
          <table:table-cell office:value-type="float" office:value="32" table:formula="of:=IFERROR(IFERROR([.O625]+[.V625]; [.O625]+[.Z625]); &quot;?&quot;)" table:style-name="ce2">
            <text:p>32</text:p>
          </table:table-cell>
          <table:table-cell office:value-type="float" office:value="32" table:formula="of:=MAX(IF([.C625]=&quot;?&quot;;0;[.C625]);[.J625])" table:style-name="ce2">
            <text:p>32</text:p>
          </table:table-cell>
          <table:table-cell office:value-type="string" table:style-name="ce2">
            <text:p>TREEPAIR_300_35_70_01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17">
            <text:p>32</text:p>
          </table:table-cell>
          <table:table-cell office:value-type="float" office:value="154" table:style-name="ce2">
            <text:p>154</text:p>
          </table:table-cell>
          <table:table-cell office:value-type="float" office:value="145" table:style-name="ce2">
            <text:p>145</text:p>
          </table:table-cell>
          <table:table-cell office:value-type="float" office:value="138" table:style-name="ce2">
            <text:p>138</text:p>
          </table:table-cell>
          <table:table-cell office:value-type="float" office:value="4.3125" table:formula="of:=[.M625]/[.D625]" table:style-name="ce22">
            <text:p>4.3</text:p>
          </table:table-cell>
          <table:table-cell office:value-type="float" office:value="1" table:style-name="ce10">
            <text:p>1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9">
            <text:p>29</text:p>
          </table:table-cell>
          <table:table-cell office:value-type="float" office:value="84" table:style-name="ce2">
            <text:p>84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2" table:formula="of:=[.A625]+1" table:style-name="ce2">
            <text:p>622</text:p>
          </table:table-cell>
          <table:table-cell office:value-type="boolean" office:boolean-value="true" table:formula="of:=OR(NOT([.R626]=&quot;?&quot;); NOT([.V626]=&quot;?&quot;);NOT([.Z626]=&quot;-&quot;))" table:style-name="ce2">
            <text:p>TRUE</text:p>
          </table:table-cell>
          <table:table-cell office:value-type="float" office:value="35" table:formula="of:=IFERROR(IFERROR([.O626]+[.V626]; [.O626]+[.Z626]); &quot;?&quot;)" table:style-name="ce2">
            <text:p>35</text:p>
          </table:table-cell>
          <table:table-cell office:value-type="float" office:value="35" table:formula="of:=MAX(IF([.C626]=&quot;?&quot;;0;[.C626]);[.J626])" table:style-name="ce2">
            <text:p>35</text:p>
          </table:table-cell>
          <table:table-cell office:value-type="string" table:style-name="ce2">
            <text:p>TREEPAIR_300_35_70_02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5" table:style-name="ce17">
            <text:p>35</text:p>
          </table:table-cell>
          <table:table-cell office:value-type="float" office:value="164" table:style-name="ce2">
            <text:p>164</text:p>
          </table:table-cell>
          <table:table-cell office:value-type="float" office:value="157" table:style-name="ce2">
            <text:p>157</text:p>
          </table:table-cell>
          <table:table-cell office:value-type="float" office:value="135" table:style-name="ce2">
            <text:p>135</text:p>
          </table:table-cell>
          <table:table-cell office:value-type="float" office:value="3.8571428571428572" table:formula="of:=[.M626]/[.D626]" table:style-name="ce22">
            <text:p>3.9</text:p>
          </table:table-cell>
          <table:table-cell office:value-type="float" office:value="4" table:style-name="ce10">
            <text:p>4</text:p>
          </table:table-cell>
          <table:table-cell office:value-type="float" office:value="33" table:style-name="ce9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3" table:formula="of:=[.A626]+1" table:style-name="ce2">
            <text:p>623</text:p>
          </table:table-cell>
          <table:table-cell office:value-type="boolean" office:boolean-value="true" table:formula="of:=OR(NOT([.R627]=&quot;?&quot;); NOT([.V627]=&quot;?&quot;);NOT([.Z627]=&quot;-&quot;))" table:style-name="ce2">
            <text:p>TRUE</text:p>
          </table:table-cell>
          <table:table-cell office:value-type="float" office:value="33" table:formula="of:=IFERROR(IFERROR([.O627]+[.V627]; [.O627]+[.Z627]); &quot;?&quot;)" table:style-name="ce2">
            <text:p>33</text:p>
          </table:table-cell>
          <table:table-cell office:value-type="float" office:value="33" table:formula="of:=MAX(IF([.C627]=&quot;?&quot;;0;[.C627]);[.J627])" table:style-name="ce2">
            <text:p>33</text:p>
          </table:table-cell>
          <table:table-cell office:value-type="string" table:style-name="ce2">
            <text:p>TREEPAIR_300_35_70_03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7">
            <text:p>33</text:p>
          </table:table-cell>
          <table:table-cell office:value-type="float" office:value="155" table:style-name="ce2">
            <text:p>155</text:p>
          </table:table-cell>
          <table:table-cell office:value-type="float" office:value="145" table:style-name="ce2">
            <text:p>145</text:p>
          </table:table-cell>
          <table:table-cell office:value-type="float" office:value="131" table:style-name="ce2">
            <text:p>131</text:p>
          </table:table-cell>
          <table:table-cell office:value-type="float" office:value="3.9696969696969697" table:formula="of:=[.M627]/[.D627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31" table:style-name="ce9">
            <text:p>31</text:p>
          </table:table-cell>
          <table:table-cell office:value-type="float" office:value="92" table:style-name="ce2">
            <text:p>92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4" table:formula="of:=[.A627]+1" table:style-name="ce2">
            <text:p>624</text:p>
          </table:table-cell>
          <table:table-cell office:value-type="boolean" office:boolean-value="true" table:formula="of:=OR(NOT([.R628]=&quot;?&quot;); NOT([.V628]=&quot;?&quot;);NOT([.Z628]=&quot;-&quot;))" table:style-name="ce2">
            <text:p>TRUE</text:p>
          </table:table-cell>
          <table:table-cell office:value-type="float" office:value="35" table:formula="of:=IFERROR(IFERROR([.O628]+[.V628]; [.O628]+[.Z628]); &quot;?&quot;)" table:style-name="ce2">
            <text:p>35</text:p>
          </table:table-cell>
          <table:table-cell office:value-type="float" office:value="35" table:formula="of:=MAX(IF([.C628]=&quot;?&quot;;0;[.C628]);[.J628])" table:style-name="ce2">
            <text:p>35</text:p>
          </table:table-cell>
          <table:table-cell office:value-type="string" table:style-name="ce2">
            <text:p>TREEPAIR_300_35_70_04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4" table:style-name="ce17">
            <text:p>34</text:p>
          </table:table-cell>
          <table:table-cell office:value-type="float" office:value="164" table:style-name="ce2">
            <text:p>164</text:p>
          </table:table-cell>
          <table:table-cell office:value-type="float" office:value="148" table:style-name="ce2">
            <text:p>148</text:p>
          </table:table-cell>
          <table:table-cell office:value-type="float" office:value="136" table:style-name="ce2">
            <text:p>136</text:p>
          </table:table-cell>
          <table:table-cell office:value-type="float" office:value="3.8857142857142857" table:formula="of:=[.M628]/[.D628]" table:style-name="ce22">
            <text:p>3.9</text:p>
          </table:table-cell>
          <table:table-cell office:value-type="float" office:value="2" table:style-name="ce10">
            <text:p>2</text:p>
          </table:table-cell>
          <table:table-cell office:value-type="float" office:value="33" table:style-name="ce9">
            <text:p>33</text:p>
          </table:table-cell>
          <table:table-cell office:value-type="float" office:value="96" table:style-name="ce2">
            <text:p>96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0" table:style-name="ce9">
            <text:p>30</text:p>
          </table:table-cell>
          <table:table-cell office:value-type="float" office:value="87" table:style-name="ce2">
            <text:p>87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5" table:formula="of:=[.A628]+1" table:style-name="ce2">
            <text:p>625</text:p>
          </table:table-cell>
          <table:table-cell office:value-type="boolean" office:boolean-value="true" table:formula="of:=OR(NOT([.R629]=&quot;?&quot;); NOT([.V629]=&quot;?&quot;);NOT([.Z629]=&quot;-&quot;))" table:style-name="ce2">
            <text:p>TRUE</text:p>
          </table:table-cell>
          <table:table-cell office:value-type="float" office:value="34" table:formula="of:=IFERROR(IFERROR([.O629]+[.V629]; [.O629]+[.Z629]); &quot;?&quot;)" table:style-name="ce2">
            <text:p>34</text:p>
          </table:table-cell>
          <table:table-cell office:value-type="float" office:value="34" table:formula="of:=MAX(IF([.C629]=&quot;?&quot;;0;[.C629]);[.J629])" table:style-name="ce2">
            <text:p>34</text:p>
          </table:table-cell>
          <table:table-cell office:value-type="string" table:style-name="ce2">
            <text:p>TREEPAIR_300_35_70_05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3" table:style-name="ce17">
            <text:p>33</text:p>
          </table:table-cell>
          <table:table-cell office:value-type="float" office:value="158" table:style-name="ce2">
            <text:p>158</text:p>
          </table:table-cell>
          <table:table-cell office:value-type="float" office:value="157" table:style-name="ce2">
            <text:p>157</text:p>
          </table:table-cell>
          <table:table-cell office:value-type="float" office:value="139" table:style-name="ce2">
            <text:p>139</text:p>
          </table:table-cell>
          <table:table-cell office:value-type="float" office:value="4.0882352941176467" table:formula="of:=[.M629]/[.D629]" table:style-name="ce22">
            <text:p>4.1</text:p>
          </table:table-cell>
          <table:table-cell office:value-type="float" office:value="4" table:style-name="ce10">
            <text:p>4</text:p>
          </table:table-cell>
          <table:table-cell office:value-type="float" office:value="33" table:style-name="ce9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6" table:formula="of:=[.A629]+1" table:style-name="ce2">
            <text:p>626</text:p>
          </table:table-cell>
          <table:table-cell office:value-type="boolean" office:boolean-value="true" table:formula="of:=OR(NOT([.R630]=&quot;?&quot;); NOT([.V630]=&quot;?&quot;);NOT([.Z630]=&quot;-&quot;))" table:style-name="ce2">
            <text:p>TRUE</text:p>
          </table:table-cell>
          <table:table-cell office:value-type="float" office:value="35" table:formula="of:=IFERROR(IFERROR([.O630]+[.V630]; [.O630]+[.Z630]); &quot;?&quot;)" table:style-name="ce2">
            <text:p>35</text:p>
          </table:table-cell>
          <table:table-cell office:value-type="float" office:value="35" table:formula="of:=MAX(IF([.C630]=&quot;?&quot;;0;[.C630]);[.J630])" table:style-name="ce2">
            <text:p>35</text:p>
          </table:table-cell>
          <table:table-cell office:value-type="string" table:style-name="ce2">
            <text:p>TREEPAIR_300_35_90_01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17">
            <text:p>35</text:p>
          </table:table-cell>
          <table:table-cell office:value-type="float" office:value="192" table:style-name="ce2">
            <text:p>192</text:p>
          </table:table-cell>
          <table:table-cell office:value-type="float" office:value="175" table:style-name="ce2">
            <text:p>175</text:p>
          </table:table-cell>
          <table:table-cell office:value-type="float" office:value="174" table:style-name="ce2">
            <text:p>174</text:p>
          </table:table-cell>
          <table:table-cell office:value-type="float" office:value="4.9714285714285715" table:formula="of:=[.M630]/[.D630]" table:style-name="ce22">
            <text:p>5.0</text:p>
          </table:table-cell>
          <table:table-cell office:value-type="float" office:value="0" table:style-name="ce10">
            <text:p>0</text:p>
          </table:table-cell>
          <table:table-cell office:value-type="float" office:value="35" table:style-name="ce9">
            <text:p>35</text:p>
          </table:table-cell>
          <table:table-cell office:value-type="float" office:value="102" table:style-name="ce2">
            <text:p>102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102" table:style-name="ce2">
            <text:p>102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7" table:formula="of:=[.A630]+1" table:style-name="ce2">
            <text:p>627</text:p>
          </table:table-cell>
          <table:table-cell office:value-type="boolean" office:boolean-value="true" table:formula="of:=OR(NOT([.R631]=&quot;?&quot;); NOT([.V631]=&quot;?&quot;);NOT([.Z631]=&quot;-&quot;))" table:style-name="ce2">
            <text:p>TRUE</text:p>
          </table:table-cell>
          <table:table-cell office:value-type="float" office:value="35" table:formula="of:=IFERROR(IFERROR([.O631]+[.V631]; [.O631]+[.Z631]); &quot;?&quot;)" table:style-name="ce2">
            <text:p>35</text:p>
          </table:table-cell>
          <table:table-cell office:value-type="float" office:value="35" table:formula="of:=MAX(IF([.C631]=&quot;?&quot;;0;[.C631]);[.J631])" table:style-name="ce2">
            <text:p>35</text:p>
          </table:table-cell>
          <table:table-cell office:value-type="string" table:style-name="ce2">
            <text:p>TREEPAIR_300_35_90_02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5" table:style-name="ce17">
            <text:p>35</text:p>
          </table:table-cell>
          <table:table-cell office:value-type="float" office:value="194" table:style-name="ce2">
            <text:p>194</text:p>
          </table:table-cell>
          <table:table-cell office:value-type="float" office:value="181" table:style-name="ce2">
            <text:p>181</text:p>
          </table:table-cell>
          <table:table-cell office:value-type="float" office:value="171" table:style-name="ce2">
            <text:p>171</text:p>
          </table:table-cell>
          <table:table-cell office:value-type="float" office:value="4.8857142857142861" table:formula="of:=[.M631]/[.D631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34" table:style-name="ce9">
            <text:p>34</text:p>
          </table:table-cell>
          <table:table-cell office:value-type="float" office:value="101" table:style-name="ce2">
            <text:p>101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3" table:style-name="ce9">
            <text:p>33</text:p>
          </table:table-cell>
          <table:table-cell office:value-type="float" office:value="98" table:style-name="ce2">
            <text:p>98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8" table:formula="of:=[.A631]+1" table:style-name="ce2">
            <text:p>628</text:p>
          </table:table-cell>
          <table:table-cell office:value-type="boolean" office:boolean-value="true" table:formula="of:=OR(NOT([.R632]=&quot;?&quot;); NOT([.V632]=&quot;?&quot;);NOT([.Z632]=&quot;-&quot;))" table:style-name="ce2">
            <text:p>TRUE</text:p>
          </table:table-cell>
          <table:table-cell office:value-type="float" office:value="35" table:formula="of:=IFERROR(IFERROR([.O632]+[.V632]; [.O632]+[.Z632]); &quot;?&quot;)" table:style-name="ce2">
            <text:p>35</text:p>
          </table:table-cell>
          <table:table-cell office:value-type="float" office:value="35" table:formula="of:=MAX(IF([.C632]=&quot;?&quot;;0;[.C632]);[.J632])" table:style-name="ce2">
            <text:p>35</text:p>
          </table:table-cell>
          <table:table-cell office:value-type="string" table:style-name="ce2">
            <text:p>TREEPAIR_300_35_90_03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17">
            <text:p>35</text:p>
          </table:table-cell>
          <table:table-cell office:value-type="float" office:value="204" table:style-name="ce2">
            <text:p>204</text:p>
          </table:table-cell>
          <table:table-cell office:value-type="float" office:value="160" table:style-name="ce2">
            <text:p>160</text:p>
          </table:table-cell>
          <table:table-cell office:value-type="float" office:value="143" table:style-name="ce2">
            <text:p>143</text:p>
          </table:table-cell>
          <table:table-cell office:value-type="float" office:value="4.0857142857142854" table:formula="of:=[.M632]/[.D632]" table:style-name="ce22">
            <text:p>4.1</text:p>
          </table:table-cell>
          <table:table-cell office:value-type="float" office:value="2" table:style-name="ce10">
            <text:p>2</text:p>
          </table:table-cell>
          <table:table-cell office:value-type="float" office:value="34" table:style-name="ce9">
            <text:p>34</text:p>
          </table:table-cell>
          <table:table-cell office:value-type="float" office:value="101" table:style-name="ce2">
            <text:p>101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9">
            <text:p>32</text:p>
          </table:table-cell>
          <table:table-cell office:value-type="float" office:value="94" table:style-name="ce2">
            <text:p>94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29" table:formula="of:=[.A632]+1" table:style-name="ce2">
            <text:p>629</text:p>
          </table:table-cell>
          <table:table-cell office:value-type="boolean" office:boolean-value="true" table:formula="of:=OR(NOT([.R633]=&quot;?&quot;); NOT([.V633]=&quot;?&quot;);NOT([.Z633]=&quot;-&quot;))" table:style-name="ce2">
            <text:p>TRUE</text:p>
          </table:table-cell>
          <table:table-cell office:value-type="float" office:value="32" table:formula="of:=IFERROR(IFERROR([.O633]+[.V633]; [.O633]+[.Z633]); &quot;?&quot;)" table:style-name="ce2">
            <text:p>32</text:p>
          </table:table-cell>
          <table:table-cell office:value-type="float" office:value="32" table:formula="of:=MAX(IF([.C633]=&quot;?&quot;;0;[.C633]);[.J633])" table:style-name="ce2">
            <text:p>32</text:p>
          </table:table-cell>
          <table:table-cell office:value-type="string" table:style-name="ce2">
            <text:p>TREEPAIR_300_35_90_04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32" table:style-name="ce17">
            <text:p>32</text:p>
          </table:table-cell>
          <table:table-cell office:value-type="float" office:value="193" table:style-name="ce2">
            <text:p>193</text:p>
          </table:table-cell>
          <table:table-cell office:value-type="float" office:value="160" table:style-name="ce2">
            <text:p>160</text:p>
          </table:table-cell>
          <table:table-cell office:value-type="float" office:value="135" table:style-name="ce2">
            <text:p>135</text:p>
          </table:table-cell>
          <table:table-cell office:value-type="float" office:value="4.21875" table:formula="of:=[.M633]/[.D633]" table:style-name="ce22">
            <text:p>4.2</text:p>
          </table:table-cell>
          <table:table-cell office:value-type="float" office:value="4" table:style-name="ce10">
            <text:p>4</text:p>
          </table:table-cell>
          <table:table-cell office:value-type="float" office:value="27" table:style-name="ce9">
            <text:p>27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?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0" table:formula="of:=[.A633]+1" table:style-name="ce2">
            <text:p>630</text:p>
          </table:table-cell>
          <table:table-cell office:value-type="boolean" office:boolean-value="true" table:formula="of:=OR(NOT([.R634]=&quot;?&quot;); NOT([.V634]=&quot;?&quot;);NOT([.Z634]=&quot;-&quot;))" table:style-name="ce2">
            <text:p>TRUE</text:p>
          </table:table-cell>
          <table:table-cell office:value-type="float" office:value="34" table:formula="of:=IFERROR(IFERROR([.O634]+[.V634]; [.O634]+[.Z634]); &quot;?&quot;)" table:style-name="ce2">
            <text:p>34</text:p>
          </table:table-cell>
          <table:table-cell office:value-type="float" office:value="34" table:formula="of:=MAX(IF([.C634]=&quot;?&quot;;0;[.C634]);[.J634])" table:style-name="ce2">
            <text:p>34</text:p>
          </table:table-cell>
          <table:table-cell office:value-type="string" table:style-name="ce2">
            <text:p>TREEPAIR_300_35_90_05</text:p>
          </table:table-cell>
          <table:table-cell office:value-type="float" office:value="300" table:style-name="ce2">
            <text:p>30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3" table:style-name="ce17">
            <text:p>33</text:p>
          </table:table-cell>
          <table:table-cell office:value-type="float" office:value="188" table:style-name="ce2">
            <text:p>188</text:p>
          </table:table-cell>
          <table:table-cell office:value-type="float" office:value="163" table:style-name="ce2">
            <text:p>163</text:p>
          </table:table-cell>
          <table:table-cell office:value-type="float" office:value="152" table:style-name="ce2">
            <text:p>152</text:p>
          </table:table-cell>
          <table:table-cell office:value-type="float" office:value="4.4705882352941178" table:formula="of:=[.M634]/[.D634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31" table:style-name="ce9">
            <text:p>31</text:p>
          </table:table-cell>
          <table:table-cell office:value-type="float" office:value="90" table:style-name="ce2">
            <text:p>90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88" table:style-name="ce2">
            <text:p>88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1" table:formula="of:=[.A634]+1" table:style-name="ce2">
            <text:p>631</text:p>
          </table:table-cell>
          <table:table-cell office:value-type="boolean" office:boolean-value="true" table:formula="of:=OR(NOT([.R635]=&quot;?&quot;); NOT([.V635]=&quot;?&quot;);NOT([.Z635]=&quot;-&quot;))" table:style-name="ce2">
            <text:p>TRUE</text:p>
          </table:table-cell>
          <table:table-cell office:value-type="float" office:value="5" table:formula="of:=IFERROR(IFERROR([.O635]+[.V635]; [.O635]+[.Z635]); &quot;?&quot;)" table:style-name="ce2">
            <text:p>5</text:p>
          </table:table-cell>
          <table:table-cell office:value-type="float" office:value="5" table:formula="of:=MAX(IF([.C635]=&quot;?&quot;;0;[.C635]);[.J635])" table:style-name="ce2">
            <text:p>5</text:p>
          </table:table-cell>
          <table:table-cell office:value-type="string" table:style-name="ce2">
            <text:p>TREEPAIR_350_5_50_01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46" table:style-name="ce2">
            <text:p>46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4.5999999999999996" table:formula="of:=[.M635]/[.D635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2" table:formula="of:=[.A635]+1" table:style-name="ce2">
            <text:p>632</text:p>
          </table:table-cell>
          <table:table-cell office:value-type="boolean" office:boolean-value="true" table:formula="of:=OR(NOT([.R636]=&quot;?&quot;); NOT([.V636]=&quot;?&quot;);NOT([.Z636]=&quot;-&quot;))" table:style-name="ce2">
            <text:p>TRUE</text:p>
          </table:table-cell>
          <table:table-cell office:value-type="float" office:value="5" table:formula="of:=IFERROR(IFERROR([.O636]+[.V636]; [.O636]+[.Z636]); &quot;?&quot;)" table:style-name="ce2">
            <text:p>5</text:p>
          </table:table-cell>
          <table:table-cell office:value-type="float" office:value="5" table:formula="of:=MAX(IF([.C636]=&quot;?&quot;;0;[.C636]);[.J636])" table:style-name="ce2">
            <text:p>5</text:p>
          </table:table-cell>
          <table:table-cell office:value-type="string" table:style-name="ce2">
            <text:p>TREEPAIR_350_5_50_02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59" table:style-name="ce2">
            <text:p>59</text:p>
          </table:table-cell>
          <table:table-cell office:value-type="float" office:value="37" table:style-name="ce2">
            <text:p>37</text:p>
          </table:table-cell>
          <table:table-cell office:value-type="float" office:value="29" table:style-name="ce2">
            <text:p>29</text:p>
          </table:table-cell>
          <table:table-cell office:value-type="float" office:value="5.8" table:formula="of:=[.M636]/[.D636]" table:style-name="ce22">
            <text:p>5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3" table:formula="of:=[.A636]+1" table:style-name="ce2">
            <text:p>633</text:p>
          </table:table-cell>
          <table:table-cell office:value-type="boolean" office:boolean-value="true" table:formula="of:=OR(NOT([.R637]=&quot;?&quot;); NOT([.V637]=&quot;?&quot;);NOT([.Z637]=&quot;-&quot;))" table:style-name="ce2">
            <text:p>TRUE</text:p>
          </table:table-cell>
          <table:table-cell office:value-type="float" office:value="5" table:formula="of:=IFERROR(IFERROR([.O637]+[.V637]; [.O637]+[.Z637]); &quot;?&quot;)" table:style-name="ce2">
            <text:p>5</text:p>
          </table:table-cell>
          <table:table-cell office:value-type="float" office:value="5" table:formula="of:=MAX(IF([.C637]=&quot;?&quot;;0;[.C637]);[.J637])" table:style-name="ce2">
            <text:p>5</text:p>
          </table:table-cell>
          <table:table-cell office:value-type="string" table:style-name="ce2">
            <text:p>TREEPAIR_350_5_50_03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5" table:style-name="ce2">
            <text:p>45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2.6" table:formula="of:=[.M637]/[.D637]" table:style-name="ce22">
            <text:p>2.6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4" table:formula="of:=[.A637]+1" table:style-name="ce2">
            <text:p>634</text:p>
          </table:table-cell>
          <table:table-cell office:value-type="boolean" office:boolean-value="true" table:formula="of:=OR(NOT([.R638]=&quot;?&quot;); NOT([.V638]=&quot;?&quot;);NOT([.Z638]=&quot;-&quot;))" table:style-name="ce2">
            <text:p>TRUE</text:p>
          </table:table-cell>
          <table:table-cell office:value-type="float" office:value="5" table:formula="of:=IFERROR(IFERROR([.O638]+[.V638]; [.O638]+[.Z638]); &quot;?&quot;)" table:style-name="ce2">
            <text:p>5</text:p>
          </table:table-cell>
          <table:table-cell office:value-type="float" office:value="5" table:formula="of:=MAX(IF([.C638]=&quot;?&quot;;0;[.C638]);[.J638])" table:style-name="ce2">
            <text:p>5</text:p>
          </table:table-cell>
          <table:table-cell office:value-type="string" table:style-name="ce2">
            <text:p>TREEPAIR_350_5_50_04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9" table:style-name="ce2">
            <text:p>49</text:p>
          </table:table-cell>
          <table:table-cell office:value-type="float" office:value="36" table:style-name="ce2">
            <text:p>36</text:p>
          </table:table-cell>
          <table:table-cell office:value-type="float" office:value="30" table:style-name="ce2">
            <text:p>30</text:p>
          </table:table-cell>
          <table:table-cell office:value-type="float" office:value="6" table:formula="of:=[.M638]/[.D638]" table:style-name="ce22">
            <text:p>6.0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5" table:formula="of:=[.A638]+1" table:style-name="ce2">
            <text:p>635</text:p>
          </table:table-cell>
          <table:table-cell office:value-type="boolean" office:boolean-value="true" table:formula="of:=OR(NOT([.R639]=&quot;?&quot;); NOT([.V639]=&quot;?&quot;);NOT([.Z639]=&quot;-&quot;))" table:style-name="ce2">
            <text:p>TRUE</text:p>
          </table:table-cell>
          <table:table-cell office:value-type="float" office:value="5" table:formula="of:=IFERROR(IFERROR([.O639]+[.V639]; [.O639]+[.Z639]); &quot;?&quot;)" table:style-name="ce2">
            <text:p>5</text:p>
          </table:table-cell>
          <table:table-cell office:value-type="float" office:value="5" table:formula="of:=MAX(IF([.C639]=&quot;?&quot;;0;[.C639]);[.J639])" table:style-name="ce2">
            <text:p>5</text:p>
          </table:table-cell>
          <table:table-cell office:value-type="string" table:style-name="ce2">
            <text:p>TREEPAIR_350_5_50_05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3" table:style-name="ce2">
            <text:p>53</text:p>
          </table:table-cell>
          <table:table-cell office:value-type="float" office:value="43" table:style-name="ce2">
            <text:p>43</text:p>
          </table:table-cell>
          <table:table-cell office:value-type="float" office:value="14" table:style-name="ce2">
            <text:p>14</text:p>
          </table:table-cell>
          <table:table-cell office:value-type="float" office:value="2.8" table:formula="of:=[.M639]/[.D639]" table:style-name="ce22">
            <text:p>2.8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6" table:formula="of:=[.A639]+1" table:style-name="ce2">
            <text:p>636</text:p>
          </table:table-cell>
          <table:table-cell office:value-type="boolean" office:boolean-value="true" table:formula="of:=OR(NOT([.R640]=&quot;?&quot;); NOT([.V640]=&quot;?&quot;);NOT([.Z640]=&quot;-&quot;))" table:style-name="ce2">
            <text:p>TRUE</text:p>
          </table:table-cell>
          <table:table-cell office:value-type="float" office:value="5" table:formula="of:=IFERROR(IFERROR([.O640]+[.V640]; [.O640]+[.Z640]); &quot;?&quot;)" table:style-name="ce2">
            <text:p>5</text:p>
          </table:table-cell>
          <table:table-cell office:value-type="float" office:value="5" table:formula="of:=MAX(IF([.C640]=&quot;?&quot;;0;[.C640]);[.J640])" table:style-name="ce2">
            <text:p>5</text:p>
          </table:table-cell>
          <table:table-cell office:value-type="string" table:style-name="ce2">
            <text:p>TREEPAIR_350_5_70_01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53" table:style-name="ce2">
            <text:p>53</text:p>
          </table:table-cell>
          <table:table-cell office:value-type="float" office:value="42" table:style-name="ce2">
            <text:p>42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640]/[.D640]" table:style-name="ce22">
            <text:p>6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7" table:formula="of:=[.A640]+1" table:style-name="ce2">
            <text:p>637</text:p>
          </table:table-cell>
          <table:table-cell office:value-type="boolean" office:boolean-value="true" table:formula="of:=OR(NOT([.R641]=&quot;?&quot;); NOT([.V641]=&quot;?&quot;);NOT([.Z641]=&quot;-&quot;))" table:style-name="ce2">
            <text:p>TRUE</text:p>
          </table:table-cell>
          <table:table-cell office:value-type="float" office:value="5" table:formula="of:=IFERROR(IFERROR([.O641]+[.V641]; [.O641]+[.Z641]); &quot;?&quot;)" table:style-name="ce2">
            <text:p>5</text:p>
          </table:table-cell>
          <table:table-cell office:value-type="float" office:value="5" table:formula="of:=MAX(IF([.C641]=&quot;?&quot;;0;[.C641]);[.J641])" table:style-name="ce2">
            <text:p>5</text:p>
          </table:table-cell>
          <table:table-cell office:value-type="string" table:style-name="ce2">
            <text:p>TREEPAIR_350_5_70_02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64" table:style-name="ce2">
            <text:p>64</text:p>
          </table:table-cell>
          <table:table-cell office:value-type="float" office:value="36" table:style-name="ce2">
            <text:p>36</text:p>
          </table:table-cell>
          <table:table-cell office:value-type="float" office:value="28" table:style-name="ce2">
            <text:p>28</text:p>
          </table:table-cell>
          <table:table-cell office:value-type="float" office:value="5.6" table:formula="of:=[.M641]/[.D641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8" table:formula="of:=[.A641]+1" table:style-name="ce2">
            <text:p>638</text:p>
          </table:table-cell>
          <table:table-cell office:value-type="boolean" office:boolean-value="true" table:formula="of:=OR(NOT([.R642]=&quot;?&quot;); NOT([.V642]=&quot;?&quot;);NOT([.Z642]=&quot;-&quot;))" table:style-name="ce2">
            <text:p>TRUE</text:p>
          </table:table-cell>
          <table:table-cell office:value-type="float" office:value="5" table:formula="of:=IFERROR(IFERROR([.O642]+[.V642]; [.O642]+[.Z642]); &quot;?&quot;)" table:style-name="ce2">
            <text:p>5</text:p>
          </table:table-cell>
          <table:table-cell office:value-type="float" office:value="5" table:formula="of:=MAX(IF([.C642]=&quot;?&quot;;0;[.C642]);[.J642])" table:style-name="ce2">
            <text:p>5</text:p>
          </table:table-cell>
          <table:table-cell office:value-type="string" table:style-name="ce2">
            <text:p>TREEPAIR_350_5_70_03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53" table:style-name="ce2">
            <text:p>53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5.6" table:formula="of:=[.M642]/[.D642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39" table:formula="of:=[.A642]+1" table:style-name="ce2">
            <text:p>639</text:p>
          </table:table-cell>
          <table:table-cell office:value-type="boolean" office:boolean-value="true" table:formula="of:=OR(NOT([.R643]=&quot;?&quot;); NOT([.V643]=&quot;?&quot;);NOT([.Z643]=&quot;-&quot;))" table:style-name="ce2">
            <text:p>TRUE</text:p>
          </table:table-cell>
          <table:table-cell office:value-type="float" office:value="5" table:formula="of:=IFERROR(IFERROR([.O643]+[.V643]; [.O643]+[.Z643]); &quot;?&quot;)" table:style-name="ce2">
            <text:p>5</text:p>
          </table:table-cell>
          <table:table-cell office:value-type="float" office:value="5" table:formula="of:=MAX(IF([.C643]=&quot;?&quot;;0;[.C643]);[.J643])" table:style-name="ce2">
            <text:p>5</text:p>
          </table:table-cell>
          <table:table-cell office:value-type="string" table:style-name="ce2">
            <text:p>TREEPAIR_350_5_70_04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44" table:style-name="ce2">
            <text:p>44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6.6" table:formula="of:=[.M643]/[.D643]" table:style-name="ce22">
            <text:p>6.6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0" table:formula="of:=[.A643]+1" table:style-name="ce2">
            <text:p>640</text:p>
          </table:table-cell>
          <table:table-cell office:value-type="boolean" office:boolean-value="true" table:formula="of:=OR(NOT([.R644]=&quot;?&quot;); NOT([.V644]=&quot;?&quot;);NOT([.Z644]=&quot;-&quot;))" table:style-name="ce2">
            <text:p>TRUE</text:p>
          </table:table-cell>
          <table:table-cell office:value-type="float" office:value="5" table:formula="of:=IFERROR(IFERROR([.O644]+[.V644]; [.O644]+[.Z644]); &quot;?&quot;)" table:style-name="ce2">
            <text:p>5</text:p>
          </table:table-cell>
          <table:table-cell office:value-type="float" office:value="5" table:formula="of:=MAX(IF([.C644]=&quot;?&quot;;0;[.C644]);[.J644])" table:style-name="ce2">
            <text:p>5</text:p>
          </table:table-cell>
          <table:table-cell office:value-type="string" table:style-name="ce2">
            <text:p>TREEPAIR_350_5_70_05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54" table:style-name="ce2">
            <text:p>54</text:p>
          </table:table-cell>
          <table:table-cell office:value-type="float" office:value="37" table:style-name="ce2">
            <text:p>37</text:p>
          </table:table-cell>
          <table:table-cell office:value-type="float" office:value="37" table:style-name="ce2">
            <text:p>37</text:p>
          </table:table-cell>
          <table:table-cell office:value-type="float" office:value="7.4" table:formula="of:=[.M644]/[.D644]" table:style-name="ce22">
            <text:p>7.4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1" table:formula="of:=[.A644]+1" table:style-name="ce2">
            <text:p>641</text:p>
          </table:table-cell>
          <table:table-cell office:value-type="boolean" office:boolean-value="true" table:formula="of:=OR(NOT([.R645]=&quot;?&quot;); NOT([.V645]=&quot;?&quot;);NOT([.Z645]=&quot;-&quot;))" table:style-name="ce2">
            <text:p>TRUE</text:p>
          </table:table-cell>
          <table:table-cell office:value-type="float" office:value="5" table:formula="of:=IFERROR(IFERROR([.O645]+[.V645]; [.O645]+[.Z645]); &quot;?&quot;)" table:style-name="ce2">
            <text:p>5</text:p>
          </table:table-cell>
          <table:table-cell office:value-type="float" office:value="5" table:formula="of:=MAX(IF([.C645]=&quot;?&quot;;0;[.C645]);[.J645])" table:style-name="ce2">
            <text:p>5</text:p>
          </table:table-cell>
          <table:table-cell office:value-type="string" table:style-name="ce2">
            <text:p>TREEPAIR_350_5_90_01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17">
            <text:p>5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32" table:style-name="ce2">
            <text:p>32</text:p>
          </table:table-cell>
          <table:table-cell office:value-type="float" office:value="6.4" table:formula="of:=[.M645]/[.D645]" table:style-name="ce22">
            <text:p>6.4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2" table:formula="of:=[.A645]+1" table:style-name="ce2">
            <text:p>642</text:p>
          </table:table-cell>
          <table:table-cell office:value-type="boolean" office:boolean-value="true" table:formula="of:=OR(NOT([.R646]=&quot;?&quot;); NOT([.V646]=&quot;?&quot;);NOT([.Z646]=&quot;-&quot;))" table:style-name="ce2">
            <text:p>TRUE</text:p>
          </table:table-cell>
          <table:table-cell office:value-type="float" office:value="5" table:formula="of:=IFERROR(IFERROR([.O646]+[.V646]; [.O646]+[.Z646]); &quot;?&quot;)" table:style-name="ce2">
            <text:p>5</text:p>
          </table:table-cell>
          <table:table-cell office:value-type="float" office:value="5" table:formula="of:=MAX(IF([.C646]=&quot;?&quot;;0;[.C646]);[.J646])" table:style-name="ce2">
            <text:p>5</text:p>
          </table:table-cell>
          <table:table-cell office:value-type="string" table:style-name="ce2">
            <text:p>TREEPAIR_350_5_90_02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17">
            <text:p>5</text:p>
          </table:table-cell>
          <table:table-cell office:value-type="float" office:value="74" table:style-name="ce2">
            <text:p>74</text:p>
          </table:table-cell>
          <table:table-cell office:value-type="float" office:value="49" table:style-name="ce2">
            <text:p>49</text:p>
          </table:table-cell>
          <table:table-cell office:value-type="float" office:value="49" table:style-name="ce2">
            <text:p>49</text:p>
          </table:table-cell>
          <table:table-cell office:value-type="float" office:value="9.8000000000000007" table:formula="of:=[.M646]/[.D646]" table:style-name="ce22">
            <text:p>9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3" table:formula="of:=[.A646]+1" table:style-name="ce2">
            <text:p>643</text:p>
          </table:table-cell>
          <table:table-cell office:value-type="boolean" office:boolean-value="true" table:formula="of:=OR(NOT([.R647]=&quot;?&quot;); NOT([.V647]=&quot;?&quot;);NOT([.Z647]=&quot;-&quot;))" table:style-name="ce2">
            <text:p>TRUE</text:p>
          </table:table-cell>
          <table:table-cell office:value-type="float" office:value="5" table:formula="of:=IFERROR(IFERROR([.O647]+[.V647]; [.O647]+[.Z647]); &quot;?&quot;)" table:style-name="ce2">
            <text:p>5</text:p>
          </table:table-cell>
          <table:table-cell office:value-type="float" office:value="5" table:formula="of:=MAX(IF([.C647]=&quot;?&quot;;0;[.C647]);[.J647])" table:style-name="ce2">
            <text:p>5</text:p>
          </table:table-cell>
          <table:table-cell office:value-type="string" table:style-name="ce2">
            <text:p>TREEPAIR_350_5_90_03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64" table:style-name="ce2">
            <text:p>64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7.2" table:formula="of:=[.M647]/[.D647]" table:style-name="ce22">
            <text:p>7.2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4" table:formula="of:=[.A647]+1" table:style-name="ce2">
            <text:p>644</text:p>
          </table:table-cell>
          <table:table-cell office:value-type="boolean" office:boolean-value="true" table:formula="of:=OR(NOT([.R648]=&quot;?&quot;); NOT([.V648]=&quot;?&quot;);NOT([.Z648]=&quot;-&quot;))" table:style-name="ce2">
            <text:p>TRUE</text:p>
          </table:table-cell>
          <table:table-cell office:value-type="float" office:value="5" table:formula="of:=IFERROR(IFERROR([.O648]+[.V648]; [.O648]+[.Z648]); &quot;?&quot;)" table:style-name="ce2">
            <text:p>5</text:p>
          </table:table-cell>
          <table:table-cell office:value-type="float" office:value="5" table:formula="of:=MAX(IF([.C648]=&quot;?&quot;;0;[.C648]);[.J648])" table:style-name="ce2">
            <text:p>5</text:p>
          </table:table-cell>
          <table:table-cell office:value-type="string" table:style-name="ce2">
            <text:p>TREEPAIR_350_5_90_04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82" table:style-name="ce2">
            <text:p>82</text:p>
          </table:table-cell>
          <table:table-cell office:value-type="float" office:value="45" table:style-name="ce2">
            <text:p>45</text:p>
          </table:table-cell>
          <table:table-cell office:value-type="float" office:value="34" table:style-name="ce2">
            <text:p>34</text:p>
          </table:table-cell>
          <table:table-cell office:value-type="float" office:value="6.8" table:formula="of:=[.M648]/[.D648]" table:style-name="ce22">
            <text:p>6.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5" table:formula="of:=[.A648]+1" table:style-name="ce2">
            <text:p>645</text:p>
          </table:table-cell>
          <table:table-cell office:value-type="boolean" office:boolean-value="true" table:formula="of:=OR(NOT([.R649]=&quot;?&quot;); NOT([.V649]=&quot;?&quot;);NOT([.Z649]=&quot;-&quot;))" table:style-name="ce2">
            <text:p>TRUE</text:p>
          </table:table-cell>
          <table:table-cell office:value-type="float" office:value="5" table:formula="of:=IFERROR(IFERROR([.O649]+[.V649]; [.O649]+[.Z649]); &quot;?&quot;)" table:style-name="ce2">
            <text:p>5</text:p>
          </table:table-cell>
          <table:table-cell office:value-type="float" office:value="5" table:formula="of:=MAX(IF([.C649]=&quot;?&quot;;0;[.C649]);[.J649])" table:style-name="ce2">
            <text:p>5</text:p>
          </table:table-cell>
          <table:table-cell office:value-type="string" table:style-name="ce2">
            <text:p>TREEPAIR_350_5_90_05</text:p>
          </table:table-cell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39" table:style-name="ce2">
            <text:p>39</text:p>
          </table:table-cell>
          <table:table-cell office:value-type="float" office:value="7.8" table:formula="of:=[.M649]/[.D649]" table:style-name="ce22">
            <text:p>7.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6" table:formula="of:=[.A649]+1" table:style-name="ce2">
            <text:p>646</text:p>
          </table:table-cell>
          <table:table-cell office:value-type="boolean" office:boolean-value="true" table:formula="of:=OR(NOT([.R650]=&quot;?&quot;); NOT([.V650]=&quot;?&quot;);NOT([.Z650]=&quot;-&quot;))" table:style-name="ce2">
            <text:p>TRUE</text:p>
          </table:table-cell>
          <table:table-cell office:value-type="float" office:value="10" table:formula="of:=IFERROR(IFERROR([.O650]+[.V650]; [.O650]+[.Z650]); &quot;?&quot;)" table:style-name="ce2">
            <text:p>10</text:p>
          </table:table-cell>
          <table:table-cell office:value-type="float" office:value="10" table:formula="of:=MAX(IF([.C650]=&quot;?&quot;;0;[.C650]);[.J650])" table:style-name="ce2">
            <text:p>10</text:p>
          </table:table-cell>
          <table:table-cell office:value-type="string" table:style-name="ce2">
            <text:p>TREEPAIR_350_10_50_01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64" table:style-name="ce2">
            <text:p>64</text:p>
          </table:table-cell>
          <table:table-cell office:value-type="float" office:value="47" table:style-name="ce2">
            <text:p>47</text:p>
          </table:table-cell>
          <table:table-cell office:value-type="float" office:value="4.7" table:formula="of:=[.M650]/[.D650]" table:style-name="ce22">
            <text:p>4.7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7" table:formula="of:=[.A650]+1" table:style-name="ce2">
            <text:p>647</text:p>
          </table:table-cell>
          <table:table-cell office:value-type="boolean" office:boolean-value="true" table:formula="of:=OR(NOT([.R651]=&quot;?&quot;); NOT([.V651]=&quot;?&quot;);NOT([.Z651]=&quot;-&quot;))" table:style-name="ce2">
            <text:p>TRUE</text:p>
          </table:table-cell>
          <table:table-cell office:value-type="float" office:value="10" table:formula="of:=IFERROR(IFERROR([.O651]+[.V651]; [.O651]+[.Z651]); &quot;?&quot;)" table:style-name="ce2">
            <text:p>10</text:p>
          </table:table-cell>
          <table:table-cell office:value-type="float" office:value="10" table:formula="of:=MAX(IF([.C651]=&quot;?&quot;;0;[.C651]);[.J651])" table:style-name="ce2">
            <text:p>10</text:p>
          </table:table-cell>
          <table:table-cell office:value-type="string" table:style-name="ce2">
            <text:p>TREEPAIR_350_10_50_02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73" table:style-name="ce2">
            <text:p>73</text:p>
          </table:table-cell>
          <table:table-cell office:value-type="float" office:value="57" table:style-name="ce2">
            <text:p>57</text:p>
          </table:table-cell>
          <table:table-cell office:value-type="float" office:value="45" table:style-name="ce2">
            <text:p>45</text:p>
          </table:table-cell>
          <table:table-cell office:value-type="float" office:value="4.5" table:formula="of:=[.M651]/[.D651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8" table:formula="of:=[.A651]+1" table:style-name="ce2">
            <text:p>648</text:p>
          </table:table-cell>
          <table:table-cell office:value-type="boolean" office:boolean-value="true" table:formula="of:=OR(NOT([.R652]=&quot;?&quot;); NOT([.V652]=&quot;?&quot;);NOT([.Z652]=&quot;-&quot;))" table:style-name="ce2">
            <text:p>TRUE</text:p>
          </table:table-cell>
          <table:table-cell office:value-type="float" office:value="10" table:formula="of:=IFERROR(IFERROR([.O652]+[.V652]; [.O652]+[.Z652]); &quot;?&quot;)" table:style-name="ce2">
            <text:p>10</text:p>
          </table:table-cell>
          <table:table-cell office:value-type="float" office:value="10" table:formula="of:=MAX(IF([.C652]=&quot;?&quot;;0;[.C652]);[.J652])" table:style-name="ce2">
            <text:p>10</text:p>
          </table:table-cell>
          <table:table-cell office:value-type="string" table:style-name="ce2">
            <text:p>TREEPAIR_350_10_50_03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70" table:style-name="ce2">
            <text:p>70</text:p>
          </table:table-cell>
          <table:table-cell office:value-type="float" office:value="48" table:style-name="ce2">
            <text:p>48</text:p>
          </table:table-cell>
          <table:table-cell office:value-type="float" office:value="4.8" table:formula="of:=[.M652]/[.D652]" table:style-name="ce22">
            <text:p>4.8</text:p>
          </table:table-cell>
          <table:table-cell office:value-type="float" office:value="3" table:style-name="ce10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49" table:formula="of:=[.A652]+1" table:style-name="ce2">
            <text:p>649</text:p>
          </table:table-cell>
          <table:table-cell office:value-type="boolean" office:boolean-value="true" table:formula="of:=OR(NOT([.R653]=&quot;?&quot;); NOT([.V653]=&quot;?&quot;);NOT([.Z653]=&quot;-&quot;))" table:style-name="ce2">
            <text:p>TRUE</text:p>
          </table:table-cell>
          <table:table-cell office:value-type="float" office:value="10" table:formula="of:=IFERROR(IFERROR([.O653]+[.V653]; [.O653]+[.Z653]); &quot;?&quot;)" table:style-name="ce2">
            <text:p>10</text:p>
          </table:table-cell>
          <table:table-cell office:value-type="float" office:value="10" table:formula="of:=MAX(IF([.C653]=&quot;?&quot;;0;[.C653]);[.J653])" table:style-name="ce2">
            <text:p>10</text:p>
          </table:table-cell>
          <table:table-cell office:value-type="string" table:style-name="ce2">
            <text:p>TREEPAIR_350_10_50_04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84" table:style-name="ce2">
            <text:p>84</text:p>
          </table:table-cell>
          <table:table-cell office:value-type="float" office:value="67" table:style-name="ce2">
            <text:p>67</text:p>
          </table:table-cell>
          <table:table-cell office:value-type="float" office:value="48" table:style-name="ce2">
            <text:p>48</text:p>
          </table:table-cell>
          <table:table-cell office:value-type="float" office:value="4.8" table:formula="of:=[.M653]/[.D653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0" table:formula="of:=[.A653]+1" table:style-name="ce2">
            <text:p>650</text:p>
          </table:table-cell>
          <table:table-cell office:value-type="boolean" office:boolean-value="true" table:formula="of:=OR(NOT([.R654]=&quot;?&quot;); NOT([.V654]=&quot;?&quot;);NOT([.Z654]=&quot;-&quot;))" table:style-name="ce2">
            <text:p>TRUE</text:p>
          </table:table-cell>
          <table:table-cell office:value-type="float" office:value="10" table:formula="of:=IFERROR(IFERROR([.O654]+[.V654]; [.O654]+[.Z654]); &quot;?&quot;)" table:style-name="ce2">
            <text:p>10</text:p>
          </table:table-cell>
          <table:table-cell office:value-type="float" office:value="10" table:formula="of:=MAX(IF([.C654]=&quot;?&quot;;0;[.C654]);[.J654])" table:style-name="ce2">
            <text:p>10</text:p>
          </table:table-cell>
          <table:table-cell office:value-type="string" table:style-name="ce2">
            <text:p>TREEPAIR_350_10_50_05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78" table:style-name="ce2">
            <text:p>78</text:p>
          </table:table-cell>
          <table:table-cell office:value-type="float" office:value="63" table:style-name="ce2">
            <text:p>63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654]/[.D654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1" table:formula="of:=[.A654]+1" table:style-name="ce2">
            <text:p>651</text:p>
          </table:table-cell>
          <table:table-cell office:value-type="boolean" office:boolean-value="true" table:formula="of:=OR(NOT([.R655]=&quot;?&quot;); NOT([.V655]=&quot;?&quot;);NOT([.Z655]=&quot;-&quot;))" table:style-name="ce2">
            <text:p>TRUE</text:p>
          </table:table-cell>
          <table:table-cell office:value-type="float" office:value="10" table:formula="of:=IFERROR(IFERROR([.O655]+[.V655]; [.O655]+[.Z655]); &quot;?&quot;)" table:style-name="ce2">
            <text:p>10</text:p>
          </table:table-cell>
          <table:table-cell office:value-type="float" office:value="10" table:formula="of:=MAX(IF([.C655]=&quot;?&quot;;0;[.C655]);[.J655])" table:style-name="ce2">
            <text:p>10</text:p>
          </table:table-cell>
          <table:table-cell office:value-type="string" table:style-name="ce2">
            <text:p>TREEPAIR_350_10_70_01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87" table:style-name="ce2">
            <text:p>87</text:p>
          </table:table-cell>
          <table:table-cell office:value-type="float" office:value="63" table:style-name="ce2">
            <text:p>63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655]/[.D655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2" table:formula="of:=[.A655]+1" table:style-name="ce2">
            <text:p>652</text:p>
          </table:table-cell>
          <table:table-cell office:value-type="boolean" office:boolean-value="true" table:formula="of:=OR(NOT([.R656]=&quot;?&quot;); NOT([.V656]=&quot;?&quot;);NOT([.Z656]=&quot;-&quot;))" table:style-name="ce2">
            <text:p>TRUE</text:p>
          </table:table-cell>
          <table:table-cell office:value-type="float" office:value="10" table:formula="of:=IFERROR(IFERROR([.O656]+[.V656]; [.O656]+[.Z656]); &quot;?&quot;)" table:style-name="ce2">
            <text:p>10</text:p>
          </table:table-cell>
          <table:table-cell office:value-type="float" office:value="10" table:formula="of:=MAX(IF([.C656]=&quot;?&quot;;0;[.C656]);[.J656])" table:style-name="ce2">
            <text:p>10</text:p>
          </table:table-cell>
          <table:table-cell office:value-type="string" table:style-name="ce2">
            <text:p>TREEPAIR_350_10_70_02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92" table:style-name="ce2">
            <text:p>92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.7" table:formula="of:=[.M656]/[.D656]" table:style-name="ce22">
            <text:p>6.7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3" table:formula="of:=[.A656]+1" table:style-name="ce2">
            <text:p>653</text:p>
          </table:table-cell>
          <table:table-cell office:value-type="boolean" office:boolean-value="true" table:formula="of:=OR(NOT([.R657]=&quot;?&quot;); NOT([.V657]=&quot;?&quot;);NOT([.Z657]=&quot;-&quot;))" table:style-name="ce2">
            <text:p>TRUE</text:p>
          </table:table-cell>
          <table:table-cell office:value-type="float" office:value="10" table:formula="of:=IFERROR(IFERROR([.O657]+[.V657]; [.O657]+[.Z657]); &quot;?&quot;)" table:style-name="ce2">
            <text:p>10</text:p>
          </table:table-cell>
          <table:table-cell office:value-type="float" office:value="10" table:formula="of:=MAX(IF([.C657]=&quot;?&quot;;0;[.C657]);[.J657])" table:style-name="ce2">
            <text:p>10</text:p>
          </table:table-cell>
          <table:table-cell office:value-type="string" table:style-name="ce2">
            <text:p>TREEPAIR_350_10_70_03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77" table:style-name="ce2">
            <text:p>77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4.0999999999999996" table:formula="of:=[.M657]/[.D657]" table:style-name="ce22">
            <text:p>4.1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4" table:formula="of:=[.A657]+1" table:style-name="ce2">
            <text:p>654</text:p>
          </table:table-cell>
          <table:table-cell office:value-type="boolean" office:boolean-value="true" table:formula="of:=OR(NOT([.R658]=&quot;?&quot;); NOT([.V658]=&quot;?&quot;);NOT([.Z658]=&quot;-&quot;))" table:style-name="ce2">
            <text:p>TRUE</text:p>
          </table:table-cell>
          <table:table-cell office:value-type="float" office:value="10" table:formula="of:=IFERROR(IFERROR([.O658]+[.V658]; [.O658]+[.Z658]); &quot;?&quot;)" table:style-name="ce2">
            <text:p>10</text:p>
          </table:table-cell>
          <table:table-cell office:value-type="float" office:value="10" table:formula="of:=MAX(IF([.C658]=&quot;?&quot;;0;[.C658]);[.J658])" table:style-name="ce2">
            <text:p>10</text:p>
          </table:table-cell>
          <table:table-cell office:value-type="string" table:style-name="ce2">
            <text:p>TREEPAIR_350_10_70_04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84" table:style-name="ce2">
            <text:p>84</text:p>
          </table:table-cell>
          <table:table-cell office:value-type="float" office:value="59" table:style-name="ce2">
            <text:p>59</text:p>
          </table:table-cell>
          <table:table-cell office:value-type="float" office:value="57" table:style-name="ce2">
            <text:p>57</text:p>
          </table:table-cell>
          <table:table-cell office:value-type="float" office:value="5.7" table:formula="of:=[.M658]/[.D658]" table:style-name="ce22">
            <text:p>5.7</text:p>
          </table:table-cell>
          <table:table-cell office:value-type="float" office:value="0" table:style-name="ce10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5" table:formula="of:=[.A658]+1" table:style-name="ce2">
            <text:p>655</text:p>
          </table:table-cell>
          <table:table-cell office:value-type="boolean" office:boolean-value="true" table:formula="of:=OR(NOT([.R659]=&quot;?&quot;); NOT([.V659]=&quot;?&quot;);NOT([.Z659]=&quot;-&quot;))" table:style-name="ce2">
            <text:p>TRUE</text:p>
          </table:table-cell>
          <table:table-cell office:value-type="float" office:value="10" table:formula="of:=IFERROR(IFERROR([.O659]+[.V659]; [.O659]+[.Z659]); &quot;?&quot;)" table:style-name="ce2">
            <text:p>10</text:p>
          </table:table-cell>
          <table:table-cell office:value-type="float" office:value="10" table:formula="of:=MAX(IF([.C659]=&quot;?&quot;;0;[.C659]);[.J659])" table:style-name="ce2">
            <text:p>10</text:p>
          </table:table-cell>
          <table:table-cell office:value-type="string" table:style-name="ce2">
            <text:p>TREEPAIR_350_10_70_05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84" table:style-name="ce2">
            <text:p>84</text:p>
          </table:table-cell>
          <table:table-cell office:value-type="float" office:value="63" table:style-name="ce2">
            <text:p>63</text:p>
          </table:table-cell>
          <table:table-cell office:value-type="float" office:value="61" table:style-name="ce2">
            <text:p>61</text:p>
          </table:table-cell>
          <table:table-cell office:value-type="float" office:value="6.1" table:formula="of:=[.M659]/[.D659]" table:style-name="ce22">
            <text:p>6.1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6" table:formula="of:=[.A659]+1" table:style-name="ce2">
            <text:p>656</text:p>
          </table:table-cell>
          <table:table-cell office:value-type="boolean" office:boolean-value="true" table:formula="of:=OR(NOT([.R660]=&quot;?&quot;); NOT([.V660]=&quot;?&quot;);NOT([.Z660]=&quot;-&quot;))" table:style-name="ce2">
            <text:p>TRUE</text:p>
          </table:table-cell>
          <table:table-cell office:value-type="float" office:value="10" table:formula="of:=IFERROR(IFERROR([.O660]+[.V660]; [.O660]+[.Z660]); &quot;?&quot;)" table:style-name="ce2">
            <text:p>10</text:p>
          </table:table-cell>
          <table:table-cell office:value-type="float" office:value="10" table:formula="of:=MAX(IF([.C660]=&quot;?&quot;;0;[.C660]);[.J660])" table:style-name="ce2">
            <text:p>10</text:p>
          </table:table-cell>
          <table:table-cell office:value-type="string" table:style-name="ce2">
            <text:p>TREEPAIR_350_10_90_01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85" table:style-name="ce2">
            <text:p>85</text:p>
          </table:table-cell>
          <table:table-cell office:value-type="float" office:value="68" table:style-name="ce2">
            <text:p>68</text:p>
          </table:table-cell>
          <table:table-cell office:value-type="float" office:value="61" table:style-name="ce2">
            <text:p>61</text:p>
          </table:table-cell>
          <table:table-cell office:value-type="float" office:value="6.1" table:formula="of:=[.M660]/[.D660]" table:style-name="ce22">
            <text:p>6.1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7" table:formula="of:=[.A660]+1" table:style-name="ce2">
            <text:p>657</text:p>
          </table:table-cell>
          <table:table-cell office:value-type="boolean" office:boolean-value="true" table:formula="of:=OR(NOT([.R661]=&quot;?&quot;); NOT([.V661]=&quot;?&quot;);NOT([.Z661]=&quot;-&quot;))" table:style-name="ce2">
            <text:p>TRUE</text:p>
          </table:table-cell>
          <table:table-cell office:value-type="float" office:value="10" table:formula="of:=IFERROR(IFERROR([.O661]+[.V661]; [.O661]+[.Z661]); &quot;?&quot;)" table:style-name="ce2">
            <text:p>10</text:p>
          </table:table-cell>
          <table:table-cell office:value-type="float" office:value="10" table:formula="of:=MAX(IF([.C661]=&quot;?&quot;;0;[.C661]);[.J661])" table:style-name="ce2">
            <text:p>10</text:p>
          </table:table-cell>
          <table:table-cell office:value-type="string" table:style-name="ce2">
            <text:p>TREEPAIR_350_10_90_02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17">
            <text:p>10</text:p>
          </table:table-cell>
          <table:table-cell office:value-type="float" office:value="126" table:style-name="ce2">
            <text:p>126</text:p>
          </table:table-cell>
          <table:table-cell office:value-type="float" office:value="77" table:style-name="ce2">
            <text:p>77</text:p>
          </table:table-cell>
          <table:table-cell office:value-type="float" office:value="68" table:style-name="ce2">
            <text:p>68</text:p>
          </table:table-cell>
          <table:table-cell office:value-type="float" office:value="6.8" table:formula="of:=[.M661]/[.D661]" table:style-name="ce22">
            <text:p>6.8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8" table:formula="of:=[.A661]+1" table:style-name="ce2">
            <text:p>658</text:p>
          </table:table-cell>
          <table:table-cell office:value-type="boolean" office:boolean-value="true" table:formula="of:=OR(NOT([.R662]=&quot;?&quot;); NOT([.V662]=&quot;?&quot;);NOT([.Z662]=&quot;-&quot;))" table:style-name="ce2">
            <text:p>TRUE</text:p>
          </table:table-cell>
          <table:table-cell office:value-type="float" office:value="10" table:formula="of:=IFERROR(IFERROR([.O662]+[.V662]; [.O662]+[.Z662]); &quot;?&quot;)" table:style-name="ce2">
            <text:p>10</text:p>
          </table:table-cell>
          <table:table-cell office:value-type="float" office:value="10" table:formula="of:=MAX(IF([.C662]=&quot;?&quot;;0;[.C662]);[.J662])" table:style-name="ce2">
            <text:p>10</text:p>
          </table:table-cell>
          <table:table-cell office:value-type="string" table:style-name="ce2">
            <text:p>TREEPAIR_350_10_90_03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125" table:style-name="ce2">
            <text:p>125</text:p>
          </table:table-cell>
          <table:table-cell office:value-type="float" office:value="74" table:style-name="ce2">
            <text:p>74</text:p>
          </table:table-cell>
          <table:table-cell office:value-type="float" office:value="64" table:style-name="ce2">
            <text:p>64</text:p>
          </table:table-cell>
          <table:table-cell office:value-type="float" office:value="6.4" table:formula="of:=[.M662]/[.D662]" table:style-name="ce22">
            <text:p>6.4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59" table:formula="of:=[.A662]+1" table:style-name="ce2">
            <text:p>659</text:p>
          </table:table-cell>
          <table:table-cell office:value-type="boolean" office:boolean-value="true" table:formula="of:=OR(NOT([.R663]=&quot;?&quot;); NOT([.V663]=&quot;?&quot;);NOT([.Z663]=&quot;-&quot;))" table:style-name="ce2">
            <text:p>TRUE</text:p>
          </table:table-cell>
          <table:table-cell office:value-type="float" office:value="10" table:formula="of:=IFERROR(IFERROR([.O663]+[.V663]; [.O663]+[.Z663]); &quot;?&quot;)" table:style-name="ce2">
            <text:p>10</text:p>
          </table:table-cell>
          <table:table-cell office:value-type="float" office:value="10" table:formula="of:=MAX(IF([.C663]=&quot;?&quot;;0;[.C663]);[.J663])" table:style-name="ce2">
            <text:p>10</text:p>
          </table:table-cell>
          <table:table-cell office:value-type="string" table:style-name="ce2">
            <text:p>TREEPAIR_350_10_90_04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17">
            <text:p>10</text:p>
          </table:table-cell>
          <table:table-cell office:value-type="float" office:value="109" table:style-name="ce2">
            <text:p>109</text:p>
          </table:table-cell>
          <table:table-cell office:value-type="float" office:value="60" table:style-name="ce2">
            <text:p>60</text:p>
          </table:table-cell>
          <table:table-cell office:value-type="float" office:value="50" table:style-name="ce2">
            <text:p>50</text:p>
          </table:table-cell>
          <table:table-cell office:value-type="float" office:value="5" table:formula="of:=[.M663]/[.D663]" table:style-name="ce22">
            <text:p>5.0</text:p>
          </table:table-cell>
          <table:table-cell office:value-type="float" office:value="1" table:style-name="ce10">
            <text:p>1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0" table:formula="of:=[.A663]+1" table:style-name="ce2">
            <text:p>660</text:p>
          </table:table-cell>
          <table:table-cell office:value-type="boolean" office:boolean-value="true" table:formula="of:=OR(NOT([.R664]=&quot;?&quot;); NOT([.V664]=&quot;?&quot;);NOT([.Z664]=&quot;-&quot;))" table:style-name="ce2">
            <text:p>TRUE</text:p>
          </table:table-cell>
          <table:table-cell office:value-type="float" office:value="10" table:formula="of:=IFERROR(IFERROR([.O664]+[.V664]; [.O664]+[.Z664]); &quot;?&quot;)" table:style-name="ce2">
            <text:p>10</text:p>
          </table:table-cell>
          <table:table-cell office:value-type="float" office:value="10" table:formula="of:=MAX(IF([.C664]=&quot;?&quot;;0;[.C664]);[.J664])" table:style-name="ce2">
            <text:p>10</text:p>
          </table:table-cell>
          <table:table-cell office:value-type="string" table:style-name="ce2">
            <text:p>TREEPAIR_350_10_90_05</text:p>
          </table:table-cell>
          <table:table-cell office:value-type="float" office:value="350" table:style-name="ce2">
            <text:p>350</text:p>
          </table:table-cell>
          <table:table-cell office:value-type="float" office:value="10" table:style-name="ce2">
            <text:p>1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17">
            <text:p>10</text:p>
          </table:table-cell>
          <table:table-cell office:value-type="float" office:value="115" table:style-name="ce2">
            <text:p>115</text:p>
          </table:table-cell>
          <table:table-cell office:value-type="float" office:value="70" table:style-name="ce2">
            <text:p>70</text:p>
          </table:table-cell>
          <table:table-cell office:value-type="float" office:value="68" table:style-name="ce2">
            <text:p>68</text:p>
          </table:table-cell>
          <table:table-cell office:value-type="float" office:value="6.8" table:formula="of:=[.M664]/[.D664]" table:style-name="ce22">
            <text:p>6.8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1" table:formula="of:=[.A664]+1" table:style-name="ce2">
            <text:p>661</text:p>
          </table:table-cell>
          <table:table-cell office:value-type="boolean" office:boolean-value="true" table:formula="of:=OR(NOT([.R665]=&quot;?&quot;); NOT([.V665]=&quot;?&quot;);NOT([.Z665]=&quot;-&quot;))" table:style-name="ce2">
            <text:p>TRUE</text:p>
          </table:table-cell>
          <table:table-cell office:value-type="float" office:value="15" table:formula="of:=IFERROR(IFERROR([.O665]+[.V665]; [.O665]+[.Z665]); &quot;?&quot;)" table:style-name="ce2">
            <text:p>15</text:p>
          </table:table-cell>
          <table:table-cell office:value-type="float" office:value="15" table:formula="of:=MAX(IF([.C665]=&quot;?&quot;;0;[.C665]);[.J665])" table:style-name="ce2">
            <text:p>15</text:p>
          </table:table-cell>
          <table:table-cell office:value-type="string" table:style-name="ce2">
            <text:p>TREEPAIR_350_15_50_01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17">
            <text:p>14</text:p>
          </table:table-cell>
          <table:table-cell office:value-type="float" office:value="107" table:style-name="ce2">
            <text:p>107</text:p>
          </table:table-cell>
          <table:table-cell office:value-type="float" office:value="86" table:style-name="ce2">
            <text:p>86</text:p>
          </table:table-cell>
          <table:table-cell office:value-type="float" office:value="82" table:style-name="ce2">
            <text:p>82</text:p>
          </table:table-cell>
          <table:table-cell office:value-type="float" office:value="5.4666666666666668" table:formula="of:=[.M665]/[.D665]" table:style-name="ce22">
            <text:p>5.5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2" table:formula="of:=[.A665]+1" table:style-name="ce2">
            <text:p>662</text:p>
          </table:table-cell>
          <table:table-cell office:value-type="boolean" office:boolean-value="true" table:formula="of:=OR(NOT([.R666]=&quot;?&quot;); NOT([.V666]=&quot;?&quot;);NOT([.Z666]=&quot;-&quot;))" table:style-name="ce2">
            <text:p>TRUE</text:p>
          </table:table-cell>
          <table:table-cell office:value-type="float" office:value="15" table:formula="of:=IFERROR(IFERROR([.O666]+[.V666]; [.O666]+[.Z666]); &quot;?&quot;)" table:style-name="ce2">
            <text:p>15</text:p>
          </table:table-cell>
          <table:table-cell office:value-type="float" office:value="15" table:formula="of:=MAX(IF([.C666]=&quot;?&quot;;0;[.C666]);[.J666])" table:style-name="ce2">
            <text:p>15</text:p>
          </table:table-cell>
          <table:table-cell office:value-type="string" table:style-name="ce2">
            <text:p>TREEPAIR_350_15_50_02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100" table:style-name="ce2">
            <text:p>100</text:p>
          </table:table-cell>
          <table:table-cell office:value-type="float" office:value="81" table:style-name="ce2">
            <text:p>81</text:p>
          </table:table-cell>
          <table:table-cell office:value-type="float" office:value="70" table:style-name="ce2">
            <text:p>70</text:p>
          </table:table-cell>
          <table:table-cell office:value-type="float" office:value="4.666666666666667" table:formula="of:=[.M666]/[.D666]" table:style-name="ce22">
            <text:p>4.7</text:p>
          </table:table-cell>
          <table:table-cell office:value-type="float" office:value="2" table:style-name="ce10">
            <text:p>2</text:p>
          </table:table-cell>
          <table:table-cell office:value-type="float" office:value="15" table:style-name="ce9">
            <text:p>15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3" table:formula="of:=[.A666]+1" table:style-name="ce2">
            <text:p>663</text:p>
          </table:table-cell>
          <table:table-cell office:value-type="boolean" office:boolean-value="true" table:formula="of:=OR(NOT([.R667]=&quot;?&quot;); NOT([.V667]=&quot;?&quot;);NOT([.Z667]=&quot;-&quot;))" table:style-name="ce2">
            <text:p>TRUE</text:p>
          </table:table-cell>
          <table:table-cell office:value-type="float" office:value="14" table:formula="of:=IFERROR(IFERROR([.O667]+[.V667]; [.O667]+[.Z667]); &quot;?&quot;)" table:style-name="ce2">
            <text:p>14</text:p>
          </table:table-cell>
          <table:table-cell office:value-type="float" office:value="14" table:formula="of:=MAX(IF([.C667]=&quot;?&quot;;0;[.C667]);[.J667])" table:style-name="ce2">
            <text:p>14</text:p>
          </table:table-cell>
          <table:table-cell office:value-type="string" table:style-name="ce2">
            <text:p>TREEPAIR_350_15_50_03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17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82" table:style-name="ce2">
            <text:p>82</text:p>
          </table:table-cell>
          <table:table-cell office:value-type="float" office:value="65" table:style-name="ce2">
            <text:p>65</text:p>
          </table:table-cell>
          <table:table-cell office:value-type="float" office:value="4.6428571428571432" table:formula="of:=[.M667]/[.D667]" table:style-name="ce22">
            <text:p>4.6</text:p>
          </table:table-cell>
          <table:table-cell office:value-type="float" office:value="3" table:style-name="ce10">
            <text:p>3</text:p>
          </table:table-cell>
          <table:table-cell office:value-type="float" office:value="13" table:style-name="ce9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4" table:formula="of:=[.A667]+1" table:style-name="ce2">
            <text:p>664</text:p>
          </table:table-cell>
          <table:table-cell office:value-type="boolean" office:boolean-value="true" table:formula="of:=OR(NOT([.R668]=&quot;?&quot;); NOT([.V668]=&quot;?&quot;);NOT([.Z668]=&quot;-&quot;))" table:style-name="ce2">
            <text:p>TRUE</text:p>
          </table:table-cell>
          <table:table-cell office:value-type="float" office:value="15" table:formula="of:=IFERROR(IFERROR([.O668]+[.V668]; [.O668]+[.Z668]); &quot;?&quot;)" table:style-name="ce2">
            <text:p>15</text:p>
          </table:table-cell>
          <table:table-cell office:value-type="float" office:value="15" table:formula="of:=MAX(IF([.C668]=&quot;?&quot;;0;[.C668]);[.J668])" table:style-name="ce2">
            <text:p>15</text:p>
          </table:table-cell>
          <table:table-cell office:value-type="string" table:style-name="ce2">
            <text:p>TREEPAIR_350_15_50_04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96" table:style-name="ce2">
            <text:p>96</text:p>
          </table:table-cell>
          <table:table-cell office:value-type="float" office:value="78" table:style-name="ce2">
            <text:p>78</text:p>
          </table:table-cell>
          <table:table-cell office:value-type="float" office:value="71" table:style-name="ce2">
            <text:p>71</text:p>
          </table:table-cell>
          <table:table-cell office:value-type="float" office:value="4.7333333333333334" table:formula="of:=[.M668]/[.D668]" table:style-name="ce22">
            <text:p>4.7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5" table:formula="of:=[.A668]+1" table:style-name="ce2">
            <text:p>665</text:p>
          </table:table-cell>
          <table:table-cell office:value-type="boolean" office:boolean-value="true" table:formula="of:=OR(NOT([.R669]=&quot;?&quot;); NOT([.V669]=&quot;?&quot;);NOT([.Z669]=&quot;-&quot;))" table:style-name="ce2">
            <text:p>TRUE</text:p>
          </table:table-cell>
          <table:table-cell office:value-type="float" office:value="15" table:formula="of:=IFERROR(IFERROR([.O669]+[.V669]; [.O669]+[.Z669]); &quot;?&quot;)" table:style-name="ce2">
            <text:p>15</text:p>
          </table:table-cell>
          <table:table-cell office:value-type="float" office:value="15" table:formula="of:=MAX(IF([.C669]=&quot;?&quot;;0;[.C669]);[.J669])" table:style-name="ce2">
            <text:p>15</text:p>
          </table:table-cell>
          <table:table-cell office:value-type="string" table:style-name="ce2">
            <text:p>TREEPAIR_350_15_50_05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09" table:style-name="ce2">
            <text:p>109</text:p>
          </table:table-cell>
          <table:table-cell office:value-type="float" office:value="92" table:style-name="ce2">
            <text:p>92</text:p>
          </table:table-cell>
          <table:table-cell office:value-type="float" office:value="68" table:style-name="ce2">
            <text:p>68</text:p>
          </table:table-cell>
          <table:table-cell office:value-type="float" office:value="4.5333333333333332" table:formula="of:=[.M669]/[.D669]" table:style-name="ce22">
            <text:p>4.5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6" table:formula="of:=[.A669]+1" table:style-name="ce2">
            <text:p>666</text:p>
          </table:table-cell>
          <table:table-cell office:value-type="boolean" office:boolean-value="true" table:formula="of:=OR(NOT([.R670]=&quot;?&quot;); NOT([.V670]=&quot;?&quot;);NOT([.Z670]=&quot;-&quot;))" table:style-name="ce2">
            <text:p>TRUE</text:p>
          </table:table-cell>
          <table:table-cell office:value-type="float" office:value="15" table:formula="of:=IFERROR(IFERROR([.O670]+[.V670]; [.O670]+[.Z670]); &quot;?&quot;)" table:style-name="ce2">
            <text:p>15</text:p>
          </table:table-cell>
          <table:table-cell office:value-type="float" office:value="15" table:formula="of:=MAX(IF([.C670]=&quot;?&quot;;0;[.C670]);[.J670])" table:style-name="ce2">
            <text:p>15</text:p>
          </table:table-cell>
          <table:table-cell office:value-type="string" table:style-name="ce2">
            <text:p>TREEPAIR_350_15_70_01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11" table:style-name="ce2">
            <text:p>111</text:p>
          </table:table-cell>
          <table:table-cell office:value-type="float" office:value="87" table:style-name="ce2">
            <text:p>87</text:p>
          </table:table-cell>
          <table:table-cell office:value-type="float" office:value="73" table:style-name="ce2">
            <text:p>73</text:p>
          </table:table-cell>
          <table:table-cell office:value-type="float" office:value="4.8666666666666663" table:formula="of:=[.M670]/[.D670]" table:style-name="ce22">
            <text:p>4.9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7" table:formula="of:=[.A670]+1" table:style-name="ce2">
            <text:p>667</text:p>
          </table:table-cell>
          <table:table-cell office:value-type="boolean" office:boolean-value="true" table:formula="of:=OR(NOT([.R671]=&quot;?&quot;); NOT([.V671]=&quot;?&quot;);NOT([.Z671]=&quot;-&quot;))" table:style-name="ce2">
            <text:p>TRUE</text:p>
          </table:table-cell>
          <table:table-cell office:value-type="float" office:value="15" table:formula="of:=IFERROR(IFERROR([.O671]+[.V671]; [.O671]+[.Z671]); &quot;?&quot;)" table:style-name="ce2">
            <text:p>15</text:p>
          </table:table-cell>
          <table:table-cell office:value-type="float" office:value="15" table:formula="of:=MAX(IF([.C671]=&quot;?&quot;;0;[.C671]);[.J671])" table:style-name="ce2">
            <text:p>15</text:p>
          </table:table-cell>
          <table:table-cell office:value-type="string" table:style-name="ce2">
            <text:p>TREEPAIR_350_15_70_02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122" table:style-name="ce2">
            <text:p>122</text:p>
          </table:table-cell>
          <table:table-cell office:value-type="float" office:value="95" table:style-name="ce2">
            <text:p>95</text:p>
          </table:table-cell>
          <table:table-cell office:value-type="float" office:value="85" table:style-name="ce2">
            <text:p>85</text:p>
          </table:table-cell>
          <table:table-cell office:value-type="float" office:value="5.666666666666667" table:formula="of:=[.M671]/[.D671]" table:style-name="ce22">
            <text:p>5.7</text:p>
          </table:table-cell>
          <table:table-cell office:value-type="float" office:value="1" table:style-name="ce10">
            <text:p>1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8" table:formula="of:=[.A671]+1" table:style-name="ce2">
            <text:p>668</text:p>
          </table:table-cell>
          <table:table-cell office:value-type="boolean" office:boolean-value="true" table:formula="of:=OR(NOT([.R672]=&quot;?&quot;); NOT([.V672]=&quot;?&quot;);NOT([.Z672]=&quot;-&quot;))" table:style-name="ce2">
            <text:p>TRUE</text:p>
          </table:table-cell>
          <table:table-cell office:value-type="float" office:value="15" table:formula="of:=IFERROR(IFERROR([.O672]+[.V672]; [.O672]+[.Z672]); &quot;?&quot;)" table:style-name="ce2">
            <text:p>15</text:p>
          </table:table-cell>
          <table:table-cell office:value-type="float" office:value="15" table:formula="of:=MAX(IF([.C672]=&quot;?&quot;;0;[.C672]);[.J672])" table:style-name="ce2">
            <text:p>15</text:p>
          </table:table-cell>
          <table:table-cell office:value-type="string" table:style-name="ce2">
            <text:p>TREEPAIR_350_15_70_03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08" table:style-name="ce2">
            <text:p>108</text:p>
          </table:table-cell>
          <table:table-cell office:value-type="float" office:value="90" table:style-name="ce2">
            <text:p>90</text:p>
          </table:table-cell>
          <table:table-cell office:value-type="float" office:value="69" table:style-name="ce2">
            <text:p>69</text:p>
          </table:table-cell>
          <table:table-cell office:value-type="float" office:value="4.5999999999999996" table:formula="of:=[.M672]/[.D672]" table:style-name="ce22">
            <text:p>4.6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4" table:style-name="ce2">
            <text:p>3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69" table:formula="of:=[.A672]+1" table:style-name="ce2">
            <text:p>669</text:p>
          </table:table-cell>
          <table:table-cell office:value-type="boolean" office:boolean-value="true" table:formula="of:=OR(NOT([.R673]=&quot;?&quot;); NOT([.V673]=&quot;?&quot;);NOT([.Z673]=&quot;-&quot;))" table:style-name="ce2">
            <text:p>TRUE</text:p>
          </table:table-cell>
          <table:table-cell office:value-type="float" office:value="14" table:formula="of:=IFERROR(IFERROR([.O673]+[.V673]; [.O673]+[.Z673]); &quot;?&quot;)" table:style-name="ce2">
            <text:p>14</text:p>
          </table:table-cell>
          <table:table-cell office:value-type="float" office:value="14" table:formula="of:=MAX(IF([.C673]=&quot;?&quot;;0;[.C673]);[.J673])" table:style-name="ce2">
            <text:p>14</text:p>
          </table:table-cell>
          <table:table-cell office:value-type="string" table:style-name="ce2">
            <text:p>TREEPAIR_350_15_70_04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17">
            <text:p>14</text:p>
          </table:table-cell>
          <table:table-cell office:value-type="float" office:value="106" table:style-name="ce2">
            <text:p>106</text:p>
          </table:table-cell>
          <table:table-cell office:value-type="float" office:value="91" table:style-name="ce2">
            <text:p>91</text:p>
          </table:table-cell>
          <table:table-cell office:value-type="float" office:value="69" table:style-name="ce2">
            <text:p>69</text:p>
          </table:table-cell>
          <table:table-cell office:value-type="float" office:value="4.9285714285714288" table:formula="of:=[.M673]/[.D673]" table:style-name="ce22">
            <text:p>4.9</text:p>
          </table:table-cell>
          <table:table-cell office:value-type="float" office:value="3" table:style-name="ce10">
            <text:p>3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0" table:formula="of:=[.A673]+1" table:style-name="ce2">
            <text:p>670</text:p>
          </table:table-cell>
          <table:table-cell office:value-type="boolean" office:boolean-value="true" table:formula="of:=OR(NOT([.R674]=&quot;?&quot;); NOT([.V674]=&quot;?&quot;);NOT([.Z674]=&quot;-&quot;))" table:style-name="ce2">
            <text:p>TRUE</text:p>
          </table:table-cell>
          <table:table-cell office:value-type="float" office:value="15" table:formula="of:=IFERROR(IFERROR([.O674]+[.V674]; [.O674]+[.Z674]); &quot;?&quot;)" table:style-name="ce2">
            <text:p>15</text:p>
          </table:table-cell>
          <table:table-cell office:value-type="float" office:value="15" table:formula="of:=MAX(IF([.C674]=&quot;?&quot;;0;[.C674]);[.J674])" table:style-name="ce2">
            <text:p>15</text:p>
          </table:table-cell>
          <table:table-cell office:value-type="string" table:style-name="ce2">
            <text:p>TREEPAIR_350_15_70_05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03" table:style-name="ce2">
            <text:p>103</text:p>
          </table:table-cell>
          <table:table-cell office:value-type="float" office:value="87" table:style-name="ce2">
            <text:p>87</text:p>
          </table:table-cell>
          <table:table-cell office:value-type="float" office:value="79" table:style-name="ce2">
            <text:p>79</text:p>
          </table:table-cell>
          <table:table-cell office:value-type="float" office:value="5.2666666666666666" table:formula="of:=[.M674]/[.D674]" table:style-name="ce22">
            <text:p>5.3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1" table:formula="of:=[.A674]+1" table:style-name="ce2">
            <text:p>671</text:p>
          </table:table-cell>
          <table:table-cell office:value-type="boolean" office:boolean-value="true" table:formula="of:=OR(NOT([.R675]=&quot;?&quot;); NOT([.V675]=&quot;?&quot;);NOT([.Z675]=&quot;-&quot;))" table:style-name="ce2">
            <text:p>TRUE</text:p>
          </table:table-cell>
          <table:table-cell office:value-type="float" office:value="15" table:formula="of:=IFERROR(IFERROR([.O675]+[.V675]; [.O675]+[.Z675]); &quot;?&quot;)" table:style-name="ce2">
            <text:p>15</text:p>
          </table:table-cell>
          <table:table-cell office:value-type="float" office:value="15" table:formula="of:=MAX(IF([.C675]=&quot;?&quot;;0;[.C675]);[.J675])" table:style-name="ce2">
            <text:p>15</text:p>
          </table:table-cell>
          <table:table-cell office:value-type="string" table:style-name="ce2">
            <text:p>TREEPAIR_350_15_90_01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17">
            <text:p>15</text:p>
          </table:table-cell>
          <table:table-cell office:value-type="float" office:value="157" table:style-name="ce2">
            <text:p>157</text:p>
          </table:table-cell>
          <table:table-cell office:value-type="float" office:value="89" table:style-name="ce2">
            <text:p>89</text:p>
          </table:table-cell>
          <table:table-cell office:value-type="float" office:value="74" table:style-name="ce2">
            <text:p>74</text:p>
          </table:table-cell>
          <table:table-cell office:value-type="float" office:value="4.9333333333333336" table:formula="of:=[.M675]/[.D675]" table:style-name="ce22">
            <text:p>4.9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2" table:formula="of:=[.A675]+1" table:style-name="ce2">
            <text:p>672</text:p>
          </table:table-cell>
          <table:table-cell office:value-type="boolean" office:boolean-value="true" table:formula="of:=OR(NOT([.R676]=&quot;?&quot;); NOT([.V676]=&quot;?&quot;);NOT([.Z676]=&quot;-&quot;))" table:style-name="ce2">
            <text:p>TRUE</text:p>
          </table:table-cell>
          <table:table-cell office:value-type="float" office:value="15" table:formula="of:=IFERROR(IFERROR([.O676]+[.V676]; [.O676]+[.Z676]); &quot;?&quot;)" table:style-name="ce2">
            <text:p>15</text:p>
          </table:table-cell>
          <table:table-cell office:value-type="float" office:value="15" table:formula="of:=MAX(IF([.C676]=&quot;?&quot;;0;[.C676]);[.J676])" table:style-name="ce2">
            <text:p>15</text:p>
          </table:table-cell>
          <table:table-cell office:value-type="string" table:style-name="ce2">
            <text:p>TREEPAIR_350_15_90_02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136" table:style-name="ce2">
            <text:p>136</text:p>
          </table:table-cell>
          <table:table-cell office:value-type="float" office:value="93" table:style-name="ce2">
            <text:p>93</text:p>
          </table:table-cell>
          <table:table-cell office:value-type="float" office:value="92" table:style-name="ce2">
            <text:p>92</text:p>
          </table:table-cell>
          <table:table-cell office:value-type="float" office:value="6.1333333333333337" table:formula="of:=[.M676]/[.D676]" table:style-name="ce22">
            <text:p>6.1</text:p>
          </table:table-cell>
          <table:table-cell office:value-type="float" office:value="0" table:style-name="ce10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9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3" table:formula="of:=[.A676]+1" table:style-name="ce2">
            <text:p>673</text:p>
          </table:table-cell>
          <table:table-cell office:value-type="boolean" office:boolean-value="true" table:formula="of:=OR(NOT([.R677]=&quot;?&quot;); NOT([.V677]=&quot;?&quot;);NOT([.Z677]=&quot;-&quot;))" table:style-name="ce2">
            <text:p>TRUE</text:p>
          </table:table-cell>
          <table:table-cell office:value-type="float" office:value="15" table:formula="of:=IFERROR(IFERROR([.O677]+[.V677]; [.O677]+[.Z677]); &quot;?&quot;)" table:style-name="ce2">
            <text:p>15</text:p>
          </table:table-cell>
          <table:table-cell office:value-type="float" office:value="15" table:formula="of:=MAX(IF([.C677]=&quot;?&quot;;0;[.C677]);[.J677])" table:style-name="ce2">
            <text:p>15</text:p>
          </table:table-cell>
          <table:table-cell office:value-type="string" table:style-name="ce2">
            <text:p>TREEPAIR_350_15_90_03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17">
            <text:p>15</text:p>
          </table:table-cell>
          <table:table-cell office:value-type="float" office:value="142" table:style-name="ce2">
            <text:p>142</text:p>
          </table:table-cell>
          <table:table-cell office:value-type="float" office:value="104" table:style-name="ce2">
            <text:p>104</text:p>
          </table:table-cell>
          <table:table-cell office:value-type="float" office:value="83" table:style-name="ce2">
            <text:p>83</text:p>
          </table:table-cell>
          <table:table-cell office:value-type="float" office:value="5.5333333333333332" table:formula="of:=[.M677]/[.D677]" table:style-name="ce22">
            <text:p>5.5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4" table:formula="of:=[.A677]+1" table:style-name="ce2">
            <text:p>674</text:p>
          </table:table-cell>
          <table:table-cell office:value-type="boolean" office:boolean-value="true" table:formula="of:=OR(NOT([.R678]=&quot;?&quot;); NOT([.V678]=&quot;?&quot;);NOT([.Z678]=&quot;-&quot;))" table:style-name="ce2">
            <text:p>TRUE</text:p>
          </table:table-cell>
          <table:table-cell office:value-type="float" office:value="15" table:formula="of:=IFERROR(IFERROR([.O678]+[.V678]; [.O678]+[.Z678]); &quot;?&quot;)" table:style-name="ce2">
            <text:p>15</text:p>
          </table:table-cell>
          <table:table-cell office:value-type="float" office:value="15" table:formula="of:=MAX(IF([.C678]=&quot;?&quot;;0;[.C678]);[.J678])" table:style-name="ce2">
            <text:p>15</text:p>
          </table:table-cell>
          <table:table-cell office:value-type="string" table:style-name="ce2">
            <text:p>TREEPAIR_350_15_90_04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17">
            <text:p>15</text:p>
          </table:table-cell>
          <table:table-cell office:value-type="float" office:value="141" table:style-name="ce2">
            <text:p>141</text:p>
          </table:table-cell>
          <table:table-cell office:value-type="float" office:value="104" table:style-name="ce2">
            <text:p>104</text:p>
          </table:table-cell>
          <table:table-cell office:value-type="float" office:value="90" table:style-name="ce2">
            <text:p>90</text:p>
          </table:table-cell>
          <table:table-cell office:value-type="float" office:value="6" table:formula="of:=[.M678]/[.D678]" table:style-name="ce22">
            <text:p>6.0</text:p>
          </table:table-cell>
          <table:table-cell office:value-type="float" office:value="2" table:style-name="ce10">
            <text:p>2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5" table:formula="of:=[.A678]+1" table:style-name="ce2">
            <text:p>675</text:p>
          </table:table-cell>
          <table:table-cell office:value-type="boolean" office:boolean-value="true" table:formula="of:=OR(NOT([.R679]=&quot;?&quot;); NOT([.V679]=&quot;?&quot;);NOT([.Z679]=&quot;-&quot;))" table:style-name="ce2">
            <text:p>TRUE</text:p>
          </table:table-cell>
          <table:table-cell office:value-type="float" office:value="15" table:formula="of:=IFERROR(IFERROR([.O679]+[.V679]; [.O679]+[.Z679]); &quot;?&quot;)" table:style-name="ce2">
            <text:p>15</text:p>
          </table:table-cell>
          <table:table-cell office:value-type="float" office:value="15" table:formula="of:=MAX(IF([.C679]=&quot;?&quot;;0;[.C679]);[.J679])" table:style-name="ce2">
            <text:p>15</text:p>
          </table:table-cell>
          <table:table-cell office:value-type="string" table:style-name="ce2">
            <text:p>TREEPAIR_350_15_90_05</text:p>
          </table:table-cell>
          <table:table-cell office:value-type="float" office:value="350" table:style-name="ce2">
            <text:p>350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15" table:style-name="ce17">
            <text:p>15</text:p>
          </table:table-cell>
          <table:table-cell office:value-type="float" office:value="152" table:style-name="ce2">
            <text:p>152</text:p>
          </table:table-cell>
          <table:table-cell office:value-type="float" office:value="102" table:style-name="ce2">
            <text:p>102</text:p>
          </table:table-cell>
          <table:table-cell office:value-type="float" office:value="71" table:style-name="ce2">
            <text:p>71</text:p>
          </table:table-cell>
          <table:table-cell office:value-type="float" office:value="4.7333333333333334" table:formula="of:=[.M679]/[.D679]" table:style-name="ce22">
            <text:p>4.7</text:p>
          </table:table-cell>
          <table:table-cell office:value-type="float" office:value="4" table:style-name="ce10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6" table:formula="of:=[.A679]+1" table:style-name="ce2">
            <text:p>676</text:p>
          </table:table-cell>
          <table:table-cell office:value-type="boolean" office:boolean-value="true" table:formula="of:=OR(NOT([.R680]=&quot;?&quot;); NOT([.V680]=&quot;?&quot;);NOT([.Z680]=&quot;-&quot;))" table:style-name="ce2">
            <text:p>TRUE</text:p>
          </table:table-cell>
          <table:table-cell office:value-type="float" office:value="19" table:formula="of:=IFERROR(IFERROR([.O680]+[.V680]; [.O680]+[.Z680]); &quot;?&quot;)" table:style-name="ce2">
            <text:p>19</text:p>
          </table:table-cell>
          <table:table-cell office:value-type="float" office:value="19" table:formula="of:=MAX(IF([.C680]=&quot;?&quot;;0;[.C680]);[.J680])" table:style-name="ce2">
            <text:p>19</text:p>
          </table:table-cell>
          <table:table-cell office:value-type="string" table:style-name="ce2">
            <text:p>TREEPAIR_350_20_50_01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110" table:style-name="ce2">
            <text:p>110</text:p>
          </table:table-cell>
          <table:table-cell office:value-type="float" office:value="92" table:style-name="ce2">
            <text:p>92</text:p>
          </table:table-cell>
          <table:table-cell office:value-type="float" office:value="84" table:style-name="ce2">
            <text:p>84</text:p>
          </table:table-cell>
          <table:table-cell office:value-type="float" office:value="4.4210526315789478" table:formula="of:=[.M680]/[.D680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17" table:style-name="ce9">
            <text:p>17</text:p>
          </table:table-cell>
          <table:table-cell office:value-type="float" office:value="51" table:style-name="ce2">
            <text:p>51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9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7" table:formula="of:=[.A680]+1" table:style-name="ce2">
            <text:p>677</text:p>
          </table:table-cell>
          <table:table-cell office:value-type="boolean" office:boolean-value="true" table:formula="of:=OR(NOT([.R681]=&quot;?&quot;); NOT([.V681]=&quot;?&quot;);NOT([.Z681]=&quot;-&quot;))" table:style-name="ce2">
            <text:p>TRUE</text:p>
          </table:table-cell>
          <table:table-cell office:value-type="float" office:value="20" table:formula="of:=IFERROR(IFERROR([.O681]+[.V681]; [.O681]+[.Z681]); &quot;?&quot;)" table:style-name="ce2">
            <text:p>20</text:p>
          </table:table-cell>
          <table:table-cell office:value-type="float" office:value="20" table:formula="of:=MAX(IF([.C681]=&quot;?&quot;;0;[.C681]);[.J681])" table:style-name="ce2">
            <text:p>20</text:p>
          </table:table-cell>
          <table:table-cell office:value-type="string" table:style-name="ce2">
            <text:p>TREEPAIR_350_20_50_02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35" table:style-name="ce2">
            <text:p>135</text:p>
          </table:table-cell>
          <table:table-cell office:value-type="float" office:value="117" table:style-name="ce2">
            <text:p>117</text:p>
          </table:table-cell>
          <table:table-cell office:value-type="float" office:value="98" table:style-name="ce2">
            <text:p>98</text:p>
          </table:table-cell>
          <table:table-cell office:value-type="float" office:value="4.9000000000000004" table:formula="of:=[.M681]/[.D681]" table:style-name="ce22">
            <text:p>4.9</text:p>
          </table:table-cell>
          <table:table-cell office:value-type="float" office:value="4" table:style-name="ce10">
            <text:p>4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8" table:formula="of:=[.A681]+1" table:style-name="ce2">
            <text:p>678</text:p>
          </table:table-cell>
          <table:table-cell office:value-type="boolean" office:boolean-value="true" table:formula="of:=OR(NOT([.R682]=&quot;?&quot;); NOT([.V682]=&quot;?&quot;);NOT([.Z682]=&quot;-&quot;))" table:style-name="ce2">
            <text:p>TRUE</text:p>
          </table:table-cell>
          <table:table-cell office:value-type="float" office:value="20" table:formula="of:=IFERROR(IFERROR([.O682]+[.V682]; [.O682]+[.Z682]); &quot;?&quot;)" table:style-name="ce2">
            <text:p>20</text:p>
          </table:table-cell>
          <table:table-cell office:value-type="float" office:value="20" table:formula="of:=MAX(IF([.C682]=&quot;?&quot;;0;[.C682]);[.J682])" table:style-name="ce2">
            <text:p>20</text:p>
          </table:table-cell>
          <table:table-cell office:value-type="string" table:style-name="ce2">
            <text:p>TREEPAIR_350_20_50_03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131" table:style-name="ce2">
            <text:p>131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3.5" table:formula="of:=[.M682]/[.D682]" table:style-name="ce22">
            <text:p>3.5</text:p>
          </table:table-cell>
          <table:table-cell office:value-type="float" office:value="5" table:style-name="ce10">
            <text:p>5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39" table:style-name="ce2">
            <text:p>3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79" table:formula="of:=[.A682]+1" table:style-name="ce2">
            <text:p>679</text:p>
          </table:table-cell>
          <table:table-cell office:value-type="boolean" office:boolean-value="true" table:formula="of:=OR(NOT([.R683]=&quot;?&quot;); NOT([.V683]=&quot;?&quot;);NOT([.Z683]=&quot;-&quot;))" table:style-name="ce2">
            <text:p>TRUE</text:p>
          </table:table-cell>
          <table:table-cell office:value-type="float" office:value="20" table:formula="of:=IFERROR(IFERROR([.O683]+[.V683]; [.O683]+[.Z683]); &quot;?&quot;)" table:style-name="ce2">
            <text:p>20</text:p>
          </table:table-cell>
          <table:table-cell office:value-type="float" office:value="20" table:formula="of:=MAX(IF([.C683]=&quot;?&quot;;0;[.C683]);[.J683])" table:style-name="ce2">
            <text:p>20</text:p>
          </table:table-cell>
          <table:table-cell office:value-type="string" table:style-name="ce2">
            <text:p>TREEPAIR_350_20_50_04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31" table:style-name="ce2">
            <text:p>131</text:p>
          </table:table-cell>
          <table:table-cell office:value-type="float" office:value="104" table:style-name="ce2">
            <text:p>104</text:p>
          </table:table-cell>
          <table:table-cell office:value-type="float" office:value="100" table:style-name="ce2">
            <text:p>100</text:p>
          </table:table-cell>
          <table:table-cell office:value-type="float" office:value="5" table:formula="of:=[.M683]/[.D683]" table:style-name="ce22">
            <text:p>5.0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0" table:formula="of:=[.A683]+1" table:style-name="ce2">
            <text:p>680</text:p>
          </table:table-cell>
          <table:table-cell office:value-type="boolean" office:boolean-value="true" table:formula="of:=OR(NOT([.R684]=&quot;?&quot;); NOT([.V684]=&quot;?&quot;);NOT([.Z684]=&quot;-&quot;))" table:style-name="ce2">
            <text:p>TRUE</text:p>
          </table:table-cell>
          <table:table-cell office:value-type="float" office:value="19" table:formula="of:=IFERROR(IFERROR([.O684]+[.V684]; [.O684]+[.Z684]); &quot;?&quot;)" table:style-name="ce2">
            <text:p>19</text:p>
          </table:table-cell>
          <table:table-cell office:value-type="float" office:value="19" table:formula="of:=MAX(IF([.C684]=&quot;?&quot;;0;[.C684]);[.J684])" table:style-name="ce2">
            <text:p>19</text:p>
          </table:table-cell>
          <table:table-cell office:value-type="string" table:style-name="ce2">
            <text:p>TREEPAIR_350_20_50_05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7">
            <text:p>19</text:p>
          </table:table-cell>
          <table:table-cell office:value-type="float" office:value="120" table:style-name="ce2">
            <text:p>120</text:p>
          </table:table-cell>
          <table:table-cell office:value-type="float" office:value="97" table:style-name="ce2">
            <text:p>97</text:p>
          </table:table-cell>
          <table:table-cell office:value-type="float" office:value="92" table:style-name="ce2">
            <text:p>92</text:p>
          </table:table-cell>
          <table:table-cell office:value-type="float" office:value="4.8421052631578947" table:formula="of:=[.M684]/[.D684]" table:style-name="ce22">
            <text:p>4.8</text:p>
          </table:table-cell>
          <table:table-cell office:value-type="float" office:value="1" table:style-name="ce10">
            <text:p>1</text:p>
          </table:table-cell>
          <table:table-cell office:value-type="float" office:value="18" table:style-name="ce9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1" table:formula="of:=[.A684]+1" table:style-name="ce2">
            <text:p>681</text:p>
          </table:table-cell>
          <table:table-cell office:value-type="boolean" office:boolean-value="true" table:formula="of:=OR(NOT([.R685]=&quot;?&quot;); NOT([.V685]=&quot;?&quot;);NOT([.Z685]=&quot;-&quot;))" table:style-name="ce2">
            <text:p>TRUE</text:p>
          </table:table-cell>
          <table:table-cell office:value-type="float" office:value="19" table:formula="of:=IFERROR(IFERROR([.O685]+[.V685]; [.O685]+[.Z685]); &quot;?&quot;)" table:style-name="ce2">
            <text:p>19</text:p>
          </table:table-cell>
          <table:table-cell office:value-type="float" office:value="19" table:formula="of:=MAX(IF([.C685]=&quot;?&quot;;0;[.C685]);[.J685])" table:style-name="ce2">
            <text:p>19</text:p>
          </table:table-cell>
          <table:table-cell office:value-type="string" table:style-name="ce2">
            <text:p>TREEPAIR_350_20_70_01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144" table:style-name="ce2">
            <text:p>144</text:p>
          </table:table-cell>
          <table:table-cell office:value-type="float" office:value="117" table:style-name="ce2">
            <text:p>117</text:p>
          </table:table-cell>
          <table:table-cell office:value-type="float" office:value="96" table:style-name="ce2">
            <text:p>96</text:p>
          </table:table-cell>
          <table:table-cell office:value-type="float" office:value="5.0526315789473681" table:formula="of:=[.M685]/[.D685]" table:style-name="ce22">
            <text:p>5.1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2" table:formula="of:=[.A685]+1" table:style-name="ce2">
            <text:p>682</text:p>
          </table:table-cell>
          <table:table-cell office:value-type="boolean" office:boolean-value="true" table:formula="of:=OR(NOT([.R686]=&quot;?&quot;); NOT([.V686]=&quot;?&quot;);NOT([.Z686]=&quot;-&quot;))" table:style-name="ce2">
            <text:p>TRUE</text:p>
          </table:table-cell>
          <table:table-cell office:value-type="float" office:value="19" table:formula="of:=IFERROR(IFERROR([.O686]+[.V686]; [.O686]+[.Z686]); &quot;?&quot;)" table:style-name="ce2">
            <text:p>19</text:p>
          </table:table-cell>
          <table:table-cell office:value-type="float" office:value="19" table:formula="of:=MAX(IF([.C686]=&quot;?&quot;;0;[.C686]);[.J686])" table:style-name="ce2">
            <text:p>19</text:p>
          </table:table-cell>
          <table:table-cell office:value-type="string" table:style-name="ce2">
            <text:p>TREEPAIR_350_20_70_02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19" table:style-name="ce17">
            <text:p>19</text:p>
          </table:table-cell>
          <table:table-cell office:value-type="float" office:value="123" table:style-name="ce2">
            <text:p>123</text:p>
          </table:table-cell>
          <table:table-cell office:value-type="float" office:value="109" table:style-name="ce2">
            <text:p>109</text:p>
          </table:table-cell>
          <table:table-cell office:value-type="float" office:value="103" table:style-name="ce2">
            <text:p>103</text:p>
          </table:table-cell>
          <table:table-cell office:value-type="float" office:value="5.4210526315789478" table:formula="of:=[.M686]/[.D686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3" table:formula="of:=[.A686]+1" table:style-name="ce2">
            <text:p>683</text:p>
          </table:table-cell>
          <table:table-cell office:value-type="boolean" office:boolean-value="true" table:formula="of:=OR(NOT([.R687]=&quot;?&quot;); NOT([.V687]=&quot;?&quot;);NOT([.Z687]=&quot;-&quot;))" table:style-name="ce2">
            <text:p>TRUE</text:p>
          </table:table-cell>
          <table:table-cell office:value-type="float" office:value="20" table:formula="of:=IFERROR(IFERROR([.O687]+[.V687]; [.O687]+[.Z687]); &quot;?&quot;)" table:style-name="ce2">
            <text:p>20</text:p>
          </table:table-cell>
          <table:table-cell office:value-type="float" office:value="20" table:formula="of:=MAX(IF([.C687]=&quot;?&quot;;0;[.C687]);[.J687])" table:style-name="ce2">
            <text:p>20</text:p>
          </table:table-cell>
          <table:table-cell office:value-type="string" table:style-name="ce2">
            <text:p>TREEPAIR_350_20_70_03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138" table:style-name="ce2">
            <text:p>138</text:p>
          </table:table-cell>
          <table:table-cell office:value-type="float" office:value="113" table:style-name="ce2">
            <text:p>113</text:p>
          </table:table-cell>
          <table:table-cell office:value-type="float" office:value="93" table:style-name="ce2">
            <text:p>93</text:p>
          </table:table-cell>
          <table:table-cell office:value-type="float" office:value="4.6500000000000004" table:formula="of:=[.M687]/[.D687]" table:style-name="ce22">
            <text:p>4.7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9">
            <text:p>18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4" table:formula="of:=[.A687]+1" table:style-name="ce2">
            <text:p>684</text:p>
          </table:table-cell>
          <table:table-cell office:value-type="boolean" office:boolean-value="true" table:formula="of:=OR(NOT([.R688]=&quot;?&quot;); NOT([.V688]=&quot;?&quot;);NOT([.Z688]=&quot;-&quot;))" table:style-name="ce2">
            <text:p>TRUE</text:p>
          </table:table-cell>
          <table:table-cell office:value-type="float" office:value="19" table:formula="of:=IFERROR(IFERROR([.O688]+[.V688]; [.O688]+[.Z688]); &quot;?&quot;)" table:style-name="ce2">
            <text:p>19</text:p>
          </table:table-cell>
          <table:table-cell office:value-type="float" office:value="19" table:formula="of:=MAX(IF([.C688]=&quot;?&quot;;0;[.C688]);[.J688])" table:style-name="ce2">
            <text:p>19</text:p>
          </table:table-cell>
          <table:table-cell office:value-type="string" table:style-name="ce2">
            <text:p>TREEPAIR_350_20_70_04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17">
            <text:p>19</text:p>
          </table:table-cell>
          <table:table-cell office:value-type="float" office:value="136" table:style-name="ce2">
            <text:p>136</text:p>
          </table:table-cell>
          <table:table-cell office:value-type="float" office:value="112" table:style-name="ce2">
            <text:p>112</text:p>
          </table:table-cell>
          <table:table-cell office:value-type="float" office:value="84" table:style-name="ce2">
            <text:p>84</text:p>
          </table:table-cell>
          <table:table-cell office:value-type="float" office:value="4.4210526315789478" table:formula="of:=[.M688]/[.D688]" table:style-name="ce22">
            <text:p>4.4</text:p>
          </table:table-cell>
          <table:table-cell office:value-type="float" office:value="4" table:style-name="ce10">
            <text:p>4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5" table:formula="of:=[.A688]+1" table:style-name="ce2">
            <text:p>685</text:p>
          </table:table-cell>
          <table:table-cell office:value-type="boolean" office:boolean-value="true" table:formula="of:=OR(NOT([.R689]=&quot;?&quot;); NOT([.V689]=&quot;?&quot;);NOT([.Z689]=&quot;-&quot;))" table:style-name="ce2">
            <text:p>TRUE</text:p>
          </table:table-cell>
          <table:table-cell office:value-type="float" office:value="19" table:formula="of:=IFERROR(IFERROR([.O689]+[.V689]; [.O689]+[.Z689]); &quot;?&quot;)" table:style-name="ce2">
            <text:p>19</text:p>
          </table:table-cell>
          <table:table-cell office:value-type="float" office:value="19" table:formula="of:=MAX(IF([.C689]=&quot;?&quot;;0;[.C689]);[.J689])" table:style-name="ce2">
            <text:p>19</text:p>
          </table:table-cell>
          <table:table-cell office:value-type="string" table:style-name="ce2">
            <text:p>TREEPAIR_350_20_70_05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17">
            <text:p>19</text:p>
          </table:table-cell>
          <table:table-cell office:value-type="float" office:value="126" table:style-name="ce2">
            <text:p>126</text:p>
          </table:table-cell>
          <table:table-cell office:value-type="float" office:value="103" table:style-name="ce2">
            <text:p>103</text:p>
          </table:table-cell>
          <table:table-cell office:value-type="float" office:value="76" table:style-name="ce2">
            <text:p>76</text:p>
          </table:table-cell>
          <table:table-cell office:value-type="float" office:value="4" table:formula="of:=[.M689]/[.D689]" table:style-name="ce22">
            <text:p>4.0</text:p>
          </table:table-cell>
          <table:table-cell office:value-type="float" office:value="5" table:style-name="ce10">
            <text:p>5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6" table:formula="of:=[.A689]+1" table:style-name="ce2">
            <text:p>686</text:p>
          </table:table-cell>
          <table:table-cell office:value-type="boolean" office:boolean-value="true" table:formula="of:=OR(NOT([.R690]=&quot;?&quot;); NOT([.V690]=&quot;?&quot;);NOT([.Z690]=&quot;-&quot;))" table:style-name="ce2">
            <text:p>TRUE</text:p>
          </table:table-cell>
          <table:table-cell office:value-type="float" office:value="19" table:formula="of:=IFERROR(IFERROR([.O690]+[.V690]; [.O690]+[.Z690]); &quot;?&quot;)" table:style-name="ce2">
            <text:p>19</text:p>
          </table:table-cell>
          <table:table-cell office:value-type="float" office:value="19" table:formula="of:=MAX(IF([.C690]=&quot;?&quot;;0;[.C690]);[.J690])" table:style-name="ce2">
            <text:p>19</text:p>
          </table:table-cell>
          <table:table-cell office:value-type="string" table:style-name="ce2">
            <text:p>TREEPAIR_350_20_90_01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17">
            <text:p>19</text:p>
          </table:table-cell>
          <table:table-cell office:value-type="float" office:value="178" table:style-name="ce2">
            <text:p>178</text:p>
          </table:table-cell>
          <table:table-cell office:value-type="float" office:value="118" table:style-name="ce2">
            <text:p>118</text:p>
          </table:table-cell>
          <table:table-cell office:value-type="float" office:value="94" table:style-name="ce2">
            <text:p>94</text:p>
          </table:table-cell>
          <table:table-cell office:value-type="float" office:value="4.9473684210526319" table:formula="of:=[.M690]/[.D690]" table:style-name="ce22">
            <text:p>4.9</text:p>
          </table:table-cell>
          <table:table-cell office:value-type="float" office:value="4" table:style-name="ce10">
            <text:p>4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9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7" table:formula="of:=[.A690]+1" table:style-name="ce2">
            <text:p>687</text:p>
          </table:table-cell>
          <table:table-cell office:value-type="boolean" office:boolean-value="true" table:formula="of:=OR(NOT([.R691]=&quot;?&quot;); NOT([.V691]=&quot;?&quot;);NOT([.Z691]=&quot;-&quot;))" table:style-name="ce2">
            <text:p>TRUE</text:p>
          </table:table-cell>
          <table:table-cell office:value-type="float" office:value="20" table:formula="of:=IFERROR(IFERROR([.O691]+[.V691]; [.O691]+[.Z691]); &quot;?&quot;)" table:style-name="ce2">
            <text:p>20</text:p>
          </table:table-cell>
          <table:table-cell office:value-type="float" office:value="20" table:formula="of:=MAX(IF([.C691]=&quot;?&quot;;0;[.C691]);[.J691])" table:style-name="ce2">
            <text:p>20</text:p>
          </table:table-cell>
          <table:table-cell office:value-type="string" table:style-name="ce2">
            <text:p>TREEPAIR_350_20_90_02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17">
            <text:p>20</text:p>
          </table:table-cell>
          <table:table-cell office:value-type="float" office:value="154" table:style-name="ce2">
            <text:p>154</text:p>
          </table:table-cell>
          <table:table-cell office:value-type="float" office:value="113" table:style-name="ce2">
            <text:p>113</text:p>
          </table:table-cell>
          <table:table-cell office:value-type="float" office:value="105" table:style-name="ce2">
            <text:p>105</text:p>
          </table:table-cell>
          <table:table-cell office:value-type="float" office:value="5.25" table:formula="of:=[.M691]/[.D691]" table:style-name="ce22">
            <text:p>5.3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8" table:formula="of:=[.A691]+1" table:style-name="ce2">
            <text:p>688</text:p>
          </table:table-cell>
          <table:table-cell office:value-type="boolean" office:boolean-value="true" table:formula="of:=OR(NOT([.R692]=&quot;?&quot;); NOT([.V692]=&quot;?&quot;);NOT([.Z692]=&quot;-&quot;))" table:style-name="ce2">
            <text:p>TRUE</text:p>
          </table:table-cell>
          <table:table-cell office:value-type="float" office:value="20" table:formula="of:=IFERROR(IFERROR([.O692]+[.V692]; [.O692]+[.Z692]); &quot;?&quot;)" table:style-name="ce2">
            <text:p>20</text:p>
          </table:table-cell>
          <table:table-cell office:value-type="float" office:value="20" table:formula="of:=MAX(IF([.C692]=&quot;?&quot;;0;[.C692]);[.J692])" table:style-name="ce2">
            <text:p>20</text:p>
          </table:table-cell>
          <table:table-cell office:value-type="string" table:style-name="ce2">
            <text:p>TREEPAIR_350_20_90_03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17">
            <text:p>20</text:p>
          </table:table-cell>
          <table:table-cell office:value-type="float" office:value="161" table:style-name="ce2">
            <text:p>161</text:p>
          </table:table-cell>
          <table:table-cell office:value-type="float" office:value="125" table:style-name="ce2">
            <text:p>125</text:p>
          </table:table-cell>
          <table:table-cell office:value-type="float" office:value="110" table:style-name="ce2">
            <text:p>110</text:p>
          </table:table-cell>
          <table:table-cell office:value-type="float" office:value="5.5" table:formula="of:=[.M692]/[.D692]" table:style-name="ce22">
            <text:p>5.5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9">
            <text:p>17</text:p>
          </table:table-cell>
          <table:table-cell office:value-type="float" office:value="50" table:style-name="ce2">
            <text:p>5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89" table:formula="of:=[.A692]+1" table:style-name="ce2">
            <text:p>689</text:p>
          </table:table-cell>
          <table:table-cell office:value-type="boolean" office:boolean-value="true" table:formula="of:=OR(NOT([.R693]=&quot;?&quot;); NOT([.V693]=&quot;?&quot;);NOT([.Z693]=&quot;-&quot;))" table:style-name="ce2">
            <text:p>TRUE</text:p>
          </table:table-cell>
          <table:table-cell office:value-type="float" office:value="20" table:formula="of:=IFERROR(IFERROR([.O693]+[.V693]; [.O693]+[.Z693]); &quot;?&quot;)" table:style-name="ce2">
            <text:p>20</text:p>
          </table:table-cell>
          <table:table-cell office:value-type="float" office:value="20" table:formula="of:=MAX(IF([.C693]=&quot;?&quot;;0;[.C693]);[.J693])" table:style-name="ce2">
            <text:p>20</text:p>
          </table:table-cell>
          <table:table-cell office:value-type="string" table:style-name="ce2">
            <text:p>TREEPAIR_350_20_90_04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17">
            <text:p>20</text:p>
          </table:table-cell>
          <table:table-cell office:value-type="float" office:value="166" table:style-name="ce2">
            <text:p>166</text:p>
          </table:table-cell>
          <table:table-cell office:value-type="float" office:value="116" table:style-name="ce2">
            <text:p>116</text:p>
          </table:table-cell>
          <table:table-cell office:value-type="float" office:value="85" table:style-name="ce2">
            <text:p>85</text:p>
          </table:table-cell>
          <table:table-cell office:value-type="float" office:value="4.25" table:formula="of:=[.M693]/[.D693]" table:style-name="ce22">
            <text:p>4.3</text:p>
          </table:table-cell>
          <table:table-cell office:value-type="float" office:value="5" table:style-name="ce10">
            <text:p>5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45" table:style-name="ce2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0" table:formula="of:=[.A693]+1" table:style-name="ce2">
            <text:p>690</text:p>
          </table:table-cell>
          <table:table-cell office:value-type="boolean" office:boolean-value="true" table:formula="of:=OR(NOT([.R694]=&quot;?&quot;); NOT([.V694]=&quot;?&quot;);NOT([.Z694]=&quot;-&quot;))" table:style-name="ce2">
            <text:p>TRUE</text:p>
          </table:table-cell>
          <table:table-cell office:value-type="float" office:value="20" table:formula="of:=IFERROR(IFERROR([.O694]+[.V694]; [.O694]+[.Z694]); &quot;?&quot;)" table:style-name="ce2">
            <text:p>20</text:p>
          </table:table-cell>
          <table:table-cell office:value-type="float" office:value="20" table:formula="of:=MAX(IF([.C694]=&quot;?&quot;;0;[.C694]);[.J694])" table:style-name="ce2">
            <text:p>20</text:p>
          </table:table-cell>
          <table:table-cell office:value-type="string" table:style-name="ce2">
            <text:p>TREEPAIR_350_20_90_05</text:p>
          </table:table-cell>
          <table:table-cell office:value-type="float" office:value="350" table:style-name="ce2">
            <text:p>350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0" table:style-name="ce17">
            <text:p>20</text:p>
          </table:table-cell>
          <table:table-cell office:value-type="float" office:value="166" table:style-name="ce2">
            <text:p>166</text:p>
          </table:table-cell>
          <table:table-cell office:value-type="float" office:value="119" table:style-name="ce2">
            <text:p>119</text:p>
          </table:table-cell>
          <table:table-cell office:value-type="float" office:value="112" table:style-name="ce2">
            <text:p>112</text:p>
          </table:table-cell>
          <table:table-cell office:value-type="float" office:value="5.6" table:formula="of:=[.M694]/[.D694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9">
            <text:p>19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1" table:formula="of:=[.A694]+1" table:style-name="ce2">
            <text:p>691</text:p>
          </table:table-cell>
          <table:table-cell office:value-type="boolean" office:boolean-value="true" table:formula="of:=OR(NOT([.R695]=&quot;?&quot;); NOT([.V695]=&quot;?&quot;);NOT([.Z695]=&quot;-&quot;))" table:style-name="ce2">
            <text:p>TRUE</text:p>
          </table:table-cell>
          <table:table-cell office:value-type="float" office:value="24" table:formula="of:=IFERROR(IFERROR([.O695]+[.V695]; [.O695]+[.Z695]); &quot;?&quot;)" table:style-name="ce2">
            <text:p>24</text:p>
          </table:table-cell>
          <table:table-cell office:value-type="float" office:value="24" table:formula="of:=MAX(IF([.C695]=&quot;?&quot;;0;[.C695]);[.J695])" table:style-name="ce2">
            <text:p>24</text:p>
          </table:table-cell>
          <table:table-cell office:value-type="string" table:style-name="ce2">
            <text:p>TREEPAIR_350_25_50_01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37" table:style-name="ce2">
            <text:p>137</text:p>
          </table:table-cell>
          <table:table-cell office:value-type="float" office:value="124" table:style-name="ce2">
            <text:p>124</text:p>
          </table:table-cell>
          <table:table-cell office:value-type="float" office:value="103" table:style-name="ce2">
            <text:p>103</text:p>
          </table:table-cell>
          <table:table-cell office:value-type="float" office:value="4.291666666666667" table:formula="of:=[.M695]/[.D695]" table:style-name="ce22">
            <text:p>4.3</text:p>
          </table:table-cell>
          <table:table-cell office:value-type="float" office:value="3" table:style-name="ce10">
            <text:p>3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9">
            <text:p>18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2" table:formula="of:=[.A695]+1" table:style-name="ce2">
            <text:p>692</text:p>
          </table:table-cell>
          <table:table-cell office:value-type="boolean" office:boolean-value="true" table:formula="of:=OR(NOT([.R696]=&quot;?&quot;); NOT([.V696]=&quot;?&quot;);NOT([.Z696]=&quot;-&quot;))" table:style-name="ce2">
            <text:p>TRUE</text:p>
          </table:table-cell>
          <table:table-cell office:value-type="float" office:value="25" table:formula="of:=IFERROR(IFERROR([.O696]+[.V696]; [.O696]+[.Z696]); &quot;?&quot;)" table:style-name="ce2">
            <text:p>25</text:p>
          </table:table-cell>
          <table:table-cell office:value-type="float" office:value="25" table:formula="of:=MAX(IF([.C696]=&quot;?&quot;;0;[.C696]);[.J696])" table:style-name="ce2">
            <text:p>25</text:p>
          </table:table-cell>
          <table:table-cell office:value-type="string" table:style-name="ce2">
            <text:p>TREEPAIR_350_25_50_02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24" table:style-name="ce2">
            <text:p>124</text:p>
          </table:table-cell>
          <table:table-cell office:value-type="float" office:value="112" table:style-name="ce2">
            <text:p>112</text:p>
          </table:table-cell>
          <table:table-cell office:value-type="float" office:value="91" table:style-name="ce2">
            <text:p>91</text:p>
          </table:table-cell>
          <table:table-cell office:value-type="float" office:value="3.64" table:formula="of:=[.M696]/[.D696]" table:style-name="ce22">
            <text:p>3.6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59" table:style-name="ce2">
            <text:p>59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3" table:formula="of:=[.A696]+1" table:style-name="ce2">
            <text:p>693</text:p>
          </table:table-cell>
          <table:table-cell office:value-type="boolean" office:boolean-value="true" table:formula="of:=OR(NOT([.R697]=&quot;?&quot;); NOT([.V697]=&quot;?&quot;);NOT([.Z697]=&quot;-&quot;))" table:style-name="ce2">
            <text:p>TRUE</text:p>
          </table:table-cell>
          <table:table-cell office:value-type="float" office:value="21" table:formula="of:=IFERROR(IFERROR([.O697]+[.V697]; [.O697]+[.Z697]); &quot;?&quot;)" table:style-name="ce2">
            <text:p>21</text:p>
          </table:table-cell>
          <table:table-cell office:value-type="float" office:value="21" table:formula="of:=MAX(IF([.C697]=&quot;?&quot;;0;[.C697]);[.J697])" table:style-name="ce2">
            <text:p>21</text:p>
          </table:table-cell>
          <table:table-cell office:value-type="string" table:style-name="ce2">
            <text:p>TREEPAIR_350_25_50_03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17">
            <text:p>21</text:p>
          </table:table-cell>
          <table:table-cell office:value-type="float" office:value="124" table:style-name="ce2">
            <text:p>124</text:p>
          </table:table-cell>
          <table:table-cell office:value-type="float" office:value="111" table:style-name="ce2">
            <text:p>111</text:p>
          </table:table-cell>
          <table:table-cell office:value-type="float" office:value="90" table:style-name="ce2">
            <text:p>90</text:p>
          </table:table-cell>
          <table:table-cell office:value-type="float" office:value="4.2857142857142856" table:formula="of:=[.M697]/[.D697]" table:style-name="ce22">
            <text:p>4.3</text:p>
          </table:table-cell>
          <table:table-cell office:value-type="float" office:value="5" table:style-name="ce10">
            <text:p>5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9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4" table:formula="of:=[.A697]+1" table:style-name="ce2">
            <text:p>694</text:p>
          </table:table-cell>
          <table:table-cell office:value-type="boolean" office:boolean-value="true" table:formula="of:=OR(NOT([.R698]=&quot;?&quot;); NOT([.V698]=&quot;?&quot;);NOT([.Z698]=&quot;-&quot;))" table:style-name="ce2">
            <text:p>TRUE</text:p>
          </table:table-cell>
          <table:table-cell office:value-type="float" office:value="24" table:formula="of:=IFERROR(IFERROR([.O698]+[.V698]; [.O698]+[.Z698]); &quot;?&quot;)" table:style-name="ce2">
            <text:p>24</text:p>
          </table:table-cell>
          <table:table-cell office:value-type="float" office:value="24" table:formula="of:=MAX(IF([.C698]=&quot;?&quot;;0;[.C698]);[.J698])" table:style-name="ce2">
            <text:p>24</text:p>
          </table:table-cell>
          <table:table-cell office:value-type="string" table:style-name="ce2">
            <text:p>TREEPAIR_350_25_50_04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50" table:style-name="ce2">
            <text:p>150</text:p>
          </table:table-cell>
          <table:table-cell office:value-type="float" office:value="127" table:style-name="ce2">
            <text:p>127</text:p>
          </table:table-cell>
          <table:table-cell office:value-type="float" office:value="112" table:style-name="ce2">
            <text:p>112</text:p>
          </table:table-cell>
          <table:table-cell office:value-type="float" office:value="4.666666666666667" table:formula="of:=[.M698]/[.D698]" table:style-name="ce22">
            <text:p>4.7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5" table:formula="of:=[.A698]+1" table:style-name="ce2">
            <text:p>695</text:p>
          </table:table-cell>
          <table:table-cell office:value-type="boolean" office:boolean-value="true" table:formula="of:=OR(NOT([.R699]=&quot;?&quot;); NOT([.V699]=&quot;?&quot;);NOT([.Z699]=&quot;-&quot;))" table:style-name="ce2">
            <text:p>TRUE</text:p>
          </table:table-cell>
          <table:table-cell office:value-type="float" office:value="25" table:formula="of:=IFERROR(IFERROR([.O699]+[.V699]; [.O699]+[.Z699]); &quot;?&quot;)" table:style-name="ce2">
            <text:p>25</text:p>
          </table:table-cell>
          <table:table-cell office:value-type="float" office:value="25" table:formula="of:=MAX(IF([.C699]=&quot;?&quot;;0;[.C699]);[.J699])" table:style-name="ce2">
            <text:p>25</text:p>
          </table:table-cell>
          <table:table-cell office:value-type="string" table:style-name="ce2">
            <text:p>TREEPAIR_350_25_50_05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5" table:style-name="ce17">
            <text:p>25</text:p>
          </table:table-cell>
          <table:table-cell office:value-type="float" office:value="131" table:style-name="ce2">
            <text:p>131</text:p>
          </table:table-cell>
          <table:table-cell office:value-type="float" office:value="123" table:style-name="ce2">
            <text:p>123</text:p>
          </table:table-cell>
          <table:table-cell office:value-type="float" office:value="110" table:style-name="ce2">
            <text:p>110</text:p>
          </table:table-cell>
          <table:table-cell office:value-type="float" office:value="4.4000000000000004" table:formula="of:=[.M699]/[.D699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9">
            <text:p>23</text:p>
          </table:table-cell>
          <table:table-cell office:value-type="float" office:value="67" table:style-name="ce2">
            <text:p>6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6" table:formula="of:=[.A699]+1" table:style-name="ce2">
            <text:p>696</text:p>
          </table:table-cell>
          <table:table-cell office:value-type="boolean" office:boolean-value="true" table:formula="of:=OR(NOT([.R700]=&quot;?&quot;); NOT([.V700]=&quot;?&quot;);NOT([.Z700]=&quot;-&quot;))" table:style-name="ce2">
            <text:p>TRUE</text:p>
          </table:table-cell>
          <table:table-cell office:value-type="float" office:value="24" table:formula="of:=IFERROR(IFERROR([.O700]+[.V700]; [.O700]+[.Z700]); &quot;?&quot;)" table:style-name="ce2">
            <text:p>24</text:p>
          </table:table-cell>
          <table:table-cell office:value-type="float" office:value="24" table:formula="of:=MAX(IF([.C700]=&quot;?&quot;;0;[.C700]);[.J700])" table:style-name="ce2">
            <text:p>24</text:p>
          </table:table-cell>
          <table:table-cell office:value-type="string" table:style-name="ce2">
            <text:p>TREEPAIR_350_25_70_01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17">
            <text:p>24</text:p>
          </table:table-cell>
          <table:table-cell office:value-type="float" office:value="145" table:style-name="ce2">
            <text:p>145</text:p>
          </table:table-cell>
          <table:table-cell office:value-type="float" office:value="122" table:style-name="ce2">
            <text:p>122</text:p>
          </table:table-cell>
          <table:table-cell office:value-type="float" office:value="109" table:style-name="ce2">
            <text:p>109</text:p>
          </table:table-cell>
          <table:table-cell office:value-type="float" office:value="4.541666666666667" table:formula="of:=[.M700]/[.D700]" table:style-name="ce22">
            <text:p>4.5</text:p>
          </table:table-cell>
          <table:table-cell office:value-type="float" office:value="2" table:style-name="ce10">
            <text:p>2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9">
            <text:p>21</text:p>
          </table:table-cell>
          <table:table-cell office:value-type="float" office:value="62" table:style-name="ce2">
            <text:p>62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7" table:formula="of:=[.A700]+1" table:style-name="ce2">
            <text:p>697</text:p>
          </table:table-cell>
          <table:table-cell office:value-type="boolean" office:boolean-value="true" table:formula="of:=OR(NOT([.R701]=&quot;?&quot;); NOT([.V701]=&quot;?&quot;);NOT([.Z701]=&quot;-&quot;))" table:style-name="ce2">
            <text:p>TRUE</text:p>
          </table:table-cell>
          <table:table-cell office:value-type="float" office:value="24" table:formula="of:=IFERROR(IFERROR([.O701]+[.V701]; [.O701]+[.Z701]); &quot;?&quot;)" table:style-name="ce2">
            <text:p>24</text:p>
          </table:table-cell>
          <table:table-cell office:value-type="float" office:value="24" table:formula="of:=MAX(IF([.C701]=&quot;?&quot;;0;[.C701]);[.J701])" table:style-name="ce2">
            <text:p>24</text:p>
          </table:table-cell>
          <table:table-cell office:value-type="string" table:style-name="ce2">
            <text:p>TREEPAIR_350_25_70_02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17">
            <text:p>24</text:p>
          </table:table-cell>
          <table:table-cell office:value-type="float" office:value="148" table:style-name="ce2">
            <text:p>148</text:p>
          </table:table-cell>
          <table:table-cell office:value-type="float" office:value="117" table:style-name="ce2">
            <text:p>117</text:p>
          </table:table-cell>
          <table:table-cell office:value-type="float" office:value="109" table:style-name="ce2">
            <text:p>109</text:p>
          </table:table-cell>
          <table:table-cell office:value-type="float" office:value="4.541666666666667" table:formula="of:=[.M701]/[.D701]" table:style-name="ce22">
            <text:p>4.5</text:p>
          </table:table-cell>
          <table:table-cell office:value-type="float" office:value="1" table:style-name="ce10">
            <text:p>1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9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8" table:formula="of:=[.A701]+1" table:style-name="ce2">
            <text:p>698</text:p>
          </table:table-cell>
          <table:table-cell office:value-type="boolean" office:boolean-value="true" table:formula="of:=OR(NOT([.R702]=&quot;?&quot;); NOT([.V702]=&quot;?&quot;);NOT([.Z702]=&quot;-&quot;))" table:style-name="ce2">
            <text:p>TRUE</text:p>
          </table:table-cell>
          <table:table-cell office:value-type="float" office:value="25" table:formula="of:=IFERROR(IFERROR([.O702]+[.V702]; [.O702]+[.Z702]); &quot;?&quot;)" table:style-name="ce2">
            <text:p>25</text:p>
          </table:table-cell>
          <table:table-cell office:value-type="float" office:value="25" table:formula="of:=MAX(IF([.C702]=&quot;?&quot;;0;[.C702]);[.J702])" table:style-name="ce2">
            <text:p>25</text:p>
          </table:table-cell>
          <table:table-cell office:value-type="string" table:style-name="ce2">
            <text:p>TREEPAIR_350_25_70_03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17">
            <text:p>24</text:p>
          </table:table-cell>
          <table:table-cell office:value-type="float" office:value="153" table:style-name="ce2">
            <text:p>153</text:p>
          </table:table-cell>
          <table:table-cell office:value-type="float" office:value="134" table:style-name="ce2">
            <text:p>134</text:p>
          </table:table-cell>
          <table:table-cell office:value-type="float" office:value="124" table:style-name="ce2">
            <text:p>124</text:p>
          </table:table-cell>
          <table:table-cell office:value-type="float" office:value="4.96" table:formula="of:=[.M702]/[.D702]" table:style-name="ce22">
            <text:p>5.0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699" table:formula="of:=[.A702]+1" table:style-name="ce2">
            <text:p>699</text:p>
          </table:table-cell>
          <table:table-cell office:value-type="boolean" office:boolean-value="true" table:formula="of:=OR(NOT([.R703]=&quot;?&quot;); NOT([.V703]=&quot;?&quot;);NOT([.Z703]=&quot;-&quot;))" table:style-name="ce2">
            <text:p>TRUE</text:p>
          </table:table-cell>
          <table:table-cell office:value-type="float" office:value="25" table:formula="of:=IFERROR(IFERROR([.O703]+[.V703]; [.O703]+[.Z703]); &quot;?&quot;)" table:style-name="ce2">
            <text:p>25</text:p>
          </table:table-cell>
          <table:table-cell office:value-type="float" office:value="25" table:formula="of:=MAX(IF([.C703]=&quot;?&quot;;0;[.C703]);[.J703])" table:style-name="ce2">
            <text:p>25</text:p>
          </table:table-cell>
          <table:table-cell office:value-type="string" table:style-name="ce2">
            <text:p>TREEPAIR_350_25_70_04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5" table:style-name="ce17">
            <text:p>25</text:p>
          </table:table-cell>
          <table:table-cell office:value-type="float" office:value="162" table:style-name="ce2">
            <text:p>162</text:p>
          </table:table-cell>
          <table:table-cell office:value-type="float" office:value="138" table:style-name="ce2">
            <text:p>138</text:p>
          </table:table-cell>
          <table:table-cell office:value-type="float" office:value="127" table:style-name="ce2">
            <text:p>127</text:p>
          </table:table-cell>
          <table:table-cell office:value-type="float" office:value="5.08" table:formula="of:=[.M703]/[.D703]" table:style-name="ce22">
            <text:p>5.1</text:p>
          </table:table-cell>
          <table:table-cell office:value-type="float" office:value="1" table:style-name="ce10">
            <text:p>1</text:p>
          </table:table-cell>
          <table:table-cell office:value-type="float" office:value="23" table:style-name="ce9">
            <text:p>23</text:p>
          </table:table-cell>
          <table:table-cell office:value-type="float" office:value="68" table:style-name="ce2">
            <text:p>68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0" table:formula="of:=[.A703]+1" table:style-name="ce2">
            <text:p>700</text:p>
          </table:table-cell>
          <table:table-cell office:value-type="boolean" office:boolean-value="true" table:formula="of:=OR(NOT([.R704]=&quot;?&quot;); NOT([.V704]=&quot;?&quot;);NOT([.Z704]=&quot;-&quot;))" table:style-name="ce2">
            <text:p>TRUE</text:p>
          </table:table-cell>
          <table:table-cell office:value-type="float" office:value="25" table:formula="of:=IFERROR(IFERROR([.O704]+[.V704]; [.O704]+[.Z704]); &quot;?&quot;)" table:style-name="ce2">
            <text:p>25</text:p>
          </table:table-cell>
          <table:table-cell office:value-type="float" office:value="25" table:formula="of:=MAX(IF([.C704]=&quot;?&quot;;0;[.C704]);[.J704])" table:style-name="ce2">
            <text:p>25</text:p>
          </table:table-cell>
          <table:table-cell office:value-type="string" table:style-name="ce2">
            <text:p>TREEPAIR_350_25_70_05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17">
            <text:p>24</text:p>
          </table:table-cell>
          <table:table-cell office:value-type="float" office:value="145" table:style-name="ce2">
            <text:p>145</text:p>
          </table:table-cell>
          <table:table-cell office:value-type="float" office:value="130" table:style-name="ce2">
            <text:p>130</text:p>
          </table:table-cell>
          <table:table-cell office:value-type="float" office:value="111" table:style-name="ce2">
            <text:p>111</text:p>
          </table:table-cell>
          <table:table-cell office:value-type="float" office:value="4.4400000000000004" table:formula="of:=[.M704]/[.D704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9">
            <text:p>21</text:p>
          </table:table-cell>
          <table:table-cell office:value-type="float" office:value="61" table:style-name="ce2">
            <text:p>6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1" table:formula="of:=[.A704]+1" table:style-name="ce2">
            <text:p>701</text:p>
          </table:table-cell>
          <table:table-cell office:value-type="boolean" office:boolean-value="true" table:formula="of:=OR(NOT([.R705]=&quot;?&quot;); NOT([.V705]=&quot;?&quot;);NOT([.Z705]=&quot;-&quot;))" table:style-name="ce2">
            <text:p>TRUE</text:p>
          </table:table-cell>
          <table:table-cell office:value-type="float" office:value="25" table:formula="of:=IFERROR(IFERROR([.O705]+[.V705]; [.O705]+[.Z705]); &quot;?&quot;)" table:style-name="ce2">
            <text:p>25</text:p>
          </table:table-cell>
          <table:table-cell office:value-type="float" office:value="25" table:formula="of:=MAX(IF([.C705]=&quot;?&quot;;0;[.C705]);[.J705])" table:style-name="ce2">
            <text:p>25</text:p>
          </table:table-cell>
          <table:table-cell office:value-type="string" table:style-name="ce2">
            <text:p>TREEPAIR_350_25_90_01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17">
            <text:p>25</text:p>
          </table:table-cell>
          <table:table-cell office:value-type="float" office:value="181" table:style-name="ce2">
            <text:p>181</text:p>
          </table:table-cell>
          <table:table-cell office:value-type="float" office:value="136" table:style-name="ce2">
            <text:p>136</text:p>
          </table:table-cell>
          <table:table-cell office:value-type="float" office:value="129" table:style-name="ce2">
            <text:p>129</text:p>
          </table:table-cell>
          <table:table-cell office:value-type="float" office:value="5.16" table:formula="of:=[.M705]/[.D705]" table:style-name="ce22">
            <text:p>5.2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9">
            <text:p>23</text:p>
          </table:table-cell>
          <table:table-cell office:value-type="float" office:value="69" table:style-name="ce2">
            <text:p>6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2" table:formula="of:=[.A705]+1" table:style-name="ce2">
            <text:p>702</text:p>
          </table:table-cell>
          <table:table-cell office:value-type="boolean" office:boolean-value="true" table:formula="of:=OR(NOT([.R706]=&quot;?&quot;); NOT([.V706]=&quot;?&quot;);NOT([.Z706]=&quot;-&quot;))" table:style-name="ce2">
            <text:p>TRUE</text:p>
          </table:table-cell>
          <table:table-cell office:value-type="float" office:value="25" table:formula="of:=IFERROR(IFERROR([.O706]+[.V706]; [.O706]+[.Z706]); &quot;?&quot;)" table:style-name="ce2">
            <text:p>25</text:p>
          </table:table-cell>
          <table:table-cell office:value-type="float" office:value="25" table:formula="of:=MAX(IF([.C706]=&quot;?&quot;;0;[.C706]);[.J706])" table:style-name="ce2">
            <text:p>25</text:p>
          </table:table-cell>
          <table:table-cell office:value-type="string" table:style-name="ce2">
            <text:p>TREEPAIR_350_25_90_02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25" table:style-name="ce17">
            <text:p>25</text:p>
          </table:table-cell>
          <table:table-cell office:value-type="float" office:value="161" table:style-name="ce2">
            <text:p>161</text:p>
          </table:table-cell>
          <table:table-cell office:value-type="float" office:value="131" table:style-name="ce2">
            <text:p>131</text:p>
          </table:table-cell>
          <table:table-cell office:value-type="float" office:value="119" table:style-name="ce2">
            <text:p>119</text:p>
          </table:table-cell>
          <table:table-cell office:value-type="float" office:value="4.76" table:formula="of:=[.M706]/[.D706]" table:style-name="ce22">
            <text:p>4.8</text:p>
          </table:table-cell>
          <table:table-cell office:value-type="float" office:value="2" table:style-name="ce10">
            <text:p>2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3" table:formula="of:=[.A706]+1" table:style-name="ce2">
            <text:p>703</text:p>
          </table:table-cell>
          <table:table-cell office:value-type="boolean" office:boolean-value="true" table:formula="of:=OR(NOT([.R707]=&quot;?&quot;); NOT([.V707]=&quot;?&quot;);NOT([.Z707]=&quot;-&quot;))" table:style-name="ce2">
            <text:p>TRUE</text:p>
          </table:table-cell>
          <table:table-cell office:value-type="float" office:value="25" table:formula="of:=IFERROR(IFERROR([.O707]+[.V707]; [.O707]+[.Z707]); &quot;?&quot;)" table:style-name="ce2">
            <text:p>25</text:p>
          </table:table-cell>
          <table:table-cell office:value-type="float" office:value="25" table:formula="of:=MAX(IF([.C707]=&quot;?&quot;;0;[.C707]);[.J707])" table:style-name="ce2">
            <text:p>25</text:p>
          </table:table-cell>
          <table:table-cell office:value-type="string" table:style-name="ce2">
            <text:p>TREEPAIR_350_25_90_03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17">
            <text:p>25</text:p>
          </table:table-cell>
          <table:table-cell office:value-type="float" office:value="188" table:style-name="ce2">
            <text:p>188</text:p>
          </table:table-cell>
          <table:table-cell office:value-type="float" office:value="143" table:style-name="ce2">
            <text:p>143</text:p>
          </table:table-cell>
          <table:table-cell office:value-type="float" office:value="136" table:style-name="ce2">
            <text:p>136</text:p>
          </table:table-cell>
          <table:table-cell office:value-type="float" office:value="5.44" table:formula="of:=[.M707]/[.D707]" table:style-name="ce22">
            <text:p>5.4</text:p>
          </table:table-cell>
          <table:table-cell office:value-type="float" office:value="1" table:style-name="ce10">
            <text:p>1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4" table:formula="of:=[.A707]+1" table:style-name="ce2">
            <text:p>704</text:p>
          </table:table-cell>
          <table:table-cell office:value-type="boolean" office:boolean-value="true" table:formula="of:=OR(NOT([.R708]=&quot;?&quot;); NOT([.V708]=&quot;?&quot;);NOT([.Z708]=&quot;-&quot;))" table:style-name="ce2">
            <text:p>TRUE</text:p>
          </table:table-cell>
          <table:table-cell office:value-type="float" office:value="24" table:formula="of:=IFERROR(IFERROR([.O708]+[.V708]; [.O708]+[.Z708]); &quot;?&quot;)" table:style-name="ce2">
            <text:p>24</text:p>
          </table:table-cell>
          <table:table-cell office:value-type="float" office:value="24" table:formula="of:=MAX(IF([.C708]=&quot;?&quot;;0;[.C708]);[.J708])" table:style-name="ce2">
            <text:p>24</text:p>
          </table:table-cell>
          <table:table-cell office:value-type="string" table:style-name="ce2">
            <text:p>TREEPAIR_350_25_90_04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17">
            <text:p>24</text:p>
          </table:table-cell>
          <table:table-cell office:value-type="float" office:value="180" table:style-name="ce2">
            <text:p>180</text:p>
          </table:table-cell>
          <table:table-cell office:value-type="float" office:value="145" table:style-name="ce2">
            <text:p>145</text:p>
          </table:table-cell>
          <table:table-cell office:value-type="float" office:value="134" table:style-name="ce2">
            <text:p>134</text:p>
          </table:table-cell>
          <table:table-cell office:value-type="float" office:value="5.583333333333333" table:formula="of:=[.M708]/[.D708]" table:style-name="ce22">
            <text:p>5.6</text:p>
          </table:table-cell>
          <table:table-cell office:value-type="float" office:value="1" table:style-name="ce10">
            <text:p>1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9">
            <text:p>22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5" table:formula="of:=[.A708]+1" table:style-name="ce2">
            <text:p>705</text:p>
          </table:table-cell>
          <table:table-cell office:value-type="boolean" office:boolean-value="true" table:formula="of:=OR(NOT([.R709]=&quot;?&quot;); NOT([.V709]=&quot;?&quot;);NOT([.Z709]=&quot;-&quot;))" table:style-name="ce2">
            <text:p>TRUE</text:p>
          </table:table-cell>
          <table:table-cell office:value-type="float" office:value="23" table:formula="of:=IFERROR(IFERROR([.O709]+[.V709]; [.O709]+[.Z709]); &quot;?&quot;)" table:style-name="ce2">
            <text:p>23</text:p>
          </table:table-cell>
          <table:table-cell office:value-type="float" office:value="23" table:formula="of:=MAX(IF([.C709]=&quot;?&quot;;0;[.C709]);[.J709])" table:style-name="ce2">
            <text:p>23</text:p>
          </table:table-cell>
          <table:table-cell office:value-type="string" table:style-name="ce2">
            <text:p>TREEPAIR_350_25_90_05</text:p>
          </table:table-cell>
          <table:table-cell office:value-type="float" office:value="350" table:style-name="ce2">
            <text:p>350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17">
            <text:p>23</text:p>
          </table:table-cell>
          <table:table-cell office:value-type="float" office:value="168" table:style-name="ce2">
            <text:p>168</text:p>
          </table:table-cell>
          <table:table-cell office:value-type="float" office:value="126" table:style-name="ce2">
            <text:p>126</text:p>
          </table:table-cell>
          <table:table-cell office:value-type="float" office:value="114" table:style-name="ce2">
            <text:p>114</text:p>
          </table:table-cell>
          <table:table-cell office:value-type="float" office:value="4.9565217391304346" table:formula="of:=[.M709]/[.D709]" table:style-name="ce22">
            <text:p>5.0</text:p>
          </table:table-cell>
          <table:table-cell office:value-type="float" office:value="1" table:style-name="ce10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6" table:formula="of:=[.A709]+1" table:style-name="ce2">
            <text:p>706</text:p>
          </table:table-cell>
          <table:table-cell office:value-type="boolean" office:boolean-value="true" table:formula="of:=OR(NOT([.R710]=&quot;?&quot;); NOT([.V710]=&quot;?&quot;);NOT([.Z710]=&quot;-&quot;))" table:style-name="ce2">
            <text:p>TRUE</text:p>
          </table:table-cell>
          <table:table-cell office:value-type="float" office:value="30" table:formula="of:=IFERROR(IFERROR([.O710]+[.V710]; [.O710]+[.Z710]); &quot;?&quot;)" table:style-name="ce2">
            <text:p>30</text:p>
          </table:table-cell>
          <table:table-cell office:value-type="float" office:value="30" table:formula="of:=MAX(IF([.C710]=&quot;?&quot;;0;[.C710]);[.J710])" table:style-name="ce2">
            <text:p>30</text:p>
          </table:table-cell>
          <table:table-cell office:value-type="string" table:style-name="ce2">
            <text:p>TREEPAIR_350_30_50_01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56" table:style-name="ce2">
            <text:p>156</text:p>
          </table:table-cell>
          <table:table-cell office:value-type="float" office:value="144" table:style-name="ce2">
            <text:p>144</text:p>
          </table:table-cell>
          <table:table-cell office:value-type="float" office:value="120" table:style-name="ce2">
            <text:p>120</text:p>
          </table:table-cell>
          <table:table-cell office:value-type="float" office:value="4" table:formula="of:=[.M710]/[.D710]" table:style-name="ce22">
            <text:p>4.0</text:p>
          </table:table-cell>
          <table:table-cell office:value-type="float" office:value="4" table:style-name="ce10">
            <text:p>4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9">
            <text:p>25</text:p>
          </table:table-cell>
          <table:table-cell office:value-type="float" office:value="72" table:style-name="ce2">
            <text:p>72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7" table:formula="of:=[.A710]+1" table:style-name="ce2">
            <text:p>707</text:p>
          </table:table-cell>
          <table:table-cell office:value-type="boolean" office:boolean-value="true" table:formula="of:=OR(NOT([.R711]=&quot;?&quot;); NOT([.V711]=&quot;?&quot;);NOT([.Z711]=&quot;-&quot;))" table:style-name="ce2">
            <text:p>TRUE</text:p>
          </table:table-cell>
          <table:table-cell office:value-type="float" office:value="29" table:formula="of:=IFERROR(IFERROR([.O711]+[.V711]; [.O711]+[.Z711]); &quot;?&quot;)" table:style-name="ce2">
            <text:p>29</text:p>
          </table:table-cell>
          <table:table-cell office:value-type="float" office:value="29" table:formula="of:=MAX(IF([.C711]=&quot;?&quot;;0;[.C711]);[.J711])" table:style-name="ce2">
            <text:p>29</text:p>
          </table:table-cell>
          <table:table-cell office:value-type="string" table:style-name="ce2">
            <text:p>TREEPAIR_350_30_50_02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9" table:style-name="ce17">
            <text:p>29</text:p>
          </table:table-cell>
          <table:table-cell office:value-type="float" office:value="157" table:style-name="ce2">
            <text:p>157</text:p>
          </table:table-cell>
          <table:table-cell office:value-type="float" office:value="148" table:style-name="ce2">
            <text:p>148</text:p>
          </table:table-cell>
          <table:table-cell office:value-type="float" office:value="114" table:style-name="ce2">
            <text:p>114</text:p>
          </table:table-cell>
          <table:table-cell office:value-type="float" office:value="3.9310344827586206" table:formula="of:=[.M711]/[.D711]" table:style-name="ce22">
            <text:p>3.9</text:p>
          </table:table-cell>
          <table:table-cell office:value-type="float" office:value="6" table:style-name="ce10">
            <text:p>6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8" table:formula="of:=[.A711]+1" table:style-name="ce2">
            <text:p>708</text:p>
          </table:table-cell>
          <table:table-cell office:value-type="boolean" office:boolean-value="true" table:formula="of:=OR(NOT([.R712]=&quot;?&quot;); NOT([.V712]=&quot;?&quot;);NOT([.Z712]=&quot;-&quot;))" table:style-name="ce2">
            <text:p>TRUE</text:p>
          </table:table-cell>
          <table:table-cell office:value-type="float" office:value="28" table:formula="of:=IFERROR(IFERROR([.O712]+[.V712]; [.O712]+[.Z712]); &quot;?&quot;)" table:style-name="ce2">
            <text:p>28</text:p>
          </table:table-cell>
          <table:table-cell office:value-type="float" office:value="28" table:formula="of:=MAX(IF([.C712]=&quot;?&quot;;0;[.C712]);[.J712])" table:style-name="ce2">
            <text:p>28</text:p>
          </table:table-cell>
          <table:table-cell office:value-type="string" table:style-name="ce2">
            <text:p>TREEPAIR_350_30_50_03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27" table:style-name="ce17">
            <text:p>27</text:p>
          </table:table-cell>
          <table:table-cell office:value-type="float" office:value="142" table:style-name="ce2">
            <text:p>142</text:p>
          </table:table-cell>
          <table:table-cell office:value-type="float" office:value="129" table:style-name="ce2">
            <text:p>129</text:p>
          </table:table-cell>
          <table:table-cell office:value-type="float" office:value="113" table:style-name="ce2">
            <text:p>113</text:p>
          </table:table-cell>
          <table:table-cell office:value-type="float" office:value="4.0357142857142856" table:formula="of:=[.M712]/[.D712]" table:style-name="ce22">
            <text:p>4.0</text:p>
          </table:table-cell>
          <table:table-cell office:value-type="float" office:value="4" table:style-name="ce10">
            <text:p>4</text:p>
          </table:table-cell>
          <table:table-cell office:value-type="float" office:value="26" table:style-name="ce9">
            <text:p>26</text:p>
          </table:table-cell>
          <table:table-cell office:value-type="float" office:value="78" table:style-name="ce2">
            <text:p>78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09" table:formula="of:=[.A712]+1" table:style-name="ce2">
            <text:p>709</text:p>
          </table:table-cell>
          <table:table-cell office:value-type="boolean" office:boolean-value="true" table:formula="of:=OR(NOT([.R713]=&quot;?&quot;); NOT([.V713]=&quot;?&quot;);NOT([.Z713]=&quot;-&quot;))" table:style-name="ce2">
            <text:p>TRUE</text:p>
          </table:table-cell>
          <table:table-cell office:value-type="float" office:value="30" table:formula="of:=IFERROR(IFERROR([.O713]+[.V713]; [.O713]+[.Z713]); &quot;?&quot;)" table:style-name="ce2">
            <text:p>30</text:p>
          </table:table-cell>
          <table:table-cell office:value-type="float" office:value="30" table:formula="of:=MAX(IF([.C713]=&quot;?&quot;;0;[.C713]);[.J713])" table:style-name="ce2">
            <text:p>30</text:p>
          </table:table-cell>
          <table:table-cell office:value-type="string" table:style-name="ce2">
            <text:p>TREEPAIR_350_30_50_04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66" table:style-name="ce2">
            <text:p>166</text:p>
          </table:table-cell>
          <table:table-cell office:value-type="float" office:value="155" table:style-name="ce2">
            <text:p>155</text:p>
          </table:table-cell>
          <table:table-cell office:value-type="float" office:value="127" table:style-name="ce2">
            <text:p>127</text:p>
          </table:table-cell>
          <table:table-cell office:value-type="float" office:value="4.2333333333333334" table:formula="of:=[.M713]/[.D713]" table:style-name="ce22">
            <text:p>4.2</text:p>
          </table:table-cell>
          <table:table-cell office:value-type="float" office:value="5" table:style-name="ce10">
            <text:p>5</text:p>
          </table:table-cell>
          <table:table-cell office:value-type="float" office:value="27" table:style-name="ce9">
            <text:p>27</text:p>
          </table:table-cell>
          <table:table-cell office:value-type="float" office:value="79" table:style-name="ce2">
            <text:p>79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9">
            <text:p>22</text:p>
          </table:table-cell>
          <table:table-cell office:value-type="float" office:value="65" table:style-name="ce2">
            <text:p>6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0" table:formula="of:=[.A713]+1" table:style-name="ce2">
            <text:p>710</text:p>
          </table:table-cell>
          <table:table-cell office:value-type="boolean" office:boolean-value="true" table:formula="of:=OR(NOT([.R714]=&quot;?&quot;); NOT([.V714]=&quot;?&quot;);NOT([.Z714]=&quot;-&quot;))" table:style-name="ce2">
            <text:p>TRUE</text:p>
          </table:table-cell>
          <table:table-cell office:value-type="float" office:value="29" table:formula="of:=IFERROR(IFERROR([.O714]+[.V714]; [.O714]+[.Z714]); &quot;?&quot;)" table:style-name="ce2">
            <text:p>29</text:p>
          </table:table-cell>
          <table:table-cell office:value-type="float" office:value="29" table:formula="of:=MAX(IF([.C714]=&quot;?&quot;;0;[.C714]);[.J714])" table:style-name="ce2">
            <text:p>29</text:p>
          </table:table-cell>
          <table:table-cell office:value-type="string" table:style-name="ce2">
            <text:p>TREEPAIR_350_30_50_05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29" table:style-name="ce17">
            <text:p>29</text:p>
          </table:table-cell>
          <table:table-cell office:value-type="float" office:value="159" table:style-name="ce2">
            <text:p>159</text:p>
          </table:table-cell>
          <table:table-cell office:value-type="float" office:value="143" table:style-name="ce2">
            <text:p>143</text:p>
          </table:table-cell>
          <table:table-cell office:value-type="float" office:value="106" table:style-name="ce2">
            <text:p>106</text:p>
          </table:table-cell>
          <table:table-cell office:value-type="float" office:value="3.6551724137931036" table:formula="of:=[.M714]/[.D714]" table:style-name="ce22">
            <text:p>3.7</text:p>
          </table:table-cell>
          <table:table-cell office:value-type="float" office:value="7" table:style-name="ce10">
            <text:p>7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9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1" table:formula="of:=[.A714]+1" table:style-name="ce2">
            <text:p>711</text:p>
          </table:table-cell>
          <table:table-cell office:value-type="boolean" office:boolean-value="true" table:formula="of:=OR(NOT([.R715]=&quot;?&quot;); NOT([.V715]=&quot;?&quot;);NOT([.Z715]=&quot;-&quot;))" table:style-name="ce2">
            <text:p>TRUE</text:p>
          </table:table-cell>
          <table:table-cell office:value-type="string" office:string-value="?" table:formula="of:=IFERROR(IFERROR([.O715]+[.V715]; [.O715]+[.Z715]); &quot;?&quot;)" table:style-name="ce2">
            <text:p>?</text:p>
          </table:table-cell>
          <table:table-cell office:value-type="float" office:value="30" table:formula="of:=MAX(IF([.C715]=&quot;?&quot;;0;[.C715]);[.J715])" table:style-name="ce2">
            <text:p>30</text:p>
          </table:table-cell>
          <table:table-cell office:value-type="string" table:style-name="ce2">
            <text:p>TREEPAIR_350_30_70_01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73" table:style-name="ce2">
            <text:p>173</text:p>
          </table:table-cell>
          <table:table-cell office:value-type="float" office:value="152" table:style-name="ce2">
            <text:p>152</text:p>
          </table:table-cell>
          <table:table-cell office:value-type="float" office:value="146" table:style-name="ce2">
            <text:p>146</text:p>
          </table:table-cell>
          <table:table-cell office:value-type="float" office:value="4.8666666666666663" table:formula="of:=[.M715]/[.D715]" table:style-name="ce22">
            <text:p>4.9</text:p>
          </table:table-cell>
          <table:table-cell office:value-type="float" office:value="0" table:style-name="ce10">
            <text:p>0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?</text:p>
          </table:table-cell>
          <table:table-cell office:value-type="float" office:value="30" table:style-name="ce2">
            <text:p>30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2" table:formula="of:=[.A715]+1" table:style-name="ce2">
            <text:p>712</text:p>
          </table:table-cell>
          <table:table-cell office:value-type="boolean" office:boolean-value="true" table:formula="of:=OR(NOT([.R716]=&quot;?&quot;); NOT([.V716]=&quot;?&quot;);NOT([.Z716]=&quot;-&quot;))" table:style-name="ce2">
            <text:p>TRUE</text:p>
          </table:table-cell>
          <table:table-cell office:value-type="float" office:value="30" table:formula="of:=IFERROR(IFERROR([.O716]+[.V716]; [.O716]+[.Z716]); &quot;?&quot;)" table:style-name="ce2">
            <text:p>30</text:p>
          </table:table-cell>
          <table:table-cell office:value-type="float" office:value="30" table:formula="of:=MAX(IF([.C716]=&quot;?&quot;;0;[.C716]);[.J716])" table:style-name="ce2">
            <text:p>30</text:p>
          </table:table-cell>
          <table:table-cell office:value-type="string" table:style-name="ce2">
            <text:p>TREEPAIR_350_30_70_02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175" table:style-name="ce2">
            <text:p>175</text:p>
          </table:table-cell>
          <table:table-cell office:value-type="float" office:value="154" table:style-name="ce2">
            <text:p>154</text:p>
          </table:table-cell>
          <table:table-cell office:value-type="float" office:value="115" table:style-name="ce2">
            <text:p>115</text:p>
          </table:table-cell>
          <table:table-cell office:value-type="float" office:value="3.8333333333333335" table:formula="of:=[.M716]/[.D716]" table:style-name="ce22">
            <text:p>3.8</text:p>
          </table:table-cell>
          <table:table-cell office:value-type="float" office:value="7" table:style-name="ce10">
            <text:p>7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9">
            <text:p>22</text:p>
          </table:table-cell>
          <table:table-cell office:value-type="float" office:value="66" table:style-name="ce2">
            <text:p>66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3" table:formula="of:=[.A716]+1" table:style-name="ce2">
            <text:p>713</text:p>
          </table:table-cell>
          <table:table-cell office:value-type="boolean" office:boolean-value="true" table:formula="of:=OR(NOT([.R717]=&quot;?&quot;); NOT([.V717]=&quot;?&quot;);NOT([.Z717]=&quot;-&quot;))" table:style-name="ce2">
            <text:p>TRUE</text:p>
          </table:table-cell>
          <table:table-cell office:value-type="float" office:value="28" table:formula="of:=IFERROR(IFERROR([.O717]+[.V717]; [.O717]+[.Z717]); &quot;?&quot;)" table:style-name="ce2">
            <text:p>28</text:p>
          </table:table-cell>
          <table:table-cell office:value-type="float" office:value="28" table:formula="of:=MAX(IF([.C717]=&quot;?&quot;;0;[.C717]);[.J717])" table:style-name="ce2">
            <text:p>28</text:p>
          </table:table-cell>
          <table:table-cell office:value-type="string" table:style-name="ce2">
            <text:p>TREEPAIR_350_30_70_03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17">
            <text:p>28</text:p>
          </table:table-cell>
          <table:table-cell office:value-type="float" office:value="160" table:style-name="ce2">
            <text:p>160</text:p>
          </table:table-cell>
          <table:table-cell office:value-type="float" office:value="144" table:style-name="ce2">
            <text:p>144</text:p>
          </table:table-cell>
          <table:table-cell office:value-type="float" office:value="130" table:style-name="ce2">
            <text:p>130</text:p>
          </table:table-cell>
          <table:table-cell office:value-type="float" office:value="4.6428571428571432" table:formula="of:=[.M717]/[.D717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28" table:style-name="ce9">
            <text:p>28</text:p>
          </table:table-cell>
          <table:table-cell office:value-type="float" office:value="81" table:style-name="ce2">
            <text:p>81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9">
            <text:p>26</text:p>
          </table:table-cell>
          <table:table-cell office:value-type="float" office:value="75" table:style-name="ce2">
            <text:p>75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4" table:formula="of:=[.A717]+1" table:style-name="ce2">
            <text:p>714</text:p>
          </table:table-cell>
          <table:table-cell office:value-type="boolean" office:boolean-value="true" table:formula="of:=OR(NOT([.R718]=&quot;?&quot;); NOT([.V718]=&quot;?&quot;);NOT([.Z718]=&quot;-&quot;))" table:style-name="ce2">
            <text:p>TRUE</text:p>
          </table:table-cell>
          <table:table-cell office:value-type="float" office:value="29" table:formula="of:=IFERROR(IFERROR([.O718]+[.V718]; [.O718]+[.Z718]); &quot;?&quot;)" table:style-name="ce2">
            <text:p>29</text:p>
          </table:table-cell>
          <table:table-cell office:value-type="float" office:value="29" table:formula="of:=MAX(IF([.C718]=&quot;?&quot;;0;[.C718]);[.J718])" table:style-name="ce2">
            <text:p>29</text:p>
          </table:table-cell>
          <table:table-cell office:value-type="string" table:style-name="ce2">
            <text:p>TREEPAIR_350_30_70_04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17">
            <text:p>29</text:p>
          </table:table-cell>
          <table:table-cell office:value-type="float" office:value="169" table:style-name="ce2">
            <text:p>169</text:p>
          </table:table-cell>
          <table:table-cell office:value-type="float" office:value="157" table:style-name="ce2">
            <text:p>157</text:p>
          </table:table-cell>
          <table:table-cell office:value-type="float" office:value="138" table:style-name="ce2">
            <text:p>138</text:p>
          </table:table-cell>
          <table:table-cell office:value-type="float" office:value="4.7586206896551726" table:formula="of:=[.M718]/[.D718]" table:style-name="ce22">
            <text:p>4.8</text:p>
          </table:table-cell>
          <table:table-cell office:value-type="float" office:value="3" table:style-name="ce10">
            <text:p>3</text:p>
          </table:table-cell>
          <table:table-cell office:value-type="float" office:value="28" table:style-name="ce9">
            <text:p>28</text:p>
          </table:table-cell>
          <table:table-cell office:value-type="float" office:value="84" table:style-name="ce2">
            <text:p>84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9">
            <text:p>24</text:p>
          </table:table-cell>
          <table:table-cell office:value-type="float" office:value="72" table:style-name="ce2">
            <text:p>72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5" table:formula="of:=[.A718]+1" table:style-name="ce2">
            <text:p>715</text:p>
          </table:table-cell>
          <table:table-cell office:value-type="boolean" office:boolean-value="true" table:formula="of:=OR(NOT([.R719]=&quot;?&quot;); NOT([.V719]=&quot;?&quot;);NOT([.Z719]=&quot;-&quot;))" table:style-name="ce2">
            <text:p>TRUE</text:p>
          </table:table-cell>
          <table:table-cell office:value-type="float" office:value="30" table:formula="of:=IFERROR(IFERROR([.O719]+[.V719]; [.O719]+[.Z719]); &quot;?&quot;)" table:style-name="ce2">
            <text:p>30</text:p>
          </table:table-cell>
          <table:table-cell office:value-type="float" office:value="30" table:formula="of:=MAX(IF([.C719]=&quot;?&quot;;0;[.C719]);[.J719])" table:style-name="ce2">
            <text:p>30</text:p>
          </table:table-cell>
          <table:table-cell office:value-type="string" table:style-name="ce2">
            <text:p>TREEPAIR_350_30_70_05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147" table:style-name="ce2">
            <text:p>147</text:p>
          </table:table-cell>
          <table:table-cell office:value-type="float" office:value="136" table:style-name="ce2">
            <text:p>136</text:p>
          </table:table-cell>
          <table:table-cell office:value-type="float" office:value="4.5333333333333332" table:formula="of:=[.M719]/[.D719]" table:style-name="ce22">
            <text:p>4.5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6" table:formula="of:=[.A719]+1" table:style-name="ce2">
            <text:p>716</text:p>
          </table:table-cell>
          <table:table-cell office:value-type="boolean" office:boolean-value="true" table:formula="of:=OR(NOT([.R720]=&quot;?&quot;); NOT([.V720]=&quot;?&quot;);NOT([.Z720]=&quot;-&quot;))" table:style-name="ce2">
            <text:p>TRUE</text:p>
          </table:table-cell>
          <table:table-cell office:value-type="float" office:value="30" table:formula="of:=IFERROR(IFERROR([.O720]+[.V720]; [.O720]+[.Z720]); &quot;?&quot;)" table:style-name="ce2">
            <text:p>30</text:p>
          </table:table-cell>
          <table:table-cell office:value-type="float" office:value="30" table:formula="of:=MAX(IF([.C720]=&quot;?&quot;;0;[.C720]);[.J720])" table:style-name="ce2">
            <text:p>30</text:p>
          </table:table-cell>
          <table:table-cell office:value-type="string" table:style-name="ce2">
            <text:p>TREEPAIR_350_30_90_01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200" table:style-name="ce2">
            <text:p>200</text:p>
          </table:table-cell>
          <table:table-cell office:value-type="float" office:value="163" table:style-name="ce2">
            <text:p>163</text:p>
          </table:table-cell>
          <table:table-cell office:value-type="float" office:value="148" table:style-name="ce2">
            <text:p>148</text:p>
          </table:table-cell>
          <table:table-cell office:value-type="float" office:value="4.9333333333333336" table:formula="of:=[.M720]/[.D720]" table:style-name="ce22">
            <text:p>4.9</text:p>
          </table:table-cell>
          <table:table-cell office:value-type="float" office:value="1" table:style-name="ce10">
            <text:p>1</text:p>
          </table:table-cell>
          <table:table-cell office:value-type="float" office:value="27" table:style-name="ce9">
            <text:p>27</text:p>
          </table:table-cell>
          <table:table-cell office:value-type="float" office:value="80" table:style-name="ce2">
            <text:p>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9">
            <text:p>27</text:p>
          </table:table-cell>
          <table:table-cell office:value-type="float" office:value="77" table:style-name="ce2">
            <text:p>77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7" table:formula="of:=[.A720]+1" table:style-name="ce2">
            <text:p>717</text:p>
          </table:table-cell>
          <table:table-cell office:value-type="boolean" office:boolean-value="true" table:formula="of:=OR(NOT([.R721]=&quot;?&quot;); NOT([.V721]=&quot;?&quot;);NOT([.Z721]=&quot;-&quot;))" table:style-name="ce2">
            <text:p>TRUE</text:p>
          </table:table-cell>
          <table:table-cell office:value-type="float" office:value="30" table:formula="of:=IFERROR(IFERROR([.O721]+[.V721]; [.O721]+[.Z721]); &quot;?&quot;)" table:style-name="ce2">
            <text:p>30</text:p>
          </table:table-cell>
          <table:table-cell office:value-type="float" office:value="30" table:formula="of:=MAX(IF([.C721]=&quot;?&quot;;0;[.C721]);[.J721])" table:style-name="ce2">
            <text:p>30</text:p>
          </table:table-cell>
          <table:table-cell office:value-type="string" table:style-name="ce2">
            <text:p>TREEPAIR_350_30_90_02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188" table:style-name="ce2">
            <text:p>188</text:p>
          </table:table-cell>
          <table:table-cell office:value-type="float" office:value="152" table:style-name="ce2">
            <text:p>152</text:p>
          </table:table-cell>
          <table:table-cell office:value-type="float" office:value="139" table:style-name="ce2">
            <text:p>139</text:p>
          </table:table-cell>
          <table:table-cell office:value-type="float" office:value="4.6333333333333337" table:formula="of:=[.M721]/[.D721]" table:style-name="ce22">
            <text:p>4.6</text:p>
          </table:table-cell>
          <table:table-cell office:value-type="float" office:value="2" table:style-name="ce10">
            <text:p>2</text:p>
          </table:table-cell>
          <table:table-cell office:value-type="float" office:value="28" table:style-name="ce9">
            <text:p>28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9">
            <text:p>26</text:p>
          </table:table-cell>
          <table:table-cell office:value-type="float" office:value="74" table:style-name="ce2">
            <text:p>74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8" table:formula="of:=[.A721]+1" table:style-name="ce2">
            <text:p>718</text:p>
          </table:table-cell>
          <table:table-cell office:value-type="boolean" office:boolean-value="true" table:formula="of:=OR(NOT([.R722]=&quot;?&quot;); NOT([.V722]=&quot;?&quot;);NOT([.Z722]=&quot;-&quot;))" table:style-name="ce2">
            <text:p>TRUE</text:p>
          </table:table-cell>
          <table:table-cell office:value-type="float" office:value="30" table:formula="of:=IFERROR(IFERROR([.O722]+[.V722]; [.O722]+[.Z722]); &quot;?&quot;)" table:style-name="ce2">
            <text:p>30</text:p>
          </table:table-cell>
          <table:table-cell office:value-type="float" office:value="30" table:formula="of:=MAX(IF([.C722]=&quot;?&quot;;0;[.C722]);[.J722])" table:style-name="ce2">
            <text:p>30</text:p>
          </table:table-cell>
          <table:table-cell office:value-type="string" table:style-name="ce2">
            <text:p>TREEPAIR_350_30_90_03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212" table:style-name="ce2">
            <text:p>212</text:p>
          </table:table-cell>
          <table:table-cell office:value-type="float" office:value="168" table:style-name="ce2">
            <text:p>168</text:p>
          </table:table-cell>
          <table:table-cell office:value-type="float" office:value="140" table:style-name="ce2">
            <text:p>140</text:p>
          </table:table-cell>
          <table:table-cell office:value-type="float" office:value="4.666666666666667" table:formula="of:=[.M722]/[.D722]" table:style-name="ce22">
            <text:p>4.7</text:p>
          </table:table-cell>
          <table:table-cell office:value-type="float" office:value="4" table:style-name="ce10">
            <text:p>4</text:p>
          </table:table-cell>
          <table:table-cell office:value-type="float" office:value="28" table:style-name="ce9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9">
            <text:p>24</text:p>
          </table:table-cell>
          <table:table-cell office:value-type="float" office:value="70" table:style-name="ce2">
            <text:p>70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19" table:formula="of:=[.A722]+1" table:style-name="ce2">
            <text:p>719</text:p>
          </table:table-cell>
          <table:table-cell office:value-type="boolean" office:boolean-value="true" table:formula="of:=OR(NOT([.R723]=&quot;?&quot;); NOT([.V723]=&quot;?&quot;);NOT([.Z723]=&quot;-&quot;))" table:style-name="ce2">
            <text:p>TRUE</text:p>
          </table:table-cell>
          <table:table-cell office:value-type="float" office:value="29" table:formula="of:=IFERROR(IFERROR([.O723]+[.V723]; [.O723]+[.Z723]); &quot;?&quot;)" table:style-name="ce2">
            <text:p>29</text:p>
          </table:table-cell>
          <table:table-cell office:value-type="float" office:value="29" table:formula="of:=MAX(IF([.C723]=&quot;?&quot;;0;[.C723]);[.J723])" table:style-name="ce2">
            <text:p>29</text:p>
          </table:table-cell>
          <table:table-cell office:value-type="string" table:style-name="ce2">
            <text:p>TREEPAIR_350_30_90_04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29" table:style-name="ce17">
            <text:p>29</text:p>
          </table:table-cell>
          <table:table-cell office:value-type="float" office:value="223" table:style-name="ce2">
            <text:p>223</text:p>
          </table:table-cell>
          <table:table-cell office:value-type="float" office:value="173" table:style-name="ce2">
            <text:p>173</text:p>
          </table:table-cell>
          <table:table-cell office:value-type="float" office:value="152" table:style-name="ce2">
            <text:p>152</text:p>
          </table:table-cell>
          <table:table-cell office:value-type="float" office:value="5.2413793103448274" table:formula="of:=[.M723]/[.D723]" table:style-name="ce22">
            <text:p>5.2</text:p>
          </table:table-cell>
          <table:table-cell office:value-type="float" office:value="3" table:style-name="ce10">
            <text:p>3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0" table:formula="of:=[.A723]+1" table:style-name="ce2">
            <text:p>720</text:p>
          </table:table-cell>
          <table:table-cell office:value-type="boolean" office:boolean-value="true" table:formula="of:=OR(NOT([.R724]=&quot;?&quot;); NOT([.V724]=&quot;?&quot;);NOT([.Z724]=&quot;-&quot;))" table:style-name="ce2">
            <text:p>TRUE</text:p>
          </table:table-cell>
          <table:table-cell office:value-type="float" office:value="30" table:formula="of:=IFERROR(IFERROR([.O724]+[.V724]; [.O724]+[.Z724]); &quot;?&quot;)" table:style-name="ce2">
            <text:p>30</text:p>
          </table:table-cell>
          <table:table-cell office:value-type="float" office:value="30" table:formula="of:=MAX(IF([.C724]=&quot;?&quot;;0;[.C724]);[.J724])" table:style-name="ce2">
            <text:p>30</text:p>
          </table:table-cell>
          <table:table-cell office:value-type="string" table:style-name="ce2">
            <text:p>TREEPAIR_350_30_90_05</text:p>
          </table:table-cell>
          <table:table-cell office:value-type="float" office:value="350" table:style-name="ce2">
            <text:p>350</text:p>
          </table:table-cell>
          <table:table-cell office:value-type="float" office:value="30" table:style-name="ce2">
            <text:p>30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201" table:style-name="ce2">
            <text:p>201</text:p>
          </table:table-cell>
          <table:table-cell office:value-type="float" office:value="158" table:style-name="ce2">
            <text:p>158</text:p>
          </table:table-cell>
          <table:table-cell office:value-type="float" office:value="155" table:style-name="ce2">
            <text:p>155</text:p>
          </table:table-cell>
          <table:table-cell office:value-type="float" office:value="5.166666666666667" table:formula="of:=[.M724]/[.D724]" table:style-name="ce22">
            <text:p>5.2</text:p>
          </table:table-cell>
          <table:table-cell office:value-type="float" office:value="0" table:style-name="ce10">
            <text:p>0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9">
            <text:p>29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1" table:formula="of:=[.A724]+1" table:style-name="ce2">
            <text:p>721</text:p>
          </table:table-cell>
          <table:table-cell office:value-type="boolean" office:boolean-value="true" table:formula="of:=OR(NOT([.R725]=&quot;?&quot;); NOT([.V725]=&quot;?&quot;);NOT([.Z725]=&quot;-&quot;))" table:style-name="ce2">
            <text:p>TRUE</text:p>
          </table:table-cell>
          <table:table-cell office:value-type="float" office:value="33" table:formula="of:=IFERROR(IFERROR([.O725]+[.V725]; [.O725]+[.Z725]); &quot;?&quot;)" table:style-name="ce2">
            <text:p>33</text:p>
          </table:table-cell>
          <table:table-cell office:value-type="float" office:value="33" table:formula="of:=MAX(IF([.C725]=&quot;?&quot;;0;[.C725]);[.J725])" table:style-name="ce2">
            <text:p>33</text:p>
          </table:table-cell>
          <table:table-cell office:value-type="string" table:style-name="ce2">
            <text:p>TREEPAIR_350_35_50_01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33" table:style-name="ce17">
            <text:p>33</text:p>
          </table:table-cell>
          <table:table-cell office:value-type="float" office:value="161" table:style-name="ce2">
            <text:p>161</text:p>
          </table:table-cell>
          <table:table-cell office:value-type="float" office:value="146" table:style-name="ce2">
            <text:p>146</text:p>
          </table:table-cell>
          <table:table-cell office:value-type="float" office:value="124" table:style-name="ce2">
            <text:p>124</text:p>
          </table:table-cell>
          <table:table-cell office:value-type="float" office:value="3.7575757575757578" table:formula="of:=[.M725]/[.D725]" table:style-name="ce22">
            <text:p>3.8</text:p>
          </table:table-cell>
          <table:table-cell office:value-type="float" office:value="4" table:style-name="ce10">
            <text:p>4</text:p>
          </table:table-cell>
          <table:table-cell office:value-type="float" office:value="32" table:style-name="ce9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2" table:formula="of:=[.A725]+1" table:style-name="ce2">
            <text:p>722</text:p>
          </table:table-cell>
          <table:table-cell office:value-type="boolean" office:boolean-value="true" table:formula="of:=OR(NOT([.R726]=&quot;?&quot;); NOT([.V726]=&quot;?&quot;);NOT([.Z726]=&quot;-&quot;))" table:style-name="ce2">
            <text:p>TRUE</text:p>
          </table:table-cell>
          <table:table-cell office:value-type="float" office:value="34" table:formula="of:=IFERROR(IFERROR([.O726]+[.V726]; [.O726]+[.Z726]); &quot;?&quot;)" table:style-name="ce2">
            <text:p>34</text:p>
          </table:table-cell>
          <table:table-cell office:value-type="float" office:value="34" table:formula="of:=MAX(IF([.C726]=&quot;?&quot;;0;[.C726]);[.J726])" table:style-name="ce2">
            <text:p>34</text:p>
          </table:table-cell>
          <table:table-cell office:value-type="string" table:style-name="ce2">
            <text:p>TREEPAIR_350_35_50_02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4" table:style-name="ce17">
            <text:p>34</text:p>
          </table:table-cell>
          <table:table-cell office:value-type="float" office:value="176" table:style-name="ce2">
            <text:p>176</text:p>
          </table:table-cell>
          <table:table-cell office:value-type="float" office:value="154" table:style-name="ce2">
            <text:p>154</text:p>
          </table:table-cell>
          <table:table-cell office:value-type="float" office:value="150" table:style-name="ce2">
            <text:p>150</text:p>
          </table:table-cell>
          <table:table-cell office:value-type="float" office:value="4.4117647058823533" table:formula="of:=[.M726]/[.D726]" table:style-name="ce22">
            <text:p>4.4</text:p>
          </table:table-cell>
          <table:table-cell office:value-type="float" office:value="0" table:style-name="ce10">
            <text:p>0</text:p>
          </table:table-cell>
          <table:table-cell office:value-type="float" office:value="31" table:style-name="ce9">
            <text:p>31</text:p>
          </table:table-cell>
          <table:table-cell office:value-type="float" office:value="90" table:style-name="ce2">
            <text:p>90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3" table:formula="of:=[.A726]+1" table:style-name="ce2">
            <text:p>723</text:p>
          </table:table-cell>
          <table:table-cell office:value-type="boolean" office:boolean-value="true" table:formula="of:=OR(NOT([.R727]=&quot;?&quot;); NOT([.V727]=&quot;?&quot;);NOT([.Z727]=&quot;-&quot;))" table:style-name="ce2">
            <text:p>TRUE</text:p>
          </table:table-cell>
          <table:table-cell office:value-type="float" office:value="35" table:formula="of:=IFERROR(IFERROR([.O727]+[.V727]; [.O727]+[.Z727]); &quot;?&quot;)" table:style-name="ce2">
            <text:p>35</text:p>
          </table:table-cell>
          <table:table-cell office:value-type="float" office:value="35" table:formula="of:=MAX(IF([.C727]=&quot;?&quot;;0;[.C727]);[.J727])" table:style-name="ce2">
            <text:p>35</text:p>
          </table:table-cell>
          <table:table-cell office:value-type="string" table:style-name="ce2">
            <text:p>TREEPAIR_350_35_50_03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17">
            <text:p>35</text:p>
          </table:table-cell>
          <table:table-cell office:value-type="float" office:value="176" table:style-name="ce2">
            <text:p>176</text:p>
          </table:table-cell>
          <table:table-cell office:value-type="float" office:value="165" table:style-name="ce2">
            <text:p>165</text:p>
          </table:table-cell>
          <table:table-cell office:value-type="float" office:value="155" table:style-name="ce2">
            <text:p>155</text:p>
          </table:table-cell>
          <table:table-cell office:value-type="float" office:value="4.4285714285714288" table:formula="of:=[.M727]/[.D727]" table:style-name="ce22">
            <text:p>4.4</text:p>
          </table:table-cell>
          <table:table-cell office:value-type="float" office:value="1" table:style-name="ce10">
            <text:p>1</text:p>
          </table:table-cell>
          <table:table-cell office:value-type="float" office:value="32" table:style-name="ce9">
            <text:p>32</text:p>
          </table:table-cell>
          <table:table-cell office:value-type="float" office:value="93" table:style-name="ce2">
            <text:p>93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90" table:style-name="ce2">
            <text:p>90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4" table:formula="of:=[.A727]+1" table:style-name="ce2">
            <text:p>724</text:p>
          </table:table-cell>
          <table:table-cell office:value-type="boolean" office:boolean-value="true" table:formula="of:=OR(NOT([.R728]=&quot;?&quot;); NOT([.V728]=&quot;?&quot;);NOT([.Z728]=&quot;-&quot;))" table:style-name="ce2">
            <text:p>TRUE</text:p>
          </table:table-cell>
          <table:table-cell office:value-type="float" office:value="34" table:formula="of:=IFERROR(IFERROR([.O728]+[.V728]; [.O728]+[.Z728]); &quot;?&quot;)" table:style-name="ce2">
            <text:p>34</text:p>
          </table:table-cell>
          <table:table-cell office:value-type="float" office:value="34" table:formula="of:=MAX(IF([.C728]=&quot;?&quot;;0;[.C728]);[.J728])" table:style-name="ce2">
            <text:p>34</text:p>
          </table:table-cell>
          <table:table-cell office:value-type="string" table:style-name="ce2">
            <text:p>TREEPAIR_350_35_50_04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3" table:style-name="ce17">
            <text:p>33</text:p>
          </table:table-cell>
          <table:table-cell office:value-type="float" office:value="170" table:style-name="ce2">
            <text:p>170</text:p>
          </table:table-cell>
          <table:table-cell office:value-type="float" office:value="163" table:style-name="ce2">
            <text:p>163</text:p>
          </table:table-cell>
          <table:table-cell office:value-type="float" office:value="145" table:style-name="ce2">
            <text:p>145</text:p>
          </table:table-cell>
          <table:table-cell office:value-type="float" office:value="4.2647058823529411" table:formula="of:=[.M728]/[.D728]" table:style-name="ce22">
            <text:p>4.3</text:p>
          </table:table-cell>
          <table:table-cell office:value-type="float" office:value="4" table:style-name="ce10">
            <text:p>4</text:p>
          </table:table-cell>
          <table:table-cell office:value-type="float" office:value="33" table:style-name="ce9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5" table:formula="of:=[.A728]+1" table:style-name="ce2">
            <text:p>725</text:p>
          </table:table-cell>
          <table:table-cell office:value-type="boolean" office:boolean-value="true" table:formula="of:=OR(NOT([.R729]=&quot;?&quot;); NOT([.V729]=&quot;?&quot;);NOT([.Z729]=&quot;-&quot;))" table:style-name="ce2">
            <text:p>TRUE</text:p>
          </table:table-cell>
          <table:table-cell office:value-type="float" office:value="33" table:formula="of:=IFERROR(IFERROR([.O729]+[.V729]; [.O729]+[.Z729]); &quot;?&quot;)" table:style-name="ce2">
            <text:p>33</text:p>
          </table:table-cell>
          <table:table-cell office:value-type="float" office:value="33" table:formula="of:=MAX(IF([.C729]=&quot;?&quot;;0;[.C729]);[.J729])" table:style-name="ce2">
            <text:p>33</text:p>
          </table:table-cell>
          <table:table-cell office:value-type="string" table:style-name="ce2">
            <text:p>TREEPAIR_350_35_50_05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33" table:style-name="ce17">
            <text:p>33</text:p>
          </table:table-cell>
          <table:table-cell office:value-type="float" office:value="173" table:style-name="ce2">
            <text:p>173</text:p>
          </table:table-cell>
          <table:table-cell office:value-type="float" office:value="154" table:style-name="ce2">
            <text:p>154</text:p>
          </table:table-cell>
          <table:table-cell office:value-type="float" office:value="136" table:style-name="ce2">
            <text:p>136</text:p>
          </table:table-cell>
          <table:table-cell office:value-type="float" office:value="4.1212121212121211" table:formula="of:=[.M729]/[.D729]" table:style-name="ce22">
            <text:p>4.1</text:p>
          </table:table-cell>
          <table:table-cell office:value-type="float" office:value="4" table:style-name="ce10">
            <text:p>4</text:p>
          </table:table-cell>
          <table:table-cell office:value-type="float" office:value="32" table:style-name="ce9">
            <text:p>32</text:p>
          </table:table-cell>
          <table:table-cell office:value-type="float" office:value="94" table:style-name="ce2">
            <text:p>94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6" table:formula="of:=[.A729]+1" table:style-name="ce2">
            <text:p>726</text:p>
          </table:table-cell>
          <table:table-cell office:value-type="boolean" office:boolean-value="true" table:formula="of:=OR(NOT([.R730]=&quot;?&quot;); NOT([.V730]=&quot;?&quot;);NOT([.Z730]=&quot;-&quot;))" table:style-name="ce2">
            <text:p>TRUE</text:p>
          </table:table-cell>
          <table:table-cell office:value-type="float" office:value="34" table:formula="of:=IFERROR(IFERROR([.O730]+[.V730]; [.O730]+[.Z730]); &quot;?&quot;)" table:style-name="ce2">
            <text:p>34</text:p>
          </table:table-cell>
          <table:table-cell office:value-type="float" office:value="34" table:formula="of:=MAX(IF([.C730]=&quot;?&quot;;0;[.C730]);[.J730])" table:style-name="ce2">
            <text:p>34</text:p>
          </table:table-cell>
          <table:table-cell office:value-type="string" table:style-name="ce2">
            <text:p>TREEPAIR_350_35_70_01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17">
            <text:p>31</text:p>
          </table:table-cell>
          <table:table-cell office:value-type="float" office:value="165" table:style-name="ce2">
            <text:p>165</text:p>
          </table:table-cell>
          <table:table-cell office:value-type="float" office:value="156" table:style-name="ce2">
            <text:p>156</text:p>
          </table:table-cell>
          <table:table-cell office:value-type="float" office:value="131" table:style-name="ce2">
            <text:p>131</text:p>
          </table:table-cell>
          <table:table-cell office:value-type="float" office:value="3.8529411764705883" table:formula="of:=[.M730]/[.D730]" table:style-name="ce22">
            <text:p>3.9</text:p>
          </table:table-cell>
          <table:table-cell office:value-type="float" office:value="5" table:style-name="ce10">
            <text:p>5</text:p>
          </table:table-cell>
          <table:table-cell office:value-type="float" office:value="31" table:style-name="ce9">
            <text:p>31</text:p>
          </table:table-cell>
          <table:table-cell office:value-type="float" office:value="91" table:style-name="ce2">
            <text:p>91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76" table:style-name="ce2">
            <text:p>76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7" table:formula="of:=[.A730]+1" table:style-name="ce2">
            <text:p>727</text:p>
          </table:table-cell>
          <table:table-cell office:value-type="boolean" office:boolean-value="true" table:formula="of:=OR(NOT([.R731]=&quot;?&quot;); NOT([.V731]=&quot;?&quot;);NOT([.Z731]=&quot;-&quot;))" table:style-name="ce2">
            <text:p>TRUE</text:p>
          </table:table-cell>
          <table:table-cell office:value-type="float" office:value="32" table:formula="of:=IFERROR(IFERROR([.O731]+[.V731]; [.O731]+[.Z731]); &quot;?&quot;)" table:style-name="ce2">
            <text:p>32</text:p>
          </table:table-cell>
          <table:table-cell office:value-type="float" office:value="32" table:formula="of:=MAX(IF([.C731]=&quot;?&quot;;0;[.C731]);[.J731])" table:style-name="ce2">
            <text:p>32</text:p>
          </table:table-cell>
          <table:table-cell office:value-type="string" table:style-name="ce2">
            <text:p>TREEPAIR_350_35_70_02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17">
            <text:p>32</text:p>
          </table:table-cell>
          <table:table-cell office:value-type="float" office:value="167" table:style-name="ce2">
            <text:p>167</text:p>
          </table:table-cell>
          <table:table-cell office:value-type="float" office:value="148" table:style-name="ce2">
            <text:p>148</text:p>
          </table:table-cell>
          <table:table-cell office:value-type="float" office:value="137" table:style-name="ce2">
            <text:p>137</text:p>
          </table:table-cell>
          <table:table-cell office:value-type="float" office:value="4.28125" table:formula="of:=[.M731]/[.D731]" table:style-name="ce22">
            <text:p>4.3</text:p>
          </table:table-cell>
          <table:table-cell office:value-type="float" office:value="2" table:style-name="ce10">
            <text:p>2</text:p>
          </table:table-cell>
          <table:table-cell office:value-type="float" office:value="30" table:style-name="ce9">
            <text:p>30</text:p>
          </table:table-cell>
          <table:table-cell office:value-type="float" office:value="89" table:style-name="ce2">
            <text:p>89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8" table:formula="of:=[.A731]+1" table:style-name="ce2">
            <text:p>728</text:p>
          </table:table-cell>
          <table:table-cell office:value-type="boolean" office:boolean-value="true" table:formula="of:=OR(NOT([.R732]=&quot;?&quot;); NOT([.V732]=&quot;?&quot;);NOT([.Z732]=&quot;-&quot;))" table:style-name="ce2">
            <text:p>TRUE</text:p>
          </table:table-cell>
          <table:table-cell office:value-type="float" office:value="35" table:formula="of:=IFERROR(IFERROR([.O732]+[.V732]; [.O732]+[.Z732]); &quot;?&quot;)" table:style-name="ce2">
            <text:p>35</text:p>
          </table:table-cell>
          <table:table-cell office:value-type="float" office:value="35" table:formula="of:=MAX(IF([.C732]=&quot;?&quot;;0;[.C732]);[.J732])" table:style-name="ce2">
            <text:p>35</text:p>
          </table:table-cell>
          <table:table-cell office:value-type="string" table:style-name="ce2">
            <text:p>TREEPAIR_350_35_70_03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17">
            <text:p>35</text:p>
          </table:table-cell>
          <table:table-cell office:value-type="float" office:value="172" table:style-name="ce2">
            <text:p>172</text:p>
          </table:table-cell>
          <table:table-cell office:value-type="float" office:value="156" table:style-name="ce2">
            <text:p>156</text:p>
          </table:table-cell>
          <table:table-cell office:value-type="float" office:value="135" table:style-name="ce2">
            <text:p>135</text:p>
          </table:table-cell>
          <table:table-cell office:value-type="float" office:value="3.8571428571428572" table:formula="of:=[.M732]/[.D732]" table:style-name="ce22">
            <text:p>3.9</text:p>
          </table:table-cell>
          <table:table-cell office:value-type="float" office:value="4" table:style-name="ce10">
            <text:p>4</text:p>
          </table:table-cell>
          <table:table-cell office:value-type="float" office:value="33" table:style-name="ce9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9" table:style-name="ce9">
            <text:p>29</text:p>
          </table:table-cell>
          <table:table-cell office:value-type="float" office:value="85" table:style-name="ce2">
            <text:p>85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29" table:formula="of:=[.A732]+1" table:style-name="ce2">
            <text:p>729</text:p>
          </table:table-cell>
          <table:table-cell office:value-type="boolean" office:boolean-value="true" table:formula="of:=OR(NOT([.R733]=&quot;?&quot;); NOT([.V733]=&quot;?&quot;);NOT([.Z733]=&quot;-&quot;))" table:style-name="ce2">
            <text:p>TRUE</text:p>
          </table:table-cell>
          <table:table-cell office:value-type="float" office:value="35" table:formula="of:=IFERROR(IFERROR([.O733]+[.V733]; [.O733]+[.Z733]); &quot;?&quot;)" table:style-name="ce2">
            <text:p>35</text:p>
          </table:table-cell>
          <table:table-cell office:value-type="float" office:value="35" table:formula="of:=MAX(IF([.C733]=&quot;?&quot;;0;[.C733]);[.J733])" table:style-name="ce2">
            <text:p>35</text:p>
          </table:table-cell>
          <table:table-cell office:value-type="string" table:style-name="ce2">
            <text:p>TREEPAIR_350_35_70_04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4" table:style-name="ce2">
            <text:p>4</text:p>
          </table:table-cell>
          <table:table-cell office:value-type="float" office:value="35" table:style-name="ce17">
            <text:p>35</text:p>
          </table:table-cell>
          <table:table-cell office:value-type="float" office:value="173" table:style-name="ce2">
            <text:p>173</text:p>
          </table:table-cell>
          <table:table-cell office:value-type="float" office:value="154" table:style-name="ce2">
            <text:p>154</text:p>
          </table:table-cell>
          <table:table-cell office:value-type="float" office:value="139" table:style-name="ce2">
            <text:p>139</text:p>
          </table:table-cell>
          <table:table-cell office:value-type="float" office:value="3.9714285714285715" table:formula="of:=[.M733]/[.D733]" table:style-name="ce22">
            <text:p>4.0</text:p>
          </table:table-cell>
          <table:table-cell office:value-type="float" office:value="3" table:style-name="ce10">
            <text:p>3</text:p>
          </table:table-cell>
          <table:table-cell office:value-type="float" office:value="34" table:style-name="ce9">
            <text:p>34</text:p>
          </table:table-cell>
          <table:table-cell office:value-type="float" office:value="100" table:style-name="ce2">
            <text:p>100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91" table:style-name="ce2">
            <text:p>91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0" table:formula="of:=[.A733]+1" table:style-name="ce2">
            <text:p>730</text:p>
          </table:table-cell>
          <table:table-cell office:value-type="boolean" office:boolean-value="true" table:formula="of:=OR(NOT([.R734]=&quot;?&quot;); NOT([.V734]=&quot;?&quot;);NOT([.Z734]=&quot;-&quot;))" table:style-name="ce2">
            <text:p>TRUE</text:p>
          </table:table-cell>
          <table:table-cell office:value-type="float" office:value="34" table:formula="of:=IFERROR(IFERROR([.O734]+[.V734]; [.O734]+[.Z734]); &quot;?&quot;)" table:style-name="ce2">
            <text:p>34</text:p>
          </table:table-cell>
          <table:table-cell office:value-type="float" office:value="34" table:formula="of:=MAX(IF([.C734]=&quot;?&quot;;0;[.C734]);[.J734])" table:style-name="ce2">
            <text:p>34</text:p>
          </table:table-cell>
          <table:table-cell office:value-type="string" table:style-name="ce2">
            <text:p>TREEPAIR_350_35_70_05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70" table:style-name="ce2">
            <text:p>70</text:p>
          </table:table-cell>
          <table:table-cell office:value-type="float" office:value="5" table:style-name="ce2">
            <text:p>5</text:p>
          </table:table-cell>
          <table:table-cell office:value-type="float" office:value="34" table:style-name="ce17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158" table:style-name="ce2">
            <text:p>158</text:p>
          </table:table-cell>
          <table:table-cell office:value-type="float" office:value="145" table:style-name="ce2">
            <text:p>145</text:p>
          </table:table-cell>
          <table:table-cell office:value-type="float" office:value="4.2647058823529411" table:formula="of:=[.M734]/[.D734]" table:style-name="ce22">
            <text:p>4.3</text:p>
          </table:table-cell>
          <table:table-cell office:value-type="float" office:value="3" table:style-name="ce10">
            <text:p>3</text:p>
          </table:table-cell>
          <table:table-cell office:value-type="float" office:value="33" table:style-name="ce9">
            <text:p>33</text:p>
          </table:table-cell>
          <table:table-cell office:value-type="float" office:value="98" table:style-name="ce2">
            <text:p>98</text:p>
          </table:table-cell>
          <table:table-cell office:value-type="float" office:value="34" table:style-name="ce2">
            <text:p>34</text:p>
          </table:table-cell>
          <table:table-cell office:value-type="float" office:value="34" table:style-name="ce2">
            <text:p>34</text:p>
          </table:table-cell>
          <table:table-cell office:value-type="float" office:value="30" table:style-name="ce9">
            <text:p>30</text:p>
          </table:table-cell>
          <table:table-cell office:value-type="float" office:value="89" table:style-name="ce2">
            <text:p>89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1" table:formula="of:=[.A734]+1" table:style-name="ce2">
            <text:p>731</text:p>
          </table:table-cell>
          <table:table-cell office:value-type="boolean" office:boolean-value="false" table:formula="of:=OR(NOT([.R735]=&quot;?&quot;); NOT([.V735]=&quot;?&quot;);NOT([.Z735]=&quot;-&quot;))" table:style-name="ce2">
            <text:p>FALSE</text:p>
          </table:table-cell>
          <table:table-cell office:value-type="string" office:string-value="?" table:formula="of:=IFERROR(IFERROR([.O735]+[.V735]; [.O735]+[.Z735]); &quot;?&quot;)" table:style-name="ce2">
            <text:p>?</text:p>
          </table:table-cell>
          <table:table-cell office:value-type="float" office:value="35" table:formula="of:=MAX(IF([.C735]=&quot;?&quot;;0;[.C735]);[.J735])" table:style-name="ce2">
            <text:p>35</text:p>
          </table:table-cell>
          <table:table-cell office:value-type="string" table:style-name="ce2">
            <text:p>TREEPAIR_350_35_90_01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17">
            <text:p>35</text:p>
          </table:table-cell>
          <table:table-cell office:value-type="float" office:value="190" table:style-name="ce2">
            <text:p>190</text:p>
          </table:table-cell>
          <table:table-cell office:value-type="float" office:value="161" table:style-name="ce2">
            <text:p>161</text:p>
          </table:table-cell>
          <table:table-cell office:value-type="float" office:value="140" table:style-name="ce2">
            <text:p>140</text:p>
          </table:table-cell>
          <table:table-cell office:value-type="float" office:value="4" table:formula="of:=[.M735]/[.D735]" table:style-name="ce22">
            <text:p>4.0</text:p>
          </table:table-cell>
          <table:table-cell office:value-type="float" office:value="4" table:style-name="ce10">
            <text:p>4</text:p>
          </table:table-cell>
          <table:table-cell office:value-type="float" office:value="30" table:style-name="ce9">
            <text:p>30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?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?</text:p>
          </table:table-cell>
          <table:table-cell office:value-type="float" office:value="31" table:style-name="ce2">
            <text:p>31</text:p>
          </table:table-cell>
          <table:table-cell office:value-type="boolean" office:boolean-value="true" table:style-name="ce12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2" table:formula="of:=[.A735]+1" table:style-name="ce2">
            <text:p>732</text:p>
          </table:table-cell>
          <table:table-cell office:value-type="boolean" office:boolean-value="true" table:formula="of:=OR(NOT([.R736]=&quot;?&quot;); NOT([.V736]=&quot;?&quot;);NOT([.Z736]=&quot;-&quot;))" table:style-name="ce2">
            <text:p>TRUE</text:p>
          </table:table-cell>
          <table:table-cell office:value-type="float" office:value="35" table:formula="of:=IFERROR(IFERROR([.O736]+[.V736]; [.O736]+[.Z736]); &quot;?&quot;)" table:style-name="ce2">
            <text:p>35</text:p>
          </table:table-cell>
          <table:table-cell office:value-type="float" office:value="35" table:formula="of:=MAX(IF([.C736]=&quot;?&quot;;0;[.C736]);[.J736])" table:style-name="ce2">
            <text:p>35</text:p>
          </table:table-cell>
          <table:table-cell office:value-type="string" table:style-name="ce2">
            <text:p>TREEPAIR_350_35_90_02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5" table:style-name="ce17">
            <text:p>35</text:p>
          </table:table-cell>
          <table:table-cell office:value-type="float" office:value="205" table:style-name="ce2">
            <text:p>205</text:p>
          </table:table-cell>
          <table:table-cell office:value-type="float" office:value="162" table:style-name="ce2">
            <text:p>162</text:p>
          </table:table-cell>
          <table:table-cell office:value-type="float" office:value="154" table:style-name="ce2">
            <text:p>154</text:p>
          </table:table-cell>
          <table:table-cell office:value-type="float" office:value="4.4000000000000004" table:formula="of:=[.M736]/[.D736]" table:style-name="ce22">
            <text:p>4.4</text:p>
          </table:table-cell>
          <table:table-cell office:value-type="float" office:value="2" table:style-name="ce10">
            <text:p>2</text:p>
          </table:table-cell>
          <table:table-cell office:value-type="float" office:value="33" table:style-name="ce9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92" table:style-name="ce2">
            <text:p>92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3" table:formula="of:=[.A736]+1" table:style-name="ce2">
            <text:p>733</text:p>
          </table:table-cell>
          <table:table-cell office:value-type="boolean" office:boolean-value="true" table:formula="of:=OR(NOT([.R737]=&quot;?&quot;); NOT([.V737]=&quot;?&quot;);NOT([.Z737]=&quot;-&quot;))" table:style-name="ce2">
            <text:p>TRUE</text:p>
          </table:table-cell>
          <table:table-cell office:value-type="float" office:value="33" table:formula="of:=IFERROR(IFERROR([.O737]+[.V737]; [.O737]+[.Z737]); &quot;?&quot;)" table:style-name="ce2">
            <text:p>33</text:p>
          </table:table-cell>
          <table:table-cell office:value-type="float" office:value="33" table:formula="of:=MAX(IF([.C737]=&quot;?&quot;;0;[.C737]);[.J737])" table:style-name="ce2">
            <text:p>33</text:p>
          </table:table-cell>
          <table:table-cell office:value-type="string" table:style-name="ce2">
            <text:p>TREEPAIR_350_35_90_03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17">
            <text:p>33</text:p>
          </table:table-cell>
          <table:table-cell office:value-type="float" office:value="203" table:style-name="ce2">
            <text:p>203</text:p>
          </table:table-cell>
          <table:table-cell office:value-type="float" office:value="165" table:style-name="ce2">
            <text:p>165</text:p>
          </table:table-cell>
          <table:table-cell office:value-type="float" office:value="146" table:style-name="ce2">
            <text:p>146</text:p>
          </table:table-cell>
          <table:table-cell office:value-type="float" office:value="4.4242424242424239" table:formula="of:=[.M737]/[.D737]" table:style-name="ce22">
            <text:p>4.4</text:p>
          </table:table-cell>
          <table:table-cell office:value-type="float" office:value="3" table:style-name="ce10">
            <text:p>3</text:p>
          </table:table-cell>
          <table:table-cell office:value-type="float" office:value="31" table:style-name="ce9">
            <text:p>31</text:p>
          </table:table-cell>
          <table:table-cell office:value-type="float" office:value="91" table:style-name="ce2">
            <text:p>91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9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4" table:formula="of:=[.A737]+1" table:style-name="ce2">
            <text:p>734</text:p>
          </table:table-cell>
          <table:table-cell office:value-type="boolean" office:boolean-value="true" table:formula="of:=OR(NOT([.R738]=&quot;?&quot;); NOT([.V738]=&quot;?&quot;);NOT([.Z738]=&quot;-&quot;))" table:style-name="ce2">
            <text:p>TRUE</text:p>
          </table:table-cell>
          <table:table-cell office:value-type="float" office:value="35" table:formula="of:=IFERROR(IFERROR([.O738]+[.V738]; [.O738]+[.Z738]); &quot;?&quot;)" table:style-name="ce2">
            <text:p>35</text:p>
          </table:table-cell>
          <table:table-cell office:value-type="float" office:value="35" table:formula="of:=MAX(IF([.C738]=&quot;?&quot;;0;[.C738]);[.J738])" table:style-name="ce2">
            <text:p>35</text:p>
          </table:table-cell>
          <table:table-cell office:value-type="string" table:style-name="ce2">
            <text:p>TREEPAIR_350_35_90_04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4" table:style-name="ce2">
            <text:p>4</text:p>
          </table:table-cell>
          <table:table-cell office:value-type="float" office:value="35" table:style-name="ce17">
            <text:p>35</text:p>
          </table:table-cell>
          <table:table-cell office:value-type="float" office:value="197" table:style-name="ce2">
            <text:p>197</text:p>
          </table:table-cell>
          <table:table-cell office:value-type="float" office:value="163" table:style-name="ce2">
            <text:p>163</text:p>
          </table:table-cell>
          <table:table-cell office:value-type="float" office:value="150" table:style-name="ce2">
            <text:p>150</text:p>
          </table:table-cell>
          <table:table-cell office:value-type="float" office:value="4.2857142857142856" table:formula="of:=[.M738]/[.D738]" table:style-name="ce22">
            <text:p>4.3</text:p>
          </table:table-cell>
          <table:table-cell office:value-type="float" office:value="2" table:style-name="ce10">
            <text:p>2</text:p>
          </table:table-cell>
          <table:table-cell office:value-type="float" office:value="31" table:style-name="ce9">
            <text:p>31</text:p>
          </table:table-cell>
          <table:table-cell office:value-type="float" office:value="89" table:style-name="ce2">
            <text:p>89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29" table:style-name="ce9">
            <text:p>29</text:p>
          </table:table-cell>
          <table:table-cell office:value-type="float" office:value="81" table:style-name="ce2">
            <text:p>81</text:p>
          </table:table-cell>
          <table:table-cell office:value-type="float" office:value="33" table:style-name="ce2">
            <text:p>33</text:p>
          </table:table-cell>
          <table:table-cell office:value-type="float" office:value="33" table:style-name="ce2">
            <text:p>33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style-name="ro1">
          <table:table-cell office:value-type="float" office:value="735" table:formula="of:=[.A738]+1" table:style-name="ce2">
            <text:p>735</text:p>
          </table:table-cell>
          <table:table-cell office:value-type="boolean" office:boolean-value="true" table:formula="of:=OR(NOT([.R739]=&quot;?&quot;); NOT([.V739]=&quot;?&quot;);NOT([.Z739]=&quot;-&quot;))" table:style-name="ce2">
            <text:p>TRUE</text:p>
          </table:table-cell>
          <table:table-cell office:value-type="float" office:value="35" table:formula="of:=IFERROR(IFERROR([.O739]+[.V739]; [.O739]+[.Z739]); &quot;?&quot;)" table:style-name="ce2">
            <text:p>35</text:p>
          </table:table-cell>
          <table:table-cell office:value-type="float" office:value="35" table:formula="of:=MAX(IF([.C739]=&quot;?&quot;;0;[.C739]);[.J739])" table:style-name="ce2">
            <text:p>35</text:p>
          </table:table-cell>
          <table:table-cell office:value-type="string" table:style-name="ce2">
            <text:p>TREEPAIR_350_35_90_05</text:p>
          </table:table-cell>
          <table:table-cell office:value-type="float" office:value="350" table:style-name="ce2">
            <text:p>350</text:p>
          </table:table-cell>
          <table:table-cell office:value-type="float" office:value="35" table:style-name="ce2">
            <text:p>35</text:p>
          </table:table-cell>
          <table:table-cell office:value-type="float" office:value="90" table:style-name="ce2">
            <text:p>90</text:p>
          </table:table-cell>
          <table:table-cell office:value-type="float" office:value="5" table:style-name="ce2">
            <text:p>5</text:p>
          </table:table-cell>
          <table:table-cell office:value-type="float" office:value="34" table:style-name="ce17">
            <text:p>34</text:p>
          </table:table-cell>
          <table:table-cell office:value-type="float" office:value="219" table:style-name="ce2">
            <text:p>219</text:p>
          </table:table-cell>
          <table:table-cell office:value-type="float" office:value="186" table:style-name="ce2">
            <text:p>186</text:p>
          </table:table-cell>
          <table:table-cell office:value-type="float" office:value="164" table:style-name="ce2">
            <text:p>164</text:p>
          </table:table-cell>
          <table:table-cell office:value-type="float" office:value="4.6857142857142859" table:formula="of:=[.M739]/[.D739]" table:style-name="ce22">
            <text:p>4.7</text:p>
          </table:table-cell>
          <table:table-cell office:value-type="float" office:value="3" table:style-name="ce10">
            <text:p>3</text:p>
          </table:table-cell>
          <table:table-cell office:value-type="float" office:value="34" table:style-name="ce9">
            <text:p>34</text:p>
          </table:table-cell>
          <table:table-cell office:value-type="float" office:value="101" table:style-name="ce2">
            <text:p>101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1" table:style-name="ce9">
            <text:p>31</text:p>
          </table:table-cell>
          <table:table-cell office:value-type="float" office:value="92" table:style-name="ce2">
            <text:p>9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boolean" office:boolean-value="false" table:style-name="ce12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57"/>
        </table:table-row>
        <table:table-row table:number-rows-repeated="10478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steve</meta:initial-creator>
    <dc:creator>steve</dc:creator>
    <meta:creation-date>2020-09-22T16:03:24Z</meta:creation-date>
    <dc:date>2021-08-20T12:02:39Z</dc:date>
  </office:meta>
</office:document-meta>
</file>